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" svg:font-family="Arial"/>
    <style:font-face style:name="Liberation Serif" svg:font-family="&quot;Liberation Serif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41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4" style:family="table-cell" style:parent-style-name="Default" style:data-style-name="N41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41">
      <style:table-cell-properties fo:border-top="thin solid #000000" fo:border-bottom="none" fo:border-left="none" fo:border-right="thin solid #000000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6" style:family="table-cell" style:parent-style-name="Default" style:data-style-name="N41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7" style:family="table-cell" style:parent-style-name="Default" style:data-style-name="N41">
      <style:table-cell-properties fo:border-top="thin solid #000000" fo:border-bottom="none" fo:border-left="none" fo:border-right="thin solid #000000" style:vertical-align="automatic" fo:background-color="#729FCF" style:repeat-content="false"/>
      <style:paragraph-properties fo:text-align="end" fo:margin-right="0cm"/>
      <style:text-properties style:text-underline-style="solid" style:text-underline-type="single"/>
    </style:style>
    <style:style style:name="ce8" style:family="table-cell" style:parent-style-name="Default" style:data-style-name="N0">
      <style:table-cell-properties fo:background-color="#E8F2A1"/>
    </style:style>
    <style:style style:name="ce9" style:family="table-cell" style:parent-style-name="Default" style:data-style-name="N0">
      <style:table-cell-properties style:vertical-align="middle" fo:background-color="#E8F2A1" style:repeat-content="false"/>
      <style:paragraph-properties fo:text-align="center"/>
    </style:style>
    <style:style style:name="ce10" style:family="table-cell" style:parent-style-name="Default" style:data-style-name="N36">
      <style:table-cell-properties style:vertical-align="middle" fo:background-color="#E8F2A1" style:repeat-content="fals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4">
      <style:table-cell-properties style:vertical-align="middle" fo:background-color="#E8F2A1" style:repeat-content="false"/>
      <style:paragraph-properties fo:text-align="center"/>
    </style:style>
    <style:style style:name="ce12" style:family="table-cell" style:parent-style-name="Default" style:data-style-name="N41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41">
      <style:table-cell-properties fo:border-top="none" fo:border-bottom="none" fo:border-left="thin solid #000000" fo:border-right="none" fo:background-color="#FFFFD7"/>
    </style:style>
    <style:style style:name="ce15" style:family="table-cell" style:parent-style-name="Default" style:data-style-name="N41">
      <style:table-cell-properties fo:background-color="#FFFFD7"/>
    </style:style>
    <style:style style:name="ce16" style:family="table-cell" style:parent-style-name="Default" style:data-style-name="N41">
      <style:table-cell-properties fo:border-top="none" fo:border-bottom="none" fo:border-left="none" fo:border-right="thin solid #000000" fo:background-color="#FFFFA6"/>
    </style:style>
    <style:style style:name="ce17" style:family="table-cell" style:parent-style-name="Default" style:data-style-name="N41">
      <style:table-cell-properties fo:border-top="none" fo:border-bottom="none" fo:border-left="none" fo:border-right="thin solid #000000" fo:background-color="#E8F2A1"/>
    </style:style>
    <style:style style:name="ce18" style:family="table-cell" style:parent-style-name="Default" style:data-style-name="N41">
      <style:table-cell-properties fo:border-top="none" fo:border-bottom="none" fo:border-left="none" fo:border-right="thin solid #000000" fo:background-color="#729FCF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0" style:family="table-cell" style:parent-style-name="Default" style:data-style-name="N4">
      <style:table-cell-properties fo:background-color="transparent"/>
    </style:style>
    <style:style style:name="ce21" style:family="table-cell" style:parent-style-name="_304_yi" style:data-style-name="N0">
      <style:table-cell-properties style:vertical-align="automatic" fo:background-color="#C6EFCE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ce22" style:family="table-cell" style:parent-style-name="_37_20_32_-_32_Vurgu6" style:data-style-name="N0">
      <style:table-cell-properties style:vertical-align="automatic" fo:background-color="#E2EFDA"/>
      <style:text-properties style:font-name="Calibri1" style:font-name-asian="Calibri1" style:font-name-complex="Calibri1" fo:font-size="11pt" style:font-size-asian="11pt" style:font-size-complex="11pt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4" style:family="table-cell" style:parent-style-name="Default" style:data-style-name="N3">
      <style:table-cell-properties fo:background-color="transparent"/>
    </style:style>
    <style:style style:name="ce25" style:family="table-cell" style:parent-style-name="Default" style:data-style-name="N4"/>
    <style:style style:name="ce26" style:family="table-cell" style:parent-style-name="Default" style:data-style-name="N3"/>
    <style:style style:name="ce27" style:family="table-cell" style:parent-style-name="Default" style:data-style-name="N4">
      <style:table-cell-properties fo:border-top="none" fo:border-bottom="thin solid #000000" fo:border-left="thin solid #000000" fo:border-right="thin solid #000000" fo:background-color="#E8F2A1"/>
    </style:style>
    <style:style style:name="ce28" style:family="table-cell" style:parent-style-name="Default" style:data-style-name="N4">
      <style:table-cell-properties fo:border-top="thin solid #000000" fo:border-bottom="none" fo:border-left="thin solid #000000" fo:border-right="thin solid #000000" fo:background-color="#E8F2A1"/>
    </style:style>
    <style:style style:name="ce29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30" style:family="table-cell" style:parent-style-name="Default" style:data-style-name="N41">
      <style:table-cell-properties fo:border-top="none" fo:border-bottom="none" fo:border-left="thin solid #000000" fo:border-right="none" fo:background-color="#AFD095"/>
    </style:style>
    <style:style style:name="ce31" style:family="table-cell" style:parent-style-name="Default" style:data-style-name="N41">
      <style:table-cell-properties fo:background-color="#AFD095"/>
    </style:style>
    <style:style style:name="ce32" style:family="table-cell" style:parent-style-name="Default" style:data-style-name="N41">
      <style:table-cell-properties fo:border-top="none" fo:border-bottom="none" fo:border-left="none" fo:border-right="thin solid #000000" fo:background-color="#AFD095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AFD095"/>
    </style:style>
    <style:style style:name="ce34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35" style:family="table-cell" style:parent-style-name="Default" style:data-style-name="N3">
      <style:table-cell-properties fo:background-color="#AFD095"/>
      <style:text-properties fo:font-weight="bold" style:font-weight-asian="bold" style:font-weight-complex="bold"/>
    </style:style>
    <style:style style:name="ce36" style:family="table-cell" style:parent-style-name="Default" style:data-style-name="N42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7" style:family="table-cell" style:parent-style-name="Default" style:data-style-name="N4">
      <style:table-cell-properties fo:border-top="thin solid #000000" fo:border-bottom="thin solid #000000" fo:border-left="thin solid #000000" fo:border-right="none"/>
      <style:text-properties fo:font-size="8pt" style:font-size-asian="8pt" style:font-size-complex="8pt"/>
    </style:style>
    <style:style style:name="ce38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9" style:family="table-cell" style:parent-style-name="Default" style:data-style-name="N4">
      <style:table-cell-properties fo:border-top="thin solid #000000" fo:border-bottom="thin solid #000000" fo:border-left="none" fo:border-right="none" fo:background-color="#729FCF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1" style:family="table-cell" style:parent-style-name="Default" style:data-style-name="N4">
      <style:table-cell-properties fo:background-color="transparent"/>
      <style:text-properties fo:font-size="8pt" style:font-size-asian="8pt" style:font-size-complex="8pt"/>
    </style:style>
    <style:style style:name="ce42" style:family="table-cell" style:parent-style-name="Default" style:data-style-name="N41"/>
    <style:style style:name="ce4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4" style:family="table-cell" style:parent-style-name="Default" style:data-style-name="N41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5" style:family="table-cell" style:parent-style-name="K_246_t_252_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ce46" style:family="table-cell" style:parent-style-name="Default" style:data-style-name="N0">
      <style:text-properties style:text-underline-style="solid" style:text-underline-type="single"/>
    </style:style>
    <style:style style:name="ce47" style:family="table-cell" style:parent-style-name="Default" style:data-style-name="N41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4">
      <style:text-properties style:text-underline-style="solid" style:text-underline-type="single"/>
    </style:style>
    <style:style style:name="ce4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0" style:family="table-cell" style:parent-style-name="Default" style:data-style-name="N4">
      <style:text-properties fo:font-weight="bold" style:font-weight-asian="bold" style:font-weight-complex="bold"/>
    </style:style>
    <style:style style:name="ce51" style:family="table-cell" style:parent-style-name="_37_60_32_-_32_Vurgu6" style:data-style-name="N0">
      <style:table-cell-properties style:vertical-align="automatic" fo:background-color="#A9D08E"/>
      <style:text-properties style:font-name="Calibri1" style:font-name-asian="Calibri1" style:font-name-complex="Calibri1" fo:font-size="11pt" style:font-size-asian="11pt" style:font-size-complex="11pt"/>
    </style:style>
    <style:style style:name="ce52" style:family="table-cell" style:parent-style-name="Default" style:data-style-name="N0">
      <style:table-cell-properties fo:background-color="#FFBF00"/>
    </style:style>
    <style:style style:name="ce53" style:family="table-cell" style:parent-style-name="Default" style:data-style-name="N0">
      <style:table-cell-properties fo:background-color="#FFBF00"/>
      <style:text-properties style:font-name="Arial" style:font-name-asian="Arial" style:font-name-complex="Arial" style:text-underline-style="solid" style:text-underline-type="single" fo:font-weight="bold" style:font-weight-asian="bold" style:font-weight-complex="bold" style:font-family-generic="swiss"/>
    </style:style>
    <style:style style:name="ce54" style:family="table-cell" style:parent-style-name="Default" style:data-style-name="N41">
      <style:table-cell-properties fo:background-color="#FFBF00"/>
    </style:style>
    <style:style style:name="ce55" style:family="table-cell" style:parent-style-name="Default" style:data-style-name="N0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56" style:family="table-cell" style:parent-style-name="Default" style:data-style-name="N37"/>
    <style:style style:name="ce57" style:family="table-cell" style:parent-style-name="Default" style:data-style-name="N41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58" style:family="table-cell" style:parent-style-name="Default" style:data-style-name="N0">
      <style:text-properties fo:font-weight="bold" style:font-weight-asian="bold" style:font-weight-complex="bold"/>
    </style:style>
    <style:style style:name="ce59" style:family="table-cell" style:parent-style-name="Default" style:data-style-name="N41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60" style:family="table-cell" style:parent-style-name="Default" style:data-style-name="N41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61" style:family="table-cell" style:parent-style-name="Default" style:data-style-name="N40">
      <style:text-properties fo:font-weight="bold" style:font-weight-asian="bold" style:font-weight-complex="bold"/>
    </style:style>
    <style:style style:name="ce62" style:family="table-cell" style:parent-style-name="Default" style:data-style-name="N41">
      <style:text-properties fo:font-weight="bold" style:font-weight-asian="bold" style:font-weight-complex="bold"/>
    </style:style>
    <style:style style:name="ce63" style:family="table-cell" style:parent-style-name="Default" style:data-style-name="N37">
      <style:text-properties style:font-name="Arial" style:font-name-asian="Arial" style:font-name-complex="Arial" style:font-family-generic="swiss"/>
    </style:style>
    <style:style style:name="ce64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65" style:family="table-cell" style:parent-style-name="Default" style:data-style-name="N0"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66" style:family="table-cell" style:parent-style-name="Default" style:data-style-name="N43"/>
    <style:style style:name="ce67" style:family="table-cell" style:parent-style-name="Default" style:data-style-name="N14"/>
    <style:style style:name="ce68" style:family="table-cell" style:parent-style-name="Default" style:data-style-name="N40"/>
    <style:style style:name="ce69" style:family="table-cell" style:parent-style-name="Default" style:data-style-name="N46"/>
    <style:style style:name="ce70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71" style:family="table-cell" style:parent-style-name="Default" style:data-style-name="N37">
      <style:table-cell-properties fo:background-color="transparent"/>
    </style:style>
    <style:style style:name="ce72" style:family="table-cell" style:parent-style-name="Default" style:data-style-name="N36">
      <style:table-cell-properties fo:background-color="transparent"/>
    </style:style>
    <style:style style:name="ce73" style:family="table-cell" style:parent-style-name="Default" style:data-style-name="N41">
      <style:table-cell-properties fo:background-color="transparent"/>
    </style:style>
    <style:style style:name="ce74" style:family="table-cell" style:parent-style-name="Default" style:data-style-name="N37">
      <style:table-cell-properties fo:background-color="#FFBF00"/>
    </style:style>
    <style:style style:name="ce75" style:family="table-cell" style:parent-style-name="Default" style:data-style-name="N0">
      <style:table-cell-properties fo:background-color="#FFBF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6" style:family="table-cell" style:parent-style-name="Default" style:data-style-name="N41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77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7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79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80" style:family="table-cell" style:parent-style-name="Default" style:data-style-name="N47"/>
    <style:style style:name="ce81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2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83" style:family="table-cell" style:parent-style-name="Default" style:data-style-name="N4">
      <style:text-properties style:text-underline-style="solid" style:text-underline-type="single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#FFFF00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5" style:family="table-cell" style:parent-style-name="Default" style:data-style-name="N44"/>
    <style:style style:name="ce86" style:family="table-cell" style:parent-style-name="Default" style:data-style-name="N37">
      <style:text-properties fo:font-weight="bold" style:font-weight-asian="bold" style:font-weight-complex="bold"/>
    </style:style>
    <style:style style:name="ce87" style:family="table-cell" style:parent-style-name="Default" style:data-style-name="N41">
      <style:table-cell-properties fo:background-color="#E2EFDA"/>
      <style:text-properties fo:color="#FFFF38" fo:font-weight="bold" style:font-weight-asian="bold" style:font-weight-complex="bold"/>
    </style:style>
    <style:style style:name="ce88" style:family="table-cell" style:parent-style-name="Default" style:data-style-name="N4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9" style:family="table-cell" style:parent-style-name="Default" style:data-style-name="N4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1" style:family="table-cell" style:parent-style-name="Default" style:data-style-name="N41">
      <style:table-cell-properties style:vertical-align="automatic" style:repeat-content="false"/>
      <style:paragraph-properties fo:text-align="end" fo:margin-right="0cm"/>
    </style:style>
    <style:style style:name="ce92" style:family="table-cell" style:parent-style-name="Default" style:data-style-name="N0">
      <style:text-properties style:font-name="Liberation Serif" style:font-name-asian="Liberation Serif" style:font-name-complex="Liberation Serif" fo:font-size="6pt" style:font-size-asian="6pt" style:font-size-complex="6pt"/>
    </style:style>
    <style:style style:name="ce93" style:family="table-cell" style:parent-style-name="Default" style:data-style-name="N45">
      <style:table-cell-properties style:vertical-align="automatic" fo:background-color="#AFD095" style:repeat-content="false"/>
      <style:paragraph-properties fo:text-align="center"/>
      <style:text-properties fo:font-size="8pt" style:font-size-asian="8pt" style:font-size-complex="8pt"/>
    </style:style>
    <style:style style:name="ce94" style:family="table-cell" style:parent-style-name="Default" style:data-style-name="N41">
      <style:table-cell-properties fo:background-color="#AFD095"/>
      <style:text-properties style:font-name="Liberation Serif" style:font-name-asian="Liberation Serif" style:font-name-complex="Liberation Serif"/>
    </style:style>
    <style:style style:name="ce9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96" style:family="table-cell" style:parent-style-name="Default" style:data-style-name="N45">
      <style:table-cell-properties style:vertical-align="automatic" fo:background-color="#AFD095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97" style:family="table-cell" style:parent-style-name="Default" style:data-style-name="N14">
      <style:table-cell-properties style:vertical-align="automatic" style:repeat-content="false"/>
      <style:paragraph-properties fo:text-align="end" fo:margin-right="0cm"/>
    </style:style>
    <style:style style:name="ce9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fo:background-color="#E0C2CD"/>
    </style:style>
    <style:style style:name="ce100" style:family="table-cell" style:parent-style-name="Default" style:data-style-name="N41">
      <style:table-cell-properties fo:background-color="#E0C2CD"/>
    </style:style>
    <style:style style:name="ce101" style:family="table-cell" style:parent-style-name="Default" style:data-style-name="N36">
      <style:table-cell-properties fo:background-color="#E0C2CD"/>
    </style:style>
    <style:style style:name="ce102" style:family="table-cell" style:parent-style-name="Default" style:data-style-name="N47">
      <style:table-cell-properties fo:background-color="#FFBF00"/>
    </style:style>
    <style:style style:name="ce103" style:family="table-cell" style:parent-style-name="Default" style:data-style-name="N37">
      <style:table-cell-properties fo:background-color="#E0C2CD"/>
    </style:style>
    <style:style style:name="ce104" style:family="table-cell" style:parent-style-name="Vurgu1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105" style:family="table-cell" style:parent-style-name="Default" style:data-style-name="N44">
      <style:text-properties fo:font-weight="bold" style:font-weight-asian="bold" style:font-weight-complex="bold"/>
    </style:style>
    <style:style style:name="ce106" style:family="table-cell" style:parent-style-name="Default" style:data-style-name="N44">
      <style:table-cell-properties fo:background-color="#FFBF00"/>
    </style:style>
    <style:style style:name="ce107" style:family="table-cell" style:parent-style-name="Default" style:data-style-name="N44">
      <style:table-cell-properties fo:background-color="#E0C2CD"/>
    </style:style>
    <style:style style:name="ce108" style:family="table-cell" style:parent-style-name="Default" style:data-style-name="N44">
      <style:table-cell-properties fo:background-color="transparent"/>
    </style:style>
    <style:style style:name="ce109" style:family="table-cell" style:parent-style-name="Default" style:data-style-name="N44">
      <style:table-cell-properties fo:background-color="#FFBF00"/>
      <style:text-properties fo:font-weight="bold" style:font-weight-asian="bold" style:font-weight-complex="bold"/>
    </style:style>
    <style:style style:name="ce110" style:family="table-cell" style:parent-style-name="Default" style:data-style-name="N38"/>
    <style:style style:name="ce111" style:family="table-cell" style:parent-style-name="Default" style:data-style-name="N4">
      <style:table-cell-properties fo:background-color="#FFFF00"/>
    </style:style>
    <style:style style:name="ce112" style:family="table-cell" style:parent-style-name="Default" style:data-style-name="N0">
      <style:table-cell-properties fo:background-color="#FFBF00"/>
      <style:text-properties fo:font-weight="bold" style:font-weight-asian="bold" style:font-weight-complex="bold"/>
    </style:style>
    <style:style style:name="ce113" style:family="table-cell" style:parent-style-name="Default" style:data-style-name="N0">
      <style:table-cell-properties fo:background-color="#FFFF00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14" style:family="table-cell" style:parent-style-name="Default" style:data-style-name="N39"/>
    <style:style style:name="ce115" style:family="table-cell" style:parent-style-name="Default" style:data-style-name="N0">
      <style:text-properties fo:font-size="12pt" style:font-size-asian="12pt" style:font-size-complex="12pt"/>
    </style:style>
    <style:style style:name="ce116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7" style:family="table-cell" style:parent-style-name="Default" style:data-style-name="N40">
      <style:table-cell-properties fo:background-color="#E8F2A1"/>
    </style:style>
    <style:style style:name="ce118" style:family="table-cell" style:parent-style-name="Default" style:data-style-name="N40">
      <style:table-cell-properties fo:background-color="transparent"/>
    </style:style>
    <style:style style:name="ce119" style:family="table-cell" style:parent-style-name="Default" style:data-style-name="N4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120" style:family="table-cell" style:parent-style-name="Default" style:data-style-name="N37">
      <style:text-properties fo:color="#C9211E" fo:font-weight="bold" style:font-weight-asian="bold" style:font-weight-complex="bold"/>
    </style:style>
    <style:style style:name="ce121" style:family="table-cell" style:parent-style-name="Default" style:data-style-name="N0">
      <style:text-properties fo:color="#C9211E" style:font-name="Arial" style:font-name-asian="Arial" style:font-name-complex="Arial" fo:font-weight="bold" style:font-weight-asian="bold" style:font-weight-complex="bold" style:font-family-generic="swiss"/>
    </style:style>
    <style:style style:name="ce122" style:family="table-cell" style:parent-style-name="Default" style:data-style-name="N0">
      <style:table-cell-properties fo:background-color="#81D41A"/>
    </style:style>
    <style:style style:name="ce123" style:family="table-cell" style:parent-style-name="Default" style:data-style-name="N40">
      <style:table-cell-properties fo:background-color="#81D41A"/>
      <style:text-properties fo:font-weight="bold" style:font-weight-asian="bold" style:font-weight-complex="bold"/>
    </style:style>
    <style:style style:name="ce124" style:family="table-cell" style:parent-style-name="Default" style:data-style-name="N41">
      <style:table-cell-properties fo:background-color="#81D41A"/>
      <style:text-properties fo:font-weight="bold" style:font-weight-asian="bold" style:font-weight-complex="bold"/>
    </style:style>
    <style:style style:name="ce125" style:family="table-cell" style:parent-style-name="Default" style:data-style-name="N41">
      <style:table-cell-properties fo:background-color="#81D41A"/>
    </style:style>
    <style:style style:name="ce126" style:family="table-cell" style:parent-style-name="Default" style:data-style-name="N40">
      <style:table-cell-properties fo:background-color="#E8F2A1"/>
      <style:text-properties fo:font-weight="bold" style:font-weight-asian="bold" style:font-weight-complex="bold"/>
    </style:style>
    <style:style style:name="ce127" style:family="table-cell" style:parent-style-name="Default" style:data-style-name="N0">
      <style:table-cell-properties fo:background-color="#E8F2A1"/>
      <style:text-properties style:font-name="Arial" style:font-name-asian="Arial" style:font-name-complex="Arial" style:font-family-generic="swiss"/>
    </style:style>
    <style:style style:name="ce128" style:family="table-cell" style:parent-style-name="Default" style:data-style-name="N41">
      <style:table-cell-properties fo:background-color="#FFBF00"/>
      <style:text-properties fo:font-weight="bold" style:font-weight-asian="bold" style:font-weight-complex="bold"/>
    </style:style>
    <style:style style:name="ce129" style:family="table-cell" style:parent-style-name="Default" style:data-style-name="N40">
      <style:table-cell-properties fo:background-color="#E0C2CD"/>
    </style:style>
    <style:style style:name="ce130" style:family="table-cell" style:parent-style-name="Default" style:data-style-name="N4">
      <style:table-cell-properties fo:background-color="#E8F2A1"/>
      <style:text-properties style:font-name="Arial" style:font-name-asian="Arial" style:font-name-complex="Arial" style:font-family-generic="swiss"/>
    </style:style>
    <style:style style:name="ce131" style:family="table-cell" style:parent-style-name="Default" style:data-style-name="N41">
      <style:table-cell-properties fo:border-top="none" fo:border-bottom="none" fo:border-left="none" fo:border-right="thin solid #000000" fo:background-color="#AFD095"/>
    </style:style>
    <style:style style:name="ce132" style:family="table-cell" style:parent-style-name="Default" style:data-style-name="N42">
      <style:table-cell-properties fo:border-top="thin solid #000000" fo:border-bottom="thin solid #000000" fo:border-left="none" fo:border-right="none"/>
    </style:style>
    <style:style style:name="ce133" style:family="table-cell" style:parent-style-name="Default" style:data-style-name="N4">
      <style:table-cell-properties fo:border-top="thin solid #000000" fo:border-bottom="thin solid #000000" fo:border-left="thin solid #000000" fo:border-right="none"/>
    </style:style>
    <style:style style:name="ce134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135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136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137" style:family="table-cell" style:parent-style-name="Default" style:data-style-name="N0">
      <style:table-cell-properties fo:background-color="#F7D1D5"/>
    </style:style>
    <style:style style:name="ce138" style:family="table-cell" style:parent-style-name="Default" style:data-style-name="N37">
      <style:table-cell-properties fo:background-color="#F7D1D5"/>
    </style:style>
    <style:style style:name="ce139" style:family="table-cell" style:parent-style-name="Default" style:data-style-name="N40">
      <style:table-cell-properties fo:background-color="#F7D1D5"/>
      <style:text-properties fo:font-weight="bold" style:font-weight-asian="bold" style:font-weight-complex="bold"/>
    </style:style>
    <style:style style:name="ce140" style:family="table-cell" style:parent-style-name="Default" style:data-style-name="N36"/>
    <style:style style:name="ce141" style:family="table-cell" style:parent-style-name="Default" style:data-style-name="N40">
      <style:text-properties style:font-name="Arial" style:font-name-asian="Arial" style:font-name-complex="Arial" style:font-family-generic="swiss"/>
    </style:style>
    <style:style style:name="ce142" style:family="table-cell" style:parent-style-name="Default" style:data-style-name="N40">
      <style:table-cell-properties fo:background-color="#81D41A"/>
    </style:style>
    <style:style style:name="ce143" style:family="table-cell" style:parent-style-name="Default" style:data-style-name="N0">
      <style:table-cell-properties fo:background-color="#FFA6A6"/>
    </style:style>
    <style:style style:name="ce144" style:family="table-cell" style:parent-style-name="Default" style:data-style-name="N40">
      <style:table-cell-properties fo:background-color="#FFA6A6"/>
      <style:text-properties fo:font-weight="bold" style:font-weight-asian="bold" style:font-weight-complex="bold"/>
    </style:style>
    <style:style style:name="ce145" style:family="table-cell" style:parent-style-name="Default" style:data-style-name="N0">
      <style:table-cell-properties fo:background-color="#BBE33D"/>
    </style:style>
    <style:style style:name="ce146" style:family="table-cell" style:parent-style-name="Default" style:data-style-name="N4">
      <style:table-cell-properties fo:background-color="#BBE33D"/>
    </style:style>
    <style:style style:name="ce147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148" style:family="table-cell" style:parent-style-name="Default" style:data-style-name="N0">
      <style:table-cell-properties style:vertical-align="automatic"/>
    </style:style>
    <style:style style:name="ce149" style:family="table-cell" style:parent-style-name="Default" style:data-style-name="N0">
      <style:table-cell-properties fo:background-color="#FFD8CE"/>
    </style:style>
    <style:style style:name="ce150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51" style:family="table-cell" style:parent-style-name="Default" style:data-style-name="N37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52" style:family="table-cell" style:parent-style-name="Default" style:data-style-name="N4">
      <style:text-properties style:font-name="Arial" style:font-name-asian="Arial" style:font-name-complex="Arial" style:font-family-generic="swiss"/>
    </style:style>
    <style:style style:name="ce153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54" style:family="table-cell" style:parent-style-name="Default" style:data-style-name="N4">
      <style:table-cell-properties fo:background-color="#81D41A"/>
    </style:style>
    <style:style style:name="ce155" style:family="table-cell" style:parent-style-name="Default" style:data-style-name="N0">
      <style:table-cell-properties fo:background-color="#D4EA6B"/>
    </style:style>
    <style:style style:name="ce156" style:family="table-cell" style:parent-style-name="Default" style:data-style-name="N41">
      <style:table-cell-properties fo:background-color="#D4EA6B"/>
    </style:style>
    <style:style style:name="ce157" style:family="table-cell" style:parent-style-name="Default" style:data-style-name="N4">
      <style:table-cell-properties fo:background-color="#D4EA6B"/>
    </style:style>
    <style:style style:name="ce158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159" style:family="table-cell" style:parent-style-name="Default" style:data-style-name="N37">
      <style:table-cell-properties fo:background-color="#D4EA6B"/>
    </style:style>
    <style:style style:name="ce160" style:family="table-cell" style:parent-style-name="Default" style:data-style-name="N41">
      <style:table-cell-properties fo:background-color="#FFD8CE"/>
      <style:text-properties fo:font-weight="bold" style:font-weight-asian="bold" style:font-weight-complex="bold"/>
    </style:style>
    <style:style style:name="ce161" style:family="table-cell" style:parent-style-name="Default" style:data-style-name="N4">
      <style:table-cell-properties fo:background-color="#FFD8CE"/>
    </style:style>
    <style:style style:name="ce162" style:family="table-cell" style:parent-style-name="Default" style:data-style-name="N41">
      <style:table-cell-properties fo:background-color="#FFD8CE"/>
    </style:style>
    <style:style style:name="ce163" style:family="table-cell" style:parent-style-name="Default" style:data-style-name="N0">
      <style:table-cell-properties fo:background-color="#FFD7D7"/>
    </style:style>
    <style:style style:name="ce164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165" style:family="table-cell" style:parent-style-name="Default" style:data-style-name="N41">
      <style:table-cell-properties fo:background-color="#FFD7D7"/>
    </style:style>
    <style:style style:name="ce166" style:family="table-cell" style:parent-style-name="Default" style:data-style-name="N0">
      <style:table-cell-properties fo:border-top="thin solid #000000" fo:border-bottom="none" fo:border-left="none" fo:border-right="none" fo:background-color="#FFD7D7"/>
    </style:style>
    <style:style style:name="ce167" style:family="table-cell" style:parent-style-name="Default" style:data-style-name="N41">
      <style:table-cell-properties fo:border-top="thin solid #000000" fo:border-bottom="none" fo:border-left="none" fo:border-right="none" fo:background-color="#FFD7D7"/>
    </style:style>
    <style:style style:name="ce168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1" style:font-name-asian="Arial1" style:font-name-complex="Arial1"/>
    </style:style>
    <style:style style:name="ce169" style:family="table-cell" style:parent-style-name="Default" style:data-style-name="N41">
      <style:table-cell-properties fo:border-top="none" fo:border-bottom="thin solid #000000" fo:border-left="none" fo:border-right="none"/>
    </style:style>
    <style:style style:name="ce170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1" style:font-name-asian="Arial1" style:font-name-complex="Arial1"/>
    </style:style>
    <style:style style:name="ce171" style:family="table-cell" style:parent-style-name="Default" style:data-style-name="N41">
      <style:table-cell-properties fo:border-top="thin solid #000000" fo:border-bottom="none" fo:border-left="none" fo:border-right="none"/>
    </style:style>
    <style:style style:name="ce172" style:family="table-cell" style:parent-style-name="Default" style:data-style-name="N41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73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74" style:family="table-cell" style:parent-style-name="Default" style:data-style-name="N0">
      <style:table-cell-properties fo:background-color="#069A2E"/>
    </style:style>
    <style:style style:name="ce175" style:family="table-cell" style:parent-style-name="Default" style:data-style-name="N37">
      <style:table-cell-properties fo:background-color="#FFD7D7"/>
    </style:style>
    <style:style style:name="ce176" style:family="table-cell" style:parent-style-name="Default" style:data-style-name="N4">
      <style:table-cell-properties fo:background-color="#FFD7D7"/>
    </style:style>
    <style:style style:name="ce177" style:family="table-cell" style:parent-style-name="Default" style:data-style-name="N41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178" style:family="table-cell" style:parent-style-name="Default" style:data-style-name="N0">
      <style:text-properties style:font-name="Arial" style:font-name-asian="Arial" style:font-name-complex="Arial" style:text-underline-style="solid" style:text-underline-type="single" style:font-family-generic="swiss"/>
    </style:style>
    <style:style style:name="ce179" style:family="table-cell" style:parent-style-name="Default" style:data-style-name="N0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80" style:family="table-cell" style:parent-style-name="Default" style:data-style-name="N45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81" style:family="table-cell" style:parent-style-name="Default" style:data-style-name="N41">
      <style:table-cell-properties fo:background-color="#E2EFDA"/>
      <style:text-properties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3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5" style:family="text" style:parent-style-name="Default">
      <style:text-properties fo:color="#C9211E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2.24895833333333cm" style:use-optimal-column-width="true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0.15875cm"/>
    </style:style>
    <style:style style:name="co8" style:family="table-column">
      <style:table-column-properties fo:break-before="auto" style:column-width="0.661458333333333cm"/>
    </style:style>
    <style:style style:name="co9" style:family="table-column">
      <style:table-column-properties fo:break-before="auto" style:column-width="1.48166666666667cm"/>
    </style:style>
    <style:style style:name="co10" style:family="table-column">
      <style:table-column-properties fo:break-before="auto" style:column-width="1.27cm"/>
    </style:style>
    <style:style style:name="co11" style:family="table-column">
      <style:table-column-properties fo:break-before="auto" style:column-width="1.56104166666667cm" style:use-optimal-column-width="true"/>
    </style:style>
    <style:style style:name="co12" style:family="table-column">
      <style:table-column-properties fo:break-before="auto" style:column-width="0.846666666666667cm"/>
    </style:style>
    <style:style style:name="co13" style:family="table-column">
      <style:table-column-properties fo:break-before="auto" style:column-width="1.00541666666667cm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2.27541666666667cm"/>
    </style:style>
    <style:style style:name="co16" style:family="table-column">
      <style:table-column-properties fo:break-before="auto" style:column-width="6.64104166666667cm"/>
    </style:style>
    <style:style style:name="co17" style:family="table-column">
      <style:table-column-properties fo:break-before="auto" style:column-width="1.74625cm" style:use-optimal-column-width="true"/>
    </style:style>
    <style:style style:name="co18" style:family="table-column">
      <style:table-column-properties fo:break-before="auto" style:column-width="2.143125cm"/>
    </style:style>
    <style:style style:name="co19" style:family="table-column">
      <style:table-column-properties fo:break-before="auto" style:column-width="1.95791666666667cm"/>
    </style:style>
    <style:style style:name="co20" style:family="table-column">
      <style:table-column-properties fo:break-before="auto" style:column-width="1.29645833333333cm"/>
    </style:style>
    <style:style style:name="co21" style:family="table-column">
      <style:table-column-properties fo:break-before="auto" style:column-width="5.794375cm"/>
    </style:style>
    <style:style style:name="co22" style:family="table-column">
      <style:table-column-properties fo:break-before="auto" style:column-width="1.984375cm" style:use-optimal-column-width="true"/>
    </style:style>
    <style:style style:name="co23" style:family="table-column">
      <style:table-column-properties fo:break-before="auto" style:column-width="4.70958333333333cm"/>
    </style:style>
    <style:style style:name="co24" style:family="table-column">
      <style:table-column-properties fo:break-before="auto" style:column-width="2.19604166666667cm" style:use-optimal-column-width="true"/>
    </style:style>
    <style:style style:name="co25" style:family="table-column">
      <style:table-column-properties fo:break-before="auto" style:column-width="2.460625cm" style:use-optimal-column-width="true"/>
    </style:style>
    <style:style style:name="co26" style:family="table-column">
      <style:table-column-properties fo:break-before="auto" style:column-width="2.301875cm" style:use-optimal-column-width="true"/>
    </style:style>
    <style:style style:name="co27" style:family="table-column">
      <style:table-column-properties fo:break-before="auto" style:column-width="0.767291666666667cm"/>
    </style:style>
    <style:style style:name="co28" style:family="table-column">
      <style:table-column-properties fo:break-before="auto" style:column-width="1.95791666666667cm" style:use-optimal-column-width="true"/>
    </style:style>
    <style:style style:name="co29" style:family="table-column">
      <style:table-column-properties fo:break-before="auto" style:column-width="2.301875cm"/>
    </style:style>
    <style:style style:name="co30" style:family="table-column">
      <style:table-column-properties fo:break-before="auto" style:column-width="6.00604166666667cm"/>
    </style:style>
    <style:style style:name="co31" style:family="table-column">
      <style:table-column-properties fo:break-before="auto" style:column-width="2.06375cm"/>
    </style:style>
    <style:style style:name="co32" style:family="table-column">
      <style:table-column-properties fo:break-before="auto" style:column-width="2.48708333333333cm"/>
    </style:style>
    <style:style style:name="co33" style:family="table-column">
      <style:table-column-properties fo:break-before="auto" style:column-width="2.2225cm"/>
    </style:style>
    <style:style style:name="co34" style:family="table-column">
      <style:table-column-properties fo:break-before="auto" style:column-width="7.01145833333333cm"/>
    </style:style>
    <style:style style:name="co35" style:family="table-column">
      <style:table-column-properties fo:break-before="auto" style:column-width="1.74625cm"/>
    </style:style>
    <style:style style:name="co36" style:family="table-column">
      <style:table-column-properties fo:break-before="auto" style:column-width="2.38125cm"/>
    </style:style>
    <style:style style:name="co37" style:family="table-column">
      <style:table-column-properties fo:break-before="auto" style:column-width="2.06375cm" style:use-optimal-column-width="true"/>
    </style:style>
    <style:style style:name="co38" style:family="table-column">
      <style:table-column-properties fo:break-before="auto" style:column-width="1.53458333333333cm" style:use-optimal-column-width="true"/>
    </style:style>
    <style:style style:name="co39" style:family="table-column">
      <style:table-column-properties fo:break-before="auto" style:column-width="1.825625cm" style:use-optimal-column-width="true"/>
    </style:style>
    <style:style style:name="co40" style:family="table-column">
      <style:table-column-properties fo:break-before="auto" style:column-width="2.24895833333333cm"/>
    </style:style>
    <style:style style:name="co41" style:family="table-column">
      <style:table-column-properties fo:break-before="auto" style:column-width="2.03729166666667cm"/>
    </style:style>
    <style:style style:name="co42" style:family="table-column">
      <style:table-column-properties fo:break-before="auto" style:column-width="1.825625cm"/>
    </style:style>
    <style:style style:name="co43" style:family="table-column">
      <style:table-column-properties fo:break-before="auto" style:column-width="1.85208333333333cm"/>
    </style:style>
    <style:style style:name="co44" style:family="table-column">
      <style:table-column-properties fo:break-before="auto" style:column-width="1.87854166666667cm"/>
    </style:style>
    <style:style style:name="co45" style:family="table-column">
      <style:table-column-properties fo:break-before="auto" style:column-width="1.905cm"/>
    </style:style>
    <style:style style:name="co46" style:family="table-column">
      <style:table-column-properties fo:break-before="auto" style:column-width="5.55625cm"/>
    </style:style>
    <style:style style:name="co47" style:family="table-column">
      <style:table-column-properties fo:break-before="auto" style:column-width="1.93145833333333cm"/>
    </style:style>
    <style:style style:name="co48" style:family="table-column">
      <style:table-column-properties fo:break-before="auto" style:column-width="6.270625cm"/>
    </style:style>
    <style:style style:name="co49" style:family="table-column">
      <style:table-column-properties fo:break-before="auto" style:column-width="0.9525cm"/>
    </style:style>
    <style:style style:name="co50" style:family="table-column">
      <style:table-column-properties fo:break-before="auto" style:column-width="1.53458333333333cm"/>
    </style:style>
    <style:style style:name="co51" style:family="table-column">
      <style:table-column-properties fo:break-before="auto" style:column-width="1.984375cm"/>
    </style:style>
    <style:style style:name="co52" style:family="table-column">
      <style:table-column-properties fo:break-before="auto" style:column-width="1.190625cm"/>
    </style:style>
    <style:style style:name="co53" style:family="table-column">
      <style:table-column-properties fo:break-before="auto" style:column-width="1.08479166666667cm"/>
    </style:style>
    <style:style style:name="co54" style:family="table-column">
      <style:table-column-properties fo:break-before="auto" style:column-width="1.21708333333333cm"/>
    </style:style>
    <style:style style:name="co55" style:family="table-column">
      <style:table-column-properties fo:break-before="auto" style:column-width="6.746875cm"/>
    </style:style>
    <style:style style:name="co56" style:family="table-column">
      <style:table-column-properties fo:break-before="auto" style:column-width="0.608541666666667cm"/>
    </style:style>
    <style:style style:name="co57" style:family="table-column">
      <style:table-column-properties fo:break-before="auto" style:column-width="0.582083333333333cm"/>
    </style:style>
    <style:style style:name="co58" style:family="table-column">
      <style:table-column-properties fo:break-before="auto" style:column-width="0.47625cm"/>
    </style:style>
    <style:style style:name="co59" style:family="table-column">
      <style:table-column-properties fo:break-before="auto" style:column-width="0.529166666666667cm"/>
    </style:style>
    <style:style style:name="co60" style:family="table-column">
      <style:table-column-properties fo:break-before="auto" style:column-width="2.54cm"/>
    </style:style>
    <style:style style:name="co61" style:family="table-column">
      <style:table-column-properties fo:break-before="auto" style:column-width="6.985cm"/>
    </style:style>
    <style:style style:name="co62" style:family="table-column">
      <style:table-column-properties fo:break-before="auto" style:column-width="2.09020833333333cm"/>
    </style:style>
    <style:style style:name="co63" style:family="table-column">
      <style:table-column-properties fo:break-before="auto" style:column-width="1.13770833333333cm"/>
    </style:style>
    <style:style style:name="co64" style:family="table-column">
      <style:table-column-properties fo:break-before="auto" style:column-width="1.24354166666667cm"/>
    </style:style>
    <style:style style:name="co65" style:family="table-column">
      <style:table-column-properties fo:break-before="auto" style:column-width="1.3758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3.15pt" style:use-optimal-row-height="true" fo:break-before="auto"/>
    </style:style>
    <style:style style:name="ta1" style:family="table" style:master-page-name="mp1">
      <style:table-properties table:display="true" table:tab-color="#9BC2E6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1">
      <style:table-properties table:display="true" table:tab-color="#395511" style:writing-mode="lr-tb"/>
    </style:style>
    <style:style style:name="ta5" style:family="table" style:master-page-name="mp1">
      <style:table-properties table:display="true" table:tab-color="#375623" style:writing-mode="lr-tb"/>
    </style:style>
    <style:style style:name="ta6" style:family="table" style:master-page-name="mp1">
      <style:table-properties table:display="true" table:tab-color="#1E6A39" style:writing-mode="lr-tb"/>
    </style:style>
    <style:style style:name="ta7" style:family="table" style:master-page-name="">
      <style:table-properties table:display="fals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GNLK-_2024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1"/>
        <table:table-column table:style-name="co13" table:default-cell-style-name="ce1"/>
        <table:table-column table:style-name="co14" table:number-columns-repeated="16369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4399999999999999" table:style-name="ce10">
            <text:p>%24,40</text:p>
          </table:table-cell>
          <table:table-cell office:value-type="percentage" office:value="0.75600000000000001" table:formula="of:=1-[.K1]" table:style-name="ce10">
            <text:p>%75,60</text:p>
          </table:table-cell>
          <table:table-cell table:style-name="ce11"/>
          <table:table-cell table:style-name="ce9"/>
          <table:table-cell office:value-type="string" table:style-name="ce1">
            <text:p>NY</text:p>
          </table:table-cell>
          <table:table-cell table:number-columns-repeated="16369"/>
        </table:table-row>
        <table:table-row table:style-name="ro1">
          <table:table-cell office:value-type="float" office:value="-2024" table:style-name="ce2">
            <text:p>-2024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table:style-name="ce9"/>
          <table:table-cell office:value-type="float" office:value="356.02226999999999" table:formula="of:=[.F25]/1000" table:style-name="ce1">
            <text:p>356,02227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26300" table:formula="of:=['01_24'.D2]" table:style-name="ce14">
            <text:p>26.300,00</text:p>
          </table:table-cell>
          <table:table-cell office:value-type="float" office:value="-44326.98" table:formula="of:=['01_24'.E2]" table:style-name="ce15">
            <text:p>-44.326,98</text:p>
          </table:table-cell>
          <table:table-cell office:value-type="float" office:value="-18026.980000000003" table:formula="of:=[.B3]+[.C3]" table:style-name="ce16">
            <text:p>-18.026,98</text:p>
          </table:table-cell>
          <table:table-cell office:value-type="float" office:value="0" table:formula="of:=['01_24'.F2]" table:style-name="ce14">
            <text:p>0,00</text:p>
          </table:table-cell>
          <table:table-cell office:value-type="float" office:value="0" table:formula="of:=['01_24'.G2]" table:style-name="ce15">
            <text:p>0,00</text:p>
          </table:table-cell>
          <table:table-cell office:value-type="float" office:value="0" table:formula="of:=[.E3]+[.F3]" table:style-name="ce17">
            <text:p>0,00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144" table:style-name="ce13">
            <text:p>144</text:p>
          </table:table-cell>
          <table:table-cell table:style-name="ce20"/>
          <table:table-cell table:style-name="ce1"/>
          <table:table-cell office:value-type="float" office:value="144" table:formula="of:=[.J3]" table:style-name="ce13">
            <text:p>144</text:p>
          </table:table-cell>
          <table:table-cell office:value-type="string" table:style-name="ce21">
            <text:p>Şbt</text:p>
          </table:table-cell>
          <table:table-cell office:value-type="float" office:value="0" table:formula="of:=['01_24'.E112]/1000" table:style-name="ce1">
            <text:p>0</text:p>
          </table:table-cell>
          <table:table-cell table:number-columns-repeated="16369"/>
        </table:table-row>
        <table:table-row table:style-name="ro3">
          <table:table-cell office:value-type="string" table:style-name="ce13">
            <text:p>Şubat</text:p>
          </table:table-cell>
          <table:table-cell office:value-type="float" office:value="19300" table:formula="of:=['02_24'.D2]" table:style-name="ce14">
            <text:p>19.300,00</text:p>
          </table:table-cell>
          <table:table-cell office:value-type="float" office:value="-109326.98000000001" table:formula="of:=['02_24'.E2]" table:style-name="ce15">
            <text:p>-109.326,98</text:p>
          </table:table-cell>
          <table:table-cell office:value-type="float" office:value="-108053.96000000002" table:formula="of:=[.B4]+[.C4]+[.D3]" table:style-name="ce16">
            <text:p>-108.053,96</text:p>
          </table:table-cell>
          <table:table-cell office:value-type="float" office:value="0" table:formula="of:=['02_24'.F2]" table:style-name="ce14">
            <text:p>0,00</text:p>
          </table:table-cell>
          <table:table-cell office:value-type="float" office:value="0" table:formula="of:=['02_24'.G2]" table:style-name="ce15">
            <text:p>0,00</text:p>
          </table:table-cell>
          <table:table-cell office:value-type="float" office:value="0" table:formula="of:=[.E4]+[.F4]+[.G3]" table:style-name="ce17">
            <text:p>0,0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144" table:style-name="ce13">
            <text:p>144</text:p>
          </table:table-cell>
          <table:table-cell office:value-type="float" office:value="35.135999999999996" table:formula="of:=[.J4]*[.$K$1]" table:style-name="ce20">
            <text:p>35,14</text:p>
          </table:table-cell>
          <table:table-cell office:value-type="float" office:value="108.864" table:formula="of:=[.J4]-[.K4]" table:style-name="ce20">
            <text:p>108,86</text:p>
          </table:table-cell>
          <table:table-cell table:style-name="ce1"/>
          <table:table-cell office:value-type="string" table:style-name="ce22">
            <text:p>Mart</text:p>
          </table:table-cell>
          <table:table-cell office:value-type="float" office:value="0" table:formula="of:=['02_24'.E112]/1000" table:style-name="ce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163300" table:formula="of:=['03_24'.D2]" table:style-name="ce14">
            <text:p>163.300,00</text:p>
          </table:table-cell>
          <table:table-cell office:value-type="float" office:value="-43130.92" table:formula="of:=['03_24'.E2]" table:style-name="ce15">
            <text:p>-43.130,92</text:p>
          </table:table-cell>
          <table:table-cell office:value-type="float" office:value="12115.119999999981" table:formula="of:=[.B5]+[.C5]+[.D4]" table:style-name="ce16">
            <text:p>12.115,12</text:p>
          </table:table-cell>
          <table:table-cell office:value-type="float" office:value="0" table:formula="of:=['03_24'.F2]" table:style-name="ce14">
            <text:p>0,00</text:p>
          </table:table-cell>
          <table:table-cell office:value-type="float" office:value="0" table:formula="of:=['03_24'.G2]" table:style-name="ce15">
            <text:p>0,00</text:p>
          </table:table-cell>
          <table:table-cell office:value-type="float" office:value="0" table:formula="of:=[.E5]+[.F5]+[.G4]" table:style-name="ce17">
            <text:p>0,00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90" table:style-name="ce13">
            <text:p>90</text:p>
          </table:table-cell>
          <table:table-cell table:style-name="ce20"/>
          <table:table-cell table:style-name="ce1"/>
          <table:table-cell office:value-type="float" office:value="33" table:style-name="ce13">
            <text:p>33</text:p>
          </table:table-cell>
          <table:table-cell office:value-type="string" table:style-name="ce21">
            <text:p>Nsn</text:p>
          </table:table-cell>
          <table:table-cell office:value-type="float" office:value="0" table:formula="of:=['03_24'.E112]/1000" table:style-name="ce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24000" table:formula="of:=['04_24'.D2]" table:style-name="ce14">
            <text:p>24.000,00</text:p>
          </table:table-cell>
          <table:table-cell office:value-type="float" office:value="-37301.81" table:formula="of:=['04_24'.E2]" table:style-name="ce15">
            <text:p>-37.301,81</text:p>
          </table:table-cell>
          <table:table-cell office:value-type="float" office:value="-1186.6900000000169" table:formula="of:=[.B6]+[.C6]+[.D5]" table:style-name="ce16">
            <text:p>-1.186,69</text:p>
          </table:table-cell>
          <table:table-cell office:value-type="float" office:value="0" table:formula="of:=['04_24'.F2]" table:style-name="ce14">
            <text:p>0,00</text:p>
          </table:table-cell>
          <table:table-cell office:value-type="float" office:value="0" table:formula="of:=['04_24'.G2]" table:style-name="ce15">
            <text:p>0,00</text:p>
          </table:table-cell>
          <table:table-cell office:value-type="float" office:value="0" table:formula="of:=[.E6]+[.F6]+[.G5]" table:style-name="ce17">
            <text:p>0,00</text:p>
          </table:table-cell>
          <table:table-cell table:style-name="ce18"/>
          <table:table-cell office:value-type="string" table:style-name="ce23">
            <text:p>maaş ocak-haziran</text:p>
          </table:table-cell>
          <table:table-cell table:number-columns-repeated="3" table:style-name="ce1"/>
          <table:table-cell office:value-type="float" office:value="0" table:formula="of:=[.E18]/1000" table:style-name="ce24">
            <text:p>0</text:p>
          </table:table-cell>
          <table:table-cell table:style-name="ce21"/>
          <table:table-cell office:value-type="float" office:value="0" table:formula="of:=['04_24'.E110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Mayıs</text:p>
          </table:table-cell>
          <table:table-cell office:value-type="float" office:value="24000" table:formula="of:=['05_24'.D2]" table:style-name="ce14">
            <text:p>24.000,00</text:p>
          </table:table-cell>
          <table:table-cell office:value-type="float" office:value="-36701.81" table:formula="of:=['05_24'.E2]" table:style-name="ce15">
            <text:p>-36.701,81</text:p>
          </table:table-cell>
          <table:table-cell office:value-type="float" office:value="-13888.500000000015" table:formula="of:=[.B7]+[.C7]+[.D6]" table:style-name="ce16">
            <text:p>-13.888,50</text:p>
          </table:table-cell>
          <table:table-cell office:value-type="float" office:value="0" table:formula="of:=['05_24'.F2]" table:style-name="ce14">
            <text:p>0,00</text:p>
          </table:table-cell>
          <table:table-cell office:value-type="float" office:value="0" table:formula="of:=['05_24'.G2]" table:style-name="ce15">
            <text:p>0,00</text:p>
          </table:table-cell>
          <table:table-cell office:value-type="float" office:value="0" table:formula="of:=[.E7]+[.F7]+[.G6]" table:style-name="ce17">
            <text:p>0,00</text:p>
          </table:table-cell>
          <table:table-cell table:style-name="ce18"/>
          <table:table-cell office:value-type="string" table:style-name="ce23">
            <text:p>maaş temmuz-aralık</text:p>
          </table:table-cell>
          <table:table-cell table:style-name="ce1"/>
          <table:table-cell table:number-columns-repeated="2" table:style-name="ce25"/>
          <table:table-cell office:value-type="float" office:value="0" table:formula="of:=[.E19]/1000" table:style-name="ce26">
            <text:p>0</text:p>
          </table:table-cell>
          <table:table-cell table:style-name="ce1"/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Hazrn</text:p>
          </table:table-cell>
          <table:table-cell office:value-type="float" office:value="24000" table:formula="of:=['06_24'.D2]" table:style-name="ce14">
            <text:p>24.000,00</text:p>
          </table:table-cell>
          <table:table-cell office:value-type="float" office:value="-41921.81" table:formula="of:=['06_24'.E2]" table:style-name="ce15">
            <text:p>-41.921,81</text:p>
          </table:table-cell>
          <table:table-cell office:value-type="float" office:value="-31810.310000000012" table:formula="of:=[.B8]+[.C8]+[.D7]" table:style-name="ce16">
            <text:p>-31.810,31</text:p>
          </table:table-cell>
          <table:table-cell office:value-type="float" office:value="0" table:formula="of:=['06_24'.F2]" table:style-name="ce14">
            <text:p>0,00</text:p>
          </table:table-cell>
          <table:table-cell office:value-type="float" office:value="0" table:formula="of:=['06_24'.G2]" table:style-name="ce15">
            <text:p>0,00</text:p>
          </table:table-cell>
          <table:table-cell office:value-type="float" office:value="0" table:formula="of:=[.E8]+[.F8]+[.G7]" table:style-name="ce17">
            <text:p>0,00</text:p>
          </table:table-cell>
          <table:table-cell table:style-name="ce18"/>
          <table:table-cell office:value-type="string" table:style-name="ce19">
            <text:p>lise</text:p>
          </table:table-cell>
          <table:table-cell office:value-type="float" office:value="400" table:style-name="ce13">
            <text:p>400</text:p>
          </table:table-cell>
          <table:table-cell table:style-name="ce20"/>
          <table:table-cell office:value-type="float" office:value="60" table:style-name="ce25">
            <text:p>60,00</text:p>
          </table:table-cell>
          <table:table-cell office:value-type="float" office:value="37" table:style-name="ce13">
            <text:p>37</text:p>
          </table:table-cell>
          <table:table-cell office:value-type="string" table:style-name="ce1">
            <text:p>Eyl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Temmz</text:p>
          </table:table-cell>
          <table:table-cell office:value-type="float" office:value="29000" table:formula="of:=['07_24'.D2]" table:style-name="ce14">
            <text:p>29.000,00</text:p>
          </table:table-cell>
          <table:table-cell office:value-type="float" office:value="-41072" table:formula="of:=['07_24'.E2]" table:style-name="ce15">
            <text:p>-41.072,00</text:p>
          </table:table-cell>
          <table:table-cell office:value-type="float" office:value="-43882.310000000012" table:formula="of:=[.B9]+[.C9]+[.D8]" table:style-name="ce16">
            <text:p>-43.882,31</text:p>
          </table:table-cell>
          <table:table-cell office:value-type="float" office:value="0" table:formula="of:=['07_24'.F2]" table:style-name="ce14">
            <text:p>0,00</text:p>
          </table:table-cell>
          <table:table-cell office:value-type="float" office:value="0" table:formula="of:=['07_24'.G2]" table:style-name="ce15">
            <text:p>0,00</text:p>
          </table:table-cell>
          <table:table-cell office:value-type="float" office:value="0" table:formula="of:=[.E9]+[.F9]+[.G8]" table:style-name="ce17">
            <text:p>0,0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144" table:style-name="ce13">
            <text:p>144</text:p>
          </table:table-cell>
          <table:table-cell office:value-type="float" office:value="35.135999999999996" table:formula="of:=[.J9]*[.$K$1]" table:style-name="ce20">
            <text:p>35,14</text:p>
          </table:table-cell>
          <table:table-cell office:value-type="float" office:value="108.864" table:formula="of:=[.J9]-[.K9]" table:style-name="ce20">
            <text:p>108,86</text:p>
          </table:table-cell>
          <table:table-cell office:value-type="float" office:value="89.942666666666653" table:formula="of:=[.M13]/12" table:style-name="ce27">
            <text:p>89,94</text:p>
          </table:table-cell>
          <table:table-cell office:value-type="string" table:style-name="ce21">
            <text:p>Ağsts</text:p>
          </table:table-cell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Ağusts</text:p>
          </table:table-cell>
          <table:table-cell office:value-type="float" office:value="178500" table:formula="of:=['08_24'.D2]" table:style-name="ce14">
            <text:p>178.500,00</text:p>
          </table:table-cell>
          <table:table-cell office:value-type="float" office:value="-41072" table:formula="of:=['08_24'.E2]" table:style-name="ce15">
            <text:p>-41.072,00</text:p>
          </table:table-cell>
          <table:table-cell office:value-type="float" office:value="93545.689999999988" table:formula="of:=[.B10]+[.C10]+[.D9]" table:style-name="ce16">
            <text:p>93.545,69</text:p>
          </table:table-cell>
          <table:table-cell office:value-type="float" office:value="0" table:formula="of:=['08_24'.F2]" table:style-name="ce14">
            <text:p>0,00</text:p>
          </table:table-cell>
          <table:table-cell office:value-type="float" office:value="0" table:formula="of:=['08_24'.G2]" table:style-name="ce15">
            <text:p>0,00</text:p>
          </table:table-cell>
          <table:table-cell office:value-type="float" office:value="0" table:formula="of:=[.E10]+[.F10]+[.G9]" table:style-name="ce17">
            <text:p>0,00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250" table:style-name="ce13">
            <text:p>250</text:p>
          </table:table-cell>
          <table:table-cell table:style-name="ce20"/>
          <table:table-cell table:style-name="ce25"/>
          <table:table-cell office:value-type="float" office:value="10" table:style-name="ce13">
            <text:p>10</text:p>
          </table:table-cell>
          <table:table-cell office:value-type="string" table:style-name="ce21">
            <text:p>Hzrn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Eylül</text:p>
          </table:table-cell>
          <table:table-cell office:value-type="float" office:value="178500" table:formula="of:=['09_24'.D2]" table:style-name="ce14">
            <text:p>178.500,00</text:p>
          </table:table-cell>
          <table:table-cell office:value-type="float" office:value="-41072" table:formula="of:=['09_24'.E2]" table:style-name="ce15">
            <text:p>-41.072,00</text:p>
          </table:table-cell>
          <table:table-cell office:value-type="float" office:value="230973.69" table:formula="of:=[.B11]+[.C11]+[.D10]" table:style-name="ce16">
            <text:p>230.973,69</text:p>
          </table:table-cell>
          <table:table-cell office:value-type="float" office:value="0" table:formula="of:=['09_24'.F2]" table:style-name="ce14">
            <text:p>0,00</text:p>
          </table:table-cell>
          <table:table-cell office:value-type="float" office:value="0" table:formula="of:=['09_24'.G2]" table:style-name="ce15">
            <text:p>0,00</text:p>
          </table:table-cell>
          <table:table-cell office:value-type="float" office:value="0" table:formula="of:=[.E11]+[.F11]+[.G10]" table:style-name="ce17">
            <text:p>0,00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144" table:style-name="ce13">
            <text:p>144</text:p>
          </table:table-cell>
          <table:table-cell office:value-type="float" office:value="35.135999999999996" table:formula="of:=[.J11]*[.$K$1]" table:style-name="ce20">
            <text:p>35,14</text:p>
          </table:table-cell>
          <table:table-cell office:value-type="float" office:value="108.864" table:formula="of:=[.J11]-[.K11]" table:style-name="ce20">
            <text:p>108,86</text:p>
          </table:table-cell>
          <table:table-cell table:style-name="ce1"/>
          <table:table-cell office:value-type="string" table:style-name="ce1">
            <text:p>Eyl</text:p>
          </table:table-cell>
          <table:table-cell office:value-type="float" office:value="3.6" table:formula="of:=['09_23'.E120]/1000" table:style-name="ce1">
            <text:p>3,6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154500" table:formula="of:=['10_24'.D2]" table:style-name="ce14">
            <text:p>154.500,00</text:p>
          </table:table-cell>
          <table:table-cell office:value-type="float" office:value="-141072" table:formula="of:=['10_24'.E2]" table:style-name="ce15">
            <text:p>-141.072,00</text:p>
          </table:table-cell>
          <table:table-cell office:value-type="float" office:value="244401.69" table:formula="of:=[.B12]+[.C12]+[.D11]" table:style-name="ce16">
            <text:p>244.401,69</text:p>
          </table:table-cell>
          <table:table-cell office:value-type="float" office:value="0" table:formula="of:=['10_24'.F2]" table:style-name="ce14">
            <text:p>0,00</text:p>
          </table:table-cell>
          <table:table-cell office:value-type="float" office:value="0" table:formula="of:=['10_24'.G2]" table:style-name="ce15">
            <text:p>0,00</text:p>
          </table:table-cell>
          <table:table-cell office:value-type="float" office:value="0" table:formula="of:=[.E12]+[.F12]+[.G11]" table:style-name="ce17">
            <text:p>0,00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120" table:style-name="ce13">
            <text:p>120</text:p>
          </table:table-cell>
          <table:table-cell office:value-type="float" office:value="29.28" table:formula="of:=[.J12]*[.$K$1]" table:style-name="ce20">
            <text:p>29,28</text:p>
          </table:table-cell>
          <table:table-cell office:value-type="float" office:value="90.72" table:formula="of:=[.J12]-[.K12]" table:style-name="ce20">
            <text:p>90,72</text:p>
          </table:table-cell>
          <table:table-cell table:style-name="ce1"/>
          <table:table-cell office:value-type="string" table:style-name="ce21">
            <text:p>Ekm</text:p>
          </table:table-cell>
          <table:table-cell office:value-type="float" office:value="0" table:formula="of:=['10_23'.E128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Kasım</text:p>
          </table:table-cell>
          <table:table-cell office:value-type="float" office:value="284500" table:formula="of:=['11_24'.D2]" table:style-name="ce14">
            <text:p>284.500,00</text:p>
          </table:table-cell>
          <table:table-cell office:value-type="float" office:value="-41072" table:formula="of:=['11_24'.E2]" table:style-name="ce15">
            <text:p>-41.072,00</text:p>
          </table:table-cell>
          <table:table-cell office:value-type="float" office:value="487829.69" table:formula="of:=[.B13]+[.C13]+[.D12]" table:style-name="ce16">
            <text:p>487.829,69</text:p>
          </table:table-cell>
          <table:table-cell office:value-type="float" office:value="0" table:formula="of:=['11_24'.F2]" table:style-name="ce14">
            <text:p>0,00</text:p>
          </table:table-cell>
          <table:table-cell office:value-type="float" office:value="0" table:formula="of:=['11_24'.G2]" table:style-name="ce15">
            <text:p>0,00</text:p>
          </table:table-cell>
          <table:table-cell office:value-type="float" office:value="0" table:formula="of:=[.E13]+[.F13]+[.G12]" table:style-name="ce17">
            <text:p>0,00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250" table:style-name="ce13">
            <text:p>250</text:p>
          </table:table-cell>
          <table:table-cell office:value-type="float" office:value="61" table:formula="of:=[.J13]*[.$K$1]" table:style-name="ce20">
            <text:p>61,00</text:p>
          </table:table-cell>
          <table:table-cell office:value-type="float" office:value="189" table:formula="of:=[.J13]-[.K13]" table:style-name="ce20">
            <text:p>189,00</text:p>
          </table:table-cell>
          <table:table-cell office:value-type="float" office:value="1079.3119999999999" table:formula="of:=[.L15]+[.M15]" table:style-name="ce28">
            <text:p>1.079,31</text:p>
          </table:table-cell>
          <table:table-cell office:value-type="string" table:style-name="ce1">
            <text:p>Ksm</text:p>
          </table:table-cell>
          <table:table-cell office:value-type="float" office:value="0" table:formula="of:=['11_23'.E112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Aralık</text:p>
          </table:table-cell>
          <table:table-cell office:value-type="float" office:value="284500" table:formula="of:=['12_24'.D2]" table:style-name="ce14">
            <text:p>284.500,00</text:p>
          </table:table-cell>
          <table:table-cell office:value-type="float" office:value="-31072" table:formula="of:=['12_24'.E2]" table:style-name="ce15">
            <text:p>-31.072,00</text:p>
          </table:table-cell>
          <table:table-cell office:value-type="float" office:value="741257.69" table:formula="of:=[.B14]+[.C14]+[.D13]" table:style-name="ce16">
            <text:p>741.257,69</text:p>
          </table:table-cell>
          <table:table-cell office:value-type="float" office:value="0" table:formula="of:=['12_24'.F2]" table:style-name="ce14">
            <text:p>0,00</text:p>
          </table:table-cell>
          <table:table-cell office:value-type="float" office:value="0" table:formula="of:=['12_24'.G2]" table:style-name="ce15">
            <text:p>0,00</text:p>
          </table:table-cell>
          <table:table-cell office:value-type="float" office:value="0" table:formula="of:=[.E14]+[.F14]+[.G13]" table:style-name="ce17">
            <text:p>0,00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250" table:style-name="ce13">
            <text:p>250</text:p>
          </table:table-cell>
          <table:table-cell office:value-type="float" office:value="61" table:formula="of:=[.J14]*[.$K$1]" table:style-name="ce20">
            <text:p>61,00</text:p>
          </table:table-cell>
          <table:table-cell office:value-type="float" office:value="189" table:formula="of:=[.J14]-[.K14]" table:style-name="ce20">
            <text:p>189,00</text:p>
          </table:table-cell>
          <table:table-cell table:style-name="ce1"/>
          <table:table-cell office:value-type="string" table:style-name="ce1">
            <text:p>Arlk</text:p>
          </table:table-cell>
          <table:table-cell office:value-type="float" office:value="0" table:formula="of:=['12_23'.E110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29">
            <text:p>TPLM</text:p>
          </table:table-cell>
          <table:table-cell office:value-type="float" office:value="1390400" table:formula="of:=SUM([.B3:.B14])" table:style-name="ce30">
            <text:p>1.390.400,00</text:p>
          </table:table-cell>
          <table:table-cell office:value-type="float" office:value="-649142.31000000006" table:formula="of:=SUM([.C3:.C14])" table:style-name="ce31">
            <text:p>-649.142,31</text:p>
          </table:table-cell>
          <table:table-cell office:value-type="float" office:value="741257.69" table:formula="of:=[.B15]+[.C15]" table:style-name="ce32">
            <text:p>741.257,69</text:p>
          </table:table-cell>
          <table:table-cell office:value-type="float" office:value="0" table:formula="of:=SUM([.E3:.E14])" table:style-name="ce30">
            <text:p>0,00</text:p>
          </table:table-cell>
          <table:table-cell office:value-type="float" office:value="0" table:formula="of:=SUM([.F3:.F14])" table:style-name="ce31">
            <text:p>0,00</text:p>
          </table:table-cell>
          <table:table-cell office:value-type="float" office:value="0" table:formula="of:=[.E15]+[.F15]" table:style-name="ce32">
            <text:p>0,00</text:p>
          </table:table-cell>
          <table:table-cell table:style-name="ce18"/>
          <table:table-cell table:style-name="ce33"/>
          <table:table-cell office:value-type="float" office:value="1936" table:formula="of:=SUM([.J3:.J14])" table:style-name="ce33">
            <text:p>1936</text:p>
          </table:table-cell>
          <table:table-cell office:value-type="float" office:value="256.68799999999999" table:formula="of:=SUM([.K4:.K14])" table:style-name="ce34">
            <text:p>256,69</text:p>
          </table:table-cell>
          <table:table-cell office:value-type="float" office:value="855.31200000000001" table:formula="of:=SUM([.L4:.L14])" table:style-name="ce34">
            <text:p>855,31</text:p>
          </table:table-cell>
          <table:table-cell office:value-type="float" office:value="224" table:formula="of:=[.M10]+[.M8]+[.M6]+[.M5]+[.M3]+[.M7]" table:style-name="ce35">
            <text:p>224</text:p>
          </table:table-cell>
          <table:table-cell table:style-name="ce34"/>
          <table:table-cell table:number-columns-repeated="16370" table:style-name="ce1"/>
        </table:table-row>
        <table:table-row table:style-name="ro4">
          <table:table-cell office:value-type="float" office:value="12" table:style-name="ce36">
            <text:p>Tpl / 12</text:p>
          </table:table-cell>
          <table:table-cell office:value-type="float" office:value="115866.66666666667" table:formula="of:=[.B15]/[.A16]" table:style-name="ce37">
            <text:p>115.866,67</text:p>
          </table:table-cell>
          <table:table-cell office:value-type="float" office:value="-54095.192500000005" table:formula="of:=[.C15]/[.A16]" table:style-name="ce38">
            <text:p>-54.095,19</text:p>
          </table:table-cell>
          <table:table-cell table:style-name="ce38"/>
          <table:table-cell office:value-type="float" office:value="0" table:formula="of:=[.E15]/[.A16]" table:style-name="ce38">
            <text:p>0,00</text:p>
          </table:table-cell>
          <table:table-cell office:value-type="float" office:value="0" table:formula="of:=[.F15]/[.A16]" table:style-name="ce38">
            <text:p>0,00</text:p>
          </table:table-cell>
          <table:table-cell office:value-type="float" office:value="0" table:formula="of:=[.G15]/[.A16]" table:style-name="ce38">
            <text:p>0,00</text:p>
          </table:table-cell>
          <table:table-cell table:style-name="ce39"/>
          <table:table-cell table:style-name="ce40"/>
          <table:table-cell office:value-type="float" office:value="161.33333333333334" table:formula="of:=[.J15]/12" table:style-name="ce38">
            <text:p>161,33</text:p>
          </table:table-cell>
          <table:table-cell office:value-type="float" office:value="21.390666666666664" table:formula="of:=[.K15]/12" table:style-name="ce38">
            <text:p>21,39</text:p>
          </table:table-cell>
          <table:table-cell office:value-type="float" office:value="71.275999999999996" table:formula="of:=[.L15]/12" table:style-name="ce38">
            <text:p>71,28</text:p>
          </table:table-cell>
          <table:table-cell office:value-type="float" office:value="18.666666666666668" table:formula="of:=[.M15]/12" table:style-name="ce38">
            <text:p>18,67</text:p>
          </table:table-cell>
          <table:table-cell table:style-name="ce38"/>
          <table:table-cell office:value-type="float" office:value="148.32024615384614" table:formula="of:=AVERAGE([.O2:.O15])" table:style-name="ce41">
            <text:p>148,32</text:p>
          </table:table-cell>
          <table:table-cell table:number-columns-repeated="16369"/>
        </table:table-row>
        <table:table-row table:style-name="ro4">
          <table:table-cell/>
          <table:table-cell table:style-name="ce1"/>
          <table:table-cell table:number-columns-repeated="2" table:style-name="ce25"/>
          <table:table-cell table:number-columns-repeated="2" table:style-name="ce1"/>
          <table:table-cell table:number-columns-repeated="2" table:style-name="ce42"/>
          <table:table-cell table:style-name="ce43"/>
          <table:table-cell table:number-columns-repeated="16375" table:style-name="ce1"/>
        </table:table-row>
        <table:table-row table:style-name="ro2">
          <table:table-cell/>
          <table:table-cell table:number-columns-repeated="2" table:style-name="ce1"/>
          <table:table-cell office:value-type="string" table:style-name="ce44">
            <text:p>ocak-haziran maaş toplamı</text:p>
          </table:table-cell>
          <table:table-cell office:value-type="float" office:value="0" table:formula="of:=['01_24'.F21]+['02_24'.F22]+['03_24'.F21]+['04_24'.F21]+['05_24'.F20]+['06_24'.F22]" table:style-name="ce25">
            <text:p>0,00</text:p>
          </table:table-cell>
          <table:table-cell office:value-type="float" office:value="6986.25" table:style-name="ce1">
            <text:p>6986,25</text:p>
          </table:table-cell>
          <table:table-cell office:value-type="float" office:value="25" table:style-name="ce45">
            <text:p>25</text:p>
          </table:table-cell>
          <table:table-cell table:number-columns-repeated="2" table:style-name="ce1"/>
          <table:table-cell table:style-name="ce43"/>
          <table:table-cell table:number-columns-repeated="3" table:style-name="ce25"/>
          <table:table-cell table:number-columns-repeated="16371"/>
        </table:table-row>
        <table:table-row table:style-name="ro2">
          <table:table-cell/>
          <table:table-cell table:style-name="ce1"/>
          <table:table-cell table:style-name="ce46"/>
          <table:table-cell office:value-type="string" table:style-name="ce47">
            <text:p>temmuz-aralık maaş toplamı</text:p>
          </table:table-cell>
          <table:table-cell office:value-type="float" office:value="0" table:formula="of:=['07_24'.F27]+['08_24'.F23]+['09_24'.F22]+['10_24'.F24]+['11_24'.F22]+['12_24'.F24]" table:style-name="ce48">
            <text:p>0,00</text:p>
          </table:table-cell>
          <table:table-cell office:value-type="float" office:value="1746.5625" table:formula="of:=[.F18]*[.G18]/100" table:style-name="ce1">
            <text:p>1746,5625</text:p>
          </table:table-cell>
          <table:table-cell office:value-type="string" table:style-name="ce45">
            <text:p>ocak artış %</text:p>
          </table:table-cell>
          <table:table-cell table:number-columns-repeated="3" table:style-name="ce1"/>
          <table:table-cell table:number-columns-repeated="3" table:style-name="ce25"/>
          <table:table-cell table:number-columns-repeated="16371"/>
        </table:table-row>
        <table:table-row table:style-name="ro3">
          <table:table-cell/>
          <table:table-cell table:number-columns-repeated="2" table:style-name="ce1"/>
          <table:table-cell office:value-type="string" table:style-name="ce49">
            <text:p>Toplam ;Emekli maaşı</text:p>
          </table:table-cell>
          <table:table-cell office:value-type="float" office:value="0" table:formula="of:=SUM([.E18:.E19])" table:style-name="ce50">
            <text:p>0,00</text:p>
          </table:table-cell>
          <table:table-cell office:value-type="float" office:value="8732.8125" table:formula="of:=SUM([.F18:.F19])" table:style-name="ce51">
            <text:p>8732,8125</text:p>
          </table:table-cell>
          <table:table-cell office:value-type="string" table:style-name="ce51">
            <text:p>ocak maaş</text:p>
          </table:table-cell>
          <table:table-cell table:number-columns-repeated="3" table:style-name="ce1"/>
          <table:table-cell table:number-columns-repeated="3" table:style-name="ce25"/>
          <table:table-cell table:number-columns-repeated="16371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/>
          <table:table-cell table:style-name="ce52"/>
          <table:table-cell office:value-type="string" table:style-name="ce53">
            <text:p>2022 Aralık <text:s/>Devir</text:p>
          </table:table-cell>
          <table:table-cell table:style-name="ce52"/>
          <table:table-cell table:style-name="ce54"/>
          <table:table-cell office:value-type="float" office:value="356022.27" table:formula="of:=SUM([.F26:.F64])" table:style-name="ce55">
            <text:p>356022,27</text:p>
          </table:table-cell>
          <table:table-cell table:number-columns-repeated="6" table:style-name="ce1"/>
          <table:table-cell table:style-name="ce20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0]*[.D30]" table:style-name="ce1">
            <text:p>121323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1]*[.D31]" table:style-name="ce1">
            <text:p>15725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2]*[.D32]" table:style-name="ce1">
            <text:p>19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4">
          <table:table-cell/>
          <table:table-cell table:number-columns-repeated="4" table:style-name="ce1"/>
          <table:table-cell table:style-name="ce42"/>
          <table:table-cell table:number-columns-repeated="16378"/>
        </table:table-row>
        <table:table-row table:number-rows-repeated="1048542" table:style-name="ro4">
          <table:table-cell table:number-columns-repeated="16384"/>
        </table:table-row>
      </table:table>
      <table:table table:name="12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84500" table:formula="of:=SUM([.D4:.D34])" table:style-name="ce60">
            <text:p>284.500,00</text:p>
          </table:table-cell>
          <table:table-cell office:value-type="float" office:value="-31072" table:formula="of:=SUM([.E4:.E34])" table:style-name="ce60">
            <text:p>-3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5/12-2025-26</text:p>
          </table:table-cell>
          <table:table-cell table:style-name="ce1"/>
          <table:table-cell office:value-type="currency" office:value="12000" table:style-name="ce61">
            <text:p>₺12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B</text:p>
          </table:table-cell>
          <table:table-cell office:value-type="percentage" office:value="0.234011" table:style-name="ce67">
            <text:p>23,40%</text:p>
          </table:table-cell>
          <table:table-cell office:value-type="currency" office:value="250000" table:style-name="ce68">
            <text:p>₺250.000,00</text:p>
          </table:table-cell>
          <table:table-cell table:style-name="ce69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11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84500" table:formula="of:=SUM([.D4:.D34])" table:style-name="ce60">
            <text:p>284.500,00</text:p>
          </table:table-cell>
          <table:table-cell office:value-type="float" office:value="-41072" table:formula="of:=SUM([.E4:.E34])" table:style-name="ce60">
            <text:p>-4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4/12-2025-26</text:p>
          </table:table-cell>
          <table:table-cell table:style-name="ce1"/>
          <table:table-cell office:value-type="currency" office:value="12000" table:style-name="ce61">
            <text:p>₺12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CD</text:p>
          </table:table-cell>
          <table:table-cell office:value-type="percentage" office:value="0.234011" table:style-name="ce67">
            <text:p>23,40%</text:p>
          </table:table-cell>
          <table:table-cell office:value-type="currency" office:value="250000" table:style-name="ce68">
            <text:p>₺250.000,00</text:p>
          </table:table-cell>
          <table:table-cell table:style-name="ce69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10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54500" table:formula="of:=SUM([.D4:.D34])" table:style-name="ce60">
            <text:p>154.500,00</text:p>
          </table:table-cell>
          <table:table-cell office:value-type="float" office:value="-141072" table:formula="of:=SUM([.E4:.E34])" table:style-name="ce60">
            <text:p>-14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100000" table:style-name="ce42">
            <text:p>-100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3/12-2025-26</text:p>
          </table:table-cell>
          <table:table-cell table:style-name="ce1"/>
          <table:table-cell office:value-type="currency" office:value="12000" table:style-name="ce61">
            <text:p>₺12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A</text:p>
          </table:table-cell>
          <table:table-cell office:value-type="percentage" office:value="0.234011" table:style-name="ce67">
            <text:p>23,40%</text:p>
          </table:table-cell>
          <table:table-cell office:value-type="currency" office:value="120000" table:style-name="ce68">
            <text:p>₺120.000,00</text:p>
          </table:table-cell>
          <table:table-cell table:style-name="ce69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9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8500" table:formula="of:=SUM([.D4:.D34])" table:style-name="ce60">
            <text:p>178.500,00</text:p>
          </table:table-cell>
          <table:table-cell office:value-type="float" office:value="-41072" table:formula="of:=SUM([.E4:.E34])" table:style-name="ce60">
            <text:p>-4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2/12-2025-26</text:p>
          </table:table-cell>
          <table:table-cell table:style-name="ce1"/>
          <table:table-cell office:value-type="currency" office:value="12000" table:style-name="ce61">
            <text:p>₺12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G</text:p>
          </table:table-cell>
          <table:table-cell office:value-type="percentage" office:value="0.234011" table:style-name="ce67">
            <text:p>23,40%</text:p>
          </table:table-cell>
          <table:table-cell office:value-type="currency" office:value="144000" table:style-name="ce68">
            <text:p>₺144.000,00</text:p>
          </table:table-cell>
          <table:table-cell table:style-name="ce69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8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8500" table:formula="of:=SUM([.D4:.D34])" table:style-name="ce60">
            <text:p>178.500,00</text:p>
          </table:table-cell>
          <table:table-cell office:value-type="float" office:value="-41072" table:formula="of:=SUM([.E4:.E34])" table:style-name="ce60">
            <text:p>-4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1/12-2025-26</text:p>
          </table:table-cell>
          <table:table-cell table:style-name="ce1"/>
          <table:table-cell office:value-type="currency" office:value="12000" table:style-name="ce61">
            <text:p>₺12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E</text:p>
          </table:table-cell>
          <table:table-cell office:value-type="percentage" office:value="0.234011" table:style-name="ce67">
            <text:p>23,40%</text:p>
          </table:table-cell>
          <table:table-cell office:value-type="currency" office:value="144000" table:style-name="ce68">
            <text:p>₺144.000,00</text:p>
          </table:table-cell>
          <table:table-cell table:style-name="ce69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7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9000" table:formula="of:=SUM([.D4:.D34])" table:style-name="ce60">
            <text:p>29.000,00</text:p>
          </table:table-cell>
          <table:table-cell office:value-type="float" office:value="-41072" table:formula="of:=SUM([.E4:.E34])" table:style-name="ce60">
            <text:p>-4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12/12- Mart 2024- Mart 25 Ödenmiş oldu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8"/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6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HAZİRAN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4000" table:formula="of:=SUM([.D4:.D34])" table:style-name="ce60">
            <text:p>24.000,00</text:p>
          </table:table-cell>
          <table:table-cell office:value-type="float" office:value="-41921.81" table:formula="of:=SUM([.E4:.E34])" table:style-name="ce60">
            <text:p>-41.921,81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42">
            <text:p>-849,81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 <text:s text:c="2"/>%25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1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11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8"/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849.81" table:formula="of:=SUM([.E51:.E62])" table:style-name="ce55">
            <text:p>-849,81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9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5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MAYIS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4000" table:formula="of:=SUM([.D4:.D34])" table:style-name="ce60">
            <text:p>24.000,00</text:p>
          </table:table-cell>
          <table:table-cell office:value-type="float" office:value="-36701.81" table:formula="of:=SUM([.E4:.E34])" table:style-name="ce60">
            <text:p>-36.701,81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42">
            <text:p>-849,81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12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2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12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10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8"/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849.81" table:formula="of:=SUM([.E51:.E62])" table:style-name="ce55">
            <text:p>-849,81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8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4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NİSAN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4000" table:formula="of:=SUM([.D4:.D34])" table:style-name="ce60">
            <text:p>24.000,00</text:p>
          </table:table-cell>
          <table:table-cell office:value-type="float" office:value="-37301.81" table:formula="of:=SUM([.E4:.E34])" table:style-name="ce60">
            <text:p>-37.301,81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42">
            <text:p>-849,81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600" table:formula="of:=[.E64]" table:style-name="ce42">
            <text:p>-60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11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1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11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9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8"/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849.81" table:formula="of:=SUM([.E51:.E61])" table:style-name="ce55">
            <text:p>-849,81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7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600" table:formula="of:=SUM([.E65:.E73])" table:style-name="ce55">
            <text:p>-6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10-15T00:00:00" table:style-name="ce66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6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number-rows-repeated="7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5:.E112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09]*[.C109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/>
          <table:table-cell table:number-columns-repeated="16383" table:style-name="ce1"/>
        </table:table-row>
        <table:table-row table:style-name="ro4">
          <table:table-cell/>
          <table:table-cell table:number-columns-repeated="2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5:.E114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/>
          <table:table-cell table:number-columns-repeated="16383" table:style-name="ce1"/>
        </table:table-row>
        <table:table-row table:number-rows-repeated="1048449" table:style-name="ro5">
          <table:table-cell table:number-columns-repeated="16384"/>
        </table:table-row>
      </table:table>
      <table:table table:name="03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MART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63300" table:formula="of:=SUM([.D4:.D34])" table:style-name="ce60">
            <text:p>163.300,00</text:p>
          </table:table-cell>
          <table:table-cell office:value-type="float" office:value="-43130.92" table:formula="of:=SUM([.E4:.E34])" table:style-name="ce60">
            <text:p>-43.130,92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2704.48" table:formula="of:=[.E50]" table:style-name="ce42">
            <text:p>-2.704,48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4574.4400000000005" table:formula="of:=[.E66]" table:style-name="ce42">
            <text:p>-4.574,44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10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0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10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58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58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8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1">
            <text:p>₺2.8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8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F</text:p>
          </table:table-cell>
          <table:table-cell office:value-type="percentage" office:value="0.234011" table:style-name="ce67">
            <text:p>23,40%</text:p>
          </table:table-cell>
          <table:table-cell office:value-type="currency" office:value="144000" table:style-name="ce68">
            <text:p>₺144.000,00</text:p>
          </table:table-cell>
          <table:table-cell table:style-name="ce69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2704.48" table:formula="of:=SUM([.E51:.E63])" table:style-name="ce55">
            <text:p>-2704,48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80"/>
          <table:table-cell table:number-columns-repeated="2" table:style-name="ce64"/>
          <table:table-cell table:style-name="ce4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6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-</text:p>
          </table:table-cell>
          <table:table-cell office:value-type="float" office:value="11128" table:style-name="ce64">
            <text:p>11128</text:p>
          </table:table-cell>
          <table:table-cell office:value-type="string" table:style-name="ce78">
            <text:p><text:s/>6 – 6</text:p>
          </table:table-cell>
          <table:table-cell office:value-type="float" office:value="-1854.67" table:style-name="ce62">
            <text:p>-1.854,67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4574.4400000000005" table:formula="of:=SUM([.E67:.E76])" table:style-name="ce55">
            <text:p>-4574,4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işlemci i9 13900k</text:p>
          </table:table-cell>
          <table:table-cell table:style-name="ce64"/>
          <table:table-cell office:value-type="string" table:style-name="ce1">
            <text:p><text:s text:c="8"/>6 <text:s/>– 6</text:p>
          </table:table-cell>
          <table:table-cell office:value-type="float" office:value="-3974.44" table:style-name="ce62">
            <text:p>-3.974,44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10-15T00:00:00" table:style-name="ce66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5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8:.E115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8:.E117])" table:style-name="ce1">
            <text:p>0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2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ŞUBAT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9300" table:formula="of:=SUM([.D4:.D34])" table:style-name="ce60">
            <text:p>19.300,00</text:p>
          </table:table-cell>
          <table:table-cell office:value-type="float" office:value="-109326.98000000001" table:formula="of:=SUM([.E4:.E34])" table:style-name="ce60">
            <text:p>-109.326,98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5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3900.54" table:formula="of:=[.E50]" table:style-name="ce42">
            <text:p>-3.900,54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4574.4400000000005" table:formula="of:=[.E67]" table:style-name="ce42">
            <text:p>-4.574,44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9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9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65000" table:style-name="ce42">
            <text:p>-6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1">
            <text:p>₺2.8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7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8"/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3900.54" table:formula="of:=SUM([.E51:.E64])" table:style-name="ce55">
            <text:p>-3900,54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80"/>
          <table:table-cell table:number-columns-repeated="2" table:style-name="ce64"/>
          <table:table-cell table:style-name="ce4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80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<text:s/>9 – 9</text:p>
          </table:table-cell>
          <table:table-cell office:value-type="float" office:value="-1196.06" table:style-name="ce62">
            <text:p>-1.196,06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5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-</text:p>
          </table:table-cell>
          <table:table-cell office:value-type="float" office:value="11128" table:style-name="ce64">
            <text:p>11128</text:p>
          </table:table-cell>
          <table:table-cell office:value-type="string" table:style-name="ce78">
            <text:p><text:s/>5 – 6</text:p>
          </table:table-cell>
          <table:table-cell office:value-type="float" office:value="-1854.67" table:style-name="ce62">
            <text:p>-1.854,67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4574.4400000000005" table:formula="of:=SUM([.E68:.E77])" table:style-name="ce55">
            <text:p>-4574,4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işlemci i9 13900k</text:p>
          </table:table-cell>
          <table:table-cell table:style-name="ce64"/>
          <table:table-cell office:value-type="string" table:style-name="ce1">
            <text:p><text:s text:c="8"/>5 <text:s/>– 6</text:p>
          </table:table-cell>
          <table:table-cell office:value-type="float" office:value="-3974.44" table:style-name="ce62">
            <text:p>-3.974,44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10-15T00:00:00" table:style-name="ce66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4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9:.E116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9:.E118])" table:style-name="ce1">
            <text:p>0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1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6300" table:formula="of:=SUM([.D4:.D34])" table:style-name="ce60">
            <text:p>26.300,00</text:p>
          </table:table-cell>
          <table:table-cell office:value-type="float" office:value="-44326.98" table:formula="of:=SUM([.E4:.E34])" table:style-name="ce60">
            <text:p>-44.326,98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11-01T00:00:00" table:style-name="ce66">
            <text:p>1.Kas</text:p>
          </table:table-cell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66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3900.54" table:formula="of:=[.E50]" table:style-name="ce42">
            <text:p>-3.900,54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4574.4400000000005" table:formula="of:=[.E67]" table:style-name="ce42">
            <text:p>-4.574,44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8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8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8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number-columns-repeated="2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number-columns-repeated="2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number-columns-repeated="2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number-columns-repeated="3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1">
            <text:p>₺2.800,00</text:p>
          </table:table-cell>
          <table:table-cell table:number-columns-repeated="3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6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number-columns-repeated="3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office:value-type="currency" office:value="7000" table:style-name="ce61">
            <text:p>₺7.000,00</text:p>
          </table:table-cell>
          <table:table-cell table:style-name="ce42"/>
          <table:table-cell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8"/>
          <table:table-cell table:number-columns-repeated="3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5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3900.54" table:formula="of:=SUM([.E51:.E64])" table:style-name="ce55">
            <text:p>-3900,54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80"/>
          <table:table-cell table:number-columns-repeated="2" table:style-name="ce64"/>
          <table:table-cell table:style-name="ce4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80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8 – 9</text:p>
          </table:table-cell>
          <table:table-cell office:value-type="float" office:value="-1196.06" table:style-name="ce62">
            <text:p>-1.196,06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4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-</text:p>
          </table:table-cell>
          <table:table-cell office:value-type="float" office:value="11128" table:style-name="ce64">
            <text:p>11128</text:p>
          </table:table-cell>
          <table:table-cell office:value-type="string" table:style-name="ce78">
            <text:p><text:s/>4 – 6</text:p>
          </table:table-cell>
          <table:table-cell office:value-type="float" office:value="-1854.67" table:style-name="ce62">
            <text:p>-1.854,67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4574.4400000000005" table:formula="of:=SUM([.E68:.E77])" table:style-name="ce55">
            <text:p>-4574,4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işlemci i9 13900k</text:p>
          </table:table-cell>
          <table:table-cell table:style-name="ce64"/>
          <table:table-cell office:value-type="string" table:style-name="ce1">
            <text:p><text:s text:c="8"/>4 <text:s/>– 6</text:p>
          </table:table-cell>
          <table:table-cell office:value-type="float" office:value="-3974.44" table:style-name="ce62">
            <text:p>-3.974,44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10-15T00:00:00" table:style-name="ce66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8"/>3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9:.E116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9:.E118])" table:style-name="ce1">
            <text:p>0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GNLK-_2023" table:style-name="ta2">
        <table:table-column table:style-name="co1" table:default-cell-style-name="ce1"/>
        <table:table-column table:style-name="co19" table:default-cell-style-name="ce1"/>
        <table:table-column table:style-name="co3" table:default-cell-style-name="ce1"/>
        <table:table-column table:style-name="co19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25"/>
        <table:table-column table:style-name="co1" table:default-cell-style-name="ce25"/>
        <table:table-column table:style-name="co12" table:default-cell-style-name="ce1"/>
        <table:table-column table:style-name="co13" table:default-cell-style-name="ce1"/>
        <table:table-column table:style-name="co14" table:number-columns-repeated="16369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00000000000001" table:style-name="ce10">
            <text:p>%23,40</text:p>
          </table:table-cell>
          <table:table-cell office:value-type="percentage" office:value="0.76600000000000001" table:formula="of:=1-[.K1]" table:style-name="ce10">
            <text:p>%76,60</text:p>
          </table:table-cell>
          <table:table-cell table:style-name="ce11"/>
          <table:table-cell table:style-name="ce9"/>
          <table:table-cell office:value-type="string" table:style-name="ce1">
            <text:p>NY</text:p>
          </table:table-cell>
          <table:table-cell table:number-columns-repeated="16369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table:style-name="ce9"/>
          <table:table-cell office:value-type="float" office:value="356.02226999999999" table:formula="of:=[.F25]/1000" table:style-name="ce1">
            <text:p>356,02227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13261" table:formula="of:=['01_23'.D2]" table:style-name="ce14">
            <text:p>13.261,00</text:p>
          </table:table-cell>
          <table:table-cell office:value-type="float" office:value="-22808.309999999998" table:formula="of:=['01_23'.E2]" table:style-name="ce15">
            <text:p>-22.808,31</text:p>
          </table:table-cell>
          <table:table-cell office:value-type="float" office:value="-9547.3099999999977" table:formula="of:=[.B3]+[.C3]" table:style-name="ce16">
            <text:p>-9.547,31</text:p>
          </table:table-cell>
          <table:table-cell office:value-type="float" office:value="8049.2" table:formula="of:=['01_23'.F2]" table:style-name="ce14">
            <text:p>8.049,20</text:p>
          </table:table-cell>
          <table:table-cell office:value-type="float" office:value="-23047.62" table:formula="of:=['01_23'.G2]" table:style-name="ce15">
            <text:p>-23.047,62</text:p>
          </table:table-cell>
          <table:table-cell office:value-type="float" office:value="-14998.419999999998" table:formula="of:=[.E3]+[.F3]" table:style-name="ce17">
            <text:p>-14.998,42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78" table:style-name="ce13">
            <text:p>78</text:p>
          </table:table-cell>
          <table:table-cell table:style-name="ce20"/>
          <table:table-cell table:style-name="ce1"/>
          <table:table-cell office:value-type="float" office:value="78" table:formula="of:=[.J3]" table:style-name="ce13">
            <text:p>78</text:p>
          </table:table-cell>
          <table:table-cell office:value-type="string" table:style-name="ce21">
            <text:p>Şbt</text:p>
          </table:table-cell>
          <table:table-cell office:value-type="float" office:value="356.02226999999999" table:formula="of:=['01_23'.E111]/1000" table:style-name="ce1">
            <text:p>356,02227</text:p>
          </table:table-cell>
          <table:table-cell table:number-columns-repeated="16369"/>
        </table:table-row>
        <table:table-row table:style-name="ro3">
          <table:table-cell office:value-type="string" table:style-name="ce13">
            <text:p>Şubat</text:p>
          </table:table-cell>
          <table:table-cell office:value-type="float" office:value="15761" table:formula="of:=['02_23'.D2]" table:style-name="ce14">
            <text:p>15.761,00</text:p>
          </table:table-cell>
          <table:table-cell office:value-type="float" office:value="-56286.92" table:formula="of:=['02_23'.E2]" table:style-name="ce15">
            <text:p>-56.286,92</text:p>
          </table:table-cell>
          <table:table-cell office:value-type="float" office:value="-50073.229999999996" table:formula="of:=[.B4]+[.C4]+[.D3]" table:style-name="ce16">
            <text:p>-50.073,23</text:p>
          </table:table-cell>
          <table:table-cell office:value-type="float" office:value="26990.010000000002" table:formula="of:=['02_23'.F2]" table:style-name="ce14">
            <text:p>26.990,01</text:p>
          </table:table-cell>
          <table:table-cell office:value-type="float" office:value="-77441.489999999991" table:formula="of:=['02_23'.G2]" table:style-name="ce15">
            <text:p>-77.441,49</text:p>
          </table:table-cell>
          <table:table-cell office:value-type="float" office:value="-65449.899999999987" table:formula="of:=[.E4]+[.F4]+[.G3]" table:style-name="ce17">
            <text:p>-65.449,9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83.16" table:style-name="ce13">
            <text:p>83,16</text:p>
          </table:table-cell>
          <table:table-cell office:value-type="float" office:value="19.459440000000001" table:formula="of:=[.J4]*[.$K$1]" table:style-name="ce20">
            <text:p>19,46</text:p>
          </table:table-cell>
          <table:table-cell office:value-type="float" office:value="63.700559999999996" table:formula="of:=[.J4]-[.K4]" table:style-name="ce20">
            <text:p>63,70</text:p>
          </table:table-cell>
          <table:table-cell table:style-name="ce1"/>
          <table:table-cell office:value-type="string" table:style-name="ce22">
            <text:p>Mart</text:p>
          </table:table-cell>
          <table:table-cell office:value-type="float" office:value="335.74799999999999" table:formula="of:=['02_23'.E111]/1000" table:style-name="ce1">
            <text:p>335,748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88189" table:formula="of:=['03_23'.D2]" table:style-name="ce14">
            <text:p>88.189,00</text:p>
          </table:table-cell>
          <table:table-cell office:value-type="float" office:value="-24634.690000000002" table:formula="of:=['03_23'.E2]" table:style-name="ce15">
            <text:p>-24.634,69</text:p>
          </table:table-cell>
          <table:table-cell office:value-type="float" office:value="13481.080000000002" table:formula="of:=[.B5]+[.C5]+[.D4]" table:style-name="ce16">
            <text:p>13.481,08</text:p>
          </table:table-cell>
          <table:table-cell office:value-type="float" office:value="23139.34" table:formula="of:=['03_23'.F2]" table:style-name="ce14">
            <text:p>23.139,34</text:p>
          </table:table-cell>
          <table:table-cell office:value-type="float" office:value="-33283.54" table:formula="of:=['03_23'.G2]" table:style-name="ce15">
            <text:p>-33.283,54</text:p>
          </table:table-cell>
          <table:table-cell office:value-type="float" office:value="-75594.099999999991" table:formula="of:=[.E5]+[.F5]+[.G4]" table:style-name="ce17">
            <text:p>-75.594,10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33" table:style-name="ce13">
            <text:p>33</text:p>
          </table:table-cell>
          <table:table-cell table:style-name="ce20"/>
          <table:table-cell table:style-name="ce1"/>
          <table:table-cell office:value-type="float" office:value="33" table:style-name="ce13">
            <text:p>33</text:p>
          </table:table-cell>
          <table:table-cell office:value-type="string" table:style-name="ce21">
            <text:p>Nsn</text:p>
          </table:table-cell>
          <table:table-cell office:value-type="float" office:value="310.9323" table:formula="of:=['03_23'.E111]/1000" table:style-name="ce1">
            <text:p>310,932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20911" table:formula="of:=['04_23'.D2]" table:style-name="ce14">
            <text:p>20.911,00</text:p>
          </table:table-cell>
          <table:table-cell office:value-type="float" office:value="-54277.093000000001" table:formula="of:=['04_23'.E2]" table:style-name="ce15">
            <text:p>-54.277,09</text:p>
          </table:table-cell>
          <table:table-cell office:value-type="float" office:value="-19885.012999999999" table:formula="of:=[.B6]+[.C6]+[.D5]" table:style-name="ce16">
            <text:p>-19.885,01</text:p>
          </table:table-cell>
          <table:table-cell office:value-type="float" office:value="72630" table:formula="of:=['04_23'.F2]" table:style-name="ce14">
            <text:p>72.630,00</text:p>
          </table:table-cell>
          <table:table-cell office:value-type="float" office:value="-58332.79" table:formula="of:=['04_23'.G2]" table:style-name="ce15">
            <text:p>-58.332,79</text:p>
          </table:table-cell>
          <table:table-cell office:value-type="float" office:value="-61296.889999999992" table:formula="of:=[.E6]+[.F6]+[.G5]" table:style-name="ce17">
            <text:p>-61.296,89</text:p>
          </table:table-cell>
          <table:table-cell table:style-name="ce18"/>
          <table:table-cell office:value-type="string" table:style-name="ce23">
            <text:p>maaş ocak-haziran</text:p>
          </table:table-cell>
          <table:table-cell table:number-columns-repeated="3" table:style-name="ce1"/>
          <table:table-cell office:value-type="float" office:value="39.208550000000002" table:formula="of:=[.E18]/1000" table:style-name="ce24">
            <text:p>39</text:p>
          </table:table-cell>
          <table:table-cell table:style-name="ce21"/>
          <table:table-cell office:value-type="float" office:value="367.48341000000005" table:formula="of:=['04_23'.E111]/1000" table:style-name="ce1">
            <text:p>367,48341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Mayıs</text:p>
          </table:table-cell>
          <table:table-cell office:value-type="float" office:value="17911" table:formula="of:=['05_23'.D2]" table:style-name="ce14">
            <text:p>17.911,00</text:p>
          </table:table-cell>
          <table:table-cell office:value-type="float" office:value="-20977.52" table:formula="of:=['05_23'.E2]" table:style-name="ce15">
            <text:p>-20.977,52</text:p>
          </table:table-cell>
          <table:table-cell office:value-type="float" office:value="-22951.532999999999" table:formula="of:=[.B7]+[.C7]+[.D6]" table:style-name="ce16">
            <text:p>-22.951,53</text:p>
          </table:table-cell>
          <table:table-cell office:value-type="float" office:value="19800" table:formula="of:=['05_23'.F2]" table:style-name="ce14">
            <text:p>19.800,00</text:p>
          </table:table-cell>
          <table:table-cell office:value-type="float" office:value="-25248.52" table:formula="of:=['05_23'.G2]" table:style-name="ce15">
            <text:p>-25.248,52</text:p>
          </table:table-cell>
          <table:table-cell office:value-type="float" office:value="-66745.409999999989" table:formula="of:=[.E7]+[.F7]+[.G6]" table:style-name="ce17">
            <text:p>-66.745,41</text:p>
          </table:table-cell>
          <table:table-cell table:style-name="ce18"/>
          <table:table-cell office:value-type="string" table:style-name="ce23">
            <text:p>maaş temmuz-aralık</text:p>
          </table:table-cell>
          <table:table-cell table:style-name="ce1"/>
          <table:table-cell table:number-columns-repeated="2" table:style-name="ce25"/>
          <table:table-cell office:value-type="float" office:value="30" table:formula="of:=[.E19]/1000" table:style-name="ce26">
            <text:p>30</text:p>
          </table:table-cell>
          <table:table-cell table:style-name="ce1"/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Hazrn</text:p>
          </table:table-cell>
          <table:table-cell office:value-type="float" office:value="28744" table:formula="of:=['06_23'.D2]" table:style-name="ce14">
            <text:p>28.744,00</text:p>
          </table:table-cell>
          <table:table-cell office:value-type="float" office:value="-26572.629999999997" table:formula="of:=['06_23'.E2]" table:style-name="ce15">
            <text:p>-26.572,63</text:p>
          </table:table-cell>
          <table:table-cell office:value-type="float" office:value="-20780.162999999997" table:formula="of:=[.B8]+[.C8]+[.D7]" table:style-name="ce16">
            <text:p>-20.780,16</text:p>
          </table:table-cell>
          <table:table-cell office:value-type="float" office:value="33133" table:formula="of:=['06_23'.F2]" table:style-name="ce14">
            <text:p>33.133,00</text:p>
          </table:table-cell>
          <table:table-cell office:value-type="float" office:value="-28830.22" table:formula="of:=['06_23'.G2]" table:style-name="ce15">
            <text:p>-28.830,22</text:p>
          </table:table-cell>
          <table:table-cell office:value-type="float" office:value="-62442.62999999999" table:formula="of:=[.E8]+[.F8]+[.G7]" table:style-name="ce17">
            <text:p>-62.442,63</text:p>
          </table:table-cell>
          <table:table-cell table:style-name="ce18"/>
          <table:table-cell office:value-type="string" table:style-name="ce19">
            <text:p>lise</text:p>
          </table:table-cell>
          <table:table-cell office:value-type="float" office:value="240" table:style-name="ce13">
            <text:p>240</text:p>
          </table:table-cell>
          <table:table-cell table:style-name="ce20"/>
          <table:table-cell office:value-type="float" office:value="60" table:style-name="ce25">
            <text:p>60,00</text:p>
          </table:table-cell>
          <table:table-cell office:value-type="float" office:value="37" table:style-name="ce13">
            <text:p>37</text:p>
          </table:table-cell>
          <table:table-cell office:value-type="string" table:style-name="ce1">
            <text:p>Eyl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Temmz</text:p>
          </table:table-cell>
          <table:table-cell office:value-type="float" office:value="67911" table:formula="of:=['07_23'.D2]" table:style-name="ce14">
            <text:p>67.911,00</text:p>
          </table:table-cell>
          <table:table-cell office:value-type="float" office:value="-35277.64" table:formula="of:=['07_23'.E2]" table:style-name="ce15">
            <text:p>-35.277,64</text:p>
          </table:table-cell>
          <table:table-cell office:value-type="float" office:value="11853.197000000004" table:formula="of:=[.B9]+[.C9]+[.D8]" table:style-name="ce16">
            <text:p>11.853,20</text:p>
          </table:table-cell>
          <table:table-cell office:value-type="float" office:value="70250" table:formula="of:=['07_23'.F2]" table:style-name="ce14">
            <text:p>70.250,00</text:p>
          </table:table-cell>
          <table:table-cell office:value-type="float" office:value="-42110.31" table:formula="of:=['07_23'.G2]" table:style-name="ce15">
            <text:p>-42.110,31</text:p>
          </table:table-cell>
          <table:table-cell office:value-type="float" office:value="-34302.939999999988" table:formula="of:=[.E9]+[.F9]+[.G8]" table:style-name="ce17">
            <text:p>-34.302,94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96" table:style-name="ce13">
            <text:p>96</text:p>
          </table:table-cell>
          <table:table-cell office:value-type="float" office:value="22.464000000000002" table:formula="of:=[.J9]*[.$K$1]" table:style-name="ce20">
            <text:p>22,46</text:p>
          </table:table-cell>
          <table:table-cell office:value-type="float" office:value="73.536000000000001" table:formula="of:=[.J9]-[.K9]" table:style-name="ce20">
            <text:p>73,54</text:p>
          </table:table-cell>
          <table:table-cell office:value-type="float" office:value="69.840425833333327" table:formula="of:=[.M13]/12" table:style-name="ce27">
            <text:p>69,84</text:p>
          </table:table-cell>
          <table:table-cell office:value-type="string" table:style-name="ce21">
            <text:p>Ağsts</text:p>
          </table:table-cell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Ağusts</text:p>
          </table:table-cell>
          <table:table-cell office:value-type="float" office:value="87911" table:formula="of:=['08_23'.D2]" table:style-name="ce14">
            <text:p>87.911,00</text:p>
          </table:table-cell>
          <table:table-cell office:value-type="float" office:value="-32079.01" table:formula="of:=['08_23'.E2]" table:style-name="ce15">
            <text:p>-32.079,01</text:p>
          </table:table-cell>
          <table:table-cell office:value-type="float" office:value="67685.187000000005" table:formula="of:=[.B10]+[.C10]+[.D9]" table:style-name="ce16">
            <text:p>67.685,19</text:p>
          </table:table-cell>
          <table:table-cell office:value-type="float" office:value="16800" table:formula="of:=['08_23'.F2]" table:style-name="ce14">
            <text:p>16.800,00</text:p>
          </table:table-cell>
          <table:table-cell office:value-type="float" office:value="-37135.350000000006" table:formula="of:=['08_23'.G2]" table:style-name="ce15">
            <text:p>-37.135,35</text:p>
          </table:table-cell>
          <table:table-cell office:value-type="float" office:value="-54638.289999999994" table:formula="of:=[.E10]+[.F10]+[.G9]" table:style-name="ce17">
            <text:p>-54.638,29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100" table:style-name="ce13">
            <text:p>100</text:p>
          </table:table-cell>
          <table:table-cell table:style-name="ce20"/>
          <table:table-cell table:style-name="ce25"/>
          <table:table-cell office:value-type="float" office:value="10" table:style-name="ce13">
            <text:p>10</text:p>
          </table:table-cell>
          <table:table-cell office:value-type="string" table:style-name="ce21">
            <text:p>Hzrn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Eylül</text:p>
          </table:table-cell>
          <table:table-cell office:value-type="float" office:value="133300" table:formula="of:=['09_23'.D2]" table:style-name="ce14">
            <text:p>133.300,00</text:p>
          </table:table-cell>
          <table:table-cell office:value-type="float" office:value="-31871.02" table:formula="of:=['09_23'.E2]" table:style-name="ce15">
            <text:p>-31.871,02</text:p>
          </table:table-cell>
          <table:table-cell office:value-type="float" office:value="169114.16700000002" table:formula="of:=[.B11]+[.C11]+[.D10]" table:style-name="ce16">
            <text:p>169.114,17</text:p>
          </table:table-cell>
          <table:table-cell office:value-type="float" office:value="257800" table:formula="of:=['09_23'.F2]" table:style-name="ce14">
            <text:p>257.800,00</text:p>
          </table:table-cell>
          <table:table-cell office:value-type="float" office:value="-34914.910000000003" table:formula="of:=['09_23'.G2]" table:style-name="ce15">
            <text:p>-34.914,91</text:p>
          </table:table-cell>
          <table:table-cell office:value-type="float" office:value="168246.8" table:formula="of:=[.E11]+[.F11]+[.G10]" table:style-name="ce17">
            <text:p>168.246,80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96" table:style-name="ce13">
            <text:p>96</text:p>
          </table:table-cell>
          <table:table-cell office:value-type="float" office:value="22.464000000000002" table:formula="of:=[.J11]*[.$K$1]" table:style-name="ce20">
            <text:p>22,46</text:p>
          </table:table-cell>
          <table:table-cell office:value-type="float" office:value="73.536000000000001" table:formula="of:=[.J11]-[.K11]" table:style-name="ce20">
            <text:p>73,54</text:p>
          </table:table-cell>
          <table:table-cell table:style-name="ce1"/>
          <table:table-cell office:value-type="string" table:style-name="ce1">
            <text:p>Eyl</text:p>
          </table:table-cell>
          <table:table-cell office:value-type="float" office:value="3.6" table:formula="of:=['09_23'.E120]/1000" table:style-name="ce1">
            <text:p>3,6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32800" table:formula="of:=['10_23'.D2]" table:style-name="ce14">
            <text:p>32.800,00</text:p>
          </table:table-cell>
          <table:table-cell office:value-type="float" office:value="-44478.170000000006" table:formula="of:=['10_23'.E2]" table:style-name="ce15">
            <text:p>-44.478,17</text:p>
          </table:table-cell>
          <table:table-cell office:value-type="float" office:value="157435.997" table:formula="of:=[.B12]+[.C12]+[.D11]" table:style-name="ce16">
            <text:p>157.436,00</text:p>
          </table:table-cell>
          <table:table-cell office:value-type="float" office:value="17200" table:formula="of:=['10_23'.F2]" table:style-name="ce14">
            <text:p>17.200,00</text:p>
          </table:table-cell>
          <table:table-cell office:value-type="float" office:value="-43968.17" table:formula="of:=['10_23'.G2]" table:style-name="ce15">
            <text:p>-43.968,17</text:p>
          </table:table-cell>
          <table:table-cell office:value-type="float" office:value="141478.63" table:formula="of:=[.E12]+[.F12]+[.G11]" table:style-name="ce17">
            <text:p>141.478,63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84" table:style-name="ce13">
            <text:p>84</text:p>
          </table:table-cell>
          <table:table-cell office:value-type="float" office:value="19.656000000000002" table:formula="of:=[.J12]*[.$K$1]" table:style-name="ce20">
            <text:p>19,66</text:p>
          </table:table-cell>
          <table:table-cell office:value-type="float" office:value="64.343999999999994" table:formula="of:=[.J12]-[.K12]" table:style-name="ce20">
            <text:p>64,34</text:p>
          </table:table-cell>
          <table:table-cell table:style-name="ce1"/>
          <table:table-cell office:value-type="string" table:style-name="ce21">
            <text:p>Ekm</text:p>
          </table:table-cell>
          <table:table-cell office:value-type="float" office:value="0" table:formula="of:=['10_23'.E128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Kasım</text:p>
          </table:table-cell>
          <table:table-cell office:value-type="float" office:value="142800" table:formula="of:=['11_23'.D2]" table:style-name="ce14">
            <text:p>142.800,00</text:p>
          </table:table-cell>
          <table:table-cell office:value-type="float" office:value="-108843.11" table:formula="of:=['11_23'.E2]" table:style-name="ce15">
            <text:p>-108.843,11</text:p>
          </table:table-cell>
          <table:table-cell office:value-type="float" office:value="191392.88699999999" table:formula="of:=[.B13]+[.C13]+[.D12]" table:style-name="ce16">
            <text:p>191.392,89</text:p>
          </table:table-cell>
          <table:table-cell office:value-type="float" office:value="2800" table:formula="of:=['11_23'.F2]" table:style-name="ce14">
            <text:p>2.800,00</text:p>
          </table:table-cell>
          <table:table-cell office:value-type="float" office:value="-73783.12" table:formula="of:=['11_23'.G2]" table:style-name="ce15">
            <text:p>-73.783,12</text:p>
          </table:table-cell>
          <table:table-cell office:value-type="float" office:value="70495.510000000009" table:formula="of:=[.E13]+[.F13]+[.G12]" table:style-name="ce17">
            <text:p>70.495,5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180" table:style-name="ce13">
            <text:p>180</text:p>
          </table:table-cell>
          <table:table-cell office:value-type="float" office:value="42.120000000000005" table:formula="of:=[.J13]*[.$K$1]" table:style-name="ce20">
            <text:p>42,12</text:p>
          </table:table-cell>
          <table:table-cell office:value-type="float" office:value="137.88" table:formula="of:=[.J13]-[.K13]" table:style-name="ce20">
            <text:p>137,88</text:p>
          </table:table-cell>
          <table:table-cell office:value-type="float" office:value="838.08510999999999" table:formula="of:=[.L15]+[.M15]" table:style-name="ce28">
            <text:p>838,09</text:p>
          </table:table-cell>
          <table:table-cell office:value-type="string" table:style-name="ce1">
            <text:p>Ksm</text:p>
          </table:table-cell>
          <table:table-cell office:value-type="float" office:value="0" table:formula="of:=['11_23'.E112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Aralık</text:p>
          </table:table-cell>
          <table:table-cell office:value-type="float" office:value="149800" table:formula="of:=['12_23'.D2]" table:style-name="ce14">
            <text:p>149.800,00</text:p>
          </table:table-cell>
          <table:table-cell office:value-type="float" office:value="-33859.51" table:formula="of:=['12_23'.E2]" table:style-name="ce15">
            <text:p>-33.859,51</text:p>
          </table:table-cell>
          <table:table-cell office:value-type="float" office:value="307333.37699999998" table:formula="of:=[.B14]+[.C14]+[.D13]" table:style-name="ce16">
            <text:p>307.333,38</text:p>
          </table:table-cell>
          <table:table-cell office:value-type="float" office:value="0" table:formula="of:=['12_23'.F2]" table:style-name="ce14">
            <text:p>0,00</text:p>
          </table:table-cell>
          <table:table-cell office:value-type="float" office:value="0" table:formula="of:=['12_23'.G2]" table:style-name="ce15">
            <text:p>0,00</text:p>
          </table:table-cell>
          <table:table-cell office:value-type="float" office:value="70495.510000000009" table:formula="of:=[.E14]+[.F14]+[.G13]" table:style-name="ce17">
            <text:p>70.495,51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180" table:style-name="ce13">
            <text:p>180</text:p>
          </table:table-cell>
          <table:table-cell office:value-type="float" office:value="42.120000000000005" table:formula="of:=[.J14]*[.$K$1]" table:style-name="ce20">
            <text:p>42,12</text:p>
          </table:table-cell>
          <table:table-cell office:value-type="float" office:value="137.88" table:formula="of:=[.J14]-[.K14]" table:style-name="ce20">
            <text:p>137,88</text:p>
          </table:table-cell>
          <table:table-cell table:style-name="ce1"/>
          <table:table-cell office:value-type="string" table:style-name="ce1">
            <text:p>Arlk</text:p>
          </table:table-cell>
          <table:table-cell office:value-type="float" office:value="0" table:formula="of:=['12_23'.E110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29">
            <text:p>TPLM</text:p>
          </table:table-cell>
          <table:table-cell office:value-type="float" office:value="799299" table:formula="of:=SUM([.B3:.B14])" table:style-name="ce30">
            <text:p>799.299,00</text:p>
          </table:table-cell>
          <table:table-cell office:value-type="float" office:value="-491965.62300000002" table:formula="of:=SUM([.C3:.C14])" table:style-name="ce31">
            <text:p>-491.965,62</text:p>
          </table:table-cell>
          <table:table-cell office:value-type="float" office:value="307333.37699999998" table:formula="of:=[.B15]+[.C15]" table:style-name="ce32">
            <text:p>307.333,38</text:p>
          </table:table-cell>
          <table:table-cell office:value-type="float" office:value="548591.55000000005" table:formula="of:=SUM([.E3:.E14])" table:style-name="ce30">
            <text:p>548.591,55</text:p>
          </table:table-cell>
          <table:table-cell office:value-type="float" office:value="-478096.04" table:formula="of:=SUM([.F3:.F14])" table:style-name="ce31">
            <text:p>-478.096,04</text:p>
          </table:table-cell>
          <table:table-cell office:value-type="float" office:value="70495.510000000068" table:formula="of:=[.E15]+[.F15]" table:style-name="ce32">
            <text:p>70.495,51</text:p>
          </table:table-cell>
          <table:table-cell table:style-name="ce18"/>
          <table:table-cell table:style-name="ce33"/>
          <table:table-cell office:value-type="float" office:value="1170.1599999999999" table:formula="of:=SUM([.J3:.J14])" table:style-name="ce33">
            <text:p>1170,16</text:p>
          </table:table-cell>
          <table:table-cell office:value-type="float" office:value="168.28344000000001" table:formula="of:=SUM([.K4:.K14])" table:style-name="ce34">
            <text:p>168,28</text:p>
          </table:table-cell>
          <table:table-cell office:value-type="float" office:value="610.87655999999993" table:formula="of:=SUM([.L4:.L14])" table:style-name="ce34">
            <text:p>610,88</text:p>
          </table:table-cell>
          <table:table-cell office:value-type="float" office:value="227.20855" table:formula="of:=[.M10]+[.M8]+[.M6]+[.M5]+[.M3]+[.M7]" table:style-name="ce35">
            <text:p>227</text:p>
          </table:table-cell>
          <table:table-cell table:style-name="ce34"/>
          <table:table-cell table:number-columns-repeated="16370" table:style-name="ce1"/>
        </table:table-row>
        <table:table-row table:style-name="ro4">
          <table:table-cell office:value-type="float" office:value="12" table:style-name="ce36">
            <text:p>Tpl / 12</text:p>
          </table:table-cell>
          <table:table-cell office:value-type="float" office:value="66608.25" table:formula="of:=[.B15]/[.A16]" table:style-name="ce37">
            <text:p>66.608,25</text:p>
          </table:table-cell>
          <table:table-cell office:value-type="float" office:value="-40997.135249999999" table:formula="of:=[.C15]/[.A16]" table:style-name="ce38">
            <text:p>-40.997,14</text:p>
          </table:table-cell>
          <table:table-cell table:style-name="ce38"/>
          <table:table-cell office:value-type="float" office:value="45715.962500000001" table:formula="of:=[.E15]/[.A16]" table:style-name="ce38">
            <text:p>45.715,96</text:p>
          </table:table-cell>
          <table:table-cell office:value-type="float" office:value="-39841.336666666662" table:formula="of:=[.F15]/[.A16]" table:style-name="ce38">
            <text:p>-39.841,34</text:p>
          </table:table-cell>
          <table:table-cell office:value-type="float" office:value="5874.625833333339" table:formula="of:=[.G15]/[.A16]" table:style-name="ce38">
            <text:p>5.874,63</text:p>
          </table:table-cell>
          <table:table-cell table:style-name="ce39"/>
          <table:table-cell table:style-name="ce40"/>
          <table:table-cell office:value-type="float" office:value="97.513333333333321" table:formula="of:=[.J15]/12" table:style-name="ce38">
            <text:p>97,51</text:p>
          </table:table-cell>
          <table:table-cell office:value-type="float" office:value="14.023620000000001" table:formula="of:=[.K15]/12" table:style-name="ce38">
            <text:p>14,02</text:p>
          </table:table-cell>
          <table:table-cell office:value-type="float" office:value="50.906379999999992" table:formula="of:=[.L15]/12" table:style-name="ce38">
            <text:p>50,91</text:p>
          </table:table-cell>
          <table:table-cell office:value-type="float" office:value="18.934045833333332" table:formula="of:=[.M15]/12" table:style-name="ce38">
            <text:p>18,93</text:p>
          </table:table-cell>
          <table:table-cell table:style-name="ce38"/>
          <table:table-cell office:value-type="float" office:value="253.71916769230768" table:formula="of:=AVERAGE([.O2:.O15])" table:style-name="ce41">
            <text:p>253,72</text:p>
          </table:table-cell>
          <table:table-cell table:number-columns-repeated="16369"/>
        </table:table-row>
        <table:table-row table:style-name="ro4">
          <table:table-cell/>
          <table:table-cell table:style-name="ce1"/>
          <table:table-cell table:number-columns-repeated="2" table:style-name="ce25"/>
          <table:table-cell table:number-columns-repeated="2" table:style-name="ce1"/>
          <table:table-cell table:number-columns-repeated="2" table:style-name="ce42"/>
          <table:table-cell table:style-name="ce43"/>
          <table:table-cell table:number-columns-repeated="16375" table:style-name="ce1"/>
        </table:table-row>
        <table:table-row table:style-name="ro2">
          <table:table-cell/>
          <table:table-cell table:number-columns-repeated="2" table:style-name="ce1"/>
          <table:table-cell office:value-type="string" table:style-name="ce44">
            <text:p>ocak-haziran maaş toplamı</text:p>
          </table:table-cell>
          <table:table-cell office:value-type="float" office:value="39208.550000000003" table:formula="of:=['01_23'.F20]+['02_23'.F21]+['03_23'.F20]+['04_23'.F20]+['05_23'.F19]+['06_23'.F21]" table:style-name="ce25">
            <text:p>39.208,55</text:p>
          </table:table-cell>
          <table:table-cell office:value-type="float" office:value="5589" table:style-name="ce1">
            <text:p>5589</text:p>
          </table:table-cell>
          <table:table-cell office:value-type="float" office:value="25" table:style-name="ce45">
            <text:p>25</text:p>
          </table:table-cell>
          <table:table-cell table:number-columns-repeated="2" table:style-name="ce1"/>
          <table:table-cell table:style-name="ce43"/>
          <table:table-cell table:number-columns-repeated="3" table:style-name="ce25"/>
          <table:table-cell table:number-columns-repeated="16371"/>
        </table:table-row>
        <table:table-row table:style-name="ro2">
          <table:table-cell/>
          <table:table-cell table:style-name="ce1"/>
          <table:table-cell table:style-name="ce46"/>
          <table:table-cell office:value-type="string" table:style-name="ce47">
            <text:p>temmuz-aralık maaş toplamı</text:p>
          </table:table-cell>
          <table:table-cell office:value-type="float" office:value="30000" table:formula="of:=['07_23'.F26]+['08_23'.F22]+['09_23'.F21]+['10_23'.F23]+['11_23'.F22]+['12_23'.F25]" table:style-name="ce48">
            <text:p>30.000,00</text:p>
          </table:table-cell>
          <table:table-cell office:value-type="float" office:value="1397.25" table:formula="of:=[.F18]*[.G18]/100" table:style-name="ce1">
            <text:p>1397,25</text:p>
          </table:table-cell>
          <table:table-cell office:value-type="string" table:style-name="ce45">
            <text:p>temmuz artış %</text:p>
          </table:table-cell>
          <table:table-cell table:number-columns-repeated="3" table:style-name="ce1"/>
          <table:table-cell table:number-columns-repeated="3" table:style-name="ce25"/>
          <table:table-cell table:number-columns-repeated="16371"/>
        </table:table-row>
        <table:table-row table:style-name="ro3">
          <table:table-cell/>
          <table:table-cell table:number-columns-repeated="2" table:style-name="ce1"/>
          <table:table-cell office:value-type="string" table:style-name="ce49">
            <text:p>Toplam ;Emekli maaşı</text:p>
          </table:table-cell>
          <table:table-cell office:value-type="float" office:value="69208.55" table:formula="of:=SUM([.E18:.E19])" table:style-name="ce50">
            <text:p>69.208,55</text:p>
          </table:table-cell>
          <table:table-cell office:value-type="float" office:value="6986.25" table:formula="of:=SUM([.F18:.F19])" table:style-name="ce51">
            <text:p>6986,25</text:p>
          </table:table-cell>
          <table:table-cell office:value-type="string" table:style-name="ce51">
            <text:p>temmuz maaş</text:p>
          </table:table-cell>
          <table:table-cell table:number-columns-repeated="3" table:style-name="ce1"/>
          <table:table-cell table:number-columns-repeated="3" table:style-name="ce25"/>
          <table:table-cell table:number-columns-repeated="16371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/>
          <table:table-cell table:style-name="ce52"/>
          <table:table-cell office:value-type="string" table:style-name="ce53">
            <text:p>2022 Aralık <text:s/>Devir</text:p>
          </table:table-cell>
          <table:table-cell table:style-name="ce52"/>
          <table:table-cell table:style-name="ce54"/>
          <table:table-cell office:value-type="float" office:value="356022.27" table:formula="of:=SUM([.F26:.F64])" table:style-name="ce55">
            <text:p>356022,27</text:p>
          </table:table-cell>
          <table:table-cell table:number-columns-repeated="6" table:style-name="ce1"/>
          <table:table-cell table:style-name="ce20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0]*[.D30]" table:style-name="ce1">
            <text:p>121323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1]*[.D31]" table:style-name="ce1">
            <text:p>15725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2]*[.D32]" table:style-name="ce1">
            <text:p>19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4">
          <table:table-cell/>
          <table:table-cell table:number-columns-repeated="4" table:style-name="ce1"/>
          <table:table-cell table:style-name="ce42"/>
          <table:table-cell table:number-columns-repeated="16378"/>
        </table:table-row>
        <table:table-row table:number-rows-repeated="1048542" table:style-name="ro4">
          <table:table-cell table:number-columns-repeated="16384"/>
        </table:table-row>
      </table:table>
      <table:table table:name="PERI" table:style-name="ta2">
        <table:table-column table:style-name="co20" table:default-cell-style-name="ce1"/>
        <table:table-column table:style-name="co15" table:default-cell-style-name="ce1"/>
        <table:table-column table:style-name="co21" table:default-cell-style-name="ce1"/>
        <table:table-column table:style-name="co15" table:number-columns-repeated="3" table:default-cell-style-name="ce25"/>
        <table:table-column table:style-name="co14" table:number-columns-repeated="16378" table:default-cell-style-name="ce1"/>
        <table:table-row table:style-name="ro4">
          <table:table-cell/>
          <table:table-cell table:number-columns-repeated="2" table:style-name="ce1"/>
          <table:table-cell table:style-name="ce25"/>
          <table:table-cell office:value-type="string" table:style-name="ce81">
            <text:p>Peri</text:p>
          </table:table-cell>
          <table:table-cell office:value-type="string" table:style-name="ce81">
            <text:p>BAKİYE</text:p>
          </table:table-cell>
          <table:table-cell table:number-columns-repeated="16378"/>
        </table:table-row>
        <table:table-row table:style-name="ro4">
          <table:table-cell/>
          <table:table-cell table:number-columns-repeated="2" table:style-name="ce1"/>
          <table:table-cell table:style-name="ce25"/>
          <table:table-cell office:value-type="string" table:style-name="ce82">
            <text:p>ödeme</text:p>
          </table:table-cell>
          <table:table-cell table:style-name="ce25"/>
          <table:table-cell table:number-columns-repeated="16378"/>
        </table:table-row>
        <table:table-row table:style-name="ro4">
          <table:table-cell/>
          <table:table-cell office:value-type="date" office:date-value="2022-11-08T00:00:00" table:style-name="ce80">
            <text:p>8.11.2022</text:p>
          </table:table-cell>
          <table:table-cell office:value-type="string" table:style-name="ce1">
            <text:p>dil kurs havale</text:p>
          </table:table-cell>
          <table:table-cell office:value-type="float" office:value="1250" table:style-name="ce25">
            <text:p>1.250,00</text:p>
          </table:table-cell>
          <table:table-cell table:style-name="ce25"/>
          <table:table-cell office:value-type="float" office:value="1250" table:formula="of:=[.F2]+[.D3]-[.E3]" table:style-name="ce25">
            <text:p>1.250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1-23T00:00:00" table:style-name="ce80">
            <text:p>23.11.2022</text:p>
          </table:table-cell>
          <table:table-cell office:value-type="string" table:style-name="ce58">
            <text:p>peri ödeme</text:p>
          </table:table-cell>
          <table:table-cell table:style-name="ce25"/>
          <table:table-cell office:value-type="float" office:value="2250" table:style-name="ce50">
            <text:p>2.250,00</text:p>
          </table:table-cell>
          <table:table-cell office:value-type="float" office:value="-1000" table:formula="of:=[.F3]+[.D4]-[.E4]" table:style-name="ce25">
            <text:p>-1.000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1-08T00:00:00" table:style-name="ce80">
            <text:p>8.11.2022</text:p>
          </table:table-cell>
          <table:table-cell office:value-type="string" table:style-name="ce1">
            <text:p>diş iş kk 10000 / 9 = 1111<text:s text:c="2"/></text:p>
          </table:table-cell>
          <table:table-cell table:style-name="ce25"/>
          <table:table-cell table:style-name="ce50"/>
          <table:table-cell office:value-type="float" office:value="-1000" table:formula="of:=[.F4]+[.D5]-[.E5]" table:style-name="ce25">
            <text:p>-1.000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1-08T00:00:00" table:style-name="ce80">
            <text:p>8.11.2022</text:p>
          </table:table-cell>
          <table:table-cell office:value-type="string" table:style-name="ce1">
            <text:p>diş iş kk <text:s text:c="26"/>1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111.1099999999999" table:formula="of:=[.F5]+[.D6]-[.E6]" table:style-name="ce25">
            <text:p>111,11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1-23T00:00:00" table:style-name="ce80">
            <text:p>23.11.2022</text:p>
          </table:table-cell>
          <table:table-cell office:value-type="string" table:style-name="ce58">
            <text:p>peri ödeme</text:p>
          </table:table-cell>
          <table:table-cell table:style-name="ce25"/>
          <table:table-cell office:value-type="float" office:value="150" table:style-name="ce50">
            <text:p>150,00</text:p>
          </table:table-cell>
          <table:table-cell office:value-type="float" office:value="-38.8900000000001" table:formula="of:=[.F6]+[.D7]-[.E7]" table:style-name="ce25">
            <text:p>-38,89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2-08T00:00:00" table:style-name="ce80">
            <text:p>8.12.2022</text:p>
          </table:table-cell>
          <table:table-cell office:value-type="string" table:style-name="ce1">
            <text:p>diş iş kk <text:s text:c="27"/>2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1072.2199999999998" table:formula="of:=[.F7]+[.D8]-[.E8]" table:style-name="ce25">
            <text:p>1.072,22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2-19T00:00:00" table:style-name="ce80">
            <text:p>19.12.2022</text:p>
          </table:table-cell>
          <table:table-cell office:value-type="string" table:style-name="ce58">
            <text:p>peri ödeme</text:p>
          </table:table-cell>
          <table:table-cell table:style-name="ce25"/>
          <table:table-cell office:value-type="float" office:value="2500" table:style-name="ce50">
            <text:p>2.500,00</text:p>
          </table:table-cell>
          <table:table-cell office:value-type="float" office:value="-1427.7800000000002" table:formula="of:=[.F8]+[.D9]-[.E9]" table:style-name="ce25">
            <text:p>-1.427,78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08T00:00:00" table:style-name="ce80">
            <text:p>8.01.2023</text:p>
          </table:table-cell>
          <table:table-cell office:value-type="string" table:style-name="ce1">
            <text:p>diş iş kk <text:s text:c="27"/>3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-316.6700000000003" table:formula="of:=[.F9]+[.D10]-[.E10]" table:style-name="ce25">
            <text:p>-316,67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15T00:00:00" table:style-name="ce80">
            <text:p>15.01.2023</text:p>
          </table:table-cell>
          <table:table-cell office:value-type="string" table:style-name="ce58">
            <text:p>peri havale</text:p>
          </table:table-cell>
          <table:table-cell table:style-name="ce25"/>
          <table:table-cell office:value-type="float" office:value="1500" table:style-name="ce50">
            <text:p>1.500,00</text:p>
          </table:table-cell>
          <table:table-cell office:value-type="float" office:value="-1816.6700000000003" table:formula="of:=[.F10]+[.D11]-[.E11]" table:style-name="ce25">
            <text:p>-1.816,67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31T00:00:00" table:style-name="ce80">
            <text:p>31.01.2023</text:p>
          </table:table-cell>
          <table:table-cell office:value-type="string" table:style-name="ce1">
            <text:p>gib trafik cezası</text:p>
          </table:table-cell>
          <table:table-cell office:value-type="float" office:value="225.4" table:style-name="ce25">
            <text:p>225,40</text:p>
          </table:table-cell>
          <table:table-cell table:style-name="ce50"/>
          <table:table-cell office:value-type="float" office:value="-1591.2700000000002" table:formula="of:=[.F11]+[.D12]-[.E12]" table:style-name="ce25">
            <text:p>-1.591,27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31T00:00:00" table:style-name="ce80">
            <text:p>31.01.2023</text:p>
          </table:table-cell>
          <table:table-cell office:value-type="string" table:style-name="ce1">
            <text:p>gib trafik cezası</text:p>
          </table:table-cell>
          <table:table-cell office:value-type="float" office:value="225.4" table:style-name="ce25">
            <text:p>225,40</text:p>
          </table:table-cell>
          <table:table-cell table:style-name="ce50"/>
          <table:table-cell office:value-type="float" office:value="-1365.8700000000001" table:formula="of:=[.F12]+[.D13]-[.E13]" table:style-name="ce25">
            <text:p>-1.365,87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31T00:00:00" table:style-name="ce80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25">
            <text:p>437,97</text:p>
          </table:table-cell>
          <table:table-cell table:style-name="ce50"/>
          <table:table-cell office:value-type="float" office:value="-927.90000000000009" table:formula="of:=[.F13]+[.D14]-[.E14]" table:style-name="ce25">
            <text:p>-927,9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31T00:00:00" table:style-name="ce80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25">
            <text:p>404,23</text:p>
          </table:table-cell>
          <table:table-cell table:style-name="ce50"/>
          <table:table-cell office:value-type="float" office:value="-523.67000000000007" table:formula="of:=[.F14]+[.D15]-[.E15]" table:style-name="ce25">
            <text:p>-523,67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31T00:00:00" table:style-name="ce80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25">
            <text:p>1.135,00</text:p>
          </table:table-cell>
          <table:table-cell table:style-name="ce50"/>
          <table:table-cell office:value-type="float" office:value="611.32999999999993" table:formula="of:=[.F15]+[.D16]-[.E16]" table:style-name="ce25">
            <text:p>611,33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2-08T00:00:00" table:style-name="ce80">
            <text:p>8.02.2023</text:p>
          </table:table-cell>
          <table:table-cell office:value-type="string" table:style-name="ce1">
            <text:p>diş iş kk <text:s text:c="28"/>4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1722.4399999999998" table:formula="of:=[.F16]+[.D17]-[.E17]" table:style-name="ce25">
            <text:p>1.722,44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2-24T00:00:00" table:style-name="ce80">
            <text:p>24.02.2023</text:p>
          </table:table-cell>
          <table:table-cell office:value-type="string" table:style-name="ce58">
            <text:p>iş havale</text:p>
          </table:table-cell>
          <table:table-cell table:style-name="ce25"/>
          <table:table-cell office:value-type="float" office:value="2000" table:style-name="ce50">
            <text:p>2.000,00</text:p>
          </table:table-cell>
          <table:table-cell office:value-type="float" office:value="-277.56000000000017" table:formula="of:=[.F17]+[.D18]-[.E18]" table:style-name="ce25">
            <text:p>-277,56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3-08T00:00:00" table:style-name="ce80">
            <text:p>8.03.2023</text:p>
          </table:table-cell>
          <table:table-cell office:value-type="string" table:style-name="ce1">
            <text:p>diş iş kk <text:s text:c="28"/>5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833.54999999999973" table:formula="of:=[.F18]+[.D19]-[.E19]" table:style-name="ce25">
            <text:p>833,55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4-08T00:00:00" table:style-name="ce80">
            <text:p>8.04.2023</text:p>
          </table:table-cell>
          <table:table-cell office:value-type="string" table:style-name="ce1">
            <text:p>diş iş kk <text:s text:c="28"/>6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1944.6599999999996" table:formula="of:=[.F19]+[.D20]-[.E20]" table:style-name="ce25">
            <text:p>1.944,66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4-15T00:00:00" table:style-name="ce80">
            <text:p>15.04.2023</text:p>
          </table:table-cell>
          <table:table-cell office:value-type="string" table:style-name="ce58">
            <text:p>iş havale</text:p>
          </table:table-cell>
          <table:table-cell table:style-name="ce25"/>
          <table:table-cell office:value-type="float" office:value="6000" table:style-name="ce50">
            <text:p>6.000,00</text:p>
          </table:table-cell>
          <table:table-cell office:value-type="float" office:value="-4055.34" table:formula="of:=[.F20]+[.D21]-[.E21]" table:style-name="ce25">
            <text:p>-4.055,34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5-08T00:00:00" table:style-name="ce80">
            <text:p>8.05.2023</text:p>
          </table:table-cell>
          <table:table-cell office:value-type="string" table:style-name="ce1">
            <text:p>diş iş kk <text:s text:c="28"/>7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-2944.2300000000005" table:formula="of:=[.F21]+[.D22]-[.E22]" table:style-name="ce25">
            <text:p>-2.944,23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6-08T00:00:00" table:style-name="ce80">
            <text:p>8.06.2023</text:p>
          </table:table-cell>
          <table:table-cell office:value-type="string" table:style-name="ce1">
            <text:p>diş iş kk <text:s text:c="28"/>8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-1833.1200000000006" table:formula="of:=[.F22]+[.D23]-[.E23]" table:style-name="ce25">
            <text:p>-1.833,12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7-08T00:00:00" table:style-name="ce80">
            <text:p>8.07.2023</text:p>
          </table:table-cell>
          <table:table-cell office:value-type="string" table:style-name="ce1">
            <text:p>diş iş kk <text:s text:c="28"/>9 / 9</text:p>
          </table:table-cell>
          <table:table-cell office:value-type="float" office:value="1111.1199999999999" table:style-name="ce25">
            <text:p>1.111,12</text:p>
          </table:table-cell>
          <table:table-cell table:style-name="ce50"/>
          <table:table-cell office:value-type="float" office:value="-722.00000000000068" table:formula="of:=[.F23]+[.D24]-[.E24]" table:style-name="ce25">
            <text:p>-722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3-15T00:00:00" table:style-name="ce80">
            <text:p>15.03.2023</text:p>
          </table:table-cell>
          <table:table-cell office:value-type="string" table:style-name="ce1">
            <text:p>Budama makası</text:p>
          </table:table-cell>
          <table:table-cell office:value-type="float" office:value="2258" table:style-name="ce25">
            <text:p>2.258,00</text:p>
          </table:table-cell>
          <table:table-cell table:style-name="ce50"/>
          <table:table-cell office:value-type="float" office:value="1535.9999999999993" table:formula="of:=[.F24]+[.D25]-[.E25]" table:style-name="ce25">
            <text:p>1.536,00</text:p>
          </table:table-cell>
          <table:table-cell table:number-columns-repeated="16378"/>
        </table:table-row>
        <table:table-row table:style-name="ro4">
          <table:table-cell/>
          <table:table-cell table:style-name="ce1"/>
          <table:table-cell office:value-type="string" table:style-name="ce1">
            <text:p>Budama şarj aleti</text:p>
          </table:table-cell>
          <table:table-cell office:value-type="float" office:value="613" table:style-name="ce25">
            <text:p>613,00</text:p>
          </table:table-cell>
          <table:table-cell table:style-name="ce81"/>
          <table:table-cell office:value-type="float" office:value="2148.9999999999991" table:formula="of:=[.F25]+[.D26]-[.E26]" table:style-name="ce25">
            <text:p>2.149,00</text:p>
          </table:table-cell>
          <table:table-cell table:number-columns-repeated="16378"/>
        </table:table-row>
        <table:table-row table:style-name="ro4">
          <table:table-cell/>
          <table:table-cell table:style-name="ce1"/>
          <table:table-cell office:value-type="string" table:style-name="ce1">
            <text:p>Budama 12 v 3 ah li-on akü</text:p>
          </table:table-cell>
          <table:table-cell office:value-type="float" office:value="720" table:style-name="ce25">
            <text:p>720,00</text:p>
          </table:table-cell>
          <table:table-cell table:style-name="ce81"/>
          <table:table-cell office:value-type="float" office:value="2868.9999999999991" table:formula="of:=[.F26]+[.D27]-[.E27]" table:style-name="ce25">
            <text:p>2.869,00</text:p>
          </table:table-cell>
          <table:table-cell table:number-columns-repeated="16378"/>
        </table:table-row>
        <table:table-row table:style-name="ro4">
          <table:table-cell/>
          <table:table-cell table:style-name="ce1"/>
          <table:table-cell office:value-type="string" table:style-name="ce1">
            <text:p>kıbrıs yemek <text:s text:c="2"/>37 Euro * 28 TL</text:p>
          </table:table-cell>
          <table:table-cell table:style-name="ce25"/>
          <table:table-cell office:value-type="float" office:value="1036" table:style-name="ce81">
            <text:p>1.036,00</text:p>
          </table:table-cell>
          <table:table-cell office:value-type="float" office:value="1832.9999999999991" table:formula="of:=[.F27]+[.D28]-[.E28]" table:style-name="ce25">
            <text:p>1.833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7-05T00:00:00" table:style-name="ce80">
            <text:p>5.07.2023</text:p>
          </table:table-cell>
          <table:table-cell office:value-type="string" table:style-name="ce1">
            <text:p>Mersin-tokat otobüs bileti topçam</text:p>
          </table:table-cell>
          <table:table-cell table:style-name="ce25"/>
          <table:table-cell office:value-type="float" office:value="500" table:style-name="ce81">
            <text:p>500,00</text:p>
          </table:table-cell>
          <table:table-cell office:value-type="float" office:value="1332.9999999999991" table:formula="of:=[.F28]+[.D29]-[.E29]" table:style-name="ce25">
            <text:p>1.333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7-07T00:00:00" table:style-name="ce80">
            <text:p>7.07.2023</text:p>
          </table:table-cell>
          <table:table-cell office:value-type="string" table:style-name="ce1">
            <text:p>ankara çeyrek altın</text:p>
          </table:table-cell>
          <table:table-cell office:value-type="float" office:value="2650" table:style-name="ce25">
            <text:p>2.650,00</text:p>
          </table:table-cell>
          <table:table-cell table:style-name="ce81"/>
          <table:table-cell office:value-type="float" office:value="3982.9999999999991" table:formula="of:=[.F29]+[.D30]-[.E30]" table:style-name="ce25">
            <text:p>3.983,00</text:p>
          </table:table-cell>
          <table:table-cell table:number-columns-repeated="16378"/>
        </table:table-row>
        <table:table-row table:style-name="ro4">
          <table:table-cell/>
          <table:table-cell table:style-name="ce1"/>
          <table:table-cell office:value-type="string" table:style-name="ce1">
            <text:p>ankara benzin</text:p>
          </table:table-cell>
          <table:table-cell office:value-type="float" office:value="1356" table:style-name="ce25">
            <text:p>1.356,00</text:p>
          </table:table-cell>
          <table:table-cell table:style-name="ce81"/>
          <table:table-cell office:value-type="float" office:value="5338.9999999999991" table:formula="of:=[.F30]+[.D31]-[.E31]" table:style-name="ce25">
            <text:p>5.339,00</text:p>
          </table:table-cell>
          <table:table-cell table:number-columns-repeated="16378"/>
        </table:table-row>
        <table:table-row table:style-name="ro4">
          <table:table-cell/>
          <table:table-cell table:style-name="ce1"/>
          <table:table-cell office:value-type="string" table:style-name="ce1">
            <text:p>ankara benzin</text:p>
          </table:table-cell>
          <table:table-cell office:value-type="float" office:value="869" table:style-name="ce25">
            <text:p>869,00</text:p>
          </table:table-cell>
          <table:table-cell table:style-name="ce81"/>
          <table:table-cell office:value-type="float" office:value="6207.9999999999991" table:formula="of:=[.F31]+[.D32]-[.E32]" table:style-name="ce25">
            <text:p>6.208,00</text:p>
          </table:table-cell>
          <table:table-cell table:number-columns-repeated="16378"/>
        </table:table-row>
        <table:table-row table:style-name="ro4">
          <table:table-cell/>
          <table:table-cell table:style-name="ce1"/>
          <table:table-cell office:value-type="string" table:style-name="ce1">
            <text:p>Eskişehir benzin 1120 TL <text:s/>hesaba yazılmadı</text:p>
          </table:table-cell>
          <table:table-cell table:style-name="ce25"/>
          <table:table-cell table:style-name="ce81"/>
          <table:table-cell office:value-type="float" office:value="6207.9999999999991" table:formula="of:=[.F32]+[.D33]-[.E33]" table:style-name="ce25">
            <text:p>6.20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7-15T00:00:00" table:style-name="ce80">
            <text:p>15.07.2023</text:p>
          </table:table-cell>
          <table:table-cell office:value-type="string" table:style-name="ce1">
            <text:p>aliden ziraat kredi için alınan</text:p>
          </table:table-cell>
          <table:table-cell table:style-name="ce25"/>
          <table:table-cell office:value-type="float" office:value="3450" table:style-name="ce81">
            <text:p>3.450,00</text:p>
          </table:table-cell>
          <table:table-cell office:value-type="float" office:value="2757.9999999999991" table:formula="of:=[.F33]+[.D34]-[.E34]" table:style-name="ce25">
            <text:p>2.758,00</text:p>
          </table:table-cell>
          <table:table-cell table:number-columns-repeated="16378"/>
        </table:table-row>
        <table:table-row table:style-name="ro4">
          <table:table-cell/>
          <table:table-cell table:style-name="ce1"/>
          <table:table-cell office:value-type="string" table:style-name="ce1">
            <text:p>lab mustafa gr altın</text:p>
          </table:table-cell>
          <table:table-cell office:value-type="float" office:value="1750" table:style-name="ce25">
            <text:p>1.750,00</text:p>
          </table:table-cell>
          <table:table-cell table:style-name="ce50"/>
          <table:table-cell office:value-type="float" office:value="4507.9999999999991" table:formula="of:=[.F34]+[.D35]-[.E35]" table:style-name="ce25">
            <text:p>4.50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8-11T00:00:00" table:style-name="ce80">
            <text:p>11.08.2023</text:p>
          </table:table-cell>
          <table:table-cell office:value-type="string" table:style-name="ce1">
            <text:p>aliden ziraat kredi için alınan</text:p>
          </table:table-cell>
          <table:table-cell table:style-name="ce25"/>
          <table:table-cell office:value-type="float" office:value="3450" table:style-name="ce50">
            <text:p>3.450,00</text:p>
          </table:table-cell>
          <table:table-cell office:value-type="float" office:value="1057.9999999999991" table:formula="of:=[.F35]+[.D36]-[.E36]" table:style-name="ce25">
            <text:p>1.058,00</text:p>
          </table:table-cell>
          <table:table-cell table:number-columns-repeated="16378"/>
        </table:table-row>
        <table:table-row table:style-name="ro4">
          <table:table-cell/>
          <table:table-cell table:number-columns-repeated="2" table:style-name="ce1"/>
          <table:table-cell table:style-name="ce25"/>
          <table:table-cell table:style-name="ce50"/>
          <table:table-cell office:value-type="float" office:value="1057.9999999999991" table:formula="of:=[.F36]+[.D37]-[.E37]" table:style-name="ce25">
            <text:p>1.058,00</text:p>
          </table:table-cell>
          <table:table-cell table:number-columns-repeated="16378"/>
        </table:table-row>
        <table:table-row table:style-name="ro4">
          <table:table-cell/>
          <table:table-cell table:number-columns-repeated="2" table:style-name="ce1"/>
          <table:table-cell table:style-name="ce25"/>
          <table:table-cell table:style-name="ce50"/>
          <table:table-cell office:value-type="float" office:value="1057.9999999999991" table:formula="of:=[.F37]+[.D38]-[.E38]" table:style-name="ce83">
            <text:p>1.058,00</text:p>
          </table:table-cell>
          <table:table-cell table:number-columns-repeated="16378"/>
        </table:table-row>
        <table:table-row table:style-name="ro4">
          <table:table-cell/>
          <table:table-cell table:number-columns-repeated="2" table:style-name="ce1"/>
          <table:table-cell table:style-name="ce25"/>
          <table:table-cell table:style-name="ce50"/>
          <table:table-cell table:style-name="ce25"/>
          <table:table-cell table:number-columns-repeated="16378"/>
        </table:table-row>
        <table:table-row table:style-name="ro1">
          <table:table-cell/>
          <table:table-cell office:value-type="date" office:date-value="2023-08-30T00:00:00" table:style-name="ce80">
            <text:p>30.08.2023</text:p>
          </table:table-cell>
          <table:table-cell office:value-type="string" table:style-name="ce58">
            <text:p>TOPLAMLAR - KALAN BAKİYE</text:p>
          </table:table-cell>
          <table:table-cell office:value-type="float" office:value="23894" table:formula="of:=SUM([.D3:.D38])" table:style-name="ce25">
            <text:p>23.894,00</text:p>
          </table:table-cell>
          <table:table-cell office:value-type="float" office:value="22836" table:formula="of:=SUM([.E3:.E38])" table:style-name="ce50">
            <text:p>22.836,00</text:p>
          </table:table-cell>
          <table:table-cell office:value-type="float" office:value="1058" table:formula="of:=[.D40]-[.E40]" table:style-name="ce84">
            <text:p>1.058,00</text:p>
          </table:table-cell>
          <table:table-cell table:number-columns-repeated="16378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office:value-type="date" office:date-value="2023-09-10T00:00:00" table:style-name="ce80">
            <text:p>10.09.2023</text:p>
          </table:table-cell>
          <table:table-cell office:value-type="string" table:style-name="ce1">
            <text:p>ankara nilufer altın</text:p>
          </table:table-cell>
          <table:table-cell office:value-type="float" office:value="3450" table:style-name="ce25">
            <text:p>3.450,00</text:p>
          </table:table-cell>
          <table:table-cell table:style-name="ce25"/>
          <table:table-cell office:value-type="float" office:value="4508" table:formula="of:=[.F40]+[.D42]-[.E42]" table:style-name="ce25">
            <text:p>4.50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9-15T00:00:00" table:style-name="ce80">
            <text:p>15.09.2023</text:p>
          </table:table-cell>
          <table:table-cell office:value-type="string" table:style-name="ce1">
            <text:p>selnik için pervinin hesaba gelen havale</text:p>
          </table:table-cell>
          <table:table-cell office:value-type="float" office:value="3300" table:style-name="ce25">
            <text:p>3.300,00</text:p>
          </table:table-cell>
          <table:table-cell table:style-name="ce25"/>
          <table:table-cell office:value-type="float" office:value="7808" table:formula="of:=[.F42]+[.D43]-[.E43]" table:style-name="ce25">
            <text:p>7.80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9-15T00:00:00" table:style-name="ce80">
            <text:p>15.09.2023</text:p>
          </table:table-cell>
          <table:table-cell office:value-type="string" table:style-name="ce1">
            <text:p>selanik kredi</text:p>
          </table:table-cell>
          <table:table-cell table:style-name="ce25"/>
          <table:table-cell office:value-type="float" office:value="3450" table:style-name="ce50">
            <text:p>3.450,00</text:p>
          </table:table-cell>
          <table:table-cell office:value-type="float" office:value="4358" table:formula="of:=[.F43]+[.D44]-[.E44]" table:style-name="ce25">
            <text:p>4.35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9-23T00:00:00" table:style-name="ce80">
            <text:p>23.09.2023</text:p>
          </table:table-cell>
          <table:table-cell office:value-type="string" table:style-name="ce1">
            <text:p>kayseri için toyota gaz <text:s text:c="6"/>450 TL</text:p>
          </table:table-cell>
          <table:table-cell table:number-columns-repeated="2" table:style-name="ce25"/>
          <table:table-cell office:value-type="float" office:value="4358" table:formula="of:=[.F44]+[.D45]-[.E45]" table:style-name="ce25">
            <text:p>4.35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9-23T00:00:00" table:style-name="ce80">
            <text:p>23.09.2023</text:p>
          </table:table-cell>
          <table:table-cell office:value-type="string" table:style-name="ce1">
            <text:p>kayseri için toyota gaz <text:s text:c="6"/>699 TL</text:p>
          </table:table-cell>
          <table:table-cell table:number-columns-repeated="2" table:style-name="ce25"/>
          <table:table-cell office:value-type="float" office:value="4358" table:formula="of:=[.F45]+[.D46]-[.E46]" table:style-name="ce25">
            <text:p>4.35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9-20T00:00:00" table:style-name="ce80">
            <text:p>20.09.2023</text:p>
          </table:table-cell>
          <table:table-cell office:value-type="string" table:style-name="ce1">
            <text:p>audi ek mtv - 1</text:p>
          </table:table-cell>
          <table:table-cell office:value-type="float" office:value="573" table:style-name="ce25">
            <text:p>573,00</text:p>
          </table:table-cell>
          <table:table-cell table:style-name="ce25"/>
          <table:table-cell office:value-type="float" office:value="4931" table:formula="of:=[.F46]+[.D47]-[.E47]" table:style-name="ce25">
            <text:p>4.931,00</text:p>
          </table:table-cell>
          <table:table-cell table:number-columns-repeated="16378"/>
        </table:table-row>
        <table:table-row table:style-name="ro4">
          <table:table-cell/>
          <table:table-cell table:style-name="ce80"/>
          <table:table-cell office:value-type="string" table:style-name="ce1">
            <text:p>audi bakım <text:s text:c="22"/>1500 TL</text:p>
          </table:table-cell>
          <table:table-cell table:number-columns-repeated="2" table:style-name="ce25"/>
          <table:table-cell office:value-type="float" office:value="4931" table:formula="of:=[.F47]+[.D48]-[.E48]" table:style-name="ce25">
            <text:p>4.931,00</text:p>
          </table:table-cell>
          <table:table-cell table:number-columns-repeated="16378"/>
        </table:table-row>
        <table:table-row table:style-name="ro4">
          <table:table-cell/>
          <table:table-cell table:style-name="ce80"/>
          <table:table-cell office:value-type="string" table:style-name="ce1">
            <text:p>audi muayene <text:s text:c="17"/>1207 TL</text:p>
          </table:table-cell>
          <table:table-cell table:number-columns-repeated="2" table:style-name="ce25"/>
          <table:table-cell office:value-type="float" office:value="4931" table:formula="of:=[.F48]+[.D49]-[.E49]" table:style-name="ce25">
            <text:p>4.931,00</text:p>
          </table:table-cell>
          <table:table-cell table:number-columns-repeated="16378"/>
        </table:table-row>
        <table:table-row table:style-name="ro4">
          <table:table-cell/>
          <table:table-cell table:style-name="ce80"/>
          <table:table-cell office:value-type="string" table:style-name="ce1">
            <text:p>eskişehir ceza <text:s text:c="2"/>2 x 751 <text:s text:c="2"/>= 1502 TL</text:p>
          </table:table-cell>
          <table:table-cell table:number-columns-repeated="2" table:style-name="ce25"/>
          <table:table-cell office:value-type="float" office:value="4931" table:formula="of:=[.F49]+[.D50]-[.E50]" table:style-name="ce25">
            <text:p>4.931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10-15T00:00:00" table:style-name="ce66">
            <text:p>15.Eki</text:p>
          </table:table-cell>
          <table:table-cell office:value-type="string" table:style-name="ce1">
            <text:p>aliden ziraat için alınan</text:p>
          </table:table-cell>
          <table:table-cell table:style-name="ce25"/>
          <table:table-cell office:value-type="float" office:value="3450" table:style-name="ce50">
            <text:p>3.450,00</text:p>
          </table:table-cell>
          <table:table-cell office:value-type="float" office:value="1481" table:formula="of:=[.F50]+[.D51]-[.E51]" table:style-name="ce25">
            <text:p>1.481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11-15T00:00:00" table:style-name="ce66">
            <text:p>15.Kas</text:p>
          </table:table-cell>
          <table:table-cell table:style-name="ce1"/>
          <table:table-cell table:number-columns-repeated="2" table:style-name="ce25"/>
          <table:table-cell office:value-type="float" office:value="1481" table:formula="of:=[.F51]+[.D52]-[.E52]" table:style-name="ce25">
            <text:p>1.481,00</text:p>
          </table:table-cell>
          <table:table-cell table:number-columns-repeated="16378"/>
        </table:table-row>
        <table:table-row table:style-name="ro4">
          <table:table-cell/>
          <table:table-cell table:number-columns-repeated="2" table:style-name="ce1"/>
          <table:table-cell table:number-columns-repeated="2" table:style-name="ce25"/>
          <table:table-cell office:value-type="float" office:value="1481" table:formula="of:=[.F52]+[.D53]-[.E53]" table:style-name="ce25">
            <text:p>1.481,00</text:p>
          </table:table-cell>
          <table:table-cell table:number-columns-repeated="16378"/>
        </table:table-row>
        <table:table-row table:number-rows-repeated="1048523" table:style-name="ro4">
          <table:table-cell table:number-columns-repeated="16384"/>
        </table:table-row>
      </table:table>
      <table:table table:name="NAZAN" table:style-name="ta3">
        <table:table-column table:style-name="co14" table:default-cell-style-name="ce1"/>
        <table:table-column table:style-name="co22" table:default-cell-style-name="ce85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6" table:default-cell-style-name="ce1"/>
        <table:table-column table:style-name="co14" table:number-columns-repeated="16375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85"/>
          <table:table-cell office:value-type="string" table:style-name="ce86">
            <text:p>2023 YILI NAZAN BALCI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85"/>
          <table:table-cell office:value-type="string" table:style-name="ce179">
            <text:p>Hisse Oranı</text:p>
          </table:table-cell>
          <table:table-cell office:value-type="percentage" office:value="0.23527543711155899" table:formula="of:=['file:///F:/aaGitMe/tdy/01-23-dgs.ods'#'1203-YZD'.$D$21]" table:style-name="ce180">
            <text:p>23,5275%</text:p>
          </table:table-cell>
          <table:table-cell table:number-columns-repeated="3" table:style-name="ce1"/>
          <table:table-cell table:style-name="ce87"/>
          <table:table-cell table:style-name="ce42"/>
          <table:table-cell table:number-columns-repeated="16375"/>
        </table:table-row>
        <table:table-row table:style-name="ro4">
          <table:table-cell/>
          <table:table-cell table:style-name="ce85"/>
          <table:table-cell table:style-name="ce1"/>
          <table:table-cell office:value-type="string" table:style-name="ce49">
            <text:p>Yapılacak<text:s/></text:p>
          </table:table-cell>
          <table:table-cell office:value-type="string" table:style-name="ce58">
            <text:p>Kalacak<text:s/></text:p>
          </table:table-cell>
          <table:table-cell office:value-type="string" table:style-name="ce49">
            <text:p>Yapılan</text:p>
          </table:table-cell>
          <table:table-cell table:style-name="ce58"/>
          <table:table-cell office:value-type="string" table:style-name="ce49">
            <text:p>Kalan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table:style-name="ce85"/>
          <table:table-cell table:style-name="ce1"/>
          <table:table-cell office:value-type="string" table:style-name="ce88">
            <text:p>Ödeme</text:p>
          </table:table-cell>
          <table:table-cell office:value-type="string" table:style-name="ce58">
            <text:p>Bakiye</text:p>
          </table:table-cell>
          <table:table-cell office:value-type="string" table:style-name="ce49">
            <text:p>Ödeme</text:p>
          </table:table-cell>
          <table:table-cell table:style-name="ce58"/>
          <table:table-cell office:value-type="string" table:style-name="ce49">
            <text:p>Bakiye</text:p>
          </table:table-cell>
          <table:table-cell table:number-columns-repeated="16376" table:style-name="ce1"/>
        </table:table-row>
        <table:table-row table:style-name="ro3">
          <table:table-cell/>
          <table:table-cell table:style-name="ce85"/>
          <table:table-cell office:value-type="string" table:style-name="ce1">
            <text:p>2023 yılı Toplam</text:p>
          </table:table-cell>
          <table:table-cell table:style-name="ce1"/>
          <table:table-cell table:style-name="ce42"/>
          <table:table-cell table:number-columns-repeated="2" table:style-name="ce1"/>
          <table:table-cell office:value-type="float" office:value="79758.373180818482" table:formula="of:=SUBTOTAL(109;[.$H$25:.$H$40])*-1" table:style-name="ce181">
            <text:p>79.758,37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3-11-01T00:00:00" table:style-name="ce85">
            <text:p>2023-11-01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69758.373180818482" table:formula="of:=[.H6]-[.D7]" table:style-name="ce69">
            <text:p>₺69.758,37</text:p>
          </table:table-cell>
          <table:table-cell table:number-columns-repeated="2" table:style-name="ce1"/>
          <table:table-cell office:value-type="currency" office:value="79758.373180818482" table:formula="of:=[.H6]-[.F7]" table:style-name="ce69">
            <text:p>₺79.758,37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3-12-01T00:00:00" table:style-name="ce85">
            <text:p>2023-12-01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59758.373180818482" table:formula="of:=[.E7]-[.D8]" table:style-name="ce69">
            <text:p>₺59.758,37</text:p>
          </table:table-cell>
          <table:table-cell table:number-columns-repeated="2" table:style-name="ce1"/>
          <table:table-cell office:value-type="currency" office:value="79758.373180818482" table:formula="of:=[.H7]-[.F8]" table:style-name="ce69">
            <text:p>₺79.758,37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1-01T00:00:00" table:style-name="ce85">
            <text:p>2024-01-01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49758.373180818482" table:formula="of:=[.E8]-[.D9]" table:style-name="ce69">
            <text:p>₺49.758,37</text:p>
          </table:table-cell>
          <table:table-cell table:number-columns-repeated="2" table:style-name="ce1"/>
          <table:table-cell office:value-type="currency" office:value="79758.373180818482" table:formula="of:=[.H8]-[.F9]" table:style-name="ce69">
            <text:p>₺79.758,37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2-01T00:00:00" table:style-name="ce85">
            <text:p>2024-02-01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39758.373180818482" table:formula="of:=[.E9]-[.D10]" table:style-name="ce69">
            <text:p>₺39.758,37</text:p>
          </table:table-cell>
          <table:table-cell table:number-columns-repeated="2" table:style-name="ce1"/>
          <table:table-cell office:value-type="currency" office:value="79758.373180818482" table:formula="of:=[.H9]-[.F10]" table:style-name="ce69">
            <text:p>₺79.758,37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3-01T00:00:00" table:style-name="ce85">
            <text:p>2024-03-01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29758.373180818482" table:formula="of:=[.E10]-[.D11]" table:style-name="ce69">
            <text:p>₺29.758,37</text:p>
          </table:table-cell>
          <table:table-cell table:number-columns-repeated="2" table:style-name="ce1"/>
          <table:table-cell office:value-type="currency" office:value="79758.373180818482" table:formula="of:=[.H10]-[.F11]" table:style-name="ce69">
            <text:p>₺79.758,37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4-01T00:00:00" table:style-name="ce85">
            <text:p>2024-04-01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19758.373180818482" table:formula="of:=[.E11]-[.D12]" table:style-name="ce69">
            <text:p>₺19.758,37</text:p>
          </table:table-cell>
          <table:table-cell table:number-columns-repeated="2" table:style-name="ce1"/>
          <table:table-cell office:value-type="currency" office:value="79758.373180818482" table:formula="of:=[.H11]-[.F12]" table:style-name="ce69">
            <text:p>₺79.758,37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5-01T00:00:00" table:style-name="ce85">
            <text:p>2024-05-01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9758.3731808184821" table:formula="of:=[.E12]-[.D13]" table:style-name="ce69">
            <text:p>₺9.758,37</text:p>
          </table:table-cell>
          <table:table-cell table:number-columns-repeated="2" table:style-name="ce1"/>
          <table:table-cell office:value-type="currency" office:value="79758.373180818482" table:formula="of:=[.H12]-[.F13]" table:style-name="ce69">
            <text:p>₺79.758,37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6-01T00:00:00" table:style-name="ce85">
            <text:p>2024-06-01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-241.62681918151793" table:formula="of:=[.E13]-[.D14]" table:style-name="ce69">
            <text:p>₺241,63</text:p>
          </table:table-cell>
          <table:table-cell table:number-columns-repeated="2" table:style-name="ce1"/>
          <table:table-cell office:value-type="currency" office:value="79758.373180818482" table:formula="of:=[.H13]-[.F14]" table:style-name="ce69">
            <text:p>₺79.758,37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7-01T00:00:00" table:style-name="ce85">
            <text:p>2024-07-01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-10241.626819181518" table:formula="of:=[.E14]-[.D15]" table:style-name="ce69">
            <text:p>₺10.241,63</text:p>
          </table:table-cell>
          <table:table-cell table:number-columns-repeated="2" table:style-name="ce1"/>
          <table:table-cell office:value-type="currency" office:value="79758.373180818482" table:formula="of:=[.H14]-[.F15]" table:style-name="ce69">
            <text:p>₺79.758,37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8-01T00:00:00" table:style-name="ce85">
            <text:p>2024-08-01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-20241.626819181518" table:formula="of:=[.E15]-[.D16]" table:style-name="ce69">
            <text:p>₺20.241,63</text:p>
          </table:table-cell>
          <table:table-cell table:number-columns-repeated="2" table:style-name="ce1"/>
          <table:table-cell office:value-type="currency" office:value="79758.373180818482" table:formula="of:=[.H15]-[.F16]" table:style-name="ce69">
            <text:p>₺79.758,37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9-01T00:00:00" table:style-name="ce85">
            <text:p>2024-09-01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-30241.626819181518" table:formula="of:=[.E16]-[.D17]" table:style-name="ce69">
            <text:p>₺30.241,63</text:p>
          </table:table-cell>
          <table:table-cell table:number-columns-repeated="2" table:style-name="ce1"/>
          <table:table-cell office:value-type="currency" office:value="79758.373180818482" table:formula="of:=[.H16]-[.F17]" table:style-name="ce69">
            <text:p>₺79.758,37</text:p>
          </table:table-cell>
          <table:table-cell table:style-name="ce42"/>
          <table:table-cell table:number-columns-repeated="16375" table:style-name="ce1"/>
        </table:table-row>
        <table:table-row table:style-name="ro4">
          <table:table-cell/>
          <table:table-cell office:value-type="date" office:date-value="2024-10-01T00:00:00" table:style-name="ce85">
            <text:p>2024-10-01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-40241.626819181518" table:formula="of:=[.E17]-[.D18]" table:style-name="ce69">
            <text:p>₺40.241,63</text:p>
          </table:table-cell>
          <table:table-cell table:number-columns-repeated="2" table:style-name="ce1"/>
          <table:table-cell office:value-type="currency" office:value="79758.373180818482" table:formula="of:=[.H17]-[.F18]" table:style-name="ce69">
            <text:p>₺79.758,37</text:p>
          </table:table-cell>
          <table:table-cell table:style-name="ce42"/>
          <table:table-cell table:number-columns-repeated="16375" table:style-name="ce1"/>
        </table:table-row>
        <table:table-row table:style-name="ro4">
          <table:table-cell/>
          <table:table-cell office:value-type="date" office:date-value="2024-11-01T00:00:00" table:style-name="ce85">
            <text:p>2024-11-01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-50241.626819181518" table:formula="of:=[.E18]-[.D19]" table:style-name="ce69">
            <text:p>₺50.241,63</text:p>
          </table:table-cell>
          <table:table-cell table:number-columns-repeated="2" table:style-name="ce1"/>
          <table:table-cell office:value-type="currency" office:value="79758.373180818482" table:formula="of:=[.H18]-[.F19]" table:style-name="ce69">
            <text:p>₺79.758,37</text:p>
          </table:table-cell>
          <table:table-cell table:style-name="ce42"/>
          <table:table-cell table:number-columns-repeated="16375" table:style-name="ce1"/>
        </table:table-row>
        <table:table-row table:style-name="ro4">
          <table:table-cell/>
          <table:table-cell table:style-name="ce85"/>
          <table:table-cell table:style-name="ce1"/>
          <table:table-cell table:number-columns-repeated="2" table:style-name="ce61"/>
          <table:table-cell table:number-columns-repeated="3" table:style-name="ce1"/>
          <table:table-cell table:style-name="ce42"/>
          <table:table-cell table:number-columns-repeated="16375" table:style-name="ce1"/>
        </table:table-row>
        <table:table-row table:number-rows-repeated="2" table:style-name="ro4">
          <table:table-cell/>
          <table:table-cell table:style-name="ce85"/>
          <table:table-cell table:number-columns-repeated="2" table:style-name="ce1"/>
          <table:table-cell table:style-name="ce61"/>
          <table:table-cell table:number-columns-repeated="3" table:style-name="ce1"/>
          <table:table-cell table:style-name="ce42"/>
          <table:table-cell table:number-columns-repeated="16375" table:style-name="ce1"/>
        </table:table-row>
        <table:table-row table:style-name="ro4">
          <table:table-cell/>
          <table:table-cell office:value-type="string" table:style-name="ce85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43">
            <text:p>snyA-H</text:p>
          </table:table-cell>
          <table:table-cell office:value-type="string" table:style-name="ce89">
            <text:p>Oran %</text:p>
          </table:table-cell>
          <table:table-cell office:value-type="string" table:style-name="ce43">
            <text:p>Oran TL Tutar</text:p>
          </table:table-cell>
          <table:table-cell office:value-type="string" table:style-name="ce90">
            <text:p>Ödendi</text:p>
          </table:table-cell>
          <table:table-cell office:value-type="string" table:style-name="ce43">
            <text:p>Oran TL</text:p>
          </table:table-cell>
          <table:table-cell office:value-type="string" table:style-name="ce91">
            <text:p>Genel Toplam</text:p>
          </table:table-cell>
          <table:table-cell table:number-columns-repeated="16375" table:style-name="ce1"/>
        </table:table-row>
        <table:table-row table:style-name="ro4">
          <table:table-cell/>
          <table:table-cell table:style-name="ce85"/>
          <table:table-cell table:number-columns-repeated="8" table:style-name="ce1"/>
          <table:table-cell table:style-name="ce92"/>
          <table:table-cell table:number-columns-repeated="16373"/>
        </table:table-row>
        <table:table-row table:style-name="ro4">
          <table:table-cell/>
          <table:table-cell table:style-name="ce85"/>
          <table:table-cell office:value-type="string" table:style-name="ce1">
            <text:p>snyCD- Nakit-&gt;nazana</text:p>
          </table:table-cell>
          <table:table-cell office:value-type="float" office:value="120000" table:style-name="ce31">
            <text:p>120.000,00</text:p>
          </table:table-cell>
          <table:table-cell office:value-type="percentage" office:value="0.23527543711155899" table:formula="of:=[.$D$3]" table:style-name="ce93">
            <text:p>23,5275%</text:p>
          </table:table-cell>
          <table:table-cell office:value-type="float" office:value="-28233.052453387078" table:formula="of:=IF([.G25]=0;[.D25]*[.E25]*-1;0)" table:style-name="ce94">
            <text:p>-28.233,05</text:p>
          </table:table-cell>
          <table:table-cell office:value-type="float" office:value="0" table:style-name="ce90">
            <text:p>0</text:p>
          </table:table-cell>
          <table:table-cell office:value-type="float" office:value="0" table:formula="of:=IF([.G25]=1;[.D25]*[.E25]*-1;0)" table:style-name="ce62">
            <text:p>0,00</text:p>
          </table:table-cell>
          <table:table-cell office:value-type="float" office:value="-79758.373180818497" table:formula="of:=[.I26]+[.H25]" table:style-name="ce42">
            <text:p>-79.758,37</text:p>
          </table:table-cell>
          <table:table-cell table:number-columns-repeated="16375" table:style-name="ce1"/>
        </table:table-row>
        <table:table-row table:style-name="ro4">
          <table:table-cell/>
          <table:table-cell table:style-name="ce85"/>
          <table:table-cell office:value-type="string" table:style-name="ce1">
            <text:p>snyB- Nakit-&gt;nazana</text:p>
          </table:table-cell>
          <table:table-cell office:value-type="float" office:value="120000" table:style-name="ce31">
            <text:p>120.000,00</text:p>
          </table:table-cell>
          <table:table-cell office:value-type="percentage" office:value="0.23527543711155899" table:formula="of:=[.$D$3]" table:style-name="ce93">
            <text:p>23,5275%</text:p>
          </table:table-cell>
          <table:table-cell office:value-type="float" office:value="-28233.052453387078" table:formula="of:=IF([.G26]=0;[.D26]*[.E26]*-1;0)" table:style-name="ce94">
            <text:p>-28.233,05</text:p>
          </table:table-cell>
          <table:table-cell office:value-type="float" office:value="0" table:style-name="ce90">
            <text:p>0</text:p>
          </table:table-cell>
          <table:table-cell office:value-type="float" office:value="0" table:formula="of:=IF([.G26]=1;[.D26]*[.E26]*-1;0)" table:style-name="ce62">
            <text:p>0,00</text:p>
          </table:table-cell>
          <table:table-cell office:value-type="float" office:value="-79758.373180818497" table:formula="of:=[.I27]+[.H26]" table:style-name="ce42">
            <text:p>-79.758,37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date" office:date-value="2023-09-26T00:00:00" table:style-name="ce85">
            <text:p>2023-09-26</text:p>
          </table:table-cell>
          <table:table-cell office:value-type="string" table:style-name="ce1">
            <text:p>snyA- Nakit-&gt;nazana</text:p>
          </table:table-cell>
          <table:table-cell office:value-type="float" office:value="84000" table:style-name="ce31">
            <text:p>84.000,00</text:p>
          </table:table-cell>
          <table:table-cell office:value-type="percentage" office:value="0.23527543711155899" table:formula="of:=[.$D$3]" table:style-name="ce93">
            <text:p>23,5275%</text:p>
          </table:table-cell>
          <table:table-cell office:value-type="float" office:value="0" table:formula="of:=IF([.G27]=0;[.D27]*[.E27]*-1;0)" table:style-name="ce94">
            <text:p>0,00</text:p>
          </table:table-cell>
          <table:table-cell office:value-type="float" office:value="1" table:style-name="ce90">
            <text:p>1</text:p>
          </table:table-cell>
          <table:table-cell office:value-type="float" office:value="-19763.136717370955" table:formula="of:=IF([.G27]=1;[.D27]*[.E27]*-1;0)" table:style-name="ce62">
            <text:p>-19.763,14</text:p>
          </table:table-cell>
          <table:table-cell office:value-type="float" office:value="-79758.373180818497" table:formula="of:=[.I28]+[.H27]" table:style-name="ce42">
            <text:p>-79.758,37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date" office:date-value="2023-10-30T00:00:00" table:style-name="ce85">
            <text:p>2023-10-30</text:p>
          </table:table-cell>
          <table:table-cell office:value-type="string" table:style-name="ce1">
            <text:p>snyG- Nakit-&gt;nazana</text:p>
          </table:table-cell>
          <table:table-cell office:value-type="float" office:value="10000" table:style-name="ce31">
            <text:p>10.000,00</text:p>
          </table:table-cell>
          <table:table-cell office:value-type="percentage" office:value="0.23527543711155899" table:formula="of:=[.$D$3]" table:style-name="ce93">
            <text:p>23,5275%</text:p>
          </table:table-cell>
          <table:table-cell office:value-type="float" office:value="-2352.7543711155899" table:formula="of:=IF([.G28]=0;[.D28]*[.E28]*-1;0)" table:style-name="ce94">
            <text:p>-2.352,75</text:p>
          </table:table-cell>
          <table:table-cell office:value-type="float" office:value="0" table:style-name="ce90">
            <text:p>0</text:p>
          </table:table-cell>
          <table:table-cell office:value-type="float" office:value="0" table:formula="of:=IF([.G28]=1;[.D28]*[.E28]*-1;0)" table:style-name="ce62">
            <text:p>0,00</text:p>
          </table:table-cell>
          <table:table-cell office:value-type="float" office:value="-59995.236463447538" table:formula="of:=[.I29]+[.H28]" table:style-name="ce42">
            <text:p>-59.995,24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date" office:date-value="2023-09-25T00:00:00" table:style-name="ce85">
            <text:p>2023-09-25</text:p>
          </table:table-cell>
          <table:table-cell office:value-type="string" table:style-name="ce1">
            <text:p>snyG- Nakit-&gt;nazana</text:p>
          </table:table-cell>
          <table:table-cell office:value-type="float" office:value="3000" table:style-name="ce31">
            <text:p>3.000,00</text:p>
          </table:table-cell>
          <table:table-cell office:value-type="percentage" office:value="0.23527543711155899" table:formula="of:=[.$D$3]" table:style-name="ce93">
            <text:p>23,5275%</text:p>
          </table:table-cell>
          <table:table-cell office:value-type="float" office:value="0" table:formula="of:=IF([.G29]=0;[.D29]*[.E29]*-1;0)" table:style-name="ce94">
            <text:p>0,00</text:p>
          </table:table-cell>
          <table:table-cell office:value-type="float" office:value="1" table:style-name="ce90">
            <text:p>1</text:p>
          </table:table-cell>
          <table:table-cell office:value-type="float" office:value="-705.82631133467692" table:formula="of:=IF([.G29]=1;[.D29]*[.E29]*-1;0)" table:style-name="ce62">
            <text:p>-705,83</text:p>
          </table:table-cell>
          <table:table-cell office:value-type="float" office:value="-59995.236463447538" table:formula="of:=[.I30]+[.H29]" table:style-name="ce42">
            <text:p>-59.995,24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date" office:date-value="2023-09-23T00:00:00" table:style-name="ce85">
            <text:p>2023-09-23</text:p>
          </table:table-cell>
          <table:table-cell office:value-type="string" table:style-name="ce1">
            <text:p>snyG- Nakit-&gt;nazana</text:p>
          </table:table-cell>
          <table:table-cell office:value-type="float" office:value="83000" table:style-name="ce31">
            <text:p>83.000,00</text:p>
          </table:table-cell>
          <table:table-cell office:value-type="percentage" office:value="0.23527543711155899" table:formula="of:=[.$D$3]" table:style-name="ce93">
            <text:p>23,5275%</text:p>
          </table:table-cell>
          <table:table-cell office:value-type="float" office:value="0" table:formula="of:=IF([.G30]=0;[.D30]*[.E30]*-1;0)" table:style-name="ce94">
            <text:p>0,00</text:p>
          </table:table-cell>
          <table:table-cell office:value-type="float" office:value="1" table:style-name="ce90">
            <text:p>1</text:p>
          </table:table-cell>
          <table:table-cell office:value-type="float" office:value="-19527.861280259396" table:formula="of:=IF([.G30]=1;[.D30]*[.E30]*-1;0)" table:style-name="ce62">
            <text:p>-19.527,86</text:p>
          </table:table-cell>
          <table:table-cell office:value-type="float" office:value="-59289.410152112861" table:formula="of:=[.I31]+[.H30]" table:style-name="ce42">
            <text:p>-59.289,41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date" office:date-value="2024-01-30T00:00:00" table:style-name="ce85">
            <text:p>2024-01-30</text:p>
          </table:table-cell>
          <table:table-cell office:value-type="string" table:style-name="ce1">
            <text:p>SnyE- Nakit-&gt;nazana</text:p>
          </table:table-cell>
          <table:table-cell office:value-type="float" office:value="7000" table:style-name="ce31">
            <text:p>7.000,00</text:p>
          </table:table-cell>
          <table:table-cell office:value-type="percentage" office:value="0.23527543711155899" table:formula="of:=[.$D$3]" table:style-name="ce93">
            <text:p>23,5275%</text:p>
          </table:table-cell>
          <table:table-cell office:value-type="float" office:value="-1646.9280597809129" table:formula="of:=IF([.G31]=0;[.D31]*[.E31]*-1;0)" table:style-name="ce94">
            <text:p>-1.646,93</text:p>
          </table:table-cell>
          <table:table-cell office:value-type="float" office:value="0" table:style-name="ce90">
            <text:p>0</text:p>
          </table:table-cell>
          <table:table-cell office:value-type="float" office:value="0" table:formula="of:=IF([.G31]=1;[.D31]*[.E31]*-1;0)" table:style-name="ce62">
            <text:p>0,00</text:p>
          </table:table-cell>
          <table:table-cell office:value-type="float" office:value="-39761.548871853469" table:formula="of:=[.I32]+[.H31]" table:style-name="ce42">
            <text:p>-39.761,55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date" office:date-value="2023-12-30T00:00:00" table:style-name="ce85">
            <text:p>2023-12-30</text:p>
          </table:table-cell>
          <table:table-cell office:value-type="string" table:style-name="ce1">
            <text:p>SnyE- Nakit-&gt;nazana</text:p>
          </table:table-cell>
          <table:table-cell office:value-type="float" office:value="6000" table:style-name="ce31">
            <text:p>6.000,00</text:p>
          </table:table-cell>
          <table:table-cell office:value-type="percentage" office:value="0.23527543711155899" table:formula="of:=[.$D$3]" table:style-name="ce93">
            <text:p>23,5275%</text:p>
          </table:table-cell>
          <table:table-cell office:value-type="float" office:value="-1411.6526226693538" table:formula="of:=IF([.G32]=0;[.D32]*[.E32]*-1;0)" table:style-name="ce94">
            <text:p>-1.411,65</text:p>
          </table:table-cell>
          <table:table-cell office:value-type="float" office:value="0" table:style-name="ce90">
            <text:p>0</text:p>
          </table:table-cell>
          <table:table-cell office:value-type="float" office:value="0" table:formula="of:=IF([.G32]=1;[.D32]*[.E32]*-1;0)" table:style-name="ce62">
            <text:p>0,00</text:p>
          </table:table-cell>
          <table:table-cell office:value-type="float" office:value="-39761.548871853469" table:formula="of:=[.I33]+[.H32]" table:style-name="ce42">
            <text:p>-39.761,55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date" office:date-value="2023-11-30T00:00:00" table:style-name="ce85">
            <text:p>2023-11-30</text:p>
          </table:table-cell>
          <table:table-cell office:value-type="string" table:style-name="ce1">
            <text:p>SnyE- Nakit-&gt;nazana</text:p>
          </table:table-cell>
          <table:table-cell office:value-type="float" office:value="6000" table:style-name="ce31">
            <text:p>6.000,00</text:p>
          </table:table-cell>
          <table:table-cell office:value-type="percentage" office:value="0.23527543711155899" table:formula="of:=[.$D$3]" table:style-name="ce93">
            <text:p>23,5275%</text:p>
          </table:table-cell>
          <table:table-cell office:value-type="float" office:value="-1411.6526226693538" table:formula="of:=IF([.G33]=0;[.D33]*[.E33]*-1;0)" table:style-name="ce94">
            <text:p>-1.411,65</text:p>
          </table:table-cell>
          <table:table-cell office:value-type="float" office:value="0" table:style-name="ce90">
            <text:p>0</text:p>
          </table:table-cell>
          <table:table-cell office:value-type="float" office:value="0" table:formula="of:=IF([.G33]=1;[.D33]*[.E33]*-1;0)" table:style-name="ce62">
            <text:p>0,00</text:p>
          </table:table-cell>
          <table:table-cell office:value-type="float" office:value="-39761.548871853469" table:formula="of:=[.I34]+[.H33]" table:style-name="ce42">
            <text:p>-39.761,55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date" office:date-value="2023-10-30T00:00:00" table:style-name="ce85">
            <text:p>2023-10-30</text:p>
          </table:table-cell>
          <table:table-cell office:value-type="string" table:style-name="ce1">
            <text:p>SnyE- Nakit-&gt;nazana</text:p>
          </table:table-cell>
          <table:table-cell office:value-type="float" office:value="6000" table:style-name="ce31">
            <text:p>6.000,00</text:p>
          </table:table-cell>
          <table:table-cell office:value-type="percentage" office:value="0.23527543711155899" table:formula="of:=[.$D$3]" table:style-name="ce93">
            <text:p>23,5275%</text:p>
          </table:table-cell>
          <table:table-cell office:value-type="float" office:value="-1411.6526226693538" table:formula="of:=IF([.G34]=0;[.D34]*[.E34]*-1;0)" table:style-name="ce94">
            <text:p>-1.411,65</text:p>
          </table:table-cell>
          <table:table-cell office:value-type="float" office:value="0" table:style-name="ce90">
            <text:p>0</text:p>
          </table:table-cell>
          <table:table-cell office:value-type="float" office:value="0" table:formula="of:=IF([.G34]=1;[.D34]*[.E34]*-1;0)" table:style-name="ce62">
            <text:p>0,00</text:p>
          </table:table-cell>
          <table:table-cell office:value-type="float" office:value="-39761.548871853469" table:formula="of:=[.I35]+[.H34]" table:style-name="ce42">
            <text:p>-39.761,55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date" office:date-value="2023-09-30T00:00:00" table:style-name="ce85">
            <text:p>2023-09-30</text:p>
          </table:table-cell>
          <table:table-cell office:value-type="string" table:style-name="ce1">
            <text:p>SnyE- Nakit-&gt;nazana</text:p>
          </table:table-cell>
          <table:table-cell office:value-type="float" office:value="6000" table:style-name="ce31">
            <text:p>6.000,00</text:p>
          </table:table-cell>
          <table:table-cell office:value-type="percentage" office:value="0.23527543711155899" table:formula="of:=[.$D$3]" table:style-name="ce93">
            <text:p>23,5275%</text:p>
          </table:table-cell>
          <table:table-cell office:value-type="float" office:value="0" table:formula="of:=IF([.G35]=0;[.D35]*[.E35]*-1;0)" table:style-name="ce94">
            <text:p>0,00</text:p>
          </table:table-cell>
          <table:table-cell office:value-type="float" office:value="1" table:style-name="ce90">
            <text:p>1</text:p>
          </table:table-cell>
          <table:table-cell office:value-type="float" office:value="-1411.6526226693538" table:formula="of:=IF([.G35]=1;[.D35]*[.E35]*-1;0)" table:style-name="ce62">
            <text:p>-1.411,65</text:p>
          </table:table-cell>
          <table:table-cell office:value-type="float" office:value="-39761.548871853469" table:formula="of:=[.I36]+[.H35]" table:style-name="ce42">
            <text:p>-39.761,55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date" office:date-value="2023-09-02T00:00:00" table:style-name="ce85">
            <text:p>2023-09-02</text:p>
          </table:table-cell>
          <table:table-cell office:value-type="string" table:style-name="ce1">
            <text:p>SnyE- Nakit-&gt;nazana</text:p>
          </table:table-cell>
          <table:table-cell office:value-type="float" office:value="65000" table:style-name="ce31">
            <text:p>65.000,00</text:p>
          </table:table-cell>
          <table:table-cell office:value-type="percentage" office:value="0.23527543711155899" table:formula="of:=[.$D$3]" table:style-name="ce93">
            <text:p>23,5275%</text:p>
          </table:table-cell>
          <table:table-cell office:value-type="float" office:value="0" table:formula="of:=IF([.G36]=0;[.D36]*[.E36]*-1;0)" table:style-name="ce94">
            <text:p>0,00</text:p>
          </table:table-cell>
          <table:table-cell office:value-type="float" office:value="1" table:style-name="ce90">
            <text:p>1</text:p>
          </table:table-cell>
          <table:table-cell office:value-type="float" office:value="-15292.903412251335" table:formula="of:=IF([.G36]=1;[.D36]*[.E36]*-1;0)" table:style-name="ce62">
            <text:p>-15.292,90</text:p>
          </table:table-cell>
          <table:table-cell office:value-type="float" office:value="-38349.896249184116" table:formula="of:=[.I37]+[.H36]" table:style-name="ce42">
            <text:p>-38.349,90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date" office:date-value="2023-07-15T00:00:00" table:style-name="ce85">
            <text:p>2023-07-15</text:p>
          </table:table-cell>
          <table:table-cell office:value-type="string" table:style-name="ce1">
            <text:p>SnF-Çek-&gt;Nazan</text:p>
          </table:table-cell>
          <table:table-cell office:value-type="float" office:value="50000" table:style-name="ce31">
            <text:p>50.000,00</text:p>
          </table:table-cell>
          <table:table-cell office:value-type="percentage" office:value="0.23527543711155899" table:formula="of:=[.$D$3]" table:style-name="ce93">
            <text:p>23,5275%</text:p>
          </table:table-cell>
          <table:table-cell office:value-type="float" office:value="0" table:formula="of:=IF([.G37]=0;[.D37]*[.E37]*-1;0)" table:style-name="ce94">
            <text:p>0,00</text:p>
          </table:table-cell>
          <table:table-cell office:value-type="float" office:value="1" table:style-name="ce90">
            <text:p>1</text:p>
          </table:table-cell>
          <table:table-cell office:value-type="float" office:value="-11763.77185557795" table:formula="of:=IF([.G37]=1;[.D37]*[.E37]*-1;0)" table:style-name="ce62">
            <text:p>-11.763,77</text:p>
          </table:table-cell>
          <table:table-cell office:value-type="float" office:value="-23056.992836932783" table:formula="of:=[.I38]+[.H37]" table:style-name="ce42">
            <text:p>-23.056,99</text:p>
          </table:table-cell>
          <table:table-cell table:number-columns-repeated="16375" table:style-name="ce1"/>
        </table:table-row>
        <table:table-row table:style-name="ro4">
          <table:table-cell/>
          <table:table-cell table:style-name="ce85"/>
          <table:table-cell office:value-type="string" table:style-name="ce1">
            <text:p>SnyF-bankadan <text:s/>-&gt; Nazan</text:p>
          </table:table-cell>
          <table:table-cell office:value-type="float" office:value="28080" table:style-name="ce31">
            <text:p>28.080,00</text:p>
          </table:table-cell>
          <table:table-cell office:value-type="percentage" office:value="0.23527543711155899" table:formula="of:=[.$D$3]" table:style-name="ce93">
            <text:p>23,5275%</text:p>
          </table:table-cell>
          <table:table-cell office:value-type="float" office:value="0" table:formula="of:=IF([.G38]=0;[.D38]*[.E38]*-1;0)" table:style-name="ce94">
            <text:p>0,00</text:p>
          </table:table-cell>
          <table:table-cell office:value-type="float" office:value="1" table:style-name="ce90">
            <text:p>1</text:p>
          </table:table-cell>
          <table:table-cell office:value-type="float" office:value="-6606.5342740925762" table:formula="of:=IF([.G38]=1;[.D38]*[.E38]*-1;0)" table:style-name="ce62">
            <text:p>-6.606,53</text:p>
          </table:table-cell>
          <table:table-cell office:value-type="float" office:value="-11293.220981354832" table:formula="of:=[.I39]+[.H38]" table:style-name="ce42">
            <text:p>-11.293,22</text:p>
          </table:table-cell>
          <table:table-cell table:number-columns-repeated="16375" table:style-name="ce1"/>
        </table:table-row>
        <table:table-row table:style-name="ro4">
          <table:table-cell/>
          <table:table-cell table:style-name="ce85"/>
          <table:table-cell office:value-type="string" table:style-name="ce1">
            <text:p>SnyF-icradan <text:s/>-&gt; Nazan</text:p>
          </table:table-cell>
          <table:table-cell office:value-type="float" office:value="13000" table:style-name="ce31">
            <text:p>13.000,00</text:p>
          </table:table-cell>
          <table:table-cell office:value-type="percentage" office:value="0.23527543711155899" table:formula="of:=[.$D$3]" table:style-name="ce93">
            <text:p>23,5275%</text:p>
          </table:table-cell>
          <table:table-cell office:value-type="float" office:value="0" table:formula="of:=IF([.G39]=0;[.D39]*[.E39]*-1;0)" table:style-name="ce94">
            <text:p>0,00</text:p>
          </table:table-cell>
          <table:table-cell office:value-type="float" office:value="1" table:style-name="ce90">
            <text:p>1</text:p>
          </table:table-cell>
          <table:table-cell office:value-type="float" office:value="-3058.580682450267" table:formula="of:=IF([.G39]=1;[.D39]*[.E39]*-1;0)" table:style-name="ce62">
            <text:p>-3.058,58</text:p>
          </table:table-cell>
          <table:table-cell office:value-type="float" office:value="-4686.6867072622554" table:formula="of:=[.I40]+[.H39]" table:style-name="ce42">
            <text:p>-4.686,69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date" office:date-value="2023-02-06T00:00:00" table:style-name="ce85">
            <text:p>2023-02-06</text:p>
          </table:table-cell>
          <table:table-cell office:value-type="string" table:style-name="ce1">
            <text:p>SnyF-Ocak23 -&gt; Nazan</text:p>
          </table:table-cell>
          <table:table-cell office:value-type="float" office:value="6920" table:style-name="ce31">
            <text:p>6.920,00</text:p>
          </table:table-cell>
          <table:table-cell office:value-type="percentage" office:value="0.23527543711155899" table:formula="of:=[.$D$3]" table:style-name="ce93">
            <text:p>23,5275%</text:p>
          </table:table-cell>
          <table:table-cell office:value-type="float" office:value="0" table:formula="of:=IF([.G40]=0;[.D40]*[.E40]*-1;0)" table:style-name="ce94">
            <text:p>0,00</text:p>
          </table:table-cell>
          <table:table-cell office:value-type="float" office:value="1" table:style-name="ce95">
            <text:p>1</text:p>
          </table:table-cell>
          <table:table-cell office:value-type="float" office:value="-1628.1060248119882" table:formula="of:=IF([.G40]=1;[.D40]*[.E40]*-1;0)" table:style-name="ce62">
            <text:p>-1.628,11</text:p>
          </table:table-cell>
          <table:table-cell office:value-type="float" office:value="-1628.1060248119882" table:formula="of:=[.H40]" table:style-name="ce42">
            <text:p>-1.628,11</text:p>
          </table:table-cell>
          <table:table-cell table:number-columns-repeated="16375" table:style-name="ce1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table:style-name="ce85"/>
          <table:table-cell office:value-type="string" table:style-name="ce1">
            <text:p>Toplam Gelir</text:p>
          </table:table-cell>
          <table:table-cell office:value-type="float" office:value="614000" table:formula="of:=SUBTOTAL(109;[NAZAN.$D$24:.$D$41])" table:style-name="ce42">
            <text:p>614.000,00</text:p>
          </table:table-cell>
          <table:table-cell table:style-name="ce1"/>
          <table:table-cell table:style-name="ce42"/>
          <table:table-cell table:style-name="ce1"/>
          <table:table-cell office:value-type="float" office:value="-79758.373180818482" table:formula="of:=SUBTOTAL(109;[NAZAN.$H$24:.$H$41])" table:style-name="ce42">
            <text:p>-79.758,37</text:p>
          </table:table-cell>
          <table:table-cell table:style-name="ce42"/>
          <table:table-cell table:number-columns-repeated="16375" table:style-name="ce1"/>
        </table:table-row>
        <table:table-row table:style-name="ro4">
          <table:table-cell/>
          <table:table-cell table:style-name="ce85"/>
          <table:table-cell table:style-name="ce1"/>
          <table:table-cell office:value-type="string" table:style-name="ce62">
            <text:p>Toplam</text:p>
          </table:table-cell>
          <table:table-cell office:value-type="string" table:style-name="ce42">
            <text:p>Hacı</text:p>
          </table:table-cell>
          <table:table-cell office:value-type="string" table:style-name="ce42">
            <text:p>Nazan</text:p>
          </table:table-cell>
          <table:table-cell table:style-name="ce1"/>
          <table:table-cell table:number-columns-repeated="2" table:style-name="ce93"/>
          <table:table-cell table:style-name="ce114"/>
          <table:table-cell table:number-columns-repeated="16374"/>
        </table:table-row>
        <table:table-row table:style-name="ro4">
          <table:table-cell/>
          <table:table-cell table:style-name="ce85"/>
          <table:table-cell office:value-type="string" table:style-name="ce1">
            <text:p>%</text:p>
          </table:table-cell>
          <table:table-cell office:value-type="percentage" office:value="1" table:style-name="ce96">
            <text:p>100,0000%</text:p>
          </table:table-cell>
          <table:table-cell office:value-type="percentage" office:value="0.76598900000000003" table:formula="of:=1-[.F44]" table:style-name="ce93">
            <text:p>76,5989%</text:p>
          </table:table-cell>
          <table:table-cell office:value-type="string" table:style-name="ce93">
            <text:p>23,4011%</text:p>
          </table:table-cell>
          <table:table-cell table:style-name="ce1"/>
          <table:table-cell table:number-columns-repeated="2" table:style-name="ce42"/>
          <table:table-cell table:number-columns-repeated="16375" table:style-name="ce1"/>
        </table:table-row>
        <table:table-row table:style-name="ro4">
          <table:table-cell/>
          <table:table-cell table:style-name="ce85"/>
          <table:table-cell office:value-type="string" table:style-name="ce1">
            <text:p>Toplam Gelecek</text:p>
          </table:table-cell>
          <table:table-cell office:value-type="float" office:value="614000" table:formula="of:=[NAZAN.$D$42]*[.D44]" table:style-name="ce62">
            <text:p>614.000,00</text:p>
          </table:table-cell>
          <table:table-cell office:value-type="float" office:value="470317.24600000004" table:formula="of:=[NAZAN.$D$42]*[.E44]" table:style-name="ce42">
            <text:p>470.317,25</text:p>
          </table:table-cell>
          <table:table-cell office:value-type="float" office:value="143682.75399999999" table:formula="of:=[NAZAN.$D$42]*[.F44]" table:style-name="ce42">
            <text:p>143.682,75</text:p>
          </table:table-cell>
          <table:table-cell table:style-name="ce1"/>
          <table:table-cell table:number-columns-repeated="2" table:style-name="ce42"/>
          <table:table-cell table:number-columns-repeated="16375" table:style-name="ce1"/>
        </table:table-row>
        <table:table-row table:style-name="ro4">
          <table:table-cell/>
          <table:table-cell table:style-name="ce85"/>
          <table:table-cell office:value-type="string" table:style-name="ce1">
            <text:p>Gelen</text:p>
          </table:table-cell>
          <table:table-cell office:value-type="float" office:value="340831.72663173307" table:formula="of:=[.E46]+[.F46]" table:style-name="ce62">
            <text:p>340.831,73</text:p>
          </table:table-cell>
          <table:table-cell office:value-type="float" office:value="261073.35345091458" table:formula="of:=[.F46]/[.F44]*[.E44]" table:style-name="ce42">
            <text:p>261.073,35</text:p>
          </table:table-cell>
          <table:table-cell office:value-type="float" office:value="79758.373180818482" table:formula="of:=[NAZAN.$H$42]*-1" table:style-name="ce42">
            <text:p>79.758,37</text:p>
          </table:table-cell>
          <table:table-cell table:style-name="ce1"/>
          <table:table-cell table:number-columns-repeated="2" table:style-name="ce42"/>
          <table:table-cell table:number-columns-repeated="16375" table:style-name="ce1"/>
        </table:table-row>
        <table:table-row table:style-name="ro4">
          <table:table-cell/>
          <table:table-cell table:style-name="ce85"/>
          <table:table-cell office:value-type="string" table:style-name="ce1">
            <text:p>Kalan Gelecek</text:p>
          </table:table-cell>
          <table:table-cell office:value-type="float" office:value="273168.27336826693" table:formula="of:=[.D45]-[.D46]" table:style-name="ce62">
            <text:p>273.168,27</text:p>
          </table:table-cell>
          <table:table-cell office:value-type="float" office:value="209243.89254908546" table:formula="of:=[.E45]-[.E46]" table:style-name="ce42">
            <text:p>209.243,89</text:p>
          </table:table-cell>
          <table:table-cell office:value-type="float" office:value="63924.380819181504" table:formula="of:=[.F45]-[.F46]" table:style-name="ce42">
            <text:p>63.924,38</text:p>
          </table:table-cell>
          <table:table-cell table:style-name="ce1"/>
          <table:table-cell table:number-columns-repeated="2" table:style-name="ce42"/>
          <table:table-cell table:number-columns-repeated="16375" table:style-name="ce1"/>
        </table:table-row>
        <table:table-row table:style-name="ro4">
          <table:table-cell/>
          <table:table-cell table:style-name="ce85"/>
          <table:table-cell table:number-columns-repeated="6" table:style-name="ce1"/>
          <table:table-cell table:style-name="ce42"/>
          <table:table-cell table:number-columns-repeated="16375" table:style-name="ce1"/>
        </table:table-row>
        <table:table-row table:style-name="ro4">
          <table:table-cell table:number-columns-repeated="2"/>
          <table:table-cell table:style-name="ce1"/>
          <table:table-cell office:value-type="string" table:style-name="ce49">
            <text:p>toplam</text:p>
          </table:table-cell>
          <table:table-cell office:value-type="string" table:style-name="ce49">
            <text:p>zekat %</text:p>
          </table:table-cell>
          <table:table-cell office:value-type="string" table:style-name="ce49">
            <text:p>zekat</text:p>
          </table:table-cell>
          <table:table-cell table:style-name="ce1"/>
          <table:table-cell office:value-type="string" table:style-name="ce42">
            <text:p>ödenen</text:p>
          </table:table-cell>
          <table:table-cell office:value-type="string" table:style-name="ce42">
            <text:p>kalan</text:p>
          </table:table-cell>
          <table:table-cell table:number-columns-repeated="16375"/>
        </table:table-row>
        <table:table-row table:style-name="ro4">
          <table:table-cell table:number-columns-repeated="2"/>
          <table:table-cell office:value-type="string" table:style-name="ce1">
            <text:p>NAZAN</text:p>
          </table:table-cell>
          <table:table-cell office:value-type="float" office:value="79758.373180818482" table:formula="of:=[.F46]" table:style-name="ce42">
            <text:p>79.758,37</text:p>
          </table:table-cell>
          <table:table-cell office:value-type="percentage" office:value="2.5000000000000001E-2" table:style-name="ce97">
            <text:p>2,50%</text:p>
          </table:table-cell>
          <table:table-cell office:value-type="float" office:value="1993.9593295204622" table:formula="of:=[.D50]*[.E50]" table:style-name="ce42">
            <text:p>1.993,96</text:p>
          </table:table-cell>
          <table:table-cell table:number-columns-repeated="2" table:style-name="ce1"/>
          <table:table-cell table:style-name="ce42"/>
          <table:table-cell table:number-columns-repeated="16375"/>
        </table:table-row>
        <table:table-row table:style-name="ro4">
          <table:table-cell table:number-columns-repeated="2"/>
          <table:table-cell office:value-type="string" table:style-name="ce42">
            <text:p>HACI</text:p>
          </table:table-cell>
          <table:table-cell office:value-type="float" office:value="261073.35345091458" table:formula="of:=[.E46]" table:style-name="ce42">
            <text:p>261.073,35</text:p>
          </table:table-cell>
          <table:table-cell office:value-type="percentage" office:value="2.5000000000000001E-2" table:style-name="ce67">
            <text:p>2,50%</text:p>
          </table:table-cell>
          <table:table-cell office:value-type="float" office:value="6526.8338362728646" table:formula="of:=[.D51]*[.E51]" table:style-name="ce42">
            <text:p>6.526,83</text:p>
          </table:table-cell>
          <table:table-cell table:number-columns-repeated="2" table:style-name="ce1"/>
          <table:table-cell table:style-name="ce42"/>
          <table:table-cell table:number-columns-repeated="16375"/>
        </table:table-row>
        <table:table-row table:style-name="ro4">
          <table:table-cell table:number-columns-repeated="2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5"/>
        </table:table-row>
        <table:table-row table:number-rows-repeated="1048524" table:style-name="ro4">
          <table:table-cell table:number-columns-repeated="16384"/>
        </table:table-row>
      </table:table>
      <table:table table:name="12_23" table:style-name="ta2"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31" table:default-cell-style-name="ce1"/>
        <table:table-column table:style-name="co3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ARALIK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49800" table:formula="of:=SUM([.D6:.D32])" table:style-name="ce60">
            <text:p>149.800,00</text:p>
          </table:table-cell>
          <table:table-cell office:value-type="float" office:value="-33859.51" table:formula="of:=SUM([.E6:.E32])" table:style-name="ce60">
            <text:p>-33.859,51</text:p>
          </table:table-cell>
          <table:table-cell office:value-type="float" office:value="0" table:formula="of:=SUM([.F6:.F32])" table:style-name="ce60">
            <text:p>0,00</text:p>
          </table:table-cell>
          <table:table-cell office:value-type="float" office:value="0" table:formula="of:=SUM([.G6:.G32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98">
            <text:p>2240 Turkcell fatura</text:p>
          </table:table-cell>
          <table:table-cell table:number-columns-repeated="2" table:style-name="ce1"/>
          <table:table-cell office:value-type="float" office:value="-152" table:style-name="ce62">
            <text:p>-152,00</text:p>
          </table:table-cell>
          <table:table-cell table:style-name="ce1"/>
          <table:table-cell office:value-type="float" office:value="-152" table:style-name="ce62">
            <text:p>-152,00</text:p>
          </table:table-cell>
          <table:table-cell office:value-type="float" office:value="-152" table:formula="of:=[.H3]+[.F4]+[.G4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office:value-type="float" office:value="-152" table:formula="of:=[.H4]+[.F5]+[.G5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62">
            <text:p>-400,00</text:p>
          </table:table-cell>
          <table:table-cell table:number-columns-repeated="2" table:style-name="ce1"/>
          <table:table-cell office:value-type="float" office:value="-152" table:formula="of:=[.H5]+[.F6]+[.G6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62">
            <text:p>-500,00</text:p>
          </table:table-cell>
          <table:table-cell table:number-columns-repeated="2" table:style-name="ce1"/>
          <table:table-cell office:value-type="float" office:value="-152" table:formula="of:=[.H6]+[.F7]+[.G7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8/30 <text:s text:c="17"/>8*250 = 2000</text:p>
          </table:table-cell>
          <table:table-cell table:number-columns-repeated="2" table:style-name="ce63"/>
          <table:table-cell office:value-type="float" office:value="-250" table:style-name="ce62">
            <text:p>-250,00</text:p>
          </table:table-cell>
          <table:table-cell table:number-columns-repeated="2" table:style-name="ce1"/>
          <table:table-cell office:value-type="float" office:value="-152" table:formula="of:=[.H7]+[.F8]+[.G8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9/30 – 20/30 <text:s text:c="2"/>12*250 = 3000</text:p>
          </table:table-cell>
          <table:table-cell table:number-columns-repeated="2" table:style-name="ce63"/>
          <table:table-cell office:value-type="float" office:value="-3000" table:style-name="ce62">
            <text:p>-3.000,00</text:p>
          </table:table-cell>
          <table:table-cell table:number-columns-repeated="2" table:style-name="ce1"/>
          <table:table-cell office:value-type="float" office:value="-152" table:formula="of:=[.H8]+[.F9]+[.G9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21/30-30/30 <text:s text:c="2"/>10*8845 = 88450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office:value-type="float" office:value="-152" table:formula="of:=[.H9]+[.F10]+[.G10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<text:s/>TOPLAM <text:s text:c="24"/>93450</text:p>
          </table:table-cell>
          <table:table-cell table:number-columns-repeated="2" table:style-name="ce63"/>
          <table:table-cell office:value-type="float" office:value="-250" table:style-name="ce62">
            <text:p>-250,00</text:p>
          </table:table-cell>
          <table:table-cell table:number-columns-repeated="2" table:style-name="ce1"/>
          <table:table-cell office:value-type="float" office:value="-152" table:formula="of:=[.H10]+[.F11]+[.G11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9]*-1" table:style-name="ce25">
            <text:p>0,00</text:p>
          </table:table-cell>
          <table:table-cell table:style-name="ce42"/>
          <table:table-cell table:style-name="ce1"/>
          <table:table-cell office:value-type="float" office:value="-152" table:formula="of:=[.H11]+[.F12]+[.G12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4689.99" table:formula="of:=[.E55]" table:style-name="ce62">
            <text:p>-4.689,99</text:p>
          </table:table-cell>
          <table:table-cell table:style-name="ce42"/>
          <table:table-cell table:style-name="ce1"/>
          <table:table-cell office:value-type="float" office:value="-152" table:formula="of:=[.H12]+[.F13]+[.G13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4574.4400000000005" table:formula="of:=[.E78]" table:style-name="ce62">
            <text:p>-4.574,44</text:p>
          </table:table-cell>
          <table:table-cell table:number-columns-repeated="2" table:style-name="ce1"/>
          <table:table-cell office:value-type="float" office:value="-152" table:formula="of:=[.H13]+[.F14]+[.G14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80"/>
          <table:table-cell office:value-type="string" table:style-name="ce63">
            <text:p>Kira Adem Özen 7/12 Mrmr Ryl A Blok 82</text:p>
          </table:table-cell>
          <table:table-cell table:number-columns-repeated="2" table:style-name="ce63"/>
          <table:table-cell office:value-type="float" office:value="-5375" table:style-name="ce62">
            <text:p>-5.375,00</text:p>
          </table:table-cell>
          <table:table-cell table:number-columns-repeated="2" table:style-name="ce1"/>
          <table:table-cell office:value-type="float" office:value="-152" table:formula="of:=[.H14]+[.F15]+[.G15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80"/>
          <table:table-cell office:value-type="string" table:style-name="ce63">
            <text:p>Kira Adem Özen 7/12 Mrmr Ryl A Blok 82</text:p>
          </table:table-cell>
          <table:table-cell table:number-columns-repeated="2" table:style-name="ce63"/>
          <table:table-cell office:value-type="float" office:value="-2125" table:style-name="ce62">
            <text:p>-2.125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7/12</text:p>
          </table:table-cell>
          <table:table-cell table:number-columns-repeated="2" table:style-name="ce63"/>
          <table:table-cell office:value-type="float" office:value="-945.08" table:style-name="ce62">
            <text:p>-945,08</text:p>
          </table:table-cell>
          <table:table-cell table:style-name="ce62"/>
          <table:table-cell table:style-name="ce42"/>
          <table:table-cell office:value-type="float" office:value="-152" table:formula="of:=[.H15]+[.F17]+[.G17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62">
            <text:p>-150,00</text:p>
          </table:table-cell>
          <table:table-cell table:style-name="ce62"/>
          <table:table-cell table:style-name="ce42"/>
          <table:table-cell office:value-type="float" office:value="-152" table:formula="of:=[.H17]+[.F18]+[.G18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table:number-columns-repeated="2" table:style-name="ce64"/>
          <table:table-cell office:value-type="float" office:value="-1000" table:style-name="ce62">
            <text:p>-1.000,00</text:p>
          </table:table-cell>
          <table:table-cell table:style-name="ce62"/>
          <table:table-cell table:style-name="ce42"/>
          <table:table-cell office:value-type="float" office:value="-152" table:formula="of:=[.H18]+[.F19]+[.G19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table:number-columns-repeated="2" table:style-name="ce64"/>
          <table:table-cell office:value-type="float" office:value="-100" table:style-name="ce62">
            <text:p>-100,00</text:p>
          </table:table-cell>
          <table:table-cell table:style-name="ce62"/>
          <table:table-cell table:style-name="ce42"/>
          <table:table-cell office:value-type="float" office:value="-152" table:formula="of:=[.H19]+[.F20]+[.G20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-152" table:formula="of:=[.H20]+[.F21]+[.G21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-152" table:formula="of:=[.H21]+[.F22]+[.G22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-152" table:formula="of:=[.H22]+[.F23]+[.G23]" table:style-name="ce42">
            <text:p>-152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-152" table:formula="of:=[.H23]+[.F24]+[.G24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-152" table:formula="of:=[.H24]+[.F25]+[.G25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1">
            <text:p>₺2.800,00</text:p>
          </table:table-cell>
          <table:table-cell table:style-name="ce1"/>
          <table:table-cell table:number-columns-repeated="2" table:style-name="ce42"/>
          <table:table-cell office:value-type="float" office:value="-152" table:formula="of:=[.H25]+[.F26]+[.G26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5/12-2024-25– 30-12-23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-152" table:formula="of:=[.H26]+[.F27]+[.G27]" table:style-name="ce42">
            <text:p>-152,00</text:p>
          </table:table-cell>
          <table:table-cell table:number-columns-repeated="16376"/>
        </table:table-row>
        <table:table-row table:style-name="ro4">
          <table:table-cell office:value-type="date" office:date-value="2023-12-31T00:00:00" table:style-name="ce80">
            <text:p>31.12.2023</text:p>
          </table:table-cell>
          <table:table-cell office:value-type="string" table:style-name="ce1">
            <text:p>Kira snyB Tahmin Edilen 120000</text:p>
          </table:table-cell>
          <table:table-cell table:style-name="ce1"/>
          <table:table-cell office:value-type="currency" office:value="120000" table:style-name="ce61">
            <text:p>₺120.000,00</text:p>
          </table:table-cell>
          <table:table-cell table:number-columns-repeated="3" table:style-name="ce1"/>
          <table:table-cell office:value-type="float" office:value="-152" table:formula="of:=[.H27]+[.F28]+[.G28]" table:style-name="ce42">
            <text:p>-152,00</text:p>
          </table:table-cell>
          <table:table-cell table:number-columns-repeated="16376"/>
        </table:table-row>
        <table:table-row table:style-name="ro4">
          <table:table-cell office:value-type="date" office:date-value="2023-12-31T00:00:00" table:style-name="ce80">
            <text:p>31.12.2023</text:p>
          </table:table-cell>
          <table:table-cell office:value-type="string" table:style-name="ce1">
            <text:p>Kira snyE senet 4/5 13- 6 = 7000 kalan</text:p>
          </table:table-cell>
          <table:table-cell table:style-name="ce1"/>
          <table:table-cell office:value-type="currency" office:value="6000" table:style-name="ce61">
            <text:p>₺6.000,00</text:p>
          </table:table-cell>
          <table:table-cell table:style-name="ce1"/>
          <table:table-cell table:number-columns-repeated="2" table:style-name="ce42"/>
          <table:table-cell office:value-type="float" office:value="-152" table:formula="of:=[.H28]+[.F29]+[.G29]" table:style-name="ce42">
            <text:p>-152,00</text:p>
          </table:table-cell>
          <table:table-cell table:number-columns-repeated="16376"/>
        </table:table-row>
        <table:table-row table:style-name="ro4">
          <table:table-cell office:value-type="date" office:date-value="2024-01-31T00:00:00" table:style-name="ce80">
            <text:p>31.01.2024</text:p>
          </table:table-cell>
          <table:table-cell office:value-type="string" table:style-name="ce1">
            <text:p>Kira snyE senet 5/5 7- 7 = 0 kalan</text:p>
          </table:table-cell>
          <table:table-cell table:style-name="ce1"/>
          <table:table-cell office:value-type="currency" office:value="7000" table:style-name="ce61">
            <text:p>₺7.000,00</text:p>
          </table:table-cell>
          <table:table-cell table:style-name="ce1"/>
          <table:table-cell table:number-columns-repeated="2" table:style-name="ce42"/>
          <table:table-cell office:value-type="float" office:value="-152" table:formula="of:=[.H29]+[.F30]+[.G30]" table:style-name="ce42">
            <text:p>-152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-152" table:formula="of:=[.H30]+[.F31]+[.G31]" table:style-name="ce42">
            <text:p>-152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-152" table:formula="of:=[.H31]+[.F32]+[.G32]" table:style-name="ce42">
            <text:p>-152,00</text:p>
          </table:table-cell>
          <table:table-cell table:number-columns-repeated="16376"/>
        </table:table-row>
        <table:table-row table:number-rows-repeated="5" table:style-name="ro5">
          <table:table-cell table:number-columns-repeated="16384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number-columns-repeated="4" table:style-name="ce99"/>
          <table:table-cell table:style-name="ce100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number-columns-repeated="2" table:style-name="ce99"/>
          <table:table-cell table:style-name="ce101"/>
          <table:table-cell table:number-columns-repeated="2" table:style-name="ce99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2"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102">
            <text:p>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4:.D51])" table:style-name="ce76">
            <text:p>0,00</text:p>
          </table:table-cell>
          <table:table-cell office:value-type="float" office:value="0" table:formula="of:=SUM([.E44:.E50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64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4689.99" table:formula="of:=SUM([.E56:.E75])" table:style-name="ce55">
            <text:p>-4689,99</text:p>
          </table:table-cell>
          <table:table-cell office:value-type="float" office:value="0" table:formula="of:=SUM([.F56:.F75])" table:style-name="ce55">
            <text:p>0</text:p>
          </table:table-cell>
          <table:table-cell table:number-columns-repeated="16378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8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9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8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10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80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<text:s/>7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80">
            <text:p>1.06.2023</text:p>
          </table:table-cell>
          <table:table-cell office:value-type="string" table:style-name="ce64">
            <text:p>Amazon 27"Monitor</text:p>
          </table:table-cell>
          <table:table-cell table:style-name="ce1"/>
          <table:table-cell office:value-type="string" table:style-name="ce78">
            <text:p><text:s/>6 – 6</text:p>
          </table:table-cell>
          <table:table-cell office:value-type="float" office:value="-666.67" table:style-name="ce62">
            <text:p>-666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3 – 9</text:p>
          </table:table-cell>
          <table:table-cell office:value-type="float" office:value="-849.81" table:style-name="ce62">
            <text:p>-849,8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-</text:p>
          </table:table-cell>
          <table:table-cell office:value-type="float" office:value="11128" table:style-name="ce64">
            <text:p>11128</text:p>
          </table:table-cell>
          <table:table-cell office:value-type="string" table:style-name="ce78">
            <text:p><text:s/>3 – 6</text:p>
          </table:table-cell>
          <table:table-cell office:value-type="float" office:value="-1854.67" table:style-name="ce62">
            <text:p>-1.854,67</text:p>
          </table:table-cell>
          <table:table-cell table:number-columns-repeated="3" table:style-name="ce42"/>
          <table:table-cell table:number-columns-repeated="16376"/>
        </table:table-row>
        <table:table-row table:number-rows-repeated="8"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3" table:style-name="ro4">
          <table:table-cell table:number-columns-repeated="4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4574.4400000000005" table:formula="of:=SUM([.E79:.E87])" table:style-name="ce55">
            <text:p>-4574,44</text:p>
          </table:table-cell>
          <table:table-cell office:value-type="float" office:value="0" table:formula="of:=SUM([.F79:.F87])" table:style-name="ce55">
            <text:p>0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işlemci i9 13900k</text:p>
          </table:table-cell>
          <table:table-cell table:style-name="ce64"/>
          <table:table-cell office:value-type="string" table:style-name="ce1">
            <text:p><text:s text:c="8"/>3 <text:s/>– 6</text:p>
          </table:table-cell>
          <table:table-cell office:value-type="float" office:value="-3974.44" table:style-name="ce62">
            <text:p>-3.974,4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10-15T00:00:00" table:style-name="ce66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2 – 6</text:p>
          </table:table-cell>
          <table:table-cell office:value-type="float" office:value="-600" table:style-name="ce62">
            <text:p>-6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/>
          <table:table-cell table:style-name="ce79"/>
          <table:table-cell table:number-columns-repeated="2" table:style-name="ce1"/>
          <table:table-cell table:style-name="ce62"/>
          <table:table-cell table:number-columns-repeated="16379"/>
        </table:table-row>
        <table:table-row table:number-rows-repeated="5" table:style-name="ro4">
          <table:table-cell/>
          <table:table-cell table:number-columns-repeated="3" table:style-name="ce1"/>
          <table:table-cell table:style-name="ce62"/>
          <table:table-cell table:number-columns-repeated="16379"/>
        </table:table-row>
        <table:table-row table:number-rows-repeated="2" table:style-name="ro4">
          <table:table-cell/>
          <table:table-cell table:number-columns-repeated="2" table:style-name="ce1"/>
          <table:table-cell table:style-name="ce43"/>
          <table:table-cell table:style-name="ce62"/>
          <table:table-cell table:number-columns-repeated="16379"/>
        </table:table-row>
        <table:table-row table:number-rows-repeated="8" table:style-name="ro4">
          <table:table-cell/>
          <table:table-cell table:number-columns-repeated="3" table:style-name="ce1"/>
          <table:table-cell table:style-name="ce62"/>
          <table:table-cell table:number-columns-repeated="16379"/>
        </table:table-row>
        <table:table-row table:number-rows-repeated="12" table:style-name="ro4">
          <table:table-cell table:number-columns-repeated="4"/>
          <table:table-cell table:style-name="ce62"/>
          <table:table-cell table:number-columns-repeated="16379"/>
        </table:table-row>
        <table:table-row table:number-rows-repeated="4" table:style-name="ro4">
          <table:table-cell table:number-columns-repeated="4"/>
          <table:table-cell table:number-columns-repeated="16380" table:style-name="ce1"/>
        </table:table-row>
        <table:table-row table:number-rows-repeated="1048464" table:style-name="ro5">
          <table:table-cell table:number-columns-repeated="16384"/>
        </table:table-row>
      </table:table>
      <table:table table:name="11_23" table:style-name="ta2"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KASIM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42800" table:formula="of:=SUM([.D6:.D30])" table:style-name="ce60">
            <text:p>142.800,00</text:p>
          </table:table-cell>
          <table:table-cell office:value-type="float" office:value="-108843.11" table:formula="of:=SUM([.E4:.E28])" table:style-name="ce60">
            <text:p>-108.843,11</text:p>
          </table:table-cell>
          <table:table-cell office:value-type="float" office:value="2800" table:formula="of:=SUM([.F6:.F31])" table:style-name="ce60">
            <text:p>2.800,00</text:p>
          </table:table-cell>
          <table:table-cell office:value-type="float" office:value="-73783.12" table:formula="of:=SUM([.G4:.G31])" table:style-name="ce60">
            <text:p>-73.783,12</text:p>
          </table:table-cell>
          <table:table-cell office:value-type="float" office:value="-70983.12" table:formula="of:=[.F2]+[.G2]" table:style-name="ce60">
            <text:p>-70.983,12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11-01T00:00:00" table:style-name="ce66">
            <text:p>1.Kas</text:p>
          </table:table-cell>
          <table:table-cell office:value-type="string" table:style-name="ce98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style-name="ce1"/>
          <table:table-cell office:value-type="float" office:value="-152" table:style-name="ce42">
            <text:p>-152,00</text:p>
          </table:table-cell>
          <table:table-cell office:value-type="float" office:value="-152" table:formula="of:=[.H3]+[.F4]+[.G4]" table:style-name="ce42">
            <text:p>-152,00</text:p>
          </table:table-cell>
          <table:table-cell table:number-columns-repeated="16376"/>
        </table:table-row>
        <table:table-row table:style-name="ro4">
          <table:table-cell office:value-type="date" office:date-value="2023-11-01T00:00:00" table:style-name="ce56">
            <text:p>01.11.2023</text:p>
          </table:table-cell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style-name="ce1"/>
          <table:table-cell table:style-name="ce42"/>
          <table:table-cell office:value-type="float" office:value="-152" table:formula="of:=[.H4]+[.F5]+[.G5]" table:style-name="ce42">
            <text:p>-152,00</text:p>
          </table:table-cell>
          <table:table-cell table:number-columns-repeated="16376"/>
        </table:table-row>
        <table:table-row table:style-name="ro4">
          <table:table-cell office:value-type="date" office:date-value="2023-11-02T00:00:00" table:style-name="ce66">
            <text:p>2.Kas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77" table:style-name="ce42">
            <text:p>-277,00</text:p>
          </table:table-cell>
          <table:table-cell office:value-type="float" office:value="-429" table:formula="of:=[.H5]+[.F6]+[.G6]" table:style-name="ce42">
            <text:p>-429,00</text:p>
          </table:table-cell>
          <table:table-cell table:number-columns-repeated="16376"/>
        </table:table-row>
        <table:table-row table:style-name="ro4">
          <table:table-cell office:value-type="date" office:date-value="2023-11-02T00:00:00" table:style-name="ce66">
            <text:p>2.Kas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12" table:style-name="ce42">
            <text:p>-512,00</text:p>
          </table:table-cell>
          <table:table-cell office:value-type="float" office:value="-941" table:formula="of:=[.H6]+[.F7]+[.G7]" table:style-name="ce42">
            <text:p>-941,00</text:p>
          </table:table-cell>
          <table:table-cell table:number-columns-repeated="16376"/>
        </table:table-row>
        <table:table-row table:style-name="ro4">
          <table:table-cell office:value-type="date" office:date-value="2023-11-01T00:00:00" table:style-name="ce66">
            <text:p>1.Kas</text:p>
          </table:table-cell>
          <table:table-cell office:value-type="string" table:style-name="ce63">
            <text:p>TUSDATA 7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1191" table:formula="of:=[.H7]+[.F8]+[.G8]" table:style-name="ce42">
            <text:p>-1.19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-51.54" table:formula="of:=[.E43]*-1" table:style-name="ce42">
            <text:p>-51,54</text:p>
          </table:table-cell>
          <table:table-cell table:style-name="ce42"/>
          <table:table-cell office:value-type="float" office:value="-51.54" table:formula="of:=[.E9]" table:style-name="ce42">
            <text:p>-51,54</text:p>
          </table:table-cell>
          <table:table-cell office:value-type="float" office:value="-1242.54" table:formula="of:=[.H8]+[.F9]+[.G9]" table:style-name="ce42">
            <text:p>-1.242,5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5698.99" table:formula="of:=[.E49]" table:style-name="ce62">
            <text:p>-5.698,99</text:p>
          </table:table-cell>
          <table:table-cell table:number-columns-repeated="2" table:style-name="ce42"/>
          <table:table-cell office:value-type="float" office:value="-1242.54" table:formula="of:=[.H9]+[.F10]+[.G10]" table:style-name="ce42">
            <text:p>-1.242,54</text:p>
          </table:table-cell>
          <table:table-cell table:number-columns-repeated="16376"/>
        </table:table-row>
        <table:table-row table:style-name="ro4">
          <table:table-cell office:value-type="date" office:date-value="2023-11-02T00:00:00" table:style-name="ce66">
            <text:p>2.Kas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71595.5" table:formula="of:=[.E65]" table:style-name="ce42">
            <text:p>-71.595,50</text:p>
          </table:table-cell>
          <table:table-cell table:style-name="ce1"/>
          <table:table-cell office:value-type="float" office:value="-71595.5" table:formula="of:=[.E11]" table:style-name="ce42">
            <text:p>-71.595,50</text:p>
          </table:table-cell>
          <table:table-cell office:value-type="float" office:value="-72838.039999999994" table:formula="of:=[.H10]+[.F11]+[.G11]" table:style-name="ce42">
            <text:p>-72.838,04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6/12 Mrmr Ryl A Blok 82</text:p>
          </table:table-cell>
          <table:table-cell table:number-columns-repeated="2" table:style-name="ce63"/>
          <table:table-cell office:value-type="float" office:value="-5375" table:style-name="ce62">
            <text:p>-5.375,00</text:p>
          </table:table-cell>
          <table:table-cell table:style-name="ce1"/>
          <table:table-cell table:style-name="ce42"/>
          <table:table-cell office:value-type="float" office:value="-72838.039999999994" table:formula="of:=[.H11]+[.F12]+[.G12]" table:style-name="ce42">
            <text:p>-72.838,04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6/12 Mrmr Ryl A Blok 82</text:p>
          </table:table-cell>
          <table:table-cell table:number-columns-repeated="2" table:style-name="ce63"/>
          <table:table-cell office:value-type="float" office:value="-2125" table:style-name="ce62">
            <text:p>-2.125,00</text:p>
          </table:table-cell>
          <table:table-cell table:style-name="ce1"/>
          <table:table-cell table:style-name="ce42"/>
          <table:table-cell office:value-type="float" office:value="-72838.039999999994" table:formula="of:=[.H12]+[.F13]+[.G13]" table:style-name="ce42">
            <text:p>-72.838,04</text:p>
          </table:table-cell>
          <table:table-cell table:number-columns-repeated="16376"/>
        </table:table-row>
        <table:table-row table:style-name="ro4">
          <table:table-cell office:value-type="date" office:date-value="2023-11-01T00:00:00" table:style-name="ce66">
            <text:p>1.Kas</text:p>
          </table:table-cell>
          <table:table-cell office:value-type="string" table:style-name="ce63">
            <text:p>Aidat Marmara Royal Site 6/12</text:p>
          </table:table-cell>
          <table:table-cell table:number-columns-repeated="2" table:style-name="ce63"/>
          <table:table-cell office:value-type="float" office:value="-945.08" table:style-name="ce42">
            <text:p>-945,08</text:p>
          </table:table-cell>
          <table:table-cell table:style-name="ce62"/>
          <table:table-cell office:value-type="float" office:value="-945.08" table:style-name="ce42">
            <text:p>-945,08</text:p>
          </table:table-cell>
          <table:table-cell office:value-type="float" office:value="-73783.12" table:formula="of:=[.H13]+[.F14]+[.G14]" table:style-name="ce42">
            <text:p>-73.783,1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62">
            <text:p>-150,00</text:p>
          </table:table-cell>
          <table:table-cell table:style-name="ce62"/>
          <table:table-cell table:style-name="ce42"/>
          <table:table-cell office:value-type="float" office:value="-73783.12" table:formula="of:=[.H14]+[.F15]+[.G15]" table:style-name="ce42">
            <text:p>-73.783,1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table:number-columns-repeated="2" table:style-name="ce64"/>
          <table:table-cell office:value-type="float" office:value="-1000" table:style-name="ce62">
            <text:p>-1.000,00</text:p>
          </table:table-cell>
          <table:table-cell table:style-name="ce62"/>
          <table:table-cell table:style-name="ce42"/>
          <table:table-cell office:value-type="float" office:value="-73783.12" table:formula="of:=[.H15]+[.F16]+[.G16]" table:style-name="ce42">
            <text:p>-73.783,1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table:number-columns-repeated="2" table:style-name="ce64"/>
          <table:table-cell office:value-type="float" office:value="-100" table:style-name="ce62">
            <text:p>-100,00</text:p>
          </table:table-cell>
          <table:table-cell table:style-name="ce62"/>
          <table:table-cell table:style-name="ce42"/>
          <table:table-cell office:value-type="float" office:value="-73783.12" table:formula="of:=[.H16]+[.F17]+[.G17]" table:style-name="ce42">
            <text:p>-73.783,1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-73783.12" table:formula="of:=[.H17]+[.F18]+[.G18]" table:style-name="ce42">
            <text:p>-73.783,1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-73783.12" table:formula="of:=[.H18]+[.F19]+[.G19]" table:style-name="ce42">
            <text:p>-73.783,1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-73783.12" table:formula="of:=[.H19]+[.F20]+[.G20]" table:style-name="ce42">
            <text:p>-73.783,12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-73783.12" table:formula="of:=[.H20]+[.F21]+[.G21]" table:style-name="ce42">
            <text:p>-73.783,1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-73783.12" table:formula="of:=[.H21]+[.F22]+[.G22]" table:style-name="ce42">
            <text:p>-73.783,12</text:p>
          </table:table-cell>
          <table:table-cell table:number-columns-repeated="16376"/>
        </table:table-row>
        <table:table-row table:style-name="ro4">
          <table:table-cell office:value-type="date" office:date-value="2023-11-02T00:00:00" table:style-name="ce66">
            <text:p>2.Kas</text:p>
          </table:table-cell>
          <table:table-cell office:value-type="string" table:style-name="ce1">
            <text:p>Tuzgümrüğü kira 2/2 <text:s text:c="2"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68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70983.12" table:formula="of:=[.H22]+[.F23]+[.G23]" table:style-name="ce42">
            <text:p>-70.983,1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4/12-2024-25– 30-11-23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-70983.12" table:formula="of:=[.H23]+[.F24]+[.G24]" table:style-name="ce42">
            <text:p>-70.983,12</text:p>
          </table:table-cell>
          <table:table-cell table:number-columns-repeated="16376"/>
        </table:table-row>
        <table:table-row table:style-name="ro4">
          <table:table-cell office:value-type="date" office:date-value="2023-11-01T00:00:00" table:style-name="ce56">
            <text:p>01.11.2023</text:p>
          </table:table-cell>
          <table:table-cell office:value-type="string" table:style-name="ce1">
            <text:p>Kira snyA Eylülde alındı <text:s text:c="2"/>Tahmin edilen 60000</text:p>
          </table:table-cell>
          <table:table-cell table:style-name="ce1"/>
          <table:table-cell table:style-name="ce68"/>
          <table:table-cell table:number-columns-repeated="2" table:style-name="ce1"/>
          <table:table-cell table:style-name="ce42"/>
          <table:table-cell office:value-type="float" office:value="-70983.12" table:formula="of:=[.H24]+[.F25]+[.G25]" table:style-name="ce42">
            <text:p>-70.983,12</text:p>
          </table:table-cell>
          <table:table-cell table:number-columns-repeated="16376"/>
        </table:table-row>
        <table:table-row table:style-name="ro4">
          <table:table-cell office:value-type="date" office:date-value="2023-11-30T00:00:00" table:style-name="ce56">
            <text:p>30.11.2023</text:p>
          </table:table-cell>
          <table:table-cell office:value-type="string" table:style-name="ce1">
            <text:p>Kira snyCD Tahmin Edilen 120000</text:p>
          </table:table-cell>
          <table:table-cell table:style-name="ce1"/>
          <table:table-cell office:value-type="currency" office:value="120000" table:style-name="ce61">
            <text:p>₺120.000,00</text:p>
          </table:table-cell>
          <table:table-cell table:style-name="ce1"/>
          <table:table-cell table:number-columns-repeated="2" table:style-name="ce42"/>
          <table:table-cell office:value-type="float" office:value="-70983.12" table:formula="of:=[.H25]+[.F26]+[.G26]" table:style-name="ce42">
            <text:p>-70.983,12</text:p>
          </table:table-cell>
          <table:table-cell table:number-columns-repeated="16376"/>
        </table:table-row>
        <table:table-row table:style-name="ro4">
          <table:table-cell office:value-type="date" office:date-value="2023-11-30T00:00:00" table:style-name="ce56">
            <text:p>30.11.2023</text:p>
          </table:table-cell>
          <table:table-cell office:value-type="string" table:style-name="ce1">
            <text:p>Kira snyE senet 3/5 19- 6 = 13000 kalan</text:p>
          </table:table-cell>
          <table:table-cell table:style-name="ce1"/>
          <table:table-cell office:value-type="currency" office:value="6000" table:style-name="ce61">
            <text:p>₺6.000,00</text:p>
          </table:table-cell>
          <table:table-cell table:number-columns-repeated="2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03"/>
          <table:table-cell table:number-columns-repeated="3" table:style-name="ce99"/>
          <table:table-cell table:style-name="ce100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03"/>
          <table:table-cell table:style-name="ce99"/>
          <table:table-cell table:style-name="ce101"/>
          <table:table-cell table:number-columns-repeated="2" table:style-name="ce99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3906.8500000000004" table:formula="of:=SUM([.D38:.D45])" table:style-name="ce76">
            <text:p>3.906,85</text:p>
          </table:table-cell>
          <table:table-cell office:value-type="float" office:value="51.54" table:formula="of:=SUM([.E38:.E45])" table:style-name="ce76">
            <text:p>51,54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28.12" table:style-name="ce1">
            <text:p>628,12</text:p>
          </table:table-cell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539.74" table:style-name="ce1">
            <text:p>1539,74</text:p>
          </table:table-cell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65.4" table:style-name="ce1">
            <text:p>165,4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42.79" table:style-name="ce1">
            <text:p>1142,79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79.26" table:style-name="ce1">
            <text:p>379,26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office:value-type="float" office:value="51.54" table:style-name="ce64">
            <text:p>51,54</text:p>
          </table:table-cell>
          <table:table-cell office:value-type="float" office:value="51.54" table:style-name="ce1">
            <text:p>51,5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5698.99" table:formula="of:=SUM([.E50:.E62])" table:style-name="ce55">
            <text:p>-5698,99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style-name="ce1"/>
          <table:table-cell table:number-columns-repeated="2" table:style-name="ce64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8 – 10</text:p>
          </table:table-cell>
          <table:table-cell office:value-type="float" office:value="-61.39" table:style-name="ce62">
            <text:p>-61,39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Amazon – asus b660 plus anakart</text:p>
          </table:table-cell>
          <table:table-cell office:value-type="float" office:value="3299" table:style-name="ce64">
            <text:p>3299</text:p>
          </table:table-cell>
          <table:table-cell office:value-type="string" table:style-name="ce43">
            <text:p>6 – 6</text:p>
          </table:table-cell>
          <table:table-cell office:value-type="float" office:value="-549.85" table:style-name="ce62">
            <text:p>-549,85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<text:s/>6 – 9</text:p>
          </table:table-cell>
          <table:table-cell office:value-type="float" office:value="-1196.06" table:style-name="ce62">
            <text:p>-1.196,06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4">
            <text:p>3123,29</text:p>
          </table:table-cell>
          <table:table-cell office:value-type="string" table:style-name="ce78">
            <text:p>6 – 6</text:p>
          </table:table-cell>
          <table:table-cell office:value-type="float" office:value="-520.54" table:style-name="ce62">
            <text:p>-520,54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56">
            <text:p>01.06.2023</text:p>
          </table:table-cell>
          <table:table-cell office:value-type="string" table:style-name="ce64">
            <text:p>Amazon 27"Monitor</text:p>
          </table:table-cell>
          <table:table-cell table:style-name="ce1"/>
          <table:table-cell office:value-type="string" table:style-name="ce78">
            <text:p><text:s/>5 – 6</text:p>
          </table:table-cell>
          <table:table-cell office:value-type="float" office:value="-666.67" table:style-name="ce62">
            <text:p>-666,67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2 – 9</text:p>
          </table:table-cell>
          <table:table-cell office:value-type="float" office:value="-849.81" table:style-name="ce62">
            <text:p>-849,81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-</text:p>
          </table:table-cell>
          <table:table-cell office:value-type="float" office:value="11128" table:style-name="ce64">
            <text:p>11128</text:p>
          </table:table-cell>
          <table:table-cell office:value-type="string" table:style-name="ce78">
            <text:p><text:s/>2 – 6</text:p>
          </table:table-cell>
          <table:table-cell office:value-type="float" office:value="-1854.67" table:style-name="ce62">
            <text:p>-1.854,67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10-05T00:00:00" table:style-name="ce56">
            <text:p>05.10.2023</text:p>
          </table:table-cell>
          <table:table-cell office:value-type="string" table:style-name="ce64">
            <text:p>ödeme</text:p>
          </table:table-cell>
          <table:table-cell office:value-type="float" office:value="-6481.59" table:style-name="ce64">
            <text:p>-6481,59</text:p>
          </table:table-cell>
          <table:table-cell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1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2">
          <table:table-cell table:style-name="ce56"/>
          <table:table-cell table:number-columns-repeated="2" table:style-name="ce1"/>
          <table:table-cell office:value-type="string" table:style-name="ce104">
            <text:p>HESAP KESİM</text:p>
          </table:table-cell>
          <table:table-cell table:style-name="ce62"/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3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71595.5" table:formula="of:=SUM([.E66:.E98])" table:style-name="ce55">
            <text:p>-71595,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6 – 6</text:p>
          </table:table-cell>
          <table:table-cell office:value-type="float" office:value="-190.14" table:style-name="ce62">
            <text:p>-190,14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8-03T00:00:00" table:style-name="ce66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43">
            <text:p><text:s/>3 - 3</text:p>
          </table:table-cell>
          <table:table-cell office:value-type="float" office:value="-181.84" table:style-name="ce62">
            <text:p>-181,84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10-18T00:00:00" table:style-name="ce56">
            <text:p>18.10.2023</text:p>
          </table:table-cell>
          <table:table-cell office:value-type="string" table:style-name="ce64">
            <text:p>amazon işlemci i9 13900k</text:p>
          </table:table-cell>
          <table:table-cell table:style-name="ce64"/>
          <table:table-cell office:value-type="string" table:style-name="ce1">
            <text:p><text:s text:c="9"/>2 – 6</text:p>
          </table:table-cell>
          <table:table-cell office:value-type="float" office:value="-3974.44" table:style-name="ce62">
            <text:p>-3.974,44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25T00:00:00" table:style-name="ce56">
            <text:p>25.09.2023</text:p>
          </table:table-cell>
          <table:table-cell office:value-type="string" table:style-name="ce64">
            <text:p>yasemin okul</text:p>
          </table:table-cell>
          <table:table-cell table:number-columns-repeated="2" table:style-name="ce64"/>
          <table:table-cell office:value-type="float" office:value="-59483.25" table:style-name="ce62">
            <text:p>-59.483,25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10-15T00:00:00" table:style-name="ce66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1 – 6</text:p>
          </table:table-cell>
          <table:table-cell office:value-type="float" office:value="-600" table:style-name="ce62">
            <text:p>-600,00</text:p>
          </table:table-cell>
          <table:table-cell office:value-type="float" office:value="0" table:style-name="ce42">
            <text:p>0,00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9-29T00:00:00" table:style-name="ce66">
            <text:p>29.Eyl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02T00:00:00" table:style-name="ce66">
            <text:p>2.Eki</text:p>
          </table:table-cell>
          <table:table-cell office:value-type="string" table:style-name="ce1">
            <text:p>aof harc</text:p>
          </table:table-cell>
          <table:table-cell table:number-columns-repeated="2" table:style-name="ce1"/>
          <table:table-cell office:value-type="float" office:value="-1180" table:style-name="ce62">
            <text:p>-1.180,00</text:p>
          </table:table-cell>
          <table:table-cell table:number-columns-repeated="16379" table:style-name="ce1"/>
        </table:table-row>
        <table:table-row table:number-rows-repeated="2" table:style-name="ro4">
          <table:table-cell office:value-type="date" office:date-value="2023-10-05T00:00:00" table:style-name="ce66">
            <text:p>5.Eki</text:p>
          </table:table-cell>
          <table:table-cell office:value-type="string" table:style-name="ce1">
            <text:p>trafik cezası audi</text:p>
          </table:table-cell>
          <table:table-cell table:number-columns-repeated="2" table:style-name="ce1"/>
          <table:table-cell office:value-type="float" office:value="-713.25" table:style-name="ce62">
            <text:p>-713,2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25T00:00:00" table:style-name="ce66">
            <text:p>25.Eyl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43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6T00:00:00" table:style-name="ce66">
            <text:p>26.Eki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43"/>
          <table:table-cell office:value-type="float" office:value="-160" table:style-name="ce62">
            <text:p>-16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7T00:00:00" table:style-name="ce66">
            <text:p>2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8T00:00:00" table:style-name="ce66">
            <text:p>2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8T00:00:00" table:style-name="ce66">
            <text:p>28.Eki</text:p>
          </table:table-cell>
          <table:table-cell office:value-type="string" table:style-name="ce1">
            <text:p>sivas yemek</text:p>
          </table:table-cell>
          <table:table-cell table:number-columns-repeated="2" table:style-name="ce1"/>
          <table:table-cell office:value-type="float" office:value="-245" table:style-name="ce62">
            <text:p>-245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9T00:00:00" table:style-name="ce66">
            <text:p>2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9T00:00:00" table:style-name="ce66">
            <text:p>29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33.65" table:style-name="ce62">
            <text:p>-33,65</text:p>
          </table:table-cell>
          <table:table-cell table:number-columns-repeated="16379"/>
        </table:table-row>
        <table:table-row table:style-name="ro4">
          <table:table-cell office:value-type="date" office:date-value="2023-10-02T00:00:00" table:style-name="ce66">
            <text:p>2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10-02T00:00:00" table:style-name="ce66">
            <text:p>2.Eki</text:p>
          </table:table-cell>
          <table:table-cell office:value-type="string" table:style-name="ce1">
            <text:p>ödeme</text:p>
          </table:table-cell>
          <table:table-cell office:value-type="float" office:value="-16000.55" table:style-name="ce1">
            <text:p>-16000,55</text:p>
          </table:table-cell>
          <table:table-cell table:style-name="ce1"/>
          <table:table-cell table:style-name="ce62"/>
          <table:table-cell table:number-columns-repeated="16379"/>
        </table:table-row>
        <table:table-row table:style-name="ro4">
          <table:table-cell office:value-type="date" office:date-value="2023-10-03T00:00:00" table:style-name="ce66">
            <text:p>3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10-05T00:00:00" table:style-name="ce66">
            <text:p>5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300" table:style-name="ce62">
            <text:p>-300,00</text:p>
          </table:table-cell>
          <table:table-cell table:number-columns-repeated="16379"/>
        </table:table-row>
        <table:table-row table:style-name="ro4">
          <table:table-cell office:value-type="date" office:date-value="2023-10-06T00:00:00" table:style-name="ce66">
            <text:p>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10-07T00:00:00" table:style-name="ce66">
            <text:p>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10-07T00:00:00" table:style-name="ce66">
            <text:p>7.Eki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107.32" table:style-name="ce62">
            <text:p>-107,32</text:p>
          </table:table-cell>
          <table:table-cell table:number-columns-repeated="16379"/>
        </table:table-row>
        <table:table-row table:style-name="ro4">
          <table:table-cell office:value-type="date" office:date-value="2023-10-11T00:00:00" table:style-name="ce66">
            <text:p>1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10-16T00:00:00" table:style-name="ce66">
            <text:p>1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10-17T00:00:00" table:style-name="ce66">
            <text:p>1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10-18T00:00:00" table:style-name="ce66">
            <text:p>1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10-19T00:00:00" table:style-name="ce66">
            <text:p>1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10-20T00:00:00" table:style-name="ce66">
            <text:p>20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62">
            <text:p>-165,00</text:p>
          </table:table-cell>
          <table:table-cell table:number-columns-repeated="16379"/>
        </table:table-row>
        <table:table-row table:style-name="ro4">
          <table:table-cell office:value-type="date" office:date-value="2023-10-20T00:00:00" table:style-name="ce66">
            <text:p>20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93.36" table:style-name="ce62">
            <text:p>-93,36</text:p>
          </table:table-cell>
          <table:table-cell table:number-columns-repeated="16379"/>
        </table:table-row>
        <table:table-row table:style-name="ro4">
          <table:table-cell office:value-type="date" office:date-value="2023-10-21T00:00:00" table:style-name="ce66">
            <text:p>2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62">
            <text:p>-165,00</text:p>
          </table:table-cell>
          <table:table-cell table:number-columns-repeated="16379"/>
        </table:table-row>
        <table:table-row table:style-name="ro4">
          <table:table-cell office:value-type="date" office:date-value="2023-10-21T00:00:00" table:style-name="ce66">
            <text:p>21.Eki</text:p>
          </table:table-cell>
          <table:table-cell office:value-type="string" table:style-name="ce1">
            <text:p>et fırın</text:p>
          </table:table-cell>
          <table:table-cell table:number-columns-repeated="2" table:style-name="ce1"/>
          <table:table-cell office:value-type="float" office:value="-80" table:style-name="ce62">
            <text:p>-80,00</text:p>
          </table:table-cell>
          <table:table-cell table:number-columns-repeated="16379"/>
        </table:table-row>
        <table:table-row table:style-name="ro4">
          <table:table-cell office:value-type="date" office:date-value="2023-10-22T00:00:00" table:style-name="ce66">
            <text:p>22.Eki</text:p>
          </table:table-cell>
          <table:table-cell office:value-type="string" table:style-name="ce1">
            <text:p>audi benzin sivas</text:p>
          </table:table-cell>
          <table:table-cell table:number-columns-repeated="2" table:style-name="ce1"/>
          <table:table-cell office:value-type="float" office:value="-500" table:style-name="ce62">
            <text:p>-5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104">
            <text:p>HESAP KESİM</text:p>
          </table:table-cell>
          <table:table-cell table:number-columns-repeated="16380" table:style-name="ce1"/>
        </table:table-row>
        <table:table-row table:number-rows-repeated="1048477" table:style-name="ro5">
          <table:table-cell table:number-columns-repeated="16384"/>
        </table:table-row>
      </table:table>
      <table:table table:name="10_23" table:style-name="ta2">
        <table:table-column table:style-name="co33" table:default-cell-style-name="ce85"/>
        <table:table-column table:style-name="co34" table:default-cell-style-name="ce1"/>
        <table:table-column table:style-name="co35" table:default-cell-style-name="ce1"/>
        <table:table-column table:style-name="co19" table:default-cell-style-name="ce1"/>
        <table:table-column table:style-name="co40" table:default-cell-style-name="ce1"/>
        <table:table-column table:style-name="co17" table:default-cell-style-name="ce1"/>
        <table:table-column table:style-name="co41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style-name="ce85"/>
          <table:table-cell table:number-columns-repeated="3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105">
            <text:p><text:s/>- <text:s/>EKİM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32800" table:formula="of:=SUM([.D4:.D31])" table:style-name="ce60">
            <text:p>32.800,00</text:p>
          </table:table-cell>
          <table:table-cell office:value-type="float" office:value="-44478.170000000006" table:formula="of:=SUM([.E4:.E31])" table:style-name="ce60">
            <text:p>-44.478,17</text:p>
          </table:table-cell>
          <table:table-cell office:value-type="float" office:value="17200" table:formula="of:=SUM([.F4:.F31])" table:style-name="ce60">
            <text:p>17.200,00</text:p>
          </table:table-cell>
          <table:table-cell office:value-type="float" office:value="-43968.17" table:formula="of:=SUM([.G4:.G31])" table:style-name="ce60">
            <text:p>-43.968,17</text:p>
          </table:table-cell>
          <table:table-cell office:value-type="float" office:value="-26768.17" table:formula="of:=[.F2]+[.G2]" table:style-name="ce60">
            <text:p>-26.768,17</text:p>
          </table:table-cell>
          <table:table-cell table:number-columns-repeated="16376"/>
        </table:table-row>
        <table:table-row table:style-name="ro4">
          <table:table-cell table:style-name="ce85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10-02T00:00:00" table:style-name="ce85">
            <text:p>2023-10-02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327" table:style-name="ce42">
            <text:p>-327,00</text:p>
          </table:table-cell>
          <table:table-cell office:value-type="float" office:value="-327" table:formula="of:=[.H3]+[.F4]+[.G4]" table:style-name="ce42">
            <text:p>-327,00</text:p>
          </table:table-cell>
          <table:table-cell table:number-columns-repeated="16376"/>
        </table:table-row>
        <table:table-row table:style-name="ro4">
          <table:table-cell office:value-type="date" office:date-value="2023-10-02T00:00:00" table:style-name="ce85">
            <text:p>2023-10-02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93" table:style-name="ce42">
            <text:p>-593,00</text:p>
          </table:table-cell>
          <table:table-cell office:value-type="float" office:value="-920" table:formula="of:=[.H4]+[.F5]+[.G5]" table:style-name="ce42">
            <text:p>-920,00</text:p>
          </table:table-cell>
          <table:table-cell table:number-columns-repeated="16376"/>
        </table:table-row>
        <table:table-row table:style-name="ro4">
          <table:table-cell office:value-type="date" office:date-value="2023-10-02T00:00:00" table:style-name="ce85">
            <text:p>2023-10-02</text:p>
          </table:table-cell>
          <table:table-cell office:value-type="string" table:style-name="ce63">
            <text:p>2240 Turkcell İLK FATURA</text:p>
          </table:table-cell>
          <table:table-cell table:number-columns-repeated="2" table:style-name="ce63"/>
          <table:table-cell office:value-type="float" office:value="-137.19999999999999" table:style-name="ce42">
            <text:p>-137,20</text:p>
          </table:table-cell>
          <table:table-cell table:style-name="ce1"/>
          <table:table-cell office:value-type="float" office:value="-137.19999999999999" table:style-name="ce42">
            <text:p>-137,20</text:p>
          </table:table-cell>
          <table:table-cell office:value-type="float" office:value="-1057.2" table:formula="of:=[.H5]+[.F6]+[.G6]" table:style-name="ce42">
            <text:p>-1.057,20</text:p>
          </table:table-cell>
          <table:table-cell table:number-columns-repeated="16376"/>
        </table:table-row>
        <table:table-row table:style-name="ro4">
          <table:table-cell office:value-type="date" office:date-value="2023-10-02T00:00:00" table:style-name="ce85">
            <text:p>2023-10-02</text:p>
          </table:table-cell>
          <table:table-cell office:value-type="string" table:style-name="ce63">
            <text:p>AOF</text:p>
          </table:table-cell>
          <table:table-cell table:number-columns-repeated="2" table:style-name="ce63"/>
          <table:table-cell office:value-type="float" office:value="-1180" table:style-name="ce42">
            <text:p>-1.180,00</text:p>
          </table:table-cell>
          <table:table-cell table:style-name="ce1"/>
          <table:table-cell office:value-type="float" office:value="-1180" table:style-name="ce42">
            <text:p>-1.180,00</text:p>
          </table:table-cell>
          <table:table-cell office:value-type="float" office:value="-2237.1999999999998" table:formula="of:=[.H6]+[.F7]+[.G7]" table:style-name="ce42">
            <text:p>-2.237,20</text:p>
          </table:table-cell>
          <table:table-cell table:number-columns-repeated="16376"/>
        </table:table-row>
        <table:table-row table:style-name="ro4">
          <table:table-cell office:value-type="date" office:date-value="2023-10-02T00:00:00" table:style-name="ce85">
            <text:p>2023-10-02</text:p>
          </table:table-cell>
          <table:table-cell office:value-type="string" table:style-name="ce63">
            <text:p>TUSDATA 6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2487.1999999999998" table:formula="of:=[.H7]+[.F8]+[.G8]" table:style-name="ce42">
            <text:p>-2.487,20</text:p>
          </table:table-cell>
          <table:table-cell table:number-columns-repeated="16376"/>
        </table:table-row>
        <table:table-row table:style-name="ro4">
          <table:table-cell table:style-name="ce85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-33.729999999999997" table:formula="of:=[.D44]*-1" table:style-name="ce42">
            <text:p>-33,73</text:p>
          </table:table-cell>
          <table:table-cell table:style-name="ce42"/>
          <table:table-cell office:value-type="float" office:value="-33.729999999999997" table:formula="of:=[.E9]" table:style-name="ce42">
            <text:p>-33,73</text:p>
          </table:table-cell>
          <table:table-cell office:value-type="float" office:value="-2520.9299999999998" table:formula="of:=[.H8]+[.F9]+[.G9]" table:style-name="ce42">
            <text:p>-2.520,93</text:p>
          </table:table-cell>
          <table:table-cell table:number-columns-repeated="16376"/>
        </table:table-row>
        <table:table-row table:style-name="ro4">
          <table:table-cell table:style-name="ce85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6481.6100000000006" table:formula="of:=[.E50]" table:style-name="ce42">
            <text:p>-6.481,61</text:p>
          </table:table-cell>
          <table:table-cell table:style-name="ce42"/>
          <table:table-cell office:value-type="float" office:value="-6481.61" table:style-name="ce42">
            <text:p>-6.481,61</text:p>
          </table:table-cell>
          <table:table-cell office:value-type="float" office:value="-9002.5399999999991" table:formula="of:=[.H9]+[.F10]+[.G10]" table:style-name="ce42">
            <text:p>-9.002,54</text:p>
          </table:table-cell>
          <table:table-cell table:number-columns-repeated="16376"/>
        </table:table-row>
        <table:table-row table:style-name="ro4">
          <table:table-cell table:style-name="ce85"/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16000.550000000001" table:formula="of:=[.E67]" table:style-name="ce42">
            <text:p>-16.000,55</text:p>
          </table:table-cell>
          <table:table-cell table:style-name="ce1"/>
          <table:table-cell office:value-type="float" office:value="-16000.55" table:style-name="ce42">
            <text:p>-16.000,55</text:p>
          </table:table-cell>
          <table:table-cell office:value-type="float" office:value="-25003.089999999997" table:formula="of:=[.H10]+[.F11]+[.G11]" table:style-name="ce42">
            <text:p>-25.003,09</text:p>
          </table:table-cell>
          <table:table-cell table:number-columns-repeated="16376"/>
        </table:table-row>
        <table:table-row table:style-name="ro4">
          <table:table-cell office:value-type="date" office:date-value="2023-01-07T00:00:00" table:style-name="ce85">
            <text:p>2023-01-07</text:p>
          </table:table-cell>
          <table:table-cell office:value-type="string" table:style-name="ce63">
            <text:p>Kira Adem Özen<text:s/><text:span text:style-name="T2">5</text:span>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30378.089999999997" table:formula="of:=[.H11]+[.F12]+[.G12]" table:style-name="ce42">
            <text:p>-30.378,09</text:p>
          </table:table-cell>
          <table:table-cell table:number-columns-repeated="16376"/>
        </table:table-row>
        <table:table-row table:style-name="ro4">
          <table:table-cell table:style-name="ce85"/>
          <table:table-cell office:value-type="string" table:style-name="ce63">
            <text:p>Kira Adem Özen 5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32503.089999999997" table:formula="of:=[.H12]+[.F13]+[.G13]" table:style-name="ce42">
            <text:p>-32.503,09</text:p>
          </table:table-cell>
          <table:table-cell table:number-columns-repeated="16376"/>
        </table:table-row>
        <table:table-row table:style-name="ro4">
          <table:table-cell table:style-name="ce85"/>
          <table:table-cell office:value-type="string" table:style-name="ce63">
            <text:p>Aidat Marmara Royal Site 5/12</text:p>
          </table:table-cell>
          <table:table-cell table:number-columns-repeated="2" table:style-name="ce63"/>
          <table:table-cell office:value-type="float" office:value="-945.08" table:style-name="ce42">
            <text:p>-945,08</text:p>
          </table:table-cell>
          <table:table-cell table:style-name="ce62"/>
          <table:table-cell office:value-type="float" office:value="-945.08" table:style-name="ce42">
            <text:p>-945,08</text:p>
          </table:table-cell>
          <table:table-cell office:value-type="float" office:value="-33448.17" table:formula="of:=[.H13]+[.F14]+[.G14]" table:style-name="ce42">
            <text:p>-33.448,17</text:p>
          </table:table-cell>
          <table:table-cell table:number-columns-repeated="16376"/>
        </table:table-row>
        <table:table-row table:style-name="ro4">
          <table:table-cell table:style-name="ce85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-33448.17" table:formula="of:=[.H14]+[.F15]+[.G15]" table:style-name="ce42">
            <text:p>-33.448,17</text:p>
          </table:table-cell>
          <table:table-cell table:number-columns-repeated="16376"/>
        </table:table-row>
        <table:table-row table:style-name="ro4">
          <table:table-cell table:style-name="ce85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-33448.17" table:formula="of:=[.H15]+[.F16]+[.G16]" table:style-name="ce42">
            <text:p>-33.448,17</text:p>
          </table:table-cell>
          <table:table-cell table:number-columns-repeated="16376"/>
        </table:table-row>
        <table:table-row table:style-name="ro4">
          <table:table-cell table:style-name="ce85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-33448.17" table:formula="of:=[.H16]+[.F17]+[.G17]" table:style-name="ce42">
            <text:p>-33.448,17</text:p>
          </table:table-cell>
          <table:table-cell table:number-columns-repeated="16376"/>
        </table:table-row>
        <table:table-row table:style-name="ro4">
          <table:table-cell table:style-name="ce85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10" table:style-name="ce42">
            <text:p>-3.510,00</text:p>
          </table:table-cell>
          <table:table-cell office:value-type="float" office:value="-36958.17" table:formula="of:=[.H17]+[.F18]+[.G18]" table:style-name="ce42">
            <text:p>-36.958,17</text:p>
          </table:table-cell>
          <table:table-cell table:number-columns-repeated="16376"/>
        </table:table-row>
        <table:table-row table:style-name="ro4">
          <table:table-cell table:style-name="ce85"/>
          <table:table-cell office:value-type="string" table:style-name="ce1">
            <text:p>yasemin okul karttan geçildi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-36958.17" table:formula="of:=[.H18]+[.F19]+[.G19]" table:style-name="ce42">
            <text:p>-36.958,17</text:p>
          </table:table-cell>
          <table:table-cell table:number-columns-repeated="16376"/>
        </table:table-row>
        <table:table-row table:style-name="ro4">
          <table:table-cell table:style-name="ce85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10" table:style-name="ce42">
            <text:p>-3.510,00</text:p>
          </table:table-cell>
          <table:table-cell office:value-type="float" office:value="-40468.17" table:formula="of:=[.H19]+[.F20]+[.G20]" table:style-name="ce42">
            <text:p>-40.468,17</text:p>
          </table:table-cell>
          <table:table-cell table:number-columns-repeated="16376"/>
        </table:table-row>
        <table:table-row table:style-name="ro4">
          <table:table-cell table:style-name="ce85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43968.17" table:formula="of:=[.H20]+[.F21]+[.G21]" table:style-name="ce42">
            <text:p>-43.968,17</text:p>
          </table:table-cell>
          <table:table-cell table:number-columns-repeated="16376"/>
        </table:table-row>
        <table:table-row table:style-name="ro4">
          <table:table-cell table:style-name="ce85"/>
          <table:table-cell table:number-columns-repeated="3" table:style-name="ce1"/>
          <table:table-cell table:style-name="ce62"/>
          <table:table-cell table:number-columns-repeated="2" table:style-name="ce42"/>
          <table:table-cell office:value-type="float" office:value="-43968.17" table:formula="of:=[.H21]+[.F22]+[.G22]" table:style-name="ce42">
            <text:p>-43.968,17</text:p>
          </table:table-cell>
          <table:table-cell table:number-columns-repeated="16376"/>
        </table:table-row>
        <table:table-row table:style-name="ro4">
          <table:table-cell table:style-name="ce85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8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36468.17" table:formula="of:=[.H22]+[.F23]+[.G23]" table:style-name="ce42">
            <text:p>-36.468,17</text:p>
          </table:table-cell>
          <table:table-cell table:number-columns-repeated="16376"/>
        </table:table-row>
        <table:table-row table:style-name="ro4">
          <table:table-cell office:value-type="date" office:date-value="2023-11-02T00:00:00" table:style-name="ce85">
            <text:p>2023-11-02</text:p>
          </table:table-cell>
          <table:table-cell office:value-type="string" table:style-name="ce1">
            <text:p>Tuzgümrüğü kira <text:s text:c="2"/>1/2 <text:s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68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33668.17" table:formula="of:=[.H23]+[.F24]+[.G24]" table:style-name="ce42">
            <text:p>-33.668,17</text:p>
          </table:table-cell>
          <table:table-cell table:number-columns-repeated="16376"/>
        </table:table-row>
        <table:table-row table:style-name="ro4">
          <table:table-cell table:style-name="ce85"/>
          <table:table-cell office:value-type="string" table:style-name="ce1">
            <text:p>Doğuş Kira 3/12-2024-25– 30-10-23</text:p>
          </table:table-cell>
          <table:table-cell table:style-name="ce1"/>
          <table:table-cell office:value-type="currency" office:value="6500" table:style-name="ce68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27168.17" table:formula="of:=[.H24]+[.F25]+[.G25]" table:style-name="ce42">
            <text:p>-27.168,17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85">
            <text:p>2023-10-30</text:p>
          </table:table-cell>
          <table:table-cell office:value-type="string" table:style-name="ce1">
            <text:p>Kira snyE senet 2/5 25- 6 = 19000 kalan</text:p>
          </table:table-cell>
          <table:table-cell table:style-name="ce1"/>
          <table:table-cell office:value-type="currency" office:value="6000" table:style-name="ce61">
            <text:p>₺6.000,00</text:p>
          </table:table-cell>
          <table:table-cell table:number-columns-repeated="3" table:style-name="ce1"/>
          <table:table-cell office:value-type="float" office:value="-27168.17" table:formula="of:=[.H25]+[.F26]+[.G26]" table:style-name="ce42">
            <text:p>-27.168,17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85">
            <text:p>2023-10-30</text:p>
          </table:table-cell>
          <table:table-cell office:value-type="string" table:style-name="ce1">
            <text:p>snyG 30-10-2023 bankadan ödeme <text:s/>10000 TL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-27168.17" table:formula="of:=[.H26]+[.F27]+[.G27]" table:style-name="ce42">
            <text:p>-27.168,17</text:p>
          </table:table-cell>
          <table:table-cell table:number-columns-repeated="16376"/>
        </table:table-row>
        <table:table-row table:style-name="ro4">
          <table:table-cell office:value-type="date" office:date-value="2023-10-28T00:00:00" table:style-name="ce85">
            <text:p>2023-10-28</text:p>
          </table:table-cell>
          <table:table-cell office:value-type="string" table:style-name="ce1">
            <text:p>mezar baş taşı sistem pompa seçkin</text:p>
          </table:table-cell>
          <table:table-cell table:style-name="ce1"/>
          <table:table-cell table:style-name="ce61"/>
          <table:table-cell table:style-name="ce1"/>
          <table:table-cell office:value-type="float" office:value="400" table:style-name="ce42">
            <text:p>400,00</text:p>
          </table:table-cell>
          <table:table-cell table:style-name="ce1"/>
          <table:table-cell office:value-type="float" office:value="-26768.17" table:formula="of:=[.H27]+[.F28]+[.G28]" table:style-name="ce42">
            <text:p>-26.768,17</text:p>
          </table:table-cell>
          <table:table-cell table:number-columns-repeated="16376"/>
        </table:table-row>
        <table:table-row table:style-name="ro4">
          <table:table-cell table:style-name="ce85"/>
          <table:table-cell table:number-columns-repeated="2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85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85"/>
          <table:table-cell table:number-columns-repeated="3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85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106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07"/>
          <table:table-cell table:number-columns-repeated="3" table:style-name="ce99"/>
          <table:table-cell table:style-name="ce100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07"/>
          <table:table-cell table:style-name="ce99"/>
          <table:table-cell table:style-name="ce101"/>
          <table:table-cell table:number-columns-repeated="2" table:style-name="ce99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08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106">
            <text:p>2023-01-0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3425.3799999999997" table:formula="of:=SUM([.D39:.D46])" table:style-name="ce76">
            <text:p>3.425,38</text:p>
          </table:table-cell>
          <table:table-cell office:value-type="float" office:value="3422.73" table:formula="of:=SUM([.E39:.E46])" table:style-name="ce76">
            <text:p>3.422,73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85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78.66" table:style-name="ce1">
            <text:p>578,66</text:p>
          </table:table-cell>
          <table:table-cell office:value-type="float" office:value="578" table:style-name="ce42">
            <text:p>578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85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37.75" table:style-name="ce1">
            <text:p>1237,75</text:p>
          </table:table-cell>
          <table:table-cell office:value-type="float" office:value="1237" table:style-name="ce42">
            <text:p>1.237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85"/>
          <table:table-cell office:value-type="string" table:style-name="ce1">
            <text:p>Cihan Elektrik</text:p>
          </table:table-cell>
          <table:table-cell table:style-name="ce1"/>
          <table:table-cell office:value-type="float" office:value="155.32" table:style-name="ce1">
            <text:p>155,32</text:p>
          </table:table-cell>
          <table:table-cell office:value-type="float" office:value="155" table:style-name="ce1">
            <text:p>15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85"/>
          <table:table-cell office:value-type="string" table:style-name="ce1">
            <text:p>Merdal</text:p>
          </table:table-cell>
          <table:table-cell table:style-name="ce1"/>
          <table:table-cell office:value-type="float" office:value="1102.24" table:style-name="ce1">
            <text:p>1102,24</text:p>
          </table:table-cell>
          <table:table-cell office:value-type="float" office:value="1102" table:style-name="ce1">
            <text:p>1102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85"/>
          <table:table-cell office:value-type="string" table:style-name="ce1">
            <text:p>Metin</text:p>
          </table:table-cell>
          <table:table-cell table:style-name="ce1"/>
          <table:table-cell office:value-type="float" office:value="317.68" table:style-name="ce1">
            <text:p>317,68</text:p>
          </table:table-cell>
          <table:table-cell office:value-type="float" office:value="317" table:style-name="ce1">
            <text:p>317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85"/>
          <table:table-cell office:value-type="string" table:style-name="ce1">
            <text:p>Hacı Elektrik</text:p>
          </table:table-cell>
          <table:table-cell table:style-name="ce64"/>
          <table:table-cell office:value-type="float" office:value="33.729999999999997" table:style-name="ce64">
            <text:p>33,73</text:p>
          </table:table-cell>
          <table:table-cell office:value-type="float" office:value="33.729999999999997" table:style-name="ce1">
            <text:p>33,73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85"/>
          <table:table-cell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85"/>
          <table:table-cell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85"/>
          <table:table-cell table:number-columns-repeated="16383" table:style-name="ce1"/>
        </table:table-row>
        <table:table-row table:style-name="ro4">
          <table:table-cell table:style-name="ce85"/>
          <table:table-cell table:style-name="ce50"/>
          <table:table-cell table:number-columns-repeated="16382" table:style-name="ce1"/>
        </table:table-row>
        <table:table-row table:style-name="ro4">
          <table:table-cell table:style-name="ce85"/>
          <table:table-cell table:style-name="ce61"/>
          <table:table-cell table:number-columns-repeated="16382" table:style-name="ce1"/>
        </table:table-row>
        <table:table-row table:style-name="ro4">
          <table:table-cell table:style-name="ce106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6481.6100000000006" table:formula="of:=SUM([.E51:.E64])" table:style-name="ce55">
            <text:p>-6481,6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10T00:00:00" table:style-name="ce85">
            <text:p>2023-03-10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7 – 10</text:p>
          </table:table-cell>
          <table:table-cell office:value-type="float" office:value="-61.39" table:style-name="ce62">
            <text:p>-61,39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85">
            <text:p>2023-04-27</text:p>
          </table:table-cell>
          <table:table-cell office:value-type="string" table:style-name="ce64">
            <text:p>Amazon – asus b660 plus anakart</text:p>
          </table:table-cell>
          <table:table-cell office:value-type="float" office:value="3299" table:style-name="ce64">
            <text:p>3299</text:p>
          </table:table-cell>
          <table:table-cell office:value-type="string" table:style-name="ce43">
            <text:p><text:s/>5 – 6</text:p>
          </table:table-cell>
          <table:table-cell office:value-type="float" office:value="-549.83000000000004" table:style-name="ce62">
            <text:p>-549,8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85">
            <text:p>2023-04-27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<text:s/>5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85">
            <text:p>2023-04-28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4">
            <text:p>3123,29</text:p>
          </table:table-cell>
          <table:table-cell office:value-type="string" table:style-name="ce78">
            <text:p><text:s/>5 – 6</text:p>
          </table:table-cell>
          <table:table-cell office:value-type="float" office:value="-520.54999999999995" table:style-name="ce62">
            <text:p>-520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85">
            <text:p>2023-06-01</text:p>
          </table:table-cell>
          <table:table-cell office:value-type="string" table:style-name="ce64">
            <text:p>Amazon 27"Monitor</text:p>
          </table:table-cell>
          <table:table-cell table:style-name="ce1"/>
          <table:table-cell office:value-type="string" table:style-name="ce78">
            <text:p><text:s/>4 – 6</text:p>
          </table:table-cell>
          <table:table-cell office:value-type="float" office:value="-666.67" table:style-name="ce62">
            <text:p>-666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8-30T00:00:00" table:style-name="ce85">
            <text:p>2023-08-30</text:p>
          </table:table-cell>
          <table:table-cell office:value-type="string" table:style-name="ce64">
            <text:p>pide et</text:p>
          </table:table-cell>
          <table:table-cell table:style-name="ce1"/>
          <table:table-cell table:style-name="ce78"/>
          <table:table-cell office:value-type="float" office:value="-250" table:style-name="ce62">
            <text:p>-2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85">
            <text:p>2023-05-31</text:p>
          </table:table-cell>
          <table:table-cell office:value-type="string" table:style-name="ce64">
            <text:p>BELEDİYE Ayşe Balcı</text:p>
          </table:table-cell>
          <table:table-cell office:value-type="float" office:value="148.6" table:style-name="ce64">
            <text:p>148,6</text:p>
          </table:table-cell>
          <table:table-cell office:value-type="string" table:style-name="ce78">
            <text:p><text:s/>4 – 4</text:p>
          </table:table-cell>
          <table:table-cell office:value-type="float" office:value="-37.15" table:style-name="ce62">
            <text:p>-37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85">
            <text:p>2023-05-31</text:p>
          </table:table-cell>
          <table:table-cell office:value-type="string" table:style-name="ce64">
            <text:p>BELEDİYE POBA - atila ev</text:p>
          </table:table-cell>
          <table:table-cell office:value-type="float" office:value="244.8" table:style-name="ce64">
            <text:p>244,8</text:p>
          </table:table-cell>
          <table:table-cell office:value-type="string" table:style-name="ce78">
            <text:p><text:s/>4 – 4</text:p>
          </table:table-cell>
          <table:table-cell office:value-type="float" office:value="-61.2" table:style-name="ce62">
            <text:p>-61,2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85">
            <text:p>2023-05-31</text:p>
          </table:table-cell>
          <table:table-cell office:value-type="string" table:style-name="ce64">
            <text:p>BELEDİYE ALUMBA</text:p>
          </table:table-cell>
          <table:table-cell office:value-type="float" office:value="1204.5" table:style-name="ce64">
            <text:p>1204,5</text:p>
          </table:table-cell>
          <table:table-cell office:value-type="string" table:style-name="ce78">
            <text:p><text:s/>4 – 4</text:p>
          </table:table-cell>
          <table:table-cell office:value-type="float" office:value="-301.13" table:style-name="ce62">
            <text:p>-301,1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85">
            <text:p>2023-05-31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4">
            <text:p>532,6</text:p>
          </table:table-cell>
          <table:table-cell office:value-type="string" table:style-name="ce78">
            <text:p><text:s/>4 – 4</text:p>
          </table:table-cell>
          <table:table-cell office:value-type="float" office:value="-133.15" table:style-name="ce62">
            <text:p>-133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4T00:00:00" table:style-name="ce85">
            <text:p>2023-09-04</text:p>
          </table:table-cell>
          <table:table-cell office:value-type="string" table:style-name="ce64">
            <text:p>ödeme otomtk</text:p>
          </table:table-cell>
          <table:table-cell office:value-type="float" office:value="7338.29" table:style-name="ce64">
            <text:p>7338,29</text:p>
          </table:table-cell>
          <table:table-cell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85">
            <text:p>2023-09-18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1 – 9</text:p>
          </table:table-cell>
          <table:table-cell office:value-type="float" office:value="-849.81" table:style-name="ce62">
            <text:p>-849,81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9-18T00:00:00" table:style-name="ce85">
            <text:p>2023-09-18</text:p>
          </table:table-cell>
          <table:table-cell office:value-type="string" table:style-name="ce64">
            <text:p>Amazon - kc30001TB-macZ790</text:p>
          </table:table-cell>
          <table:table-cell office:value-type="float" office:value="11128" table:style-name="ce64">
            <text:p>11128</text:p>
          </table:table-cell>
          <table:table-cell office:value-type="string" table:style-name="ce78">
            <text:p><text:s/>1 – 6</text:p>
          </table:table-cell>
          <table:table-cell office:value-type="float" office:value="-1854.67" table:style-name="ce62">
            <text:p>-1.854,67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table:style-name="ce85"/>
          <table:table-cell table:number-columns-repeated="16383" table:style-name="ce1"/>
        </table:table-row>
        <table:table-row table:style-name="ro2">
          <table:table-cell table:style-name="ce85"/>
          <table:table-cell table:number-columns-repeated="2" table:style-name="ce1"/>
          <table:table-cell office:value-type="string" table:style-name="ce104">
            <text:p>HESAP KESİM</text:p>
          </table:table-cell>
          <table:table-cell table:number-columns-repeated="16380" table:style-name="ce1"/>
        </table:table-row>
        <table:table-row table:style-name="ro4">
          <table:table-cell table:style-name="ce85"/>
          <table:table-cell table:number-columns-repeated="16383" table:style-name="ce1"/>
        </table:table-row>
        <table:table-row table:style-name="ro4">
          <table:table-cell table:style-name="ce106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16000.550000000001" table:formula="of:=SUM([.E68:.E103])" table:style-name="ce55">
            <text:p>-16000,5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85">
            <text:p>2023-04-10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5 – 6</text:p>
          </table:table-cell>
          <table:table-cell office:value-type="float" office:value="-190.17" table:style-name="ce62">
            <text:p>-190,17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8-03T00:00:00" table:style-name="ce85">
            <text:p>2023-08-03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43">
            <text:p><text:s/>2 - 3</text:p>
          </table:table-cell>
          <table:table-cell office:value-type="float" office:value="-181.83" table:style-name="ce62">
            <text:p>-181,83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9-18T00:00:00" table:style-name="ce85">
            <text:p>2023-09-18</text:p>
          </table:table-cell>
          <table:table-cell office:value-type="string" table:style-name="ce64">
            <text:p>amazon- i913900k+psu</text:p>
          </table:table-cell>
          <table:table-cell table:style-name="ce64"/>
          <table:table-cell office:value-type="string" table:style-name="ce1">
            <text:p><text:s text:c="9"/>1 – 6</text:p>
          </table:table-cell>
          <table:table-cell office:value-type="float" office:value="-3974.44" table:style-name="ce62">
            <text:p>-3.974,44</text:p>
          </table:table-cell>
          <table:table-cell table:style-name="ce1"/>
          <table:table-cell table:number-columns-repeated="3" table:style-name="ce42"/>
          <table:table-cell table:number-columns-repeated="16375"/>
        </table:table-row>
        <table:table-row table:style-name="ro4">
          <table:table-cell office:value-type="date" office:date-value="2023-09-18T00:00:00" table:style-name="ce85">
            <text:p>2023-09-18</text:p>
          </table:table-cell>
          <table:table-cell office:value-type="string" table:style-name="ce64">
            <text:p>audi mtv muayene için yattı 2023 mtv ek-1</text:p>
          </table:table-cell>
          <table:table-cell table:number-columns-repeated="2" table:style-name="ce64"/>
          <table:table-cell office:value-type="float" office:value="-573.17999999999995" table:style-name="ce62">
            <text:p>-573,18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8-25T00:00:00" table:style-name="ce85">
            <text:p>2023-08-25</text:p>
          </table:table-cell>
          <table:table-cell table:number-columns-repeated="3" table:style-name="ce64"/>
          <table:table-cell office:value-type="float" office:value="-525" table:style-name="ce62">
            <text:p>-52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date" office:date-value="2023-08-25T00:00:00" table:style-name="ce85">
            <text:p>2023-08-25</text:p>
          </table:table-cell>
          <table:table-cell table:number-columns-repeated="3" table:style-name="ce64"/>
          <table:table-cell office:value-type="float" office:value="-200" table:style-name="ce62">
            <text:p>-200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26T00:00:00" table:style-name="ce85">
            <text:p>2023-08-26</text:p>
          </table:table-cell>
          <table:table-cell table:number-columns-repeated="3" table:style-name="ce64"/>
          <table:table-cell office:value-type="float" office:value="-200" table:style-name="ce62">
            <text:p>-200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27T00:00:00" table:style-name="ce85">
            <text:p>2023-08-27</text:p>
          </table:table-cell>
          <table:table-cell office:value-type="string" table:style-name="ce64">
            <text:p>opet ağaoğlu</text:p>
          </table:table-cell>
          <table:table-cell table:number-columns-repeated="2" table:style-name="ce64"/>
          <table:table-cell office:value-type="float" office:value="-200" table:style-name="ce62">
            <text:p>-200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27T00:00:00" table:style-name="ce85">
            <text:p>2023-08-27</text:p>
          </table:table-cell>
          <table:table-cell office:value-type="string" table:style-name="ce64">
            <text:p>sivas yerliyurt petrol</text:p>
          </table:table-cell>
          <table:table-cell table:number-columns-repeated="2" table:style-name="ce64"/>
          <table:table-cell office:value-type="float" office:value="-300" table:style-name="ce62">
            <text:p>-300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29T00:00:00" table:style-name="ce85">
            <text:p>2023-08-29</text:p>
          </table:table-cell>
          <table:table-cell office:value-type="string" table:style-name="ce64">
            <text:p>isot çatı çivi 2 kg</text:p>
          </table:table-cell>
          <table:table-cell table:number-columns-repeated="2" table:style-name="ce64"/>
          <table:table-cell office:value-type="float" office:value="-70" table:style-name="ce62">
            <text:p>-70,00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8-31T00:00:00" table:style-name="ce85">
            <text:p>2023-08-31</text:p>
          </table:table-cell>
          <table:table-cell office:value-type="string" table:style-name="ce64">
            <text:p>opet audi çatı</text:p>
          </table:table-cell>
          <table:table-cell table:number-columns-repeated="2" table:style-name="ce64"/>
          <table:table-cell office:value-type="float" office:value="-300" table:style-name="ce62">
            <text:p>-300,00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8-31T00:00:00" table:style-name="ce85">
            <text:p>2023-08-31</text:p>
          </table:table-cell>
          <table:table-cell table:number-columns-repeated="3" table:style-name="ce64"/>
          <table:table-cell office:value-type="float" office:value="-200" table:style-name="ce62">
            <text:p>-200,00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9-01T00:00:00" table:style-name="ce85">
            <text:p>2023-09-01</text:p>
          </table:table-cell>
          <table:table-cell office:value-type="string" table:style-name="ce64">
            <text:p>ödeme</text:p>
          </table:table-cell>
          <table:table-cell office:value-type="float" office:value="-3842.65" table:style-name="ce64">
            <text:p>-3842,65</text:p>
          </table:table-cell>
          <table:table-cell table:style-name="ce64"/>
          <table:table-cell table:style-name="ce62"/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9-01T00:00:00" table:style-name="ce85">
            <text:p>2023-09-01</text:p>
          </table:table-cell>
          <table:table-cell table:number-columns-repeated="3" table:style-name="ce64"/>
          <table:table-cell office:value-type="float" office:value="-200" table:style-name="ce6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2T00:00:00" table:style-name="ce85">
            <text:p>2023-09-02</text:p>
          </table:table-cell>
          <table:table-cell table:number-columns-repeated="3" table:style-name="ce64"/>
          <table:table-cell office:value-type="float" office:value="-180" table:style-name="ce62">
            <text:p>-18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3T00:00:00" table:style-name="ce85">
            <text:p>2023-09-03</text:p>
          </table:table-cell>
          <table:table-cell office:value-type="string" table:style-name="ce64">
            <text:p>erenler</text:p>
          </table:table-cell>
          <table:table-cell table:number-columns-repeated="2" table:style-name="ce64"/>
          <table:table-cell office:value-type="float" office:value="-339.4" table:style-name="ce62">
            <text:p>-339,4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5T00:00:00" table:style-name="ce85">
            <text:p>2023-09-05</text:p>
          </table:table-cell>
          <table:table-cell table:number-columns-repeated="3" table:style-name="ce64"/>
          <table:table-cell office:value-type="float" office:value="-250" table:style-name="ce62">
            <text:p>-2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6T00:00:00" table:style-name="ce85">
            <text:p>2023-09-06</text:p>
          </table:table-cell>
          <table:table-cell table:style-name="ce79"/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08T00:00:00" table:style-name="ce85">
            <text:p>2023-09-08</text:p>
          </table:table-cell>
          <table:table-cell table:number-columns-repeated="3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0T00:00:00" table:style-name="ce85">
            <text:p>2023-09-10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529.98" table:style-name="ce62">
            <text:p>-529,9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0T00:00:00" table:style-name="ce85">
            <text:p>2023-09-10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2351.9499999999998" table:style-name="ce62">
            <text:p>-2.351,9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1T00:00:00" table:style-name="ce85">
            <text:p>2023-09-11</text:p>
          </table:table-cell>
          <table:table-cell office:value-type="string" table:style-name="ce1">
            <text:p>mehmet katar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2T00:00:00" table:style-name="ce85">
            <text:p>2023-09-12</text:p>
          </table:table-cell>
          <table:table-cell table:number-columns-repeated="3" table:style-name="ce1"/>
          <table:table-cell office:value-type="float" office:value="-165" table:style-name="ce62">
            <text:p>-165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3T00:00:00" table:style-name="ce85">
            <text:p>2023-09-13</text:p>
          </table:table-cell>
          <table:table-cell office:value-type="string" table:style-name="ce1">
            <text:p>mehmet katar</text:p>
          </table:table-cell>
          <table:table-cell table:style-name="ce1"/>
          <table:table-cell table:style-name="ce43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4T00:00:00" table:style-name="ce85">
            <text:p>2023-09-14</text:p>
          </table:table-cell>
          <table:table-cell table:number-columns-repeated="2" table:style-name="ce1"/>
          <table:table-cell table:style-name="ce43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5T00:00:00" table:style-name="ce85">
            <text:p>2023-09-15</text:p>
          </table:table-cell>
          <table:table-cell office:value-type="string" table:style-name="ce1">
            <text:p>kayseri yemek ananın yeri</text:p>
          </table:table-cell>
          <table:table-cell table:number-columns-repeated="2" table:style-name="ce1"/>
          <table:table-cell office:value-type="float" office:value="-578" table:style-name="ce62">
            <text:p>-578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5T00:00:00" table:style-name="ce85">
            <text:p>2023-09-15</text:p>
          </table:table-cell>
          <table:table-cell office:value-type="string" table:style-name="ce1">
            <text:p>kayseri benzin</text:p>
          </table:table-cell>
          <table:table-cell table:number-columns-repeated="2" table:style-name="ce1"/>
          <table:table-cell office:value-type="float" office:value="-1000" table:style-name="ce62">
            <text:p>-1.0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5T00:00:00" table:style-name="ce85">
            <text:p>2023-09-15</text:p>
          </table:table-cell>
          <table:table-cell table:number-columns-repeated="3" table:style-name="ce1"/>
          <table:table-cell office:value-type="float" office:value="-250" table:style-name="ce62">
            <text:p>-25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6T00:00:00" table:style-name="ce85">
            <text:p>2023-09-16</text:p>
          </table:table-cell>
          <table:table-cell table:number-columns-repeated="3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8T00:00:00" table:style-name="ce85">
            <text:p>2023-09-18</text:p>
          </table:table-cell>
          <table:table-cell table:number-columns-repeated="3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09-19T00:00:00" table:style-name="ce85">
            <text:p>2023-09-19</text:p>
          </table:table-cell>
          <table:table-cell table:number-columns-repeated="3" table:style-name="ce1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09-20T00:00:00" table:style-name="ce85">
            <text:p>2023-09-20</text:p>
          </table:table-cell>
          <table:table-cell table:number-columns-repeated="3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09-22T00:00:00" table:style-name="ce85">
            <text:p>2023-09-22</text:p>
          </table:table-cell>
          <table:table-cell office:value-type="string" table:style-name="ce1">
            <text:p>çamlıbel pide</text:p>
          </table:table-cell>
          <table:table-cell table:number-columns-repeated="2" table:style-name="ce1"/>
          <table:table-cell office:value-type="float" office:value="-230" table:style-name="ce62">
            <text:p>-230,00</text:p>
          </table:table-cell>
          <table:table-cell table:number-columns-repeated="16379"/>
        </table:table-row>
        <table:table-row table:style-name="ro4">
          <table:table-cell office:value-type="date" office:date-value="2023-09-22T00:00:00" table:style-name="ce85">
            <text:p>2023-09-22</text:p>
          </table:table-cell>
          <table:table-cell office:value-type="string" table:style-name="ce1">
            <text:p>kafkas mutfak</text:p>
          </table:table-cell>
          <table:table-cell table:number-columns-repeated="2" table:style-name="ce1"/>
          <table:table-cell office:value-type="float" office:value="-382" table:style-name="ce62">
            <text:p>-382,00</text:p>
          </table:table-cell>
          <table:table-cell table:number-columns-repeated="16379"/>
        </table:table-row>
        <table:table-row table:style-name="ro4">
          <table:table-cell office:value-type="date" office:date-value="2023-09-22T00:00:00" table:style-name="ce85">
            <text:p>2023-09-22</text:p>
          </table:table-cell>
          <table:table-cell office:value-type="string" table:style-name="ce1">
            <text:p>toyota gaz kayseri nevzat</text:p>
          </table:table-cell>
          <table:table-cell table:number-columns-repeated="2" table:style-name="ce1"/>
          <table:table-cell office:value-type="float" office:value="-699.6" table:style-name="ce62">
            <text:p>-699,60</text:p>
          </table:table-cell>
          <table:table-cell table:number-columns-repeated="16379"/>
        </table:table-row>
        <table:table-row table:style-name="ro4">
          <table:table-cell office:value-type="date" office:date-value="2023-09-23T00:00:00" table:style-name="ce85">
            <text:p>2023-09-23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table:style-name="ce85"/>
          <table:table-cell table:number-columns-repeated="16383" table:style-name="ce1"/>
        </table:table-row>
        <table:table-row table:style-name="ro2">
          <table:table-cell table:style-name="ce85"/>
          <table:table-cell table:number-columns-repeated="2" table:style-name="ce1"/>
          <table:table-cell office:value-type="string" table:style-name="ce104">
            <text:p>HESAP KESİM</text:p>
          </table:table-cell>
          <table:table-cell table:number-columns-repeated="16380" table:style-name="ce1"/>
        </table:table-row>
        <table:table-row table:number-rows-repeated="5" table:style-name="ro4">
          <table:table-cell table:style-name="ce85"/>
          <table:table-cell table:number-columns-repeated="16383" table:style-name="ce1"/>
        </table:table-row>
        <table:table-row table:style-name="ro4">
          <table:table-cell office:value-type="string" table:style-name="ce109">
            <text:p>EKİM</text:p>
          </table:table-cell>
          <table:table-cell office:value-type="string" table:style-name="ce53">
            <text:p>Devir</text:p>
          </table:table-cell>
          <table:table-cell office:value-type="float" office:value="2023" table:style-name="ce52">
            <text:p>2023</text:p>
          </table:table-cell>
          <table:table-cell table:style-name="ce54"/>
          <table:table-cell office:value-type="float" office:value="452738" table:formula="of:=SUM([.E112:.E121])" table:style-name="ce55">
            <text:p>452738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85">
            <text:p>2023-10-31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85">
            <text:p>2023-10-31</text:p>
          </table:table-cell>
          <table:table-cell office:value-type="string" table:style-name="ce1">
            <text:p>Umut <text:s text:c="25"/>10000 bankadan snyG<text:s text:c="13"/></text:p>
          </table:table-cell>
          <table:table-cell table:number-columns-repeated="2" table:style-name="ce25"/>
          <table:table-cell office:value-type="float" office:value="73088" table:style-name="ce50">
            <text:p>73.088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85">
            <text:p>2023-10-31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table:style-name="ce50"/>
          <table:table-cell table:number-columns-repeated="16379"/>
        </table:table-row>
        <table:table-row table:style-name="ro4">
          <table:table-cell office:value-type="date" office:date-value="2023-10-31T00:00:00" table:style-name="ce85">
            <text:p>2023-10-31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table:style-name="ce50"/>
          <table:table-cell table:number-columns-repeated="16379"/>
        </table:table-row>
        <table:table-row table:style-name="ro4">
          <table:table-cell office:value-type="date" office:date-value="2023-10-31T00:00:00" table:style-name="ce85">
            <text:p>2023-10-31</text:p>
          </table:table-cell>
          <table:table-cell office:value-type="string" table:style-name="ce1">
            <text:p>xau iş alış</text:p>
          </table:table-cell>
          <table:table-cell office:value-type="float" office:value="1800" table:style-name="ce25">
            <text:p>1.800,00</text:p>
          </table:table-cell>
          <table:table-cell office:value-type="float" office:value="111" table:style-name="ce25">
            <text:p>111,00</text:p>
          </table:table-cell>
          <table:table-cell office:value-type="float" office:value="199800" table:formula="of:=[.D116]*[.C116]" table:style-name="ce50">
            <text:p>199.800,00</text:p>
          </table:table-cell>
          <table:table-cell table:number-columns-repeated="16379"/>
        </table:table-row>
        <table:table-row table:style-name="ro4">
          <table:table-cell table:style-name="ce85"/>
          <table:table-cell office:value-type="string" table:style-name="ce1">
            <text:p>xau iş alış <text:s/>50 gr x 1826 = 91300</text:p>
          </table:table-cell>
          <table:table-cell office:value-type="float" office:value="1800" table:style-name="ce25">
            <text:p>1.800,00</text:p>
          </table:table-cell>
          <table:table-cell office:value-type="float" office:value="50" table:style-name="ce25">
            <text:p>50,00</text:p>
          </table:table-cell>
          <table:table-cell office:value-type="float" office:value="90000" table:formula="of:=[.D117]*[.C117]" table:style-name="ce50">
            <text:p>90.000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85">
            <text:p>2023-10-31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7" table:style-name="ce110">
            <text:p>27,000</text:p>
          </table:table-cell>
          <table:table-cell office:value-type="float" office:value="850" table:style-name="ce25">
            <text:p>850,00</text:p>
          </table:table-cell>
          <table:table-cell office:value-type="float" office:value="22950" table:formula="of:=[.D118]*[.C118]" table:style-name="ce50">
            <text:p>22.950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85">
            <text:p>2023-10-31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29" table:style-name="ce110">
            <text:p>29,000</text:p>
          </table:table-cell>
          <table:table-cell office:value-type="float" office:value="100" table:style-name="ce25">
            <text:p>100,00</text:p>
          </table:table-cell>
          <table:table-cell office:value-type="float" office:value="2900" table:formula="of:=[.D119]*[.C119]" table:style-name="ce50">
            <text:p>2.900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85">
            <text:p>2023-10-31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table:style-name="ce50"/>
          <table:table-cell table:number-columns-repeated="16379"/>
        </table:table-row>
        <table:table-row table:style-name="ro4">
          <table:table-cell office:value-type="date" office:date-value="2023-10-31T00:00:00" table:style-name="ce85">
            <text:p>2023-10-31</text:p>
          </table:table-cell>
          <table:table-cell office:value-type="string" table:style-name="ce1">
            <text:p>nakit</text:p>
          </table:table-cell>
          <table:table-cell table:number-columns-repeated="2" table:style-name="ce25"/>
          <table:table-cell table:style-name="ce50"/>
          <table:table-cell table:number-columns-repeated="16379"/>
        </table:table-row>
        <table:table-row table:style-name="ro4">
          <table:table-cell table:style-name="ce85"/>
          <table:table-cell table:style-name="ce1"/>
          <table:table-cell office:value-type="string" table:style-name="ce58">
            <text:p>EKİM</text:p>
          </table:table-cell>
          <table:table-cell office:value-type="string" table:style-name="ce49">
            <text:p><text:s/>Bakiye</text:p>
          </table:table-cell>
          <table:table-cell office:value-type="float" office:value="0" table:formula="of:=[.H40]" table:style-name="ce62">
            <text:p>0,00</text:p>
          </table:table-cell>
          <table:table-cell table:number-columns-repeated="16379"/>
        </table:table-row>
        <table:table-row table:style-name="ro4">
          <table:table-cell table:style-name="ce85"/>
          <table:table-cell table:number-columns-repeated="2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style-name="ce85"/>
          <table:table-cell table:number-columns-repeated="2" table:style-name="ce1"/>
          <table:table-cell office:value-type="string" table:style-name="ce49">
            <text:p>Ay sonu BAKİYE</text:p>
          </table:table-cell>
          <table:table-cell office:value-type="float" office:value="452738" table:formula="of:=SUM([.E112:.E121])" table:style-name="ce111">
            <text:p>452.738,00</text:p>
          </table:table-cell>
          <table:table-cell table:number-columns-repeated="16379"/>
        </table:table-row>
        <table:table-row table:number-rows-repeated="1048452" table:style-name="ro5">
          <table:table-cell table:number-columns-repeated="16384"/>
        </table:table-row>
      </table:table>
      <table:table table:name="09_23" table:style-name="ta4"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5" table:default-cell-style-name="ce1"/>
        <table:table-column table:style-name="co4" table:default-cell-style-name="ce1"/>
        <table:table-column table:style-name="co19" table:default-cell-style-name="ce1"/>
        <table:table-column table:style-name="co42" table:default-cell-style-name="ce1"/>
        <table:table-column table:style-name="co41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EYLÜL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33300" table:formula="of:=SUM([.D4:.D38])" table:style-name="ce60">
            <text:p>133.300,00</text:p>
          </table:table-cell>
          <table:table-cell office:value-type="float" office:value="-31871.02" table:formula="of:=SUM([.E4:.E37])" table:style-name="ce60">
            <text:p>-31.871,02</text:p>
          </table:table-cell>
          <table:table-cell office:value-type="float" office:value="257800" table:formula="of:=SUM([.F4:.F44])" table:style-name="ce60">
            <text:p>257.800,00</text:p>
          </table:table-cell>
          <table:table-cell office:value-type="float" office:value="-34914.910000000003" table:formula="of:=SUM([.G4:.G44])" table:style-name="ce60">
            <text:p>-34.914,91</text:p>
          </table:table-cell>
          <table:table-cell office:value-type="float" office:value="222885.09" table:formula="of:=[.F2]+[.G2]" table:style-name="ce60">
            <text:p>222.885,09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317" table:style-name="ce42">
            <text:p>-317,00</text:p>
          </table:table-cell>
          <table:table-cell office:value-type="float" office:value="-317" table:formula="of:=[.H3]+[.F4]+[.G4]" table:style-name="ce42">
            <text:p>-317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59" table:style-name="ce42">
            <text:p>-559,00</text:p>
          </table:table-cell>
          <table:table-cell office:value-type="float" office:value="-876" table:formula="of:=[.H4]+[.F5]+[.G5]" table:style-name="ce42">
            <text:p>-876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1126" table:formula="of:=[.H5]+[.F6]+[.G6]" table:style-name="ce42">
            <text:p>-1.126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-44.99" table:formula="of:=[.D56]*-1" table:style-name="ce42">
            <text:p>-44,99</text:p>
          </table:table-cell>
          <table:table-cell table:style-name="ce42"/>
          <table:table-cell office:value-type="float" office:value="-44.99" table:formula="of:=[.E56]*-1" table:style-name="ce42">
            <text:p>-44,99</text:p>
          </table:table-cell>
          <table:table-cell office:value-type="float" office:value="-1170.99" table:formula="of:=[.H6]+[.F7]+[.G7]" table:style-name="ce42">
            <text:p>-1.170,9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7338.2899999999991" table:formula="of:=[.E62]" table:style-name="ce42">
            <text:p>-7.338,29</text:p>
          </table:table-cell>
          <table:table-cell table:style-name="ce42"/>
          <table:table-cell office:value-type="float" office:value="-7338.29" table:style-name="ce42">
            <text:p>-7.338,29</text:p>
          </table:table-cell>
          <table:table-cell office:value-type="float" office:value="-8509.2800000000007" table:formula="of:=[.H7]+[.F8]+[.G8]" table:style-name="ce42">
            <text:p>-8.509,28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3842.66" table:formula="of:=[.E87]" table:style-name="ce42">
            <text:p>-3.842,66</text:p>
          </table:table-cell>
          <table:table-cell table:style-name="ce1"/>
          <table:table-cell office:value-type="float" office:value="-3842.65" table:style-name="ce42">
            <text:p>-3.842,65</text:p>
          </table:table-cell>
          <table:table-cell office:value-type="float" office:value="-12351.93" table:formula="of:=[.H8]+[.F9]+[.G9]" table:style-name="ce42">
            <text:p>-12.351,93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4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17726.93" table:formula="of:=[.H9]+[.F10]+[.G10]" table:style-name="ce42">
            <text:p>-17.726,9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4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19851.93" table:formula="of:=[.H10]+[.F11]+[.G11]" table:style-name="ce42">
            <text:p>-19.851,9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4/12</text:p>
          </table:table-cell>
          <table:table-cell table:number-columns-repeated="2" table:style-name="ce63"/>
          <table:table-cell office:value-type="float" office:value="-945.08" table:style-name="ce42">
            <text:p>-945,08</text:p>
          </table:table-cell>
          <table:table-cell table:style-name="ce62"/>
          <table:table-cell office:value-type="float" office:value="-945.08" table:style-name="ce42">
            <text:p>-945,08</text:p>
          </table:table-cell>
          <table:table-cell office:value-type="float" office:value="-20797.010000000002" table:formula="of:=[.H11]+[.F12]+[.G12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-20797.010000000002" table:formula="of:=[.H12]+[.F13]+[.G13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-20797.010000000002" table:formula="of:=[.H13]+[.F14]+[.G14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-20797.010000000002" table:formula="of:=[.H14]+[.F15]+[.G15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9" table:style-name="ce42">
            <text:p>-3.509,00</text:p>
          </table:table-cell>
          <table:table-cell office:value-type="float" office:value="-24306.010000000002" table:formula="of:=[.H15]+[.F16]+[.G16]" table:style-name="ce42">
            <text:p>-24.306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2" table:style-name="ce42"/>
          <table:table-cell office:value-type="float" office:value="-3509" table:style-name="ce42">
            <text:p>-3.509,00</text:p>
          </table:table-cell>
          <table:table-cell office:value-type="float" office:value="-27815.010000000002" table:formula="of:=[.H16]+[.F17]+[.G17]" table:style-name="ce42">
            <text:p>-27.815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9" table:style-name="ce42">
            <text:p>-3.509,00</text:p>
          </table:table-cell>
          <table:table-cell office:value-type="float" office:value="-31324.010000000002" table:formula="of:=[.H17]+[.F18]+[.G18]" table:style-name="ce42">
            <text:p>-31.324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34824.01" table:formula="of:=[.H18]+[.F19]+[.G19]" table:style-name="ce42">
            <text:p>-34.824,01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-34824.01" table:formula="of:=[.H19]+[.F20]+[.G20]" table:style-name="ce42">
            <text:p>-34.824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8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27324.010000000002" table:formula="of:=[.H20]+[.F21]+[.G21]" table:style-name="ce42">
            <text:p>-27.324,01</text:p>
          </table:table-cell>
          <table:table-cell table:number-columns-repeated="16376"/>
        </table:table-row>
        <table:table-row table:style-name="ro4">
          <table:table-cell office:value-type="date" office:date-value="2023-10-03T00:00:00" table:style-name="ce56">
            <text:p>03.10.2023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8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24524.010000000002" table:formula="of:=[.H21]+[.F22]+[.G22]" table:style-name="ce42">
            <text:p>-24.524,01</text:p>
          </table:table-cell>
          <table:table-cell table:number-columns-repeated="16376"/>
        </table:table-row>
        <table:table-row table:style-name="ro4">
          <table:table-cell office:value-type="date" office:date-value="2023-10-05T00:00:00" table:style-name="ce56">
            <text:p>05.10.2023</text:p>
          </table:table-cell>
          <table:table-cell office:value-type="string" table:style-name="ce1">
            <text:p>Doğuş Kira 2/12-2024-25– 30-09-23 bankadan geldi</text:p>
          </table:table-cell>
          <table:table-cell table:style-name="ce1"/>
          <table:table-cell office:value-type="currency" office:value="6500" table:style-name="ce68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18024.010000000002" table:formula="of:=[.H22]+[.F23]+[.G23]" table:style-name="ce42">
            <text:p>-18.024,01</text:p>
          </table:table-cell>
          <table:table-cell table:number-columns-repeated="16376"/>
        </table:table-row>
        <table:table-row table:style-name="ro4">
          <table:table-cell office:value-type="date" office:date-value="2023-09-01T00:00:00" table:style-name="ce56">
            <text:p>01.09.2023</text:p>
          </table:table-cell>
          <table:table-cell office:value-type="string" table:style-name="ce1">
            <text:p>Kira lise arkası 150/4</text:p>
          </table:table-cell>
          <table:table-cell table:style-name="ce1"/>
          <table:table-cell office:value-type="currency" office:value="37500" table:style-name="ce68">
            <text:p>₺37.500,00</text:p>
          </table:table-cell>
          <table:table-cell table:style-name="ce1"/>
          <table:table-cell table:number-columns-repeated="2" table:style-name="ce42"/>
          <table:table-cell office:value-type="float" office:value="-18024.010000000002" table:formula="of:=[.H23]+[.F24]+[.G24]" table:style-name="ce42">
            <text:p>-18.024,01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56">
            <text:p>30.09.2023</text:p>
          </table:table-cell>
          <table:table-cell office:value-type="string" table:style-name="ce1">
            <text:p>snyG</text:p>
          </table:table-cell>
          <table:table-cell table:style-name="ce1"/>
          <table:table-cell office:value-type="currency" office:value="70000" table:style-name="ce68">
            <text:p>₺70.000,00</text:p>
          </table:table-cell>
          <table:table-cell table:number-columns-repeated="2" table:style-name="ce1"/>
          <table:table-cell table:style-name="ce42"/>
          <table:table-cell office:value-type="float" office:value="-18024.010000000002" table:formula="of:=[.H24]+[.F25]+[.G25]" table:style-name="ce42">
            <text:p>-18.024,0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30-9-23 - 96000 TL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-18024.010000000002" table:formula="of:=[.H25]+[.F26]+[.G26]" table:style-name="ce42">
            <text:p>-18.024,0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23-09-2023 nakit <text:s text:c="2"/>83000 TL</text:p>
          </table:table-cell>
          <table:table-cell table:style-name="ce1"/>
          <table:table-cell table:style-name="ce61"/>
          <table:table-cell table:style-name="ce1"/>
          <table:table-cell office:value-type="float" office:value="83000" table:style-name="ce42">
            <text:p>83.000,00</text:p>
          </table:table-cell>
          <table:table-cell table:style-name="ce42"/>
          <table:table-cell office:value-type="float" office:value="64975.99" table:formula="of:=[.H26]+[.F27]+[.G27]" table:style-name="ce42">
            <text:p>64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25-09-2023 nakit <text:s text:c="4"/>3000 TL</text:p>
          </table:table-cell>
          <table:table-cell table:style-name="ce1"/>
          <table:table-cell office:value-type="currency" office:value="3000" table:style-name="ce68">
            <text:p>₺3.000,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table:style-name="ce42"/>
          <table:table-cell office:value-type="float" office:value="67975.989999999991" table:formula="of:=[.H27]+[.F28]+[.G28]" table:style-name="ce42">
            <text:p>67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30-10-2023 banka 10000 TL</text:p>
          </table:table-cell>
          <table:table-cell table:number-columns-repeated="4" table:style-name="ce1"/>
          <table:table-cell table:style-name="ce42"/>
          <table:table-cell office:value-type="float" office:value="67975.989999999991" table:formula="of:=[.H28]+[.F29]+[.G29]" table:style-name="ce42">
            <text:p>67.975,99</text:p>
          </table:table-cell>
          <table:table-cell table:number-columns-repeated="16376"/>
        </table:table-row>
        <table:table-row table:style-name="ro4">
          <table:table-cell office:value-type="date" office:date-value="2023-09-02T00:00:00" table:style-name="ce66">
            <text:p>2.Eyl</text:p>
          </table:table-cell>
          <table:table-cell office:value-type="string" table:style-name="ce1">
            <text:p>snyE 96000 - 65000 = 31000 kalan</text:p>
          </table:table-cell>
          <table:table-cell table:style-name="ce1"/>
          <table:table-cell table:style-name="ce61"/>
          <table:table-cell table:style-name="ce1"/>
          <table:table-cell office:value-type="float" office:value="65000" table:style-name="ce42">
            <text:p>65.000,00</text:p>
          </table:table-cell>
          <table:table-cell table:style-name="ce42"/>
          <table:table-cell office:value-type="float" office:value="132975.99" table:formula="of:=[.H29]+[.F30]+[.G30]" table:style-name="ce42">
            <text:p>132.975,99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56">
            <text:p>30.09.2023</text:p>
          </table:table-cell>
          <table:table-cell office:value-type="string" table:style-name="ce1">
            <text:p>snyE senet <text:s/>1/5 31- 6 = 25000 kalan</text:p>
          </table:table-cell>
          <table:table-cell table:style-name="ce1"/>
          <table:table-cell office:value-type="currency" office:value="6000" table:style-name="ce68">
            <text:p>₺6.000,00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42"/>
          <table:table-cell office:value-type="float" office:value="138975.99" table:formula="of:=[.H30]+[.F31]+[.G31]" table:style-name="ce42">
            <text:p>138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2/5 25- 6 = 19000 kalan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138975.99" table:formula="of:=[.H31]+[.F32]+[.G32]" table:style-name="ce42">
            <text:p>138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3/5 19- 6 = 13000 kalan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138975.99" table:formula="of:=[.H32]+[.F33]+[.G33]" table:style-name="ce42">
            <text:p>138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4/5 13- 6 = <text:s text:c="2"/>7000 kalan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138975.99" table:formula="of:=[.H33]+[.F34]+[.G34]" table:style-name="ce42">
            <text:p>138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138975.99" table:formula="of:=[.H34]+[.F35]+[.G35]" table:style-name="ce42">
            <text:p>138.975,99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1">
            <text:p>Vodafon son fatura işbank tan ödendi</text:p>
          </table:table-cell>
          <table:table-cell table:style-name="ce1"/>
          <table:table-cell table:style-name="ce42"/>
          <table:table-cell table:style-name="ce1"/>
          <table:table-cell table:style-name="ce42"/>
          <table:table-cell office:value-type="float" office:value="-90.9" table:style-name="ce42">
            <text:p>-90,90</text:p>
          </table:table-cell>
          <table:table-cell office:value-type="float" office:value="138885.09" table:formula="of:=[.H35]+[.F36]+[.G36]" table:style-name="ce42">
            <text:p>138.885,09</text:p>
          </table:table-cell>
          <table:table-cell table:number-columns-repeated="16376"/>
        </table:table-row>
        <table:table-row table:style-name="ro4">
          <table:table-cell office:value-type="date" office:date-value="2023-09-27T00:00:00" table:style-name="ce56">
            <text:p>27.09.2023</text:p>
          </table:table-cell>
          <table:table-cell office:value-type="string" table:style-name="ce1">
            <text:p>snyA 30-09-2023 84000</text:p>
          </table:table-cell>
          <table:table-cell table:number-columns-repeated="3" table:style-name="ce1"/>
          <table:table-cell office:value-type="float" office:value="74000" table:style-name="ce42">
            <text:p>74.000,00</text:p>
          </table:table-cell>
          <table:table-cell table:style-name="ce42"/>
          <table:table-cell office:value-type="float" office:value="212885.09" table:formula="of:=[.H36]+[.F37]+[.G37]" table:style-name="ce42">
            <text:p>212.885,09</text:p>
          </table:table-cell>
          <table:table-cell table:number-columns-repeated="16376"/>
        </table:table-row>
        <table:table-row table:style-name="ro4">
          <table:table-cell office:value-type="date" office:date-value="2023-09-27T00:00:00" table:style-name="ce56">
            <text:p>27.09.2023</text:p>
          </table:table-cell>
          <table:table-cell office:value-type="string" table:style-name="ce1">
            <text:p>SnyA <text:s/>- &gt; bnakadan umuta banka makbuzunda kira yazılmadı</text:p>
          </table:table-cell>
          <table:table-cell table:number-columns-repeated="2" table:style-name="ce1"/>
          <table:table-cell table:style-name="ce42"/>
          <table:table-cell office:value-type="float" office:value="10000" table:style-name="ce1">
            <text:p>10000</text:p>
          </table:table-cell>
          <table:table-cell table:style-name="ce42"/>
          <table:table-cell office:value-type="float" office:value="222885.09" table:formula="of:=[.H37]+[.F38]+[.G38]" table:style-name="ce42">
            <text:p>222.885,09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style-name="ce42"/>
          <table:table-cell table:style-name="ce1"/>
          <table:table-cell table:style-name="ce42"/>
          <table:table-cell office:value-type="float" office:value="222885.09" table:formula="of:=[.H38]+[.F39]+[.G39]" table:style-name="ce42">
            <text:p>222.885,09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style-name="ce42"/>
          <table:table-cell table:style-name="ce1"/>
          <table:table-cell table:style-name="ce42"/>
          <table:table-cell office:value-type="float" office:value="222885.09" table:formula="of:=[.H39]+[.F40]+[.G40]" table:style-name="ce62">
            <text:p>222.885,09</text:p>
          </table:table-cell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03"/>
          <table:table-cell table:number-columns-repeated="3" table:style-name="ce99"/>
          <table:table-cell table:style-name="ce100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03"/>
          <table:table-cell table:style-name="ce99"/>
          <table:table-cell table:style-name="ce101"/>
          <table:table-cell table:number-columns-repeated="2" table:style-name="ce99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3502.0099999999998" table:formula="of:=SUM([.D51:.D58])" table:style-name="ce76">
            <text:p>3.502,01</text:p>
          </table:table-cell>
          <table:table-cell office:value-type="float" office:value="3502.0099999999998" table:formula="of:=SUM([.E51:.E58])" table:style-name="ce76">
            <text:p>3.502,01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73.8" table:style-name="ce1">
            <text:p>673,8</text:p>
          </table:table-cell>
          <table:table-cell office:value-type="float" office:value="673.8" table:style-name="ce42">
            <text:p>673,8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65.77" table:style-name="ce1">
            <text:p>1165,77</text:p>
          </table:table-cell>
          <table:table-cell office:value-type="float" office:value="1165.77" table:style-name="ce42">
            <text:p>1.165,77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06.22" table:style-name="ce1">
            <text:p>106,22</text:p>
          </table:table-cell>
          <table:table-cell office:value-type="float" office:value="106.22" table:style-name="ce1">
            <text:p>106,22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57.58" table:style-name="ce1">
            <text:p>1157,58</text:p>
          </table:table-cell>
          <table:table-cell office:value-type="float" office:value="1157.58" table:style-name="ce1">
            <text:p>1157,58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53.65" table:style-name="ce1">
            <text:p>353,65</text:p>
          </table:table-cell>
          <table:table-cell office:value-type="float" office:value="353.65" table:style-name="ce1">
            <text:p>353,6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4.99" table:style-name="ce64">
            <text:p>44,99</text:p>
          </table:table-cell>
          <table:table-cell office:value-type="float" office:value="44.99" table:style-name="ce1">
            <text:p>44,99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7338.2899999999991" table:formula="of:=SUM([.E63:.E84])" table:style-name="ce76">
            <text:p>-7.338,29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style-name="ce1"/>
          <table:table-cell table:number-columns-repeated="2" table:style-name="ce64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6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6 – 6</text:p>
          </table:table-cell>
          <table:table-cell office:value-type="float" office:value="-376.49" table:style-name="ce62">
            <text:p>-376,4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Amazon – asus b660 plus anakart</text:p>
          </table:table-cell>
          <table:table-cell office:value-type="float" office:value="3299" table:style-name="ce64">
            <text:p>3299</text:p>
          </table:table-cell>
          <table:table-cell office:value-type="string" table:style-name="ce43">
            <text:p><text:s/>4 – 6</text:p>
          </table:table-cell>
          <table:table-cell office:value-type="float" office:value="-549.83000000000004" table:style-name="ce62">
            <text:p>-549,8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<text:s/>4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4">
            <text:p>3123,29</text:p>
          </table:table-cell>
          <table:table-cell office:value-type="string" table:style-name="ce78">
            <text:p><text:s/>4 – 6</text:p>
          </table:table-cell>
          <table:table-cell office:value-type="float" office:value="-520.54999999999995" table:style-name="ce62">
            <text:p>-520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56">
            <text:p>01.06.2023</text:p>
          </table:table-cell>
          <table:table-cell office:value-type="string" table:style-name="ce64">
            <text:p>Amazon 27"Monitor</text:p>
          </table:table-cell>
          <table:table-cell table:style-name="ce1"/>
          <table:table-cell office:value-type="string" table:style-name="ce78">
            <text:p><text:s/>3 – 6</text:p>
          </table:table-cell>
          <table:table-cell office:value-type="float" office:value="-666.67" table:style-name="ce62">
            <text:p>-666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Ayşe Balcı</text:p>
          </table:table-cell>
          <table:table-cell office:value-type="float" office:value="148.6" table:style-name="ce64">
            <text:p>148,6</text:p>
          </table:table-cell>
          <table:table-cell office:value-type="string" table:style-name="ce78">
            <text:p><text:s/>3 – 4</text:p>
          </table:table-cell>
          <table:table-cell office:value-type="float" office:value="-37.15" table:style-name="ce62">
            <text:p>-37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POBA - atila ev</text:p>
          </table:table-cell>
          <table:table-cell office:value-type="float" office:value="244.8" table:style-name="ce64">
            <text:p>244,8</text:p>
          </table:table-cell>
          <table:table-cell office:value-type="string" table:style-name="ce78">
            <text:p><text:s/>3 – 4</text:p>
          </table:table-cell>
          <table:table-cell office:value-type="float" office:value="-61.2" table:style-name="ce62">
            <text:p>-61,2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ALUMBA</text:p>
          </table:table-cell>
          <table:table-cell office:value-type="float" office:value="1204.5" table:style-name="ce64">
            <text:p>1204,5</text:p>
          </table:table-cell>
          <table:table-cell office:value-type="string" table:style-name="ce78">
            <text:p><text:s/>3 – 4</text:p>
          </table:table-cell>
          <table:table-cell office:value-type="float" office:value="-301.13" table:style-name="ce62">
            <text:p>-301,1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4">
            <text:p>532,6</text:p>
          </table:table-cell>
          <table:table-cell office:value-type="string" table:style-name="ce78">
            <text:p><text:s/>3 – 4</text:p>
          </table:table-cell>
          <table:table-cell office:value-type="float" office:value="-133.15" table:style-name="ce62">
            <text:p>-133,15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01T00:00:00" table:style-name="ce56">
            <text:p>01.08.2023</text:p>
          </table:table-cell>
          <table:table-cell office:value-type="string" table:style-name="ce64">
            <text:p>gib merdal damga vrgs</text:p>
          </table:table-cell>
          <table:table-cell table:number-columns-repeated="2" table:style-name="ce1"/>
          <table:table-cell office:value-type="float" office:value="-260.02" table:style-name="ce62">
            <text:p>-260,02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1T00:00:00" table:style-name="ce66">
            <text:p>1.Ağu</text:p>
          </table:table-cell>
          <table:table-cell office:value-type="string" table:style-name="ce64">
            <text:p>gib</text:p>
          </table:table-cell>
          <table:table-cell table:number-columns-repeated="2" table:style-name="ce1"/>
          <table:table-cell office:value-type="float" office:value="-116.6" table:style-name="ce62">
            <text:p>-116,6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1T00:00:00" table:style-name="ce66">
            <text:p>1.Ağu</text:p>
          </table:table-cell>
          <table:table-cell office:value-type="string" table:style-name="ce64">
            <text:p>gib</text:p>
          </table:table-cell>
          <table:table-cell table:number-columns-repeated="2" table:style-name="ce1"/>
          <table:table-cell office:value-type="float" office:value="-23.75" table:style-name="ce62">
            <text:p>-23,7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2T00:00:00" table:style-name="ce66">
            <text:p>2.Ağu</text:p>
          </table:table-cell>
          <table:table-cell office:value-type="string" table:style-name="ce64">
            <text:p>çapa motor arıza enj</text:p>
          </table:table-cell>
          <table:table-cell table:number-columns-repeated="2" table:style-name="ce1"/>
          <table:table-cell office:value-type="float" office:value="-600" table:style-name="ce62">
            <text:p>-6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9T00:00:00" table:style-name="ce66">
            <text:p>9.Ağu</text:p>
          </table:table-cell>
          <table:table-cell office:value-type="float" office:value="2240" table:style-name="ce64">
            <text:p>2240</text:p>
          </table:table-cell>
          <table:table-cell table:number-columns-repeated="2" table:style-name="ce1"/>
          <table:table-cell office:value-type="float" office:value="-165.4" table:style-name="ce62">
            <text:p>-165,4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10T00:00:00" table:style-name="ce66">
            <text:p>10.Ağu</text:p>
          </table:table-cell>
          <table:table-cell office:value-type="string" table:style-name="ce64">
            <text:p>tcdd umut ank-svs <text:s text:c="2"/>248+</text:p>
          </table:table-cell>
          <table:table-cell table:number-columns-repeated="2" table:style-name="ce1"/>
          <table:table-cell office:value-type="float" office:value="-71" table:style-name="ce62">
            <text:p>-71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15T00:00:00" table:style-name="ce66">
            <text:p>15.Ağu</text:p>
          </table:table-cell>
          <table:table-cell office:value-type="string" table:style-name="ce64">
            <text:p>audi bnzn</text:p>
          </table:table-cell>
          <table:table-cell table:number-columns-repeated="2" table:style-name="ce1"/>
          <table:table-cell office:value-type="float" office:value="-1806" table:style-name="ce62">
            <text:p>-1.806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20T00:00:00" table:style-name="ce66">
            <text:p>20.Ağu</text:p>
          </table:table-cell>
          <table:table-cell office:value-type="string" table:style-name="ce64">
            <text:p>ev interntet superonline</text:p>
          </table:table-cell>
          <table:table-cell table:number-columns-repeated="2" table:style-name="ce1"/>
          <table:table-cell office:value-type="float" office:value="-160.9" table:style-name="ce62">
            <text:p>-160,9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22T00:00:00" table:style-name="ce66">
            <text:p>22.Ağu</text:p>
          </table:table-cell>
          <table:table-cell office:value-type="string" table:style-name="ce64">
            <text:p>tcdd umut svs-ank-business <text:s/>248+</text:p>
          </table:table-cell>
          <table:table-cell table:style-name="ce1"/>
          <table:table-cell table:style-name="ce43"/>
          <table:table-cell office:value-type="float" office:value="-231" table:style-name="ce62">
            <text:p>-231,00</text:p>
          </table:table-cell>
          <table:table-cell table:number-columns-repeated="16379" table:style-name="ce1"/>
        </table:table-row>
        <table:table-row table:style-name="ro2">
          <table:table-cell table:style-name="ce66"/>
          <table:table-cell table:style-name="ce64"/>
          <table:table-cell table:style-name="ce1"/>
          <table:table-cell office:value-type="string" table:style-name="ce104">
            <text:p>HESAP KESİM</text:p>
          </table:table-cell>
          <table:table-cell table:style-name="ce62"/>
          <table:table-cell table:number-columns-repeated="16379" table:style-name="ce1"/>
        </table:table-row>
        <table:table-row table:number-rows-repeated="2" table:style-name="ro4">
          <table:table-cell table:style-name="ce66"/>
          <table:table-cell table:style-name="ce64"/>
          <table:table-cell table:style-name="ce1"/>
          <table:table-cell table:style-name="ce43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3842.66" table:formula="of:=SUM([.E88:.E108])" table:style-name="ce55">
            <text:p>-3842,66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4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6T00:00:00" table:style-name="ce56">
            <text:p>26.07.2023</text:p>
          </table:table-cell>
          <table:table-cell office:value-type="string" table:style-name="ce64">
            <text:p>Lokanta yemek</text:p>
          </table:table-cell>
          <table:table-cell table:number-columns-repeated="2" table:style-name="ce64"/>
          <table:table-cell office:value-type="float" office:value="-245" table:style-name="ce62">
            <text:p>-245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7T00:00:00" table:style-name="ce56">
            <text:p>27.07.2023</text:p>
          </table:table-cell>
          <table:table-cell office:value-type="string" table:style-name="ce64">
            <text:p>et</text:p>
          </table:table-cell>
          <table:table-cell table:number-columns-repeated="2" table:style-name="ce64"/>
          <table:table-cell office:value-type="float" office:value="-150" table:style-name="ce62">
            <text:p>-1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8T00:00:00" table:style-name="ce56">
            <text:p>28.07.2023</text:p>
          </table:table-cell>
          <table:table-cell office:value-type="string" table:style-name="ce64">
            <text:p>toyota gaz afyon</text:p>
          </table:table-cell>
          <table:table-cell table:number-columns-repeated="2" table:style-name="ce64"/>
          <table:table-cell office:value-type="float" office:value="-555.87" table:style-name="ce62">
            <text:p>-555,8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8T00:00:00" table:style-name="ce56">
            <text:p>28.07.2023</text:p>
          </table:table-cell>
          <table:table-cell office:value-type="string" table:style-name="ce64">
            <text:p>kft ysf</text:p>
          </table:table-cell>
          <table:table-cell table:number-columns-repeated="2" table:style-name="ce64"/>
          <table:table-cell office:value-type="float" office:value="-328" table:style-name="ce62">
            <text:p>-328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9T00:00:00" table:style-name="ce56">
            <text:p>29.07.2023</text:p>
          </table:table-cell>
          <table:table-cell office:value-type="string" table:style-name="ce79">
            <text:p>mrkt</text:p>
          </table:table-cell>
          <table:table-cell table:number-columns-repeated="2" table:style-name="ce1"/>
          <table:table-cell office:value-type="float" office:value="-42.15" table:style-name="ce62">
            <text:p>-42,15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7-29T00:00:00" table:style-name="ce56">
            <text:p>29.07.2023</text:p>
          </table:table-cell>
          <table:table-cell office:value-type="string" table:style-name="ce1">
            <text:p>toyota gaz izmir</text:p>
          </table:table-cell>
          <table:table-cell table:number-columns-repeated="2" table:style-name="ce1"/>
          <table:table-cell office:value-type="float" office:value="-400" table:style-name="ce1">
            <text:p>-4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7-29T00:00:00" table:style-name="ce56">
            <text:p>29.07.2023</text:p>
          </table:table-cell>
          <table:table-cell office:value-type="string" table:style-name="ce1">
            <text:p>işçi yemek</text:p>
          </table:table-cell>
          <table:table-cell table:number-columns-repeated="2" table:style-name="ce1"/>
          <table:table-cell office:value-type="float" office:value="-266" table:style-name="ce1">
            <text:p>-266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9-30T00:00:00" table:style-name="ce56">
            <text:p>30.09.2023</text:p>
          </table:table-cell>
          <table:table-cell office:value-type="string" table:style-name="ce1">
            <text:p>toyota gaz çorum</text:p>
          </table:table-cell>
          <table:table-cell table:number-columns-repeated="2" table:style-name="ce1"/>
          <table:table-cell office:value-type="float" office:value="-489.97" table:style-name="ce1">
            <text:p>-489,97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01T00:00:00" table:style-name="ce56">
            <text:p>01.08.2023</text:p>
          </table:table-cell>
          <table:table-cell office:value-type="string" table:style-name="ce1">
            <text:p>ödeme</text:p>
          </table:table-cell>
          <table:table-cell office:value-type="float" office:value="6556.63" table:style-name="ce1">
            <text:p>6556,63</text:p>
          </table:table-cell>
          <table:table-cell table:number-columns-repeated="16381" table:style-name="ce1"/>
        </table:table-row>
        <table:table-row table:style-name="ro4">
          <table:table-cell table:number-columns-repeated="4" table:style-name="ce1"/>
          <table:table-cell office:value-type="float" office:value="-156.47999999999999" table:style-name="ce1">
            <text:p>-156,4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3T00:00:00" table:style-name="ce66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43">
            <text:p><text:s/>1 - 3</text:p>
          </table:table-cell>
          <table:table-cell office:value-type="float" office:value="-181.83" table:style-name="ce1">
            <text:p>-181,8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3T00:00:00" table:style-name="ce66">
            <text:p>3.Ağu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43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5T00:00:00" table:style-name="ce66">
            <text:p>5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5T00:00:00" table:style-name="ce66">
            <text:p>5.Ağu</text:p>
          </table:table-cell>
          <table:table-cell office:value-type="string" table:style-name="ce1">
            <text:p>mrkt</text:p>
          </table:table-cell>
          <table:table-cell table:number-columns-repeated="2" table:style-name="ce1"/>
          <table:table-cell office:value-type="float" office:value="-337.19" table:style-name="ce1">
            <text:p>-337,19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23T00:00:00" table:style-name="ce66">
            <text:p>23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200" table:style-name="ce1">
            <text:p>-200</text:p>
          </table:table-cell>
          <table:table-cell table:number-columns-repeated="16379" table:style-name="ce1"/>
        </table:table-row>
        <table:table-row table:style-name="ro2">
          <table:table-cell table:number-columns-repeated="3" table:style-name="ce1"/>
          <table:table-cell office:value-type="string" table:style-name="ce104">
            <text:p>HESAP KESİM</text:p>
          </table:table-cell>
          <table:table-cell table:number-columns-repeated="16380" table:style-name="ce1"/>
        </table:table-row>
        <table:table-row table:number-rows-repeated="6" table:style-name="ro4">
          <table:table-cell table:number-columns-repeated="16384" table:style-name="ce1"/>
        </table:table-row>
        <table:table-row table:style-name="ro4">
          <table:table-cell office:value-type="string" table:style-name="ce112">
            <text:p>EYLÜL</text:p>
          </table:table-cell>
          <table:table-cell office:value-type="string" table:style-name="ce53">
            <text:p>Devir</text:p>
          </table:table-cell>
          <table:table-cell office:value-type="float" office:value="2023" table:style-name="ce52">
            <text:p>2023</text:p>
          </table:table-cell>
          <table:table-cell table:style-name="ce54"/>
          <table:table-cell office:value-type="float" office:value="604370.1" table:formula="of:=SUM([.E112:.E120])" table:style-name="ce55">
            <text:p>604370,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Umut <text:s text:c="25"/>10000 bankadan<text:s text:c="14"/></text:p>
          </table:table-cell>
          <table:table-cell table:number-columns-repeated="2" table:style-name="ce25"/>
          <table:table-cell office:value-type="float" office:value="63088" table:style-name="ce50">
            <text:p>63.088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126493.51" table:style-name="ce50">
            <text:p>126.493,5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359.59" table:style-name="ce50">
            <text:p>359,5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573" table:style-name="ce25">
            <text:p>1.573,00</text:p>
          </table:table-cell>
          <table:table-cell office:value-type="float" office:value="111" table:style-name="ce25">
            <text:p>111,00</text:p>
          </table:table-cell>
          <table:table-cell office:value-type="float" office:value="174603" table:formula="of:=[.D116]*[.C116]" table:style-name="ce50">
            <text:p>174.603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6.76" table:style-name="ce110">
            <text:p>26,760</text:p>
          </table:table-cell>
          <table:table-cell office:value-type="float" office:value="850" table:style-name="ce25">
            <text:p>850,00</text:p>
          </table:table-cell>
          <table:table-cell office:value-type="float" office:value="22746" table:formula="of:=[.D117]*[.C117]" table:style-name="ce50">
            <text:p>22.746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28.3" table:style-name="ce110">
            <text:p>28,300</text:p>
          </table:table-cell>
          <table:table-cell office:value-type="float" office:value="100" table:style-name="ce25">
            <text:p>100,00</text:p>
          </table:table-cell>
          <table:table-cell office:value-type="float" office:value="2830" table:formula="of:=[.D118]*[.C118]" table:style-name="ce50">
            <text:p>2.83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9-23T00:00:00" table:style-name="ce56">
            <text:p>23.09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146650" table:style-name="ce50">
            <text:p>146.65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9-23T00:00:00" table:style-name="ce56">
            <text:p>23.09.2023</text:p>
          </table:table-cell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3600" table:style-name="ce50">
            <text:p>3.600,00</text:p>
          </table:table-cell>
          <table:table-cell table:number-columns-repeated="16379" table:style-name="ce1"/>
        </table:table-row>
        <table:table-row table:style-name="ro4">
          <table:table-cell table:number-columns-repeated="2" table:style-name="ce1"/>
          <table:table-cell office:value-type="string" office:string-value="EYLÜL" table:formula="of:=[.A111]" table:style-name="ce58">
            <text:p>EYLÜL</text:p>
          </table:table-cell>
          <table:table-cell office:value-type="string" table:style-name="ce49">
            <text:p><text:s/>Bakiye</text:p>
          </table:table-cell>
          <table:table-cell office:value-type="float" office:value="222885.09" table:formula="of:=[.H40]" table:style-name="ce62">
            <text:p>222.885,09</text:p>
          </table:table-cell>
          <table:table-cell table:number-columns-repeated="16379" table:style-name="ce1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604370.1" table:formula="of:=SUM([.E112:.E120])" table:style-name="ce111">
            <text:p>604.370,10</text:p>
          </table:table-cell>
          <table:table-cell table:number-columns-repeated="16379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8_23" table:style-name="ta4"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5" table:default-cell-style-name="ce1"/>
        <table:table-column table:style-name="co4" table:default-cell-style-name="ce1"/>
        <table:table-column table:style-name="co35" table:default-cell-style-name="ce1"/>
        <table:table-column table:style-name="co43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AĞUSTOS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87911" table:formula="of:=SUM([.D4:.D30])" table:style-name="ce60">
            <text:p>87.911,00</text:p>
          </table:table-cell>
          <table:table-cell office:value-type="float" office:value="-32079.01" table:formula="of:=SUM([.E4:.E29])" table:style-name="ce60">
            <text:p>-32.079,01</text:p>
          </table:table-cell>
          <table:table-cell office:value-type="float" office:value="16800" table:formula="of:=SUM([.F4:.F31])" table:style-name="ce60">
            <text:p>16.800,00</text:p>
          </table:table-cell>
          <table:table-cell office:value-type="float" office:value="-37135.350000000006" table:formula="of:=SUM([.G4:.G31])" table:style-name="ce60">
            <text:p>-37.135,35</text:p>
          </table:table-cell>
          <table:table-cell office:value-type="float" office:value="-20335.350000000006" table:formula="of:=[.F2]+[.G2]" table:style-name="ce60">
            <text:p>-20.335,35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08-03T00:00:00" table:style-name="ce66">
            <text:p>3.Ağu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311" table:style-name="ce42">
            <text:p>-311,00</text:p>
          </table:table-cell>
          <table:table-cell office:value-type="float" office:value="-311" table:formula="of:=[.H3]+[.F4]+[.G4]" table:style-name="ce42">
            <text:p>-311,00</text:p>
          </table:table-cell>
          <table:table-cell table:number-columns-repeated="16376"/>
        </table:table-row>
        <table:table-row table:style-name="ro4">
          <table:table-cell office:value-type="date" office:date-value="2023-08-03T00:00:00" table:style-name="ce66">
            <text:p>3.Ağu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20" table:style-name="ce42">
            <text:p>-520,00</text:p>
          </table:table-cell>
          <table:table-cell office:value-type="float" office:value="-831" table:formula="of:=[.H4]+[.F5]+[.G5]" table:style-name="ce42">
            <text:p>-83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4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1081" table:formula="of:=[.H5]+[.F6]+[.G6]" table:style-name="ce42">
            <text:p>-1.08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office:value-type="float" office:value="0" table:formula="of:=[.D37]" table:style-name="ce42">
            <text:p>0,00</text:p>
          </table:table-cell>
          <table:table-cell table:style-name="ce25"/>
          <table:table-cell office:value-type="float" office:value="0" table:formula="of:=[.E37]" table:style-name="ce42">
            <text:p>0,00</text:p>
          </table:table-cell>
          <table:table-cell table:style-name="ce42"/>
          <table:table-cell office:value-type="float" office:value="-1081" table:formula="of:=[.H6]+[.F7]+[.G7]" table:style-name="ce42">
            <text:p>-1.08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5147.6399999999985" table:formula="of:=[.E49]" table:style-name="ce42">
            <text:p>-5.147,64</text:p>
          </table:table-cell>
          <table:table-cell table:style-name="ce42"/>
          <table:table-cell office:value-type="float" office:value="-5147.6400000000003" table:style-name="ce42">
            <text:p>-5.147,64</text:p>
          </table:table-cell>
          <table:table-cell office:value-type="float" office:value="-6228.64" table:formula="of:=[.H7]+[.F8]+[.G8]" table:style-name="ce42">
            <text:p>-6.228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6556.6299999999992" table:formula="of:=[.E67]" table:style-name="ce42">
            <text:p>-6.556,63</text:p>
          </table:table-cell>
          <table:table-cell table:style-name="ce1"/>
          <table:table-cell office:value-type="float" office:value="-6556.63" table:style-name="ce42">
            <text:p>-6.556,63</text:p>
          </table:table-cell>
          <table:table-cell office:value-type="float" office:value="-12785.27" table:formula="of:=[.H8]+[.F9]+[.G9]" table:style-name="ce42">
            <text:p>-12.785,27</text:p>
          </table:table-cell>
          <table:table-cell table:number-columns-repeated="16376"/>
        </table:table-row>
        <table:table-row table:style-name="ro4">
          <table:table-cell office:value-type="date" office:date-value="2023-08-01T00:00:00" table:style-name="ce56">
            <text:p>01.08.2023</text:p>
          </table:table-cell>
          <table:table-cell office:value-type="string" table:style-name="ce63">
            <text:p>Kira Adem Özen 3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18160.27" table:formula="of:=[.H9]+[.F10]+[.G10]" table:style-name="ce42">
            <text:p>-18.160,27</text:p>
          </table:table-cell>
          <table:table-cell table:number-columns-repeated="16376"/>
        </table:table-row>
        <table:table-row table:style-name="ro4">
          <table:table-cell office:value-type="date" office:date-value="2023-08-01T00:00:00" table:style-name="ce56">
            <text:p>01.08.2023</text:p>
          </table:table-cell>
          <table:table-cell office:value-type="string" table:style-name="ce63">
            <text:p>Kira Adem Özen 3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20285.27" table:formula="of:=[.H10]+[.F11]+[.G11]" table:style-name="ce42">
            <text:p>-20.285,2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3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945.08" table:style-name="ce42">
            <text:p>-945,08</text:p>
          </table:table-cell>
          <table:table-cell office:value-type="float" office:value="-21230.350000000002" table:formula="of:=[.H11]+[.F12]+[.G12]" table:style-name="ce42">
            <text:p>-21.230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21230.350000000002" table:formula="of:=[.H12]+[.F13]+[.G13]" table:style-name="ce42">
            <text:p>-21.230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21230.350000000002" table:formula="of:=[.H13]+[.F14]+[.G14]" table:style-name="ce42">
            <text:p>-21.230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21230.350000000002" table:formula="of:=[.H14]+[.F15]+[.G15]" table:style-name="ce42">
            <text:p>-21.230,35</text:p>
          </table:table-cell>
          <table:table-cell table:number-columns-repeated="16376"/>
        </table:table-row>
        <table:table-row table:style-name="ro4">
          <table:table-cell office:value-type="date" office:date-value="2023-08-14T00:00:00" table:style-name="ce66">
            <text:p>14.Ağu</text:p>
          </table:table-cell>
          <table:table-cell office:value-type="string" table:style-name="ce63">
            <text:p>Elektrik 8758480300 Bahçe</text:p>
          </table:table-cell>
          <table:table-cell table:number-columns-repeated="4" table:style-name="ce1"/>
          <table:table-cell office:value-type="float" office:value="-139" table:style-name="ce42">
            <text:p>-139,00</text:p>
          </table:table-cell>
          <table:table-cell office:value-type="float" office:value="-21369.350000000002" table:formula="of:=[.H15]+[.F16]+[.G16]" table:style-name="ce42">
            <text:p>-21.369,35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21369.350000000002" table:formula="of:=[.H16]+[.F17]+[.G17]" table:style-name="ce42">
            <text:p>-21.369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8" table:style-name="ce42">
            <text:p>-3.508,00</text:p>
          </table:table-cell>
          <table:table-cell office:value-type="float" office:value="-24877.350000000002" table:formula="of:=[.H17]+[.F18]+[.G18]" table:style-name="ce42">
            <text:p>-24.877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8" table:style-name="ce42">
            <text:p>-3.508,00</text:p>
          </table:table-cell>
          <table:table-cell office:value-type="float" office:value="-28385.350000000002" table:formula="of:=[.H18]+[.F19]+[.G19]" table:style-name="ce42">
            <text:p>-28.3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31885.350000000002" table:formula="of:=[.H19]+[.F20]+[.G20]" table:style-name="ce42">
            <text:p>-31.8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62"/>
          <table:table-cell table:number-columns-repeated="2" table:style-name="ce42"/>
          <table:table-cell office:value-type="float" office:value="-31885.350000000002" table:formula="of:=[.H20]+[.F21]+[.G21]" table:style-name="ce42">
            <text:p>-31.8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8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24385.350000000002" table:formula="of:=[.H21]+[.F22]+[.G22]" table:style-name="ce42">
            <text:p>-24.3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8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21585.350000000002" table:formula="of:=[.H22]+[.F23]+[.G23]" table:style-name="ce42">
            <text:p>-21.5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1/12-2024-25– 30-08-23</text:p>
          </table:table-cell>
          <table:table-cell table:style-name="ce1"/>
          <table:table-cell office:value-type="currency" office:value="6500" table:style-name="ce68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15085.350000000002" table:formula="of:=[.H23]+[.F24]+[.G24]" table:style-name="ce42">
            <text:p>-15.085,35</text:p>
          </table:table-cell>
          <table:table-cell table:number-columns-repeated="16376"/>
        </table:table-row>
        <table:table-row table:style-name="ro4">
          <table:table-cell office:value-type="date" office:date-value="2023-08-29T00:00:00" table:style-name="ce56">
            <text:p>29.08.2023</text:p>
          </table:table-cell>
          <table:table-cell office:value-type="string" table:style-name="ce1">
            <text:p>Doğuş 24-25 için 6 aylık tüfe uygulanacak</text:p>
          </table:table-cell>
          <table:table-cell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-15085.350000000002" table:formula="of:=[.H24]+[.F25]+[.G25]" table:style-name="ce42">
            <text:p>-15.0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23-24 aylık kira 5000 TL üzerine tüfe</text:p>
          </table:table-cell>
          <table:table-cell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-15085.350000000002" table:formula="of:=[.H25]+[.F26]+[.G26]" table:style-name="ce42">
            <text:p>-15.085,35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Kira snyE</text:p>
          </table:table-cell>
          <table:table-cell table:style-name="ce1"/>
          <table:table-cell office:value-type="currency" office:value="70000" table:style-name="ce68">
            <text:p>₺70.000,00</text:p>
          </table:table-cell>
          <table:table-cell table:number-columns-repeated="2" table:style-name="ce1"/>
          <table:table-cell table:style-name="ce42"/>
          <table:table-cell office:value-type="float" office:value="-15085.350000000002" table:formula="of:=[.H26]+[.F27]+[.G27]" table:style-name="ce42">
            <text:p>-15.0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ça</text:p>
          </table:table-cell>
          <table:table-cell table:style-name="ce1"/>
          <table:table-cell table:style-name="ce61"/>
          <table:table-cell table:style-name="ce1"/>
          <table:table-cell table:style-name="ce42"/>
          <table:table-cell office:value-type="float" office:value="-5250" table:style-name="ce42">
            <text:p>-5.250,00</text:p>
          </table:table-cell>
          <table:table-cell office:value-type="float" office:value="-20335.350000000002" table:formula="of:=[.H27]+[.F28]+[.G28]" table:style-name="ce42">
            <text:p>-20.335,3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03"/>
          <table:table-cell table:number-columns-repeated="3" table:style-name="ce99"/>
          <table:table-cell table:style-name="ce100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03"/>
          <table:table-cell table:style-name="ce99"/>
          <table:table-cell table:style-name="ce101"/>
          <table:table-cell table:number-columns-repeated="2" table:style-name="ce99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38:.D45])" table:style-name="ce76">
            <text:p>0,00</text:p>
          </table:table-cell>
          <table:table-cell office:value-type="float" office:value="0" table:formula="of:=SUM([.E38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64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5147.6399999999985" table:formula="of:=SUM([.E50:.E64])" table:style-name="ce55">
            <text:p>-5147,6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</text:p>
          </table:table-cell>
          <table:table-cell table:style-name="ce64"/>
          <table:table-cell office:value-type="string" table:style-name="ce64">
            <text:p><text:s/>9 – 9</text:p>
          </table:table-cell>
          <table:table-cell office:value-type="float" office:value="-1111.1199999999999" table:style-name="ce62">
            <text:p>-1.111,12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5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5 – 6</text:p>
          </table:table-cell>
          <table:table-cell office:value-type="float" office:value="-376.49" table:style-name="ce62">
            <text:p>-376,4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Amazon – asus b660 plus anakart</text:p>
          </table:table-cell>
          <table:table-cell office:value-type="float" office:value="3299" table:style-name="ce64">
            <text:p>3299</text:p>
          </table:table-cell>
          <table:table-cell office:value-type="string" table:style-name="ce43">
            <text:p><text:s/>3 – 6</text:p>
          </table:table-cell>
          <table:table-cell office:value-type="float" office:value="-549.83000000000004" table:style-name="ce62">
            <text:p>-549,8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<text:s/>3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4">
            <text:p>3123,29</text:p>
          </table:table-cell>
          <table:table-cell office:value-type="string" table:style-name="ce78">
            <text:p><text:s/>3 – 6</text:p>
          </table:table-cell>
          <table:table-cell office:value-type="float" office:value="-520.54999999999995" table:style-name="ce62">
            <text:p>-520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56">
            <text:p>01.06.2023</text:p>
          </table:table-cell>
          <table:table-cell office:value-type="string" table:style-name="ce64">
            <text:p>Amazon 27"Monitor</text:p>
          </table:table-cell>
          <table:table-cell table:style-name="ce1"/>
          <table:table-cell office:value-type="string" table:style-name="ce78">
            <text:p><text:s/>2 – 6</text:p>
          </table:table-cell>
          <table:table-cell office:value-type="float" office:value="-666.67" table:style-name="ce62">
            <text:p>-666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Ayşe Balcı</text:p>
          </table:table-cell>
          <table:table-cell office:value-type="float" office:value="148.6" table:style-name="ce64">
            <text:p>148,6</text:p>
          </table:table-cell>
          <table:table-cell office:value-type="string" table:style-name="ce78">
            <text:p><text:s/>2 – 4</text:p>
          </table:table-cell>
          <table:table-cell office:value-type="float" office:value="-37.15" table:style-name="ce62">
            <text:p>-37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POBA - atila ev</text:p>
          </table:table-cell>
          <table:table-cell office:value-type="float" office:value="244.8" table:style-name="ce64">
            <text:p>244,8</text:p>
          </table:table-cell>
          <table:table-cell office:value-type="string" table:style-name="ce78">
            <text:p><text:s/>2 – 4</text:p>
          </table:table-cell>
          <table:table-cell office:value-type="float" office:value="-61.2" table:style-name="ce62">
            <text:p>-61,2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ALUMBA</text:p>
          </table:table-cell>
          <table:table-cell office:value-type="float" office:value="1204.5" table:style-name="ce64">
            <text:p>1204,5</text:p>
          </table:table-cell>
          <table:table-cell office:value-type="string" table:style-name="ce78">
            <text:p><text:s/>2 – 4</text:p>
          </table:table-cell>
          <table:table-cell office:value-type="float" office:value="-301.13" table:style-name="ce62">
            <text:p>-301,1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4">
            <text:p>532,6</text:p>
          </table:table-cell>
          <table:table-cell office:value-type="string" table:style-name="ce78">
            <text:p><text:s/>2 – 4</text:p>
          </table:table-cell>
          <table:table-cell office:value-type="float" office:value="-133.15" table:style-name="ce62">
            <text:p>-133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1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05T00:00:00" table:style-name="ce56">
            <text:p>05.07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32.9" table:style-name="ce62">
            <text:p>-132,9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2" table:style-name="ce1"/>
          <table:table-cell office:value-type="string" table:style-name="ce58">
            <text:p>HESAP KESİM</text:p>
          </table:table-cell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6556.6299999999992" table:formula="of:=SUM([.E68:.E91])" table:style-name="ce55">
            <text:p>-6556,6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3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28T00:00:00" table:style-name="ce56">
            <text:p>28.06.2023</text:p>
          </table:table-cell>
          <table:table-cell office:value-type="string" table:style-name="ce64">
            <text:p><text:span text:style-name="T3">kbrs<text:s/></text:span>korcan iletişim kıbrıs</text:p>
          </table:table-cell>
          <table:table-cell table:number-columns-repeated="2" table:style-name="ce64"/>
          <table:table-cell office:value-type="float" office:value="-27.99" table:style-name="ce62">
            <text:p>-27,9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30T00:00:00" table:style-name="ce56">
            <text:p>30.06.2023</text:p>
          </table:table-cell>
          <table:table-cell office:value-type="string" table:style-name="ce64">
            <text:p><text:span text:style-name="T3">kbrs<text:s/></text:span>benzin m nissan</text:p>
          </table:table-cell>
          <table:table-cell table:number-columns-repeated="2" table:style-name="ce64"/>
          <table:table-cell office:value-type="float" office:value="-900" table:style-name="ce62">
            <text:p>-9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01T00:00:00" table:style-name="ce56">
            <text:p>01.07.2023</text:p>
          </table:table-cell>
          <table:table-cell office:value-type="string" table:style-name="ce64">
            <text:p><text:span text:style-name="T3">kbrs<text:s/></text:span>atlex co</text:p>
          </table:table-cell>
          <table:table-cell table:number-columns-repeated="2" table:style-name="ce64"/>
          <table:table-cell office:value-type="float" office:value="-207.59" table:style-name="ce62">
            <text:p>-207,5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04T00:00:00" table:style-name="ce56">
            <text:p>04.07.2023</text:p>
          </table:table-cell>
          <table:table-cell office:value-type="string" table:style-name="ce64">
            <text:p>ödeme oto</text:p>
          </table:table-cell>
          <table:table-cell office:value-type="float" office:value="3730.59" table:style-name="ce64">
            <text:p>3730,59</text:p>
          </table:table-cell>
          <table:table-cell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06T00:00:00" table:style-name="ce56">
            <text:p>06.07.2023</text:p>
          </table:table-cell>
          <table:table-cell office:value-type="string" table:style-name="ce79">
            <text:p>ödeme</text:p>
          </table:table-cell>
          <table:table-cell office:value-type="float" office:value="5595.88" table:style-name="ce46">
            <text:p>5595,88</text:p>
          </table:table-cell>
          <table:table-cell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2" table:style-name="ce1"/>
          <table:table-cell office:value-type="float" office:value="9326.4700000000012" table:formula="of:=SUM([.C72:.C73])" table:style-name="ce58">
            <text:p>9326,47</text:p>
          </table:table-cell>
          <table:table-cell table:number-columns-repeated="16381" table:style-name="ce1"/>
        </table:table-row>
        <table:table-row table:style-name="ro4">
          <table:table-cell office:value-type="date" office:date-value="2023-07-08T00:00:00" table:style-name="ce56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356.36" table:style-name="ce1">
            <text:p>-1356,36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7-08T00:00:00" table:style-name="ce56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120" table:style-name="ce1">
            <text:p>-1120</text:p>
          </table:table-cell>
          <table:table-cell table:number-columns-repeated="16379" table:style-name="ce1"/>
        </table:table-row>
        <table:table-row table:style-name="ro4">
          <table:table-cell table:style-name="ce1"/>
          <table:table-cell office:value-type="string" table:style-name="ce1">
            <text:p>iletişim</text:p>
          </table:table-cell>
          <table:table-cell table:number-columns-repeated="16382" table:style-name="ce1"/>
        </table:table-row>
        <table:table-row table:style-name="ro4">
          <table:table-cell office:value-type="date" office:date-value="2023-07-09T00:00:00" table:style-name="ce56">
            <text:p>09.07.2023</text:p>
          </table:table-cell>
          <table:table-cell office:value-type="string" table:style-name="ce1">
            <text:p>koft ysf</text:p>
          </table:table-cell>
          <table:table-cell table:number-columns-repeated="2" table:style-name="ce1"/>
          <table:table-cell office:value-type="float" office:value="-437" table:style-name="ce1">
            <text:p>-43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7-09T00:00:00" table:style-name="ce56">
            <text:p>09.07.2023</text:p>
          </table:table-cell>
          <table:table-cell office:value-type="string" table:style-name="ce1">
            <text:p>audi benzin</text:p>
          </table:table-cell>
          <table:table-cell table:style-name="ce1"/>
          <table:table-cell table:style-name="ce43"/>
          <table:table-cell office:value-type="float" office:value="-863" table:style-name="ce1">
            <text:p>-86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7-12T00:00:00" table:style-name="ce56">
            <text:p>12.07.2023</text:p>
          </table:table-cell>
          <table:table-cell office:value-type="string" table:style-name="ce1">
            <text:p>erenler</text:p>
          </table:table-cell>
          <table:table-cell table:style-name="ce1"/>
          <table:table-cell table:style-name="ce43"/>
          <table:table-cell office:value-type="float" office:value="-146.88999999999999" table:style-name="ce1">
            <text:p>-146,89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7-12T00:00:00" table:style-name="ce56">
            <text:p>12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7-13T00:00:00" table:style-name="ce56">
            <text:p>13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7-14T00:00:00" table:style-name="ce56">
            <text:p>14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7-17T00:00:00" table:style-name="ce56">
            <text:p>17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7-18T00:00:00" table:style-name="ce56">
            <text:p>18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1">
            <text:p>-160</text:p>
          </table:table-cell>
          <table:table-cell table:number-columns-repeated="16379"/>
        </table:table-row>
        <table:table-row table:style-name="ro4">
          <table:table-cell office:value-type="date" office:date-value="2023-07-22T00:00:00" table:style-name="ce56">
            <text:p>22.07.2023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20.059999999999999" table:style-name="ce1">
            <text:p>-20,06</text:p>
          </table:table-cell>
          <table:table-cell table:number-columns-repeated="16379"/>
        </table:table-row>
        <table:table-row table:style-name="ro4">
          <table:table-cell office:value-type="date" office:date-value="2023-07-23T00:00:00" table:style-name="ce56">
            <text:p>23.07.2023</text:p>
          </table:table-cell>
          <table:table-cell office:value-type="string" table:style-name="ce1">
            <text:p>çapa benzin</text:p>
          </table:table-cell>
          <table:table-cell table:number-columns-repeated="2" table:style-name="ce1"/>
          <table:table-cell office:value-type="float" office:value="-275.54000000000002" table:style-name="ce1">
            <text:p>-275,54</text:p>
          </table:table-cell>
          <table:table-cell table:number-columns-repeated="16379"/>
        </table:table-row>
        <table:table-row table:style-name="ro4">
          <table:table-cell office:value-type="date" office:date-value="2023-07-23T00:00:00" table:style-name="ce56">
            <text:p>23.07.2023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212.45" table:style-name="ce1">
            <text:p>-212,45</text:p>
          </table:table-cell>
          <table:table-cell table:number-columns-repeated="16379"/>
        </table:table-row>
        <table:table-row table:style-name="ro4">
          <table:table-cell office:value-type="date" office:date-value="2023-07-24T00:00:00" table:style-name="ce56">
            <text:p>24.07.2023</text:p>
          </table:table-cell>
          <table:table-cell office:value-type="string" table:style-name="ce1">
            <text:p>kkdf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4">
          <table:table-cell office:value-type="date" office:date-value="2023-07-24T00:00:00" table:style-name="ce56">
            <text:p>24.07.2023</text:p>
          </table:table-cell>
          <table:table-cell office:value-type="string" table:style-name="ce1">
            <text:p>bsmv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4">
          <table:table-cell office:value-type="date" office:date-value="2023-07-24T00:00:00" table:style-name="ce56">
            <text:p>24.07.2023</text:p>
          </table:table-cell>
          <table:table-cell office:value-type="string" table:style-name="ce1">
            <text:p>faiz</text:p>
          </table:table-cell>
          <table:table-cell table:number-columns-repeated="2" table:style-name="ce1"/>
          <table:table-cell office:value-type="float" office:value="-30.44" table:style-name="ce1">
            <text:p>-30,44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58">
            <text:p>HESAP KESİM</text:p>
          </table:table-cell>
          <table:table-cell table:number-columns-repeated="16380" table:style-name="ce1"/>
        </table:table-row>
        <table:table-row table:number-rows-repeated="4" table:style-name="ro4">
          <table:table-cell table:number-columns-repeated="16384" table:style-name="ce1"/>
        </table:table-row>
        <table:table-row table:number-rows-repeated="14" table:style-name="ro5">
          <table:table-cell table:number-columns-repeated="16384"/>
        </table:table-row>
        <table:table-row table:style-name="ro4">
          <table:table-cell office:value-type="string" table:style-name="ce112">
            <text:p>AĞUSTOS</text:p>
          </table:table-cell>
          <table:table-cell office:value-type="string" table:style-name="ce53">
            <text:p>Devir</text:p>
          </table:table-cell>
          <table:table-cell office:value-type="float" office:value="2023" table:style-name="ce52">
            <text:p>2023</text:p>
          </table:table-cell>
          <table:table-cell table:style-name="ce54"/>
          <table:table-cell office:value-type="float" office:value="399800.57" table:formula="of:=SUM([.E112:.E120])" table:style-name="ce55">
            <text:p>399800,57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28245.88" table:style-name="ce50">
            <text:p>28.245,88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450.49" table:style-name="ce50">
            <text:p>450,49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600" table:style-name="ce25">
            <text:p>1.600,00</text:p>
          </table:table-cell>
          <table:table-cell office:value-type="float" office:value="111" table:style-name="ce25">
            <text:p>111,00</text:p>
          </table:table-cell>
          <table:table-cell office:value-type="float" office:value="177600" table:formula="of:=[.D116]*[.C116]" table:style-name="ce50">
            <text:p>177.600,0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usd iş satış-alış <text:s text:c="35"/>27,383</text:p>
          </table:table-cell>
          <table:table-cell office:value-type="float" office:value="26.308" table:style-name="ce110">
            <text:p>26,308</text:p>
          </table:table-cell>
          <table:table-cell office:value-type="float" office:value="850" table:style-name="ce25">
            <text:p>850,00</text:p>
          </table:table-cell>
          <table:table-cell office:value-type="float" office:value="22361.8" table:formula="of:=[.D117]*[.C117]" table:style-name="ce50">
            <text:p>22.361,8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eur iş alış <text:s text:c="47"/>29,71050</text:p>
          </table:table-cell>
          <table:table-cell office:value-type="float" office:value="28.544" table:style-name="ce110">
            <text:p>28,544</text:p>
          </table:table-cell>
          <table:table-cell office:value-type="float" office:value="100" table:style-name="ce25">
            <text:p>100,00</text:p>
          </table:table-cell>
          <table:table-cell office:value-type="float" office:value="2854.4" table:formula="of:=[.D118]*[.C118]" table:style-name="ce50">
            <text:p>2.854,4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50850" table:style-name="ce50">
            <text:p>50.85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350" table:style-name="ce50">
            <text:p>350,00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office:value-type="string" office:string-value="AĞUSTOS" table:formula="of:=[.A111]" table:style-name="ce58">
            <text:p>AĞUSTOS</text:p>
          </table:table-cell>
          <table:table-cell office:value-type="string" table:style-name="ce49">
            <text:p><text:s/>Bakiye</text:p>
          </table:table-cell>
          <table:table-cell office:value-type="float" office:value="-21230.350000000002" table:formula="of:=[.H13]" table:style-name="ce42">
            <text:p>-21.230,35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78570.22000000003" table:formula="of:=SUM([.E112:.E122])" table:style-name="ce1">
            <text:p>378570,22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7_23" table:style-name="ta4"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44" table:default-cell-style-name="ce1"/>
        <table:table-column table:style-name="co4" table:default-cell-style-name="ce1"/>
        <table:table-column table:style-name="co35" table:default-cell-style-name="ce1"/>
        <table:table-column table:style-name="co44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58">
            <text:p>- ŞUBAT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67911" table:formula="of:=SUM([.D4:.D34])" table:style-name="ce60">
            <text:p>67.911,00</text:p>
          </table:table-cell>
          <table:table-cell office:value-type="float" office:value="-35277.64" table:formula="of:=SUM([.E4:.E33])" table:style-name="ce60">
            <text:p>-35.277,64</text:p>
          </table:table-cell>
          <table:table-cell office:value-type="float" office:value="70250" table:formula="of:=SUM([.F4:.F35])" table:style-name="ce60">
            <text:p>70.250,00</text:p>
          </table:table-cell>
          <table:table-cell office:value-type="float" office:value="-42110.31" table:formula="of:=SUM([.G4:.G35])" table:style-name="ce60">
            <text:p>-42.110,31</text:p>
          </table:table-cell>
          <table:table-cell office:value-type="float" office:value="28139.690000000002" table:formula="of:=[.F2]+[.G2]" table:style-name="ce60">
            <text:p>28.139,69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400" table:style-name="ce42">
            <text:p>-400,00</text:p>
          </table:table-cell>
          <table:table-cell office:value-type="float" office:value="-400" table:formula="of:=[.H3]+[.F4]+[.G4]" table:style-name="ce42">
            <text:p>-400,00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198" table:style-name="ce42">
            <text:p>-198,00</text:p>
          </table:table-cell>
          <table:table-cell office:value-type="float" office:value="-598" table:formula="of:=[.H4]+[.F5]+[.G5]" table:style-name="ce42">
            <text:p>-598,00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3">
            <text:p>TUSDATA 3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4" table:style-name="ce42">
            <text:p>-254,00</text:p>
          </table:table-cell>
          <table:table-cell office:value-type="float" office:value="-852" table:formula="of:=[.H5]+[.F6]+[.G6]" table:style-name="ce42">
            <text:p>-852,0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5T00:00:00" table:style-name="ce66">
            <text:p>5.Tem</text:p>
          </table:table-cell>
          <table:table-cell office:value-type="string" table:style-name="ce63">
            <text:p>umut bayram</text:p>
          </table:table-cell>
          <table:table-cell table:number-columns-repeated="2" table:style-name="ce63"/>
          <table:table-cell table:style-name="ce62"/>
          <table:table-cell table:style-name="ce1"/>
          <table:table-cell office:value-type="float" office:value="-3500" table:style-name="ce42">
            <text:p>-3.500,00</text:p>
          </table:table-cell>
          <table:table-cell office:value-type="float" office:value="-4352" table:formula="of:=[.H6]+[.F7]+[.G7]" table:style-name="ce42">
            <text:p>-4.352,0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5T00:00:00" table:style-name="ce66">
            <text:p>5.Tem</text:p>
          </table:table-cell>
          <table:table-cell office:value-type="string" table:style-name="ce63">
            <text:p>yasemin bayram</text:p>
          </table:table-cell>
          <table:table-cell table:number-columns-repeated="2" table:style-name="ce63"/>
          <table:table-cell table:style-name="ce62"/>
          <table:table-cell table:style-name="ce1"/>
          <table:table-cell office:value-type="float" office:value="-3500" table:style-name="ce42">
            <text:p>-3.500,00</text:p>
          </table:table-cell>
          <table:table-cell office:value-type="float" office:value="-7852" table:formula="of:=[.H7]+[.F8]+[.G8]" table:style-name="ce42">
            <text:p>-7.852,00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number-columns-repeated="2" table:style-name="ce1"/>
          <table:table-cell office:value-type="float" office:value="-32.700000000000003" table:formula="of:=[.D47]*-1" table:style-name="ce42">
            <text:p>-32,70</text:p>
          </table:table-cell>
          <table:table-cell table:style-name="ce1"/>
          <table:table-cell office:value-type="float" office:value="-32.700000000000003" table:formula="of:=[.E9]" table:style-name="ce42">
            <text:p>-32,70</text:p>
          </table:table-cell>
          <table:table-cell office:value-type="float" office:value="-7884.7" table:formula="of:=[.H8]+[.F9]+[.G9]" table:style-name="ce42">
            <text:p>-7.884,7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5T00:00:00" table:style-name="ce66">
            <text:p>5.Tem</text:p>
          </table:table-cell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6143.73" table:formula="of:=[.E53]" table:style-name="ce42">
            <text:p>-6.143,73</text:p>
          </table:table-cell>
          <table:table-cell table:style-name="ce42"/>
          <table:table-cell office:value-type="float" office:value="-6143.73" table:style-name="ce42">
            <text:p>-6.143,73</text:p>
          </table:table-cell>
          <table:table-cell office:value-type="float" office:value="-14028.43" table:formula="of:=[.H9]+[.F10]+[.G10]" table:style-name="ce42">
            <text:p>-14.028,43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4T00:00:00" table:style-name="ce66">
            <text:p>4.Tem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9326.4700000000012" table:formula="of:=[.E69]" table:style-name="ce42">
            <text:p>-9.326,47</text:p>
          </table:table-cell>
          <table:table-cell table:number-columns-repeated="2" table:style-name="ce1"/>
          <table:table-cell office:value-type="float" office:value="-14028.43" table:formula="of:=[.H10]+[.F11]+[.G11]" table:style-name="ce42">
            <text:p>-14.028,43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4T00:00:00" table:style-name="ce66">
            <text:p>4.Tem</text:p>
          </table:table-cell>
          <table:table-cell office:value-type="string" table:style-name="ce65">
            <text:p>KK 5165 Denizbank oto ödeme</text:p>
          </table:table-cell>
          <table:table-cell table:number-columns-repeated="2" table:style-name="ce1"/>
          <table:table-cell table:style-name="ce42"/>
          <table:table-cell table:style-name="ce1"/>
          <table:table-cell office:value-type="float" office:value="-3730.59" table:style-name="ce42">
            <text:p>-3.730,59</text:p>
          </table:table-cell>
          <table:table-cell office:value-type="float" office:value="-17759.02" table:formula="of:=[.H11]+[.F12]+[.G12]" table:style-name="ce42">
            <text:p>-17.759,02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6T00:00:00" table:style-name="ce66">
            <text:p>6.Tem</text:p>
          </table:table-cell>
          <table:table-cell office:value-type="string" table:style-name="ce113">
            <text:p>KK 5165 Denizbank ödeme</text:p>
          </table:table-cell>
          <table:table-cell table:number-columns-repeated="2" table:style-name="ce1"/>
          <table:table-cell table:style-name="ce42"/>
          <table:table-cell table:style-name="ce1"/>
          <table:table-cell office:value-type="float" office:value="-5595.88" table:style-name="ce42">
            <text:p>-5.595,88</text:p>
          </table:table-cell>
          <table:table-cell office:value-type="float" office:value="-23354.9" table:formula="of:=[.H12]+[.F13]+[.G13]" table:style-name="ce42">
            <text:p>-23.354,90</text:p>
          </table:table-cell>
          <table:table-cell table:style-name="ce114"/>
          <table:table-cell table:number-columns-repeated="16375"/>
        </table:table-row>
        <table:table-row table:style-name="ro4">
          <table:table-cell office:value-type="date" office:date-value="2023-07-06T00:00:00" table:style-name="ce56">
            <text:p>06.07.2023</text:p>
          </table:table-cell>
          <table:table-cell office:value-type="string" table:style-name="ce63">
            <text:p>Kira Adem Özen 2/12 Mrmr Ryl A Blok 82</text:p>
          </table:table-cell>
          <table:table-cell office:value-type="string" table:style-name="ce63">
            <text:p>bankadan</text:p>
          </table:table-cell>
          <table:table-cell table:style-name="ce63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28729.9" table:formula="of:=[.H13]+[.F14]+[.G14]" table:style-name="ce42">
            <text:p>-28.729,9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6T00:00:00" table:style-name="ce56">
            <text:p>06.07.2023</text:p>
          </table:table-cell>
          <table:table-cell office:value-type="string" table:style-name="ce63">
            <text:p>Kira Adem Özen 2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30854.9" table:formula="of:=[.H14]+[.F15]+[.G15]" table:style-name="ce42">
            <text:p>-30.854,9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5T00:00:00" table:style-name="ce66">
            <text:p>5.Tem</text:p>
          </table:table-cell>
          <table:table-cell office:value-type="string" table:style-name="ce63">
            <text:p>Aidat Marmara Royal Site 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955.41" table:style-name="ce42">
            <text:p>-955,41</text:p>
          </table:table-cell>
          <table:table-cell office:value-type="float" office:value="-31810.31" table:formula="of:=[.H15]+[.F16]+[.G16]" table:style-name="ce42">
            <text:p>-31.810,31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31810.31" table:formula="of:=[.H16]+[.F17]+[.G17]" table:style-name="ce42">
            <text:p>-31.8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table:number-columns-repeated="2" table:style-name="ce64"/>
          <table:table-cell office:value-type="float" office:value="-300" table:style-name="ce42">
            <text:p>-3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31810.31" table:formula="of:=[.H17]+[.F18]+[.G18]" table:style-name="ce42">
            <text:p>-31.8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table:number-columns-repeated="2" table:style-name="ce64"/>
          <table:table-cell office:value-type="float" office:value="-100" table:style-name="ce42">
            <text:p>-1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31810.31" table:formula="of:=[.H18]+[.F19]+[.G19]" table:style-name="ce42">
            <text:p>-31.8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2">
            <text:p>-3.3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35310.31" table:formula="of:=[.H19]+[.F20]+[.G20]" table:style-name="ce42">
            <text:p>-35.3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2">
            <text:p>-3.3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38810.31" table:formula="of:=[.H20]+[.F21]+[.G21]" table:style-name="ce42">
            <text:p>-38.8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2">
            <text:p>-3.300,00</text:p>
          </table:table-cell>
          <table:table-cell table:style-name="ce42"/>
          <table:table-cell office:value-type="float" office:value="-3300" table:style-name="ce42">
            <text:p>-3.300,00</text:p>
          </table:table-cell>
          <table:table-cell office:value-type="float" office:value="-42110.31" table:formula="of:=[.H21]+[.F22]+[.G22]" table:style-name="ce42">
            <text:p>-42.110,31</text:p>
          </table:table-cell>
          <table:table-cell table:number-columns-repeated="16376"/>
        </table:table-row>
        <table:table-row table:style-name="ro4">
          <table:table-cell office:value-type="date" office:date-value="2023-07-15T00:00:00" table:style-name="ce56">
            <text:p>15.07.2023</text:p>
          </table:table-cell>
          <table:table-cell office:value-type="string" table:style-name="ce1">
            <text:p>snyF Merdalkipel-&gt;altunoğlu taahhüt çek (19-04-23)</text:p>
          </table:table-cell>
          <table:table-cell table:style-name="ce1"/>
          <table:table-cell office:value-type="float" office:value="50000" table:style-name="ce25">
            <text:p>50.000,00</text:p>
          </table:table-cell>
          <table:table-cell table:style-name="ce62"/>
          <table:table-cell office:value-type="float" office:value="50000" table:style-name="ce42">
            <text:p>50.000,00</text:p>
          </table:table-cell>
          <table:table-cell table:style-name="ce42"/>
          <table:table-cell office:value-type="float" office:value="7889.6900000000023" table:formula="of:=[.H22]+[.F23]+[.G23]" table:style-name="ce42">
            <text:p>7.889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25">
            <text:p>1.111,00</text:p>
          </table:table-cell>
          <table:table-cell table:style-name="ce62"/>
          <table:table-cell table:number-columns-repeated="2" table:style-name="ce42"/>
          <table:table-cell office:value-type="float" office:value="7889.6900000000023" table:formula="of:=[.H23]+[.F24]+[.G24]" table:style-name="ce42">
            <text:p>7.889,69</text:p>
          </table:table-cell>
          <table:table-cell table:number-columns-repeated="16376"/>
        </table:table-row>
        <table:table-row table:style-name="ro4">
          <table:table-cell office:value-type="date" office:date-value="2023-07-12T00:00:00" table:style-name="ce56">
            <text:p>12.07.2023</text:p>
          </table:table-cell>
          <table:table-cell office:value-type="string" table:style-name="ce1">
            <text:p>aliden ziraat için alınan periye yollanmadı perinin hesabından düşüldü</text:p>
          </table:table-cell>
          <table:table-cell table:style-name="ce1"/>
          <table:table-cell table:style-name="ce50"/>
          <table:table-cell table:style-name="ce62"/>
          <table:table-cell office:value-type="float" office:value="3450" table:style-name="ce42">
            <text:p>3.450,00</text:p>
          </table:table-cell>
          <table:table-cell table:style-name="ce42"/>
          <table:table-cell office:value-type="float" office:value="11339.690000000002" table:formula="of:=[.H24]+[.F25]+[.G25]" table:style-name="ce42">
            <text:p>11.339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8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18839.690000000002" table:formula="of:=[.H25]+[.F26]+[.G26]" table:style-name="ce42">
            <text:p>18.839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 ÖNCEKİ AYLA BİRLİKTE ÖDENECEK</text:p>
          </table:table-cell>
          <table:table-cell table:style-name="ce1"/>
          <table:table-cell office:value-type="currency" office:value="2800" table:style-name="ce68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21639.690000000002" table:formula="of:=[.H26]+[.F27]+[.G27]" table:style-name="ce42">
            <text:p>21.639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12/12-2023-24– 30-07-23</text:p>
          </table:table-cell>
          <table:table-cell table:style-name="ce1"/>
          <table:table-cell office:value-type="currency" office:value="6500" table:style-name="ce68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28139.690000000002" table:formula="of:=[.H27]+[.F28]+[.G28]" table:style-name="ce42">
            <text:p>28.139,69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number-columns-repeated="3" table:style-name="ce1"/>
          <table:table-cell office:value-type="float" office:value="28139.690000000002" table:formula="of:=[.H28]+[.F29]+[.G29]" table:style-name="ce42">
            <text:p>28.139,69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28139.690000000002" table:formula="of:=[.H29]+[.F30]+[.G30]" table:style-name="ce42">
            <text:p>28.139,69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03"/>
          <table:table-cell table:number-columns-repeated="3" table:style-name="ce99"/>
          <table:table-cell table:style-name="ce100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03"/>
          <table:table-cell table:style-name="ce99"/>
          <table:table-cell table:style-name="ce101"/>
          <table:table-cell table:number-columns-repeated="2" table:style-name="ce99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3120.43" table:formula="of:=SUM([.D42:.D49])" table:style-name="ce76">
            <text:p>3.120,43</text:p>
          </table:table-cell>
          <table:table-cell office:value-type="float" office:value="1344.7" table:formula="of:=SUM([.E42:.E49])" table:style-name="ce76">
            <text:p>1.344,7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47.27" table:style-name="ce1">
            <text:p>547,27</text:p>
          </table:table-cell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0.96" table:style-name="ce1">
            <text:p>990,96</text:p>
          </table:table-cell>
          <table:table-cell office:value-type="float" office:value="990" table:style-name="ce42">
            <text:p>990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12.16" table:style-name="ce1">
            <text:p>112,16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15.05" table:style-name="ce1">
            <text:p>1115,05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22.29000000000002" table:style-name="ce1">
            <text:p>322,29</text:p>
          </table:table-cell>
          <table:table-cell office:value-type="float" office:value="322" table:style-name="ce1">
            <text:p>322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office:value-type="float" office:value="32.700000000000003" table:style-name="ce64">
            <text:p>32,7</text:p>
          </table:table-cell>
          <table:table-cell office:value-type="float" office:value="32.700000000000003" table:style-name="ce1">
            <text:p>32,7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6143.73" table:formula="of:=SUM([.E54:.E66])" table:style-name="ce55">
            <text:p>-6143,7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</text:p>
          </table:table-cell>
          <table:table-cell table:style-name="ce64"/>
          <table:table-cell office:value-type="string" table:style-name="ce64">
            <text:p><text:s/>8 – 9</text:p>
          </table:table-cell>
          <table:table-cell office:value-type="float" office:value="-1111.1099999999999" table:style-name="ce62">
            <text:p>-1.111,1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4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4 – 6</text:p>
          </table:table-cell>
          <table:table-cell office:value-type="float" office:value="-376.49" table:style-name="ce62">
            <text:p>-376,4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Amazon – asus b660 plus anakart</text:p>
          </table:table-cell>
          <table:table-cell office:value-type="float" office:value="3299" table:style-name="ce64">
            <text:p>3299</text:p>
          </table:table-cell>
          <table:table-cell office:value-type="string" table:style-name="ce43">
            <text:p><text:s/>2 – 6</text:p>
          </table:table-cell>
          <table:table-cell office:value-type="float" office:value="-549.83000000000004" table:style-name="ce62">
            <text:p>-549,8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<text:s/>2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4">
            <text:p>3123,29</text:p>
          </table:table-cell>
          <table:table-cell office:value-type="string" table:style-name="ce78">
            <text:p><text:s/>2 – 6</text:p>
          </table:table-cell>
          <table:table-cell office:value-type="float" office:value="-520.54999999999995" table:style-name="ce62">
            <text:p>-520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Ayşe Balcı</text:p>
          </table:table-cell>
          <table:table-cell office:value-type="float" office:value="148.6" table:style-name="ce64">
            <text:p>148,6</text:p>
          </table:table-cell>
          <table:table-cell office:value-type="string" table:style-name="ce78">
            <text:p><text:s/>1 – 4</text:p>
          </table:table-cell>
          <table:table-cell office:value-type="float" office:value="-37.15" table:style-name="ce62">
            <text:p>-37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POBA - atila ev</text:p>
          </table:table-cell>
          <table:table-cell office:value-type="float" office:value="244.8" table:style-name="ce64">
            <text:p>244,8</text:p>
          </table:table-cell>
          <table:table-cell office:value-type="string" table:style-name="ce78">
            <text:p><text:s/>1 – 4</text:p>
          </table:table-cell>
          <table:table-cell office:value-type="float" office:value="-61.2" table:style-name="ce62">
            <text:p>-61,2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ALUMBA</text:p>
          </table:table-cell>
          <table:table-cell office:value-type="float" office:value="1204.5" table:style-name="ce64">
            <text:p>1204,5</text:p>
          </table:table-cell>
          <table:table-cell office:value-type="string" table:style-name="ce78">
            <text:p><text:s/>1 – 4</text:p>
          </table:table-cell>
          <table:table-cell office:value-type="float" office:value="-301.13" table:style-name="ce62">
            <text:p>-301,1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4">
            <text:p>532,6</text:p>
          </table:table-cell>
          <table:table-cell office:value-type="string" table:style-name="ce78">
            <text:p><text:s/>1 – 4</text:p>
          </table:table-cell>
          <table:table-cell office:value-type="float" office:value="-133.15" table:style-name="ce62">
            <text:p>-133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56">
            <text:p>01.06.2023</text:p>
          </table:table-cell>
          <table:table-cell office:value-type="string" table:style-name="ce64">
            <text:p>Amazon 27"Monitor</text:p>
          </table:table-cell>
          <table:table-cell table:style-name="ce1"/>
          <table:table-cell office:value-type="string" table:style-name="ce78">
            <text:p><text:s/>1 – 6</text:p>
          </table:table-cell>
          <table:table-cell office:value-type="float" office:value="-666.67" table:style-name="ce62">
            <text:p>-666,67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6-14T00:00:00" table:style-name="ce56">
            <text:p>14.06.2023</text:p>
          </table:table-cell>
          <table:table-cell office:value-type="string" table:style-name="ce64">
            <text:p>akgünler taşucu mersin flying anka</text:p>
          </table:table-cell>
          <table:table-cell table:number-columns-repeated="2" table:style-name="ce1"/>
          <table:table-cell office:value-type="float" office:value="-1129" table:style-name="ce62">
            <text:p>-1.129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table:style-name="ce56"/>
          <table:table-cell table:style-name="ce64"/>
          <table:table-cell table:style-name="ce1"/>
          <table:table-cell office:value-type="string" table:style-name="ce58">
            <text:p>HESAP KESİM</text:p>
          </table:table-cell>
          <table:table-cell table:style-name="ce62"/>
          <table:table-cell table:style-name="ce42"/>
          <table:table-cell table:number-columns-repeated="16378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9326.4700000000012" table:formula="of:=SUM([.E70:.E97])" table:style-name="ce55">
            <text:p>-9326,4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2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24T00:00:00" table:style-name="ce56">
            <text:p>24.05.2023</text:p>
          </table:table-cell>
          <table:table-cell office:value-type="string" table:style-name="ce64">
            <text:p>ET 2 GÜNLÜK</text:p>
          </table:table-cell>
          <table:table-cell table:number-columns-repeated="2" table:style-name="ce64"/>
          <table:table-cell office:value-type="float" office:value="-350" table:style-name="ce62">
            <text:p>-3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24T00:00:00" table:style-name="ce56">
            <text:p>24.05.2023</text:p>
          </table:table-cell>
          <table:table-cell office:value-type="string" table:style-name="ce64">
            <text:p>SEBZE</text:p>
          </table:table-cell>
          <table:table-cell table:number-columns-repeated="2" table:style-name="ce64"/>
          <table:table-cell office:value-type="float" office:value="-63.15" table:style-name="ce62">
            <text:p>-63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26T00:00:00" table:style-name="ce56">
            <text:p>26.05.2023</text:p>
          </table:table-cell>
          <table:table-cell office:value-type="string" table:style-name="ce64">
            <text:p>ET</text:p>
          </table:table-cell>
          <table:table-cell table:number-columns-repeated="2" table:style-name="ce64"/>
          <table:table-cell office:value-type="float" office:value="-200" table:style-name="ce6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29T00:00:00" table:style-name="ce56">
            <text:p>29.05.2023</text:p>
          </table:table-cell>
          <table:table-cell office:value-type="string" table:style-name="ce64">
            <text:p>ET</text:p>
          </table:table-cell>
          <table:table-cell table:number-columns-repeated="2" table:style-name="ce64"/>
          <table:table-cell office:value-type="float" office:value="-150" table:style-name="ce62">
            <text:p>-1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79">
            <text:p>ET</text:p>
          </table:table-cell>
          <table:table-cell table:number-columns-repeated="2" table:style-name="ce1"/>
          <table:table-cell office:value-type="float" office:value="-225" table:style-name="ce62">
            <text:p>-225,00</text:p>
          </table:table-cell>
          <table:table-cell table:number-columns-repeated="16379" table:style-name="ce1"/>
        </table:table-row>
        <table:table-row table:style-name="ro4">
          <table:table-cell table:style-name="ce1"/>
          <table:table-cell office:value-type="string" table:style-name="ce64">
            <text:p>ÖDEME</text:p>
          </table:table-cell>
          <table:table-cell office:value-type="float" office:value="-1207" table:style-name="ce1">
            <text:p>-1207</text:p>
          </table:table-cell>
          <table:table-cell table:number-columns-repeated="16381" table:style-name="ce1"/>
        </table:table-row>
        <table:table-row table:style-name="ro4">
          <table:table-cell office:value-type="date" office:date-value="2023-06-03T00:00:00" table:style-name="ce66">
            <text:p>3.Haz</text:p>
          </table:table-cell>
          <table:table-cell office:value-type="string" table:style-name="ce64">
            <text:p>ET</text:p>
          </table:table-cell>
          <table:table-cell table:number-columns-repeated="2" table:style-name="ce1"/>
          <table:table-cell office:value-type="float" office:value="-180" table:style-name="ce62">
            <text:p>-18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6-03T00:00:00" table:style-name="ce66">
            <text:p>3.Haz</text:p>
          </table:table-cell>
          <table:table-cell office:value-type="string" table:style-name="ce64">
            <text:p>AUDİ YAĞ FİLTRE</text:p>
          </table:table-cell>
          <table:table-cell table:number-columns-repeated="2" table:style-name="ce1"/>
          <table:table-cell office:value-type="float" office:value="-850" table:style-name="ce62">
            <text:p>-85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6-05T00:00:00" table:style-name="ce66">
            <text:p>5.Haz</text:p>
          </table:table-cell>
          <table:table-cell office:value-type="string" table:style-name="ce64">
            <text:p>ERENLER</text:p>
          </table:table-cell>
          <table:table-cell table:number-columns-repeated="2" table:style-name="ce1"/>
          <table:table-cell office:value-type="float" office:value="-112.11" table:style-name="ce62">
            <text:p>-112,1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6-05T00:00:00" table:style-name="ce66">
            <text:p>5.Haz</text:p>
          </table:table-cell>
          <table:table-cell office:value-type="string" table:style-name="ce64">
            <text:p>ET</text:p>
          </table:table-cell>
          <table:table-cell table:number-columns-repeated="2" table:style-name="ce1"/>
          <table:table-cell office:value-type="float" office:value="-150" table:style-name="ce62">
            <text:p>-15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6-07T00:00:00" table:style-name="ce66">
            <text:p>7.Haz</text:p>
          </table:table-cell>
          <table:table-cell office:value-type="string" table:style-name="ce64">
            <text:p>ET</text:p>
          </table:table-cell>
          <table:table-cell table:style-name="ce1"/>
          <table:table-cell table:style-name="ce43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06-08T00:00:00" table:style-name="ce66">
            <text:p>8.Haz</text:p>
          </table:table-cell>
          <table:table-cell office:value-type="string" table:style-name="ce64">
            <text:p>ET</text:p>
          </table:table-cell>
          <table:table-cell table:style-name="ce1"/>
          <table:table-cell table:style-name="ce43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06-09T00:00:00" table:style-name="ce66">
            <text:p>9.Haz</text:p>
          </table:table-cell>
          <table:table-cell office:value-type="string" table:style-name="ce1">
            <text:p>TRANSİT ÇEŞME MAZOT</text:p>
          </table:table-cell>
          <table:table-cell table:number-columns-repeated="2" table:style-name="ce1"/>
          <table:table-cell office:value-type="float" office:value="-1420" table:style-name="ce62">
            <text:p>-1.420,00</text:p>
          </table:table-cell>
          <table:table-cell table:number-columns-repeated="16379"/>
        </table:table-row>
        <table:table-row table:style-name="ro4">
          <table:table-cell office:value-type="date" office:date-value="2023-06-10T00:00:00" table:style-name="ce66">
            <text:p>10.Haz</text:p>
          </table:table-cell>
          <table:table-cell office:value-type="string" table:style-name="ce1">
            <text:p>ÇEŞME İŞÇİ YEMEK</text:p>
          </table:table-cell>
          <table:table-cell table:number-columns-repeated="2" table:style-name="ce1"/>
          <table:table-cell office:value-type="float" office:value="-242.56" table:style-name="ce62">
            <text:p>-242,56</text:p>
          </table:table-cell>
          <table:table-cell table:number-columns-repeated="16379"/>
        </table:table-row>
        <table:table-row table:style-name="ro4">
          <table:table-cell office:value-type="date" office:date-value="2023-06-12T00:00:00" table:style-name="ce66">
            <text:p>12.Haz</text:p>
          </table:table-cell>
          <table:table-cell office:value-type="string" table:style-name="ce1">
            <text:p>LEBLEBİ</text:p>
          </table:table-cell>
          <table:table-cell table:number-columns-repeated="2" table:style-name="ce1"/>
          <table:table-cell office:value-type="float" office:value="-167.19" table:style-name="ce62">
            <text:p>-167,19</text:p>
          </table:table-cell>
          <table:table-cell table:number-columns-repeated="16379"/>
        </table:table-row>
        <table:table-row table:style-name="ro4">
          <table:table-cell office:value-type="date" office:date-value="2023-06-14T00:00:00" table:style-name="ce66">
            <text:p>14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06-14T00:00:00" table:style-name="ce66">
            <text:p>14.Haz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61.41" table:style-name="ce62">
            <text:p>-61,41</text:p>
          </table:table-cell>
          <table:table-cell table:number-columns-repeated="16379"/>
        </table:table-row>
        <table:table-row table:style-name="ro4">
          <table:table-cell office:value-type="date" office:date-value="2023-06-15T00:00:00" table:style-name="ce66">
            <text:p>15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06-18T00:00:00" table:style-name="ce56">
            <text:p>18.06.2023</text:p>
          </table:table-cell>
          <table:table-cell office:value-type="string" table:style-name="ce1">
            <text:p>mackbear cafe</text:p>
          </table:table-cell>
          <table:table-cell table:number-columns-repeated="2" table:style-name="ce1"/>
          <table:table-cell office:value-type="float" office:value="-257" table:style-name="ce62">
            <text:p>-257,00</text:p>
          </table:table-cell>
          <table:table-cell table:number-columns-repeated="16379"/>
        </table:table-row>
        <table:table-row table:style-name="ro4">
          <table:table-cell office:value-type="date" office:date-value="2023-06-19T00:00:00" table:style-name="ce56">
            <text:p>19.06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06-20T00:00:00" table:style-name="ce56">
            <text:p>20.06.2023</text:p>
          </table:table-cell>
          <table:table-cell office:value-type="string" table:style-name="ce1">
            <text:p>havaist</text:p>
          </table:table-cell>
          <table:table-cell table:number-columns-repeated="2" table:style-name="ce1"/>
          <table:table-cell office:value-type="float" office:value="-110" table:style-name="ce62">
            <text:p>-110,00</text:p>
          </table:table-cell>
          <table:table-cell table:number-columns-repeated="16379"/>
        </table:table-row>
        <table:table-row table:style-name="ro4">
          <table:table-cell office:value-type="date" office:date-value="2023-06-21T00:00:00" table:style-name="ce56">
            <text:p>21.06.2023</text:p>
          </table:table-cell>
          <table:table-cell office:value-type="string" table:style-name="ce1">
            <text:p>kbrs mağusa kaym. Kimlik parası</text:p>
          </table:table-cell>
          <table:table-cell table:number-columns-repeated="2" table:style-name="ce1"/>
          <table:table-cell office:value-type="float" office:value="-405" table:style-name="ce62">
            <text:p>-405,00</text:p>
          </table:table-cell>
          <table:table-cell table:number-columns-repeated="16379"/>
        </table:table-row>
        <table:table-row table:style-name="ro4">
          <table:table-cell office:value-type="date" office:date-value="2023-06-22T00:00:00" table:style-name="ce56">
            <text:p>22.06.2023</text:p>
          </table:table-cell>
          <table:table-cell office:value-type="string" table:style-name="ce1">
            <text:p>kbrs benzin</text:p>
          </table:table-cell>
          <table:table-cell table:number-columns-repeated="2" table:style-name="ce1"/>
          <table:table-cell office:value-type="float" office:value="-820" table:style-name="ce62">
            <text:p>-820,00</text:p>
          </table:table-cell>
          <table:table-cell table:number-columns-repeated="16379"/>
        </table:table-row>
        <table:table-row table:style-name="ro4">
          <table:table-cell office:value-type="date" office:date-value="2023-06-22T00:00:00" table:style-name="ce56">
            <text:p>22.06.2023</text:p>
          </table:table-cell>
          <table:table-cell office:value-type="string" table:style-name="ce1">
            <text:p>kbrs premium inn</text:p>
          </table:table-cell>
          <table:table-cell table:number-columns-repeated="2" table:style-name="ce1"/>
          <table:table-cell office:value-type="float" office:value="-599" table:style-name="ce62">
            <text:p>-599,00</text:p>
          </table:table-cell>
          <table:table-cell table:number-columns-repeated="16379"/>
        </table:table-row>
        <table:table-row table:style-name="ro4">
          <table:table-cell office:value-type="date" office:date-value="2023-06-22T00:00:00" table:style-name="ce56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8" table:style-name="ce62">
            <text:p>-8,00</text:p>
          </table:table-cell>
          <table:table-cell table:number-columns-repeated="16379"/>
        </table:table-row>
        <table:table-row table:style-name="ro4">
          <table:table-cell office:value-type="date" office:date-value="2023-06-22T00:00:00" table:style-name="ce56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1197.3800000000001" table:style-name="ce62">
            <text:p>-1.197,38</text:p>
          </table:table-cell>
          <table:table-cell table:number-columns-repeated="16379"/>
        </table:table-row>
        <table:table-row table:style-name="ro4">
          <table:table-cell office:value-type="date" office:date-value="2023-06-23T00:00:00" table:style-name="ce56">
            <text:p>23.06.2023</text:p>
          </table:table-cell>
          <table:table-cell office:value-type="string" table:style-name="ce1">
            <text:p>aidat<text:s text:c="2"/></text:p>
          </table:table-cell>
          <table:table-cell table:number-columns-repeated="2" table:style-name="ce1"/>
          <table:table-cell office:value-type="float" office:value="-418.5" table:style-name="ce62">
            <text:p>-418,5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58">
            <text:p>HESAP KESİM</text:p>
          </table:table-cell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office:value-type="string" table:style-name="ce112">
            <text:p>TEMMUZ</text:p>
          </table:table-cell>
          <table:table-cell office:value-type="string" table:style-name="ce53">
            <text:p>Devir</text:p>
          </table:table-cell>
          <table:table-cell office:value-type="float" office:value="2023" table:style-name="ce52">
            <text:p>2023</text:p>
          </table:table-cell>
          <table:table-cell table:style-name="ce54"/>
          <table:table-cell office:value-type="float" office:value="433286.58999999997" table:formula="of:=SUM([.E112:.E120])" table:style-name="ce55">
            <text:p>433286,59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12372.88" table:style-name="ce50">
            <text:p>12.372,88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26868.21" table:style-name="ce50">
            <text:p>26.868,21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647" table:style-name="ce25">
            <text:p>1.647,00</text:p>
          </table:table-cell>
          <table:table-cell office:value-type="float" office:value="111" table:style-name="ce25">
            <text:p>111,00</text:p>
          </table:table-cell>
          <table:table-cell office:value-type="float" office:value="182817" table:formula="of:=[.D116]*[.C116]" table:style-name="ce50">
            <text:p>182.817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6.73" table:style-name="ce25">
            <text:p>26,73</text:p>
          </table:table-cell>
          <table:table-cell office:value-type="float" office:value="850" table:style-name="ce25">
            <text:p>850,00</text:p>
          </table:table-cell>
          <table:table-cell office:value-type="float" office:value="22720.5" table:formula="of:=[.D117]*[.C117]" table:style-name="ce50">
            <text:p>22.720,5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9.2" table:style-name="ce25">
            <text:p>29,20</text:p>
          </table:table-cell>
          <table:table-cell office:value-type="float" office:value="100" table:style-name="ce25">
            <text:p>100,00</text:p>
          </table:table-cell>
          <table:table-cell office:value-type="float" office:value="2920" table:formula="of:=[.D118]*[.C118]" table:style-name="ce50">
            <text:p>2.920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67500" table:style-name="ce50">
            <text:p>67.5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000" table:style-name="ce50">
            <text:p>1.000,00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office:value-type="string" office:string-value="TEMMUZ" table:formula="of:=[.A111]" table:style-name="ce58">
            <text:p>TEMMUZ</text:p>
          </table:table-cell>
          <table:table-cell office:value-type="string" table:style-name="ce49">
            <text:p><text:s/>Bakiye</text:p>
          </table:table-cell>
          <table:table-cell office:value-type="float" office:value="-23354.9" table:formula="of:=[.H13]" table:style-name="ce42">
            <text:p>-23.354,9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409931.68999999994" table:formula="of:=SUM([.E112:.E122])" table:style-name="ce1">
            <text:p>409931,69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6_23" table:style-name="ta4"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45" table:default-cell-style-name="ce1"/>
        <table:table-column table:style-name="co4" table:default-cell-style-name="ce1"/>
        <table:table-column table:style-name="co35" table:default-cell-style-name="ce1"/>
        <table:table-column table:style-name="co43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HAZİRAN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8744" table:formula="of:=SUM([.D4:.D30])" table:style-name="ce60">
            <text:p>28.744,00</text:p>
          </table:table-cell>
          <table:table-cell office:value-type="float" office:value="-26572.629999999997" table:formula="of:=SUM([.E4:.E29])" table:style-name="ce60">
            <text:p>-26.572,63</text:p>
          </table:table-cell>
          <table:table-cell office:value-type="float" office:value="33133" table:formula="of:=SUM([.F4:.F31])" table:style-name="ce60">
            <text:p>33.133,00</text:p>
          </table:table-cell>
          <table:table-cell office:value-type="float" office:value="-28830.22" table:formula="of:=SUM([.G4:.G31])" table:style-name="ce60">
            <text:p>-28.830,22</text:p>
          </table:table-cell>
          <table:table-cell office:value-type="float" office:value="4302.7799999999988" table:formula="of:=[.F2]+[.G2]" table:style-name="ce60">
            <text:p>4.302,78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04" table:style-name="ce42">
            <text:p>-204,00</text:p>
          </table:table-cell>
          <table:table-cell office:value-type="float" office:value="-204" table:formula="of:=[.H3]+[.F4]+[.G4]" table:style-name="ce42">
            <text:p>-204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411" table:style-name="ce42">
            <text:p>-411,00</text:p>
          </table:table-cell>
          <table:table-cell office:value-type="float" office:value="-615" table:formula="of:=[.H4]+[.F5]+[.G5]" table:style-name="ce42">
            <text:p>-615,00</text:p>
          </table:table-cell>
          <table:table-cell table:number-columns-repeated="16376"/>
        </table:table-row>
        <table:table-row table:style-name="ro4">
          <table:table-cell office:value-type="date" office:date-value="2023-06-05T00:00:00" table:style-name="ce66">
            <text:p>5.Haz</text:p>
          </table:table-cell>
          <table:table-cell office:value-type="string" table:style-name="ce63">
            <text:p>TUSDATA 2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865" table:formula="of:=[.H5]+[.F6]+[.G6]" table:style-name="ce42">
            <text:p>-865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63"/>
          <table:table-cell table:style-name="ce42"/>
          <table:table-cell office:value-type="float" office:value="-44" table:style-name="ce42">
            <text:p>-44,00</text:p>
          </table:table-cell>
          <table:table-cell table:style-name="ce42"/>
          <table:table-cell office:value-type="float" office:value="-44" table:style-name="ce42">
            <text:p>-44,00</text:p>
          </table:table-cell>
          <table:table-cell office:value-type="float" office:value="-909" table:formula="of:=[.H6]+[.F7]+[.G7]" table:style-name="ce42">
            <text:p>-909,00</text:p>
          </table:table-cell>
          <table:table-cell table:number-columns-repeated="16376"/>
        </table:table-row>
        <table:table-row table:style-name="ro4">
          <table:table-cell office:value-type="date" office:date-value="2023-06-05T00:00:00" table:style-name="ce66">
            <text:p>5.Haz</text:p>
          </table:table-cell>
          <table:table-cell office:value-type="string" table:style-name="ce65">
            <text:p>KK 4876 İşbank</text:p>
          </table:table-cell>
          <table:table-cell table:style-name="ce63"/>
          <table:table-cell table:style-name="ce1"/>
          <table:table-cell office:value-type="float" office:value="-4946.47" table:formula="of:=[.E49]" table:style-name="ce42">
            <text:p>-4.946,47</text:p>
          </table:table-cell>
          <table:table-cell table:style-name="ce42"/>
          <table:table-cell office:value-type="float" office:value="-4946.47" table:style-name="ce42">
            <text:p>-4.946,47</text:p>
          </table:table-cell>
          <table:table-cell office:value-type="float" office:value="-5855.47" table:formula="of:=[.H7]+[.F8]+[.G8]" table:style-name="ce42">
            <text:p>-5.855,47</text:p>
          </table:table-cell>
          <table:table-cell table:number-columns-repeated="16376"/>
        </table:table-row>
        <table:table-row table:style-name="ro4">
          <table:table-cell office:value-type="date" office:date-value="2023-06-05T00:00:00" table:style-name="ce66">
            <text:p>5.Haz</text:p>
          </table:table-cell>
          <table:table-cell office:value-type="string" table:style-name="ce65">
            <text:p>KK 5165 Denizbank</text:p>
          </table:table-cell>
          <table:table-cell table:style-name="ce63"/>
          <table:table-cell table:style-name="ce1"/>
          <table:table-cell office:value-type="float" office:value="-1207.42" table:formula="of:=[.E84]" table:style-name="ce42">
            <text:p>-1.207,42</text:p>
          </table:table-cell>
          <table:table-cell table:style-name="ce1"/>
          <table:table-cell office:value-type="float" office:value="-1207.42" table:style-name="ce42">
            <text:p>-1.207,42</text:p>
          </table:table-cell>
          <table:table-cell office:value-type="float" office:value="-7062.89" table:formula="of:=[.H8]+[.F9]+[.G9]" table:style-name="ce42">
            <text:p>-7.062,89</text:p>
          </table:table-cell>
          <table:table-cell table:number-columns-repeated="16376"/>
        </table:table-row>
        <table:table-row table:style-name="ro4">
          <table:table-cell office:value-type="date" office:date-value="2023-06-07T00:00:00" table:style-name="ce56">
            <text:p>07.06.2023</text:p>
          </table:table-cell>
          <table:table-cell office:value-type="string" table:style-name="ce63">
            <text:p>Kira Adem Özen 1/12 Mrmr Ryl A Blok 82</text:p>
          </table:table-cell>
          <table:table-cell table:style-name="ce1"/>
          <table:table-cell table:style-name="ce63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12437.89" table:formula="of:=[.H9]+[.F10]+[.G10]" table:style-name="ce42">
            <text:p>-12.437,8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%74,42 artış - 4300 * 25 % = 5375 <text:s/>-- 700 -5375 = 2125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14562.89" table:formula="of:=[.H10]+[.F11]+[.G11]" table:style-name="ce42">
            <text:p>-14.562,8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havale ücreti kira</text:p>
          </table:table-cell>
          <table:table-cell table:number-columns-repeated="2" table:style-name="ce63"/>
          <table:table-cell table:style-name="ce62"/>
          <table:table-cell table:style-name="ce1"/>
          <table:table-cell office:value-type="float" office:value="-16.059999999999999" table:style-name="ce42">
            <text:p>-16,06</text:p>
          </table:table-cell>
          <table:table-cell office:value-type="float" office:value="-14578.949999999999" table:formula="of:=[.H11]+[.F12]+[.G12]" table:style-name="ce42">
            <text:p>-14.578,95</text:p>
          </table:table-cell>
          <table:table-cell table:number-columns-repeated="16376"/>
        </table:table-row>
        <table:table-row table:style-name="ro4">
          <table:table-cell office:value-type="date" office:date-value="2023-06-01T00:00:00" table:style-name="ce66">
            <text:p>1.Haz</text:p>
          </table:table-cell>
          <table:table-cell office:value-type="string" table:style-name="ce63">
            <text:p>Aidat Marmara Royal Site 1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670.27" table:style-name="ce42">
            <text:p>-670,27</text:p>
          </table:table-cell>
          <table:table-cell office:value-type="float" office:value="-15249.22" table:formula="of:=[.H12]+[.F13]+[.G13]" table:style-name="ce42">
            <text:p>-15.249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-15249.22" table:formula="of:=[.H13]+[.F14]+[.G14]" table:style-name="ce42">
            <text:p>-15.249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table:number-columns-repeated="2" table:style-name="ce64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-104" table:style-name="ce42">
            <text:p>-104,00</text:p>
          </table:table-cell>
          <table:table-cell office:value-type="float" office:value="-15353.22" table:formula="of:=[.H14]+[.F15]+[.G15]" table:style-name="ce42">
            <text:p>-15.353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table:number-columns-repeated="2" table:style-name="ce64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127" table:style-name="ce42">
            <text:p>-127,00</text:p>
          </table:table-cell>
          <table:table-cell office:value-type="float" office:value="-15480.22" table:formula="of:=[.H15]+[.F16]+[.G16]" table:style-name="ce42">
            <text:p>-15.48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62"/>
          <table:table-cell office:value-type="float" office:value="-3500" table:style-name="ce42">
            <text:p>-3.500,00</text:p>
          </table:table-cell>
          <table:table-cell office:value-type="float" office:value="-18980.22" table:formula="of:=[.H16]+[.F17]+[.G17]" table:style-name="ce42">
            <text:p>-18.98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62"/>
          <table:table-cell office:value-type="float" office:value="-3500" table:style-name="ce42">
            <text:p>-3.500,00</text:p>
          </table:table-cell>
          <table:table-cell office:value-type="float" office:value="-22480.22" table:formula="of:=[.H17]+[.F18]+[.G18]" table:style-name="ce42">
            <text:p>-22.48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62"/>
          <table:table-cell office:value-type="float" office:value="-2750" table:style-name="ce42">
            <text:p>-2.750,00</text:p>
          </table:table-cell>
          <table:table-cell office:value-type="float" office:value="-25230.22" table:formula="of:=[.H18]+[.F19]+[.G19]" table:style-name="ce42">
            <text:p>-25.23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62"/>
          <table:table-cell table:number-columns-repeated="2" table:style-name="ce42"/>
          <table:table-cell office:value-type="float" office:value="-25230.22" table:formula="of:=[.H19]+[.F20]+[.G20]" table:style-name="ce42">
            <text:p>-25.23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8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17730.22" table:formula="of:=[.H20]+[.F21]+[.G21]" table:style-name="ce42">
            <text:p>-17.73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 bayram</text:p>
          </table:table-cell>
          <table:table-cell table:style-name="ce1"/>
          <table:table-cell table:style-name="ce61"/>
          <table:table-cell table:style-name="ce1"/>
          <table:table-cell office:value-type="float" office:value="2000" table:style-name="ce42">
            <text:p>2.000,00</text:p>
          </table:table-cell>
          <table:table-cell table:style-name="ce42"/>
          <table:table-cell office:value-type="float" office:value="-15730.220000000001" table:formula="of:=[.H21]+[.F22]+[.G22]" table:style-name="ce42">
            <text:p>-15.730,22</text:p>
          </table:table-cell>
          <table:table-cell table:number-columns-repeated="16376"/>
        </table:table-row>
        <table:table-row table:style-name="ro4">
          <table:table-cell office:value-type="date" office:date-value="2023-07-12T00:00:00" table:style-name="ce66">
            <text:p>12.Tem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8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12930.220000000001" table:formula="of:=[.H22]+[.F23]+[.G23]" table:style-name="ce42">
            <text:p>-12.93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11/12-2023-24– 30-06-23</text:p>
          </table:table-cell>
          <table:table-cell table:style-name="ce1"/>
          <table:table-cell office:value-type="currency" office:value="6500" table:style-name="ce68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6430.2200000000012" table:formula="of:=[.H23]+[.F24]+[.G24]" table:style-name="ce42">
            <text:p>-6.430,22</text:p>
          </table:table-cell>
          <table:table-cell table:number-columns-repeated="16376"/>
        </table:table-row>
        <table:table-row table:style-name="ro4">
          <table:table-cell office:value-type="date" office:date-value="2023-06-30T00:00:00" table:style-name="ce56">
            <text:p>30.06.2023</text:p>
          </table:table-cell>
          <table:table-cell office:value-type="string" table:style-name="ce1">
            <text:p>Kira ap</text:p>
          </table:table-cell>
          <table:table-cell table:style-name="ce1"/>
          <table:table-cell office:value-type="currency" office:value="10833" table:style-name="ce68">
            <text:p>₺10.833,00</text:p>
          </table:table-cell>
          <table:table-cell table:style-name="ce1"/>
          <table:table-cell office:value-type="float" office:value="10833" table:style-name="ce1">
            <text:p>10833</text:p>
          </table:table-cell>
          <table:table-cell table:style-name="ce1"/>
          <table:table-cell office:value-type="float" office:value="4402.7799999999988" table:formula="of:=[.H24]+[.F25]+[.G25]" table:style-name="ce42">
            <text:p>4.402,78</text:p>
          </table:table-cell>
          <table:table-cell table:number-columns-repeated="16376"/>
        </table:table-row>
        <table:table-row table:style-name="ro4">
          <table:table-cell office:value-type="date" office:date-value="2023-06-03T00:00:00" table:style-name="ce66">
            <text:p>3.Haz</text:p>
          </table:table-cell>
          <table:table-cell office:value-type="string" table:style-name="ce1">
            <text:p>Audi edge 5-30 4 lt yağ 600 TL flt hv100- yğ 150 kk</text:p>
          </table:table-cell>
          <table:table-cell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4402.7799999999988" table:formula="of:=[.H25]+[.F26]+[.G26]" table:style-name="ce42">
            <text:p>4.402,78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işçilik motorcu yusuf</text:p>
          </table:table-cell>
          <table:table-cell table:style-name="ce1"/>
          <table:table-cell table:style-name="ce61"/>
          <table:table-cell table:number-columns-repeated="2" table:style-name="ce1"/>
          <table:table-cell office:value-type="float" office:value="-100" table:style-name="ce1">
            <text:p>-100</text:p>
          </table:table-cell>
          <table:table-cell office:value-type="float" office:value="4302.7799999999988" table:formula="of:=[.H26]+[.F27]+[.G27]" table:style-name="ce42">
            <text:p>4.302,78</text:p>
          </table:table-cell>
          <table:table-cell table:number-columns-repeated="16376"/>
        </table:table-row>
        <table:table-row table:style-name="ro4">
          <table:table-cell office:value-type="date" office:date-value="2023-06-15T00:00:00" table:style-name="ce66">
            <text:p>15.Haz</text:p>
          </table:table-cell>
          <table:table-cell office:value-type="string" table:style-name="ce1">
            <text:p>balmerden ziraat için havale</text:p>
          </table:table-cell>
          <table:table-cell table:style-name="ce1"/>
          <table:table-cell table:style-name="ce42"/>
          <table:table-cell table:style-name="ce1"/>
          <table:table-cell office:value-type="float" office:value="3500" table:style-name="ce42">
            <text:p>3.500,00</text:p>
          </table:table-cell>
          <table:table-cell table:style-name="ce42"/>
          <table:table-cell office:value-type="float" office:value="7802.7799999999988" table:formula="of:=[.H27]+[.F28]+[.G28]" table:style-name="ce42">
            <text:p>7.802,78</text:p>
          </table:table-cell>
          <table:table-cell table:number-columns-repeated="16376"/>
        </table:table-row>
        <table:table-row table:style-name="ro2">
          <table:table-cell office:value-type="date" office:date-value="2023-06-15T00:00:00" table:style-name="ce66">
            <text:p>15.Haz</text:p>
          </table:table-cell>
          <table:table-cell office:value-type="string" table:style-name="ce115">
            <text:p>ziraate havale</text:p>
          </table:table-cell>
          <table:table-cell table:number-columns-repeated="3" table:style-name="ce1"/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4302.7799999999988" table:formula="of:=[.H28]+[.F29]+[.G29]" table:style-name="ce42">
            <text:p>4.302,78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03"/>
          <table:table-cell table:number-columns-repeated="3" table:style-name="ce99"/>
          <table:table-cell table:style-name="ce100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03"/>
          <table:table-cell table:style-name="ce99"/>
          <table:table-cell table:style-name="ce101"/>
          <table:table-cell table:number-columns-repeated="2" table:style-name="ce99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3377.9" table:formula="of:=SUM([.D38:.D45])" table:style-name="ce76">
            <text:p>3.377,90</text:p>
          </table:table-cell>
          <table:table-cell office:value-type="float" office:value="3379.06" table:formula="of:=SUM([.E38:.E45])" table:style-name="ce76">
            <text:p>3.379,06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office:value-type="float" office:value="20" table:style-name="ce1">
            <text:p>20</text:p>
          </table:table-cell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57.09" table:style-name="ce1">
            <text:p>557,09</text:p>
          </table:table-cell>
          <table:table-cell office:value-type="float" office:value="557" table:style-name="ce42">
            <text:p>557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50" table:style-name="ce1">
            <text:p>50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27.27" table:style-name="ce1">
            <text:p>927,27</text:p>
          </table:table-cell>
          <table:table-cell office:value-type="float" office:value="927" table:style-name="ce42">
            <text:p>927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10" table:style-name="ce1">
            <text:p>10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float" office:value="129.21" table:style-name="ce1">
            <text:p>129,21</text:p>
          </table:table-cell>
          <table:table-cell office:value-type="float" office:value="130" table:style-name="ce1">
            <text:p>13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float" office:value="1380.9" table:style-name="ce1">
            <text:p>1380,9</text:p>
          </table:table-cell>
          <table:table-cell office:value-type="float" office:value="1381" table:style-name="ce1">
            <text:p>1381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30" table:style-name="ce1">
            <text:p>30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339.37" table:style-name="ce1">
            <text:p>339,37</text:p>
          </table:table-cell>
          <table:table-cell office:value-type="float" office:value="340" table:style-name="ce1">
            <text:p>34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10" table:style-name="ce1">
            <text:p>10</text:p>
          </table:table-cell>
          <table:table-cell office:value-type="string" table:style-name="ce1">
            <text:p>Hacı Elektrik</text:p>
          </table:table-cell>
          <table:table-cell table:style-name="ce64"/>
          <table:table-cell office:value-type="float" office:value="44.06" table:style-name="ce64">
            <text:p>44,06</text:p>
          </table:table-cell>
          <table:table-cell office:value-type="float" office:value="44.06" table:style-name="ce1">
            <text:p>44,06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4946.47" table:formula="of:=SUM([.E50:.E69])" table:style-name="ce76">
            <text:p>-4.946,4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</text:p>
          </table:table-cell>
          <table:table-cell table:style-name="ce64"/>
          <table:table-cell office:value-type="string" table:style-name="ce64">
            <text:p><text:s/>7 – 9</text:p>
          </table:table-cell>
          <table:table-cell office:value-type="float" office:value="-1111.1099999999999" table:style-name="ce62">
            <text:p>-1.111,11</text:p>
          </table:table-cell>
          <table:table-cell office:value-type="float" office:value="3" table:style-name="ce1">
            <text:p>3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3">
            <text:p><text:s/>4 – 4</text:p>
          </table:table-cell>
          <table:table-cell office:value-type="float" office:value="-164.98" table:style-name="ce62">
            <text:p>-164,9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3 – 10</text:p>
          </table:table-cell>
          <table:table-cell office:value-type="float" office:value="-61.39" table:style-name="ce62">
            <text:p>-61,39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16">
            <text:p><text:s/>3 – 3</text:p>
          </table:table-cell>
          <table:table-cell office:value-type="float" office:value="-240.06" table:style-name="ce62">
            <text:p>-240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3 – 6</text:p>
          </table:table-cell>
          <table:table-cell office:value-type="float" office:value="-376.49" table:style-name="ce62">
            <text:p>-376,49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1"/>
          <table:table-cell table:style-name="ce4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<text:s/>1 – 9</text:p>
          </table:table-cell>
          <table:table-cell office:value-type="float" office:value="-1196.06" table:style-name="ce62">
            <text:p>-1.196,06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Amazon – asus b660 plus anakart</text:p>
          </table:table-cell>
          <table:table-cell office:value-type="float" office:value="3299" table:style-name="ce64">
            <text:p>3299</text:p>
          </table:table-cell>
          <table:table-cell office:value-type="string" table:style-name="ce43">
            <text:p><text:s/>1 – 6</text:p>
          </table:table-cell>
          <table:table-cell office:value-type="float" office:value="-549.83000000000004" table:style-name="ce62">
            <text:p>-549,83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4">
            <text:p>3123,29</text:p>
          </table:table-cell>
          <table:table-cell office:value-type="string" table:style-name="ce78">
            <text:p><text:s/>1 – 6</text:p>
          </table:table-cell>
          <table:table-cell office:value-type="float" office:value="-520.54999999999995" table:style-name="ce62">
            <text:p>-520,55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style-name="ce1"/>
          <table:table-cell table:style-name="ce64"/>
          <table:table-cell table:style-name="ce78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Pazarama – kullanılan maxipuan</text:p>
          </table:table-cell>
          <table:table-cell office:value-type="float" office:value="-476.91" table:style-name="ce64">
            <text:p>-476,91</text:p>
          </table:table-cell>
          <table:table-cell table:style-name="ce78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1">
            <text:p>TCDD – Ankara- İstanbul</text:p>
          </table:table-cell>
          <table:table-cell table:number-columns-repeated="2" table:style-name="ce1"/>
          <table:table-cell office:value-type="float" office:value="-496" table:style-name="ce62">
            <text:p>-496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Hepsiburada – lcd power</text:p>
          </table:table-cell>
          <table:table-cell table:number-columns-repeated="2" table:style-name="ce64"/>
          <table:table-cell office:value-type="float" office:value="-120" table:style-name="ce62">
            <text:p>-12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hepsiburada – note 5 kılıf</text:p>
          </table:table-cell>
          <table:table-cell table:number-columns-repeated="2" table:style-name="ce1"/>
          <table:table-cell office:value-type="float" office:value="-321" table:style-name="ce62">
            <text:p>-321,00</text:p>
          </table:table-cell>
          <table:table-cell table:style-name="ce42"/>
          <table:table-cell table:number-columns-repeated="16378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hepsiburada – note 5 kılıf <text:s/>İADE</text:p>
          </table:table-cell>
          <table:table-cell table:number-columns-repeated="2" table:style-name="ce1"/>
          <table:table-cell office:value-type="float" office:value="110.52" table:style-name="ce62">
            <text:p>110,52</text:p>
          </table:table-cell>
          <table:table-cell table:style-name="ce42"/>
          <table:table-cell table:number-columns-repeated="16378"/>
        </table:table-row>
        <table:table-row table:style-name="ro4">
          <table:table-cell table:style-name="ce56"/>
          <table:table-cell table:number-columns-repeated="3" table:style-name="ce1"/>
          <table:table-cell office:value-type="float" office:value="100.48" table:style-name="ce62">
            <text:p>100,48</text:p>
          </table:table-cell>
          <table:table-cell table:style-name="ce42"/>
          <table:table-cell table:number-columns-repeated="16378"/>
        </table:table-row>
        <table:table-row table:style-name="ro4">
          <table:table-cell office:value-type="date" office:date-value="2023-05-05T00:00:00" table:style-name="ce56">
            <text:p>05.05.2023</text:p>
          </table:table-cell>
          <table:table-cell office:value-type="string" table:style-name="ce1">
            <text:p>MAXİPUAN</text:p>
          </table:table-cell>
          <table:table-cell office:value-type="float" office:value="150" table:style-name="ce1">
            <text:p>150</text:p>
          </table:table-cell>
          <table:table-cell office:value-type="date" office:date-value="2023-06-30T00:00:00" table:style-name="ce80">
            <text:p>30.06.2023</text:p>
          </table:table-cell>
          <table:table-cell table:style-name="ce62"/>
          <table:table-cell table:number-columns-repeated="16379" table:style-name="ce1"/>
        </table:table-row>
        <table:table-row table:style-name="ro4">
          <table:table-cell office:value-type="date" office:date-value="2023-05-16T00:00:00" table:style-name="ce56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table:style-name="ce62"/>
          <table:table-cell table:number-columns-repeated="16379" table:style-name="ce1"/>
        </table:table-row>
        <table:table-row table:style-name="ro4">
          <table:table-cell office:value-type="date" office:date-value="2023-05-16T00:00:00" table:style-name="ce56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table:style-name="ce62"/>
          <table:table-cell table:number-columns-repeated="16379" table:style-name="ce1"/>
        </table:table-row>
        <table:table-row table:style-name="ro4">
          <table:table-cell office:value-type="date" office:date-value="2023-05-20T00:00:00" table:style-name="ce56">
            <text:p>20.05.2023</text:p>
          </table:table-cell>
          <table:table-cell office:value-type="string" table:style-name="ce1">
            <text:p>USB FLASH İÇİN KULLANILAN 128GB</text:p>
          </table:table-cell>
          <table:table-cell office:value-type="float" office:value="-187.19" table:style-name="ce1">
            <text:p>-187,19</text:p>
          </table:table-cell>
          <table:table-cell table:style-name="ce1"/>
          <table:table-cell table:style-name="ce62"/>
          <table:table-cell table:number-columns-repeated="16379" table:style-name="ce1"/>
        </table:table-row>
        <table:table-row table:number-rows-repeated="3" table:style-name="ro4">
          <table:table-cell table:style-name="ce56"/>
          <table:table-cell table:number-columns-repeated="3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3" table:style-name="ce1"/>
          <table:table-cell office:value-type="string" table:style-name="ce62">
            <text:p>HESAP KESİM</text:p>
          </table:table-cell>
          <table:table-cell table:number-columns-repeated="16379" table:style-name="ce1"/>
        </table:table-row>
        <table:table-row table:number-rows-repeated="6" table:style-name="ro4">
          <table:table-cell table:style-name="ce56"/>
          <table:table-cell table:number-columns-repeated="3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1207.42" table:formula="of:=SUM([.E85:.E96])" table:style-name="ce55">
            <text:p>-1207,42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64">
            <text:p>Pide et</text:p>
          </table:table-cell>
          <table:table-cell table:number-columns-repeated="2" table:style-name="ce64"/>
          <table:table-cell office:value-type="float" office:value="-140" table:style-name="ce62">
            <text:p>-140,00</text:p>
          </table:table-cell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64">
            <text:p>Pide sebze erenler</text:p>
          </table:table-cell>
          <table:table-cell table:number-columns-repeated="2" table:style-name="ce64"/>
          <table:table-cell office:value-type="float" office:value="-35.78" table:style-name="ce62">
            <text:p>-35,78</text:p>
          </table:table-cell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9T00:00:00" table:style-name="ce56">
            <text:p>29.04.2023</text:p>
          </table:table-cell>
          <table:table-cell office:value-type="string" table:style-name="ce64">
            <text:p>ÖDEME</text:p>
          </table:table-cell>
          <table:table-cell office:value-type="float" office:value="-221.54" table:style-name="ce64">
            <text:p>-221,54</text:p>
          </table:table-cell>
          <table:table-cell table:style-name="ce64"/>
          <table:table-cell table:style-name="ce62"/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07T00:00:00" table:style-name="ce56">
            <text:p>07.04.2023</text:p>
          </table:table-cell>
          <table:table-cell office:value-type="string" table:style-name="ce64">
            <text:p>mrkt</text:p>
          </table:table-cell>
          <table:table-cell table:number-columns-repeated="2" table:style-name="ce64"/>
          <table:table-cell office:value-type="float" office:value="-39.950000000000003" table:style-name="ce62">
            <text:p>-39,95</text:p>
          </table:table-cell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07T00:00:00" table:style-name="ce56">
            <text:p>07.04.2023</text:p>
          </table:table-cell>
          <table:table-cell office:value-type="string" table:style-name="ce64">
            <text:p>mrkt</text:p>
          </table:table-cell>
          <table:table-cell table:number-columns-repeated="2" table:style-name="ce64"/>
          <table:table-cell office:value-type="float" office:value="-154.44999999999999" table:style-name="ce62">
            <text:p>-154,45</text:p>
          </table:table-cell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07T00:00:00" table:style-name="ce56">
            <text:p>07.04.2023</text:p>
          </table:table-cell>
          <table:table-cell office:value-type="string" table:style-name="ce79">
            <text:p>mrkt</text:p>
          </table:table-cell>
          <table:table-cell table:number-columns-repeated="2" table:style-name="ce1"/>
          <table:table-cell office:value-type="float" office:value="-260" table:style-name="ce62">
            <text:p>-260,00</text:p>
          </table:table-cell>
          <table:table-cell office:value-type="string" table:style-name="ce42">
            <text:p>*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pide et ½ kg</text:p>
          </table:table-cell>
          <table:table-cell table:number-columns-repeated="2" table:style-name="ce1"/>
          <table:table-cell office:value-type="float" office:value="-140" table:style-name="ce62">
            <text:p>-140,00</text:p>
          </table:table-cell>
          <table:table-cell office:value-type="string" table:style-name="ce42">
            <text:p>*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Pide sebze erenler</text:p>
          </table:table-cell>
          <table:table-cell table:number-columns-repeated="2" table:style-name="ce1"/>
          <table:table-cell office:value-type="float" office:value="-57.07" table:style-name="ce62">
            <text:p>-57,07</text:p>
          </table:table-cell>
          <table:table-cell office:value-type="string" table:style-name="ce42">
            <text:p>*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1 – 6</text:p>
          </table:table-cell>
          <table:table-cell office:value-type="float" office:value="-190.17" table:style-name="ce62">
            <text:p>-190,17</text:p>
          </table:table-cell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5-15T00:00:00" table:style-name="ce56">
            <text:p>15.05.2023</text:p>
          </table:table-cell>
          <table:table-cell office:value-type="string" table:style-name="ce1">
            <text:p>Et <text:s/>kg 280</text:p>
          </table:table-cell>
          <table:table-cell table:number-columns-repeated="2" table:style-name="ce1"/>
          <table:table-cell office:value-type="float" office:value="-190" table:style-name="ce62">
            <text:p>-190,00</text:p>
          </table:table-cell>
          <table:table-cell office:value-type="string" table:style-name="ce42">
            <text:p>*</text:p>
          </table:table-cell>
          <table:table-cell table:number-columns-repeated="16378" table:style-name="ce1"/>
        </table:table-row>
        <table:table-row table:style-name="ro4">
          <table:table-cell table:number-columns-repeated="4" table:style-name="ce1"/>
          <table:table-cell office:value-type="string" table:style-name="ce1">
            <text:p>HESAP KESİM</text:p>
          </table:table-cell>
          <table:table-cell table:number-columns-repeated="16379" table:style-name="ce1"/>
        </table:table-row>
        <table:table-row table:number-rows-repeated="2"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number-rows-repeated="13" table:style-name="ro4">
          <table:table-cell table:number-columns-repeated="16384" table:style-name="ce1"/>
        </table:table-row>
        <table:table-row table:style-name="ro4">
          <table:table-cell office:value-type="string" table:style-name="ce112">
            <text:p>HAZİRAN</text:p>
          </table:table-cell>
          <table:table-cell office:value-type="string" table:style-name="ce53">
            <text:p>2023 <text:s/>Devir</text:p>
          </table:table-cell>
          <table:table-cell table:style-name="ce52"/>
          <table:table-cell table:style-name="ce54"/>
          <table:table-cell office:value-type="float" office:value="377425.43" table:formula="of:=SUM([.E112:.E120])" table:style-name="ce55">
            <text:p>377425,43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mut<text:s text:c="40"/></text:p>
          </table:table-cell>
          <table:table-cell office:value-type="float" office:value="1380" table:style-name="ce25">
            <text:p>1.380,00</text:p>
          </table:table-cell>
          <table:table-cell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28049.84" table:style-name="ce50">
            <text:p>28.049,84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6000.59" table:style-name="ce50">
            <text:p>6.000,59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438" table:style-name="ce25">
            <text:p>1.438,00</text:p>
          </table:table-cell>
          <table:table-cell office:value-type="float" office:value="111" table:style-name="ce25">
            <text:p>111,00</text:p>
          </table:table-cell>
          <table:table-cell office:value-type="float" office:value="159618" table:formula="of:=[.D116]*[.C116]" table:style-name="ce50">
            <text:p>159.618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3.34" table:style-name="ce25">
            <text:p>23,34</text:p>
          </table:table-cell>
          <table:table-cell office:value-type="float" office:value="850" table:style-name="ce25">
            <text:p>850,00</text:p>
          </table:table-cell>
          <table:table-cell office:value-type="float" office:value="19839" table:formula="of:=[.D117]*[.C117]" table:style-name="ce50">
            <text:p>19.839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5.3" table:style-name="ce25">
            <text:p>25,30</text:p>
          </table:table-cell>
          <table:table-cell office:value-type="float" office:value="100" table:style-name="ce25">
            <text:p>100,00</text:p>
          </table:table-cell>
          <table:table-cell office:value-type="float" office:value="2530" table:formula="of:=[.D118]*[.C118]" table:style-name="ce50">
            <text:p>2.530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42600" table:style-name="ce50">
            <text:p>42.6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700" table:style-name="ce50">
            <text:p>1.7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49">
            <text:p>mAYIS Bakiye</text:p>
          </table:table-cell>
          <table:table-cell office:value-type="float" office:value="-5855.47" table:formula="of:=[.H8]" table:style-name="ce42">
            <text:p>-5.855,47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71569.96" table:formula="of:=SUM([.E112:.E122])" table:style-name="ce1">
            <text:p>371569,96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5_23" table:style-name="ta5"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44" table:default-cell-style-name="ce1"/>
        <table:table-column table:style-name="co4" table:default-cell-style-name="ce1"/>
        <table:table-column table:style-name="co14" table:default-cell-style-name="ce1"/>
        <table:table-column table:style-name="co43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MAYIS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911" table:formula="of:=SUM([.D4:.D40])" table:style-name="ce60">
            <text:p>17.911,00</text:p>
          </table:table-cell>
          <table:table-cell office:value-type="float" office:value="-20977.52" table:formula="of:=SUM([.E4:.E39])" table:style-name="ce60">
            <text:p>-20.977,52</text:p>
          </table:table-cell>
          <table:table-cell office:value-type="float" office:value="19800" table:formula="of:=SUM([.F4:.F41])" table:style-name="ce60">
            <text:p>19.800,00</text:p>
          </table:table-cell>
          <table:table-cell office:value-type="float" office:value="-25248.52" table:formula="of:=SUM([.G4:.G41])" table:style-name="ce60">
            <text:p>-25.248,52</text:p>
          </table:table-cell>
          <table:table-cell office:value-type="float" office:value="-5448.52" table:formula="of:=[.F2]+[.G2]" table:style-name="ce60">
            <text:p>-5.448,52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67" table:style-name="ce42">
            <text:p>-267,00</text:p>
          </table:table-cell>
          <table:table-cell office:value-type="float" office:value="-267" table:formula="of:=[.H3]+[.F4]+[.G4]" table:style-name="ce42">
            <text:p>-267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04" table:style-name="ce42">
            <text:p>-504,00</text:p>
          </table:table-cell>
          <table:table-cell office:value-type="float" office:value="-771" table:formula="of:=[.H4]+[.F5]+[.G5]" table:style-name="ce42">
            <text:p>-77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-110" table:formula="of:=[.D53]*-1" table:style-name="ce42">
            <text:p>-110,00</text:p>
          </table:table-cell>
          <table:table-cell table:style-name="ce42"/>
          <table:table-cell office:value-type="float" office:value="-110" table:style-name="ce42">
            <text:p>-110,00</text:p>
          </table:table-cell>
          <table:table-cell office:value-type="float" office:value="-881" table:formula="of:=[.H5]+[.F6]+[.G6]" table:style-name="ce42">
            <text:p>-88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4975.71" table:formula="of:=[.E59]" table:style-name="ce42">
            <text:p>-4.975,71</text:p>
          </table:table-cell>
          <table:table-cell table:style-name="ce42"/>
          <table:table-cell office:value-type="float" office:value="-4975.71" table:style-name="ce42">
            <text:p>-4.975,71</text:p>
          </table:table-cell>
          <table:table-cell office:value-type="float" office:value="-5856.71" table:formula="of:=[.H6]+[.F7]+[.G7]" table:style-name="ce42">
            <text:p>-5.856,7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221.54" table:formula="of:=[.E80]" table:style-name="ce42">
            <text:p>-221,54</text:p>
          </table:table-cell>
          <table:table-cell table:style-name="ce1"/>
          <table:table-cell office:value-type="float" office:value="-221.54" table:style-name="ce42">
            <text:p>-221,54</text:p>
          </table:table-cell>
          <table:table-cell office:value-type="float" office:value="-6078.25" table:formula="of:=[.H7]+[.F8]+[.G8]" table:style-name="ce42">
            <text:p>-6.078,25</text:p>
          </table:table-cell>
          <table:table-cell table:number-columns-repeated="16376"/>
        </table:table-row>
        <table:table-row table:style-name="ro4">
          <table:table-cell office:value-type="date" office:date-value="2023-05-05T00:00:00" table:style-name="ce56">
            <text:p>05.05.2023</text:p>
          </table:table-cell>
          <table:table-cell office:value-type="string" table:style-name="ce63">
            <text:p>TUSDATA 1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6328.25" table:formula="of:=[.H8]+[.F9]+[.G9]" table:style-name="ce42">
            <text:p>-6.328,25</text:p>
          </table:table-cell>
          <table:table-cell table:number-columns-repeated="16376"/>
        </table:table-row>
        <table:table-row table:style-name="ro4">
          <table:table-cell office:value-type="date" office:date-value="2023-01-07T00:00:00" table:style-name="ce56">
            <text:p>07.01.2023</text:p>
          </table:table-cell>
          <table:table-cell office:value-type="string" table:style-name="ce63">
            <text:p>Kira Adem Özen 12/12 Mrmr Ryl A Blok 8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-10628.25" table:formula="of:=[.H9]+[.F10]+[.G10]" table:style-name="ce42">
            <text:p>-10.628,2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12/12</text:p>
          </table:table-cell>
          <table:table-cell table:number-columns-repeated="2" table:style-name="ce63"/>
          <table:table-cell office:value-type="float" office:value="-670.27" table:style-name="ce42">
            <text:p>-670,27</text:p>
          </table:table-cell>
          <table:table-cell table:style-name="ce62"/>
          <table:table-cell office:value-type="float" office:value="-670.27" table:style-name="ce42">
            <text:p>-670,27</text:p>
          </table:table-cell>
          <table:table-cell office:value-type="float" office:value="-11298.52" table:formula="of:=[.H10]+[.F11]+[.G11]" table:style-name="ce42">
            <text:p>-11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 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11298.52" table:formula="of:=[.H11]+[.F12]+[.G12]" table:style-name="ce42">
            <text:p>-11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11298.52" table:formula="of:=[.H12]+[.F13]+[.G13]" table:style-name="ce42">
            <text:p>-11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11298.52" table:formula="of:=[.H13]+[.F14]+[.G14]" table:style-name="ce42">
            <text:p>-11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14798.52" table:formula="of:=[.H14]+[.F15]+[.G15]" table:style-name="ce42">
            <text:p>-14.7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18298.52" table:formula="of:=[.H15]+[.F16]+[.G16]" table:style-name="ce42">
            <text:p>-18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21798.52" table:formula="of:=[.H16]+[.F17]+[.G17]" table:style-name="ce42">
            <text:p>-21.7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number-columns-repeated="3" table:style-name="ce42"/>
          <table:table-cell office:value-type="float" office:value="-21798.52" table:formula="of:=[.H17]+[.F18]+[.G18]" table:style-name="ce42">
            <text:p>-21.7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14298.52" table:formula="of:=[.H18]+[.F19]+[.G19]" table:style-name="ce42">
            <text:p>-14.298,52</text:p>
          </table:table-cell>
          <table:table-cell table:number-columns-repeated="16376"/>
        </table:table-row>
        <table:table-row table:style-name="ro4">
          <table:table-cell office:value-type="date" office:date-value="2023-05-24T00:00:00" table:style-name="ce66">
            <text:p>24.May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1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11498.52" table:formula="of:=[.H19]+[.F20]+[.G20]" table:style-name="ce42">
            <text:p>-11.498,52</text:p>
          </table:table-cell>
          <table:table-cell table:number-columns-repeated="16376"/>
        </table:table-row>
        <table:table-row table:style-name="ro4">
          <table:table-cell office:value-type="date" office:date-value="2023-06-03T00:00:00" table:style-name="ce66">
            <text:p>3.Haz</text:p>
          </table:table-cell>
          <table:table-cell office:value-type="string" table:style-name="ce1">
            <text:p>Doğuş Kira 10/12-2023-24– 30-05-23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4998.5200000000004" table:formula="of:=[.H20]+[.F21]+[.G21]" table:style-name="ce42">
            <text:p>-4.998,52</text:p>
          </table:table-cell>
          <table:table-cell table:number-columns-repeated="16376"/>
        </table:table-row>
        <table:table-row table:style-name="ro4">
          <table:table-cell office:value-type="date" office:date-value="2023-05-15T00:00:00" table:style-name="ce56">
            <text:p>15.05.2023</text:p>
          </table:table-cell>
          <table:table-cell office:value-type="string" table:style-name="ce1">
            <text:p>ali balcıdan ziraat için</text:p>
          </table:table-cell>
          <table:table-cell table:style-name="ce1"/>
          <table:table-cell table:style-name="ce61"/>
          <table:table-cell table:style-name="ce1"/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-1998.5200000000004" table:formula="of:=[.H21]+[.F22]+[.G22]" table:style-name="ce42">
            <text:p>-1.998,52</text:p>
          </table:table-cell>
          <table:table-cell table:number-columns-repeated="16376"/>
        </table:table-row>
        <table:table-row table:style-name="ro4">
          <table:table-cell office:value-type="date" office:date-value="2023-04-15T00:00:00" table:style-name="ce56">
            <text:p>15.04.2023</text:p>
          </table:table-cell>
          <table:table-cell office:value-type="string" table:style-name="ce1">
            <text:p>ziraate havale</text:p>
          </table:table-cell>
          <table:table-cell table:style-name="ce1"/>
          <table:table-cell table:style-name="ce61"/>
          <table:table-cell table:style-name="ce1"/>
          <table:table-cell table:style-name="ce42"/>
          <table:table-cell office:value-type="float" office:value="-3450" table:style-name="ce42">
            <text:p>-3.450,00</text:p>
          </table:table-cell>
          <table:table-cell office:value-type="float" office:value="-5448.52" table:formula="of:=[.H22]+[.F23]+[.G23]" table:style-name="ce42">
            <text:p>-5.448,52</text:p>
          </table:table-cell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2" table:style-name="ce1"/>
          <table:table-cell table:style-name="ce61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TUSDATA 8/30 <text:s text:c="17"/>8*250 = 2000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TUSDATA 9/30 – 20/30 <text:s text:c="2"/>12*250 = 3000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TUSDATA 21/30-30/30 <text:s text:c="2"/>10*8845 = 88450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TUSDATA <text:s/>TOPLAM <text:s text:c="24"/>93450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TUSDATA anlaşma 31-3-2023 te yapıldı</text:p>
          </table:table-cell>
          <table:table-cell office:value-type="string" table:style-name="ce63">
            <text:p><text:s/></text:p>
          </table:table-cell>
          <table:table-cell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SDATA NAKİT FİYATI <text:s/>57950/18,78 <text:s text:c="4"/>= 3085,73 USD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SDATA NAKİT FİYATI <text:s/>57950/1179,83 = <text:s text:c="4"/>49,12 gr Altın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31-3-2023 USD <text:s text:c="3"/>iş alış <text:s text:c="7"/>18,78<text:s text:c="12"/>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31-3-2023 ALTIN İŞ ALIŞ 1179,83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03"/>
          <table:table-cell table:number-columns-repeated="3" table:style-name="ce99"/>
          <table:table-cell table:style-name="ce100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03"/>
          <table:table-cell table:style-name="ce99"/>
          <table:table-cell table:style-name="ce101"/>
          <table:table-cell table:number-columns-repeated="2" table:style-name="ce99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2838.0099999999998" table:formula="of:=SUM([.D48:.D55])" table:style-name="ce76">
            <text:p>2.838,01</text:p>
          </table:table-cell>
          <table:table-cell office:value-type="float" office:value="2839.5" table:formula="of:=SUM([.E48:.E55])" table:style-name="ce76">
            <text:p>2.839,5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09.04" table:style-name="ce1">
            <text:p>509,04</text:p>
          </table:table-cell>
          <table:table-cell office:value-type="float" office:value="510" table:style-name="ce42">
            <text:p>510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8.46" table:style-name="ce1">
            <text:p>938,46</text:p>
          </table:table-cell>
          <table:table-cell office:value-type="float" office:value="938.5" table:style-name="ce42">
            <text:p>938,5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26.34" table:style-name="ce1">
            <text:p>126,34</text:p>
          </table:table-cell>
          <table:table-cell office:value-type="float" office:value="126" table:style-name="ce1">
            <text:p>126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934.05" table:style-name="ce1">
            <text:p>934,05</text:p>
          </table:table-cell>
          <table:table-cell office:value-type="float" office:value="935" table:style-name="ce1">
            <text:p>93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220.12" table:style-name="ce1">
            <text:p>220,12</text:p>
          </table:table-cell>
          <table:table-cell office:value-type="float" office:value="220" table:style-name="ce1">
            <text:p>22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office:value-type="float" office:value="110" table:style-name="ce64">
            <text:p>110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4975.71" table:formula="of:=SUM([.E60:.E77])" table:style-name="ce55">
            <text:p>-4975,7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</text:p>
          </table:table-cell>
          <table:table-cell table:style-name="ce64"/>
          <table:table-cell office:value-type="string" table:style-name="ce64">
            <text:p><text:s/>6 – 9</text:p>
          </table:table-cell>
          <table:table-cell office:value-type="float" office:value="-1111.1099999999999" table:style-name="ce62">
            <text:p>-1.111,1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43">
            <text:p><text:s/>3 – 3</text:p>
          </table:table-cell>
          <table:table-cell office:value-type="float" office:value="-145.99" table:style-name="ce62">
            <text:p>-145,9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43">
            <text:p><text:s/>3 – 3</text:p>
          </table:table-cell>
          <table:table-cell office:value-type="float" office:value="-134.75" table:style-name="ce62">
            <text:p>-134,7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43">
            <text:p><text:s/>3 – 3</text:p>
          </table:table-cell>
          <table:table-cell office:value-type="float" office:value="-378.34" table:style-name="ce62">
            <text:p>-378,3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3">
            <text:p><text:s/>3 – 4</text:p>
          </table:table-cell>
          <table:table-cell office:value-type="float" office:value="-164.98" table:style-name="ce62">
            <text:p>-164,9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16">
            <text:p><text:s/>2 – 3</text:p>
          </table:table-cell>
          <table:table-cell office:value-type="float" office:value="-240.06" table:style-name="ce62">
            <text:p>-240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2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2 – 6</text:p>
          </table:table-cell>
          <table:table-cell office:value-type="float" office:value="-376.49" table:style-name="ce62">
            <text:p>-376,4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28T00:00:00" table:style-name="ce56">
            <text:p>28.03.2023</text:p>
          </table:table-cell>
          <table:table-cell office:value-type="string" table:style-name="ce64">
            <text:p>çapa bıçak 24 ad</text:p>
          </table:table-cell>
          <table:table-cell table:number-columns-repeated="2" table:style-name="ce64"/>
          <table:table-cell office:value-type="float" office:value="-800" table:style-name="ce62">
            <text:p>-8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28T00:00:00" table:style-name="ce56">
            <text:p>28.03.2023</text:p>
          </table:table-cell>
          <table:table-cell office:value-type="string" table:style-name="ce1">
            <text:p>gib<text:s text:c="5"/></text:p>
          </table:table-cell>
          <table:table-cell table:number-columns-repeated="2" table:style-name="ce64"/>
          <table:table-cell office:value-type="float" office:value="-294.89999999999998" table:style-name="ce62">
            <text:p>-294,9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30T00:00:00" table:style-name="ce56">
            <text:p>30.03.2023</text:p>
          </table:table-cell>
          <table:table-cell office:value-type="string" table:style-name="ce1">
            <text:p>migros</text:p>
          </table:table-cell>
          <table:table-cell table:number-columns-repeated="2" table:style-name="ce1"/>
          <table:table-cell office:value-type="float" office:value="-291.8" table:style-name="ce62">
            <text:p>-291,8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09T00:00:00" table:style-name="ce56">
            <text:p>09.04.2023</text:p>
          </table:table-cell>
          <table:table-cell table:number-columns-repeated="3" table:style-name="ce1"/>
          <table:table-cell office:value-type="float" office:value="-77.52" table:style-name="ce62">
            <text:p>-77,52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09T00:00:00" table:style-name="ce56">
            <text:p>09.04.2023</text:p>
          </table:table-cell>
          <table:table-cell office:value-type="string" table:style-name="ce1">
            <text:p>a101</text:p>
          </table:table-cell>
          <table:table-cell table:number-columns-repeated="2" table:style-name="ce1"/>
          <table:table-cell office:value-type="float" office:value="-158.63999999999999" table:style-name="ce62">
            <text:p>-158,6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1T00:00:00" table:style-name="ce56">
            <text:p>21.04.2023</text:p>
          </table:table-cell>
          <table:table-cell office:value-type="string" table:style-name="ce1">
            <text:p>Vodafone 2240</text:p>
          </table:table-cell>
          <table:table-cell table:style-name="ce1"/>
          <table:table-cell table:style-name="ce43"/>
          <table:table-cell office:value-type="float" office:value="-100" table:style-name="ce62">
            <text:p>-1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1T00:00:00" table:style-name="ce56">
            <text:p>21.04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5" table:style-name="ce62">
            <text:p>-15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3T00:00:00" table:style-name="ce56">
            <text:p>23.04.2023</text:p>
          </table:table-cell>
          <table:table-cell office:value-type="string" table:style-name="ce1">
            <text:p>sivas hasdöner</text:p>
          </table:table-cell>
          <table:table-cell table:number-columns-repeated="2" table:style-name="ce1"/>
          <table:table-cell office:value-type="float" office:value="-430" table:style-name="ce62">
            <text:p>-43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4T00:00:00" table:style-name="ce56">
            <text:p>24.04.2023</text:p>
          </table:table-cell>
          <table:table-cell office:value-type="string" table:style-name="ce1">
            <text:p>erenler pide</text:p>
          </table:table-cell>
          <table:table-cell table:number-columns-repeated="2" table:style-name="ce1"/>
          <table:table-cell office:value-type="float" office:value="-69.739999999999995" table:style-name="ce62">
            <text:p>-69,7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4T00:00:00" table:style-name="ce56">
            <text:p>24.04.2023</text:p>
          </table:table-cell>
          <table:table-cell office:value-type="string" table:style-name="ce1">
            <text:p>betul olgun</text:p>
          </table:table-cell>
          <table:table-cell table:number-columns-repeated="2" table:style-name="ce1"/>
          <table:table-cell office:value-type="float" office:value="-125" table:style-name="ce62">
            <text:p>-125,0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3" table:style-name="ce1"/>
          <table:table-cell office:value-type="string" table:style-name="ce62">
            <text:p>hesap kesim</text:p>
          </table:table-cell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221.54" table:formula="of:=SUM([.E81:.E106])" table:style-name="ce76">
            <text:p>-221,5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28T00:00:00" table:style-name="ce56">
            <text:p>28.03.2023</text:p>
          </table:table-cell>
          <table:table-cell office:value-type="string" table:style-name="ce64">
            <text:p>Belediye 17761</text:p>
          </table:table-cell>
          <table:table-cell table:number-columns-repeated="2" table:style-name="ce64"/>
          <table:table-cell office:value-type="float" office:value="-221.54" table:style-name="ce62">
            <text:p>-221,5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office:value-type="string" table:style-name="ce62">
            <text:p>hesap kesim</text:p>
          </table:table-cell>
          <table:table-cell table:number-columns-repeated="3" table:style-name="ce42"/>
          <table:table-cell table:number-columns-repeated="16376"/>
        </table:table-row>
        <table:table-row table:number-rows-repeated="25" table:style-name="ro4">
          <table:table-cell table:style-name="ce56"/>
          <table:table-cell table:number-columns-repeated="3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office:value-type="string" table:style-name="ce112">
            <text:p>MAYIS</text:p>
          </table:table-cell>
          <table:table-cell office:value-type="string" table:style-name="ce53">
            <text:p>2023 <text:s/>Devir</text:p>
          </table:table-cell>
          <table:table-cell table:style-name="ce52"/>
          <table:table-cell table:style-name="ce54"/>
          <table:table-cell office:value-type="float" office:value="358028.33999999997" table:formula="of:=SUM([.E112:.E120])" table:style-name="ce55">
            <text:p>358028,3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28049.84" table:style-name="ce50">
            <text:p>28.049,84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6000.59" table:style-name="ce50">
            <text:p>6.000,59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288.25" table:style-name="ce25">
            <text:p>1.288,25</text:p>
          </table:table-cell>
          <table:table-cell office:value-type="float" office:value="111" table:style-name="ce25">
            <text:p>111,00</text:p>
          </table:table-cell>
          <table:table-cell office:value-type="float" office:value="142995.75" table:formula="of:=[.D116]*[.C116]" table:style-name="ce50">
            <text:p>142.995,75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0.475200000000001" table:style-name="ce25">
            <text:p>20,48</text:p>
          </table:table-cell>
          <table:table-cell office:value-type="float" office:value="850" table:style-name="ce25">
            <text:p>850,00</text:p>
          </table:table-cell>
          <table:table-cell office:value-type="float" office:value="17403.920000000002" table:formula="of:=[.D117]*[.C117]" table:style-name="ce50">
            <text:p>17.403,92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1.9024" table:style-name="ce25">
            <text:p>21,90</text:p>
          </table:table-cell>
          <table:table-cell office:value-type="float" office:value="100" table:style-name="ce25">
            <text:p>100,00</text:p>
          </table:table-cell>
          <table:table-cell office:value-type="float" office:value="2190.2399999999998" table:formula="of:=[.D118]*[.C118]" table:style-name="ce50">
            <text:p>2.190,24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42600" table:style-name="ce50">
            <text:p>42.6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700" table:style-name="ce50">
            <text:p>1.7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49">
            <text:p>mAYIS Bakiye</text:p>
          </table:table-cell>
          <table:table-cell office:value-type="float" office:value="0" table:formula="of:=[.H3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58028.33999999997" table:formula="of:=SUM([.E112:.E122])" table:style-name="ce1">
            <text:p>358028,34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4" table:style-name="ro5">
          <table:table-cell table:number-columns-repeated="16384"/>
        </table:table-row>
        <table:table-row table:style-name="ro4">
          <table:table-cell table:style-name="ce52"/>
          <table:table-cell table:style-name="ce53"/>
          <table:table-cell table:style-name="ce52"/>
          <table:table-cell table:style-name="ce54"/>
          <table:table-cell table:style-name="ce55"/>
          <table:table-cell table:number-columns-repeated="16379"/>
        </table:table-row>
        <table:table-row table:number-rows-repeated="9" table:style-name="ro4">
          <table:table-cell table:style-name="ce56"/>
          <table:table-cell table:style-name="ce1"/>
          <table:table-cell table:number-columns-repeated="2" table:style-name="ce25"/>
          <table:table-cell table:style-name="ce50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49"/>
          <table:table-cell table:style-name="ce42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/>
          <table:table-cell table:style-name="ce49"/>
          <table:table-cell table:number-columns-repeated="16380"/>
        </table:table-row>
        <table:table-row table:number-rows-repeated="1048431" table:style-name="ro5">
          <table:table-cell table:number-columns-repeated="16384"/>
        </table:table-row>
      </table:table>
      <table:table table:name="04_23" table:style-name="ta4">
        <table:table-column table:style-name="co33" table:default-cell-style-name="ce1"/>
        <table:table-column table:style-name="co46" table:default-cell-style-name="ce1"/>
        <table:table-column table:style-name="co35" table:default-cell-style-name="ce1"/>
        <table:table-column table:style-name="co44" table:default-cell-style-name="ce1"/>
        <table:table-column table:style-name="co4" table:default-cell-style-name="ce1"/>
        <table:table-column table:style-name="co35" table:default-cell-style-name="ce1"/>
        <table:table-column table:style-name="co31" table:default-cell-style-name="ce1"/>
        <table:table-column table:style-name="co15" table:number-columns-repeated="1016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NİSAN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0911" table:formula="of:=SUM([.D4:.D35])" table:style-name="ce60">
            <text:p>20.911,00</text:p>
          </table:table-cell>
          <table:table-cell office:value-type="float" office:value="-54277.093000000001" table:formula="of:=SUM([.E4:.E26])" table:style-name="ce60">
            <text:p>-54.277,09</text:p>
          </table:table-cell>
          <table:table-cell office:value-type="float" office:value="72630" table:formula="of:=SUM([.F4:.F36])" table:style-name="ce60">
            <text:p>72.630,00</text:p>
          </table:table-cell>
          <table:table-cell office:value-type="float" office:value="-58332.79" table:formula="of:=SUM([.G4:.G36])" table:style-name="ce60">
            <text:p>-58.332,79</text:p>
          </table:table-cell>
          <table:table-cell office:value-type="float" office:value="14297.21" table:formula="of:=[.F2]+[.G2]" table:style-name="ce60">
            <text:p>14.297,21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07" table:style-name="ce42">
            <text:p>-207,00</text:p>
          </table:table-cell>
          <table:table-cell office:value-type="float" office:value="-207" table:formula="of:=[.H3]+[.F4]+[.G4]" table:style-name="ce42">
            <text:p>-207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456" table:style-name="ce42">
            <text:p>-456,00</text:p>
          </table:table-cell>
          <table:table-cell office:value-type="float" office:value="-663" table:formula="of:=[.H4]+[.F5]+[.G5]" table:style-name="ce42">
            <text:p>-663,00</text:p>
          </table:table-cell>
          <table:table-cell table:number-columns-repeated="16376"/>
        </table:table-row>
        <table:table-row table:style-name="ro4">
          <table:table-cell office:value-type="date" office:date-value="2023-04-03T00:00:00" table:style-name="ce56">
            <text:p>03.04.2023</text:p>
          </table:table-cell>
          <table:table-cell office:value-type="string" table:style-name="ce63">
            <text:p>Kira Adem Özen 11/12 Mrmr Ryl A Blok 8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-4963" table:formula="of:=[.H5]+[.F6]+[.G6]" table:style-name="ce42">
            <text:p>-4.963,00</text:p>
          </table:table-cell>
          <table:table-cell table:number-columns-repeated="16376"/>
        </table:table-row>
        <table:table-row table:style-name="ro4">
          <table:table-cell office:value-type="date" office:date-value="2023-04-03T00:00:00" table:style-name="ce56">
            <text:p>03.04.2023</text:p>
          </table:table-cell>
          <table:table-cell office:value-type="string" table:style-name="ce63">
            <text:p>Aidat Marmara Royal Site 11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670.27" table:style-name="ce42">
            <text:p>-670,27</text:p>
          </table:table-cell>
          <table:table-cell office:value-type="float" office:value="-5633.27" table:formula="of:=[.H6]+[.F7]+[.G7]" table:style-name="ce42">
            <text:p>-5.633,27</text:p>
          </table:table-cell>
          <table:table-cell table:number-columns-repeated="16376"/>
        </table:table-row>
        <table:table-row table:style-name="ro4">
          <table:table-cell office:value-type="string" table:style-name="ce56">
            <text:p>m</text:p>
          </table:table-cell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139.9" table:style-name="ce42">
            <text:p>-139,90</text:p>
          </table:table-cell>
          <table:table-cell office:value-type="float" office:value="-5773.17" table:formula="of:=[.H7]+[.F8]+[.G8]" table:style-name="ce42">
            <text:p>-5.773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table:number-columns-repeated="2" table:style-name="ce64"/>
          <table:table-cell office:value-type="float" office:value="-1000" table:style-name="ce42">
            <text:p>-1.000,00</text:p>
          </table:table-cell>
          <table:table-cell table:style-name="ce42"/>
          <table:table-cell office:value-type="float" office:value="-1148" table:style-name="ce42">
            <text:p>-1.148,00</text:p>
          </table:table-cell>
          <table:table-cell office:value-type="float" office:value="-6921.17" table:formula="of:=[.H8]+[.F9]+[.G9]" table:style-name="ce42">
            <text:p>-6.921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table:number-columns-repeated="2" table:style-name="ce64"/>
          <table:table-cell office:value-type="float" office:value="-150" table:style-name="ce42">
            <text:p>-150,00</text:p>
          </table:table-cell>
          <table:table-cell table:style-name="ce42"/>
          <table:table-cell office:value-type="float" office:value="-93.5" table:style-name="ce42">
            <text:p>-93,50</text:p>
          </table:table-cell>
          <table:table-cell office:value-type="float" office:value="-7014.67" table:formula="of:=[.H9]+[.F10]+[.G10]" table:style-name="ce42">
            <text:p>-7.014,6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-107.14" table:formula="of:=[.D48]*-1" table:style-name="ce42">
            <text:p>-107,14</text:p>
          </table:table-cell>
          <table:table-cell table:style-name="ce42"/>
          <table:table-cell office:value-type="float" office:value="-107.14" table:style-name="ce42">
            <text:p>-107,14</text:p>
          </table:table-cell>
          <table:table-cell office:value-type="float" office:value="-7121.81" table:formula="of:=[.H10]+[.F11]+[.G11]" table:style-name="ce42">
            <text:p>-7.121,8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5461.222999999999" table:formula="of:=[.E54]" table:style-name="ce42">
            <text:p>-5.461,22</text:p>
          </table:table-cell>
          <table:table-cell table:style-name="ce42"/>
          <table:table-cell office:value-type="float" office:value="-5461.22" table:style-name="ce42">
            <text:p>-5.461,22</text:p>
          </table:table-cell>
          <table:table-cell office:value-type="float" office:value="-12583.03" table:formula="of:=[.H11]+[.F12]+[.G12]" table:style-name="ce42">
            <text:p>-12.583,0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31033.99" table:formula="of:=[.E78]" table:style-name="ce42">
            <text:p>-31.033,99</text:p>
          </table:table-cell>
          <table:table-cell table:style-name="ce42"/>
          <table:table-cell office:value-type="float" office:value="-31033.99" table:style-name="ce42">
            <text:p>-31.033,99</text:p>
          </table:table-cell>
          <table:table-cell office:value-type="float" office:value="-43617.020000000004" table:formula="of:=[.H12]+[.F13]+[.G13]" table:style-name="ce42">
            <text:p>-43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47117.020000000004" table:formula="of:=[.H13]+[.F14]+[.G14]" table:style-name="ce42">
            <text:p>-47.1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table:number-columns-repeated="2" table:style-name="ce42"/>
          <table:table-cell office:value-type="float" office:value="-1000" table:style-name="ce42">
            <text:p>-1.000,00</text:p>
          </table:table-cell>
          <table:table-cell office:value-type="float" office:value="-48117.020000000004" table:formula="of:=[.H14]+[.F15]+[.G15]" table:style-name="ce42">
            <text:p>-48.1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51617.020000000004" table:formula="of:=[.H15]+[.F16]+[.G16]" table:style-name="ce42">
            <text:p>-51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table:number-columns-repeated="2" table:style-name="ce42"/>
          <table:table-cell office:value-type="float" office:value="-1000" table:style-name="ce42">
            <text:p>-1.000,00</text:p>
          </table:table-cell>
          <table:table-cell office:value-type="float" office:value="-52617.020000000004" table:formula="of:=[.H16]+[.F17]+[.G17]" table:style-name="ce42">
            <text:p>-52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56117.020000000004" table:formula="of:=[.H17]+[.F18]+[.G18]" table:style-name="ce42">
            <text:p>-56.1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42"/>
          <table:table-cell office:value-type="float" office:value="6000" table:style-name="ce42">
            <text:p>6.000,00</text:p>
          </table:table-cell>
          <table:table-cell table:style-name="ce42"/>
          <table:table-cell office:value-type="float" office:value="-50117.020000000004" table:formula="of:=[.H18]+[.F19]+[.G19]" table:style-name="ce42">
            <text:p>-50.1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8">
            <text:p>₺7.500,00</text:p>
          </table:table-cell>
          <table:table-cell table:style-name="ce1"/>
          <table:table-cell office:value-type="float" office:value="7500" table:style-name="ce62">
            <text:p>7.500,00</text:p>
          </table:table-cell>
          <table:table-cell table:style-name="ce42"/>
          <table:table-cell office:value-type="float" office:value="-42617.020000000004" table:formula="of:=[.H19]+[.F20]+[.G20]" table:style-name="ce42">
            <text:p>-42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 ikramiye</text:p>
          </table:table-cell>
          <table:table-cell table:style-name="ce1"/>
          <table:table-cell office:value-type="currency" office:value="2000" table:style-name="ce68">
            <text:p>₺2.000,00</text:p>
          </table:table-cell>
          <table:table-cell table:style-name="ce1"/>
          <table:table-cell office:value-type="float" office:value="2000" table:style-name="ce62">
            <text:p>2.000,00</text:p>
          </table:table-cell>
          <table:table-cell table:style-name="ce42"/>
          <table:table-cell office:value-type="float" office:value="-40617.020000000004" table:formula="of:=[.H20]+[.F21]+[.G21]" table:style-name="ce42">
            <text:p>-40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8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37817.020000000004" table:formula="of:=[.H21]+[.F22]+[.G22]" table:style-name="ce42">
            <text:p>-37.8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9/12-2023-24– 30-04-23</text:p>
          </table:table-cell>
          <table:table-cell table:style-name="ce1"/>
          <table:table-cell office:value-type="currency" office:value="6500" table:style-name="ce68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31317.020000000004" table:formula="of:=[.H22]+[.F23]+[.G23]" table:style-name="ce42">
            <text:p>-31.3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8/8</text:p>
          </table:table-cell>
          <table:table-cell table:style-name="ce1"/>
          <table:table-cell office:value-type="currency" office:value="1000" table:style-name="ce117">
            <text:p>₺1.000,00</text:p>
          </table:table-cell>
          <table:table-cell table:number-columns-repeated="3" table:style-name="ce1"/>
          <table:table-cell office:value-type="float" office:value="-31317.020000000004" table:formula="of:=[.H23]+[.F24]+[.G24]" table:style-name="ce42">
            <text:p>-31.317,02</text:p>
          </table:table-cell>
          <table:table-cell table:number-columns-repeated="16376"/>
        </table:table-row>
        <table:table-row table:style-name="ro4">
          <table:table-cell office:value-type="date" office:date-value="2023-04-12T00:00:00" table:style-name="ce56">
            <text:p>12.04.2023</text:p>
          </table:table-cell>
          <table:table-cell office:value-type="string" table:style-name="ce1">
            <text:p>snyF Merdalkipel- emrullahözer-&gt;aliumutbalcı banka</text:p>
          </table:table-cell>
          <table:table-cell table:style-name="ce1"/>
          <table:table-cell table:style-name="ce61"/>
          <table:table-cell table:style-name="ce1"/>
          <table:table-cell office:value-type="float" office:value="13000" table:style-name="ce42">
            <text:p>13.000,00</text:p>
          </table:table-cell>
          <table:table-cell table:style-name="ce42"/>
          <table:table-cell office:value-type="float" office:value="-18317.020000000004" table:formula="of:=[.H24]+[.F25]+[.G25]" table:style-name="ce42">
            <text:p>-18.317,0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alumba-&gt;hmb iş 13000 iade havale</text:p>
          </table:table-cell>
          <table:table-cell table:style-name="ce1"/>
          <table:table-cell table:style-name="ce61"/>
          <table:table-cell table:number-columns-repeated="3" table:style-name="ce1"/>
          <table:table-cell office:value-type="float" office:value="-18317.020000000004" table:formula="of:=[.H25]+[.F26]+[.G26]" table:style-name="ce42">
            <text:p>-18.317,02</text:p>
          </table:table-cell>
          <table:table-cell table:number-columns-repeated="16376"/>
        </table:table-row>
        <table:table-row table:style-name="ro4">
          <table:table-cell office:value-type="date" office:date-value="2023-04-26T00:00:00" table:style-name="ce56">
            <text:p>26.04.2023</text:p>
          </table:table-cell>
          <table:table-cell office:value-type="string" table:style-name="ce1">
            <text:p>snyF Merdalkipel-&gt;aliumutbalcı banka</text:p>
          </table:table-cell>
          <table:table-cell table:number-columns-repeated="3" table:style-name="ce1"/>
          <table:table-cell office:value-type="float" office:value="28080" table:style-name="ce42">
            <text:p>28.080,00</text:p>
          </table:table-cell>
          <table:table-cell table:style-name="ce42"/>
          <table:table-cell office:value-type="float" office:value="9762.9799999999959" table:formula="of:=[.H26]+[.F27]+[.G27]" table:style-name="ce42">
            <text:p>9.762,98</text:p>
          </table:table-cell>
          <table:table-cell table:number-columns-repeated="16376"/>
        </table:table-row>
        <table:table-row table:style-name="ro4">
          <table:table-cell office:value-type="date" office:date-value="2023-04-26T00:00:00" table:style-name="ce56">
            <text:p>26.04.2023</text:p>
          </table:table-cell>
          <table:table-cell office:value-type="string" table:style-name="ce1">
            <text:p>ziraate sigorta için havale 3400 aliden + 600</text:p>
          </table:table-cell>
          <table:table-cell table:number-columns-repeated="3" table:style-name="ce1"/>
          <table:table-cell table:style-name="ce42"/>
          <table:table-cell office:value-type="float" office:value="-600" table:style-name="ce42">
            <text:p>-600,00</text:p>
          </table:table-cell>
          <table:table-cell office:value-type="float" office:value="9162.9799999999959" table:formula="of:=[.H27]+[.F28]+[.G28]" table:style-name="ce42">
            <text:p>9.162,98</text:p>
          </table:table-cell>
          <table:table-cell table:number-columns-repeated="16376"/>
        </table:table-row>
        <table:table-row table:style-name="ro4">
          <table:table-cell office:value-type="date" office:date-value="2023-04-26T00:00:00" table:style-name="ce56">
            <text:p>26.04.2023</text:p>
          </table:table-cell>
          <table:table-cell office:value-type="string" table:style-name="ce1">
            <text:p>işbank emekli maaşı promosyon iade</text:p>
          </table:table-cell>
          <table:table-cell table:number-columns-repeated="3" table:style-name="ce1"/>
          <table:table-cell table:style-name="ce42"/>
          <table:table-cell office:value-type="float" office:value="-1615.77" table:style-name="ce42">
            <text:p>-1.615,77</text:p>
          </table:table-cell>
          <table:table-cell office:value-type="float" office:value="7547.2099999999955" table:formula="of:=[.H28]+[.F29]+[.G29]" table:style-name="ce42">
            <text:p>7.547,21</text:p>
          </table:table-cell>
          <table:table-cell table:number-columns-repeated="16376"/>
        </table:table-row>
        <table:table-row table:style-name="ro4">
          <table:table-cell office:value-type="date" office:date-value="2023-04-26T00:00:00" table:style-name="ce56">
            <text:p>26.04.2023</text:p>
          </table:table-cell>
          <table:table-cell office:value-type="string" table:style-name="ce1">
            <text:p>işbank emekli maaşı promosyon 3 yıllık</text:p>
          </table:table-cell>
          <table:table-cell table:number-columns-repeated="3" table:style-name="ce1"/>
          <table:table-cell office:value-type="float" office:value="6750" table:style-name="ce62">
            <text:p>6.750,00</text:p>
          </table:table-cell>
          <table:table-cell table:style-name="ce42"/>
          <table:table-cell office:value-type="float" office:value="14297.209999999995" table:formula="of:=[.H29]+[.F30]+[.G30]" table:style-name="ce62">
            <text:p>14.297,21</text:p>
          </table:table-cell>
          <table:table-cell table:number-columns-repeated="16376"/>
        </table:table-row>
        <table:table-row table:number-rows-repeated="4" table:style-name="ro4">
          <table:table-cell table:number-columns-repeated="5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03"/>
          <table:table-cell table:number-columns-repeated="3" table:style-name="ce99"/>
          <table:table-cell table:style-name="ce100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03"/>
          <table:table-cell table:style-name="ce99"/>
          <table:table-cell table:style-name="ce101"/>
          <table:table-cell table:number-columns-repeated="2" table:style-name="ce99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4161.9400000000005" table:formula="of:=SUM([.D43:.D50])" table:style-name="ce76">
            <text:p>4.161,94</text:p>
          </table:table-cell>
          <table:table-cell office:value-type="float" office:value="4162" table:formula="of:=SUM([.E43:.E50])" table:style-name="ce76">
            <text:p>4.162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835.27" table:style-name="ce1">
            <text:p>835,27</text:p>
          </table:table-cell>
          <table:table-cell office:value-type="float" office:value="835" table:style-name="ce42">
            <text:p>83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40.45" table:style-name="ce1">
            <text:p>1240,45</text:p>
          </table:table-cell>
          <table:table-cell office:value-type="float" office:value="1240" table:style-name="ce42">
            <text:p>1.240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95.7" table:style-name="ce1">
            <text:p>195,7</text:p>
          </table:table-cell>
          <table:table-cell office:value-type="float" office:value="195" table:style-name="ce1">
            <text:p>19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448.09" table:style-name="ce1">
            <text:p>1448,09</text:p>
          </table:table-cell>
          <table:table-cell office:value-type="float" office:value="1450" table:style-name="ce1">
            <text:p>145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35.29" table:style-name="ce1">
            <text:p>335,2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office:value-type="float" office:value="107.14" table:style-name="ce64">
            <text:p>107,14</text:p>
          </table:table-cell>
          <table:table-cell office:value-type="float" office:value="107" table:style-name="ce1">
            <text:p>107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5461.222999999999" table:formula="of:=SUM([.E55:.E75])" table:style-name="ce55">
            <text:p>-5461,22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5/9</text:p>
          </table:table-cell>
          <table:table-cell table:style-name="ce64"/>
          <table:table-cell office:value-type="string" table:style-name="ce64">
            <text:p><text:s/>5 – 9</text:p>
          </table:table-cell>
          <table:table-cell office:value-type="float" office:value="-1111.1099999999999" table:style-name="ce62">
            <text:p>-1.111,1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A.Umut Balcı 1589,85 ¼ taksit</text:p>
          </table:table-cell>
          <table:table-cell table:style-name="ce64"/>
          <table:table-cell office:value-type="string" table:style-name="ce64">
            <text:p><text:s/>4 – 4</text:p>
          </table:table-cell>
          <table:table-cell office:value-type="float" office:value="-397.47" table:style-name="ce62">
            <text:p>-397,4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P.Özlem Balcı Atila ev -323,65 ¼ taksit</text:p>
          </table:table-cell>
          <table:table-cell table:style-name="ce64"/>
          <table:table-cell office:value-type="string" table:style-name="ce64">
            <text:p><text:s/>4 – 4</text:p>
          </table:table-cell>
          <table:table-cell office:value-type="float" office:value="-80.92" table:style-name="ce62">
            <text:p>-80,92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H.Murat Balcı 508,20 ¼ taksit</text:p>
          </table:table-cell>
          <table:table-cell table:style-name="ce64"/>
          <table:table-cell office:value-type="string" table:style-name="ce64">
            <text:p><text:s/>4 – 4</text:p>
          </table:table-cell>
          <table:table-cell office:value-type="float" office:value="-127.05" table:style-name="ce62">
            <text:p>-127,0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Ayşe Balcı 197,25 ¼ taksit</text:p>
          </table:table-cell>
          <table:table-cell table:style-name="ce64"/>
          <table:table-cell office:value-type="string" table:style-name="ce64">
            <text:p><text:s/>4 – 4</text:p>
          </table:table-cell>
          <table:table-cell office:value-type="float" office:value="-49.323" table:style-name="ce62">
            <text:p>-49,32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8T00:00:00" table:style-name="ce56">
            <text:p>28.02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43">
            <text:p><text:s/>2 – 3</text:p>
          </table:table-cell>
          <table:table-cell office:value-type="float" office:value="-145.99" table:style-name="ce62">
            <text:p>-145,9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8T00:00:00" table:style-name="ce56">
            <text:p>28.02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43">
            <text:p><text:s/>2 – 3</text:p>
          </table:table-cell>
          <table:table-cell office:value-type="float" office:value="-134.74" table:style-name="ce62">
            <text:p>-134,74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2-28T00:00:00" table:style-name="ce56">
            <text:p>28.02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43">
            <text:p><text:s/>2 – 3</text:p>
          </table:table-cell>
          <table:table-cell office:value-type="float" office:value="-378.33" table:style-name="ce62">
            <text:p>-378,33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azarama ist uçak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3">
            <text:p><text:s/>2 – 4</text:p>
          </table:table-cell>
          <table:table-cell office:value-type="float" office:value="-164.98" table:style-name="ce62">
            <text:p>-164,98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16">
            <text:p><text:s/>1 – 3</text:p>
          </table:table-cell>
          <table:table-cell office:value-type="float" office:value="-240.06" table:style-name="ce62">
            <text:p>-240,06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1 – 10</text:p>
          </table:table-cell>
          <table:table-cell office:value-type="float" office:value="-61.39" table:style-name="ce62">
            <text:p>-61,39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1 – 6</text:p>
          </table:table-cell>
          <table:table-cell office:value-type="float" office:value="-376.49" table:style-name="ce62">
            <text:p>-376,49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2-28T00:00:00" table:style-name="ce56">
            <text:p>28.02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43"/>
          <table:table-cell office:value-type="float" office:value="-161.31" table:style-name="ce62">
            <text:p>-161,31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01T00:00:00" table:style-name="ce56">
            <text:p>01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43"/>
          <table:table-cell office:value-type="float" office:value="-137.93" table:style-name="ce62">
            <text:p>-137,93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02T00:00:00" table:style-name="ce56">
            <text:p>02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43"/>
          <table:table-cell office:value-type="float" office:value="-121.99" table:style-name="ce62">
            <text:p>-121,99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19T00:00:00" table:style-name="ce56">
            <text:p>19.03.2023</text:p>
          </table:table-cell>
          <table:table-cell office:value-type="string" table:style-name="ce1">
            <text:p>ankara kuruyemiş</text:p>
          </table:table-cell>
          <table:table-cell table:style-name="ce1"/>
          <table:table-cell table:style-name="ce43"/>
          <table:table-cell office:value-type="float" office:value="-94.85" table:style-name="ce62">
            <text:p>-94,85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20T00:00:00" table:style-name="ce56">
            <text:p>20.03.2023</text:p>
          </table:table-cell>
          <table:table-cell office:value-type="string" table:style-name="ce1">
            <text:p>toyota gaz banaz</text:p>
          </table:table-cell>
          <table:table-cell table:style-name="ce1"/>
          <table:table-cell table:style-name="ce43"/>
          <table:table-cell office:value-type="float" office:value="-456.1" table:style-name="ce62">
            <text:p>-456,1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20T00:00:00" table:style-name="ce56">
            <text:p>20.03.2023</text:p>
          </table:table-cell>
          <table:table-cell office:value-type="string" table:style-name="ce1">
            <text:p>yemek afyon-çay</text:p>
          </table:table-cell>
          <table:table-cell table:number-columns-repeated="2" table:style-name="ce1"/>
          <table:table-cell office:value-type="float" office:value="-110" table:style-name="ce62">
            <text:p>-11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22T00:00:00" table:style-name="ce56">
            <text:p>22.03.2023</text:p>
          </table:table-cell>
          <table:table-cell office:value-type="string" table:style-name="ce1">
            <text:p>toyota gaz-benzin ankara</text:p>
          </table:table-cell>
          <table:table-cell table:style-name="ce1"/>
          <table:table-cell table:style-name="ce43"/>
          <table:table-cell office:value-type="float" office:value="-554.11" table:style-name="ce62">
            <text:p>-554,1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25T00:00:00" table:style-name="ce56">
            <text:p>25.03.2023</text:p>
          </table:table-cell>
          <table:table-cell office:value-type="string" table:style-name="ce1">
            <text:p>kk aidat</text:p>
          </table:table-cell>
          <table:table-cell table:style-name="ce1"/>
          <table:table-cell table:style-name="ce43"/>
          <table:table-cell office:value-type="float" office:value="-530.54999999999995" table:style-name="ce62">
            <text:p>-530,5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25T00:00:00" table:style-name="ce56">
            <text:p>25.03.2023</text:p>
          </table:table-cell>
          <table:table-cell office:value-type="string" table:style-name="ce1">
            <text:p>kk aidat bsmv</text:p>
          </table:table-cell>
          <table:table-cell table:style-name="ce1"/>
          <table:table-cell table:style-name="ce43"/>
          <table:table-cell office:value-type="float" office:value="-26.53" table:style-name="ce62">
            <text:p>-26,53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2" table:style-name="ce1"/>
          <table:table-cell table:style-name="ce43"/>
          <table:table-cell office:value-type="string" table:style-name="ce62">
            <text:p>hesap kesim</text:p>
          </table:table-cell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31033.99" table:formula="of:=SUM([.E79:.E83])" table:style-name="ce55">
            <text:p>-31033,99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2-27T00:00:00" table:style-name="ce56">
            <text:p>27.02.2023</text:p>
          </table:table-cell>
          <table:table-cell office:value-type="string" table:style-name="ce64">
            <text:p>yasemin okul</text:p>
          </table:table-cell>
          <table:table-cell table:number-columns-repeated="2" table:style-name="ce64"/>
          <table:table-cell office:value-type="float" office:value="-30374" table:style-name="ce62">
            <text:p>-30.374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08T00:00:00" table:style-name="ce56">
            <text:p>08.03.2023</text:p>
          </table:table-cell>
          <table:table-cell office:value-type="string" table:style-name="ce64">
            <text:p>et</text:p>
          </table:table-cell>
          <table:table-cell table:number-columns-repeated="2" table:style-name="ce64"/>
          <table:table-cell office:value-type="float" office:value="-160" table:style-name="ce62">
            <text:p>-16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09T00:00:00" table:style-name="ce56">
            <text:p>09.03.2023</text:p>
          </table:table-cell>
          <table:table-cell office:value-type="string" table:style-name="ce64">
            <text:p>benzin çapa</text:p>
          </table:table-cell>
          <table:table-cell table:number-columns-repeated="2" table:style-name="ce64"/>
          <table:table-cell office:value-type="float" office:value="-160.04" table:style-name="ce62">
            <text:p>-160,0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64">
            <text:p>et</text:p>
          </table:table-cell>
          <table:table-cell table:number-columns-repeated="2" table:style-name="ce64"/>
          <table:table-cell office:value-type="float" office:value="-110" table:style-name="ce62">
            <text:p>-11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5T00:00:00" table:style-name="ce56">
            <text:p>15.03.2023</text:p>
          </table:table-cell>
          <table:table-cell office:value-type="string" table:style-name="ce64">
            <text:p>dnz kk et yğ soğn bbr</text:p>
          </table:table-cell>
          <table:table-cell table:number-columns-repeated="2" table:style-name="ce64"/>
          <table:table-cell office:value-type="float" office:value="-229.95" table:style-name="ce62">
            <text:p>-229,9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office:value-type="string" table:style-name="ce62">
            <text:p>hesap kesim</text:p>
          </table:table-cell>
          <table:table-cell table:number-columns-repeated="16379" table:style-name="ce1"/>
        </table:table-row>
        <table:table-row table:number-rows-repeated="12" table:style-name="ro4">
          <table:table-cell table:style-name="ce56"/>
          <table:table-cell table:style-name="ce79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number-rows-repeated="11" table:style-name="ro4">
          <table:table-cell table:style-name="ce56"/>
          <table:table-cell table:style-name="ce79"/>
          <table:table-cell table:number-columns-repeated="2" table:style-name="ce1"/>
          <table:table-cell table:style-name="ce62"/>
          <table:table-cell table:number-columns-repeated="16379"/>
        </table:table-row>
        <table:table-row table:number-rows-repeated="3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3 Nisan <text:s/>Devir</text:p>
          </table:table-cell>
          <table:table-cell table:style-name="ce52"/>
          <table:table-cell table:style-name="ce54"/>
          <table:table-cell office:value-type="float" office:value="367483.41000000003" table:formula="of:=SUM([.E112:.E120])" table:style-name="ce55">
            <text:p>367483,41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44063.82" table:style-name="ce50">
            <text:p>44.063,82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6000.59" table:style-name="ce50">
            <text:p>6.000,59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265" table:style-name="ce25">
            <text:p>1.265,00</text:p>
          </table:table-cell>
          <table:table-cell office:value-type="float" office:value="111" table:style-name="ce25">
            <text:p>111,00</text:p>
          </table:table-cell>
          <table:table-cell office:value-type="float" office:value="140415" table:formula="of:=[.D116]*[.C116]" table:style-name="ce50">
            <text:p>140.415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9.5" table:style-name="ce25">
            <text:p>19,50</text:p>
          </table:table-cell>
          <table:table-cell office:value-type="float" office:value="850" table:style-name="ce25">
            <text:p>850,00</text:p>
          </table:table-cell>
          <table:table-cell office:value-type="float" office:value="16575" table:formula="of:=[.D117]*[.C117]" table:style-name="ce50">
            <text:p>16.575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1.41" table:style-name="ce25">
            <text:p>21,41</text:p>
          </table:table-cell>
          <table:table-cell office:value-type="float" office:value="100" table:style-name="ce25">
            <text:p>100,00</text:p>
          </table:table-cell>
          <table:table-cell office:value-type="float" office:value="2141" table:formula="of:=[.D118]*[.C118]" table:style-name="ce50">
            <text:p>2.141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40000" table:style-name="ce50">
            <text:p>40.0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200" table:style-name="ce50">
            <text:p>1.2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49">
            <text:p>Nisan Bakiye</text:p>
          </table:table-cell>
          <table:table-cell office:value-type="float" office:value="14297.21" table:formula="of:=[.H2]" table:style-name="ce42">
            <text:p>14.297,21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81780.62000000005" table:formula="of:=SUM([.E112:.E122])" table:style-name="ce1">
            <text:p>381780,62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3_23" table:style-name="ta4">
        <table:table-column table:style-name="co19" table:default-cell-style-name="ce1"/>
        <table:table-column table:style-name="co34" table:default-cell-style-name="ce1"/>
        <table:table-column table:style-name="co35" table:default-cell-style-name="ce1"/>
        <table:table-column table:style-name="co18" table:default-cell-style-name="ce1"/>
        <table:table-column table:style-name="co3" table:default-cell-style-name="ce1"/>
        <table:table-column table:style-name="co19" table:default-cell-style-name="ce1"/>
        <table:table-column table:style-name="co47" table:default-cell-style-name="ce1"/>
        <table:table-column table:style-name="co4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MART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88189" table:formula="of:=SUM([.D5:.D36])" table:style-name="ce60">
            <text:p>88.189,00</text:p>
          </table:table-cell>
          <table:table-cell office:value-type="float" office:value="-24634.690000000002" table:formula="of:=SUM([.E5:.E35])" table:style-name="ce60">
            <text:p>-24.634,69</text:p>
          </table:table-cell>
          <table:table-cell office:value-type="float" office:value="23139.34" table:formula="of:=SUM([.F4:.F36])" table:style-name="ce60">
            <text:p>23.139,34</text:p>
          </table:table-cell>
          <table:table-cell office:value-type="float" office:value="-33283.54" table:formula="of:=SUM([.G5:.G40])" table:style-name="ce60">
            <text:p>-33.283,54</text:p>
          </table:table-cell>
          <table:table-cell office:value-type="float" office:value="-10144.200000000001" table:formula="of:=[.F2]+[.G2]" table:style-name="ce60">
            <text:p>-10.144,2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4" table:style-name="ce1"/>
          <table:table-cell table:style-name="ce42"/>
          <table:table-cell office:value-type="float" office:value="0" table:formula="of:=[.F3]+[.G3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3-01T00:00:00" table:style-name="ce56">
            <text:p>01.03.2023</text:p>
          </table:table-cell>
          <table:table-cell office:value-type="string" table:style-name="ce49">
            <text:p>hasan avşar selanik için havale</text:p>
          </table:table-cell>
          <table:table-cell table:number-columns-repeated="3" table:style-name="ce1"/>
          <table:table-cell office:value-type="float" office:value="5000" table:style-name="ce1">
            <text:p>5000</text:p>
          </table:table-cell>
          <table:table-cell table:style-name="ce42"/>
          <table:table-cell office:value-type="float" office:value="5000" table:formula="of:=[.H3]+[.F4]+[.G4]" table:style-name="ce42">
            <text:p>5.000,00</text:p>
          </table:table-cell>
          <table:table-cell table:number-columns-repeated="16376"/>
        </table:table-row>
        <table:table-row table:style-name="ro4">
          <table:table-cell office:value-type="date" office:date-value="2023-03-06T00:00:00" table:style-name="ce56">
            <text:p>06.03.2023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24" table:style-name="ce42">
            <text:p>-224,00</text:p>
          </table:table-cell>
          <table:table-cell office:value-type="float" office:value="4776" table:formula="of:=[.H4]+[.F5]+[.G5]" table:style-name="ce42">
            <text:p>4.776,00</text:p>
          </table:table-cell>
          <table:table-cell table:number-columns-repeated="16376"/>
        </table:table-row>
        <table:table-row table:style-name="ro4">
          <table:table-cell office:value-type="date" office:date-value="2023-03-06T00:00:00" table:style-name="ce56">
            <text:p>06.03.2023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461" table:style-name="ce42">
            <text:p>-461,00</text:p>
          </table:table-cell>
          <table:table-cell office:value-type="float" office:value="4315" table:formula="of:=[.H5]+[.F6]+[.G6]" table:style-name="ce42">
            <text:p>4.315,00</text:p>
          </table:table-cell>
          <table:table-cell table:number-columns-repeated="16376"/>
        </table:table-row>
        <table:table-row table:style-name="ro4">
          <table:table-cell office:value-type="date" office:date-value="2023-03-14T00:00:00" table:style-name="ce56">
            <text:p>14.03.2023</text:p>
          </table:table-cell>
          <table:table-cell office:value-type="string" table:style-name="ce63">
            <text:p>Kira Adem Özen 10/12 Mrmr Ryl A Blok 8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15" table:formula="of:=[.H6]+[.F7]+[.G7]" table:style-name="ce42">
            <text:p>15,00</text:p>
          </table:table-cell>
          <table:table-cell table:number-columns-repeated="16376"/>
        </table:table-row>
        <table:table-row table:style-name="ro4">
          <table:table-cell office:value-type="date" office:date-value="2023-03-02T00:00:00" table:style-name="ce56">
            <text:p>02.03.2023</text:p>
          </table:table-cell>
          <table:table-cell office:value-type="string" table:style-name="ce63">
            <text:p>Aidat Marmara Royal Site 10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42"/>
          <table:table-cell office:value-type="float" office:value="-672.15" table:style-name="ce42">
            <text:p>-672,15</text:p>
          </table:table-cell>
          <table:table-cell office:value-type="float" office:value="-657.15" table:formula="of:=[.H7]+[.F8]+[.G8]" table:style-name="ce42">
            <text:p>-657,15</text:p>
          </table:table-cell>
          <table:table-cell table:number-columns-repeated="16376"/>
        </table:table-row>
        <table:table-row table:style-name="ro4">
          <table:table-cell office:value-type="date" office:date-value="2023-03-02T00:00:00" table:style-name="ce56">
            <text:p>02.03.2023</text:p>
          </table:table-cell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42">
            <text:p>-150,00</text:p>
          </table:table-cell>
          <table:table-cell table:style-name="ce42"/>
          <table:table-cell office:value-type="float" office:value="-187.46" table:style-name="ce42">
            <text:p>-187,46</text:p>
          </table:table-cell>
          <table:table-cell office:value-type="float" office:value="-844.61" table:formula="of:=[.H8]+[.F9]+[.G9]" table:style-name="ce42">
            <text:p>-844,6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table:number-columns-repeated="2" table:style-name="ce64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-1464.5" table:style-name="ce42">
            <text:p>-1.464,50</text:p>
          </table:table-cell>
          <table:table-cell office:value-type="float" office:value="-2309.11" table:formula="of:=[.H9]+[.F10]+[.G10]" table:style-name="ce42">
            <text:p>-2.309,1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table:number-columns-repeated="2" table:style-name="ce64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64.5" table:style-name="ce42">
            <text:p>-64,50</text:p>
          </table:table-cell>
          <table:table-cell office:value-type="float" office:value="-2373.61" table:formula="of:=[.H10]+[.F11]+[.G11]" table:style-name="ce42">
            <text:p>-2.373,6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number-columns-repeated="2" table:style-name="ce1"/>
          <table:table-cell office:value-type="float" office:value="-64.930000000000007" table:formula="of:=[.D53]*-1" table:style-name="ce42">
            <text:p>-64,93</text:p>
          </table:table-cell>
          <table:table-cell table:style-name="ce42"/>
          <table:table-cell office:value-type="float" office:value="-64.930000000000007" table:style-name="ce42">
            <text:p>-64,93</text:p>
          </table:table-cell>
          <table:table-cell office:value-type="float" office:value="-2438.54" table:formula="of:=[.H11]+[.F12]+[.G12]" table:style-name="ce42">
            <text:p>-2.438,5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7675.4" table:formula="of:=[.E58]" table:style-name="ce42">
            <text:p>-7.675,40</text:p>
          </table:table-cell>
          <table:table-cell table:style-name="ce42"/>
          <table:table-cell office:value-type="float" office:value="-7675.38" table:style-name="ce42">
            <text:p>-7.675,38</text:p>
          </table:table-cell>
          <table:table-cell office:value-type="float" office:value="-10113.92" table:formula="of:=[.H12]+[.F13]+[.G13]" table:style-name="ce42">
            <text:p>-10.113,9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1174.72" table:formula="of:=[.E95]" table:style-name="ce42">
            <text:p>-1.174,72</text:p>
          </table:table-cell>
          <table:table-cell table:style-name="ce1"/>
          <table:table-cell office:value-type="float" office:value="-1174.72" table:style-name="ce42">
            <text:p>-1.174,72</text:p>
          </table:table-cell>
          <table:table-cell office:value-type="float" office:value="-11288.64" table:formula="of:=[.H13]+[.F14]+[.G14]" table:style-name="ce42">
            <text:p>-11.288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50" table:style-name="ce42">
            <text:p>-2.750,00</text:p>
          </table:table-cell>
          <table:table-cell office:value-type="float" office:value="-14038.64" table:formula="of:=[.H14]+[.F15]+[.G15]" table:style-name="ce42">
            <text:p>-14.038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 merdaldan elektrik parası ile 1129+1621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1621" table:style-name="ce42">
            <text:p>-1.621,00</text:p>
          </table:table-cell>
          <table:table-cell office:value-type="float" office:value="-15659.64" table:formula="of:=[.H15]+[.F16]+[.G16]" table:style-name="ce42">
            <text:p>-15.659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50" table:style-name="ce42">
            <text:p>-2.750,00</text:p>
          </table:table-cell>
          <table:table-cell office:value-type="float" office:value="-18409.64" table:formula="of:=[.H16]+[.F17]+[.G17]" table:style-name="ce42">
            <text:p>-18.409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5">
            <text:p>1.111,00</text:p>
          </table:table-cell>
          <table:table-cell table:style-name="ce62"/>
          <table:table-cell table:number-columns-repeated="2" table:style-name="ce42"/>
          <table:table-cell office:value-type="float" office:value="-18409.64" table:formula="of:=[.H17]+[.F18]+[.G18]" table:style-name="ce42">
            <text:p>-18.409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 dr184 kk</text:p>
          </table:table-cell>
          <table:table-cell table:style-name="ce1"/>
          <table:table-cell office:value-type="float" office:value="2428" table:style-name="ce25">
            <text:p>2.428,00</text:p>
          </table:table-cell>
          <table:table-cell table:style-name="ce62"/>
          <table:table-cell table:number-columns-repeated="2" table:style-name="ce42"/>
          <table:table-cell office:value-type="float" office:value="-18409.64" table:formula="of:=[.H18]+[.F19]+[.G19]" table:style-name="ce42">
            <text:p>-18.409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68">
            <text:p>₺5.500,00</text:p>
          </table:table-cell>
          <table:table-cell table:style-name="ce1"/>
          <table:table-cell office:value-type="float" office:value="5589.34" table:style-name="ce42">
            <text:p>5.589,34</text:p>
          </table:table-cell>
          <table:table-cell table:style-name="ce42"/>
          <table:table-cell office:value-type="float" office:value="-12820.3" table:formula="of:=[.H19]+[.F20]+[.G20]" table:style-name="ce42">
            <text:p>-12.82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8">
            <text:p>₺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11170.3" table:formula="of:=[.H20]+[.F21]+[.G21]" table:style-name="ce42">
            <text:p>-11.170,30</text:p>
          </table:table-cell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Doğuş Kira 8/12-2023-24– 30-03-23 6000+500</text:p>
          </table:table-cell>
          <table:table-cell table:style-name="ce1"/>
          <table:table-cell office:value-type="currency" office:value="6500" table:style-name="ce118">
            <text:p>₺6.500,00</text:p>
          </table:table-cell>
          <table:table-cell table:style-name="ce1"/>
          <table:table-cell office:value-type="float" office:value="6500" table:style-name="ce73">
            <text:p>6.500,00</text:p>
          </table:table-cell>
          <table:table-cell table:style-name="ce42"/>
          <table:table-cell office:value-type="float" office:value="-4670.2999999999993" table:formula="of:=[.H21]+[.F22]+[.G22]" table:style-name="ce42">
            <text:p>-4.6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5-6-7-8</text:p>
          </table:table-cell>
          <table:table-cell table:style-name="ce1"/>
          <table:table-cell table:style-name="ce61"/>
          <table:table-cell table:style-name="ce1"/>
          <table:table-cell office:value-type="float" office:value="4000" table:style-name="ce42">
            <text:p>4.000,00</text:p>
          </table:table-cell>
          <table:table-cell table:style-name="ce42"/>
          <table:table-cell office:value-type="float" office:value="-670.29999999999927" table:formula="of:=[.H22]+[.F23]+[.G23]" table:style-name="ce42">
            <text:p>-6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elektrik teminat</text:p>
          </table:table-cell>
          <table:table-cell table:style-name="ce1"/>
          <table:table-cell table:style-name="ce61"/>
          <table:table-cell table:style-name="ce1"/>
          <table:table-cell office:value-type="float" office:value="400" table:style-name="ce42">
            <text:p>400,00</text:p>
          </table:table-cell>
          <table:table-cell table:style-name="ce42"/>
          <table:table-cell office:value-type="float" office:value="-270.29999999999927" table:formula="of:=[.H23]+[.F24]+[.G24]" table:style-name="ce42">
            <text:p>-2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4*1000 kira + 400 teminat + 342,40 şubat elektrik – 58 TL iade</text:p>
          </table:table-cell>
          <table:table-cell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-270.29999999999927" table:formula="of:=[.H24]+[.F25]+[.G25]" table:style-name="ce42">
            <text:p>-2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bankadan ali umut balcıya 4800 TL kira havalesi</text:p>
          </table:table-cell>
          <table:table-cell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-270.29999999999927" table:formula="of:=[.H25]+[.F26]+[.G26]" table:style-name="ce42">
            <text:p>-2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7/8</text:p>
          </table:table-cell>
          <table:table-cell table:style-name="ce1"/>
          <table:table-cell office:value-type="currency" office:value="1000" table:style-name="ce117">
            <text:p>₺1.000,00</text:p>
          </table:table-cell>
          <table:table-cell table:number-columns-repeated="2" table:style-name="ce1"/>
          <table:table-cell table:style-name="ce42"/>
          <table:table-cell office:value-type="float" office:value="-270.29999999999927" table:formula="of:=[.H26]+[.F27]+[.G27]" table:style-name="ce42">
            <text:p>-270,30</text:p>
          </table:table-cell>
          <table:table-cell table:number-columns-repeated="16376"/>
        </table:table-row>
        <table:table-row table:style-name="ro4">
          <table:table-cell office:value-type="date" office:date-value="2023-03-17T00:00:00" table:style-name="ce56">
            <text:p>17.03.2023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118"/>
          <table:table-cell table:number-columns-repeated="2" table:style-name="ce1"/>
          <table:table-cell office:value-type="float" office:value="-200" table:style-name="ce42">
            <text:p>-200,00</text:p>
          </table:table-cell>
          <table:table-cell office:value-type="float" office:value="-470.29999999999927" table:formula="of:=[.H27]+[.F28]+[.G28]" table:style-name="ce42">
            <text:p>-470,30</text:p>
          </table:table-cell>
          <table:table-cell table:number-columns-repeated="16376"/>
        </table:table-row>
        <table:table-row table:style-name="ro4">
          <table:table-cell office:value-type="date" office:date-value="2023-03-15T00:00:00" table:style-name="ce56">
            <text:p>15.03.2023</text:p>
          </table:table-cell>
          <table:table-cell office:value-type="string" table:style-name="ce1">
            <text:p>ziraate kredi için havale</text:p>
          </table:table-cell>
          <table:table-cell table:style-name="ce1"/>
          <table:table-cell table:style-name="ce118"/>
          <table:table-cell table:number-columns-repeated="2" table:style-name="ce1"/>
          <table:table-cell office:value-type="float" office:value="-3450" table:style-name="ce42">
            <text:p>-3.450,00</text:p>
          </table:table-cell>
          <table:table-cell office:value-type="float" office:value="-3920.2999999999993" table:formula="of:=[.H28]+[.F29]+[.G29]" table:style-name="ce42">
            <text:p>-3.920,3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style-name="ce62"/>
          <table:table-cell table:style-name="ce1"/>
          <table:table-cell table:style-name="ce42"/>
          <table:table-cell office:value-type="float" office:value="-3920.2999999999993" table:formula="of:=[.H29]+[.F30]+[.G30]" table:style-name="ce42">
            <text:p>-3.920,30</text:p>
          </table:table-cell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ALUMBA YGVBeynname 2022 Damga Vergisi</text:p>
          </table:table-cell>
          <table:table-cell table:style-name="ce1"/>
          <table:table-cell table:style-name="ce61"/>
          <table:table-cell office:value-type="float" office:value="-294.89999999999998" table:style-name="ce42">
            <text:p>-294,90</text:p>
          </table:table-cell>
          <table:table-cell table:style-name="ce1"/>
          <table:table-cell office:value-type="float" office:value="-294.89999999999998" table:style-name="ce42">
            <text:p>-294,90</text:p>
          </table:table-cell>
          <table:table-cell office:value-type="float" office:value="-4215.1999999999989" table:formula="of:=[.H30]+[.F31]+[.G31]" table:style-name="ce42">
            <text:p>-4.215,20</text:p>
          </table:table-cell>
          <table:table-cell table:number-columns-repeated="16376"/>
        </table:table-row>
        <table:table-row table:style-name="ro4">
          <table:table-cell office:value-type="date" office:date-value="2023-03-30T00:00:00" table:style-name="ce56">
            <text:p>30.03.2023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currency" office:value="70000" table:style-name="ce61">
            <text:p>₺70.000,00</text:p>
          </table:table-cell>
          <table:table-cell table:style-name="ce1"/>
          <table:table-cell table:number-columns-repeated="2" table:style-name="ce42"/>
          <table:table-cell office:value-type="float" office:value="-4215.1999999999989" table:formula="of:=[.H31]+[.F32]+[.G32]" table:style-name="ce42">
            <text:p>-4.215,2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-4215.1999999999989" table:formula="of:=[.H32]+[.F33]+[.G33]" table:style-name="ce42">
            <text:p>-4.215,2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2" table:style-name="ce42"/>
          <table:table-cell office:value-type="float" office:value="-4215.1999999999989" table:formula="of:=[.H33]+[.F34]+[.G34]" table:style-name="ce42">
            <text:p>-4.215,20</text:p>
          </table:table-cell>
          <table:table-cell table:number-columns-repeated="16376"/>
        </table:table-row>
        <table:table-row table:style-name="ro4">
          <table:table-cell office:value-type="date" office:date-value="2023-03-13T00:00:00" table:style-name="ce56">
            <text:p>13.03.2023</text:p>
          </table:table-cell>
          <table:table-cell office:value-type="string" table:style-name="ce1">
            <text:p>Ali Umut BALCI snyG-Meti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62"/>
          <table:table-cell table:number-columns-repeated="2" table:style-name="ce42"/>
          <table:table-cell office:value-type="float" office:value="-4215.1999999999989" table:formula="of:=[.H34]+[.F35]+[.G35]" table:style-name="ce42">
            <text:p>-4.215,20</text:p>
          </table:table-cell>
          <table:table-cell table:number-columns-repeated="16376"/>
        </table:table-row>
        <table:table-row table:style-name="ro4">
          <table:table-cell office:value-type="date" office:date-value="2023-03-13T00:00:00" table:style-name="ce56">
            <text:p>13.03.2023</text:p>
          </table:table-cell>
          <table:table-cell office:value-type="string" table:style-name="ce1">
            <text:p>Ali Umut BALCI snyG-Dura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62"/>
          <table:table-cell table:number-columns-repeated="2" table:style-name="ce42"/>
          <table:table-cell office:value-type="float" office:value="-4215.1999999999989" table:formula="of:=[.H35]+[.F36]+[.G36]" table:style-name="ce42">
            <text:p>-4.215,20</text:p>
          </table:table-cell>
          <table:table-cell table:number-columns-repeated="16376"/>
        </table:table-row>
        <table:table-row table:style-name="ro4">
          <table:table-cell office:value-type="date" office:date-value="2023-03-13T00:00:00" table:style-name="ce56">
            <text:p>13.03.2023</text:p>
          </table:table-cell>
          <table:table-cell office:value-type="string" table:style-name="ce1">
            <text:p>alumba hesabına</text:p>
          </table:table-cell>
          <table:table-cell table:number-columns-repeated="2" table:style-name="ce1"/>
          <table:table-cell table:style-name="ce62"/>
          <table:table-cell table:style-name="ce42"/>
          <table:table-cell office:value-type="float" office:value="-4800" table:style-name="ce42">
            <text:p>-4.800,00</text:p>
          </table:table-cell>
          <table:table-cell office:value-type="float" office:value="-9015.1999999999989" table:formula="of:=[.H36]+[.F37]+[.G37]" table:style-name="ce42">
            <text:p>-9.015,20</text:p>
          </table:table-cell>
          <table:table-cell table:number-columns-repeated="16376"/>
        </table:table-row>
        <table:table-row table:style-name="ro4">
          <table:table-cell office:value-type="date" office:date-value="2023-03-13T00:00:00" table:style-name="ce56">
            <text:p>13.03.2023</text:p>
          </table:table-cell>
          <table:table-cell office:value-type="string" table:style-name="ce1">
            <text:p>alumba hesabına umut boyraz elektrik</text:p>
          </table:table-cell>
          <table:table-cell table:number-columns-repeated="2" table:style-name="ce1"/>
          <table:table-cell table:style-name="ce62"/>
          <table:table-cell office:value-type="float" office:value="1129" table:style-name="ce42">
            <text:p>1.129,00</text:p>
          </table:table-cell>
          <table:table-cell office:value-type="float" office:value="-1129" table:style-name="ce42">
            <text:p>-1.129,00</text:p>
          </table:table-cell>
          <table:table-cell office:value-type="float" office:value="-9015.1999999999989" table:formula="of:=[.H37]+[.F38]+[.G38]" table:style-name="ce42">
            <text:p>-9.015,2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style-name="ce62"/>
          <table:table-cell office:value-type="string" table:style-name="ce42">
            <text:p>umut aylık +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number-columns-repeated="3" table:style-name="ce13"/>
          <table:table-cell table:style-name="ce73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71"/>
          <table:table-cell table:style-name="ce13"/>
          <table:table-cell table:style-name="ce72"/>
          <table:table-cell table:number-columns-repeated="2" table:style-name="ce13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3" table:style-name="ce13"/>
          <table:table-cell table:style-name="ce42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3899.0699999999997" table:formula="of:=SUM([.D47:.D54])" table:style-name="ce76">
            <text:p>3.899,07</text:p>
          </table:table-cell>
          <table:table-cell office:value-type="float" office:value="3699.0699999999997" table:formula="of:=SUM([.E47:.E54])" table:style-name="ce76">
            <text:p>3.699,07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933.16" table:style-name="ce1">
            <text:p>933,16</text:p>
          </table:table-cell>
          <table:table-cell office:value-type="float" office:value="933.16" table:style-name="ce42">
            <text:p>933,16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81" table:style-name="ce1">
            <text:p>996,81</text:p>
          </table:table-cell>
          <table:table-cell office:value-type="float" office:value="996.81" table:style-name="ce42">
            <text:p>996,81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33.14" table:style-name="ce1">
            <text:p>233,14</text:p>
          </table:table-cell>
          <table:table-cell office:value-type="float" office:value="233.14" table:style-name="ce1">
            <text:p>233,1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 Teminat 1200 – 6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 <text:s/>alumba hesabına havale</text:p>
          </table:table-cell>
          <table:table-cell table:style-name="ce1"/>
          <table:table-cell office:value-type="float" office:value="1128.6300000000001" table:style-name="ce1">
            <text:p>1128,63</text:p>
          </table:table-cell>
          <table:table-cell office:value-type="float" office:value="1128.6300000000001" table:style-name="ce1">
            <text:p>1128,63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64"/>
          <table:table-cell office:value-type="float" office:value="342.4" table:style-name="ce64">
            <text:p>342,4</text:p>
          </table:table-cell>
          <table:table-cell office:value-type="float" office:value="342.4" table:style-name="ce1">
            <text:p>342,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office:value-type="float" office:value="64.930000000000007" table:style-name="ce1">
            <text:p>64,93</text:p>
          </table:table-cell>
          <table:table-cell office:value-type="float" office:value="64.930000000000007" table:style-name="ce64">
            <text:p>64,93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6"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style-name="ce1"/>
          <table:table-cell table:style-name="ce50"/>
          <table:table-cell table:number-columns-repeated="4"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style-name="ce1"/>
          <table:table-cell table:style-name="ce61"/>
          <table:table-cell table:number-columns-repeated="4"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7675.4" table:formula="of:=SUM([.E59:.E92])" table:style-name="ce119">
            <text:p>-7.675,4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11-01T00:00:00" table:style-name="ce56">
            <text:p>01.11.2022</text:p>
          </table:table-cell>
          <table:table-cell office:value-type="string" table:style-name="ce64">
            <text:p>ikea masa 5/6</text:p>
          </table:table-cell>
          <table:table-cell table:style-name="ce64"/>
          <table:table-cell office:value-type="string" table:style-name="ce64">
            <text:p><text:s/>6 – 6</text:p>
          </table:table-cell>
          <table:table-cell office:value-type="float" office:value="-208.17" table:style-name="ce62">
            <text:p>-208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64">
            <text:p>koçtaş pervane 5/6</text:p>
          </table:table-cell>
          <table:table-cell table:style-name="ce64"/>
          <table:table-cell office:value-type="string" table:style-name="ce64">
            <text:p><text:s/>6 – 6</text:p>
          </table:table-cell>
          <table:table-cell office:value-type="float" office:value="-151.65" table:style-name="ce62">
            <text:p>-151,6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4/9</text:p>
          </table:table-cell>
          <table:table-cell table:style-name="ce64"/>
          <table:table-cell office:value-type="string" table:style-name="ce64">
            <text:p><text:s/>4 – 9</text:p>
          </table:table-cell>
          <table:table-cell office:value-type="float" office:value="-1111.1099999999999" table:style-name="ce62">
            <text:p>-1.111,1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A.Umut Balcı 1589,85 ¼ taksit</text:p>
          </table:table-cell>
          <table:table-cell table:style-name="ce64"/>
          <table:table-cell office:value-type="string" table:style-name="ce64">
            <text:p><text:s/>3 – 4</text:p>
          </table:table-cell>
          <table:table-cell office:value-type="float" office:value="-397.46" table:style-name="ce62">
            <text:p>-397,4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P.Özlem Balcı Atila ev -323,65 ¼ taksit</text:p>
          </table:table-cell>
          <table:table-cell table:style-name="ce64"/>
          <table:table-cell office:value-type="string" table:style-name="ce64">
            <text:p><text:s/>3 – 4</text:p>
          </table:table-cell>
          <table:table-cell office:value-type="float" office:value="-80.91" table:style-name="ce62">
            <text:p>-80,9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H.Murat Balcı 508,20 ¼ taksit</text:p>
          </table:table-cell>
          <table:table-cell table:style-name="ce64"/>
          <table:table-cell office:value-type="string" table:style-name="ce64">
            <text:p><text:s/>3 – 4</text:p>
          </table:table-cell>
          <table:table-cell office:value-type="float" office:value="-127.05" table:style-name="ce62">
            <text:p>-127,0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Ayşe Balcı 197,25 ¼ taksit</text:p>
          </table:table-cell>
          <table:table-cell table:style-name="ce64"/>
          <table:table-cell office:value-type="string" table:style-name="ce64">
            <text:p><text:s/>3 – 4</text:p>
          </table:table-cell>
          <table:table-cell office:value-type="float" office:value="-49.31" table:style-name="ce62">
            <text:p>-49,3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26T00:00:00" table:style-name="ce56">
            <text:p>26.01.2023</text:p>
          </table:table-cell>
          <table:table-cell office:value-type="string" table:style-name="ce1">
            <text:p>erenler pide 01- işkk1</text:p>
          </table:table-cell>
          <table:table-cell table:number-columns-repeated="2" table:style-name="ce1"/>
          <table:table-cell office:value-type="float" office:value="-167.74" table:style-name="ce62">
            <text:p>-167,7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27T00:00:00" table:style-name="ce56">
            <text:p>27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69.33" table:style-name="ce62">
            <text:p>-169,3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28T00:00:00" table:style-name="ce56">
            <text:p>28.01.2023</text:p>
          </table:table-cell>
          <table:table-cell office:value-type="string" table:style-name="ce1">
            <text:p>erenler pide 01- işkk3</text:p>
          </table:table-cell>
          <table:table-cell table:style-name="ce1"/>
          <table:table-cell table:style-name="ce43"/>
          <table:table-cell office:value-type="float" office:value="-150.32" table:style-name="ce62">
            <text:p>-150,32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0T00:00:00" table:style-name="ce56">
            <text:p>30.01.2023</text:p>
          </table:table-cell>
          <table:table-cell office:value-type="string" table:style-name="ce1">
            <text:p>erenler pide 01- işkk4</text:p>
          </table:table-cell>
          <table:table-cell table:style-name="ce1"/>
          <table:table-cell table:style-name="ce43"/>
          <table:table-cell office:value-type="float" office:value="-171.76" table:style-name="ce62">
            <text:p>-171,7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erenler pide 01- işkk5</text:p>
          </table:table-cell>
          <table:table-cell table:style-name="ce1"/>
          <table:table-cell table:style-name="ce43"/>
          <table:table-cell office:value-type="float" office:value="-119.42" table:style-name="ce62">
            <text:p>-119,42</text:p>
          </table:table-cell>
          <table:table-cell table:number-columns-repeated="3" table:style-name="ce42"/>
          <table:table-cell table:number-columns-repeated="16376"/>
        </table:table-row>
        <table:table-row table:number-rows-repeated="2"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table:style-name="ce43"/>
          <table:table-cell office:value-type="float" office:value="-225.4" table:style-name="ce62">
            <text:p>-225,4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43">
            <text:p><text:s/>1 – 3</text:p>
          </table:table-cell>
          <table:table-cell office:value-type="float" office:value="-145.99" table:style-name="ce62">
            <text:p>-145,9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43">
            <text:p><text:s/>1 – 3</text:p>
          </table:table-cell>
          <table:table-cell office:value-type="float" office:value="-134.74" table:style-name="ce62">
            <text:p>-134,7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43">
            <text:p><text:s/>1 – 3</text:p>
          </table:table-cell>
          <table:table-cell office:value-type="float" office:value="-378.33" table:style-name="ce62">
            <text:p>-378,3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01T00:00:00" table:style-name="ce56">
            <text:p>01.02.2023</text:p>
          </table:table-cell>
          <table:table-cell office:value-type="string" table:style-name="ce1">
            <text:p>lcw umut pant gmlk</text:p>
          </table:table-cell>
          <table:table-cell table:number-columns-repeated="2" table:style-name="ce1"/>
          <table:table-cell office:value-type="float" office:value="-880.22" table:style-name="ce62">
            <text:p>-880,22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01T00:00:00" table:style-name="ce56">
            <text:p>01.02.2023</text:p>
          </table:table-cell>
          <table:table-cell office:value-type="string" table:style-name="ce1">
            <text:p>hepsiburada telefon kılıf şarj</text:p>
          </table:table-cell>
          <table:table-cell table:number-columns-repeated="2" table:style-name="ce1"/>
          <table:table-cell office:value-type="float" office:value="-218.24" table:style-name="ce62">
            <text:p>-218,24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03T00:00:00" table:style-name="ce56">
            <text:p>03.02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20.45" table:style-name="ce62">
            <text:p>-120,45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06T00:00:00" table:style-name="ce56">
            <text:p>06.02.2023</text:p>
          </table:table-cell>
          <table:table-cell office:value-type="string" table:style-name="ce1">
            <text:p>erenler pide 01- işkk7</text:p>
          </table:table-cell>
          <table:table-cell table:style-name="ce1"/>
          <table:table-cell table:style-name="ce43"/>
          <table:table-cell office:value-type="float" office:value="-130.56" table:style-name="ce62">
            <text:p>-130,56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2T00:00:00" table:style-name="ce56">
            <text:p>12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43"/>
          <table:table-cell office:value-type="float" office:value="-51.99" table:style-name="ce62">
            <text:p>-51,99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3T00:00:00" table:style-name="ce56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43"/>
          <table:table-cell office:value-type="float" office:value="-379" table:style-name="ce62">
            <text:p>-379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3T00:00:00" table:style-name="ce56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43"/>
          <table:table-cell office:value-type="float" office:value="-510" table:style-name="ce62">
            <text:p>-510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4T00:00:00" table:style-name="ce56">
            <text:p>14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43"/>
          <table:table-cell office:value-type="float" office:value="-51.99" table:style-name="ce62">
            <text:p>-51,99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5T00:00:00" table:style-name="ce56">
            <text:p>15.02.2023</text:p>
          </table:table-cell>
          <table:table-cell office:value-type="string" table:style-name="ce1">
            <text:p>marm royal</text:p>
          </table:table-cell>
          <table:table-cell table:style-name="ce1"/>
          <table:table-cell table:style-name="ce43"/>
          <table:table-cell office:value-type="float" office:value="-54.77" table:style-name="ce62">
            <text:p>-54,77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5T00:00:00" table:style-name="ce56">
            <text:p>15.02.2023</text:p>
          </table:table-cell>
          <table:table-cell office:value-type="string" table:style-name="ce1">
            <text:p>tcdd yht <text:s/>248 + 211</text:p>
          </table:table-cell>
          <table:table-cell table:style-name="ce1"/>
          <table:table-cell table:style-name="ce43"/>
          <table:table-cell office:value-type="float" office:value="-459" table:style-name="ce62">
            <text:p>-459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5T00:00:00" table:style-name="ce56">
            <text:p>15.02.2023</text:p>
          </table:table-cell>
          <table:table-cell office:value-type="string" table:style-name="ce1">
            <text:p>tcdd yht yasemin dönüş</text:p>
          </table:table-cell>
          <table:table-cell table:style-name="ce1"/>
          <table:table-cell table:style-name="ce43"/>
          <table:table-cell office:value-type="float" office:value="-211" table:style-name="ce62">
            <text:p>-211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0T00:00:00" table:style-name="ce56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43"/>
          <table:table-cell office:value-type="float" office:value="-100" table:style-name="ce62">
            <text:p>-100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0T00:00:00" table:style-name="ce56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43"/>
          <table:table-cell office:value-type="float" office:value="-10" table:style-name="ce62">
            <text:p>-10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4T00:00:00" table:style-name="ce56">
            <text:p>24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43"/>
          <table:table-cell office:value-type="float" office:value="-132.77000000000001" table:style-name="ce62">
            <text:p>-132,77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43"/>
          <table:table-cell office:value-type="float" office:value="-186.34" table:style-name="ce62">
            <text:p>-186,34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3">
            <text:p><text:s/>1 – 4</text:p>
          </table:table-cell>
          <table:table-cell office:value-type="float" office:value="-164.98" table:style-name="ce62">
            <text:p>-164,98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5T00:00:00" table:style-name="ce120">
            <text:p>25.02.2023</text:p>
          </table:table-cell>
          <table:table-cell table:number-columns-repeated="2" table:style-name="ce1"/>
          <table:table-cell table:style-name="ce43"/>
          <table:table-cell office:value-type="string" table:style-name="ce121">
            <text:p>hesap kesim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number-columns-repeated="6"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1174.72" table:formula="of:=SUM([.E96:.E109])" table:style-name="ce55">
            <text:p>-1174,72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08T00:00:00" table:style-name="ce56">
            <text:p>08.02.2023</text:p>
          </table:table-cell>
          <table:table-cell office:value-type="string" table:style-name="ce64">
            <text:p>erenler pide<text:s text:c="2"/></text:p>
          </table:table-cell>
          <table:table-cell table:number-columns-repeated="2" table:style-name="ce64"/>
          <table:table-cell office:value-type="float" office:value="-122.33" table:style-name="ce62">
            <text:p>-122,3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08T00:00:00" table:style-name="ce56">
            <text:p>08.02.2023</text:p>
          </table:table-cell>
          <table:table-cell office:value-type="string" table:style-name="ce64">
            <text:p>trafik cezası atila</text:p>
          </table:table-cell>
          <table:table-cell table:number-columns-repeated="2" table:style-name="ce64"/>
          <table:table-cell office:value-type="float" office:value="-713.25" table:style-name="ce62">
            <text:p>-713,2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17T00:00:00" table:style-name="ce56">
            <text:p>17.02.2023</text:p>
          </table:table-cell>
          <table:table-cell office:value-type="string" table:style-name="ce64">
            <text:p>erenler pide</text:p>
          </table:table-cell>
          <table:table-cell table:number-columns-repeated="2" table:style-name="ce64"/>
          <table:table-cell office:value-type="float" office:value="-41.98" table:style-name="ce62">
            <text:p>-41,9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2T00:00:00" table:style-name="ce56">
            <text:p>22.02.2023</text:p>
          </table:table-cell>
          <table:table-cell office:value-type="string" table:style-name="ce64">
            <text:p>erenler pide</text:p>
          </table:table-cell>
          <table:table-cell table:number-columns-repeated="2" table:style-name="ce64"/>
          <table:table-cell office:value-type="float" office:value="-130.93" table:style-name="ce62">
            <text:p>-130,9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3T00:00:00" table:style-name="ce56">
            <text:p>23.02.2023</text:p>
          </table:table-cell>
          <table:table-cell office:value-type="string" table:style-name="ce64">
            <text:p>erenler pide</text:p>
          </table:table-cell>
          <table:table-cell table:number-columns-repeated="2" table:style-name="ce64"/>
          <table:table-cell office:value-type="float" office:value="-166.23" table:style-name="ce62">
            <text:p>-166,2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4T00:00:00" table:style-name="ce120">
            <text:p>24.02.2023</text:p>
          </table:table-cell>
          <table:table-cell table:style-name="ce1"/>
          <table:table-cell table:number-columns-repeated="2" table:style-name="ce64"/>
          <table:table-cell office:value-type="string" table:style-name="ce121">
            <text:p>hesap kesim</text:p>
          </table:table-cell>
          <table:table-cell table:number-columns-repeated="3" table:style-name="ce42"/>
          <table:table-cell table:number-columns-repeated="16376"/>
        </table:table-row>
        <table:table-row table:number-rows-repeated="6" table:style-name="ro4">
          <table:table-cell table:style-name="ce56"/>
          <table:table-cell table:style-name="ce79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3 Mart <text:s/>Devir</text:p>
          </table:table-cell>
          <table:table-cell table:style-name="ce52"/>
          <table:table-cell table:style-name="ce54"/>
          <table:table-cell office:value-type="float" office:value="310932.3" table:formula="of:=SUM([.E112:.E120])" table:style-name="ce55">
            <text:p>310932,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Umut <text:s text:c="39"/>4800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17383.580000000002" table:style-name="ce50">
            <text:p>17.383,58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0.59" table:style-name="ce50">
            <text:p>0,59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179.83" table:style-name="ce25">
            <text:p>1.179,83</text:p>
          </table:table-cell>
          <table:table-cell office:value-type="float" office:value="111" table:style-name="ce25">
            <text:p>111,00</text:p>
          </table:table-cell>
          <table:table-cell office:value-type="float" office:value="130961.12999999999" table:formula="of:=[.D116]*[.C116]" table:style-name="ce50">
            <text:p>130.961,13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8.78" table:style-name="ce25">
            <text:p>18,78</text:p>
          </table:table-cell>
          <table:table-cell office:value-type="float" office:value="850" table:style-name="ce25">
            <text:p>850,00</text:p>
          </table:table-cell>
          <table:table-cell office:value-type="float" office:value="15963.000000000002" table:formula="of:=[.D117]*[.C117]" table:style-name="ce50">
            <text:p>15.963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0.36" table:style-name="ce25">
            <text:p>20,36</text:p>
          </table:table-cell>
          <table:table-cell office:value-type="float" office:value="100" table:style-name="ce25">
            <text:p>100,00</text:p>
          </table:table-cell>
          <table:table-cell office:value-type="float" office:value="2036" table:formula="of:=[.D118]*[.C118]" table:style-name="ce50">
            <text:p>2.036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26300" table:style-name="ce50">
            <text:p>26.3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200" table:style-name="ce50">
            <text:p>1.2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49">
            <text:p>Mart çıkışı</text:p>
          </table:table-cell>
          <table:table-cell office:value-type="float" office:value="-10144.200000000001" table:formula="of:=[.H2]" table:style-name="ce42">
            <text:p>-10.144,2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00788.09999999998" table:formula="of:=SUM([.E112:.E122])" table:style-name="ce1">
            <text:p>300788,1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2_23" table:style-name="ta4">
        <table:table-column table:style-name="co18" table:default-cell-style-name="ce1"/>
        <table:table-column table:style-name="co48" table:default-cell-style-name="ce1"/>
        <table:table-column table:style-name="co20" table:default-cell-style-name="ce1"/>
        <table:table-column table:style-name="co15" table:default-cell-style-name="ce1"/>
        <table:table-column table:style-name="co15" table:default-cell-style-name="ce62"/>
        <table:table-column table:style-name="co15" table:number-columns-repeated="1018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62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ŞUBAT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5761" table:formula="of:=SUM([.D4:.D43])" table:style-name="ce60">
            <text:p>15.761,00</text:p>
          </table:table-cell>
          <table:table-cell office:value-type="float" office:value="-56286.92" table:formula="of:=SUM([.E4:.E38])" table:style-name="ce62">
            <text:p>-56.286,92</text:p>
          </table:table-cell>
          <table:table-cell office:value-type="float" office:value="26990.010000000002" table:formula="of:=SUM([.F4:.F43])" table:style-name="ce60">
            <text:p>26.990,01</text:p>
          </table:table-cell>
          <table:table-cell office:value-type="float" office:value="-77441.489999999991" table:formula="of:=SUM([.G4:.G43])" table:style-name="ce60">
            <text:p>-77.441,49</text:p>
          </table:table-cell>
          <table:table-cell office:value-type="float" office:value="-50451.479999999989" table:formula="of:=[.F2]+[.G2]" table:style-name="ce60">
            <text:p>-50.451,48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2" table:style-name="ce1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02-02T00:00:00" table:style-name="ce56">
            <text:p>02.02.2023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64" table:style-name="ce42">
            <text:p>-264,00</text:p>
          </table:table-cell>
          <table:table-cell office:value-type="float" office:value="-264" table:formula="of:=[.H3]+[.F4]+[.G4]" table:style-name="ce42">
            <text:p>-264,00</text:p>
          </table:table-cell>
          <table:table-cell table:number-columns-repeated="16376"/>
        </table:table-row>
        <table:table-row table:style-name="ro4">
          <table:table-cell office:value-type="date" office:date-value="2023-02-02T00:00:00" table:style-name="ce56">
            <text:p>02.02.2023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31" table:style-name="ce42">
            <text:p>-531,00</text:p>
          </table:table-cell>
          <table:table-cell office:value-type="float" office:value="-795" table:formula="of:=[.H4]+[.F5]+[.G5]" table:style-name="ce42">
            <text:p>-795,00</text:p>
          </table:table-cell>
          <table:table-cell table:number-columns-repeated="16376"/>
        </table:table-row>
        <table:table-row table:style-name="ro4">
          <table:table-cell office:value-type="date" office:date-value="2023-02-03T00:00:00" table:style-name="ce56">
            <text:p>03.02.2023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3076.2899999999995" table:formula="of:=[.E87]" table:style-name="ce42">
            <text:p>-3.076,29</text:p>
          </table:table-cell>
          <table:table-cell table:style-name="ce1"/>
          <table:table-cell office:value-type="float" office:value="-3076.29" table:style-name="ce42">
            <text:p>-3.076,29</text:p>
          </table:table-cell>
          <table:table-cell office:value-type="float" office:value="-3871.29" table:formula="of:=[.H5]+[.F6]+[.G6]" table:style-name="ce42">
            <text:p>-3.871,29</text:p>
          </table:table-cell>
          <table:table-cell table:number-columns-repeated="16376"/>
        </table:table-row>
        <table:table-row table:style-name="ro4">
          <table:table-cell office:value-type="date" office:date-value="2023-02-05T00:00:00" table:style-name="ce56">
            <text:p>05.02.2023</text:p>
          </table:table-cell>
          <table:table-cell office:value-type="string" table:style-name="ce122">
            <text:p>SnyF-M.Kipel Ocak Ayı kirası</text:p>
          </table:table-cell>
          <table:table-cell table:style-name="ce122"/>
          <table:table-cell table:style-name="ce123"/>
          <table:table-cell table:style-name="ce124"/>
          <table:table-cell office:value-type="float" office:value="6920" table:style-name="ce125">
            <text:p>6.920,00</text:p>
          </table:table-cell>
          <table:table-cell table:style-name="ce42"/>
          <table:table-cell office:value-type="float" office:value="3048.71" table:formula="of:=[.H6]+[.F7]+[.G7]" table:style-name="ce42">
            <text:p>3.048,71</text:p>
          </table:table-cell>
          <table:table-cell table:number-columns-repeated="16376"/>
        </table:table-row>
        <table:table-row table:style-name="ro4">
          <table:table-cell office:value-type="date" office:date-value="2023-02-06T00:00:00" table:style-name="ce56">
            <text:p>06.02.2023</text:p>
          </table:table-cell>
          <table:table-cell office:value-type="string" table:style-name="ce122">
            <text:p>Doğuş Kira 6/12-2023-24</text:p>
          </table:table-cell>
          <table:table-cell office:value-type="string" table:style-name="ce122">
            <text:p>bankadan</text:p>
          </table:table-cell>
          <table:table-cell table:style-name="ce123"/>
          <table:table-cell table:style-name="ce124"/>
          <table:table-cell office:value-type="float" office:value="6000" table:style-name="ce125">
            <text:p>6.000,00</text:p>
          </table:table-cell>
          <table:table-cell table:style-name="ce42"/>
          <table:table-cell office:value-type="float" office:value="9048.7099999999991" table:formula="of:=[.H7]+[.F8]+[.G8]" table:style-name="ce42">
            <text:p>9.048,71</text:p>
          </table:table-cell>
          <table:table-cell table:number-columns-repeated="16376"/>
        </table:table-row>
        <table:table-row table:style-name="ro4">
          <table:table-cell office:value-type="date" office:date-value="2023-02-06T00:00:00" table:style-name="ce56">
            <text:p>06.02.2023</text:p>
          </table:table-cell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4657.2000000000007" table:formula="of:=[.E62]" table:style-name="ce42">
            <text:p>-4.657,20</text:p>
          </table:table-cell>
          <table:table-cell table:style-name="ce42"/>
          <table:table-cell office:value-type="float" office:value="-4657.21" table:style-name="ce42">
            <text:p>-4.657,21</text:p>
          </table:table-cell>
          <table:table-cell office:value-type="float" office:value="4391.4999999999991" table:formula="of:=[.H8]+[.F9]+[.G9]" table:style-name="ce42">
            <text:p>4.391,50</text:p>
          </table:table-cell>
          <table:table-cell table:number-columns-repeated="16376"/>
        </table:table-row>
        <table:table-row table:style-name="ro4">
          <table:table-cell office:value-type="date" office:date-value="2023-02-06T00:00:00" table:style-name="ce56">
            <text:p>06.02.2023</text:p>
          </table:table-cell>
          <table:table-cell office:value-type="string" table:style-name="ce1">
            <text:p>deprem</text:p>
          </table:table-cell>
          <table:table-cell table:number-columns-repeated="2" table:style-name="ce1"/>
          <table:table-cell table:style-name="ce62"/>
          <table:table-cell table:style-name="ce42"/>
          <table:table-cell office:value-type="float" office:value="-5000" table:style-name="ce42">
            <text:p>-5.000,00</text:p>
          </table:table-cell>
          <table:table-cell office:value-type="float" office:value="-608.50000000000091" table:formula="of:=[.H9]+[.F10]+[.G10]" table:style-name="ce42">
            <text:p>-608,50</text:p>
          </table:table-cell>
          <table:table-cell table:number-columns-repeated="16376"/>
        </table:table-row>
        <table:table-row table:style-name="ro4">
          <table:table-cell office:value-type="date" office:date-value="2023-02-07T00:00:00" table:style-name="ce56">
            <text:p>07.02.2023</text:p>
          </table:table-cell>
          <table:table-cell office:value-type="string" table:style-name="ce63">
            <text:p>Kira Adem Özen 9/12 Mrmr Ryl A Blok 8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-4908.5000000000009" table:formula="of:=[.H10]+[.F11]+[.G11]" table:style-name="ce42">
            <text:p>-4.908,50</text:p>
          </table:table-cell>
          <table:table-cell table:number-columns-repeated="16376"/>
        </table:table-row>
        <table:table-row table:style-name="ro4">
          <table:table-cell office:value-type="date" office:date-value="2023-02-07T00:00:00" table:style-name="ce56">
            <text:p>07.02.2023</text:p>
          </table:table-cell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42"/>
          <table:table-cell office:value-type="float" office:value="-670.27" table:style-name="ce42">
            <text:p>-670,27</text:p>
          </table:table-cell>
          <table:table-cell office:value-type="float" office:value="-5578.77" table:formula="of:=[.H11]+[.F12]+[.G12]" table:style-name="ce42">
            <text:p>-5.578,77</text:p>
          </table:table-cell>
          <table:table-cell table:number-columns-repeated="16376"/>
        </table:table-row>
        <table:table-row table:style-name="ro4">
          <table:table-cell office:value-type="date" office:date-value="2023-02-07T00:00:00" table:style-name="ce56">
            <text:p>07.02.2023</text:p>
          </table:table-cell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42">
            <text:p>-150,00</text:p>
          </table:table-cell>
          <table:table-cell table:style-name="ce42"/>
          <table:table-cell office:value-type="float" office:value="-102.03" table:style-name="ce42">
            <text:p>-102,03</text:p>
          </table:table-cell>
          <table:table-cell office:value-type="float" office:value="-5680.8" table:formula="of:=[.H12]+[.F13]+[.G13]" table:style-name="ce42">
            <text:p>-5.680,80</text:p>
          </table:table-cell>
          <table:table-cell table:number-columns-repeated="16376"/>
        </table:table-row>
        <table:table-row table:style-name="ro4">
          <table:table-cell office:value-type="date" office:date-value="2023-02-07T00:00:00" table:style-name="ce56">
            <text:p>07.02.2023</text:p>
          </table:table-cell>
          <table:table-cell office:value-type="string" table:style-name="ce1">
            <text:p>Ayşe BALCI son kira ödemesi</text:p>
          </table:table-cell>
          <table:table-cell table:style-name="ce1"/>
          <table:table-cell table:style-name="ce61"/>
          <table:table-cell office:value-type="float" office:value="-2667" table:style-name="ce42">
            <text:p>-2.667,00</text:p>
          </table:table-cell>
          <table:table-cell table:style-name="ce1"/>
          <table:table-cell office:value-type="float" office:value="-3000" table:style-name="ce42">
            <text:p>-3.000,00</text:p>
          </table:table-cell>
          <table:table-cell office:value-type="float" office:value="-8680.7999999999993" table:formula="of:=[.H13]+[.F14]+[.G14]" table:style-name="ce42">
            <text:p>-8.680,8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5">
            <text:p>Elektrik 9522138254 Sanayi</text:p>
          </table:table-cell>
          <table:table-cell table:number-columns-repeated="2" table:style-name="ce1"/>
          <table:table-cell office:value-type="float" office:value="-87.69" table:formula="of:=[.D58]*-1" table:style-name="ce42">
            <text:p>-87,69</text:p>
          </table:table-cell>
          <table:table-cell table:style-name="ce1"/>
          <table:table-cell office:value-type="float" office:value="-87.69" table:formula="of:=[.D58]*-1" table:style-name="ce42">
            <text:p>-87,69</text:p>
          </table:table-cell>
          <table:table-cell office:value-type="float" office:value="-8768.49" table:formula="of:=[.H14]+[.F15]+[.G15]" table:style-name="ce42">
            <text:p>-8.768,49</text:p>
          </table:table-cell>
          <table:table-cell table:number-columns-repeated="16376"/>
        </table:table-row>
        <table:table-row table:style-name="ro4">
          <table:table-cell office:value-type="date" office:date-value="2023-02-14T00:00:00" table:style-name="ce56">
            <text:p>14.02.2023</text:p>
          </table:table-cell>
          <table:table-cell office:value-type="string" table:style-name="ce65">
            <text:p>İstanbuldan gül</text:p>
          </table:table-cell>
          <table:table-cell table:number-columns-repeated="2" table:style-name="ce1"/>
          <table:table-cell table:style-name="ce42"/>
          <table:table-cell table:style-name="ce1"/>
          <table:table-cell office:value-type="float" office:value="-204" table:style-name="ce42">
            <text:p>-204,00</text:p>
          </table:table-cell>
          <table:table-cell office:value-type="float" office:value="-8972.49" table:formula="of:=[.H15]+[.F16]+[.G16]" table:style-name="ce42">
            <text:p>-8.972,4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Elektrik 8758480300</text:p>
          </table:table-cell>
          <table:table-cell table:number-columns-repeated="2" table:style-name="ce1"/>
          <table:table-cell table:style-name="ce42"/>
          <table:table-cell table:style-name="ce1"/>
          <table:table-cell office:value-type="float" office:value="-95" table:style-name="ce42">
            <text:p>-95,00</text:p>
          </table:table-cell>
          <table:table-cell office:value-type="float" office:value="-9067.49" table:formula="of:=[.H16]+[.F17]+[.G17]" table:style-name="ce42">
            <text:p>-9.067,49</text:p>
          </table:table-cell>
          <table:table-cell table:number-columns-repeated="16376"/>
        </table:table-row>
        <table:table-row table:style-name="ro4">
          <table:table-cell office:value-type="date" office:date-value="2023-02-20T00:00:00" table:style-name="ce56">
            <text:p>20.02.2023</text:p>
          </table:table-cell>
          <table:table-cell office:value-type="string" table:style-name="ce64">
            <text:p>Doğalgaz 800004222954 Kümbet D10</text:p>
          </table:table-cell>
          <table:table-cell table:style-name="ce1"/>
          <table:table-cell table:style-name="ce64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-1872.5" table:style-name="ce42">
            <text:p>-1.872,50</text:p>
          </table:table-cell>
          <table:table-cell office:value-type="float" office:value="-10939.99" table:formula="of:=[.H17]+[.F18]+[.G18]" table:style-name="ce42">
            <text:p>-10.939,99</text:p>
          </table:table-cell>
          <table:table-cell table:number-columns-repeated="16376"/>
        </table:table-row>
        <table:table-row table:style-name="ro4">
          <table:table-cell office:value-type="date" office:date-value="2023-02-20T00:00:00" table:style-name="ce56">
            <text:p>20.02.2023</text:p>
          </table:table-cell>
          <table:table-cell office:value-type="string" table:style-name="ce64">
            <text:p>Doğalgaz 800004222959 Kümbet D09</text:p>
          </table:table-cell>
          <table:table-cell table:number-columns-repeated="2" table:style-name="ce64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99.5" table:style-name="ce42">
            <text:p>-99,50</text:p>
          </table:table-cell>
          <table:table-cell office:value-type="float" office:value="-11039.49" table:formula="of:=[.H18]+[.F19]+[.G19]" table:style-name="ce42">
            <text:p>-11.039,4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2" table:style-name="ce62"/>
          <table:table-cell table:style-name="ce42"/>
          <table:table-cell office:value-type="float" office:value="-11039.49" table:formula="of:=[.H19]+[.F20]+[.G20]" table:style-name="ce42">
            <text:p>-11.039,49</text:p>
          </table:table-cell>
          <table:table-cell table:number-columns-repeated="16376"/>
        </table:table-row>
        <table:table-row table:style-name="ro4">
          <table:table-cell office:value-type="date" office:date-value="2023-02-17T00:00:00" table:style-name="ce56">
            <text:p>17.02.2023</text:p>
          </table:table-cell>
          <table:table-cell office:value-type="string" table:style-name="ce1">
            <text:p>maaş depremden dolsyı erken ödendi</text:p>
          </table:table-cell>
          <table:table-cell table:style-name="ce1"/>
          <table:table-cell office:value-type="currency" office:value="5500" table:style-name="ce68">
            <text:p>₺5.500,00</text:p>
          </table:table-cell>
          <table:table-cell table:style-name="ce42"/>
          <table:table-cell office:value-type="float" office:value="5570.01" table:style-name="ce42">
            <text:p>5.570,01</text:p>
          </table:table-cell>
          <table:table-cell table:style-name="ce42"/>
          <table:table-cell office:value-type="float" office:value="-5469.48" table:formula="of:=[.H20]+[.F21]+[.G21]" table:style-name="ce42">
            <text:p>-5.469,48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62"/>
          <table:table-cell office:value-type="float" office:value="-5469.48" table:formula="of:=[.H21]+[.F22]+[.G22]" table:style-name="ce42">
            <text:p>-5.469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2" table:style-name="ce42">
            <text:p>-2.702,00</text:p>
          </table:table-cell>
          <table:table-cell office:value-type="float" office:value="-8171.48" table:formula="of:=[.H22]+[.F23]+[.G23]" table:style-name="ce42">
            <text:p>-8.171,48</text:p>
          </table:table-cell>
          <table:table-cell table:number-columns-repeated="16376"/>
        </table:table-row>
        <table:table-row table:style-name="ro4">
          <table:table-cell office:value-type="date" office:date-value="2023-02-27T00:00:00" table:style-name="ce56">
            <text:p>27.02.2023</text:p>
          </table:table-cell>
          <table:table-cell office:value-type="string" table:style-name="ce1">
            <text:p>yasemin okul denizbank kk</text:p>
          </table:table-cell>
          <table:table-cell table:number-columns-repeated="2" table:style-name="ce1"/>
          <table:table-cell office:value-type="float" office:value="-30374" table:style-name="ce42">
            <text:p>-30.374,00</text:p>
          </table:table-cell>
          <table:table-cell table:number-columns-repeated="2" table:style-name="ce42"/>
          <table:table-cell office:value-type="float" office:value="-8171.48" table:formula="of:=[.H23]+[.F24]+[.G24]" table:style-name="ce42">
            <text:p>-8.171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2" table:style-name="ce42">
            <text:p>-2.702,00</text:p>
          </table:table-cell>
          <table:table-cell office:value-type="float" office:value="-10873.48" table:formula="of:=[.H24]+[.F25]+[.G25]" table:style-name="ce42">
            <text:p>-10.87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50" table:style-name="ce42">
            <text:p>-2.750,00</text:p>
          </table:table-cell>
          <table:table-cell office:value-type="float" office:value="-13623.48" table:formula="of:=[.H25]+[.F26]+[.G26]" table:style-name="ce42">
            <text:p>-13.62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gold+kupe</text:p>
          </table:table-cell>
          <table:table-cell table:number-columns-repeated="2" table:style-name="ce1"/>
          <table:table-cell table:style-name="ce62"/>
          <table:table-cell table:style-name="ce42"/>
          <table:table-cell office:value-type="float" office:value="-5040" table:style-name="ce42">
            <text:p>-5.040,00</text:p>
          </table:table-cell>
          <table:table-cell office:value-type="float" office:value="-18663.48" table:formula="of:=[.H26]+[.F27]+[.G27]" table:style-name="ce42">
            <text:p>-18.66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5">
            <text:p>1.111,00</text:p>
          </table:table-cell>
          <table:table-cell table:style-name="ce62"/>
          <table:table-cell table:number-columns-repeated="2" table:style-name="ce42"/>
          <table:table-cell office:value-type="float" office:value="-18663.48" table:formula="of:=[.H27]+[.F28]+[.G28]" table:style-name="ce42">
            <text:p>-18.663,48</text:p>
          </table:table-cell>
          <table:table-cell table:number-columns-repeated="16376"/>
        </table:table-row>
        <table:table-row table:style-name="ro4">
          <table:table-cell office:value-type="date" office:date-value="2023-02-24T00:00:00" table:style-name="ce56">
            <text:p>24.02.2023</text:p>
          </table:table-cell>
          <table:table-cell office:value-type="string" table:style-name="ce1">
            <text:p>peri havale iş</text:p>
          </table:table-cell>
          <table:table-cell table:number-columns-repeated="2" table:style-name="ce1"/>
          <table:table-cell table:style-name="ce62"/>
          <table:table-cell office:value-type="float" office:value="2000" table:style-name="ce42">
            <text:p>2.000,00</text:p>
          </table:table-cell>
          <table:table-cell table:style-name="ce42"/>
          <table:table-cell office:value-type="float" office:value="-16663.48" table:formula="of:=[.H28]+[.F29]+[.G29]" table:style-name="ce42">
            <text:p>-16.66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68">
            <text:p>₺1.650,00</text:p>
          </table:table-cell>
          <table:table-cell table:style-name="ce62"/>
          <table:table-cell table:number-columns-repeated="2" table:style-name="ce42"/>
          <table:table-cell office:value-type="float" office:value="-16663.48" table:formula="of:=[.H29]+[.F30]+[.G30]" table:style-name="ce42">
            <text:p>-16.663,48</text:p>
          </table:table-cell>
          <table:table-cell table:number-columns-repeated="16376"/>
        </table:table-row>
        <table:table-row table:style-name="ro4">
          <table:table-cell office:value-type="date" office:date-value="2023-03-02T00:00:00" table:style-name="ce56">
            <text:p>02.03.2023</text:p>
          </table:table-cell>
          <table:table-cell office:value-type="string" table:style-name="ce1">
            <text:p>Doğuş Kira 7/12-2023-24– 28-02-23</text:p>
          </table:table-cell>
          <table:table-cell table:style-name="ce1"/>
          <table:table-cell office:value-type="currency" office:value="6500" table:style-name="ce68">
            <text:p>₺6.500,00</text:p>
          </table:table-cell>
          <table:table-cell table:style-name="ce62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10163.48" table:formula="of:=[.H30]+[.F31]+[.G31]" table:style-name="ce42">
            <text:p>-10.16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6/8</text:p>
          </table:table-cell>
          <table:table-cell table:style-name="ce1"/>
          <table:table-cell office:value-type="currency" office:value="1000" table:style-name="ce126">
            <text:p>₺1.000,00</text:p>
          </table:table-cell>
          <table:table-cell table:style-name="ce62"/>
          <table:table-cell table:number-columns-repeated="2" table:style-name="ce1"/>
          <table:table-cell office:value-type="float" office:value="-10163.48" table:formula="of:=[.H31]+[.F32]+[.G32]" table:style-name="ce42">
            <text:p>-10.16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Kira snyG Metin ÇELİK 5/8 <text:s text:c="3"/>1000 TL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-10163.48" table:formula="of:=[.H32]+[.F33]+[.G33]" table:style-name="ce42">
            <text:p>-10.163,48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99">
            <text:p>Metin Elektrik Teminat 1200 – 6/6 200 TL</text:p>
          </table:table-cell>
          <table:table-cell table:number-columns-repeated="2" table:style-name="ce64"/>
          <table:table-cell table:number-columns-repeated="3" table:style-name="ce1"/>
          <table:table-cell office:value-type="float" office:value="-10163.48" table:formula="of:=[.H33]+[.F34]+[.G34]" table:style-name="ce42">
            <text:p>-10.163,48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0163.48" table:formula="of:=[.H34]+[.F35]+[.G35]" table:style-name="ce42">
            <text:p>-10.163,48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0163.48" table:formula="of:=[.H35]+[.F36]+[.G36]" table:style-name="ce42">
            <text:p>-10.163,48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0163.48" table:formula="of:=[.H36]+[.F37]+[.G37]" table:style-name="ce42">
            <text:p>-10.163,48</text:p>
          </table:table-cell>
          <table:table-cell table:number-columns-repeated="16376"/>
        </table:table-row>
        <table:table-row table:style-name="ro4">
          <table:table-cell office:value-type="date" office:date-value="2023-02-05T00:00:00" table:style-name="ce56">
            <text:p>05.02.2023</text:p>
          </table:table-cell>
          <table:table-cell office:value-type="string" table:style-name="ce1">
            <text:p>Ali Umut BALCI snyF-Mkipel elektrik</text:p>
          </table:table-cell>
          <table:table-cell office:value-type="string" table:style-name="ce1">
            <text:p>bankadan</text:p>
          </table:table-cell>
          <table:table-cell table:style-name="ce61"/>
          <table:table-cell table:style-name="ce62"/>
          <table:table-cell table:style-name="ce1"/>
          <table:table-cell office:value-type="float" office:value="-1368" table:style-name="ce42">
            <text:p>-1.368,00</text:p>
          </table:table-cell>
          <table:table-cell office:value-type="float" office:value="-11531.48" table:formula="of:=[.H37]+[.F38]+[.G38]" table:style-name="ce42">
            <text:p>-11.531,48</text:p>
          </table:table-cell>
          <table:table-cell table:number-columns-repeated="16376"/>
        </table:table-row>
        <table:table-row table:style-name="ro4">
          <table:table-cell office:value-type="date" office:date-value="2023-02-05T00:00:00" table:style-name="ce56">
            <text:p>05.02.2023</text:p>
          </table:table-cell>
          <table:table-cell office:value-type="string" table:style-name="ce1">
            <text:p>Ali Umut BALCI snyF-Mkipel ocak kira</text:p>
          </table:table-cell>
          <table:table-cell office:value-type="string" table:style-name="ce1">
            <text:p>bankadan</text:p>
          </table:table-cell>
          <table:table-cell table:style-name="ce42"/>
          <table:table-cell table:style-name="ce62"/>
          <table:table-cell table:style-name="ce42"/>
          <table:table-cell office:value-type="float" office:value="-6920" table:style-name="ce42">
            <text:p>-6.920,00</text:p>
          </table:table-cell>
          <table:table-cell office:value-type="float" office:value="-18451.48" table:formula="of:=[.H38]+[.F39]+[.G39]" table:style-name="ce42">
            <text:p>-18.451,48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42"/>
          <table:table-cell table:style-name="ce62"/>
          <table:table-cell table:number-columns-repeated="2" table:style-name="ce42"/>
          <table:table-cell office:value-type="float" office:value="-18451.48" table:formula="of:=[.H39]+[.F40]+[.G40]" table:style-name="ce42">
            <text:p>-18.451,48</text:p>
          </table:table-cell>
          <table:table-cell table:number-columns-repeated="16376"/>
        </table:table-row>
        <table:table-row table:style-name="ro4">
          <table:table-cell office:value-type="date" office:date-value="2023-02-17T00:00:00" table:style-name="ce56">
            <text:p>17.02.2023</text:p>
          </table:table-cell>
          <table:table-cell office:value-type="string" table:style-name="ce1">
            <text:p>Yasemin okuliçin 2.</text:p>
          </table:table-cell>
          <table:table-cell table:style-name="ce1"/>
          <table:table-cell table:style-name="ce42"/>
          <table:table-cell table:style-name="ce62"/>
          <table:table-cell table:style-name="ce42"/>
          <table:table-cell office:value-type="float" office:value="-32000" table:style-name="ce42">
            <text:p>-32.000,00</text:p>
          </table:table-cell>
          <table:table-cell office:value-type="float" office:value="-50451.479999999996" table:formula="of:=[.H40]+[.F41]+[.G41]" table:style-name="ce42">
            <text:p>-50.451,48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03-30T00:00:00" table:style-name="ce103">
            <text:p>30.03.2022</text:p>
          </table:table-cell>
          <table:table-cell office:value-type="string" table:style-name="ce99">
            <text:p>SnyF-Kynkçı Merdal 12/12-2022-23</text:p>
          </table:table-cell>
          <table:table-cell table:style-name="ce99"/>
          <table:table-cell office:value-type="string" table:style-name="ce99">
            <text:p>2 aylık kira bedeli</text:p>
          </table:table-cell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0-10T00:00:00" table:style-name="ce103">
            <text:p>10.10.2022</text:p>
          </table:table-cell>
          <table:table-cell office:value-type="string" table:style-name="ce99">
            <text:p>snyA Ayhan Tüfek 42000-40000</text:p>
          </table:table-cell>
          <table:table-cell table:style-name="ce101"/>
          <table:table-cell office:value-type="string" table:style-name="ce99">
            <text:p>%57,14 aylık kira bedeli</text:p>
          </table:table-cell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03"/>
          <table:table-cell office:value-type="string" table:style-name="ce99">
            <text:p>cihan oto 12-1 ay teminattan kalan</text:p>
          </table:table-cell>
          <table:table-cell table:style-name="ce101"/>
          <table:table-cell table:style-name="ce99"/>
          <table:table-cell office:value-type="float" office:value="300" table:style-name="ce62">
            <text:p>3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style-name="ce13"/>
          <table:table-cell table:style-name="ce62"/>
          <table:table-cell table:number-columns-repeated="2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4615.6899999999996" table:formula="of:=SUM([.D51:.D58])" table:style-name="ce76">
            <text:p>4.615,69</text:p>
          </table:table-cell>
          <table:table-cell office:value-type="float" office:value="4215.6899999999996" table:formula="of:=SUM([.E51:.E58])" table:style-name="ce62">
            <text:p>4.215,69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1245.19" table:style-name="ce1">
            <text:p>1245,19</text:p>
          </table:table-cell>
          <table:table-cell office:value-type="float" office:value="1245" table:style-name="ce62">
            <text:p>1.24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14.78" table:style-name="ce1">
            <text:p>914,78</text:p>
          </table:table-cell>
          <table:table-cell office:value-type="float" office:value="915" table:style-name="ce62">
            <text:p>91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5.54000000000002" table:style-name="ce1">
            <text:p>295,54</text:p>
          </table:table-cell>
          <table:table-cell office:value-type="float" office:value="295" table:style-name="ce62">
            <text:p>29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 Teminat 1200 – 5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 <text:s/>bakadan havale</text:p>
          </table:table-cell>
          <table:table-cell table:style-name="ce1"/>
          <table:table-cell office:value-type="float" office:value="1367.33" table:style-name="ce1">
            <text:p>1367,33</text:p>
          </table:table-cell>
          <table:table-cell office:value-type="float" office:value="1368" table:style-name="ce62">
            <text:p>1.368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64"/>
          <table:table-cell office:value-type="float" office:value="305.16000000000003" table:style-name="ce1">
            <text:p>305,16</text:p>
          </table:table-cell>
          <table:table-cell office:value-type="float" office:value="305" table:style-name="ce62">
            <text:p>30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 Elektrik Teminat 1200 – 6/6</text:p>
          </table:table-cell>
          <table:table-cell table:style-name="ce64"/>
          <table:table-cell office:value-type="float" office:value="200" table:style-name="ce127">
            <text:p>200</text:p>
          </table:table-cell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</text:p>
          </table:table-cell>
          <table:table-cell table:style-name="ce64"/>
          <table:table-cell office:value-type="float" office:value="87.69" table:style-name="ce64">
            <text:p>87,69</text:p>
          </table:table-cell>
          <table:table-cell office:value-type="float" office:value="87.69" table:style-name="ce62">
            <text:p>87,69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style-name="ce1"/>
          <table:table-cell table:style-name="ce50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style-name="ce1"/>
          <table:table-cell table:style-name="ce61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4657.2000000000007" table:formula="of:=SUM([.E63:.E85])" table:style-name="ce128">
            <text:p>-4.657,20</text:p>
          </table:table-cell>
          <table:table-cell table:number-columns-repeated="16379" table:style-name="ce1"/>
        </table:table-row>
        <table:table-row table:style-name="ro4">
          <table:table-cell table:number-columns-repeated="4" table:style-name="ce1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11-01T00:00:00" table:style-name="ce56">
            <text:p>01.11.2022</text:p>
          </table:table-cell>
          <table:table-cell office:value-type="string" table:style-name="ce64">
            <text:p>ikea masa 5/6</text:p>
          </table:table-cell>
          <table:table-cell table:style-name="ce64"/>
          <table:table-cell office:value-type="string" table:style-name="ce64">
            <text:p><text:s/>5 – 6</text:p>
          </table:table-cell>
          <table:table-cell office:value-type="float" office:value="-208.17" table:style-name="ce62">
            <text:p>-208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64">
            <text:p>koçtaş pervane 5/6</text:p>
          </table:table-cell>
          <table:table-cell table:style-name="ce64"/>
          <table:table-cell office:value-type="string" table:style-name="ce64">
            <text:p><text:s/>5 – 6</text:p>
          </table:table-cell>
          <table:table-cell office:value-type="float" office:value="-151.65" table:style-name="ce62">
            <text:p>-151,6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3/9</text:p>
          </table:table-cell>
          <table:table-cell table:style-name="ce64"/>
          <table:table-cell office:value-type="string" table:style-name="ce64">
            <text:p><text:s/>3 – 9</text:p>
          </table:table-cell>
          <table:table-cell office:value-type="float" office:value="-1111.1099999999999" table:style-name="ce62">
            <text:p>-1.111,1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22T00:00:00" table:style-name="ce56">
            <text:p>22.11.2022</text:p>
          </table:table-cell>
          <table:table-cell office:value-type="string" table:style-name="ce64">
            <text:p>atasun gözlük 3/3</text:p>
          </table:table-cell>
          <table:table-cell table:style-name="ce64"/>
          <table:table-cell office:value-type="string" table:style-name="ce63">
            <text:p><text:s/>3 – 3</text:p>
          </table:table-cell>
          <table:table-cell office:value-type="float" office:value="-678.58" table:style-name="ce62">
            <text:p>-678,5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A.Umut Balcı 1589,85 ¼ taksit</text:p>
          </table:table-cell>
          <table:table-cell table:style-name="ce64"/>
          <table:table-cell office:value-type="string" table:style-name="ce64">
            <text:p><text:s/>2 – 4</text:p>
          </table:table-cell>
          <table:table-cell office:value-type="float" office:value="-397.46" table:style-name="ce62">
            <text:p>-397,4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P.Özlem Balcı Atila ev -323,65 ¼ taksit</text:p>
          </table:table-cell>
          <table:table-cell table:style-name="ce64"/>
          <table:table-cell office:value-type="string" table:style-name="ce64">
            <text:p><text:s/>2 – 4</text:p>
          </table:table-cell>
          <table:table-cell office:value-type="float" office:value="-80.91" table:style-name="ce62">
            <text:p>-80,9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H.Murat Balcı 508,20 ¼ taksit</text:p>
          </table:table-cell>
          <table:table-cell table:style-name="ce64"/>
          <table:table-cell office:value-type="string" table:style-name="ce64">
            <text:p><text:s/>2 – 4</text:p>
          </table:table-cell>
          <table:table-cell office:value-type="float" office:value="-127.05" table:style-name="ce62">
            <text:p>-127,0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Ayşe Balcı 197,25 ¼ taksit</text:p>
          </table:table-cell>
          <table:table-cell table:style-name="ce64"/>
          <table:table-cell office:value-type="string" table:style-name="ce64">
            <text:p><text:s/>2 – 4</text:p>
          </table:table-cell>
          <table:table-cell office:value-type="float" office:value="-49.31" table:style-name="ce62">
            <text:p>-49,3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9T00:00:00" table:style-name="ce56">
            <text:p>29.12.2022</text:p>
          </table:table-cell>
          <table:table-cell office:value-type="string" table:style-name="ce1">
            <text:p>superonline</text:p>
          </table:table-cell>
          <table:table-cell table:number-columns-repeated="2" table:style-name="ce64"/>
          <table:table-cell office:value-type="float" office:value="-76.3" table:style-name="ce62">
            <text:p>-76,3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30T00:00:00" table:style-name="ce56">
            <text:p>30.12.2022</text:p>
          </table:table-cell>
          <table:table-cell office:value-type="string" table:style-name="ce1">
            <text:p>erenler pide 12- k14 puan kullanımı</text:p>
          </table:table-cell>
          <table:table-cell table:style-name="ce1"/>
          <table:table-cell office:value-type="string" table:style-name="ce1">
            <text:p>-150TL</text:p>
          </table:table-cell>
          <table:table-cell table:style-name="ce62"/>
          <table:table-cell table:number-columns-repeated="16379" table:style-name="ce1"/>
        </table:table-row>
        <table:table-row table:style-name="ro4">
          <table:table-cell office:value-type="date" office:date-value="2022-12-30T00:00:00" table:style-name="ce56">
            <text:p>30.12.2022</text:p>
          </table:table-cell>
          <table:table-cell office:value-type="string" table:style-name="ce1">
            <text:p>erenler pide 12- k14</text:p>
          </table:table-cell>
          <table:table-cell table:number-columns-repeated="2" table:style-name="ce1"/>
          <table:table-cell office:value-type="float" office:value="-47.8" table:style-name="ce62">
            <text:p>-47,8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08T00:00:00" table:style-name="ce56">
            <text:p>08.01.2023</text:p>
          </table:table-cell>
          <table:table-cell office:value-type="string" table:style-name="ce1">
            <text:p>tk paz mar</text:p>
          </table:table-cell>
          <table:table-cell table:number-columns-repeated="2" table:style-name="ce1"/>
          <table:table-cell office:value-type="float" office:value="-556.07000000000005" table:style-name="ce62">
            <text:p>-556,0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0T00:00:00" table:style-name="ce56">
            <text:p>10.01.2023</text:p>
          </table:table-cell>
          <table:table-cell office:value-type="string" table:style-name="ce1">
            <text:p>erenler pide 01- işkk1 <text:s/>180,34= puan 81 TL +<text:s text:c="4"/></text:p>
          </table:table-cell>
          <table:table-cell table:number-columns-repeated="2" table:style-name="ce1"/>
          <table:table-cell office:value-type="float" office:value="-79.34" table:style-name="ce62">
            <text:p>-79,3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1T00:00:00" table:style-name="ce56">
            <text:p>11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23.45" table:style-name="ce62">
            <text:p>-123,4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2T00:00:00" table:style-name="ce56">
            <text:p>12.01.2023</text:p>
          </table:table-cell>
          <table:table-cell office:value-type="string" table:style-name="ce1">
            <text:p>erenler pide 01- işkk3</text:p>
          </table:table-cell>
          <table:table-cell table:number-columns-repeated="2" table:style-name="ce1"/>
          <table:table-cell office:value-type="float" office:value="-113.57" table:style-name="ce62">
            <text:p>-113,5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3T00:00:00" table:style-name="ce56">
            <text:p>13.01.2023</text:p>
          </table:table-cell>
          <table:table-cell office:value-type="string" table:style-name="ce1">
            <text:p>erenler pide 01- işkk4</text:p>
          </table:table-cell>
          <table:table-cell table:number-columns-repeated="2" table:style-name="ce1"/>
          <table:table-cell office:value-type="float" office:value="-118.62" table:style-name="ce62">
            <text:p>-118,62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4T00:00:00" table:style-name="ce56">
            <text:p>14.01.2023</text:p>
          </table:table-cell>
          <table:table-cell office:value-type="string" table:style-name="ce1">
            <text:p>erenler pide 01- işkk5</text:p>
          </table:table-cell>
          <table:table-cell table:number-columns-repeated="2" table:style-name="ce1"/>
          <table:table-cell office:value-type="float" office:value="-123.85" table:style-name="ce62">
            <text:p>-123,8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6T00:00:00" table:style-name="ce56">
            <text:p>16.01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77.33" table:style-name="ce62">
            <text:p>-177,3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1T00:00:00" table:style-name="ce56">
            <text:p>21.01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00" table:style-name="ce62">
            <text:p>-1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3T00:00:00" table:style-name="ce56">
            <text:p>23.01.2023</text:p>
          </table:table-cell>
          <table:table-cell office:value-type="string" table:style-name="ce1">
            <text:p>erenler pide 01- işkk7</text:p>
          </table:table-cell>
          <table:table-cell table:number-columns-repeated="2" table:style-name="ce1"/>
          <table:table-cell office:value-type="float" office:value="-111.1" table:style-name="ce62">
            <text:p>-111,1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4T00:00:00" table:style-name="ce56">
            <text:p>24.01.2023</text:p>
          </table:table-cell>
          <table:table-cell office:value-type="string" table:style-name="ce1">
            <text:p>erenler pide 01- işkk8</text:p>
          </table:table-cell>
          <table:table-cell table:number-columns-repeated="2" table:style-name="ce1"/>
          <table:table-cell office:value-type="float" office:value="-99.87" table:style-name="ce62">
            <text:p>-99,8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5T00:00:00" table:style-name="ce56">
            <text:p>25.01.2023</text:p>
          </table:table-cell>
          <table:table-cell office:value-type="string" table:style-name="ce1">
            <text:p>erenler pide 01- işkk9</text:p>
          </table:table-cell>
          <table:table-cell table:number-columns-repeated="2" table:style-name="ce1"/>
          <table:table-cell office:value-type="float" office:value="-125.66" table:style-name="ce62">
            <text:p>-125,66</text:p>
          </table:table-cell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3076.2899999999995" table:formula="of:=SUM([.E88:.E103])" table:style-name="ce128">
            <text:p>-3.076,29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2-24T00:00:00" table:style-name="ce56">
            <text:p>24.12.2022</text:p>
          </table:table-cell>
          <table:table-cell office:value-type="string" table:style-name="ce64">
            <text:p>erenler pide 12- kkdnz01</text:p>
          </table:table-cell>
          <table:table-cell table:number-columns-repeated="2" table:style-name="ce64"/>
          <table:table-cell office:value-type="float" office:value="-136.19" table:style-name="ce62">
            <text:p>-136,1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6T00:00:00" table:style-name="ce56">
            <text:p>26.12.2022</text:p>
          </table:table-cell>
          <table:table-cell office:value-type="string" table:style-name="ce64">
            <text:p>erenler pide 12- kkdnz02</text:p>
          </table:table-cell>
          <table:table-cell table:number-columns-repeated="2" table:style-name="ce64"/>
          <table:table-cell office:value-type="float" office:value="-193.47" table:style-name="ce62">
            <text:p>-193,4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7T00:00:00" table:style-name="ce56">
            <text:p>27.12.2022</text:p>
          </table:table-cell>
          <table:table-cell office:value-type="string" table:style-name="ce64">
            <text:p>toyota rav4 yağ-filtre</text:p>
          </table:table-cell>
          <table:table-cell table:number-columns-repeated="2" table:style-name="ce64"/>
          <table:table-cell office:value-type="float" office:value="-600" table:style-name="ce62">
            <text:p>-6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7T00:00:00" table:style-name="ce56">
            <text:p>27.12.2022</text:p>
          </table:table-cell>
          <table:table-cell office:value-type="string" table:style-name="ce64">
            <text:p>erenler pide 12- kkdnz03</text:p>
          </table:table-cell>
          <table:table-cell table:number-columns-repeated="2" table:style-name="ce64"/>
          <table:table-cell office:value-type="float" office:value="-206.27" table:style-name="ce62">
            <text:p>-206,2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8T00:00:00" table:style-name="ce56">
            <text:p>28.12.2022</text:p>
          </table:table-cell>
          <table:table-cell office:value-type="string" table:style-name="ce64">
            <text:p>erenler pide 12- kkdnz04</text:p>
          </table:table-cell>
          <table:table-cell table:number-columns-repeated="2" table:style-name="ce64"/>
          <table:table-cell office:value-type="float" office:value="-146.44" table:style-name="ce62">
            <text:p>-146,4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01T00:00:00" table:style-name="ce56">
            <text:p>01.01.2023</text:p>
          </table:table-cell>
          <table:table-cell office:value-type="string" table:style-name="ce64">
            <text:p>sivas yemek</text:p>
          </table:table-cell>
          <table:table-cell table:number-columns-repeated="2" table:style-name="ce64"/>
          <table:table-cell office:value-type="float" office:value="-340" table:style-name="ce62">
            <text:p>-34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79">
            <text:p>erenler pide 01- kkdnz01</text:p>
          </table:table-cell>
          <table:table-cell table:number-columns-repeated="2" table:style-name="ce1"/>
          <table:table-cell office:value-type="float" office:value="-164.8" table:style-name="ce62">
            <text:p>-164,8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04T00:00:00" table:style-name="ce56">
            <text:p>04.01.2023</text:p>
          </table:table-cell>
          <table:table-cell office:value-type="string" table:style-name="ce79">
            <text:p>erenler pide 01- kkdnz02</text:p>
          </table:table-cell>
          <table:table-cell table:number-columns-repeated="2" table:style-name="ce1"/>
          <table:table-cell office:value-type="float" office:value="-139.33000000000001" table:style-name="ce62">
            <text:p>-139,3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05T00:00:00" table:style-name="ce56">
            <text:p>05.01.2023</text:p>
          </table:table-cell>
          <table:table-cell office:value-type="string" table:style-name="ce79">
            <text:p>erenler pide 01- kkdnz03</text:p>
          </table:table-cell>
          <table:table-cell table:number-columns-repeated="2" table:style-name="ce1"/>
          <table:table-cell office:value-type="float" office:value="-143.19999999999999" table:style-name="ce62">
            <text:p>-143,2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08T00:00:00" table:style-name="ce56">
            <text:p>08.01.2023</text:p>
          </table:table-cell>
          <table:table-cell office:value-type="string" table:style-name="ce1">
            <text:p>a101 ev</text:p>
          </table:table-cell>
          <table:table-cell table:number-columns-repeated="2" table:style-name="ce1"/>
          <table:table-cell office:value-type="float" office:value="-297.38" table:style-name="ce62">
            <text:p>-297,3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8T00:00:00" table:style-name="ce56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286.02999999999997" table:style-name="ce62">
            <text:p>-286,0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8T00:00:00" table:style-name="ce56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423.18" table:style-name="ce62">
            <text:p>-423,1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4T00:00:00" table:style-name="ce56">
            <text:p>24.01.2023</text:p>
          </table:table-cell>
          <table:table-cell office:value-type="string" table:style-name="ce1">
            <text:p>Sigorta ??????????????????????*</text:p>
          </table:table-cell>
          <table:table-cell table:style-name="ce1"/>
          <table:table-cell table:style-name="ce43"/>
          <table:table-cell office:value-type="float" office:value="-31.35" table:style-name="ce62">
            <text:p>-31,35</text:p>
          </table:table-cell>
          <table:table-cell table:number-columns-repeated="16379" table:style-name="ce1"/>
        </table:table-row>
        <table:table-row table:style-name="ro4">
          <table:table-cell table:style-name="ce1"/>
          <table:table-cell office:value-type="string" table:style-name="ce1">
            <text:p>Sigorta ?????? <text:s text:c="5"/>i a d e <text:s text:c="3"/>???????</text:p>
          </table:table-cell>
          <table:table-cell table:style-name="ce1"/>
          <table:table-cell table:style-name="ce43"/>
          <table:table-cell office:value-type="float" office:value="31.35" table:style-name="ce62">
            <text:p>31,35</text:p>
          </table:table-cell>
          <table:table-cell table:number-columns-repeated="16379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56"/>
          <table:table-cell table:number-columns-repeated="2" table:style-name="ce1"/>
          <table:table-cell table:style-name="ce42"/>
          <table:table-cell table:style-name="ce62"/>
          <table:table-cell table:number-columns-repeated="2" table:style-name="ce42"/>
          <table:table-cell table:number-columns-repeated="16377"/>
        </table:table-row>
        <table:table-row table:style-name="ro4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3 Şubat <text:s/>Devir</text:p>
          </table:table-cell>
          <table:table-cell table:style-name="ce52"/>
          <table:table-cell table:style-name="ce54"/>
          <table:table-cell office:value-type="float" office:value="335748" table:formula="of:=SUM([.E112:.E119])" table:style-name="ce55">
            <text:p>33574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64000" table:style-name="ce1">
            <text:p>640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8288" table:style-name="ce1">
            <text:p>48288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4567" table:style-name="ce1">
            <text:p>44567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5590" table:style-name="ce1">
            <text:p>559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8" table:style-name="ce1">
            <text:p>18,8</text:p>
          </table:table-cell>
          <table:table-cell office:value-type="float" office:value="850" table:style-name="ce1">
            <text:p>850</text:p>
          </table:table-cell>
          <table:table-cell office:value-type="float" office:value="15980" table:formula="of:=[.D117]*[.C117]" table:style-name="ce1">
            <text:p>1598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formula="of:=[.D118]*[.C118]" table:style-name="ce1">
            <text:p>200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34000" table:style-name="ce1">
            <text:p>34000</text:p>
          </table:table-cell>
          <table:table-cell table:number-columns-repeated="16379"/>
        </table:table-row>
        <table:table-row table:style-name="ro4">
          <table:table-cell table:style-name="ce56"/>
          <table:table-cell table:number-columns-repeated="16383" table:style-name="ce1"/>
        </table:table-row>
        <table:table-row table:style-name="ro4">
          <table:table-cell table:number-columns-repeated="3" table:style-name="ce1"/>
          <table:table-cell office:value-type="string" table:style-name="ce1">
            <text:p>Şubat çıkışı</text:p>
          </table:table-cell>
          <table:table-cell office:value-type="float" office:value="-50451.479999999989" table:formula="of:=[.H2]" table:style-name="ce42">
            <text:p>-50.451,48</text:p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285296.52" table:formula="of:=SUM([.E112:.E122])" table:style-name="ce1">
            <text:p>285296,52</text:p>
          </table:table-cell>
          <table:table-cell table:number-columns-repeated="16379"/>
        </table:table-row>
        <table:table-row table:number-rows-repeated="1048453" table:style-name="ro4">
          <table:table-cell table:number-columns-repeated="16384"/>
        </table:table-row>
      </table:table>
      <table:table table:name="01_23" table:style-name="ta4">
        <table:table-column table:style-name="co15" table:default-cell-style-name="ce1"/>
        <table:table-column table:style-name="co16" table:default-cell-style-name="ce1"/>
        <table:table-column table:style-name="co49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OCAK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3261" table:formula="of:=SUM([.D4:.D27])" table:style-name="ce60">
            <text:p>13.261,00</text:p>
          </table:table-cell>
          <table:table-cell office:value-type="float" office:value="-22808.309999999998" table:formula="of:=SUM([.E5:.E27])" table:style-name="ce60">
            <text:p>-22.808,31</text:p>
          </table:table-cell>
          <table:table-cell office:value-type="float" office:value="8049.2" table:formula="of:=SUM([.F4:.F28])" table:style-name="ce60">
            <text:p>8.049,20</text:p>
          </table:table-cell>
          <table:table-cell office:value-type="float" office:value="-23047.62" table:formula="of:=SUM([.G4:.G28])" table:style-name="ce60">
            <text:p>-23.047,62</text:p>
          </table:table-cell>
          <table:table-cell office:value-type="float" office:value="-14998.419999999998" table:formula="of:=[.F2]+[.G2]" table:style-name="ce60">
            <text:p>-14.998,42</text:p>
          </table:table-cell>
          <table:table-cell table:number-columns-repeated="16376"/>
        </table:table-row>
        <table:table-row table:number-rows-repeated="2"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30" table:style-name="ce42">
            <text:p>-230,00</text:p>
          </table:table-cell>
          <table:table-cell office:value-type="float" office:value="-230" table:formula="of:=[.H4]+[.F5]+[.G5]" table:style-name="ce42">
            <text:p>-230,00</text:p>
          </table:table-cell>
          <table:table-cell table:number-columns-repeated="16376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23" table:style-name="ce42">
            <text:p>-523,00</text:p>
          </table:table-cell>
          <table:table-cell office:value-type="float" office:value="-753" table:formula="of:=[.H5]+[.F6]+[.G6]" table:style-name="ce42">
            <text:p>-753,00</text:p>
          </table:table-cell>
          <table:table-cell table:number-columns-repeated="16376"/>
        </table:table-row>
        <table:table-row table:style-name="ro4">
          <table:table-cell office:value-type="date" office:date-value="2023-01-07T00:00:00" table:style-name="ce56">
            <text:p>07.01.2023</text:p>
          </table:table-cell>
          <table:table-cell office:value-type="string" table:style-name="ce63">
            <text:p>Kira Adem Özen 8/12 Mrmr Ryl A Blok 8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-5053" table:formula="of:=[.H6]+[.F7]+[.G7]" table:style-name="ce42">
            <text:p>-5.053,00</text:p>
          </table:table-cell>
          <table:table-cell table:number-columns-repeated="16376"/>
        </table:table-row>
        <table:table-row table:style-name="ro4">
          <table:table-cell office:value-type="date" office:date-value="2022-01-07T00:00:00" table:style-name="ce56">
            <text:p>07.01.2022</text:p>
          </table:table-cell>
          <table:table-cell office:value-type="string" table:style-name="ce63">
            <text:p>Aidat Marmara Royal Site 8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674.74" table:style-name="ce42">
            <text:p>-674,74</text:p>
          </table:table-cell>
          <table:table-cell office:value-type="float" office:value="-5727.74" table:formula="of:=[.H7]+[.F8]+[.G8]" table:style-name="ce42">
            <text:p>-5.727,74</text:p>
          </table:table-cell>
          <table:table-cell table:number-columns-repeated="16376"/>
        </table:table-row>
        <table:table-row table:style-name="ro4">
          <table:table-cell office:value-type="date" office:date-value="2022-01-07T00:00:00" table:style-name="ce56">
            <text:p>07.01.2022</text:p>
          </table:table-cell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153.05000000000001" table:style-name="ce42">
            <text:p>-153,05</text:p>
          </table:table-cell>
          <table:table-cell office:value-type="float" office:value="-5880.79" table:formula="of:=[.H8]+[.F9]+[.G9]" table:style-name="ce42">
            <text:p>-5.880,79</text:p>
          </table:table-cell>
          <table:table-cell table:number-columns-repeated="16376"/>
        </table:table-row>
        <table:table-row table:style-name="ro4">
          <table:table-cell office:value-type="date" office:date-value="2023-01-16T00:00:00" table:style-name="ce56">
            <text:p>16.01.2023</text:p>
          </table:table-cell>
          <table:table-cell office:value-type="string" table:style-name="ce64">
            <text:p>Doğalgaz 800004222959 Kümbet D09</text:p>
          </table:table-cell>
          <table:table-cell table:number-columns-repeated="2" table:style-name="ce64"/>
          <table:table-cell office:value-type="float" office:value="-100" table:style-name="ce42">
            <text:p>-100,00</text:p>
          </table:table-cell>
          <table:table-cell table:style-name="ce62"/>
          <table:table-cell office:value-type="float" office:value="-87" table:style-name="ce42">
            <text:p>-87,00</text:p>
          </table:table-cell>
          <table:table-cell office:value-type="float" office:value="-5967.79" table:formula="of:=[.H9]+[.F10]+[.G10]" table:style-name="ce42">
            <text:p>-5.967,79</text:p>
          </table:table-cell>
          <table:table-cell table:number-columns-repeated="16376"/>
        </table:table-row>
        <table:table-row table:style-name="ro4">
          <table:table-cell office:value-type="date" office:date-value="2023-01-16T00:00:00" table:style-name="ce56">
            <text:p>16.01.2023</text:p>
          </table:table-cell>
          <table:table-cell office:value-type="string" table:style-name="ce64">
            <text:p>Doğalgaz 800004222954 Kümbet D10</text:p>
          </table:table-cell>
          <table:table-cell table:number-columns-repeated="2" table:style-name="ce64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-1560" table:style-name="ce42">
            <text:p>-1.560,00</text:p>
          </table:table-cell>
          <table:table-cell office:value-type="float" office:value="-7527.79" table:formula="of:=[.H10]+[.F11]+[.G11]" table:style-name="ce42">
            <text:p>-7.527,7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-200" table:style-name="ce42">
            <text:p>-200,00</text:p>
          </table:table-cell>
          <table:table-cell table:style-name="ce1"/>
          <table:table-cell office:value-type="float" office:value="-183.26" table:style-name="ce42">
            <text:p>-183,26</text:p>
          </table:table-cell>
          <table:table-cell office:value-type="float" office:value="-7711.05" table:formula="of:=[.H11]+[.F12]+[.G12]" table:style-name="ce42">
            <text:p>-7.711,0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7233.5699999999988" table:formula="of:=[.E48]" table:style-name="ce42">
            <text:p>-7.233,57</text:p>
          </table:table-cell>
          <table:table-cell table:style-name="ce42"/>
          <table:table-cell office:value-type="float" office:value="-7233.57" table:style-name="ce42">
            <text:p>-7.233,57</text:p>
          </table:table-cell>
          <table:table-cell office:value-type="float" office:value="-14944.619999999999" table:formula="of:=[.H12]+[.F13]+[.G13]" table:style-name="ce42">
            <text:p>-14.944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5165 Denizbank işten havale</text:p>
          </table:table-cell>
          <table:table-cell table:number-columns-repeated="2" table:style-name="ce1"/>
          <table:table-cell table:style-name="ce25"/>
          <table:table-cell table:number-columns-repeated="2" table:style-name="ce1"/>
          <table:table-cell office:value-type="float" office:value="-14944.619999999999" table:formula="of:=[.H13]+[.F14]+[.G14]" table:style-name="ce42">
            <text:p>-14.944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1" table:style-name="ce42">
            <text:p>-2.701,00</text:p>
          </table:table-cell>
          <table:table-cell office:value-type="float" office:value="-17645.62" table:formula="of:=[.H14]+[.F15]+[.G15]" table:style-name="ce42">
            <text:p>-17.645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1" table:style-name="ce42">
            <text:p>-2.701,00</text:p>
          </table:table-cell>
          <table:table-cell office:value-type="float" office:value="-20346.62" table:formula="of:=[.H15]+[.F16]+[.G16]" table:style-name="ce42">
            <text:p>-20.346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1" table:style-name="ce42">
            <text:p>-2.701,00</text:p>
          </table:table-cell>
          <table:table-cell office:value-type="float" office:value="-23047.62" table:formula="of:=[.H16]+[.F17]+[.G17]" table:style-name="ce42">
            <text:p>-23.047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kk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62"/>
          <table:table-cell table:number-columns-repeated="2" table:style-name="ce42"/>
          <table:table-cell office:value-type="float" office:value="-23047.62" table:formula="of:=[.H17]+[.F18]+[.G18]" table:style-name="ce42">
            <text:p>-23.047,62</text:p>
          </table:table-cell>
          <table:table-cell table:number-columns-repeated="16376"/>
        </table:table-row>
        <table:table-row table:style-name="ro4">
          <table:table-cell office:value-type="date" office:date-value="2023-01-18T00:00:00" table:style-name="ce56">
            <text:p>18.01.2023</text:p>
          </table:table-cell>
          <table:table-cell office:value-type="string" table:style-name="ce1">
            <text:p>peri havale</text:p>
          </table:table-cell>
          <table:table-cell table:number-columns-repeated="2" table:style-name="ce1"/>
          <table:table-cell table:style-name="ce62"/>
          <table:table-cell office:value-type="float" office:value="1500" table:style-name="ce42">
            <text:p>1.500,00</text:p>
          </table:table-cell>
          <table:table-cell table:style-name="ce42"/>
          <table:table-cell office:value-type="float" office:value="-21547.62" table:formula="of:=[.H18]+[.F19]+[.G19]" table:style-name="ce42">
            <text:p>-21.547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68">
            <text:p>₺5.500,00</text:p>
          </table:table-cell>
          <table:table-cell table:style-name="ce1"/>
          <table:table-cell office:value-type="float" office:value="5549.2" table:style-name="ce42">
            <text:p>5.549,20</text:p>
          </table:table-cell>
          <table:table-cell table:style-name="ce42"/>
          <table:table-cell office:value-type="float" office:value="-15998.419999999998" table:formula="of:=[.H19]+[.F20]+[.G20]" table:style-name="ce42">
            <text:p>-15.998,4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68">
            <text:p>₺1.650,00</text:p>
          </table:table-cell>
          <table:table-cell table:style-name="ce1"/>
          <table:table-cell table:number-columns-repeated="2" table:style-name="ce42"/>
          <table:table-cell office:value-type="float" office:value="-15998.419999999998" table:formula="of:=[.H20]+[.F21]+[.G21]" table:style-name="ce42">
            <text:p>-15.998,42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ödenmedi</text:p>
          </table:table-cell>
          <table:table-cell office:value-type="string" table:style-name="ce1">
            <text:p>Doğuş Kira 6/12-2023-24</text:p>
          </table:table-cell>
          <table:table-cell table:style-name="ce1"/>
          <table:table-cell office:value-type="currency" office:value="3000" table:style-name="ce68">
            <text:p>₺3.000,00</text:p>
          </table:table-cell>
          <table:table-cell table:style-name="ce1"/>
          <table:table-cell table:number-columns-repeated="2" table:style-name="ce42"/>
          <table:table-cell office:value-type="float" office:value="-15998.419999999998" table:formula="of:=[.H21]+[.F22]+[.G22]" table:style-name="ce42">
            <text:p>-15.998,42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ödenmedi</text:p>
          </table:table-cell>
          <table:table-cell office:value-type="string" table:style-name="ce1">
            <text:p>Kira snyG Metin ÇELİK 5/8</text:p>
          </table:table-cell>
          <table:table-cell table:style-name="ce1"/>
          <table:table-cell office:value-type="currency" office:value="1000" table:style-name="ce126">
            <text:p>₺1.000,00</text:p>
          </table:table-cell>
          <table:table-cell table:number-columns-repeated="3" table:style-name="ce1"/>
          <table:table-cell office:value-type="float" office:value="-15998.419999999998" table:formula="of:=[.H22]+[.F23]+[.G23]" table:style-name="ce42">
            <text:p>-15.998,42</text:p>
          </table:table-cell>
          <table:table-cell table:number-columns-repeated="16376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99">
            <text:p>Kira snyG Metin ÇELİK 4/8 31-12-2022</text:p>
          </table:table-cell>
          <table:table-cell table:style-name="ce99"/>
          <table:table-cell office:value-type="currency" office:value="1000" table:style-name="ce129">
            <text:p>₺1.000,00</text:p>
          </table:table-cell>
          <table:table-cell table:style-name="ce1"/>
          <table:table-cell office:value-type="float" office:value="1000" table:style-name="ce73">
            <text:p>1.000,00</text:p>
          </table:table-cell>
          <table:table-cell table:style-name="ce42"/>
          <table:table-cell office:value-type="float" office:value="-14998.419999999998" table:formula="of:=[.H23]+[.F24]+[.G24]" table:style-name="ce42">
            <text:p>-14.998,4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03-30T00:00:00" table:style-name="ce103">
            <text:p>30.03.2022</text:p>
          </table:table-cell>
          <table:table-cell office:value-type="string" table:style-name="ce99">
            <text:p>SnyF-Kynkçı Merdal 12/12-2022-23</text:p>
          </table:table-cell>
          <table:table-cell table:style-name="ce99"/>
          <table:table-cell office:value-type="string" table:style-name="ce99">
            <text:p>3 aylık kira bedeli</text:p>
          </table:table-cell>
          <table:table-cell table:style-name="ce100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0-10T00:00:00" table:style-name="ce103">
            <text:p>10.10.2022</text:p>
          </table:table-cell>
          <table:table-cell office:value-type="string" table:style-name="ce99">
            <text:p>snyA Ayhan Tüfek 42000-40000</text:p>
          </table:table-cell>
          <table:table-cell table:style-name="ce101"/>
          <table:table-cell office:value-type="string" table:style-name="ce99">
            <text:p>%57,14 aylık kira bedeli</text:p>
          </table:table-cell>
          <table:table-cell table:style-name="ce99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03"/>
          <table:table-cell office:value-type="string" table:style-name="ce99">
            <text:p>cihan oto 12 ay teminattan kalan</text:p>
          </table:table-cell>
          <table:table-cell table:style-name="ce101"/>
          <table:table-cell table:style-name="ce99"/>
          <table:table-cell office:value-type="float" office:value="100" table:style-name="ce99">
            <text:p>1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6130.21" table:formula="of:=SUM([.D36:.D43])" table:style-name="ce76">
            <text:p>6.130,21</text:p>
          </table:table-cell>
          <table:table-cell office:value-type="float" office:value="5930.26" table:formula="of:=SUM([.E36:.E43])" table:style-name="ce76">
            <text:p>5.930,26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office:value-type="float" office:value="1221.74" table:style-name="ce20">
            <text:p>1.221,74</text:p>
          </table:table-cell>
          <table:table-cell office:value-type="float" office:value="1222" table:style-name="ce73">
            <text:p>1.222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64.8699999999999" table:style-name="ce25">
            <text:p>1.264,87</text:p>
          </table:table-cell>
          <table:table-cell office:value-type="float" office:value="1265" table:style-name="ce42">
            <text:p>1.26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366.02" table:style-name="ce25">
            <text:p>366,02</text:p>
          </table:table-cell>
          <table:table-cell office:value-type="float" office:value="366" table:style-name="ce42">
            <text:p>366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 Teminat 1200 – 4/6</text:p>
          </table:table-cell>
          <table:table-cell table:style-name="ce1"/>
          <table:table-cell office:value-type="float" office:value="200" table:style-name="ce50">
            <text:p>200,00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 bankadan havale</text:p>
          </table:table-cell>
          <table:table-cell table:style-name="ce1"/>
          <table:table-cell office:value-type="float" office:value="1479.95" table:style-name="ce25">
            <text:p>1.479,95</text:p>
          </table:table-cell>
          <table:table-cell office:value-type="float" office:value="1480" table:style-name="ce1">
            <text:p>148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 bankadan havale</text:p>
          </table:table-cell>
          <table:table-cell table:style-name="ce1"/>
          <table:table-cell office:value-type="float" office:value="1214.3699999999999" table:style-name="ce25">
            <text:p>1.214,37</text:p>
          </table:table-cell>
          <table:table-cell office:value-type="float" office:value="1214" table:style-name="ce1">
            <text:p>121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1">
            <text:p>Metin Elektrik Teminat 1200 – 5/6</text:p>
          </table:table-cell>
          <table:table-cell table:style-name="ce64"/>
          <table:table-cell office:value-type="float" office:value="200" table:style-name="ce130">
            <text:p>200,00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office:value-type="float" office:value="183.26" table:style-name="ce25">
            <text:p>183,26</text:p>
          </table:table-cell>
          <table:table-cell office:value-type="float" office:value="183.26" table:style-name="ce64">
            <text:p>183,26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7233.5699999999988" table:formula="of:=SUM([.E49:.E82])" table:style-name="ce55">
            <text:p>-7233,57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11-01T00:00:00" table:style-name="ce56">
            <text:p>01.11.2022</text:p>
          </table:table-cell>
          <table:table-cell office:value-type="string" table:style-name="ce64">
            <text:p>ikea masa 4/6</text:p>
          </table:table-cell>
          <table:table-cell table:style-name="ce64"/>
          <table:table-cell office:value-type="string" table:style-name="ce64">
            <text:p><text:s/>4 – 6</text:p>
          </table:table-cell>
          <table:table-cell office:value-type="float" office:value="-208.17" table:style-name="ce42">
            <text:p>-208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64">
            <text:p>koçtaş pervane 4/6</text:p>
          </table:table-cell>
          <table:table-cell table:style-name="ce64"/>
          <table:table-cell office:value-type="string" table:style-name="ce64">
            <text:p><text:s/>4 – 6</text:p>
          </table:table-cell>
          <table:table-cell office:value-type="float" office:value="-151.65" table:style-name="ce42">
            <text:p>-151,6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2/9</text:p>
          </table:table-cell>
          <table:table-cell table:style-name="ce64"/>
          <table:table-cell office:value-type="string" table:style-name="ce64">
            <text:p><text:s/>2 – 9</text:p>
          </table:table-cell>
          <table:table-cell office:value-type="float" office:value="-1111.1099999999999" table:style-name="ce42">
            <text:p>-1.111,1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22T00:00:00" table:style-name="ce56">
            <text:p>22.11.2022</text:p>
          </table:table-cell>
          <table:table-cell office:value-type="string" table:style-name="ce64">
            <text:p>atasun gözlük 2/3</text:p>
          </table:table-cell>
          <table:table-cell table:style-name="ce64"/>
          <table:table-cell office:value-type="string" table:style-name="ce63">
            <text:p><text:s/>2 – 3</text:p>
          </table:table-cell>
          <table:table-cell office:value-type="float" office:value="-678.58" table:style-name="ce42">
            <text:p>-678,5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A.Umut Balcı 1589,85 ¼ taksit</text:p>
          </table:table-cell>
          <table:table-cell table:style-name="ce64"/>
          <table:table-cell office:value-type="string" table:style-name="ce64">
            <text:p><text:s/>1 – 4</text:p>
          </table:table-cell>
          <table:table-cell office:value-type="float" office:value="-397.46" table:style-name="ce42">
            <text:p>-397,4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P.Özlem Balcı Atila ev -323,65 ¼ taksit</text:p>
          </table:table-cell>
          <table:table-cell table:style-name="ce64"/>
          <table:table-cell office:value-type="string" table:style-name="ce64">
            <text:p><text:s/>1 – 4</text:p>
          </table:table-cell>
          <table:table-cell office:value-type="float" office:value="-80.91" table:style-name="ce42">
            <text:p>-80,9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H.Murat Balcı 508,20 ¼ taksit</text:p>
          </table:table-cell>
          <table:table-cell table:style-name="ce64"/>
          <table:table-cell office:value-type="string" table:style-name="ce64">
            <text:p><text:s/>1 – 4</text:p>
          </table:table-cell>
          <table:table-cell office:value-type="float" office:value="-127.05" table:style-name="ce42">
            <text:p>-127,0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Ayşe Balcı 197,25 ¼ taksit</text:p>
          </table:table-cell>
          <table:table-cell table:style-name="ce64"/>
          <table:table-cell office:value-type="string" table:style-name="ce64">
            <text:p><text:s/>1 – 4</text:p>
          </table:table-cell>
          <table:table-cell office:value-type="float" office:value="-49.31" table:style-name="ce42">
            <text:p>-49,3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29T00:00:00" table:style-name="ce56">
            <text:p>29.11.2022</text:p>
          </table:table-cell>
          <table:table-cell office:value-type="string" table:style-name="ce58">
            <text:p>erenler pide 12- k1</text:p>
          </table:table-cell>
          <table:table-cell table:number-columns-repeated="2" table:style-name="ce1"/>
          <table:table-cell office:value-type="float" office:value="-182.4" table:style-name="ce42">
            <text:p>-182,4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ev internet</text:p>
          </table:table-cell>
          <table:table-cell table:number-columns-repeated="2" table:style-name="ce1"/>
          <table:table-cell office:value-type="float" office:value="-74.900000000000006" table:style-name="ce42">
            <text:p>-74,9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30T00:00:00" table:style-name="ce56">
            <text:p>30.11.2022</text:p>
          </table:table-cell>
          <table:table-cell office:value-type="string" table:style-name="ce58">
            <text:p>erenler pide 12- k2</text:p>
          </table:table-cell>
          <table:table-cell table:number-columns-repeated="2" table:style-name="ce1"/>
          <table:table-cell office:value-type="float" office:value="-137.88999999999999" table:style-name="ce42">
            <text:p>-137,8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2T00:00:00" table:style-name="ce56">
            <text:p>02.12.2022</text:p>
          </table:table-cell>
          <table:table-cell office:value-type="string" table:style-name="ce64">
            <text:p>ayfer kurt ???</text:p>
          </table:table-cell>
          <table:table-cell table:number-columns-repeated="2" table:style-name="ce64"/>
          <table:table-cell office:value-type="float" office:value="-200" table:style-name="ce4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5T00:00:00" table:style-name="ce56">
            <text:p>05.12.2022</text:p>
          </table:table-cell>
          <table:table-cell office:value-type="string" table:style-name="ce64">
            <text:p>erenler</text:p>
          </table:table-cell>
          <table:table-cell table:number-columns-repeated="2" table:style-name="ce64"/>
          <table:table-cell office:value-type="float" office:value="-142.63999999999999" table:style-name="ce42">
            <text:p>-142,6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5T00:00:00" table:style-name="ce56">
            <text:p>05.12.2022</text:p>
          </table:table-cell>
          <table:table-cell office:value-type="string" table:style-name="ce79">
            <text:p>erenler pide 12- k3</text:p>
          </table:table-cell>
          <table:table-cell table:number-columns-repeated="2" table:style-name="ce64"/>
          <table:table-cell office:value-type="float" office:value="-148.47" table:style-name="ce42">
            <text:p>-148,4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6T00:00:00" table:style-name="ce56">
            <text:p>06.12.2022</text:p>
          </table:table-cell>
          <table:table-cell office:value-type="string" table:style-name="ce79">
            <text:p>erenler pide 12- k4</text:p>
          </table:table-cell>
          <table:table-cell table:number-columns-repeated="2" table:style-name="ce64"/>
          <table:table-cell office:value-type="float" office:value="-142.77000000000001" table:style-name="ce42">
            <text:p>-142,7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6T00:00:00" table:style-name="ce56">
            <text:p>06.12.2022</text:p>
          </table:table-cell>
          <table:table-cell office:value-type="string" table:style-name="ce64">
            <text:p>aşıkbaba</text:p>
          </table:table-cell>
          <table:table-cell table:number-columns-repeated="2" table:style-name="ce64"/>
          <table:table-cell office:value-type="float" office:value="-334.55" table:style-name="ce42">
            <text:p>-334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6T00:00:00" table:style-name="ce56">
            <text:p>06.12.2022</text:p>
          </table:table-cell>
          <table:table-cell office:value-type="string" table:style-name="ce64">
            <text:p>tokat avm yunus</text:p>
          </table:table-cell>
          <table:table-cell table:number-columns-repeated="2" table:style-name="ce64"/>
          <table:table-cell office:value-type="float" office:value="-148.75" table:style-name="ce42">
            <text:p>-148,7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6T00:00:00" table:style-name="ce56">
            <text:p>06.12.2022</text:p>
          </table:table-cell>
          <table:table-cell office:value-type="string" table:style-name="ce64">
            <text:p>benzin audi</text:p>
          </table:table-cell>
          <table:table-cell table:number-columns-repeated="2" table:style-name="ce64"/>
          <table:table-cell office:value-type="float" office:value="-200" table:style-name="ce4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8T00:00:00" table:style-name="ce56">
            <text:p>08.12.2022</text:p>
          </table:table-cell>
          <table:table-cell office:value-type="string" table:style-name="ce64">
            <text:p>yunus</text:p>
          </table:table-cell>
          <table:table-cell table:number-columns-repeated="2" table:style-name="ce64"/>
          <table:table-cell office:value-type="float" office:value="-223.23" table:style-name="ce42">
            <text:p>-223,2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9T00:00:00" table:style-name="ce56">
            <text:p>09.12.2022</text:p>
          </table:table-cell>
          <table:table-cell office:value-type="string" table:style-name="ce79">
            <text:p>erenler pide 12- k5</text:p>
          </table:table-cell>
          <table:table-cell table:number-columns-repeated="2" table:style-name="ce64"/>
          <table:table-cell office:value-type="float" office:value="-218.37" table:style-name="ce42">
            <text:p>-218,3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0T00:00:00" table:style-name="ce56">
            <text:p>10.12.2022</text:p>
          </table:table-cell>
          <table:table-cell office:value-type="string" table:style-name="ce79">
            <text:p>erenler pide 12- k6</text:p>
          </table:table-cell>
          <table:table-cell table:number-columns-repeated="2" table:style-name="ce64"/>
          <table:table-cell office:value-type="float" office:value="-209.35" table:style-name="ce42">
            <text:p>-209,3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2T00:00:00" table:style-name="ce56">
            <text:p>12.12.2022</text:p>
          </table:table-cell>
          <table:table-cell office:value-type="string" table:style-name="ce79">
            <text:p>erenler pide 12- k7</text:p>
          </table:table-cell>
          <table:table-cell table:number-columns-repeated="2" table:style-name="ce1"/>
          <table:table-cell office:value-type="float" office:value="-202.93" table:style-name="ce42">
            <text:p>-202,9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4T00:00:00" table:style-name="ce56">
            <text:p>14.12.2022</text:p>
          </table:table-cell>
          <table:table-cell office:value-type="string" table:style-name="ce79">
            <text:p>erenler pide 12- k8</text:p>
          </table:table-cell>
          <table:table-cell table:number-columns-repeated="2" table:style-name="ce64"/>
          <table:table-cell office:value-type="float" office:value="-167.75" table:style-name="ce42">
            <text:p>-167,7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7T00:00:00" table:style-name="ce56">
            <text:p>17.12.2022</text:p>
          </table:table-cell>
          <table:table-cell office:value-type="string" table:style-name="ce58">
            <text:p>erenler pide 12- k9</text:p>
          </table:table-cell>
          <table:table-cell table:number-columns-repeated="2" table:style-name="ce1"/>
          <table:table-cell office:value-type="float" office:value="-221.18" table:style-name="ce42">
            <text:p>-221,1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8T00:00:00" table:style-name="ce56">
            <text:p>18.12.2022</text:p>
          </table:table-cell>
          <table:table-cell office:value-type="string" table:style-name="ce64">
            <text:p>audi benzin</text:p>
          </table:table-cell>
          <table:table-cell table:number-columns-repeated="2" table:style-name="ce64"/>
          <table:table-cell office:value-type="float" office:value="-200" table:style-name="ce4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8T00:00:00" table:style-name="ce56">
            <text:p>18.12.2022</text:p>
          </table:table-cell>
          <table:table-cell office:value-type="string" table:style-name="ce64">
            <text:p>yunus market</text:p>
          </table:table-cell>
          <table:table-cell table:number-columns-repeated="2" table:style-name="ce64"/>
          <table:table-cell office:value-type="float" office:value="-268.73" table:style-name="ce42">
            <text:p>-268,7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8T00:00:00" table:style-name="ce56">
            <text:p>18.12.2022</text:p>
          </table:table-cell>
          <table:table-cell office:value-type="string" table:style-name="ce64">
            <text:p>kuruymş</text:p>
          </table:table-cell>
          <table:table-cell table:number-columns-repeated="2" table:style-name="ce64"/>
          <table:table-cell office:value-type="float" office:value="-140.9" table:style-name="ce42">
            <text:p>-140,9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9T00:00:00" table:style-name="ce56">
            <text:p>19.12.2022</text:p>
          </table:table-cell>
          <table:table-cell office:value-type="string" table:style-name="ce58">
            <text:p>erenler pide 12- k10</text:p>
          </table:table-cell>
          <table:table-cell table:number-columns-repeated="2" table:style-name="ce64"/>
          <table:table-cell office:value-type="float" office:value="-138.4" table:style-name="ce42">
            <text:p>-138,4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0T00:00:00" table:style-name="ce56">
            <text:p>20.12.2022</text:p>
          </table:table-cell>
          <table:table-cell office:value-type="string" table:style-name="ce58">
            <text:p>erenler pide 12- k11</text:p>
          </table:table-cell>
          <table:table-cell table:number-columns-repeated="2" table:style-name="ce64"/>
          <table:table-cell office:value-type="float" office:value="-277.5" table:style-name="ce42">
            <text:p>-277,5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1T00:00:00" table:style-name="ce56">
            <text:p>21.12.2022</text:p>
          </table:table-cell>
          <table:table-cell office:value-type="string" table:style-name="ce58">
            <text:p>erenler pide 12- k12</text:p>
          </table:table-cell>
          <table:table-cell table:number-columns-repeated="2" table:style-name="ce64"/>
          <table:table-cell office:value-type="float" office:value="-166.62" table:style-name="ce42">
            <text:p>-166,62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2T00:00:00" table:style-name="ce56">
            <text:p>22.12.2022</text:p>
          </table:table-cell>
          <table:table-cell office:value-type="string" table:style-name="ce64">
            <text:p>2240 vodafon</text:p>
          </table:table-cell>
          <table:table-cell table:number-columns-repeated="2" table:style-name="ce64"/>
          <table:table-cell office:value-type="float" office:value="-90" table:style-name="ce42">
            <text:p>-9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3T00:00:00" table:style-name="ce56">
            <text:p>23.12.2022</text:p>
          </table:table-cell>
          <table:table-cell office:value-type="string" table:style-name="ce58">
            <text:p>erenler pide 12- k13</text:p>
          </table:table-cell>
          <table:table-cell table:number-columns-repeated="2" table:style-name="ce64"/>
          <table:table-cell office:value-type="float" office:value="-192" table:style-name="ce42">
            <text:p>-192,00</text:p>
          </table:table-cell>
          <table:table-cell table:number-columns-repeated="3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2 Ocak <text:s/>Devir</text:p>
          </table:table-cell>
          <table:table-cell table:style-name="ce52"/>
          <table:table-cell table:style-name="ce54"/>
          <table:table-cell office:value-type="float" office:value="356022.27" table:formula="of:=SUM([.E112:.E119])" table:style-name="ce55">
            <text:p>356022,2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D117]*[.C117]" table:style-name="ce1">
            <text:p>15725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D118]*[.C118]" table:style-name="ce1">
            <text:p>190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9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-14998.419999999998" table:formula="of:=[.H2]" table:style-name="ce42">
            <text:p>-14.998,42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41023.85000000003" table:formula="of:=SUM([.E112:.E121])" table:style-name="ce1">
            <text:p>341023,85</text:p>
          </table:table-cell>
          <table:table-cell table:number-columns-repeated="16379"/>
        </table:table-row>
        <table:table-row table:number-rows-repeated="1048454" table:style-name="ro5">
          <table:table-cell table:number-columns-repeated="16384"/>
        </table:table-row>
      </table:table>
      <table:table table:name="GNLK-_2022" table:style-name="ta2">
        <table:table-column table:style-name="co50" table:default-cell-style-name="ce1"/>
        <table:table-column table:style-name="co51" table:default-cell-style-name="ce1"/>
        <table:table-column table:style-name="co31" table:default-cell-style-name="ce1"/>
        <table:table-column table:style-name="co19" table:default-cell-style-name="ce1"/>
        <table:table-column table:style-name="co31" table:default-cell-style-name="ce1"/>
        <table:table-column table:style-name="co18" table:default-cell-style-name="ce1"/>
        <table:table-column table:style-name="co6" table:default-cell-style-name="ce1"/>
        <table:table-column table:style-name="co7" table:default-cell-style-name="ce1"/>
        <table:table-column table:style-name="co13" table:number-columns-repeated="2" table:default-cell-style-name="ce1"/>
        <table:table-column table:style-name="co52" table:default-cell-style-name="ce25"/>
        <table:table-column table:style-name="co10" table:default-cell-style-name="ce25"/>
        <table:table-column table:style-name="co53" table:default-cell-style-name="ce25"/>
        <table:table-column table:style-name="co54" table:default-cell-style-name="ce1"/>
        <table:table-column table:style-name="co14" table:number-columns-repeated="16370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formula="of:=1-[.K1]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Ocak</text:p>
          </table:table-cell>
          <table:table-cell office:value-type="float" office:value="7333.3" table:formula="of:=['22_1'.D2]" table:style-name="ce14">
            <text:p>7.333,30</text:p>
          </table:table-cell>
          <table:table-cell office:value-type="float" office:value="-6834.05" table:formula="of:=['22_1'.E2]" table:style-name="ce15">
            <text:p>-6.834,05</text:p>
          </table:table-cell>
          <table:table-cell office:value-type="float" office:value="499.25" table:formula="of:=[.B3]+[.C3]" table:style-name="ce16">
            <text:p>499,25</text:p>
          </table:table-cell>
          <table:table-cell office:value-type="float" office:value="46462.64" table:formula="of:=['22_1'.F2]" table:style-name="ce14">
            <text:p>46.462,64</text:p>
          </table:table-cell>
          <table:table-cell office:value-type="float" office:value="-6834.05" table:formula="of:=['22_1'.G2]" table:style-name="ce15">
            <text:p>-6.834,05</text:p>
          </table:table-cell>
          <table:table-cell office:value-type="float" office:value="39628.589999999997" table:formula="of:=[.E3]+[.F3]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Şubat</text:p>
          </table:table-cell>
          <table:table-cell office:value-type="float" office:value="10567.09" table:formula="of:=['22_2'.D2]" table:style-name="ce14">
            <text:p>10.567,09</text:p>
          </table:table-cell>
          <table:table-cell office:value-type="float" office:value="-21938.15" table:formula="of:=['22_2'.E2]" table:style-name="ce15">
            <text:p>-21.938,15</text:p>
          </table:table-cell>
          <table:table-cell office:value-type="float" office:value="-10871.810000000001" table:formula="of:=[.B4]+[.C4]+[.D3]" table:style-name="ce16">
            <text:p>-10.871,81</text:p>
          </table:table-cell>
          <table:table-cell office:value-type="float" office:value="11567.09" table:formula="of:=['22_2'.F2]" table:style-name="ce14">
            <text:p>11.567,09</text:p>
          </table:table-cell>
          <table:table-cell office:value-type="float" office:value="-21938.15" table:formula="of:=['22_2'.G2]" table:style-name="ce15">
            <text:p>-21.938,15</text:p>
          </table:table-cell>
          <table:table-cell office:value-type="float" office:value="29257.529999999995" table:formula="of:=[.E4]+[.F4]+[.G3]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Mart</text:p>
          </table:table-cell>
          <table:table-cell office:value-type="float" office:value="36859.61" table:formula="of:=['03'.D2]" table:style-name="ce14">
            <text:p>36.859,61</text:p>
          </table:table-cell>
          <table:table-cell office:value-type="float" office:value="-30109.3" table:formula="of:=['03'.E2]" table:style-name="ce15">
            <text:p>-30.109,30</text:p>
          </table:table-cell>
          <table:table-cell office:value-type="float" office:value="-4121.5" table:formula="of:=[.B5]+[.C5]+[.D4]" table:style-name="ce16">
            <text:p>-4.121,50</text:p>
          </table:table-cell>
          <table:table-cell office:value-type="float" office:value="35859.61" table:formula="of:=['03'.F2]" table:style-name="ce14">
            <text:p>35.859,61</text:p>
          </table:table-cell>
          <table:table-cell office:value-type="float" office:value="-30109.3" table:formula="of:=['03'.G2]" table:style-name="ce15">
            <text:p>-30.109,30</text:p>
          </table:table-cell>
          <table:table-cell office:value-type="float" office:value="35007.839999999997" table:formula="of:=[.E5]+[.F5]+[.G4]" table:style-name="ce17">
            <text:p>35.007,84</text:p>
          </table:table-cell>
          <table:table-cell table:style-name="ce18"/>
          <table:table-cell office:value-type="string" table:style-name="ce43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Nisan</text:p>
          </table:table-cell>
          <table:table-cell office:value-type="float" office:value="15937.59" table:formula="of:=['04'.D2]" table:style-name="ce14">
            <text:p>15.937,59</text:p>
          </table:table-cell>
          <table:table-cell office:value-type="float" office:value="-11790.68" table:formula="of:=['04'.E2]" table:style-name="ce15">
            <text:p>-11.790,68</text:p>
          </table:table-cell>
          <table:table-cell office:value-type="float" office:value="25.409999999999854" table:formula="of:=[.B6]+[.C6]+[.D5]" table:style-name="ce16">
            <text:p>25,41</text:p>
          </table:table-cell>
          <table:table-cell office:value-type="float" office:value="17940.28" table:formula="of:=['04'.F2]" table:style-name="ce14">
            <text:p>17.940,28</text:p>
          </table:table-cell>
          <table:table-cell office:value-type="float" office:value="-11140.68" table:formula="of:=['04'.G2]" table:style-name="ce15">
            <text:p>-11.140,68</text:p>
          </table:table-cell>
          <table:table-cell office:value-type="float" office:value="41807.439999999995" table:formula="of:=[.E6]+[.F6]+[.G5]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Mayıs</text:p>
          </table:table-cell>
          <table:table-cell office:value-type="float" office:value="11328.34" table:formula="of:=['05'.D2]" table:style-name="ce14">
            <text:p>11.328,34</text:p>
          </table:table-cell>
          <table:table-cell office:value-type="float" office:value="-7712.66" table:formula="of:=['05'.E2]" table:style-name="ce15">
            <text:p>-7.712,66</text:p>
          </table:table-cell>
          <table:table-cell office:value-type="float" office:value="3641.09" table:formula="of:=[.B7]+[.C7]+[.D6]" table:style-name="ce16">
            <text:p>3.641,09</text:p>
          </table:table-cell>
          <table:table-cell office:value-type="float" office:value="9522.369999999999" table:formula="of:=['05'.F2]" table:style-name="ce14">
            <text:p>9.522,37</text:p>
          </table:table-cell>
          <table:table-cell office:value-type="float" office:value="-7722.66" table:formula="of:=['05'.G2]" table:style-name="ce15">
            <text:p>-7.722,66</text:p>
          </table:table-cell>
          <table:table-cell office:value-type="float" office:value="43607.149999999994" table:formula="of:=[.E7]+[.F7]+[.G6]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Haziran</text:p>
          </table:table-cell>
          <table:table-cell office:value-type="float" office:value="17837.05" table:formula="of:=['06'.D2]" table:style-name="ce14">
            <text:p>17.837,05</text:p>
          </table:table-cell>
          <table:table-cell office:value-type="float" office:value="-28058.100000000002" table:formula="of:=['06'.E2]" table:style-name="ce15">
            <text:p>-28.058,10</text:p>
          </table:table-cell>
          <table:table-cell office:value-type="float" office:value="-6579.9600000000028" table:formula="of:=[.B8]+[.C8]+[.D7]" table:style-name="ce16">
            <text:p>-6.579,96</text:p>
          </table:table-cell>
          <table:table-cell office:value-type="float" office:value="16654.189999999999" table:formula="of:=['06'.F2]" table:style-name="ce14">
            <text:p>16.654,19</text:p>
          </table:table-cell>
          <table:table-cell office:value-type="float" office:value="-28058.1" table:formula="of:=['06'.G2]" table:style-name="ce15">
            <text:p>-28.058,10</text:p>
          </table:table-cell>
          <table:table-cell office:value-type="float" office:value="32203.239999999994" table:formula="of:=[.E8]+[.F8]+[.G7]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4">
          <table:table-cell office:value-type="string" table:style-name="ce13">
            <text:p>Temmuz</text:p>
          </table:table-cell>
          <table:table-cell office:value-type="float" office:value="27131.070000000003" table:formula="of:=['07'.D2]" table:style-name="ce14">
            <text:p>27.131,07</text:p>
          </table:table-cell>
          <table:table-cell office:value-type="float" office:value="-17400.82" table:formula="of:=['07'.E2]" table:style-name="ce15">
            <text:p>-17.400,82</text:p>
          </table:table-cell>
          <table:table-cell office:value-type="float" office:value="3150.2900000000009" table:formula="of:=[.B9]+[.C9]+[.D8]" table:style-name="ce16">
            <text:p>3.150,29</text:p>
          </table:table-cell>
          <table:table-cell office:value-type="float" office:value="16133.3" table:formula="of:=['07'.F2]" table:style-name="ce14">
            <text:p>16.133,30</text:p>
          </table:table-cell>
          <table:table-cell office:value-type="float" office:value="-20600.82" table:formula="of:=['07'.G2]" table:style-name="ce15">
            <text:p>-20.600,82</text:p>
          </table:table-cell>
          <table:table-cell office:value-type="float" office:value="27735.719999999994" table:formula="of:=[.E9]+[.F9]+[.G8]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formula="of:=[.J9]*[.$K$1]" table:style-name="ce20">
            <text:p>9,86</text:p>
          </table:table-cell>
          <table:table-cell office:value-type="float" office:value="32.142179999999996" table:formula="of:=[.J9]-[.K9]" table:style-name="ce20">
            <text:p>32,14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Ağustos</text:p>
          </table:table-cell>
          <table:table-cell office:value-type="float" office:value="34617.910000000003" table:formula="of:=['08'.D2]" table:style-name="ce14">
            <text:p>34.617,91</text:p>
          </table:table-cell>
          <table:table-cell office:value-type="float" office:value="-11695.349999999999" table:formula="of:=['08'.E2]" table:style-name="ce15">
            <text:p>-11.695,35</text:p>
          </table:table-cell>
          <table:table-cell office:value-type="float" office:value="26072.850000000006" table:formula="of:=[.B10]+[.C10]+[.D9]" table:style-name="ce16">
            <text:p>26.072,85</text:p>
          </table:table-cell>
          <table:table-cell office:value-type="float" office:value="102061.66" table:formula="of:=['08'.F2]" table:style-name="ce14">
            <text:p>102.061,66</text:p>
          </table:table-cell>
          <table:table-cell office:value-type="float" office:value="-33894.33" table:formula="of:=['08'.G2]" table:style-name="ce15">
            <text:p>-33.894,33</text:p>
          </table:table-cell>
          <table:table-cell office:value-type="float" office:value="95903.049999999988" table:formula="of:=[.E10]+[.F10]+[.G9]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0]*[.$K$1]" table:style-name="ce20">
            <text:p>19,72</text:p>
          </table:table-cell>
          <table:table-cell office:value-type="float" office:value="64.284359999999992" table:formula="of:=[.J10]-[.K10]" table:style-name="ce20">
            <text:p>64,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Eylül</text:p>
          </table:table-cell>
          <table:table-cell office:value-type="float" office:value="66162.31" table:formula="of:=['09'.D2]" table:style-name="ce14">
            <text:p>66.162,31</text:p>
          </table:table-cell>
          <table:table-cell office:value-type="float" office:value="-61978.720000000001" table:formula="of:=['09'.E2]" table:style-name="ce15">
            <text:p>-61.978,72</text:p>
          </table:table-cell>
          <table:table-cell office:value-type="float" office:value="30256.440000000002" table:formula="of:=[.B11]+[.C11]+[.D10]" table:style-name="ce16">
            <text:p>30.256,44</text:p>
          </table:table-cell>
          <table:table-cell office:value-type="float" office:value="9260.5" table:formula="of:=['09'.F2]" table:style-name="ce14">
            <text:p>9.260,50</text:p>
          </table:table-cell>
          <table:table-cell office:value-type="float" office:value="-25729.239999999998" table:formula="of:=['09'.G2]" table:style-name="ce15">
            <text:p>-25.729,24</text:p>
          </table:table-cell>
          <table:table-cell office:value-type="float" office:value="79434.31" table:formula="of:=[.E11]+[.F11]+[.G10]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1]*[.$K$1]" table:style-name="ce20">
            <text:p>19,72</text:p>
          </table:table-cell>
          <table:table-cell office:value-type="float" office:value="64.284359999999992" table:formula="of:=[.J11]-[.K11]" table:style-name="ce20">
            <text:p>64,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Ekim</text:p>
          </table:table-cell>
          <table:table-cell office:value-type="float" office:value="23872.199999999997" table:formula="of:=['10'.D2]" table:style-name="ce14">
            <text:p>23.872,20</text:p>
          </table:table-cell>
          <table:table-cell office:value-type="float" office:value="-33587.82" table:formula="of:=['10'.E2]" table:style-name="ce15">
            <text:p>-33.587,82</text:p>
          </table:table-cell>
          <table:table-cell office:value-type="float" office:value="20540.82" table:formula="of:=[.B12]+[.C12]+[.D11]" table:style-name="ce16">
            <text:p>20.540,82</text:p>
          </table:table-cell>
          <table:table-cell office:value-type="float" office:value="79418.41" table:formula="of:=['10'.F2]" table:style-name="ce14">
            <text:p>79.418,41</text:p>
          </table:table-cell>
          <table:table-cell office:value-type="float" office:value="-90424.320000000007" table:formula="of:=['10'.G2]" table:style-name="ce15">
            <text:p>-90.424,32</text:p>
          </table:table-cell>
          <table:table-cell office:value-type="float" office:value="68428.399999999994" table:formula="of:=[.E12]+[.F12]+[.G11]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formula="of:=[.J12]*[.$K$1]" table:style-name="ce20">
            <text:p>10,56</text:p>
          </table:table-cell>
          <table:table-cell office:value-type="float" office:value="34.438050000000004" table:formula="of:=[.J12]-[.K12]" table:style-name="ce20">
            <text:p>34,44</text:p>
          </table:table-cell>
          <table:table-cell table:style-name="ce1"/>
          <table:table-cell office:value-type="float" office:value="400.76679000000001" table:formula="of:=[.L15]+[.M15]+[.N15]" table:style-name="ce28">
            <text:p>400,77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Kasım</text:p>
          </table:table-cell>
          <table:table-cell office:value-type="float" office:value="179191.62" table:formula="of:=['11'.D2]" table:style-name="ce14">
            <text:p>179.191,62</text:p>
          </table:table-cell>
          <table:table-cell office:value-type="float" office:value="-14175.82" table:formula="of:=['11'.E2]" table:style-name="ce15">
            <text:p>-14.175,82</text:p>
          </table:table-cell>
          <table:table-cell office:value-type="float" office:value="185556.62" table:formula="of:=[.B13]+[.C13]+[.D12]" table:style-name="ce16">
            <text:p>185.556,62</text:p>
          </table:table-cell>
          <table:table-cell office:value-type="float" office:value="178439.6" table:formula="of:=['11'.F2]" table:style-name="ce14">
            <text:p>178.439,60</text:p>
          </table:table-cell>
          <table:table-cell office:value-type="float" office:value="-18452.8" table:formula="of:=['11'.G2]" table:style-name="ce15">
            <text:p>-18.452,80</text:p>
          </table:table-cell>
          <table:table-cell office:value-type="float" office:value="228415.2" table:formula="of:=[.E13]+[.F13]+[.G12]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3]*[.$K$1]" table:style-name="ce20">
            <text:p>11,27</text:p>
          </table:table-cell>
          <table:table-cell office:value-type="float" office:value="36.733919999999998" table:formula="of:=[.J13]-[.K13]" table:style-name="ce20">
            <text:p>36,73</text:p>
          </table:table-cell>
          <table:table-cell table:style-name="ce1"/>
          <table:table-cell office:value-type="float" office:value="33.397232500000001" table:formula="of:=[.N12]/12" table:style-name="ce27">
            <text:p>33,40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Aralık</text:p>
          </table:table-cell>
          <table:table-cell office:value-type="float" office:value="15475.960000000001" table:formula="of:=['22_12'.D2]" table:style-name="ce14">
            <text:p>15.475,96</text:p>
          </table:table-cell>
          <table:table-cell office:value-type="float" office:value="-16961.339999999997" table:formula="of:=['22_12'.E2]" table:style-name="ce15">
            <text:p>-16.961,34</text:p>
          </table:table-cell>
          <table:table-cell office:value-type="float" office:value="184071.24" table:formula="of:=[.B14]+[.C14]+[.D13]" table:style-name="ce16">
            <text:p>184.071,24</text:p>
          </table:table-cell>
          <table:table-cell office:value-type="float" office:value="22052.39" table:formula="of:=['22_12'.F2]" table:style-name="ce14">
            <text:p>22.052,39</text:p>
          </table:table-cell>
          <table:table-cell office:value-type="float" office:value="-21692.25" table:formula="of:=['22_12'.G2]" table:style-name="ce15">
            <text:p>-21.692,25</text:p>
          </table:table-cell>
          <table:table-cell office:value-type="float" office:value="228775.34000000003" table:formula="of:=[.E14]+[.F14]+[.G13]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4]*[.$K$1]" table:style-name="ce20">
            <text:p>11,27</text:p>
          </table:table-cell>
          <table:table-cell office:value-type="float" office:value="36.733919999999998" table:formula="of:=[.J14]-[.K14]" table:style-name="ce20">
            <text:p>36,73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9">
            <text:p>TOPLAM</text:p>
          </table:table-cell>
          <table:table-cell office:value-type="float" office:value="446314.05000000005" table:formula="of:=SUM([.B3:.B14])" table:style-name="ce30">
            <text:p>446.314,05</text:p>
          </table:table-cell>
          <table:table-cell office:value-type="float" office:value="-262242.81000000006" table:formula="of:=SUM([.C3:.C14])" table:style-name="ce31">
            <text:p>-262.242,81</text:p>
          </table:table-cell>
          <table:table-cell office:value-type="float" office:value="184071.24" table:formula="of:=[.B15]+[.C15]" table:style-name="ce131">
            <text:p>184.071,24</text:p>
          </table:table-cell>
          <table:table-cell office:value-type="float" office:value="545372.04" table:formula="of:=SUM([.E3:.E14])" table:style-name="ce30">
            <text:p>545.372,04</text:p>
          </table:table-cell>
          <table:table-cell office:value-type="float" office:value="-316596.7" table:formula="of:=SUM([.F3:.F14])" table:style-name="ce31">
            <text:p>-316.596,70</text:p>
          </table:table-cell>
          <table:table-cell office:value-type="float" office:value="228775.34000000003" table:formula="of:=[.E15]+[.F15]" table:style-name="ce131">
            <text:p>228.775,34</text:p>
          </table:table-cell>
          <table:table-cell table:style-name="ce18"/>
          <table:table-cell table:style-name="ce33"/>
          <table:table-cell office:value-type="float" office:value="351" table:formula="of:=SUM([.J9:.J14])" table:style-name="ce33">
            <text:p>351</text:p>
          </table:table-cell>
          <table:table-cell office:value-type="float" office:value="82.383210000000005" table:formula="of:=SUM([.K9:.K14])" table:style-name="ce34">
            <text:p>82,38</text:p>
          </table:table-cell>
          <table:table-cell office:value-type="float" office:value="268.61678999999998" table:formula="of:=SUM([.L9:.L14])" table:style-name="ce34">
            <text:p>268,62</text:p>
          </table:table-cell>
          <table:table-cell office:value-type="float" office:value="86.05" table:formula="of:=SUM([.M3:.M14])" table:style-name="ce34">
            <text:p>86,05</text:p>
          </table:table-cell>
          <table:table-cell office:value-type="float" office:value="46.1" table:formula="of:=SUM([.N3:.N7])" table:style-name="ce34">
            <text:p>46,10</text:p>
          </table:table-cell>
          <table:table-cell table:number-columns-repeated="16370"/>
        </table:table-row>
        <table:table-row table:style-name="ro4">
          <table:table-cell office:value-type="float" office:value="12" table:style-name="ce132">
            <text:p>Tpl / 12</text:p>
          </table:table-cell>
          <table:table-cell office:value-type="float" office:value="37192.837500000001" table:formula="of:=[.B15]/[.A16]" table:style-name="ce133">
            <text:p>37.192,84</text:p>
          </table:table-cell>
          <table:table-cell office:value-type="float" office:value="-21853.567500000005" table:formula="of:=[.C15]/[.A16]" table:style-name="ce134">
            <text:p>-21.853,57</text:p>
          </table:table-cell>
          <table:table-cell table:style-name="ce134"/>
          <table:table-cell office:value-type="float" office:value="45447.670000000006" table:formula="of:=[.E15]/[.A16]" table:style-name="ce134">
            <text:p>45.447,67</text:p>
          </table:table-cell>
          <table:table-cell office:value-type="float" office:value="-26383.058333333334" table:formula="of:=[.F15]/[.A16]" table:style-name="ce134">
            <text:p>-26.383,06</text:p>
          </table:table-cell>
          <table:table-cell office:value-type="float" office:value="19064.611666666668" table:formula="of:=[.G15]/[.A16]" table:style-name="ce134">
            <text:p>19.064,61</text:p>
          </table:table-cell>
          <table:table-cell table:style-name="ce39"/>
          <table:table-cell table:style-name="ce40"/>
          <table:table-cell office:value-type="float" office:value="29.25" table:formula="of:=[.J15]/12" table:style-name="ce134">
            <text:p>29,25</text:p>
          </table:table-cell>
          <table:table-cell office:value-type="float" office:value="6.8652675000000007" table:formula="of:=[.K15]/12" table:style-name="ce134">
            <text:p>6,87</text:p>
          </table:table-cell>
          <table:table-cell office:value-type="float" office:value="22.384732499999998" table:formula="of:=[.L15]/12" table:style-name="ce134">
            <text:p>22,38</text:p>
          </table:table-cell>
          <table:table-cell office:value-type="float" office:value="7.1708333333333334" table:formula="of:=[.M15]/12" table:style-name="ce134">
            <text:p>7,17</text:p>
          </table:table-cell>
          <table:table-cell office:value-type="float" office:value="3.8416666666666668" table:formula="of:=[.N15]/12" table:style-name="ce134">
            <text:p>3,84</text:p>
          </table:table-cell>
          <table:table-cell table:number-columns-repeated="16370"/>
        </table:table-row>
        <table:table-row table:style-name="ro4">
          <table:table-cell table:number-columns-repeated="2"/>
          <table:table-cell table:number-columns-repeated="2" table:style-name="ce25"/>
          <table:table-cell table:number-columns-repeated="2" table:style-name="ce1"/>
          <table:table-cell table:number-columns-repeated="2" table:style-name="ce42"/>
          <table:table-cell table:style-name="ce43"/>
          <table:table-cell table:number-columns-repeated="16375" table:style-name="ce1"/>
        </table:table-row>
        <table:table-row table:style-name="ro4">
          <table:table-cell table:number-columns-repeated="2"/>
          <table:table-cell table:number-columns-repeated="7" table:style-name="ce1"/>
          <table:table-cell table:style-name="ce43"/>
          <table:table-cell table:number-columns-repeated="3" table:style-name="ce25"/>
          <table:table-cell table:number-columns-repeated="16371"/>
        </table:table-row>
        <table:table-row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4">
          <table:table-cell table:number-columns-repeated="2"/>
          <table:table-cell table:number-columns-repeated="16382" table:style-name="ce1"/>
        </table:table-row>
        <table:table-row table:number-rows-repeated="2" table:style-name="ro4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number-rows-repeated="1048551" table:style-name="ro4">
          <table:table-cell table:number-columns-repeated="16384"/>
        </table:table-row>
      </table:table>
      <table:table table:name="22_12" table:style-name="ta2">
        <table:table-column table:style-name="co15" table:default-cell-style-name="ce1"/>
        <table:table-column table:style-name="co55" table:default-cell-style-name="ce1"/>
        <table:table-column table:style-name="co56" table:default-cell-style-name="ce1"/>
        <table:table-column table:style-name="co15" table:number-columns-repeated="3" table:default-cell-style-name="ce1"/>
        <table:table-column table:style-name="co15" table:default-cell-style-name="ce25"/>
        <table:table-column table:style-name="co15" table:default-cell-style-name="ce1"/>
        <table:table-column table:style-name="co14" table:number-columns-repeated="16376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135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ARALIK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5475.960000000001" table:formula="of:=SUM([.D11:.D62])" table:style-name="ce60">
            <text:p>15.475,96</text:p>
          </table:table-cell>
          <table:table-cell office:value-type="float" office:value="-16961.339999999997" table:formula="of:=SUM([.E11:.E94])" table:style-name="ce60">
            <text:p>-16.961,34</text:p>
          </table:table-cell>
          <table:table-cell office:value-type="float" office:value="22052.39" table:formula="of:=SUM([.F11:.F92])" table:style-name="ce60">
            <text:p>22.052,39</text:p>
          </table:table-cell>
          <table:table-cell office:value-type="float" office:value="-21692.25" table:formula="of:=SUM([.G11:.G92])" table:style-name="ce136">
            <text:p>-21.692,25</text:p>
          </table:table-cell>
          <table:table-cell office:value-type="float" office:value="360.13999999999942" table:formula="of:=[.F2]+[.G2]" table:style-name="ce60">
            <text:p>360,14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4"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4" table:style-name="ce1"/>
          <table:table-cell table:style-name="ce25"/>
          <table:table-cell office:value-type="float" office:value="680" table:formula="of:=[.H3]+[.F11]+[.G11]" table:style-name="ce42">
            <text:p>680,00</text:p>
          </table:table-cell>
          <table:table-cell table:number-columns-repeated="16376"/>
        </table:table-row>
        <table:table-row table:style-name="ro4">
          <table:table-cell office:value-type="date" office:date-value="2022-12-02T00:00:00" table:style-name="ce56">
            <text:p>02.12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200" table:style-name="ce42">
            <text:p>-200,00</text:p>
          </table:table-cell>
          <table:table-cell table:style-name="ce1"/>
          <table:table-cell office:value-type="float" office:value="-214" table:style-name="ce25">
            <text:p>-214,00</text:p>
          </table:table-cell>
          <table:table-cell office:value-type="float" office:value="466" table:formula="of:=[.H4]+[.F5]+[.G5]" table:style-name="ce42">
            <text:p>466,00</text:p>
          </table:table-cell>
          <table:table-cell table:number-columns-repeated="16376"/>
        </table:table-row>
        <table:table-row table:style-name="ro4">
          <table:table-cell office:value-type="date" office:date-value="2022-12-02T00:00:00" table:style-name="ce56">
            <text:p>02.12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491" table:style-name="ce25">
            <text:p>-491,00</text:p>
          </table:table-cell>
          <table:table-cell office:value-type="float" office:value="-25" table:formula="of:=[.H5]+[.F6]+[.G6]" table:style-name="ce42">
            <text:p>-25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style-name="ce42"/>
          <table:table-cell table:style-name="ce1"/>
          <table:table-cell table:style-name="ce25"/>
          <table:table-cell office:value-type="float" office:value="-25" table:formula="of:=[.H6]+[.F7]+[.G7]" table:style-name="ce42">
            <text:p>-25,00</text:p>
          </table:table-cell>
          <table:table-cell table:number-columns-repeated="16376"/>
        </table:table-row>
        <table:table-row table:style-name="ro4">
          <table:table-cell office:value-type="date" office:date-value="2022-12-07T00:00:00" table:style-name="ce56">
            <text:p>07.12.2022</text:p>
          </table:table-cell>
          <table:table-cell office:value-type="string" table:style-name="ce63">
            <text:p>Adem Özen Kira Ödemesi 7/1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25">
            <text:p>-4.300,00</text:p>
          </table:table-cell>
          <table:table-cell office:value-type="float" office:value="-4325" table:formula="of:=[.H7]+[.F8]+[.G8]" table:style-name="ce42">
            <text:p>-4.325,00</text:p>
          </table:table-cell>
          <table:table-cell table:number-columns-repeated="16376"/>
        </table:table-row>
        <table:table-row table:style-name="ro4">
          <table:table-cell office:value-type="date" office:date-value="2022-12-07T00:00:00" table:style-name="ce56">
            <text:p>07.12.2022</text:p>
          </table:table-cell>
          <table:table-cell office:value-type="string" table:style-name="ce63">
            <text:p>MarRyl Aidat 7/12</text:p>
          </table:table-cell>
          <table:table-cell table:number-columns-repeated="2" table:style-name="ce63"/>
          <table:table-cell office:value-type="float" office:value="-496.5" table:style-name="ce42">
            <text:p>-496,50</text:p>
          </table:table-cell>
          <table:table-cell table:style-name="ce1"/>
          <table:table-cell office:value-type="float" office:value="-496.5" table:style-name="ce25">
            <text:p>-496,50</text:p>
          </table:table-cell>
          <table:table-cell office:value-type="float" office:value="-4821.5" table:formula="of:=[.H8]+[.F9]+[.G9]" table:style-name="ce42">
            <text:p>-4.821,5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4" table:style-name="ce1"/>
          <table:table-cell table:style-name="ce25"/>
          <table:table-cell office:value-type="float" office:value="-4821.5" table:formula="of:=[.H9]+[.F10]+[.G10]" table:style-name="ce42">
            <text:p>-4.821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SALİH ANT</text:p>
          </table:table-cell>
          <table:table-cell table:style-name="ce1"/>
          <table:table-cell office:value-type="float" office:value="693.79" table:style-name="ce1">
            <text:p>693,79</text:p>
          </table:table-cell>
          <table:table-cell table:style-name="ce1"/>
          <table:table-cell office:value-type="float" office:value="680" table:style-name="ce42">
            <text:p>680,00</text:p>
          </table:table-cell>
          <table:table-cell table:style-name="ce25"/>
          <table:table-cell office:value-type="float" office:value="-4141.5" table:formula="of:=[.H10]+[.F11]+[.G11]" table:style-name="ce42">
            <text:p>-4.141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Hurdacı Elektrik</text:p>
          </table:table-cell>
          <table:table-cell table:style-name="ce1"/>
          <table:table-cell office:value-type="float" office:value="1399.75" table:style-name="ce1">
            <text:p>1399,75</text:p>
          </table:table-cell>
          <table:table-cell table:style-name="ce42"/>
          <table:table-cell office:value-type="float" office:value="1400" table:style-name="ce42">
            <text:p>1.400,00</text:p>
          </table:table-cell>
          <table:table-cell table:style-name="ce25"/>
          <table:table-cell office:value-type="float" office:value="-2741.5" table:formula="of:=[.H11]+[.F12]+[.G12]" table:style-name="ce42">
            <text:p>-2.741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Cihan Elektrik</text:p>
          </table:table-cell>
          <table:table-cell table:style-name="ce1"/>
          <table:table-cell office:value-type="float" office:value="295.51" table:style-name="ce1">
            <text:p>295,51</text:p>
          </table:table-cell>
          <table:table-cell table:style-name="ce42"/>
          <table:table-cell office:value-type="float" office:value="295" table:style-name="ce42">
            <text:p>295,00</text:p>
          </table:table-cell>
          <table:table-cell table:style-name="ce25"/>
          <table:table-cell office:value-type="float" office:value="-2446.5" table:formula="of:=[.H12]+[.F13]+[.G13]" table:style-name="ce42">
            <text:p>-2.446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Cihan Elektrik Teminat 1200 – 3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42"/>
          <table:table-cell office:value-type="float" office:value="100" table:style-name="ce124">
            <text:p>100,00</text:p>
          </table:table-cell>
          <table:table-cell table:style-name="ce25"/>
          <table:table-cell office:value-type="float" office:value="-2346.5" table:formula="of:=[.H13]+[.F14]+[.G14]" table:style-name="ce42">
            <text:p>-2.346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Merdal</text:p>
          </table:table-cell>
          <table:table-cell table:style-name="ce1"/>
          <table:table-cell office:value-type="float" office:value="1681.84" table:style-name="ce1">
            <text:p>1681,84</text:p>
          </table:table-cell>
          <table:table-cell table:style-name="ce42"/>
          <table:table-cell office:value-type="float" office:value="1680" table:style-name="ce42">
            <text:p>1.680,00</text:p>
          </table:table-cell>
          <table:table-cell table:style-name="ce25"/>
          <table:table-cell office:value-type="float" office:value="-666.5" table:formula="of:=[.H14]+[.F15]+[.G15]" table:style-name="ce42">
            <text:p>-666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Metin</text:p>
          </table:table-cell>
          <table:table-cell table:style-name="ce1"/>
          <table:table-cell office:value-type="float" office:value="1087.68" table:style-name="ce1">
            <text:p>1087,68</text:p>
          </table:table-cell>
          <table:table-cell table:style-name="ce1"/>
          <table:table-cell office:value-type="float" office:value="1080" table:style-name="ce42">
            <text:p>1.080,00</text:p>
          </table:table-cell>
          <table:table-cell table:style-name="ce25"/>
          <table:table-cell office:value-type="float" office:value="413.5" table:formula="of:=[.H15]+[.F16]+[.G16]" table:style-name="ce42">
            <text:p>413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Metin Elektrik Teminat 1200 – 4/6</text:p>
          </table:table-cell>
          <table:table-cell table:style-name="ce64"/>
          <table:table-cell office:value-type="float" office:value="200" table:style-name="ce64">
            <text:p>200</text:p>
          </table:table-cell>
          <table:table-cell table:style-name="ce42"/>
          <table:table-cell office:value-type="float" office:value="200" table:style-name="ce42">
            <text:p>200,00</text:p>
          </table:table-cell>
          <table:table-cell table:style-name="ce25"/>
          <table:table-cell office:value-type="float" office:value="613.5" table:formula="of:=[.H16]+[.F17]+[.G17]" table:style-name="ce42">
            <text:p>613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Hacı Elektrik</text:p>
          </table:table-cell>
          <table:table-cell table:style-name="ce64"/>
          <table:table-cell office:value-type="float" office:value="217.89" table:style-name="ce64">
            <text:p>217,89</text:p>
          </table:table-cell>
          <table:table-cell table:style-name="ce42"/>
          <table:table-cell office:value-type="float" office:value="217.89" table:style-name="ce42">
            <text:p>217,89</text:p>
          </table:table-cell>
          <table:table-cell table:style-name="ce25"/>
          <table:table-cell office:value-type="float" office:value="831.39" table:formula="of:=[.H17]+[.F18]+[.G18]" table:style-name="ce42">
            <text:p>831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9522138254 /CK ÇEPESAŞ/FATURA</text:p>
          </table:table-cell>
          <table:table-cell table:number-columns-repeated="2" table:style-name="ce64"/>
          <table:table-cell office:value-type="float" office:value="-4516" table:style-name="ce42">
            <text:p>-4.516,00</text:p>
          </table:table-cell>
          <table:table-cell table:style-name="ce42"/>
          <table:table-cell office:value-type="float" office:value="-4516" table:style-name="ce25">
            <text:p>-4.516,00</text:p>
          </table:table-cell>
          <table:table-cell office:value-type="float" office:value="-3684.61" table:formula="of:=[.H18]+[.F19]+[.G19]" table:style-name="ce42">
            <text:p>-3.684,6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style-name="ce62"/>
          <table:table-cell table:style-name="ce42"/>
          <table:table-cell table:style-name="ce25"/>
          <table:table-cell office:value-type="float" office:value="-3684.61" table:formula="of:=[.H19]+[.F20]+[.G20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1T00:00:00" table:style-name="ce56">
            <text:p>01.11.2022</text:p>
          </table:table-cell>
          <table:table-cell office:value-type="string" table:style-name="ce64">
            <text:p>ikea masa 3/6</text:p>
          </table:table-cell>
          <table:table-cell table:number-columns-repeated="2" table:style-name="ce64"/>
          <table:table-cell office:value-type="float" office:value="-208.17" table:style-name="ce42">
            <text:p>-208,17</text:p>
          </table:table-cell>
          <table:table-cell table:style-name="ce42"/>
          <table:table-cell table:style-name="ce25"/>
          <table:table-cell office:value-type="float" office:value="-3684.61" table:formula="of:=[.H20]+[.F21]+[.G21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64">
            <text:p>koçtaş pervane 3/6</text:p>
          </table:table-cell>
          <table:table-cell table:number-columns-repeated="2" table:style-name="ce64"/>
          <table:table-cell office:value-type="float" office:value="-151.65" table:style-name="ce42">
            <text:p>-151,65</text:p>
          </table:table-cell>
          <table:table-cell table:style-name="ce42"/>
          <table:table-cell table:style-name="ce25"/>
          <table:table-cell office:value-type="float" office:value="-3684.61" table:formula="of:=[.H21]+[.F22]+[.G22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0-26T00:00:00" table:style-name="ce56">
            <text:p>26.10.2022</text:p>
          </table:table-cell>
          <table:table-cell office:value-type="string" table:style-name="ce1">
            <text:p>özcan et</text:p>
          </table:table-cell>
          <table:table-cell table:number-columns-repeated="2" table:style-name="ce1"/>
          <table:table-cell office:value-type="float" office:value="-40" table:style-name="ce42">
            <text:p>-40,00</text:p>
          </table:table-cell>
          <table:table-cell table:style-name="ce42"/>
          <table:table-cell table:style-name="ce25"/>
          <table:table-cell office:value-type="float" office:value="-3684.61" table:formula="of:=[.H22]+[.F23]+[.G23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3T00:00:00" table:style-name="ce56">
            <text:p>03.11.2022</text:p>
          </table:table-cell>
          <table:table-cell office:value-type="string" table:style-name="ce79">
            <text:p>erenler gıda pide mlzm 11- işkk 1</text:p>
          </table:table-cell>
          <table:table-cell table:number-columns-repeated="2" table:style-name="ce64"/>
          <table:table-cell office:value-type="float" office:value="-173.67" table:style-name="ce42">
            <text:p>-173,67</text:p>
          </table:table-cell>
          <table:table-cell table:style-name="ce42"/>
          <table:table-cell table:style-name="ce25"/>
          <table:table-cell office:value-type="float" office:value="-3684.61" table:formula="of:=[.H23]+[.F24]+[.G24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5T00:00:00" table:style-name="ce56">
            <text:p>05.11.2022</text:p>
          </table:table-cell>
          <table:table-cell office:value-type="string" table:style-name="ce64">
            <text:p>mersin rav4 gaz</text:p>
          </table:table-cell>
          <table:table-cell table:number-columns-repeated="2" table:style-name="ce64"/>
          <table:table-cell office:value-type="float" office:value="-398.07" table:style-name="ce42">
            <text:p>-398,07</text:p>
          </table:table-cell>
          <table:table-cell table:style-name="ce42"/>
          <table:table-cell table:style-name="ce25"/>
          <table:table-cell office:value-type="float" office:value="-3684.61" table:formula="of:=[.H24]+[.F25]+[.G25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1/9</text:p>
          </table:table-cell>
          <table:table-cell table:number-columns-repeated="2" table:style-name="ce64"/>
          <table:table-cell office:value-type="float" office:value="-1111.1099999999999" table:style-name="ce42">
            <text:p>-1.111,11</text:p>
          </table:table-cell>
          <table:table-cell table:style-name="ce42"/>
          <table:table-cell table:style-name="ce25"/>
          <table:table-cell office:value-type="float" office:value="-3684.61" table:formula="of:=[.H25]+[.F26]+[.G26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23T00:00:00" table:style-name="ce56">
            <text:p>23.11.2022</text:p>
          </table:table-cell>
          <table:table-cell office:value-type="string" table:style-name="ce1">
            <text:p>pervinden havale <text:s/>1/9</text:p>
          </table:table-cell>
          <table:table-cell table:number-columns-repeated="2" table:style-name="ce64"/>
          <table:table-cell table:style-name="ce42"/>
          <table:table-cell office:value-type="float" office:value="1150" table:style-name="ce125">
            <text:p>1.150,00</text:p>
          </table:table-cell>
          <table:table-cell table:style-name="ce25"/>
          <table:table-cell office:value-type="float" office:value="-2534.61" table:formula="of:=[.H26]+[.F27]+[.G27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4">
            <text:p>lc kot – elçilik vatandaşlık</text:p>
          </table:table-cell>
          <table:table-cell table:number-columns-repeated="2" table:style-name="ce64"/>
          <table:table-cell office:value-type="float" office:value="-279.99" table:style-name="ce42">
            <text:p>-279,99</text:p>
          </table:table-cell>
          <table:table-cell table:style-name="ce42"/>
          <table:table-cell table:style-name="ce25"/>
          <table:table-cell office:value-type="float" office:value="-2534.61" table:formula="of:=[.H27]+[.F28]+[.G28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4">
            <text:p>hd isk</text:p>
          </table:table-cell>
          <table:table-cell table:number-columns-repeated="2" table:style-name="ce64"/>
          <table:table-cell office:value-type="float" office:value="-89" table:style-name="ce42">
            <text:p>-89,00</text:p>
          </table:table-cell>
          <table:table-cell table:style-name="ce42"/>
          <table:table-cell table:style-name="ce25"/>
          <table:table-cell office:value-type="float" office:value="-2534.61" table:formula="of:=[.H28]+[.F29]+[.G29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4">
            <text:p>Koçtaş 60*60 led</text:p>
          </table:table-cell>
          <table:table-cell table:number-columns-repeated="2" table:style-name="ce64"/>
          <table:table-cell office:value-type="float" office:value="-189.9" table:style-name="ce42">
            <text:p>-189,90</text:p>
          </table:table-cell>
          <table:table-cell table:style-name="ce42"/>
          <table:table-cell table:style-name="ce25"/>
          <table:table-cell office:value-type="float" office:value="-2534.61" table:formula="of:=[.H29]+[.F30]+[.G30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4">
            <text:p>KKTC vatandaşlık harcı</text:p>
          </table:table-cell>
          <table:table-cell table:number-columns-repeated="2" table:style-name="ce64"/>
          <table:table-cell office:value-type="float" office:value="-2146.5" table:style-name="ce42">
            <text:p>-2.146,50</text:p>
          </table:table-cell>
          <table:table-cell table:style-name="ce42"/>
          <table:table-cell table:style-name="ce25"/>
          <table:table-cell office:value-type="float" office:value="-2534.61" table:formula="of:=[.H30]+[.F31]+[.G31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4">
            <text:p>KKTC vatandaşlık harcı</text:p>
          </table:table-cell>
          <table:table-cell table:number-columns-repeated="2" table:style-name="ce64"/>
          <table:table-cell office:value-type="float" office:value="-275" table:style-name="ce42">
            <text:p>-275,00</text:p>
          </table:table-cell>
          <table:table-cell table:style-name="ce42"/>
          <table:table-cell table:style-name="ce25"/>
          <table:table-cell office:value-type="float" office:value="-2534.61" table:formula="of:=[.H31]+[.F32]+[.G32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2T00:00:00" table:style-name="ce56">
            <text:p>12.11.2022</text:p>
          </table:table-cell>
          <table:table-cell office:value-type="string" table:style-name="ce79">
            <text:p>erenler gıda pide mlzm 11- işkk2</text:p>
          </table:table-cell>
          <table:table-cell table:number-columns-repeated="2" table:style-name="ce64"/>
          <table:table-cell office:value-type="float" office:value="-189.66" table:style-name="ce42">
            <text:p>-189,66</text:p>
          </table:table-cell>
          <table:table-cell table:style-name="ce42"/>
          <table:table-cell table:style-name="ce25"/>
          <table:table-cell office:value-type="float" office:value="-2534.61" table:formula="of:=[.H32]+[.F33]+[.G33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4T00:00:00" table:style-name="ce56">
            <text:p>14.11.2022</text:p>
          </table:table-cell>
          <table:table-cell office:value-type="string" table:style-name="ce64">
            <text:p>snyB alçıpan</text:p>
          </table:table-cell>
          <table:table-cell table:number-columns-repeated="2" table:style-name="ce64"/>
          <table:table-cell office:value-type="float" office:value="-1720" table:style-name="ce42">
            <text:p>-1.720,00</text:p>
          </table:table-cell>
          <table:table-cell table:style-name="ce42"/>
          <table:table-cell table:style-name="ce25"/>
          <table:table-cell office:value-type="float" office:value="-2534.61" table:formula="of:=[.H33]+[.F34]+[.G34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7T00:00:00" table:style-name="ce56">
            <text:p>17.11.2022</text:p>
          </table:table-cell>
          <table:table-cell office:value-type="string" table:style-name="ce79">
            <text:p>erenler gıda pide mlzm 11- işkk3</text:p>
          </table:table-cell>
          <table:table-cell table:number-columns-repeated="2" table:style-name="ce64"/>
          <table:table-cell office:value-type="float" office:value="-204.04" table:formula="of:=-204.04" table:style-name="ce42">
            <text:p>-204,04</text:p>
          </table:table-cell>
          <table:table-cell table:style-name="ce42"/>
          <table:table-cell table:style-name="ce25"/>
          <table:table-cell office:value-type="float" office:value="-2534.61" table:formula="of:=[.H34]+[.F35]+[.G35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22T00:00:00" table:style-name="ce56">
            <text:p>22.11.2022</text:p>
          </table:table-cell>
          <table:table-cell office:value-type="string" table:style-name="ce64">
            <text:p>Vodafon 2240</text:p>
          </table:table-cell>
          <table:table-cell table:number-columns-repeated="2" table:style-name="ce64"/>
          <table:table-cell office:value-type="float" office:value="-90" table:style-name="ce42">
            <text:p>-90,00</text:p>
          </table:table-cell>
          <table:table-cell table:style-name="ce42"/>
          <table:table-cell table:style-name="ce25"/>
          <table:table-cell office:value-type="float" office:value="-2534.61" table:formula="of:=[.H35]+[.F36]+[.G36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22T00:00:00" table:style-name="ce56">
            <text:p>22.11.2022</text:p>
          </table:table-cell>
          <table:table-cell office:value-type="string" table:style-name="ce64">
            <text:p>atasun gözlük 1/3</text:p>
          </table:table-cell>
          <table:table-cell table:number-columns-repeated="2" table:style-name="ce64"/>
          <table:table-cell office:value-type="float" office:value="-678.58" table:style-name="ce42">
            <text:p>-678,58</text:p>
          </table:table-cell>
          <table:table-cell table:style-name="ce42"/>
          <table:table-cell table:style-name="ce25"/>
          <table:table-cell office:value-type="float" office:value="-2534.61" table:formula="of:=[.H36]+[.F37]+[.G37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2-05T00:00:00" table:style-name="ce56">
            <text:p>05.12.2022</text:p>
          </table:table-cell>
          <table:table-cell office:value-type="string" table:style-name="ce64">
            <text:p>4876 KK <text:s text:c="22"/>7945,34</text:p>
          </table:table-cell>
          <table:table-cell table:number-columns-repeated="2" table:style-name="ce64"/>
          <table:table-cell table:style-name="ce62"/>
          <table:table-cell table:style-name="ce42"/>
          <table:table-cell office:value-type="float" office:value="-7945.34" table:style-name="ce25">
            <text:p>-7.945,34</text:p>
          </table:table-cell>
          <table:table-cell office:value-type="float" office:value="-10479.950000000001" table:formula="of:=[.H37]+[.F38]+[.G38]" table:style-name="ce42">
            <text:p>-10.479,95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style-name="ce62"/>
          <table:table-cell table:style-name="ce42"/>
          <table:table-cell table:style-name="ce25"/>
          <table:table-cell office:value-type="float" office:value="-10479.950000000001" table:formula="of:=[.H38]+[.F39]+[.G39]" table:style-name="ce42">
            <text:p>-10.479,95</text:p>
          </table:table-cell>
          <table:table-cell table:number-columns-repeated="16376"/>
        </table:table-row>
        <table:table-row table:style-name="ro4">
          <table:table-cell office:value-type="date" office:date-value="2022-12-12T00:00:00" table:style-name="ce56">
            <text:p>12.12.2022</text:p>
          </table:table-cell>
          <table:table-cell office:value-type="string" table:style-name="ce64">
            <text:p>pervine iş ten havale</text:p>
          </table:table-cell>
          <table:table-cell table:number-columns-repeated="2" table:style-name="ce64"/>
          <table:table-cell table:style-name="ce62"/>
          <table:table-cell table:style-name="ce42"/>
          <table:table-cell office:value-type="float" office:value="-1000" table:style-name="ce25">
            <text:p>-1.000,00</text:p>
          </table:table-cell>
          <table:table-cell office:value-type="float" office:value="-11479.95" table:formula="of:=[.H39]+[.F40]+[.G40]" table:style-name="ce42">
            <text:p>-11.479,95</text:p>
          </table:table-cell>
          <table:table-cell table:number-columns-repeated="16376"/>
        </table:table-row>
        <table:table-row table:style-name="ro4">
          <table:table-cell office:value-type="date" office:date-value="2022-12-16T00:00:00" table:style-name="ce56">
            <text:p>16.12.2022</text:p>
          </table:table-cell>
          <table:table-cell office:value-type="string" table:style-name="ce64">
            <text:p>800004222954 doğalgaz</text:p>
          </table:table-cell>
          <table:table-cell table:style-name="ce64"/>
          <table:table-cell office:value-type="float" office:value="-200" table:style-name="ce42">
            <text:p>-200,00</text:p>
          </table:table-cell>
          <table:table-cell table:style-name="ce62"/>
          <table:table-cell table:style-name="ce42"/>
          <table:table-cell office:value-type="float" office:value="-1012.5" table:style-name="ce25">
            <text:p>-1.012,50</text:p>
          </table:table-cell>
          <table:table-cell office:value-type="float" office:value="-12492.45" table:formula="of:=[.H40]+[.F41]+[.G41]" table:style-name="ce42">
            <text:p>-12.492,45</text:p>
          </table:table-cell>
          <table:table-cell table:number-columns-repeated="16376"/>
        </table:table-row>
        <table:table-row table:style-name="ro4">
          <table:table-cell office:value-type="date" office:date-value="2022-12-16T00:00:00" table:style-name="ce56">
            <text:p>16.12.2022</text:p>
          </table:table-cell>
          <table:table-cell office:value-type="string" table:style-name="ce64">
            <text:p>800004222959 doğalgaz</text:p>
          </table:table-cell>
          <table:table-cell table:style-name="ce64"/>
          <table:table-cell office:value-type="float" office:value="-50" table:style-name="ce42">
            <text:p>-50,00</text:p>
          </table:table-cell>
          <table:table-cell table:style-name="ce62"/>
          <table:table-cell table:style-name="ce42"/>
          <table:table-cell office:value-type="float" office:value="-96.5" table:style-name="ce25">
            <text:p>-96,50</text:p>
          </table:table-cell>
          <table:table-cell office:value-type="float" office:value="-12588.95" table:formula="of:=[.H41]+[.F42]+[.G42]" table:style-name="ce42">
            <text:p>-12.588,95</text:p>
          </table:table-cell>
          <table:table-cell table:number-columns-repeated="16376"/>
        </table:table-row>
        <table:table-row table:style-name="ro4">
          <table:table-cell office:value-type="date" office:date-value="2022-12-16T00:00:00" table:style-name="ce56">
            <text:p>16.12.2022</text:p>
          </table:table-cell>
          <table:table-cell office:value-type="string" table:style-name="ce64">
            <text:p>8758480300 elektrik bahçe</text:p>
          </table:table-cell>
          <table:table-cell table:number-columns-repeated="2" table:style-name="ce64"/>
          <table:table-cell table:style-name="ce62"/>
          <table:table-cell table:style-name="ce42"/>
          <table:table-cell office:value-type="float" office:value="-123" table:style-name="ce25">
            <text:p>-123,00</text:p>
          </table:table-cell>
          <table:table-cell office:value-type="float" office:value="-12711.95" table:formula="of:=[.H42]+[.F43]+[.G43]" table:style-name="ce42">
            <text:p>-12.711,95</text:p>
          </table:table-cell>
          <table:table-cell table:number-columns-repeated="16376"/>
        </table:table-row>
        <table:table-row table:style-name="ro4">
          <table:table-cell office:value-type="date" office:date-value="2022-12-19T00:00:00" table:style-name="ce56">
            <text:p>19.12.2022</text:p>
          </table:table-cell>
          <table:table-cell office:value-type="string" table:style-name="ce64">
            <text:p>pervinden havale <text:s/>2/9</text:p>
          </table:table-cell>
          <table:table-cell table:number-columns-repeated="2" table:style-name="ce64"/>
          <table:table-cell table:style-name="ce62"/>
          <table:table-cell office:value-type="float" office:value="2500" table:style-name="ce125">
            <text:p>2.500,00</text:p>
          </table:table-cell>
          <table:table-cell table:style-name="ce25"/>
          <table:table-cell office:value-type="float" office:value="-10211.950000000001" table:formula="of:=[.H43]+[.F44]+[.G44]" table:style-name="ce42">
            <text:p>-10.211,95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style-name="ce62"/>
          <table:table-cell table:style-name="ce42"/>
          <table:table-cell table:style-name="ce25"/>
          <table:table-cell office:value-type="float" office:value="-10211.950000000001" table:formula="of:=[.H44]+[.F45]+[.G45]" table:style-name="ce42">
            <text:p>-10.211,95</text:p>
          </table:table-cell>
          <table:table-cell table:number-columns-repeated="16376"/>
        </table:table-row>
        <table:table-row table:style-name="ro4">
          <table:table-cell office:value-type="date" office:date-value="2022-12-13T00:00:00" table:style-name="ce56">
            <text:p>13.12.2022</text:p>
          </table:table-cell>
          <table:table-cell office:value-type="string" table:style-name="ce79">
            <text:p>selanik pide et 12- nkt 1</text:p>
          </table:table-cell>
          <table:table-cell office:value-type="string" table:style-name="ce64">
            <text:p>nk</text:p>
          </table:table-cell>
          <table:table-cell table:style-name="ce64"/>
          <table:table-cell table:style-name="ce62"/>
          <table:table-cell table:style-name="ce42"/>
          <table:table-cell office:value-type="float" office:value="-140" table:style-name="ce25">
            <text:p>-140,00</text:p>
          </table:table-cell>
          <table:table-cell office:value-type="float" office:value="-10351.950000000001" table:formula="of:=[.H45]+[.F46]+[.G46]" table:style-name="ce42">
            <text:p>-10.351,95</text:p>
          </table:table-cell>
          <table:table-cell table:number-columns-repeated="16376"/>
        </table:table-row>
        <table:table-row table:style-name="ro4">
          <table:table-cell office:value-type="date" office:date-value="2022-12-15T00:00:00" table:style-name="ce56">
            <text:p>15.12.2022</text:p>
          </table:table-cell>
          <table:table-cell office:value-type="string" table:style-name="ce79">
            <text:p>selanik pide <text:s/>12- nkt 2</text:p>
          </table:table-cell>
          <table:table-cell office:value-type="string" table:style-name="ce64">
            <text:p>nk</text:p>
          </table:table-cell>
          <table:table-cell table:style-name="ce64"/>
          <table:table-cell table:style-name="ce62"/>
          <table:table-cell table:style-name="ce42"/>
          <table:table-cell office:value-type="float" office:value="-170" table:style-name="ce25">
            <text:p>-170,00</text:p>
          </table:table-cell>
          <table:table-cell office:value-type="float" office:value="-10521.95" table:formula="of:=[.H46]+[.F47]+[.G47]" table:style-name="ce42">
            <text:p>-10.521,95</text:p>
          </table:table-cell>
          <table:table-cell table:number-columns-repeated="16376"/>
        </table:table-row>
        <table:table-row table:style-name="ro4">
          <table:table-cell office:value-type="date" office:date-value="2022-12-26T00:00:00" table:style-name="ce56">
            <text:p>26.12.2022</text:p>
          </table:table-cell>
          <table:table-cell office:value-type="string" table:style-name="ce64">
            <text:p>marmara royal doğalgaz</text:p>
          </table:table-cell>
          <table:table-cell office:value-type="string" table:style-name="ce64">
            <text:p>bn</text:p>
          </table:table-cell>
          <table:table-cell table:style-name="ce64"/>
          <table:table-cell table:style-name="ce62"/>
          <table:table-cell table:style-name="ce42"/>
          <table:table-cell office:value-type="float" office:value="-114.91" table:style-name="ce25">
            <text:p>-114,91</text:p>
          </table:table-cell>
          <table:table-cell office:value-type="float" office:value="-10636.86" table:formula="of:=[.H47]+[.F48]+[.G48]" table:style-name="ce42">
            <text:p>-10.636,86</text:p>
          </table:table-cell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style-name="ce62"/>
          <table:table-cell table:style-name="ce42"/>
          <table:table-cell table:style-name="ce25"/>
          <table:table-cell office:value-type="float" office:value="-10636.86" table:formula="of:=[.H48]+[.F49]+[.G49]" table:style-name="ce42">
            <text:p>-10.636,86</text:p>
          </table:table-cell>
          <table:table-cell table:number-columns-repeated="16376"/>
        </table:table-row>
        <table:table-row table:style-name="ro4">
          <table:table-cell office:value-type="date" office:date-value="2022-12-30T00:00:00" table:style-name="ce56">
            <text:p>30.12.2022</text:p>
          </table:table-cell>
          <table:table-cell office:value-type="string" table:style-name="ce79">
            <text:p>merdal kipel ihtarname avukat emrullah</text:p>
          </table:table-cell>
          <table:table-cell table:number-columns-repeated="2" table:style-name="ce64"/>
          <table:table-cell table:style-name="ce62"/>
          <table:table-cell table:style-name="ce42"/>
          <table:table-cell office:value-type="float" office:value="-350" table:style-name="ce25">
            <text:p>-350,00</text:p>
          </table:table-cell>
          <table:table-cell office:value-type="float" office:value="-10986.86" table:formula="of:=[.H49]+[.F50]+[.G50]" table:style-name="ce42">
            <text:p>-10.986,8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2112" table:style-name="ce25">
            <text:p>-2.112,00</text:p>
          </table:table-cell>
          <table:table-cell office:value-type="float" office:value="-13098.86" table:formula="of:=[.H50]+[.F51]+[.G51]" table:style-name="ce42">
            <text:p>-13.098,8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2112" table:style-name="ce25">
            <text:p>-2.112,00</text:p>
          </table:table-cell>
          <table:table-cell office:value-type="float" office:value="-15210.86" table:formula="of:=[.H51]+[.F52]+[.G52]" table:style-name="ce42">
            <text:p>-15.210,8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1500" table:style-name="ce25">
            <text:p>-1.500,00</text:p>
          </table:table-cell>
          <table:table-cell office:value-type="float" office:value="-16710.86" table:formula="of:=[.H52]+[.F53]+[.G53]" table:style-name="ce42">
            <text:p>-16.710,86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2" table:style-name="ce42"/>
          <table:table-cell table:style-name="ce25"/>
          <table:table-cell office:value-type="float" office:value="-16710.86" table:formula="of:=[.H53]+[.F54]+[.G54]" table:style-name="ce42">
            <text:p>-16.710,8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68">
            <text:p>₺4.299,50</text:p>
          </table:table-cell>
          <table:table-cell table:style-name="ce1"/>
          <table:table-cell office:value-type="float" office:value="4299.5" table:style-name="ce42">
            <text:p>4.299,50</text:p>
          </table:table-cell>
          <table:table-cell table:style-name="ce25"/>
          <table:table-cell office:value-type="float" office:value="-12411.36" table:formula="of:=[.H54]+[.F55]+[.G55]" table:style-name="ce42">
            <text:p>-12.411,36</text:p>
          </table:table-cell>
          <table:table-cell table:number-columns-repeated="16376"/>
        </table:table-row>
        <table:table-row table:style-name="ro4">
          <table:table-cell office:value-type="date" office:date-value="2022-12-17T00:00:00" table:style-name="ce56">
            <text:p>17.12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8">
            <text:p>₺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25"/>
          <table:table-cell office:value-type="float" office:value="-10761.36" table:formula="of:=[.H55]+[.F56]+[.G56]" table:style-name="ce42">
            <text:p>-10.761,36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5/12-2023-24– 30-12-22</text:p>
          </table:table-cell>
          <table:table-cell table:style-name="ce1"/>
          <table:table-cell office:value-type="currency" office:value="3000" table:style-name="ce68">
            <text:p>₺3.000,00</text:p>
          </table:table-cell>
          <table:table-cell table:style-name="ce1"/>
          <table:table-cell office:value-type="float" office:value="3000" table:style-name="ce42">
            <text:p>3.000,00</text:p>
          </table:table-cell>
          <table:table-cell table:style-name="ce25"/>
          <table:table-cell office:value-type="float" office:value="-7761.3600000000006" table:formula="of:=[.H56]+[.F57]+[.G57]" table:style-name="ce42">
            <text:p>-7.761,3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G Metin ÇELİK 4/8</text:p>
          </table:table-cell>
          <table:table-cell table:style-name="ce1"/>
          <table:table-cell office:value-type="currency" office:value="1000" table:style-name="ce61">
            <text:p>₺1.000,00</text:p>
          </table:table-cell>
          <table:table-cell table:number-columns-repeated="2" table:style-name="ce1"/>
          <table:table-cell table:style-name="ce25"/>
          <table:table-cell office:value-type="float" office:value="-7761.3600000000006" table:formula="of:=[.H57]+[.F58]+[.G58]" table:style-name="ce42">
            <text:p>-7.761,36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style-name="ce1"/>
          <table:table-cell table:style-name="ce42"/>
          <table:table-cell table:style-name="ce25"/>
          <table:table-cell office:value-type="float" office:value="-7761.3600000000006" table:formula="of:=[.H58]+[.F59]+[.G59]" table:style-name="ce42">
            <text:p>-7.761,36</text:p>
          </table:table-cell>
          <table:table-cell table:number-columns-repeated="16376"/>
        </table:table-row>
        <table:table-row table:style-name="ro4">
          <table:table-cell office:value-type="date" office:date-value="2022-12-26T00:00:00" table:style-name="ce56">
            <text:p>26.12.2022</text:p>
          </table:table-cell>
          <table:table-cell office:value-type="string" table:style-name="ce1">
            <text:p>Tuzgümrüğü salih kaymak ocak şubat kira bedeli bankadan</text:p>
          </table:table-cell>
          <table:table-cell table:style-name="ce1"/>
          <table:table-cell table:style-name="ce61"/>
          <table:table-cell table:style-name="ce1"/>
          <table:table-cell office:value-type="float" office:value="3300" table:style-name="ce25">
            <text:p>3.300,00</text:p>
          </table:table-cell>
          <table:table-cell table:style-name="ce25"/>
          <table:table-cell office:value-type="float" office:value="-4461.3600000000006" table:formula="of:=[.H59]+[.F60]+[.G60]" table:style-name="ce42">
            <text:p>-4.461,36</text:p>
          </table:table-cell>
          <table:table-cell table:number-columns-repeated="16376"/>
        </table:table-row>
        <table:table-row table:style-name="ro4">
          <table:table-cell office:value-type="date" office:date-value="2022-12-27T00:00:00" table:style-name="ce56">
            <text:p>27.12.2022</text:p>
          </table:table-cell>
          <table:table-cell office:value-type="string" table:style-name="ce1">
            <text:p>motorcu cihan teminat bedeli ( 10-11 ay 12 ay ½ – işçilikten tahsilat )</text:p>
          </table:table-cell>
          <table:table-cell table:style-name="ce1"/>
          <table:table-cell table:style-name="ce42"/>
          <table:table-cell table:style-name="ce1"/>
          <table:table-cell office:value-type="float" office:value="500" table:style-name="ce42">
            <text:p>500,00</text:p>
          </table:table-cell>
          <table:table-cell table:style-name="ce25"/>
          <table:table-cell office:value-type="float" office:value="-3961.3600000000006" table:formula="of:=[.H60]+[.F61]+[.G61]" table:style-name="ce42">
            <text:p>-3.961,36</text:p>
          </table:table-cell>
          <table:table-cell table:number-columns-repeated="16376"/>
        </table:table-row>
        <table:table-row table:style-name="ro4">
          <table:table-cell office:value-type="date" office:date-value="2022-12-27T00:00:00" table:style-name="ce56">
            <text:p>27.12.2022</text:p>
          </table:table-cell>
          <table:table-cell office:value-type="string" table:style-name="ce64">
            <text:p>Motorcu cihan rav4 yağ-filtre-amortsr işçilik için ödenen</text:p>
          </table:table-cell>
          <table:table-cell table:number-columns-repeated="2" table:style-name="ce64"/>
          <table:table-cell table:style-name="ce62"/>
          <table:table-cell table:style-name="ce42"/>
          <table:table-cell office:value-type="float" office:value="-500" table:style-name="ce42">
            <text:p>-500,00</text:p>
          </table:table-cell>
          <table:table-cell office:value-type="float" office:value="-4461.3600000000006" table:formula="of:=[.H61]+[.F62]+[.G62]" table:style-name="ce42">
            <text:p>-4.461,36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style-name="ce25"/>
          <table:table-cell office:value-type="float" office:value="-4461.3600000000006" table:formula="of:=[.H62]+[.F63]+[.G63]" table:style-name="ce42">
            <text:p>-4.461,3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style-name="ce25"/>
          <table:table-cell office:value-type="float" office:value="-4461.3600000000006" table:formula="of:=[.H63]+[.F64]+[.G64]" table:style-name="ce42">
            <text:p>-4.461,36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style-name="ce25"/>
          <table:table-cell office:value-type="float" office:value="-4461.3600000000006" table:formula="of:=[.H64]+[.F65]+[.G65]" table:style-name="ce42">
            <text:p>-4.461,36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table:number-columns-repeated="6"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table:number-columns-repeated="4" table:style-name="ce137"/>
          <table:table-cell table:style-name="ce42"/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1-06T00:00:00" table:style-name="ce138">
            <text:p>06.11.2022</text:p>
          </table:table-cell>
          <table:table-cell office:value-type="string" table:style-name="ce137">
            <text:p>Cihan Elektrik Teminat 1200 – 2/6</text:p>
          </table:table-cell>
          <table:table-cell table:style-name="ce137"/>
          <table:table-cell office:value-type="currency" office:value="200" table:style-name="ce123">
            <text:p>₺200,00</text:p>
          </table:table-cell>
          <table:table-cell office:value-type="string" table:style-name="ce42">
            <text:p>işçilik</text:p>
          </table:table-cell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0-05T00:00:00" table:style-name="ce138">
            <text:p>05.10.2022</text:p>
          </table:table-cell>
          <table:table-cell office:value-type="string" table:style-name="ce137">
            <text:p>Cihan Elektrik Teminat 1200 – 1/6</text:p>
          </table:table-cell>
          <table:table-cell table:style-name="ce137"/>
          <table:table-cell office:value-type="currency" office:value="200" table:style-name="ce123">
            <text:p>₺200,00</text:p>
          </table:table-cell>
          <table:table-cell office:value-type="string" table:style-name="ce42">
            <text:p>işçilik</text:p>
          </table:table-cell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table:style-name="ce138"/>
          <table:table-cell table:number-columns-repeated="2" table:style-name="ce137"/>
          <table:table-cell table:style-name="ce139"/>
          <table:table-cell table:style-name="ce42"/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office:value-type="date" office:date-value="2022-03-30T00:00:00" table:style-name="ce138">
            <text:p>30.03.2022</text:p>
          </table:table-cell>
          <table:table-cell office:value-type="string" table:style-name="ce137">
            <text:p>SnyF-Kynkçı Merdal 12/12-2022-23</text:p>
          </table:table-cell>
          <table:table-cell office:value-type="float" office:value="3" table:style-name="ce137">
            <text:p>3</text:p>
          </table:table-cell>
          <table:table-cell office:value-type="string" table:style-name="ce1">
            <text:p>aylık kira bedeli</text:p>
          </table:table-cell>
          <table:table-cell table:style-name="ce42"/>
          <table:table-cell table:style-name="ce1"/>
          <table:table-cell table:style-name="ce25"/>
          <table:table-cell table:number-columns-repeated="16377" table:style-name="ce1"/>
        </table:table-row>
        <table:table-row table:style-name="ro4">
          <table:table-cell office:value-type="date" office:date-value="2022-10-10T00:00:00" table:style-name="ce138">
            <text:p>10.10.2022</text:p>
          </table:table-cell>
          <table:table-cell office:value-type="string" table:style-name="ce137">
            <text:p>snyA Ayhan Tüfek 42000-40000</text:p>
          </table:table-cell>
          <table:table-cell table:style-name="ce140"/>
          <table:table-cell office:value-type="string" table:style-name="ce1">
            <text:p>%57,14 aylık kira bedeli</text:p>
          </table:table-cell>
          <table:table-cell table:number-columns-repeated="2" table:style-name="ce1"/>
          <table:table-cell table:style-name="ce25"/>
          <table:table-cell table:number-columns-repeated="16377" table:style-name="ce1"/>
        </table:table-row>
        <table:table-row table:style-name="ro4">
          <table:table-cell table:number-columns-repeated="3" table:style-name="ce1"/>
          <table:table-cell table:style-name="ce42"/>
          <table:table-cell table:number-columns-repeated="2" table:style-name="ce1"/>
          <table:table-cell table:style-name="ce25"/>
          <table:table-cell table:number-columns-repeated="16377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3" table:style-name="ce1"/>
          <table:table-cell table:style-name="ce42"/>
          <table:table-cell table:number-columns-repeated="2" table:style-name="ce1"/>
          <table:table-cell table:style-name="ce25"/>
          <table:table-cell table:number-columns-repeated="16377" table:style-name="ce1"/>
        </table:table-row>
        <table:table-row table:number-rows-repeated="1048500" table:style-name="ro4">
          <table:table-cell table:number-columns-repeated="16384"/>
        </table:table-row>
      </table:table>
      <table:table table:name="11" table:style-name="ta6">
        <table:table-column table:style-name="co15" table:default-cell-style-name="ce1"/>
        <table:table-column table:style-name="co55" table:default-cell-style-name="ce1"/>
        <table:table-column table:style-name="co57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5" table:style-name="ce23">
            <text:p>5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KASIM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9191.62" table:formula="of:=SUM([.D4:.D52])" table:style-name="ce60">
            <text:p>179.191,62</text:p>
          </table:table-cell>
          <table:table-cell office:value-type="float" office:value="-14175.82" table:formula="of:=SUM([.E4:.E73])" table:style-name="ce60">
            <text:p>-14.175,82</text:p>
          </table:table-cell>
          <table:table-cell office:value-type="float" office:value="178439.6" table:formula="of:=SUM([.F4:.F71])" table:style-name="ce60">
            <text:p>178.439,60</text:p>
          </table:table-cell>
          <table:table-cell office:value-type="float" office:value="-18452.8" table:formula="of:=SUM([.G4:.G71])" table:style-name="ce60">
            <text:p>-18.452,80</text:p>
          </table:table-cell>
          <table:table-cell office:value-type="float" office:value="159986.80000000002" table:formula="of:=[.F2]+[.G2]" table:style-name="ce60">
            <text:p>159.986,8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style-name="ce1"/>
          <table:table-cell table:number-columns-repeated="4" table:style-name="ce68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2" table:style-name="ce68"/>
          <table:table-cell table:style-name="ce61"/>
          <table:table-cell table:style-name="ce68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currency" office:value="1221.4100000000001" table:style-name="ce68">
            <text:p>₺1.221,41</text:p>
          </table:table-cell>
          <table:table-cell table:style-name="ce68"/>
          <table:table-cell office:value-type="currency" office:value="1220" table:style-name="ce68">
            <text:p>₺1.220,00</text:p>
          </table:table-cell>
          <table:table-cell table:style-name="ce68"/>
          <table:table-cell office:value-type="float" office:value="1220" table:formula="of:=[.H4]+[.F5]+[.G5]" table:style-name="ce42">
            <text:p>1.220,00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currency" office:value="98.9" table:style-name="ce68">
            <text:p>₺98,90</text:p>
          </table:table-cell>
          <table:table-cell table:style-name="ce68"/>
          <table:table-cell office:value-type="currency" office:value="98" table:style-name="ce68">
            <text:p>₺98,00</text:p>
          </table:table-cell>
          <table:table-cell table:style-name="ce68"/>
          <table:table-cell office:value-type="float" office:value="1318" table:formula="of:=[.H5]+[.F6]+[.G6]" table:style-name="ce42">
            <text:p>1.318,00</text:p>
          </table:table-cell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1">
            <text:p>Cihan Elektrik Teminat 1200 – 2/6</text:p>
          </table:table-cell>
          <table:table-cell table:style-name="ce1"/>
          <table:table-cell office:value-type="currency" office:value="200" table:style-name="ce61">
            <text:p>₺200,00</text:p>
          </table:table-cell>
          <table:table-cell table:number-columns-repeated="3" table:style-name="ce68"/>
          <table:table-cell office:value-type="float" office:value="1318" table:formula="of:=[.H6]+[.F7]+[.G7]" table:style-name="ce42">
            <text:p>1.318,00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currency" office:value="1182.1600000000001" table:style-name="ce68">
            <text:p>₺1.182,16</text:p>
          </table:table-cell>
          <table:table-cell table:style-name="ce68"/>
          <table:table-cell office:value-type="currency" office:value="1182.1500000000001" table:style-name="ce68">
            <text:p>₺1.182,15</text:p>
          </table:table-cell>
          <table:table-cell table:style-name="ce68"/>
          <table:table-cell office:value-type="float" office:value="2500.15" table:formula="of:=[.H7]+[.F8]+[.G8]" table:style-name="ce42">
            <text:p>2.500,15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currency" office:value="289.7" table:style-name="ce68">
            <text:p>₺289,70</text:p>
          </table:table-cell>
          <table:table-cell table:style-name="ce68"/>
          <table:table-cell office:value-type="currency" office:value="290" table:style-name="ce68">
            <text:p>₺290,00</text:p>
          </table:table-cell>
          <table:table-cell table:style-name="ce68"/>
          <table:table-cell office:value-type="float" office:value="2790.15" table:formula="of:=[.H8]+[.F9]+[.G9]" table:style-name="ce42">
            <text:p>2.790,15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Metin Elektrik Teminat 1200 – 3/6</text:p>
          </table:table-cell>
          <table:table-cell table:style-name="ce1"/>
          <table:table-cell office:value-type="currency" office:value="200" table:style-name="ce68">
            <text:p>₺200,00</text:p>
          </table:table-cell>
          <table:table-cell table:style-name="ce68"/>
          <table:table-cell office:value-type="currency" office:value="200" table:style-name="ce68">
            <text:p>₺200,00</text:p>
          </table:table-cell>
          <table:table-cell table:style-name="ce68"/>
          <table:table-cell office:value-type="float" office:value="2990.15" table:formula="of:=[.H9]+[.F10]+[.G10]" table:style-name="ce42">
            <text:p>2.990,15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currency" office:value="49.95" table:style-name="ce68">
            <text:p>₺49,95</text:p>
          </table:table-cell>
          <table:table-cell table:style-name="ce68"/>
          <table:table-cell office:value-type="currency" office:value="49.95" table:style-name="ce68">
            <text:p>₺49,95</text:p>
          </table:table-cell>
          <table:table-cell table:style-name="ce68"/>
          <table:table-cell office:value-type="float" office:value="3040.1" table:formula="of:=[.H10]+[.F11]+[.G11]" table:style-name="ce42">
            <text:p>3.040,10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4">
            <text:p>9522138254 /CK ÇEPESAŞ/FATURA</text:p>
          </table:table-cell>
          <table:table-cell table:style-name="ce64"/>
          <table:table-cell table:style-name="ce141"/>
          <table:table-cell office:value-type="currency" office:value="-1500" table:style-name="ce68">
            <text:p>-₺1.500,00</text:p>
          </table:table-cell>
          <table:table-cell table:style-name="ce68"/>
          <table:table-cell office:value-type="currency" office:value="-2334" table:style-name="ce68">
            <text:p>-₺2.334,00</text:p>
          </table:table-cell>
          <table:table-cell office:value-type="float" office:value="706.09999999999991" table:formula="of:=[.H11]+[.F12]+[.G12]" table:style-name="ce42">
            <text:p>706,10</text:p>
          </table:table-cell>
          <table:table-cell table:number-columns-repeated="16376"/>
        </table:table-row>
        <table:table-row table:style-name="ro4">
          <table:table-cell office:value-type="date" office:date-value="2022-11-07T00:00:00" table:style-name="ce56">
            <text:p>07.11.2022</text:p>
          </table:table-cell>
          <table:table-cell office:value-type="string" table:style-name="ce1">
            <text:p>SnyB Kapora ANT salih</text:p>
          </table:table-cell>
          <table:table-cell table:style-name="ce1"/>
          <table:table-cell table:number-columns-repeated="2" table:style-name="ce68"/>
          <table:table-cell office:value-type="currency" office:value="200" table:style-name="ce68">
            <text:p>₺200,00</text:p>
          </table:table-cell>
          <table:table-cell table:style-name="ce68"/>
          <table:table-cell office:value-type="float" office:value="906.09999999999991" table:formula="of:=[.H12]+[.F13]+[.G13]" table:style-name="ce42">
            <text:p>906,1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4" table:style-name="ce68"/>
          <table:table-cell office:value-type="float" office:value="906.09999999999991" table:formula="of:=[.H13]+[.F14]+[.G14]" table:style-name="ce42">
            <text:p>906,10</text:p>
          </table:table-cell>
          <table:table-cell table:number-columns-repeated="16376"/>
        </table:table-row>
        <table:table-row table:style-name="ro4">
          <table:table-cell office:value-type="date" office:date-value="2022-11-03T00:00:00" table:style-name="ce56">
            <text:p>03.11.2022</text:p>
          </table:table-cell>
          <table:table-cell office:value-type="string" table:style-name="ce63">
            <text:p>5847500300 /CK ÇEPESAŞ/FATURA</text:p>
          </table:table-cell>
          <table:table-cell table:style-name="ce63"/>
          <table:table-cell table:style-name="ce141"/>
          <table:table-cell office:value-type="currency" office:value="-200" table:style-name="ce68">
            <text:p>-₺200,00</text:p>
          </table:table-cell>
          <table:table-cell table:style-name="ce68"/>
          <table:table-cell office:value-type="currency" office:value="-255" table:style-name="ce68">
            <text:p>-₺255,00</text:p>
          </table:table-cell>
          <table:table-cell office:value-type="float" office:value="651.09999999999991" table:formula="of:=[.H14]+[.F15]+[.G15]" table:style-name="ce42">
            <text:p>651,10</text:p>
          </table:table-cell>
          <table:table-cell table:number-columns-repeated="16376"/>
        </table:table-row>
        <table:table-row table:style-name="ro4">
          <table:table-cell office:value-type="date" office:date-value="2022-11-03T00:00:00" table:style-name="ce56">
            <text:p>03.11.2022</text:p>
          </table:table-cell>
          <table:table-cell office:value-type="string" table:style-name="ce63">
            <text:p>8222520300 /CK ÇEPESAŞ/FATURA</text:p>
          </table:table-cell>
          <table:table-cell table:style-name="ce63"/>
          <table:table-cell table:style-name="ce141"/>
          <table:table-cell office:value-type="currency" office:value="-400" table:style-name="ce68">
            <text:p>-₺400,00</text:p>
          </table:table-cell>
          <table:table-cell table:style-name="ce68"/>
          <table:table-cell office:value-type="currency" office:value="-536" table:style-name="ce68">
            <text:p>-₺536,00</text:p>
          </table:table-cell>
          <table:table-cell office:value-type="float" office:value="115.09999999999991" table:formula="of:=[.H15]+[.F16]+[.G16]" table:style-name="ce42">
            <text:p>115,1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3"/>
          <table:table-cell table:style-name="ce141"/>
          <table:table-cell table:style-name="ce61"/>
          <table:table-cell table:number-columns-repeated="2" table:style-name="ce68"/>
          <table:table-cell office:value-type="float" office:value="115.09999999999991" table:formula="of:=[.H16]+[.F17]+[.G17]" table:style-name="ce42">
            <text:p>115,10</text:p>
          </table:table-cell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63">
            <text:p>pervin dil kursu havale</text:p>
          </table:table-cell>
          <table:table-cell table:style-name="ce63"/>
          <table:table-cell table:style-name="ce141"/>
          <table:table-cell table:style-name="ce61"/>
          <table:table-cell table:style-name="ce68"/>
          <table:table-cell office:value-type="currency" office:value="-1250" table:style-name="ce68">
            <text:p>-₺1.250,00</text:p>
          </table:table-cell>
          <table:table-cell office:value-type="float" office:value="-1134.9000000000001" table:formula="of:=[.H17]+[.F18]+[.G18]" table:style-name="ce42">
            <text:p>-1.134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pervinden gelen</text:p>
          </table:table-cell>
          <table:table-cell table:style-name="ce64"/>
          <table:table-cell table:style-name="ce141"/>
          <table:table-cell table:style-name="ce61"/>
          <table:table-cell office:value-type="currency" office:value="1250" table:style-name="ce142">
            <text:p>₺1.250,00</text:p>
          </table:table-cell>
          <table:table-cell table:style-name="ce68"/>
          <table:table-cell office:value-type="float" office:value="115.09999999999991" table:formula="of:=[.H18]+[.F19]+[.G19]" table:style-name="ce42">
            <text:p>115,10</text:p>
          </table:table-cell>
          <table:table-cell table:number-columns-repeated="16376"/>
        </table:table-row>
        <table:table-row table:style-name="ro4">
          <table:table-cell office:value-type="date" office:date-value="2022-11-07T00:00:00" table:style-name="ce56">
            <text:p>07.11.2022</text:p>
          </table:table-cell>
          <table:table-cell office:value-type="string" table:style-name="ce63">
            <text:p>Adem Özen Kira Ödemesi 6/12</text:p>
          </table:table-cell>
          <table:table-cell table:style-name="ce63"/>
          <table:table-cell table:style-name="ce141"/>
          <table:table-cell office:value-type="currency" office:value="-4300" table:style-name="ce68">
            <text:p>-₺4.300,00</text:p>
          </table:table-cell>
          <table:table-cell table:style-name="ce61"/>
          <table:table-cell office:value-type="currency" office:value="-4150" table:style-name="ce68">
            <text:p>-₺4.150,00</text:p>
          </table:table-cell>
          <table:table-cell office:value-type="float" office:value="-4034.9" table:formula="of:=[.H19]+[.F20]+[.G20]" table:style-name="ce42">
            <text:p>-4.034,90</text:p>
          </table:table-cell>
          <table:table-cell table:number-columns-repeated="16376"/>
        </table:table-row>
        <table:table-row table:style-name="ro4">
          <table:table-cell office:value-type="date" office:date-value="2022-11-07T00:00:00" table:style-name="ce56">
            <text:p>07.11.2022</text:p>
          </table:table-cell>
          <table:table-cell office:value-type="string" table:style-name="ce63">
            <text:p>MarRyl Aidat 6/12</text:p>
          </table:table-cell>
          <table:table-cell table:style-name="ce63"/>
          <table:table-cell table:style-name="ce141"/>
          <table:table-cell office:value-type="currency" office:value="-496.5" table:style-name="ce68">
            <text:p>-₺496,50</text:p>
          </table:table-cell>
          <table:table-cell table:style-name="ce61"/>
          <table:table-cell office:value-type="currency" office:value="-496.5" table:style-name="ce68">
            <text:p>-₺496,50</text:p>
          </table:table-cell>
          <table:table-cell office:value-type="float" office:value="-4531.3999999999996" table:formula="of:=[.H20]+[.F21]+[.G21]" table:style-name="ce42">
            <text:p>-4.531,4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4"/>
          <table:table-cell table:style-name="ce141"/>
          <table:table-cell table:style-name="ce61"/>
          <table:table-cell table:number-columns-repeated="2" table:style-name="ce68"/>
          <table:table-cell office:value-type="float" office:value="-4531.3999999999996" table:formula="of:=[.H21]+[.F22]+[.G22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09-26T00:00:00" table:style-name="ce56">
            <text:p>26.09.2022</text:p>
          </table:table-cell>
          <table:table-cell office:value-type="string" table:style-name="ce64">
            <text:p>Mtv 3/3</text:p>
          </table:table-cell>
          <table:table-cell table:style-name="ce64"/>
          <table:table-cell table:style-name="ce141"/>
          <table:table-cell office:value-type="currency" office:value="-112.67" table:style-name="ce68">
            <text:p>-₺112,67</text:p>
          </table:table-cell>
          <table:table-cell table:number-columns-repeated="2" table:style-name="ce68"/>
          <table:table-cell office:value-type="float" office:value="-4531.3999999999996" table:formula="of:=[.H22]+[.F23]+[.G23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01T00:00:00" table:style-name="ce56">
            <text:p>01.10.2022</text:p>
          </table:table-cell>
          <table:table-cell office:value-type="string" table:style-name="ce64">
            <text:p>koçtaş dolap 2/2</text:p>
          </table:table-cell>
          <table:table-cell table:style-name="ce64"/>
          <table:table-cell table:style-name="ce141"/>
          <table:table-cell office:value-type="currency" office:value="-754.45" table:style-name="ce68">
            <text:p>-₺754,45</text:p>
          </table:table-cell>
          <table:table-cell table:number-columns-repeated="2" table:style-name="ce68"/>
          <table:table-cell office:value-type="float" office:value="-4531.3999999999996" table:formula="of:=[.H23]+[.F24]+[.G24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01T00:00:00" table:style-name="ce56">
            <text:p>01.10.2022</text:p>
          </table:table-cell>
          <table:table-cell office:value-type="string" table:style-name="ce64">
            <text:p>ikea masa 2/6</text:p>
          </table:table-cell>
          <table:table-cell table:style-name="ce64"/>
          <table:table-cell table:style-name="ce141"/>
          <table:table-cell office:value-type="currency" office:value="-208.17" table:style-name="ce68">
            <text:p>-₺208,17</text:p>
          </table:table-cell>
          <table:table-cell table:number-columns-repeated="2" table:style-name="ce68"/>
          <table:table-cell office:value-type="float" office:value="-4531.3999999999996" table:formula="of:=[.H24]+[.F25]+[.G25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06T00:00:00" table:style-name="ce56">
            <text:p>06.10.2022</text:p>
          </table:table-cell>
          <table:table-cell office:value-type="string" table:style-name="ce64">
            <text:p>koçtaş pervane 2/6</text:p>
          </table:table-cell>
          <table:table-cell table:style-name="ce64"/>
          <table:table-cell table:style-name="ce141"/>
          <table:table-cell office:value-type="currency" office:value="-151.65" table:style-name="ce68">
            <text:p>-₺151,65</text:p>
          </table:table-cell>
          <table:table-cell table:number-columns-repeated="2" table:style-name="ce68"/>
          <table:table-cell office:value-type="float" office:value="-4531.3999999999996" table:formula="of:=[.H25]+[.F26]+[.G26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09-29T00:00:00" table:style-name="ce56">
            <text:p>29.09.2022</text:p>
          </table:table-cell>
          <table:table-cell office:value-type="string" table:style-name="ce1">
            <text:p>amazon obd2-çamurluk</text:p>
          </table:table-cell>
          <table:table-cell table:style-name="ce1"/>
          <table:table-cell table:style-name="ce68"/>
          <table:table-cell office:value-type="currency" office:value="-721.38" table:style-name="ce68">
            <text:p>-₺721,38</text:p>
          </table:table-cell>
          <table:table-cell table:number-columns-repeated="2" table:style-name="ce68"/>
          <table:table-cell office:value-type="float" office:value="-4531.3999999999996" table:formula="of:=[.H26]+[.F27]+[.G27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16T00:00:00" table:style-name="ce56">
            <text:p>16.10.2022</text:p>
          </table:table-cell>
          <table:table-cell office:value-type="string" table:style-name="ce64">
            <text:p>audi benzin sivas havaalanı</text:p>
          </table:table-cell>
          <table:table-cell table:style-name="ce64"/>
          <table:table-cell table:style-name="ce141"/>
          <table:table-cell office:value-type="currency" office:value="-500" table:style-name="ce68">
            <text:p>-₺500,00</text:p>
          </table:table-cell>
          <table:table-cell table:number-columns-repeated="2" table:style-name="ce68"/>
          <table:table-cell office:value-type="float" office:value="-4531.3999999999996" table:formula="of:=[.H27]+[.F28]+[.G28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23T00:00:00" table:style-name="ce56">
            <text:p>23.10.2022</text:p>
          </table:table-cell>
          <table:table-cell office:value-type="string" table:style-name="ce64">
            <text:p>vodafon</text:p>
          </table:table-cell>
          <table:table-cell table:style-name="ce64"/>
          <table:table-cell table:style-name="ce141"/>
          <table:table-cell office:value-type="currency" office:value="-80" table:style-name="ce68">
            <text:p>-₺80,00</text:p>
          </table:table-cell>
          <table:table-cell table:number-columns-repeated="2" table:style-name="ce68"/>
          <table:table-cell office:value-type="float" office:value="-4531.3999999999996" table:formula="of:=[.H28]+[.F29]+[.G29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1-04T00:00:00" table:style-name="ce56">
            <text:p>04.11.2022</text:p>
          </table:table-cell>
          <table:table-cell office:value-type="string" table:style-name="ce64">
            <text:p>4876 KK<text:s/><text:span text:style-name="T4">-2.528,32</text:span></text:p>
          </table:table-cell>
          <table:table-cell table:style-name="ce64"/>
          <table:table-cell table:style-name="ce141"/>
          <table:table-cell table:style-name="ce61"/>
          <table:table-cell table:style-name="ce68"/>
          <table:table-cell office:value-type="currency" office:value="-2528.3000000000002" table:style-name="ce68">
            <text:p>-₺2.528,30</text:p>
          </table:table-cell>
          <table:table-cell office:value-type="float" office:value="-7059.7" table:formula="of:=[.H29]+[.F30]+[.G30]" table:style-name="ce42">
            <text:p>-7.059,7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4"/>
          <table:table-cell table:style-name="ce141"/>
          <table:table-cell table:style-name="ce61"/>
          <table:table-cell table:number-columns-repeated="2" table:style-name="ce68"/>
          <table:table-cell office:value-type="float" office:value="-7059.7" table:formula="of:=[.H30]+[.F31]+[.G31]" table:style-name="ce42">
            <text:p>-7.059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954 /TOKATAMASY/FATURA</text:p>
          </table:table-cell>
          <table:table-cell table:style-name="ce64"/>
          <table:table-cell table:style-name="ce141"/>
          <table:table-cell office:value-type="currency" office:value="-200" table:style-name="ce68">
            <text:p>-₺200,00</text:p>
          </table:table-cell>
          <table:table-cell table:style-name="ce68"/>
          <table:table-cell office:value-type="currency" office:value="-569" table:style-name="ce68">
            <text:p>-₺569,00</text:p>
          </table:table-cell>
          <table:table-cell office:value-type="float" office:value="-7628.7" table:formula="of:=[.H31]+[.F32]+[.G32]" table:style-name="ce42">
            <text:p>-7.628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959 /TOKATAMASY/FATURA</text:p>
          </table:table-cell>
          <table:table-cell table:style-name="ce64"/>
          <table:table-cell table:style-name="ce141"/>
          <table:table-cell office:value-type="currency" office:value="-51" table:style-name="ce68">
            <text:p>-₺51,00</text:p>
          </table:table-cell>
          <table:table-cell table:style-name="ce68"/>
          <table:table-cell office:value-type="currency" office:value="-51" table:style-name="ce68">
            <text:p>-₺51,00</text:p>
          </table:table-cell>
          <table:table-cell office:value-type="float" office:value="-7679.7" table:formula="of:=[.H32]+[.F33]+[.G33]" table:style-name="ce42">
            <text:p>-7.679,7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4"/>
          <table:table-cell table:style-name="ce141"/>
          <table:table-cell table:number-columns-repeated="3" table:style-name="ce68"/>
          <table:table-cell office:value-type="float" office:value="-7679.7" table:formula="of:=[.H33]+[.F34]+[.G34]" table:style-name="ce42">
            <text:p>-7.679,70</text:p>
          </table:table-cell>
          <table:table-cell table:number-columns-repeated="16376"/>
        </table:table-row>
        <table:table-row table:style-name="ro4">
          <table:table-cell office:value-type="date" office:date-value="2022-11-25T00:00:00" table:style-name="ce56">
            <text:p>25.11.2022</text:p>
          </table:table-cell>
          <table:table-cell office:value-type="string" table:style-name="ce79">
            <text:p>erenler gıda pide mlzm 11- nkt 1</text:p>
          </table:table-cell>
          <table:table-cell table:style-name="ce64"/>
          <table:table-cell table:style-name="ce141"/>
          <table:table-cell table:number-columns-repeated="2" table:style-name="ce68"/>
          <table:table-cell office:value-type="currency" office:value="-175" table:style-name="ce68">
            <text:p>-₺175,00</text:p>
          </table:table-cell>
          <table:table-cell office:value-type="float" office:value="-7854.7" table:formula="of:=[.H34]+[.F35]+[.G35]" table:style-name="ce42">
            <text:p>-7.854,70</text:p>
          </table:table-cell>
          <table:table-cell table:number-columns-repeated="16376"/>
        </table:table-row>
        <table:table-row table:style-name="ro4">
          <table:table-cell office:value-type="date" office:date-value="2022-11-26T00:00:00" table:style-name="ce56">
            <text:p>26.11.2022</text:p>
          </table:table-cell>
          <table:table-cell office:value-type="string" table:style-name="ce79">
            <text:p>erenler gıda pide mlzm 11- nkt 2</text:p>
          </table:table-cell>
          <table:table-cell table:style-name="ce64"/>
          <table:table-cell table:style-name="ce141"/>
          <table:table-cell table:number-columns-repeated="2" table:style-name="ce68"/>
          <table:table-cell office:value-type="currency" office:value="-204" table:style-name="ce68">
            <text:p>-₺204,00</text:p>
          </table:table-cell>
          <table:table-cell office:value-type="float" office:value="-8058.7" table:formula="of:=[.H35]+[.F36]+[.G36]" table:style-name="ce42">
            <text:p>-8.058,70</text:p>
          </table:table-cell>
          <table:table-cell table:number-columns-repeated="16376"/>
        </table:table-row>
        <table:table-row table:style-name="ro4">
          <table:table-cell office:value-type="date" office:date-value="2022-11-29T00:00:00" table:style-name="ce56">
            <text:p>29.11.2022</text:p>
          </table:table-cell>
          <table:table-cell office:value-type="string" table:style-name="ce79">
            <text:p>erenler gıda pide mlzm 11- nkt 3</text:p>
          </table:table-cell>
          <table:table-cell table:style-name="ce64"/>
          <table:table-cell table:style-name="ce141"/>
          <table:table-cell table:number-columns-repeated="2" table:style-name="ce68"/>
          <table:table-cell office:value-type="currency" office:value="-182" table:style-name="ce68">
            <text:p>-₺182,00</text:p>
          </table:table-cell>
          <table:table-cell office:value-type="float" office:value="-8240.7000000000007" table:formula="of:=[.H36]+[.F37]+[.G37]" table:style-name="ce42">
            <text:p>-8.240,7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4"/>
          <table:table-cell table:style-name="ce141"/>
          <table:table-cell table:style-name="ce61"/>
          <table:table-cell table:number-columns-repeated="2" table:style-name="ce68"/>
          <table:table-cell office:value-type="float" office:value="-8240.7000000000007" table:formula="of:=[.H37]+[.F38]+[.G38]" table:style-name="ce42">
            <text:p>-8.240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68"/>
          <table:table-cell office:value-type="currency" office:value="-1500" table:style-name="ce61">
            <text:p>-₺1.500,00</text:p>
          </table:table-cell>
          <table:table-cell table:style-name="ce68"/>
          <table:table-cell office:value-type="currency" office:value="-2111" table:style-name="ce68">
            <text:p>-₺2.111,00</text:p>
          </table:table-cell>
          <table:table-cell office:value-type="float" office:value="-10351.700000000001" table:formula="of:=[.H38]+[.F39]+[.G39]" table:style-name="ce42">
            <text:p>-10.35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68"/>
          <table:table-cell office:value-type="currency" office:value="-1500" table:style-name="ce61">
            <text:p>-₺1.500,00</text:p>
          </table:table-cell>
          <table:table-cell table:style-name="ce68"/>
          <table:table-cell office:value-type="currency" office:value="-2111" table:style-name="ce68">
            <text:p>-₺2.111,00</text:p>
          </table:table-cell>
          <table:table-cell office:value-type="float" office:value="-12462.7" table:formula="of:=[.H39]+[.F40]+[.G40]" table:style-name="ce42">
            <text:p>-12.462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68"/>
          <table:table-cell office:value-type="currency" office:value="-1500" table:style-name="ce61">
            <text:p>-₺1.500,00</text:p>
          </table:table-cell>
          <table:table-cell table:style-name="ce68"/>
          <table:table-cell office:value-type="currency" office:value="-1500" table:style-name="ce68">
            <text:p>-₺1.500,00</text:p>
          </table:table-cell>
          <table:table-cell office:value-type="float" office:value="-13962.7" table:formula="of:=[.H40]+[.F41]+[.G41]" table:style-name="ce42">
            <text:p>-13.962,7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4" table:style-name="ce68"/>
          <table:table-cell office:value-type="float" office:value="-13962.7" table:formula="of:=[.H41]+[.F42]+[.G42]" table:style-name="ce42">
            <text:p>-13.962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68">
            <text:p>₺4.299,50</text:p>
          </table:table-cell>
          <table:table-cell table:style-name="ce68"/>
          <table:table-cell office:value-type="currency" office:value="4299.5" table:style-name="ce68">
            <text:p>₺4.299,50</text:p>
          </table:table-cell>
          <table:table-cell table:style-name="ce68"/>
          <table:table-cell office:value-type="float" office:value="-9663.2000000000007" table:formula="of:=[.H42]+[.F43]+[.G43]" table:style-name="ce42">
            <text:p>-9.663,2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8">
            <text:p>₺1.650,00</text:p>
          </table:table-cell>
          <table:table-cell table:style-name="ce68"/>
          <table:table-cell office:value-type="currency" office:value="1650" table:style-name="ce68">
            <text:p>₺1.650,00</text:p>
          </table:table-cell>
          <table:table-cell table:style-name="ce68"/>
          <table:table-cell office:value-type="float" office:value="-8013.2000000000007" table:formula="of:=[.H43]+[.F44]+[.G44]" table:style-name="ce42">
            <text:p>-8.013,20</text:p>
          </table:table-cell>
          <table:table-cell table:number-columns-repeated="16376"/>
        </table:table-row>
        <table:table-row table:style-name="ro4">
          <table:table-cell office:value-type="date" office:date-value="2022-12-08T00:00:00" table:style-name="ce56">
            <text:p>08.12.2022</text:p>
          </table:table-cell>
          <table:table-cell office:value-type="string" table:style-name="ce1">
            <text:p>Doğuş Kira 4/12-2023-24– 30-11-22</text:p>
          </table:table-cell>
          <table:table-cell table:style-name="ce1"/>
          <table:table-cell office:value-type="currency" office:value="3000" table:style-name="ce68">
            <text:p>₺3.000,00</text:p>
          </table:table-cell>
          <table:table-cell table:style-name="ce68"/>
          <table:table-cell office:value-type="currency" office:value="3000" table:style-name="ce68">
            <text:p>₺3.000,00</text:p>
          </table:table-cell>
          <table:table-cell table:style-name="ce68"/>
          <table:table-cell office:value-type="float" office:value="-5013.2000000000007" table:formula="of:=[.H44]+[.F45]+[.G45]" table:style-name="ce42">
            <text:p>-5.013,20</text:p>
          </table:table-cell>
          <table:table-cell table:number-columns-repeated="16376"/>
        </table:table-row>
        <table:table-row table:style-name="ro4">
          <table:table-cell office:value-type="date" office:date-value="2022-11-30T00:00:00" table:style-name="ce56">
            <text:p>30.11.2022</text:p>
          </table:table-cell>
          <table:table-cell office:value-type="string" table:style-name="ce1">
            <text:p>snyG Metin ÇELİK 3/8</text:p>
          </table:table-cell>
          <table:table-cell table:style-name="ce1"/>
          <table:table-cell office:value-type="currency" office:value="1000" table:style-name="ce68">
            <text:p>₺1.000,00</text:p>
          </table:table-cell>
          <table:table-cell table:style-name="ce68"/>
          <table:table-cell office:value-type="currency" office:value="1000" table:style-name="ce68">
            <text:p>₺1.000,00</text:p>
          </table:table-cell>
          <table:table-cell table:style-name="ce68"/>
          <table:table-cell office:value-type="float" office:value="-4013.2000000000007" table:formula="of:=[.H45]+[.F46]+[.G46]" table:style-name="ce42">
            <text:p>-4.013,2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3" table:style-name="ce68"/>
          <table:table-cell office:value-type="float" office:value="-4013.2000000000007" table:formula="of:=[.H46]+[.F47]+[.G47]" table:style-name="ce42">
            <text:p>-4.013,2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Kira ++++++++++++++++++</text:p>
          </table:table-cell>
          <table:table-cell table:style-name="ce1"/>
          <table:table-cell office:value-type="currency" office:value="82000" table:style-name="ce68">
            <text:p>₺82.000,00</text:p>
          </table:table-cell>
          <table:table-cell table:style-name="ce68"/>
          <table:table-cell office:value-type="currency" office:value="80000" table:style-name="ce68">
            <text:p>₺80.000,00</text:p>
          </table:table-cell>
          <table:table-cell table:style-name="ce68"/>
          <table:table-cell office:value-type="float" office:value="75986.8" table:formula="of:=[.H47]+[.F48]+[.G48]" table:style-name="ce42">
            <text:p>75.986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ıkamacı Kira ++10, ayda alındı+++</text:p>
          </table:table-cell>
          <table:table-cell table:style-name="ce1"/>
          <table:table-cell table:number-columns-repeated="4" table:style-name="ce68"/>
          <table:table-cell office:value-type="float" office:value="75986.8" table:formula="of:=[.H48]+[.F49]+[.G49]" table:style-name="ce42">
            <text:p>75.986,80</text:p>
          </table:table-cell>
          <table:table-cell table:number-columns-repeated="16376"/>
        </table:table-row>
        <table:table-row table:style-name="ro4">
          <table:table-cell office:value-type="date" office:date-value="2022-11-28T00:00:00" table:style-name="ce56">
            <text:p>28.11.2022</text:p>
          </table:table-cell>
          <table:table-cell office:value-type="string" table:style-name="ce1">
            <text:p>SnyB Salih ANT 10-12-2022 de ödenecekti</text:p>
          </table:table-cell>
          <table:table-cell table:style-name="ce1"/>
          <table:table-cell office:value-type="currency" office:value="84000" table:style-name="ce68">
            <text:p>₺84.000,00</text:p>
          </table:table-cell>
          <table:table-cell table:style-name="ce68"/>
          <table:table-cell office:value-type="currency" office:value="84000" table:style-name="ce68">
            <text:p>₺84.000,00</text:p>
          </table:table-cell>
          <table:table-cell table:style-name="ce68"/>
          <table:table-cell office:value-type="float" office:value="159986.79999999999" table:formula="of:=[.H49]+[.F50]+[.G50]" table:style-name="ce42">
            <text:p>159.986,8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159986.79999999999" table:formula="of:=[.H50]+[.F51]+[.G51]" table:style-name="ce42">
            <text:p>159.986,8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159986.79999999999" table:formula="of:=[.H51]+[.F52]+[.G52]" table:style-name="ce42">
            <text:p>159.986,8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159986.79999999999" table:formula="of:=[.H52]+[.F53]+[.G53]" table:style-name="ce42">
            <text:p>159.986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159986.79999999999" table:formula="of:=[.H53]+[.F54]+[.G54]" table:style-name="ce42">
            <text:p>159.986,80</text:p>
          </table:table-cell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date" office:date-value="2022-10-10T00:00:00" table:style-name="ce56">
            <text:p>10.10.2022</text:p>
          </table:table-cell>
          <table:table-cell office:value-type="string" table:style-name="ce143">
            <text:p>snyA Ayhan Tüfek 42000-40000</text:p>
          </table:table-cell>
          <table:table-cell table:style-name="ce143"/>
          <table:table-cell office:value-type="currency" office:value="2000" table:style-name="ce144">
            <text:p>₺2.000,00</text:p>
          </table:table-cell>
          <table:table-cell table:number-columns-repeated="16380" table:style-name="ce1"/>
        </table:table-row>
        <table:table-row table:style-name="ro4">
          <table:table-cell office:value-type="date" office:date-value="2022-10-05T00:00:00" table:style-name="ce56">
            <text:p>05.10.2022</text:p>
          </table:table-cell>
          <table:table-cell office:value-type="string" table:style-name="ce143">
            <text:p>Cihan Elektrik Teminat 1200 – 1/6</text:p>
          </table:table-cell>
          <table:table-cell table:style-name="ce143"/>
          <table:table-cell office:value-type="currency" office:value="200" table:style-name="ce144">
            <text:p>₺200,00</text:p>
          </table:table-cell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date" office:date-value="2022-08-30T00:00:00" table:style-name="ce138">
            <text:p>30.08.2022</text:p>
          </table:table-cell>
          <table:table-cell office:value-type="string" table:style-name="ce137">
            <text:p>SnyF-Kynkçı Merdal 12/12-2022-23</text:p>
          </table:table-cell>
          <table:table-cell table:style-name="ce137"/>
          <table:table-cell table:style-name="ce139"/>
          <table:table-cell table:number-columns-repeated="16380" table:style-name="ce1"/>
        </table:table-row>
        <table:table-row table:style-name="ro4">
          <table:table-cell office:value-type="date" office:date-value="2022-07-30T00:00:00" table:style-name="ce138">
            <text:p>30.07.2022</text:p>
          </table:table-cell>
          <table:table-cell office:value-type="string" table:style-name="ce137">
            <text:p>SnyF-Kynkçı Merdal 11/12-2022</text:p>
          </table:table-cell>
          <table:table-cell table:style-name="ce137"/>
          <table:table-cell table:style-name="ce139"/>
          <table:table-cell table:number-columns-repeated="16380" table:style-name="ce1"/>
        </table:table-row>
        <table:table-row table:style-name="ro4">
          <table:table-cell office:value-type="date" office:date-value="2022-06-30T00:00:00" table:style-name="ce138">
            <text:p>30.06.2022</text:p>
          </table:table-cell>
          <table:table-cell office:value-type="string" table:style-name="ce137">
            <text:p>SnyF-Kynkçı Merdal 10/12-2022</text:p>
          </table:table-cell>
          <table:table-cell table:style-name="ce137"/>
          <table:table-cell table:style-name="ce139"/>
          <table:table-cell table:number-columns-repeated="16380" table:style-name="ce1"/>
        </table:table-row>
        <table:table-row table:number-rows-repeated="1048515" table:style-name="ro5">
          <table:table-cell table:number-columns-repeated="16384"/>
        </table:table-row>
      </table:table>
      <table:table table:name="10" table:style-name="ta2">
        <table:table-column table:style-name="co15" table:default-cell-style-name="ce1"/>
        <table:table-column table:style-name="co55" table:default-cell-style-name="ce1"/>
        <table:table-column table:style-name="co58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3.54" table:style-name="ce23">
            <text:p>3,54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EKİM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3872.199999999997" table:formula="of:=SUM([.D4:.D78])" table:style-name="ce60">
            <text:p>23.872,20</text:p>
          </table:table-cell>
          <table:table-cell office:value-type="float" office:value="-33587.82" table:formula="of:=SUM([.E4:.E107])" table:style-name="ce60">
            <text:p>-33.587,82</text:p>
          </table:table-cell>
          <table:table-cell office:value-type="float" office:value="79418.41" table:formula="of:=SUM([.F4:.F104])" table:style-name="ce60">
            <text:p>79.418,41</text:p>
          </table:table-cell>
          <table:table-cell office:value-type="float" office:value="-90424.320000000007" table:formula="of:=SUM([.G4:.G104])" table:style-name="ce60">
            <text:p>-90.424,32</text:p>
          </table:table-cell>
          <table:table-cell office:value-type="float" office:value="-11005.910000000003" table:formula="of:=[.F2]+[.G2]" table:style-name="ce60">
            <text:p>-11.005,91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0-04T00:00:00" table:style-name="ce56">
            <text:p>04.10.2022</text:p>
          </table:table-cell>
          <table:table-cell office:value-type="string" table:style-name="ce1">
            <text:p>Doğuş Kira 2/12-2023-24– 30-09-22 kendi getirdi</text:p>
          </table:table-cell>
          <table:table-cell table:number-columns-repeated="3" table:style-name="ce1"/>
          <table:table-cell office:value-type="float" office:value="3000" table:style-name="ce125">
            <text:p>3.000,00</text:p>
          </table:table-cell>
          <table:table-cell table:style-name="ce42"/>
          <table:table-cell office:value-type="float" office:value="3000" table:formula="of:=[.H3]+[.F4]+[.G4]" table:style-name="ce42">
            <text:p>3.00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3000" table:formula="of:=[.H4]+[.F5]+[.G5]" table:style-name="ce42">
            <text:p>3.00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3.39" table:style-name="ce25">
            <text:p>933,39</text:p>
          </table:table-cell>
          <table:table-cell table:style-name="ce42"/>
          <table:table-cell office:value-type="float" office:value="933" table:style-name="ce42">
            <text:p>933,00</text:p>
          </table:table-cell>
          <table:table-cell table:style-name="ce42"/>
          <table:table-cell office:value-type="float" office:value="3933" table:formula="of:=[.H5]+[.F6]+[.G6]" table:style-name="ce42">
            <text:p>3.933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99.8" table:style-name="ce25">
            <text:p>99,80</text:p>
          </table:table-cell>
          <table:table-cell table:style-name="ce42"/>
          <table:table-cell office:value-type="float" office:value="99" table:style-name="ce42">
            <text:p>99,00</text:p>
          </table:table-cell>
          <table:table-cell table:style-name="ce42"/>
          <table:table-cell office:value-type="float" office:value="4032" table:formula="of:=[.H6]+[.F7]+[.G7]" table:style-name="ce42">
            <text:p>4.03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Cihan Elektrik Teminat 1200 – 1/6</text:p>
          </table:table-cell>
          <table:table-cell table:style-name="ce1"/>
          <table:table-cell office:value-type="float" office:value="200" table:style-name="ce50">
            <text:p>200,00</text:p>
          </table:table-cell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846.7" table:style-name="ce25">
            <text:p>846,70</text:p>
          </table:table-cell>
          <table:table-cell table:style-name="ce42"/>
          <table:table-cell office:value-type="float" office:value="845" table:style-name="ce42">
            <text:p>845,00</text:p>
          </table:table-cell>
          <table:table-cell table:style-name="ce42"/>
          <table:table-cell office:value-type="float" office:value="4877" table:formula="of:=[.H7]+[.F9]+[.G9]" table:style-name="ce42">
            <text:p>4.877,00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445.75" table:style-name="ce25">
            <text:p>445,75</text:p>
          </table:table-cell>
          <table:table-cell table:style-name="ce42"/>
          <table:table-cell office:value-type="float" office:value="445" table:style-name="ce42">
            <text:p>445,00</text:p>
          </table:table-cell>
          <table:table-cell table:style-name="ce42"/>
          <table:table-cell office:value-type="float" office:value="5322" table:formula="of:=[.H9]+[.F10]+[.G10]" table:style-name="ce42">
            <text:p>5.322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Metin</text:p>
          </table:table-cell>
          <table:table-cell table:style-name="ce1"/>
          <table:table-cell office:value-type="float" office:value="200" table:style-name="ce25">
            <text:p>200,00</text:p>
          </table:table-cell>
          <table:table-cell table:style-name="ce42"/>
          <table:table-cell office:value-type="float" office:value="200" table:style-name="ce42">
            <text:p>20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202.91" table:style-name="ce25">
            <text:p>202,91</text:p>
          </table:table-cell>
          <table:table-cell table:style-name="ce42"/>
          <table:table-cell office:value-type="float" office:value="202.91" table:style-name="ce42">
            <text:p>202,91</text:p>
          </table:table-cell>
          <table:table-cell table:style-name="ce42"/>
          <table:table-cell office:value-type="float" office:value="5524.91" table:formula="of:=[.H10]+[.F12]+[.G12]" table:style-name="ce42">
            <text:p>5.524,91</text:p>
          </table:table-cell>
          <table:table-cell table:number-columns-repeated="16376"/>
        </table:table-row>
        <table:table-row table:style-name="ro4">
          <table:table-cell office:value-type="date" office:date-value="2022-10-04T00:00:00" table:style-name="ce56">
            <text:p>04.10.2022</text:p>
          </table:table-cell>
          <table:table-cell office:value-type="string" table:style-name="ce64">
            <text:p>9522138254 /CK ÇEPESAŞ/FATURA</text:p>
          </table:table-cell>
          <table:table-cell table:number-columns-repeated="2" table:style-name="ce64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998" table:style-name="ce42">
            <text:p>-1.998,00</text:p>
          </table:table-cell>
          <table:table-cell office:value-type="float" office:value="3526.91" table:formula="of:=[.H12]+[.F13]+[.G13]" table:style-name="ce42">
            <text:p>3.526,91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200" table:style-name="ce42">
            <text:p>-200,00</text:p>
          </table:table-cell>
          <table:table-cell table:style-name="ce42"/>
          <table:table-cell office:value-type="float" office:value="-299" table:style-name="ce42">
            <text:p>-299,00</text:p>
          </table:table-cell>
          <table:table-cell office:value-type="float" office:value="3227.91" table:formula="of:=[.H13]+[.F14]+[.G14]" table:style-name="ce42">
            <text:p>3.227,91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42"/>
          <table:table-cell office:value-type="float" office:value="-649" table:style-name="ce42">
            <text:p>-649,00</text:p>
          </table:table-cell>
          <table:table-cell office:value-type="float" office:value="2578.91" table:formula="of:=[.H14]+[.F15]+[.G15]" table:style-name="ce42">
            <text:p>2.578,91</text:p>
          </table:table-cell>
          <table:table-cell table:number-columns-repeated="16376"/>
        </table:table-row>
        <table:table-row table:style-name="ro4">
          <table:table-cell office:value-type="date" office:date-value="2022-10-17T00:00:00" table:style-name="ce56">
            <text:p>17.10.2022</text:p>
          </table:table-cell>
          <table:table-cell office:value-type="string" table:style-name="ce63">
            <text:p>8758480300 ck bahçe</text:p>
          </table:table-cell>
          <table:table-cell table:number-columns-repeated="2" table:style-name="ce63"/>
          <table:table-cell table:style-name="ce62"/>
          <table:table-cell table:style-name="ce42"/>
          <table:table-cell office:value-type="float" office:value="-193" table:style-name="ce42">
            <text:p>-193,00</text:p>
          </table:table-cell>
          <table:table-cell office:value-type="float" office:value="2385.91" table:formula="of:=[.H15]+[.F16]+[.G16]" table:style-name="ce42">
            <text:p>2.385,91</text:p>
          </table:table-cell>
          <table:table-cell table:number-columns-repeated="16376"/>
        </table:table-row>
        <table:table-row table:style-name="ro4">
          <table:table-cell office:value-type="date" office:date-value="2022-10-04T00:00:00" table:style-name="ce56">
            <text:p>04.10.2022</text:p>
          </table:table-cell>
          <table:table-cell office:value-type="string" table:style-name="ce63">
            <text:p>Adem Özen Kira Ödemesi 5/1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62"/>
          <table:table-cell office:value-type="float" office:value="-4300" table:style-name="ce42">
            <text:p>-4.300,00</text:p>
          </table:table-cell>
          <table:table-cell office:value-type="float" office:value="-1914.0900000000001" table:formula="of:=[.H16]+[.F17]+[.G17]" table:style-name="ce42">
            <text:p>-1.914,09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63">
            <text:p>MarRyl Aidat 5/12</text:p>
          </table:table-cell>
          <table:table-cell table:number-columns-repeated="2" table:style-name="ce63"/>
          <table:table-cell office:value-type="float" office:value="-496.5" table:style-name="ce42">
            <text:p>-496,50</text:p>
          </table:table-cell>
          <table:table-cell table:style-name="ce62"/>
          <table:table-cell office:value-type="float" office:value="-492.5" table:style-name="ce42">
            <text:p>-492,50</text:p>
          </table:table-cell>
          <table:table-cell office:value-type="float" office:value="-2406.59" table:formula="of:=[.H17]+[.F18]+[.G18]" table:style-name="ce42">
            <text:p>-2.406,5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2406.59" table:formula="of:=[.H18]+[.F19]+[.G19]" table:style-name="ce42">
            <text:p>-2.406,5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2406.59" table:formula="of:=[.H19]+[.F20]+[.G20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6T00:00:00" table:style-name="ce56">
            <text:p>26.08.2022</text:p>
          </table:table-cell>
          <table:table-cell office:value-type="string" table:style-name="ce64">
            <text:p>Mtv 2/3</text:p>
          </table:table-cell>
          <table:table-cell table:number-columns-repeated="2" table:style-name="ce64"/>
          <table:table-cell office:value-type="float" office:value="-112.67" table:style-name="ce42">
            <text:p>-112,67</text:p>
          </table:table-cell>
          <table:table-cell table:number-columns-repeated="2" table:style-name="ce42"/>
          <table:table-cell office:value-type="float" office:value="-2406.59" table:formula="of:=[.H20]+[.F21]+[.G21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8T00:00:00" table:style-name="ce56">
            <text:p>28.08.2022</text:p>
          </table:table-cell>
          <table:table-cell office:value-type="string" table:style-name="ce64">
            <text:p>toyota gaz tokat</text:p>
          </table:table-cell>
          <table:table-cell table:number-columns-repeated="2" table:style-name="ce64"/>
          <table:table-cell office:value-type="float" office:value="-355.2" table:style-name="ce42">
            <text:p>-355,20</text:p>
          </table:table-cell>
          <table:table-cell table:number-columns-repeated="2" table:style-name="ce42"/>
          <table:table-cell office:value-type="float" office:value="-2406.59" table:formula="of:=[.H21]+[.F22]+[.G22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64">
            <text:p>toyota gaz tosya</text:p>
          </table:table-cell>
          <table:table-cell table:number-columns-repeated="2" table:style-name="ce64"/>
          <table:table-cell office:value-type="float" office:value="-363.48" table:style-name="ce42">
            <text:p>-363,48</text:p>
          </table:table-cell>
          <table:table-cell table:number-columns-repeated="2" table:style-name="ce42"/>
          <table:table-cell office:value-type="float" office:value="-2406.59" table:formula="of:=[.H22]+[.F23]+[.G23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64">
            <text:p>toyota benzin bolu</text:p>
          </table:table-cell>
          <table:table-cell table:number-columns-repeated="2" table:style-name="ce64"/>
          <table:table-cell office:value-type="float" office:value="-250" table:style-name="ce42">
            <text:p>-250,00</text:p>
          </table:table-cell>
          <table:table-cell table:number-columns-repeated="2" table:style-name="ce42"/>
          <table:table-cell office:value-type="float" office:value="-2406.59" table:formula="of:=[.H23]+[.F24]+[.G24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64">
            <text:p>bolu yemek hanzade</text:p>
          </table:table-cell>
          <table:table-cell table:number-columns-repeated="2" table:style-name="ce64"/>
          <table:table-cell office:value-type="float" office:value="-240" table:style-name="ce42">
            <text:p>-240,00</text:p>
          </table:table-cell>
          <table:table-cell table:number-columns-repeated="2" table:style-name="ce42"/>
          <table:table-cell office:value-type="float" office:value="-2406.59" table:formula="of:=[.H24]+[.F25]+[.G25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64">
            <text:p>toyota gaz bolu</text:p>
          </table:table-cell>
          <table:table-cell table:number-columns-repeated="2" table:style-name="ce64"/>
          <table:table-cell office:value-type="float" office:value="-232.5" table:style-name="ce42">
            <text:p>-232,50</text:p>
          </table:table-cell>
          <table:table-cell table:number-columns-repeated="2" table:style-name="ce42"/>
          <table:table-cell office:value-type="float" office:value="-2406.59" table:formula="of:=[.H25]+[.F26]+[.G26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4">
            <text:p>market</text:p>
          </table:table-cell>
          <table:table-cell table:number-columns-repeated="2" table:style-name="ce64"/>
          <table:table-cell office:value-type="float" office:value="-104.65" table:style-name="ce42">
            <text:p>-104,65</text:p>
          </table:table-cell>
          <table:table-cell table:number-columns-repeated="2" table:style-name="ce42"/>
          <table:table-cell office:value-type="float" office:value="-2406.59" table:formula="of:=[.H26]+[.F27]+[.G27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4">
            <text:p>market</text:p>
          </table:table-cell>
          <table:table-cell table:number-columns-repeated="2" table:style-name="ce64"/>
          <table:table-cell office:value-type="float" office:value="-185.75" table:style-name="ce42">
            <text:p>-185,75</text:p>
          </table:table-cell>
          <table:table-cell table:number-columns-repeated="2" table:style-name="ce42"/>
          <table:table-cell office:value-type="float" office:value="-2406.59" table:formula="of:=[.H27]+[.F28]+[.G28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4">
            <text:p>toyota gaz istanbul</text:p>
          </table:table-cell>
          <table:table-cell table:number-columns-repeated="2" table:style-name="ce64"/>
          <table:table-cell office:value-type="float" office:value="-368.74" table:style-name="ce42">
            <text:p>-368,74</text:p>
          </table:table-cell>
          <table:table-cell table:number-columns-repeated="2" table:style-name="ce42"/>
          <table:table-cell office:value-type="float" office:value="-2406.59" table:formula="of:=[.H28]+[.F29]+[.G29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4">
            <text:p>market</text:p>
          </table:table-cell>
          <table:table-cell table:number-columns-repeated="2" table:style-name="ce64"/>
          <table:table-cell office:value-type="float" office:value="-127.46" table:style-name="ce42">
            <text:p>-127,46</text:p>
          </table:table-cell>
          <table:table-cell table:number-columns-repeated="2" table:style-name="ce42"/>
          <table:table-cell office:value-type="float" office:value="-2406.59" table:formula="of:=[.H29]+[.F30]+[.G30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4">
            <text:p>ikea<text:s text:c="2"/></text:p>
          </table:table-cell>
          <table:table-cell table:number-columns-repeated="2" table:style-name="ce64"/>
          <table:table-cell office:value-type="float" office:value="-65.97" table:style-name="ce42">
            <text:p>-65,97</text:p>
          </table:table-cell>
          <table:table-cell table:number-columns-repeated="2" table:style-name="ce42"/>
          <table:table-cell office:value-type="float" office:value="-2406.59" table:formula="of:=[.H30]+[.F31]+[.G31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4">
            <text:p>yemek</text:p>
          </table:table-cell>
          <table:table-cell table:number-columns-repeated="2" table:style-name="ce64"/>
          <table:table-cell office:value-type="float" office:value="-204" table:style-name="ce42">
            <text:p>-204,00</text:p>
          </table:table-cell>
          <table:table-cell table:number-columns-repeated="2" table:style-name="ce42"/>
          <table:table-cell office:value-type="float" office:value="-2406.59" table:formula="of:=[.H31]+[.F32]+[.G32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4">
            <text:p>ikea masa 1/6</text:p>
          </table:table-cell>
          <table:table-cell table:number-columns-repeated="2" table:style-name="ce64"/>
          <table:table-cell office:value-type="float" office:value="-208.17" table:style-name="ce42">
            <text:p>-208,17</text:p>
          </table:table-cell>
          <table:table-cell table:number-columns-repeated="2" table:style-name="ce42"/>
          <table:table-cell office:value-type="float" office:value="-2406.59" table:formula="of:=[.H32]+[.F33]+[.G33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4">
            <text:p>koçtaş dolap ½</text:p>
          </table:table-cell>
          <table:table-cell table:number-columns-repeated="2" table:style-name="ce64"/>
          <table:table-cell office:value-type="float" office:value="-754.45" table:style-name="ce42">
            <text:p>-754,45</text:p>
          </table:table-cell>
          <table:table-cell table:number-columns-repeated="2" table:style-name="ce42"/>
          <table:table-cell office:value-type="float" office:value="-2406.59" table:formula="of:=[.H33]+[.F34]+[.G34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2T00:00:00" table:style-name="ce56">
            <text:p>02.09.2022</text:p>
          </table:table-cell>
          <table:table-cell office:value-type="string" table:style-name="ce64">
            <text:p>market</text:p>
          </table:table-cell>
          <table:table-cell table:number-columns-repeated="2" table:style-name="ce64"/>
          <table:table-cell office:value-type="float" office:value="-137.69999999999999" table:style-name="ce42">
            <text:p>-137,70</text:p>
          </table:table-cell>
          <table:table-cell table:number-columns-repeated="2" table:style-name="ce42"/>
          <table:table-cell office:value-type="float" office:value="-2406.59" table:formula="of:=[.H34]+[.F35]+[.G35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2T00:00:00" table:style-name="ce56">
            <text:p>02.09.2022</text:p>
          </table:table-cell>
          <table:table-cell office:value-type="string" table:style-name="ce64">
            <text:p>market</text:p>
          </table:table-cell>
          <table:table-cell table:number-columns-repeated="2" table:style-name="ce64"/>
          <table:table-cell office:value-type="float" office:value="-161.91" table:style-name="ce42">
            <text:p>-161,91</text:p>
          </table:table-cell>
          <table:table-cell table:number-columns-repeated="2" table:style-name="ce42"/>
          <table:table-cell office:value-type="float" office:value="-2406.59" table:formula="of:=[.H35]+[.F36]+[.G36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3T00:00:00" table:style-name="ce56">
            <text:p>03.09.2022</text:p>
          </table:table-cell>
          <table:table-cell office:value-type="string" table:style-name="ce1">
            <text:p>toyota benzin 300 + gaz</text:p>
          </table:table-cell>
          <table:table-cell table:number-columns-repeated="2" table:style-name="ce64"/>
          <table:table-cell office:value-type="float" office:value="-697.3" table:style-name="ce42">
            <text:p>-697,30</text:p>
          </table:table-cell>
          <table:table-cell table:number-columns-repeated="2" table:style-name="ce42"/>
          <table:table-cell office:value-type="float" office:value="-2406.59" table:formula="of:=[.H36]+[.F37]+[.G37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3T00:00:00" table:style-name="ce56">
            <text:p>03.09.2022</text:p>
          </table:table-cell>
          <table:table-cell office:value-type="string" table:style-name="ce64">
            <text:p>bayramoğlu toyota buji</text:p>
          </table:table-cell>
          <table:table-cell table:number-columns-repeated="2" table:style-name="ce64"/>
          <table:table-cell office:value-type="float" office:value="-600" table:style-name="ce42">
            <text:p>-600,00</text:p>
          </table:table-cell>
          <table:table-cell table:number-columns-repeated="2" table:style-name="ce42"/>
          <table:table-cell office:value-type="float" office:value="-2406.59" table:formula="of:=[.H37]+[.F38]+[.G38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3T00:00:00" table:style-name="ce56">
            <text:p>03.09.2022</text:p>
          </table:table-cell>
          <table:table-cell office:value-type="string" table:style-name="ce64">
            <text:p>bayramoğlu toyota rotil</text:p>
          </table:table-cell>
          <table:table-cell table:number-columns-repeated="2" table:style-name="ce64"/>
          <table:table-cell office:value-type="float" office:value="-350" table:style-name="ce42">
            <text:p>-350,00</text:p>
          </table:table-cell>
          <table:table-cell table:number-columns-repeated="2" table:style-name="ce42"/>
          <table:table-cell office:value-type="float" office:value="-2406.59" table:formula="of:=[.H38]+[.F39]+[.G39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4T00:00:00" table:style-name="ce56">
            <text:p>04.09.2022</text:p>
          </table:table-cell>
          <table:table-cell office:value-type="string" table:style-name="ce64">
            <text:p>hummel ayakkabı 4 adet</text:p>
          </table:table-cell>
          <table:table-cell table:number-columns-repeated="2" table:style-name="ce64"/>
          <table:table-cell office:value-type="float" office:value="-920" table:style-name="ce42">
            <text:p>-920,00</text:p>
          </table:table-cell>
          <table:table-cell table:number-columns-repeated="2" table:style-name="ce42"/>
          <table:table-cell office:value-type="float" office:value="-2406.59" table:formula="of:=[.H39]+[.F40]+[.G40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4T00:00:00" table:style-name="ce56">
            <text:p>04.09.2022</text:p>
          </table:table-cell>
          <table:table-cell office:value-type="string" table:style-name="ce64">
            <text:p>tavuk dünyası</text:p>
          </table:table-cell>
          <table:table-cell table:number-columns-repeated="2" table:style-name="ce64"/>
          <table:table-cell office:value-type="float" office:value="-392" table:style-name="ce42">
            <text:p>-392,00</text:p>
          </table:table-cell>
          <table:table-cell table:number-columns-repeated="2" table:style-name="ce42"/>
          <table:table-cell office:value-type="float" office:value="-2406.59" table:formula="of:=[.H40]+[.F41]+[.G41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5T00:00:00" table:style-name="ce56">
            <text:p>05.09.2022</text:p>
          </table:table-cell>
          <table:table-cell office:value-type="string" table:style-name="ce64">
            <text:p>market</text:p>
          </table:table-cell>
          <table:table-cell table:number-columns-repeated="2" table:style-name="ce64"/>
          <table:table-cell office:value-type="float" office:value="-98.8" table:style-name="ce42">
            <text:p>-98,80</text:p>
          </table:table-cell>
          <table:table-cell table:number-columns-repeated="2" table:style-name="ce42"/>
          <table:table-cell office:value-type="float" office:value="-2406.59" table:formula="of:=[.H41]+[.F42]+[.G42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4">
            <text:p>toyota gaz istanbul</text:p>
          </table:table-cell>
          <table:table-cell table:number-columns-repeated="2" table:style-name="ce64"/>
          <table:table-cell office:value-type="float" office:value="-339.36" table:style-name="ce42">
            <text:p>-339,36</text:p>
          </table:table-cell>
          <table:table-cell table:number-columns-repeated="2" table:style-name="ce42"/>
          <table:table-cell office:value-type="float" office:value="-2406.59" table:formula="of:=[.H42]+[.F43]+[.G43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4">
            <text:p>koçtaş pervane 1/6</text:p>
          </table:table-cell>
          <table:table-cell table:number-columns-repeated="2" table:style-name="ce64"/>
          <table:table-cell office:value-type="float" office:value="-151.65" table:style-name="ce42">
            <text:p>-151,65</text:p>
          </table:table-cell>
          <table:table-cell table:number-columns-repeated="2" table:style-name="ce42"/>
          <table:table-cell office:value-type="float" office:value="-2406.59" table:formula="of:=[.H43]+[.F44]+[.G44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4">
            <text:p>bolu yemek</text:p>
          </table:table-cell>
          <table:table-cell table:number-columns-repeated="2" table:style-name="ce64"/>
          <table:table-cell office:value-type="float" office:value="-75" table:style-name="ce42">
            <text:p>-75,00</text:p>
          </table:table-cell>
          <table:table-cell table:number-columns-repeated="2" table:style-name="ce42"/>
          <table:table-cell office:value-type="float" office:value="-2406.59" table:formula="of:=[.H44]+[.F45]+[.G45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4">
            <text:p>toyota gaz bolu</text:p>
          </table:table-cell>
          <table:table-cell table:number-columns-repeated="2" table:style-name="ce64"/>
          <table:table-cell office:value-type="float" office:value="-397.56" table:style-name="ce42">
            <text:p>-397,56</text:p>
          </table:table-cell>
          <table:table-cell table:number-columns-repeated="2" table:style-name="ce42"/>
          <table:table-cell office:value-type="float" office:value="-2406.59" table:formula="of:=[.H45]+[.F46]+[.G46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4">
            <text:p>pirinç</text:p>
          </table:table-cell>
          <table:table-cell table:number-columns-repeated="2" table:style-name="ce64"/>
          <table:table-cell office:value-type="float" office:value="-120" table:style-name="ce42">
            <text:p>-120,00</text:p>
          </table:table-cell>
          <table:table-cell table:number-columns-repeated="2" table:style-name="ce42"/>
          <table:table-cell office:value-type="float" office:value="-2406.59" table:formula="of:=[.H46]+[.F47]+[.G47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4">
            <text:p>osmancık yolcu leblebi pirinç</text:p>
          </table:table-cell>
          <table:table-cell table:number-columns-repeated="2" table:style-name="ce64"/>
          <table:table-cell office:value-type="float" office:value="-250" table:style-name="ce42">
            <text:p>-250,00</text:p>
          </table:table-cell>
          <table:table-cell table:number-columns-repeated="2" table:style-name="ce42"/>
          <table:table-cell office:value-type="float" office:value="-2406.59" table:formula="of:=[.H47]+[.F48]+[.G48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4">
            <text:p>toyota benzin turhal</text:p>
          </table:table-cell>
          <table:table-cell table:number-columns-repeated="2" table:style-name="ce64"/>
          <table:table-cell office:value-type="float" office:value="-200" table:style-name="ce42">
            <text:p>-200,00</text:p>
          </table:table-cell>
          <table:table-cell table:number-columns-repeated="2" table:style-name="ce42"/>
          <table:table-cell office:value-type="float" office:value="-2406.59" table:formula="of:=[.H48]+[.F49]+[.G49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4">
            <text:p>toyota gaz şenyurt</text:p>
          </table:table-cell>
          <table:table-cell table:number-columns-repeated="2" table:style-name="ce64"/>
          <table:table-cell office:value-type="float" office:value="-100" table:style-name="ce42">
            <text:p>-100,00</text:p>
          </table:table-cell>
          <table:table-cell table:number-columns-repeated="2" table:style-name="ce42"/>
          <table:table-cell office:value-type="float" office:value="-2406.59" table:formula="of:=[.H49]+[.F50]+[.G50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7T00:00:00" table:style-name="ce56">
            <text:p>07.09.2022</text:p>
          </table:table-cell>
          <table:table-cell office:value-type="string" table:style-name="ce64">
            <text:p>toyota şanz yağı 3 lt</text:p>
          </table:table-cell>
          <table:table-cell table:number-columns-repeated="2" table:style-name="ce64"/>
          <table:table-cell office:value-type="float" office:value="-360" table:style-name="ce42">
            <text:p>-360,00</text:p>
          </table:table-cell>
          <table:table-cell table:number-columns-repeated="2" table:style-name="ce42"/>
          <table:table-cell office:value-type="float" office:value="-2406.59" table:formula="of:=[.H50]+[.F51]+[.G51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10T00:00:00" table:style-name="ce56">
            <text:p>10.09.2022</text:p>
          </table:table-cell>
          <table:table-cell office:value-type="string" table:style-name="ce64">
            <text:p>alçıpan</text:p>
          </table:table-cell>
          <table:table-cell table:number-columns-repeated="2" table:style-name="ce64"/>
          <table:table-cell office:value-type="float" office:value="-400" table:style-name="ce42">
            <text:p>-400,00</text:p>
          </table:table-cell>
          <table:table-cell table:number-columns-repeated="2" table:style-name="ce42"/>
          <table:table-cell office:value-type="float" office:value="-2406.59" table:formula="of:=[.H51]+[.F52]+[.G52]" table:style-name="ce42">
            <text:p>-2.406,5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4876 KK 9324,32</text:p>
          </table:table-cell>
          <table:table-cell table:number-columns-repeated="2" table:style-name="ce64"/>
          <table:table-cell table:style-name="ce62"/>
          <table:table-cell table:style-name="ce42"/>
          <table:table-cell office:value-type="float" office:value="-9324.32" table:style-name="ce42">
            <text:p>-9.324,32</text:p>
          </table:table-cell>
          <table:table-cell office:value-type="float" office:value="-11730.91" table:formula="of:=[.H52]+[.F53]+[.G53]" table:style-name="ce42">
            <text:p>-11.730,91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1">
            <text:p>yasemin okul</text:p>
          </table:table-cell>
          <table:table-cell table:number-columns-repeated="4" table:style-name="ce1"/>
          <table:table-cell office:value-type="float" office:value="-30374" table:style-name="ce42">
            <text:p>-30.374,00</text:p>
          </table:table-cell>
          <table:table-cell office:value-type="float" office:value="-42104.91" table:formula="of:=[.H53]+[.F54]+[.G54]" table:style-name="ce42">
            <text:p>-42.104,9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5" table:style-name="ce1"/>
          <table:table-cell table:style-name="ce42"/>
          <table:table-cell office:value-type="float" office:value="-42104.91" table:formula="of:=[.H54]+[.F55]+[.G55]" table:style-name="ce42">
            <text:p>-42.10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A kira bedeli +++++++++++++++</text:p>
          </table:table-cell>
          <table:table-cell table:number-columns-repeated="4" table:style-name="ce1"/>
          <table:table-cell table:style-name="ce42"/>
          <table:table-cell office:value-type="float" office:value="-42104.91" table:formula="of:=[.H55]+[.F56]+[.G56]" table:style-name="ce42">
            <text:p>-42.10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A 42000 yıllık Ayhan Tüfek</text:p>
          </table:table-cell>
          <table:table-cell table:number-columns-repeated="4" table:style-name="ce1"/>
          <table:table-cell table:style-name="ce42"/>
          <table:table-cell office:value-type="float" office:value="-42104.91" table:formula="of:=[.H56]+[.F57]+[.G57]" table:style-name="ce42">
            <text:p>-42.104,91</text:p>
          </table:table-cell>
          <table:table-cell table:number-columns-repeated="16376"/>
        </table:table-row>
        <table:table-row table:style-name="ro4">
          <table:table-cell office:value-type="date" office:date-value="2022-10-10T00:00:00" table:style-name="ce56">
            <text:p>10.10.2022</text:p>
          </table:table-cell>
          <table:table-cell office:value-type="string" table:style-name="ce1">
            <text:p>snyA banka havale</text:p>
          </table:table-cell>
          <table:table-cell table:number-columns-repeated="3" table:style-name="ce1"/>
          <table:table-cell office:value-type="float" office:value="10300" table:style-name="ce1">
            <text:p>10300</text:p>
          </table:table-cell>
          <table:table-cell table:style-name="ce42"/>
          <table:table-cell office:value-type="float" office:value="-31804.910000000003" table:formula="of:=[.H57]+[.F58]+[.G58]" table:style-name="ce42">
            <text:p>-31.804,91</text:p>
          </table:table-cell>
          <table:table-cell table:number-columns-repeated="16376"/>
        </table:table-row>
        <table:table-row table:style-name="ro4">
          <table:table-cell office:value-type="date" office:date-value="2022-10-13T00:00:00" table:style-name="ce56">
            <text:p>13.10.2022</text:p>
          </table:table-cell>
          <table:table-cell office:value-type="string" table:style-name="ce1">
            <text:p>snyA banka havale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42"/>
          <table:table-cell office:value-type="float" office:value="-22804.910000000003" table:formula="of:=[.H58]+[.F59]+[.G59]" table:style-name="ce42">
            <text:p>-22.804,91</text:p>
          </table:table-cell>
          <table:table-cell table:number-columns-repeated="16376"/>
        </table:table-row>
        <table:table-row table:style-name="ro4">
          <table:table-cell office:value-type="date" office:date-value="2022-10-10T00:00:00" table:style-name="ce56">
            <text:p>10.10.2022</text:p>
          </table:table-cell>
          <table:table-cell office:value-type="string" table:style-name="ce1">
            <text:p>snyA nakit</text:p>
          </table:table-cell>
          <table:table-cell table:style-name="ce1"/>
          <table:table-cell table:style-name="ce58"/>
          <table:table-cell table:style-name="ce1"/>
          <table:table-cell office:value-type="float" office:value="20700" table:style-name="ce1">
            <text:p>20700</text:p>
          </table:table-cell>
          <table:table-cell table:style-name="ce42"/>
          <table:table-cell office:value-type="float" office:value="-2104.9100000000035" table:formula="of:=[.H59]+[.F60]+[.G60]" table:style-name="ce42">
            <text:p>-2.104,91</text:p>
          </table:table-cell>
          <table:table-cell table:number-columns-repeated="16376"/>
        </table:table-row>
        <table:table-row table:style-name="ro4">
          <table:table-cell office:value-type="date" office:date-value="2022-10-10T00:00:00" table:style-name="ce56">
            <text:p>10.10.2022</text:p>
          </table:table-cell>
          <table:table-cell office:value-type="string" table:style-name="ce1">
            <text:p>snyA Ayhan Tüfek 42000-40000</text:p>
          </table:table-cell>
          <table:table-cell table:style-name="ce1"/>
          <table:table-cell office:value-type="float" office:value="2000" table:style-name="ce58">
            <text:p>2000</text:p>
          </table:table-cell>
          <table:table-cell table:number-columns-repeated="2" table:style-name="ce1"/>
          <table:table-cell table:style-name="ce42"/>
          <table:table-cell office:value-type="float" office:value="-2104.9100000000035" table:formula="of:=[.H60]+[.F61]+[.G61]" table:style-name="ce42">
            <text:p>-2.10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A fehmi arat geri ödemesi</text:p>
          </table:table-cell>
          <table:table-cell table:number-columns-repeated="4" table:style-name="ce1"/>
          <table:table-cell office:value-type="float" office:value="-2620" table:style-name="ce42">
            <text:p>-2.620,00</text:p>
          </table:table-cell>
          <table:table-cell office:value-type="float" office:value="-4724.9100000000035" table:formula="of:=[.H61]+[.F62]+[.G62]" table:style-name="ce42">
            <text:p>-4.724,9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5" table:style-name="ce1"/>
          <table:table-cell table:style-name="ce42"/>
          <table:table-cell office:value-type="float" office:value="-4724.9100000000035" table:formula="of:=[.H62]+[.F63]+[.G63]" table:style-name="ce42">
            <text:p>-4.72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0000383215 /TOKATAMASY/FATURA</text:p>
          </table:table-cell>
          <table:table-cell table:number-columns-repeated="2" table:style-name="ce64"/>
          <table:table-cell office:value-type="float" office:value="-200" table:style-name="ce62">
            <text:p>-200,00</text:p>
          </table:table-cell>
          <table:table-cell table:style-name="ce1"/>
          <table:table-cell table:style-name="ce42"/>
          <table:table-cell office:value-type="float" office:value="-4724.9100000000035" table:formula="of:=[.H63]+[.F64]+[.G64]" table:style-name="ce42">
            <text:p>-4.72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800004222959 /TOKATAMASY/FATURA</text:p>
          </table:table-cell>
          <table:table-cell table:number-columns-repeated="2" table:style-name="ce64"/>
          <table:table-cell table:style-name="ce62"/>
          <table:table-cell table:style-name="ce1"/>
          <table:table-cell office:value-type="float" office:value="-94.5" table:style-name="ce42">
            <text:p>-94,50</text:p>
          </table:table-cell>
          <table:table-cell office:value-type="float" office:value="-4819.4100000000035" table:formula="of:=[.H64]+[.F65]+[.G65]" table:style-name="ce42">
            <text:p>-4.819,4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5" table:style-name="ce1"/>
          <table:table-cell table:style-name="ce42"/>
          <table:table-cell office:value-type="float" office:value="-4819.4100000000035" table:formula="of:=[.H65]+[.F66]+[.G66]" table:style-name="ce42">
            <text:p>-4.819,4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58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2110" table:style-name="ce42">
            <text:p>-2.110,00</text:p>
          </table:table-cell>
          <table:table-cell office:value-type="float" office:value="-6929.4100000000035" table:formula="of:=[.H66]+[.F67]+[.G67]" table:style-name="ce42">
            <text:p>-6.929,4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58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2110" table:style-name="ce42">
            <text:p>-2.110,00</text:p>
          </table:table-cell>
          <table:table-cell office:value-type="float" office:value="-9039.4100000000035" table:formula="of:=[.H67]+[.F68]+[.G68]" table:style-name="ce42">
            <text:p>-9.039,4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8"/>
          <table:table-cell office:value-type="float" office:value="-1500" table:style-name="ce62">
            <text:p>-1.500,00</text:p>
          </table:table-cell>
          <table:table-cell table:style-name="ce1"/>
          <table:table-cell office:value-type="float" office:value="-2110" table:style-name="ce42">
            <text:p>-2.110,00</text:p>
          </table:table-cell>
          <table:table-cell office:value-type="float" office:value="-11149.410000000003" table:formula="of:=[.H68]+[.F69]+[.G69]" table:style-name="ce42">
            <text:p>-11.149,4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4"/>
          <table:table-cell table:style-name="ce79"/>
          <table:table-cell table:style-name="ce62"/>
          <table:table-cell table:number-columns-repeated="2" table:style-name="ce42"/>
          <table:table-cell office:value-type="float" office:value="-11149.410000000003" table:formula="of:=[.H69]+[.F70]+[.G70]" table:style-name="ce42">
            <text:p>-11.149,4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3.6499999999996" table:style-name="ce68">
            <text:p>₺4.293,65</text:p>
          </table:table-cell>
          <table:table-cell table:style-name="ce58"/>
          <table:table-cell office:value-type="currency" office:value="4293.5" table:style-name="ce68">
            <text:p>₺4.293,50</text:p>
          </table:table-cell>
          <table:table-cell table:style-name="ce42"/>
          <table:table-cell office:value-type="float" office:value="-6855.9100000000035" table:formula="of:=[.H70]+[.F71]+[.G71]" table:style-name="ce42">
            <text:p>-6.855,91</text:p>
          </table:table-cell>
          <table:table-cell table:number-columns-repeated="16376"/>
        </table:table-row>
        <table:table-row table:style-name="ro4">
          <table:table-cell office:value-type="date" office:date-value="2022-10-27T00:00:00" table:style-name="ce56">
            <text:p>27.10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8">
            <text:p>₺1.650,00</text:p>
          </table:table-cell>
          <table:table-cell table:style-name="ce58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5205.9100000000035" table:formula="of:=[.H71]+[.F72]+[.G72]" table:style-name="ce42">
            <text:p>-5.205,91</text:p>
          </table:table-cell>
          <table:table-cell table:number-columns-repeated="16376"/>
        </table:table-row>
        <table:table-row table:style-name="ro4">
          <table:table-cell office:value-type="date" office:date-value="2022-10-31T00:00:00" table:style-name="ce56">
            <text:p>31.10.2022</text:p>
          </table:table-cell>
          <table:table-cell office:value-type="string" table:style-name="ce1">
            <text:p>Doğuş Kira 3/12-2023-24– 30-10-22</text:p>
          </table:table-cell>
          <table:table-cell table:style-name="ce1"/>
          <table:table-cell office:value-type="currency" office:value="3000" table:style-name="ce68">
            <text:p>₺3.000,00</text:p>
          </table:table-cell>
          <table:table-cell table:style-name="ce58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-2205.9100000000035" table:formula="of:=[.H72]+[.F73]+[.G73]" table:style-name="ce42">
            <text:p>-2.205,91</text:p>
          </table:table-cell>
          <table:table-cell table:number-columns-repeated="16376"/>
        </table:table-row>
        <table:table-row table:style-name="ro4">
          <table:table-cell office:value-type="date" office:date-value="2022-10-31T00:00:00" table:style-name="ce56">
            <text:p>31.10.2022</text:p>
          </table:table-cell>
          <table:table-cell office:value-type="string" table:style-name="ce1">
            <text:p>snyG Metin ÇELİK 2/8</text:p>
          </table:table-cell>
          <table:table-cell table:style-name="ce1"/>
          <table:table-cell office:value-type="currency" office:value="1000" table:style-name="ce68">
            <text:p>₺1.000,00</text:p>
          </table:table-cell>
          <table:table-cell table:style-name="ce58"/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-1205.9100000000035" table:formula="of:=[.H73]+[.F74]+[.G74]" table:style-name="ce42">
            <text:p>-1.205,91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style-name="ce58"/>
          <table:table-cell table:number-columns-repeated="2" table:style-name="ce1"/>
          <table:table-cell office:value-type="float" office:value="-1205.9100000000035" table:formula="of:=[.H74]+[.F75]+[.G75]" table:style-name="ce42">
            <text:p>-1.205,91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205.9100000000035" table:formula="of:=[.H75]+[.F76]+[.G76]" table:style-name="ce42">
            <text:p>-1.205,91</text:p>
          </table:table-cell>
          <table:table-cell table:number-columns-repeated="16376"/>
        </table:table-row>
        <table:table-row table:style-name="ro4">
          <table:table-cell office:value-type="date" office:date-value="2022-10-13T00:00:00" table:style-name="ce56">
            <text:p>13.10.2022</text:p>
          </table:table-cell>
          <table:table-cell office:value-type="string" table:style-name="ce1">
            <text:p>Ayşe Balcı kira hesabı Bakiye ödemesi</text:p>
          </table:table-cell>
          <table:table-cell table:number-columns-repeated="2" table:style-name="ce1"/>
          <table:table-cell office:value-type="float" office:value="-12667" table:style-name="ce62">
            <text:p>-12.667,00</text:p>
          </table:table-cell>
          <table:table-cell table:style-name="ce1"/>
          <table:table-cell office:value-type="float" office:value="-10000" table:style-name="ce42">
            <text:p>-10.000,00</text:p>
          </table:table-cell>
          <table:table-cell office:value-type="float" office:value="-11205.910000000003" table:formula="of:=[.H76]+[.F77]+[.G77]" table:style-name="ce42">
            <text:p>-11.205,91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1205.910000000003" table:formula="of:=[.H77]+[.F78]+[.G78]" table:style-name="ce42">
            <text:p>-11.205,91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1205.910000000003" table:formula="of:=[.H78]+[.F79]+[.G79]" table:style-name="ce42">
            <text:p>-11.205,9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-11205.910000000003" table:formula="of:=[.H79]+[.F80]+[.G80]" table:style-name="ce42">
            <text:p>-11.205,91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1205.910000000003" table:formula="of:=[.H80]+[.F81]+[.G81]" table:style-name="ce42">
            <text:p>-11.205,9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Lise arkası toplam 95000/ 4 = 23,750</text:p>
          </table:table-cell>
          <table:table-cell table:number-columns-repeated="5" table:style-name="ce1"/>
          <table:table-cell office:value-type="float" office:value="-11205.910000000003" table:formula="of:=[.H81]+[.F82]+[.G82]" table:style-name="ce42">
            <text:p>-11.205,9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45">
            <text:p>Lise Arkası Kira ++++++++++++++++</text:p>
          </table:table-cell>
          <table:table-cell table:style-name="ce145"/>
          <table:table-cell office:value-type="float" office:value="20000" table:style-name="ce146">
            <text:p>20.000,00</text:p>
          </table:table-cell>
          <table:table-cell table:style-name="ce1"/>
          <table:table-cell office:value-type="float" office:value="23750" table:style-name="ce1">
            <text:p>23750</text:p>
          </table:table-cell>
          <table:table-cell table:style-name="ce1"/>
          <table:table-cell office:value-type="float" office:value="12544.089999999997" table:formula="of:=[.H82]+[.F83]+[.G83]" table:style-name="ce42">
            <text:p>12.544,0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45">
            <text:p>selanik hesabına aktarılan</text:p>
          </table:table-cell>
          <table:table-cell table:style-name="ce145"/>
          <table:table-cell table:style-name="ce146"/>
          <table:table-cell table:number-columns-repeated="2" table:style-name="ce1"/>
          <table:table-cell office:value-type="float" office:value="-23750" table:style-name="ce42">
            <text:p>-23.750,00</text:p>
          </table:table-cell>
          <table:table-cell office:value-type="float" office:value="-11205.910000000003" table:formula="of:=[.H83]+[.F84]+[.G84]" table:style-name="ce42">
            <text:p>-11.205,9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13"/>
          <table:table-cell table:style-name="ce20"/>
          <table:table-cell table:number-columns-repeated="2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38"/>
          <table:table-cell table:number-columns-repeated="2" table:style-name="ce137"/>
          <table:table-cell table:style-name="ce147"/>
          <table:table-cell table:number-columns-repeated="2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08-30T00:00:00" table:style-name="ce138">
            <text:p>30.08.2022</text:p>
          </table:table-cell>
          <table:table-cell office:value-type="string" table:style-name="ce137">
            <text:p>SnyF-Kynkçı Merdal 12/12-2022-23</text:p>
          </table:table-cell>
          <table:table-cell table:style-name="ce137"/>
          <table:table-cell office:value-type="float" office:value="4000" table:style-name="ce147">
            <text:p>4.000,00</text:p>
          </table:table-cell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07-30T00:00:00" table:style-name="ce138">
            <text:p>30.07.2022</text:p>
          </table:table-cell>
          <table:table-cell office:value-type="string" table:style-name="ce137">
            <text:p>SnyF-Kynkçı Merdal 11/12-2022</text:p>
          </table:table-cell>
          <table:table-cell table:style-name="ce137"/>
          <table:table-cell office:value-type="float" office:value="4000" table:style-name="ce147">
            <text:p>4.000,00</text:p>
          </table:table-cell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06-30T00:00:00" table:style-name="ce138">
            <text:p>30.06.2022</text:p>
          </table:table-cell>
          <table:table-cell office:value-type="string" table:style-name="ce137">
            <text:p>SnyF-Kynkçı Merdal 10/12-2022</text:p>
          </table:table-cell>
          <table:table-cell table:style-name="ce137"/>
          <table:table-cell office:value-type="float" office:value="4000" table:style-name="ce147">
            <text:p>4.000,00</text:p>
          </table:table-cell>
          <table:table-cell table:number-columns-repeated="16380" table:style-name="ce1"/>
        </table:table-row>
        <table:table-row table:number-rows-repeated="1048487" table:style-name="ro5">
          <table:table-cell table:number-columns-repeated="16384"/>
        </table:table-row>
      </table:table>
      <table:table table:name="09" table:style-name="ta6">
        <table:table-column table:style-name="co15" table:default-cell-style-name="ce1"/>
        <table:table-column table:style-name="co55" table:default-cell-style-name="ce1"/>
        <table:table-column table:style-name="co57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3.08" table:style-name="ce23">
            <text:p>3,08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EYLÜL 2022</text:p>
          </table:table-cell>
          <table:table-cell table:style-name="ce148"/>
          <table:table-cell office:value-type="string" table:style-name="ce59">
            <text:p>TOPLAM</text:p>
          </table:table-cell>
          <table:table-cell office:value-type="float" office:value="66162.31" table:formula="of:=SUM([.D5:.D42])" table:style-name="ce60">
            <text:p>66.162,31</text:p>
          </table:table-cell>
          <table:table-cell office:value-type="float" office:value="-61978.720000000001" table:formula="of:=SUM([.E5:.E69])" table:style-name="ce60">
            <text:p>-61.978,72</text:p>
          </table:table-cell>
          <table:table-cell office:value-type="float" office:value="9260.5" table:formula="of:=SUM([.F5:.F66])" table:style-name="ce60">
            <text:p>9.260,50</text:p>
          </table:table-cell>
          <table:table-cell office:value-type="float" office:value="-25729.239999999998" table:formula="of:=SUM([.G5:.G66])" table:style-name="ce60">
            <text:p>-25.729,24</text:p>
          </table:table-cell>
          <table:table-cell office:value-type="float" office:value="-16468.739999999998" table:formula="of:=[.F2]+[.G2]" table:style-name="ce60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56.32" table:style-name="ce1">
            <text:p>1156,32</text:p>
          </table:table-cell>
          <table:table-cell table:style-name="ce42"/>
          <table:table-cell office:value-type="float" office:value="1155" table:style-name="ce42">
            <text:p>1.155,00</text:p>
          </table:table-cell>
          <table:table-cell table:style-name="ce42"/>
          <table:table-cell office:value-type="float" office:value="1155" table:formula="of:=[.H5]+[.F6]+[.G6]" table:style-name="ce42">
            <text:p>1.155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904.99" table:style-name="ce1">
            <text:p>904,99</text:p>
          </table:table-cell>
          <table:table-cell table:style-name="ce42"/>
          <table:table-cell office:value-type="float" office:value="905" table:style-name="ce42">
            <text:p>905,00</text:p>
          </table:table-cell>
          <table:table-cell table:style-name="ce42"/>
          <table:table-cell office:value-type="float" office:value="2060" table:formula="of:=[.H6]+[.F7]+[.G7]" table:style-name="ce42">
            <text:p>2.06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42"/>
          <table:table-cell office:value-type="float" office:value="51" table:style-name="ce42">
            <text:p>51,00</text:p>
          </table:table-cell>
          <table:table-cell table:style-name="ce42"/>
          <table:table-cell office:value-type="float" office:value="2111" table:formula="of:=[.H7]+[.F8]+[.G8]" table:style-name="ce42">
            <text:p>2.11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9522138254 /CK ÇEPESAŞ/FATURA</text:p>
          </table:table-cell>
          <table:table-cell table:number-columns-repeated="2" table:style-name="ce64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763.74" table:style-name="ce42">
            <text:p>-1.763,74</text:p>
          </table:table-cell>
          <table:table-cell office:value-type="float" office:value="347.26" table:formula="of:=[.H8]+[.F9]+[.G9]" table:style-name="ce42">
            <text:p>347,26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200" table:style-name="ce42">
            <text:p>-200,00</text:p>
          </table:table-cell>
          <table:table-cell table:style-name="ce62"/>
          <table:table-cell office:value-type="float" office:value="-229.9" table:style-name="ce42">
            <text:p>-229,90</text:p>
          </table:table-cell>
          <table:table-cell office:value-type="float" office:value="117.35999999999999" table:formula="of:=[.H9]+[.F10]+[.G10]" table:style-name="ce42">
            <text:p>117,36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62"/>
          <table:table-cell office:value-type="float" office:value="-501.1" table:style-name="ce42">
            <text:p>-501,10</text:p>
          </table:table-cell>
          <table:table-cell office:value-type="float" office:value="-383.74" table:formula="of:=[.H10]+[.F11]+[.G11]" table:style-name="ce42">
            <text:p>-383,74</text:p>
          </table:table-cell>
          <table:table-cell table:number-columns-repeated="16376"/>
        </table:table-row>
        <table:table-row table:style-name="ro4">
          <table:table-cell office:value-type="date" office:date-value="2022-09-03T00:00:00" table:style-name="ce56">
            <text:p>03.09.2022</text:p>
          </table:table-cell>
          <table:table-cell office:value-type="string" table:style-name="ce63">
            <text:p>nakit istanbul</text:p>
          </table:table-cell>
          <table:table-cell table:number-columns-repeated="2" table:style-name="ce63"/>
          <table:table-cell table:style-name="ce42"/>
          <table:table-cell table:style-name="ce62"/>
          <table:table-cell office:value-type="float" office:value="-1000" table:style-name="ce42">
            <text:p>-1.000,00</text:p>
          </table:table-cell>
          <table:table-cell office:value-type="float" office:value="-1383.74" table:formula="of:=[.H11]+[.F12]+[.G12]" table:style-name="ce42">
            <text:p>-1.383,74</text:p>
          </table:table-cell>
          <table:table-cell table:number-columns-repeated="16376"/>
        </table:table-row>
        <table:table-row table:style-name="ro4">
          <table:table-cell office:value-type="date" office:date-value="2022-09-12T00:00:00" table:style-name="ce56">
            <text:p>12.09.2022</text:p>
          </table:table-cell>
          <table:table-cell office:value-type="string" table:style-name="ce63">
            <text:p>Adem Özen Kira Ödemesi 4/1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62"/>
          <table:table-cell office:value-type="float" office:value="-4300" table:style-name="ce42">
            <text:p>-4.300,00</text:p>
          </table:table-cell>
          <table:table-cell office:value-type="float" office:value="-5683.74" table:formula="of:=[.H12]+[.F13]+[.G13]" table:style-name="ce42">
            <text:p>-5.683,74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3">
            <text:p>MarRyl Aidat 4/12</text:p>
          </table:table-cell>
          <table:table-cell table:number-columns-repeated="2" table:style-name="ce63"/>
          <table:table-cell office:value-type="float" office:value="-396.5" table:style-name="ce42">
            <text:p>-396,50</text:p>
          </table:table-cell>
          <table:table-cell table:style-name="ce62"/>
          <table:table-cell office:value-type="float" office:value="-696.5" table:style-name="ce42">
            <text:p>-696,50</text:p>
          </table:table-cell>
          <table:table-cell office:value-type="float" office:value="-6380.24" table:formula="of:=[.H13]+[.F14]+[.G14]" table:style-name="ce42">
            <text:p>-6.380,24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6380.24" table:formula="of:=[.H14]+[.F15]+[.G15]" table:style-name="ce42">
            <text:p>-6.380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0000383215 /TOKATAMASY/FATURA</text:p>
          </table:table-cell>
          <table:table-cell table:number-columns-repeated="2" table:style-name="ce64"/>
          <table:table-cell office:value-type="float" office:value="-200" table:style-name="ce42">
            <text:p>-200,00</text:p>
          </table:table-cell>
          <table:table-cell table:style-name="ce42"/>
          <table:table-cell office:value-type="float" office:value="-61.44" table:style-name="ce42">
            <text:p>-61,44</text:p>
          </table:table-cell>
          <table:table-cell office:value-type="float" office:value="-6441.6799999999994" table:formula="of:=[.H15]+[.F16]+[.G16]" table:style-name="ce42">
            <text:p>-6.441,6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000374398 /TOKATAMASY/FATURA</text:p>
          </table:table-cell>
          <table:table-cell table:number-columns-repeated="2" table:style-name="ce64"/>
          <table:table-cell office:value-type="float" office:value="-50" table:style-name="ce42">
            <text:p>-50,00</text:p>
          </table:table-cell>
          <table:table-cell table:style-name="ce42"/>
          <table:table-cell office:value-type="float" office:value="-26.33" table:style-name="ce42">
            <text:p>-26,33</text:p>
          </table:table-cell>
          <table:table-cell office:value-type="float" office:value="-6468.0099999999993" table:formula="of:=[.H16]+[.F17]+[.G17]" table:style-name="ce42">
            <text:p>-6.468,0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6468.0099999999993" table:formula="of:=[.H17]+[.F18]+[.G18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23T00:00:00" table:style-name="ce56">
            <text:p>23.08.2022</text:p>
          </table:table-cell>
          <table:table-cell office:value-type="string" table:style-name="ce64">
            <text:p>amazon 240gbWd ssd-braun-64gb 6/6</text:p>
          </table:table-cell>
          <table:table-cell table:number-columns-repeated="2" table:style-name="ce64"/>
          <table:table-cell office:value-type="float" office:value="-177.65" table:style-name="ce42">
            <text:p>-177,65</text:p>
          </table:table-cell>
          <table:table-cell table:number-columns-repeated="2" table:style-name="ce42"/>
          <table:table-cell office:value-type="float" office:value="-6468.0099999999993" table:formula="of:=[.H18]+[.F19]+[.G19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7-26T00:00:00" table:style-name="ce56">
            <text:p>26.07.2022</text:p>
          </table:table-cell>
          <table:table-cell office:value-type="string" table:style-name="ce64">
            <text:p>toyota trafik cezası</text:p>
          </table:table-cell>
          <table:table-cell table:number-columns-repeated="2" table:style-name="ce64"/>
          <table:table-cell office:value-type="float" office:value="-448.35" table:style-name="ce42">
            <text:p>-448,35</text:p>
          </table:table-cell>
          <table:table-cell table:number-columns-repeated="2" table:style-name="ce42"/>
          <table:table-cell office:value-type="float" office:value="-6468.0099999999993" table:formula="of:=[.H19]+[.F20]+[.G20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7-26T00:00:00" table:style-name="ce56">
            <text:p>26.07.2022</text:p>
          </table:table-cell>
          <table:table-cell office:value-type="string" table:style-name="ce64">
            <text:p>mtv taksit 1/3</text:p>
          </table:table-cell>
          <table:table-cell table:number-columns-repeated="2" table:style-name="ce64"/>
          <table:table-cell office:value-type="float" office:value="-112.67" table:style-name="ce42">
            <text:p>-112,67</text:p>
          </table:table-cell>
          <table:table-cell table:number-columns-repeated="2" table:style-name="ce42"/>
          <table:table-cell office:value-type="float" office:value="-6468.0099999999993" table:formula="of:=[.H20]+[.F21]+[.G21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06T00:00:00" table:style-name="ce56">
            <text:p>06.08.2022</text:p>
          </table:table-cell>
          <table:table-cell office:value-type="string" table:style-name="ce1">
            <text:p>ağaoğlu tokat-mersin benzin</text:p>
          </table:table-cell>
          <table:table-cell table:number-columns-repeated="2" table:style-name="ce1"/>
          <table:table-cell office:value-type="float" office:value="-900.19" table:style-name="ce42">
            <text:p>-900,19</text:p>
          </table:table-cell>
          <table:table-cell table:number-columns-repeated="2" table:style-name="ce1"/>
          <table:table-cell office:value-type="float" office:value="-6468.0099999999993" table:formula="of:=[.H21]+[.F22]+[.G22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10T00:00:00" table:style-name="ce56">
            <text:p>10.08.2022</text:p>
          </table:table-cell>
          <table:table-cell office:value-type="string" table:style-name="ce64">
            <text:p>akgünler deniz otobüs bileti girne -taşucu</text:p>
          </table:table-cell>
          <table:table-cell table:number-columns-repeated="2" table:style-name="ce64"/>
          <table:table-cell office:value-type="float" office:value="-633.20000000000005" table:style-name="ce42">
            <text:p>-633,20</text:p>
          </table:table-cell>
          <table:table-cell table:number-columns-repeated="2" table:style-name="ce42"/>
          <table:table-cell office:value-type="float" office:value="-6468.0099999999993" table:formula="of:=[.H22]+[.F23]+[.G23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14T00:00:00" table:style-name="ce56">
            <text:p>14.08.2022</text:p>
          </table:table-cell>
          <table:table-cell office:value-type="string" table:style-name="ce64">
            <text:p>toros benzin taşucu-tokat</text:p>
          </table:table-cell>
          <table:table-cell table:number-columns-repeated="2" table:style-name="ce64"/>
          <table:table-cell office:value-type="float" office:value="-1080.1600000000001" table:style-name="ce42">
            <text:p>-1.080,16</text:p>
          </table:table-cell>
          <table:table-cell table:number-columns-repeated="2" table:style-name="ce42"/>
          <table:table-cell office:value-type="float" office:value="-6468.0099999999993" table:formula="of:=[.H23]+[.F24]+[.G24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23T00:00:00" table:style-name="ce56">
            <text:p>23.08.2022</text:p>
          </table:table-cell>
          <table:table-cell office:value-type="float" office:value="2240" table:style-name="ce64">
            <text:p>2240</text:p>
          </table:table-cell>
          <table:table-cell table:number-columns-repeated="2" table:style-name="ce64"/>
          <table:table-cell office:value-type="float" office:value="-80" table:style-name="ce42">
            <text:p>-80,00</text:p>
          </table:table-cell>
          <table:table-cell table:number-columns-repeated="2" table:style-name="ce42"/>
          <table:table-cell office:value-type="float" office:value="-6468.0099999999993" table:formula="of:=[.H24]+[.F25]+[.G25]" table:style-name="ce42">
            <text:p>-6.46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4876 KK</text:p>
          </table:table-cell>
          <table:table-cell table:number-columns-repeated="2" table:style-name="ce64"/>
          <table:table-cell table:style-name="ce62"/>
          <table:table-cell table:style-name="ce42"/>
          <table:table-cell office:value-type="float" office:value="-3432.23" table:style-name="ce42">
            <text:p>-3.432,23</text:p>
          </table:table-cell>
          <table:table-cell office:value-type="float" office:value="-9900.24" table:formula="of:=[.H25]+[.F26]+[.G26]" table:style-name="ce42">
            <text:p>-9.900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Carraro 327 bisiklet</text:p>
          </table:table-cell>
          <table:table-cell office:value-type="string" table:style-name="ce64">
            <text:p>bh</text:p>
          </table:table-cell>
          <table:table-cell table:style-name="ce64"/>
          <table:table-cell table:style-name="ce62"/>
          <table:table-cell table:style-name="ce42"/>
          <table:table-cell office:value-type="float" office:value="-7000" table:style-name="ce42">
            <text:p>-7.000,00</text:p>
          </table:table-cell>
          <table:table-cell office:value-type="float" office:value="-16900.239999999998" table:formula="of:=[.H26]+[.F27]+[.G27]" table:style-name="ce42">
            <text:p>-16.900,24</text:p>
          </table:table-cell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2" table:style-name="ce42"/>
          <table:table-cell office:value-type="float" office:value="-16900.239999999998" table:formula="of:=[.H27]+[.F28]+[.G28]" table:style-name="ce42">
            <text:p>-16.900,24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style-name="ce62"/>
          <table:table-cell table:number-columns-repeated="2" table:style-name="ce42"/>
          <table:table-cell office:value-type="float" office:value="-16900.239999999998" table:formula="of:=[.H28]+[.F29]+[.G29]" table:style-name="ce42">
            <text:p>-16.900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42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2609" table:style-name="ce42">
            <text:p>-2.609,00</text:p>
          </table:table-cell>
          <table:table-cell office:value-type="float" office:value="-19509.239999999998" table:formula="of:=[.H29]+[.F30]+[.G30]" table:style-name="ce42">
            <text:p>-19.509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okul</text:p>
          </table:table-cell>
          <table:table-cell table:style-name="ce1"/>
          <table:table-cell table:style-name="ce42"/>
          <table:table-cell office:value-type="float" office:value="-32000" table:style-name="ce42">
            <text:p>-32.000,00</text:p>
          </table:table-cell>
          <table:table-cell table:style-name="ce1"/>
          <table:table-cell table:style-name="ce42"/>
          <table:table-cell office:value-type="float" office:value="-19509.239999999998" table:formula="of:=[.H30]+[.F31]+[.G31]" table:style-name="ce42">
            <text:p>-19.509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42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2609" table:style-name="ce42">
            <text:p>-2.609,00</text:p>
          </table:table-cell>
          <table:table-cell office:value-type="float" office:value="-22118.239999999998" table:formula="of:=[.H31]+[.F32]+[.G32]" table:style-name="ce42">
            <text:p>-22.118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 okul</text:p>
          </table:table-cell>
          <table:table-cell table:style-name="ce1"/>
          <table:table-cell table:style-name="ce42"/>
          <table:table-cell office:value-type="float" office:value="-15000" table:style-name="ce62">
            <text:p>-15.000,00</text:p>
          </table:table-cell>
          <table:table-cell table:number-columns-repeated="2" table:style-name="ce42"/>
          <table:table-cell office:value-type="float" office:value="-22118.239999999998" table:formula="of:=[.H32]+[.F33]+[.G33]" table:style-name="ce42">
            <text:p>-22.118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1"/>
          <table:table-cell office:value-type="float" office:value="-1500" table:style-name="ce25">
            <text:p>-1.500,00</text:p>
          </table:table-cell>
          <table:table-cell office:value-type="float" office:value="-23618.239999999998" table:formula="of:=[.H33]+[.F34]+[.G34]" table:style-name="ce42">
            <text:p>-23.618,24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style-name="ce62"/>
          <table:table-cell table:number-columns-repeated="2" table:style-name="ce42"/>
          <table:table-cell office:value-type="float" office:value="-23618.239999999998" table:formula="of:=[.H34]+[.F35]+[.G35]" table:style-name="ce42">
            <text:p>-23.618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00" table:style-name="ce42">
            <text:p>4.200,00</text:p>
          </table:table-cell>
          <table:table-cell table:style-name="ce1"/>
          <table:table-cell office:value-type="float" office:value="4299.5" table:style-name="ce42">
            <text:p>4.299,50</text:p>
          </table:table-cell>
          <table:table-cell table:style-name="ce42"/>
          <table:table-cell office:value-type="float" office:value="-19318.739999999998" table:formula="of:=[.H35]+[.F36]+[.G36]" table:style-name="ce42">
            <text:p>-19.31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17668.739999999998" table:formula="of:=[.H36]+[.F37]+[.G37]" table:style-name="ce42">
            <text:p>-17.6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G Metin ÇELİK 1/8</text:p>
          </table:table-cell>
          <table:table-cell table:style-name="ce1"/>
          <table:table-cell office:value-type="float" office:value="1200" table:style-name="ce25">
            <text:p>1.200,00</text:p>
          </table:table-cell>
          <table:table-cell table:style-name="ce1"/>
          <table:table-cell office:value-type="float" office:value="1200" table:style-name="ce25">
            <text:p>1.200,00</text:p>
          </table:table-cell>
          <table:table-cell table:style-name="ce1"/>
          <table:table-cell office:value-type="float" office:value="-16468.739999999998" table:formula="of:=[.H37]+[.F38]+[.G38]" table:style-name="ce42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otorcu Emre Kira – 1-8-2022 kira sonu</text:p>
          </table:table-cell>
          <table:table-cell table:style-name="ce1"/>
          <table:table-cell office:value-type="float" office:value="54000" table:style-name="ce25">
            <text:p>54.000,00</text:p>
          </table:table-cell>
          <table:table-cell table:style-name="ce1"/>
          <table:table-cell table:number-columns-repeated="2" table:style-name="ce25"/>
          <table:table-cell office:value-type="float" office:value="-16468.739999999998" table:formula="of:=[.H38]+[.F39]+[.G39]" table:style-name="ce42">
            <text:p>-16.468,74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6468.739999999998" table:formula="of:=[.H39]+[.F40]+[.G40]" table:style-name="ce42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3">
            <text:p>Doğuş Kira 2/12-2023-24– 30-09-22</text:p>
          </table:table-cell>
          <table:table-cell table:style-name="ce1"/>
          <table:table-cell office:value-type="float" office:value="3000" table:style-name="ce62">
            <text:p>3.000,00</text:p>
          </table:table-cell>
          <table:table-cell table:number-columns-repeated="3" table:style-name="ce1"/>
          <table:table-cell office:value-type="float" office:value="-16468.739999999998" table:formula="of:=[.H40]+[.F41]+[.G41]" table:style-name="ce42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13"/>
          <table:table-cell table:style-name="ce1"/>
          <table:table-cell table:style-name="ce50"/>
          <table:table-cell table:number-columns-repeated="3" table:style-name="ce1"/>
          <table:table-cell office:value-type="float" office:value="-16468.739999999998" table:formula="of:=[.H41]+[.F42]+[.G42]" table:style-name="ce42">
            <text:p>-16.468,74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6468.739999999998" table:formula="of:=[.H42]+[.F43]+[.G43]" table:style-name="ce42">
            <text:p>-16.468,74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6468.739999999998" table:formula="of:=[.H43]+[.F44]+[.G44]" table:style-name="ce42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49">
            <text:p>Lise Arkası Kira ++++++++++++++++</text:p>
          </table:table-cell>
          <table:table-cell table:style-name="ce149"/>
          <table:table-cell office:value-type="float" office:value="20000" table:style-name="ce150">
            <text:p>20.000,00</text:p>
          </table:table-cell>
          <table:table-cell table:number-columns-repeated="3" table:style-name="ce1"/>
          <table:table-cell office:value-type="float" office:value="-16468.739999999998" table:formula="of:=[.H44]+[.F45]+[.G45]" table:style-name="ce42">
            <text:p>-16.468,74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138">
            <text:p>30.08.2022</text:p>
          </table:table-cell>
          <table:table-cell office:value-type="string" table:style-name="ce137">
            <text:p>SnyF-Kynkçı Merdal 12/12-2022-23</text:p>
          </table:table-cell>
          <table:table-cell table:style-name="ce137"/>
          <table:table-cell office:value-type="float" office:value="4000" table:style-name="ce147">
            <text:p>4.000,00</text:p>
          </table:table-cell>
          <table:table-cell table:number-columns-repeated="3" table:style-name="ce1"/>
          <table:table-cell office:value-type="float" office:value="-16468.739999999998" table:formula="of:=[.H45]+[.F46]+[.G46]" table:style-name="ce42">
            <text:p>-16.468,74</text:p>
          </table:table-cell>
          <table:table-cell table:number-columns-repeated="16376"/>
        </table:table-row>
        <table:table-row table:style-name="ro4">
          <table:table-cell office:value-type="date" office:date-value="2022-07-30T00:00:00" table:style-name="ce138">
            <text:p>30.07.2022</text:p>
          </table:table-cell>
          <table:table-cell office:value-type="string" table:style-name="ce137">
            <text:p>SnyF-Kynkçı Merdal 11/12-2022</text:p>
          </table:table-cell>
          <table:table-cell table:style-name="ce137"/>
          <table:table-cell office:value-type="float" office:value="4000" table:style-name="ce147">
            <text:p>4.000,00</text:p>
          </table:table-cell>
          <table:table-cell table:number-columns-repeated="3" table:style-name="ce1"/>
          <table:table-cell office:value-type="float" office:value="0" table:formula="of:=[.#REF!]+[.F47]+[.G47]" table:style-name="ce42">
            <text:p>#BAŞV!</text:p>
          </table:table-cell>
          <table:table-cell table:number-columns-repeated="16376"/>
        </table:table-row>
        <table:table-row table:style-name="ro4">
          <table:table-cell office:value-type="date" office:date-value="2022-06-30T00:00:00" table:style-name="ce138">
            <text:p>30.06.2022</text:p>
          </table:table-cell>
          <table:table-cell office:value-type="string" table:style-name="ce137">
            <text:p>SnyF-Kynkçı Merdal 10/12-2022</text:p>
          </table:table-cell>
          <table:table-cell table:style-name="ce137"/>
          <table:table-cell office:value-type="float" office:value="4000" table:style-name="ce147">
            <text:p>4.000,00</text:p>
          </table:table-cell>
          <table:table-cell table:number-columns-repeated="16380" table:style-name="ce1"/>
        </table:table-row>
        <table:table-row table:number-rows-repeated="1048528" table:style-name="ro5">
          <table:table-cell table:number-columns-repeated="16384"/>
        </table:table-row>
      </table:table>
      <table:table table:name="08" table:style-name="ta6">
        <table:table-column table:style-name="co15" table:default-cell-style-name="ce1"/>
        <table:table-column table:style-name="co55" table:default-cell-style-name="ce1"/>
        <table:table-column table:style-name="co57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1.46" table:style-name="ce23">
            <text:p>1,46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AĞUSTOS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34617.910000000003" table:formula="of:=SUM([.D4:.D52])" table:style-name="ce60">
            <text:p>34.617,91</text:p>
          </table:table-cell>
          <table:table-cell office:value-type="float" office:value="-11695.349999999999" table:formula="of:=SUM([.E4:.E84])" table:style-name="ce60">
            <text:p>-11.695,35</text:p>
          </table:table-cell>
          <table:table-cell office:value-type="float" office:value="102061.66" table:formula="of:=SUM([.F4:.F81])" table:style-name="ce60">
            <text:p>102.061,66</text:p>
          </table:table-cell>
          <table:table-cell office:value-type="float" office:value="-33894.33" table:formula="of:=SUM([.G4:.G81])" table:style-name="ce60">
            <text:p>-33.894,33</text:p>
          </table:table-cell>
          <table:table-cell office:value-type="float" office:value="68167.33" table:formula="of:=[.F2]+[.G2]" table:style-name="ce60">
            <text:p>68.167,33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01.88" table:style-name="ce1">
            <text:p>901,88</text:p>
          </table:table-cell>
          <table:table-cell table:style-name="ce42"/>
          <table:table-cell office:value-type="float" office:value="900" table:style-name="ce42">
            <text:p>900,00</text:p>
          </table:table-cell>
          <table:table-cell table:style-name="ce42"/>
          <table:table-cell office:value-type="float" office:value="900" table:formula="of:=[.H4]+[.F5]+[.G5]" table:style-name="ce42">
            <text:p>90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08.85" table:style-name="ce1">
            <text:p>208,85</text:p>
          </table:table-cell>
          <table:table-cell table:style-name="ce42"/>
          <table:table-cell office:value-type="float" office:value="208.85" table:style-name="ce42">
            <text:p>208,85</text:p>
          </table:table-cell>
          <table:table-cell table:style-name="ce42"/>
          <table:table-cell office:value-type="float" office:value="1108.8499999999999" table:formula="of:=[.H5]+[.F6]+[.G6]" table:style-name="ce42">
            <text:p>1.108,8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488.3" table:style-name="ce1">
            <text:p>488,3</text:p>
          </table:table-cell>
          <table:table-cell table:style-name="ce42"/>
          <table:table-cell office:value-type="float" office:value="488.3" table:style-name="ce42">
            <text:p>488,30</text:p>
          </table:table-cell>
          <table:table-cell table:style-name="ce42"/>
          <table:table-cell office:value-type="float" office:value="1597.1499999999999" table:formula="of:=[.H6]+[.F7]+[.G7]" table:style-name="ce42">
            <text:p>1.597,1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69.38" table:style-name="ce1">
            <text:p>69,38</text:p>
          </table:table-cell>
          <table:table-cell table:style-name="ce42"/>
          <table:table-cell office:value-type="float" office:value="69.38" table:style-name="ce42">
            <text:p>69,38</text:p>
          </table:table-cell>
          <table:table-cell table:style-name="ce42"/>
          <table:table-cell office:value-type="float" office:value="1666.5299999999997" table:formula="of:=[.H7]+[.F8]+[.G8]" table:style-name="ce42">
            <text:p>1.666,5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9522138254 /CK ÇEPESAŞ/FATURA</text:p>
          </table:table-cell>
          <table:table-cell table:style-name="ce64"/>
          <table:table-cell table:style-name="ce79"/>
          <table:table-cell office:value-type="float" office:value="-1311.2" table:style-name="ce42">
            <text:p>-1.311,20</text:p>
          </table:table-cell>
          <table:table-cell table:style-name="ce42"/>
          <table:table-cell office:value-type="float" office:value="-1311.2" table:style-name="ce42">
            <text:p>-1.311,20</text:p>
          </table:table-cell>
          <table:table-cell office:value-type="float" office:value="355.3299999999997" table:formula="of:=[.H8]+[.F9]+[.G9]" table:style-name="ce42">
            <text:p>355,33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4"/>
          <table:table-cell table:style-name="ce79"/>
          <table:table-cell table:style-name="ce62"/>
          <table:table-cell table:number-columns-repeated="2" table:style-name="ce42"/>
          <table:table-cell office:value-type="float" office:value="355.3299999999997" table:formula="of:=[.H9]+[.F10]+[.G10]" table:style-name="ce42">
            <text:p>355,3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5847500300 /CK ÇEPESAŞ/FATURA</text:p>
          </table:table-cell>
          <table:table-cell table:style-name="ce63"/>
          <table:table-cell table:style-name="ce151"/>
          <table:table-cell office:value-type="float" office:value="-200" table:style-name="ce42">
            <text:p>-200,00</text:p>
          </table:table-cell>
          <table:table-cell table:style-name="ce62"/>
          <table:table-cell office:value-type="float" office:value="-254.9" table:style-name="ce42">
            <text:p>-254,90</text:p>
          </table:table-cell>
          <table:table-cell office:value-type="float" office:value="100.42999999999969" table:formula="of:=[.H10]+[.F11]+[.G11]" table:style-name="ce42">
            <text:p>100,4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8222520300 /CK ÇEPESAŞ/FATURA</text:p>
          </table:table-cell>
          <table:table-cell table:style-name="ce63"/>
          <table:table-cell table:style-name="ce151"/>
          <table:table-cell office:value-type="float" office:value="-400" table:style-name="ce42">
            <text:p>-400,00</text:p>
          </table:table-cell>
          <table:table-cell table:style-name="ce62"/>
          <table:table-cell office:value-type="float" office:value="-531.9" table:style-name="ce42">
            <text:p>-531,90</text:p>
          </table:table-cell>
          <table:table-cell office:value-type="float" office:value="-431.47000000000025" table:formula="of:=[.H11]+[.F12]+[.G12]" table:style-name="ce42">
            <text:p>-431,47</text:p>
          </table:table-cell>
          <table:table-cell table:number-columns-repeated="16376"/>
        </table:table-row>
        <table:table-row table:style-name="ro4">
          <table:table-cell office:value-type="date" office:date-value="2022-08-15T00:00:00" table:style-name="ce56">
            <text:p>15.08.2022</text:p>
          </table:table-cell>
          <table:table-cell office:value-type="string" table:style-name="ce64">
            <text:p>8758480300 /CK ÇEPESAŞ/FATURA</text:p>
          </table:table-cell>
          <table:table-cell table:style-name="ce63"/>
          <table:table-cell table:style-name="ce151"/>
          <table:table-cell table:number-columns-repeated="2" table:style-name="ce62"/>
          <table:table-cell office:value-type="float" office:value="-149.30000000000001" table:style-name="ce42">
            <text:p>-149,30</text:p>
          </table:table-cell>
          <table:table-cell office:value-type="float" office:value="-580.77000000000021" table:formula="of:=[.H12]+[.F13]+[.G13]" table:style-name="ce42">
            <text:p>-580,7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dem Özen Kira Ödemesi 3/12</text:p>
          </table:table-cell>
          <table:table-cell table:style-name="ce63"/>
          <table:table-cell table:style-name="ce151"/>
          <table:table-cell office:value-type="float" office:value="-4300" table:style-name="ce42">
            <text:p>-4.300,00</text:p>
          </table:table-cell>
          <table:table-cell table:style-name="ce62"/>
          <table:table-cell office:value-type="float" office:value="-4300" table:style-name="ce42">
            <text:p>-4.300,00</text:p>
          </table:table-cell>
          <table:table-cell office:value-type="float" office:value="-4880.7700000000004" table:formula="of:=[.H13]+[.F14]+[.G14]" table:style-name="ce42">
            <text:p>-4.880,7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MarRyl Aidat 3/12</text:p>
          </table:table-cell>
          <table:table-cell table:style-name="ce63"/>
          <table:table-cell table:style-name="ce151"/>
          <table:table-cell office:value-type="float" office:value="-396.5" table:style-name="ce42">
            <text:p>-396,50</text:p>
          </table:table-cell>
          <table:table-cell table:style-name="ce62"/>
          <table:table-cell office:value-type="float" office:value="-396.5" table:style-name="ce42">
            <text:p>-396,50</text:p>
          </table:table-cell>
          <table:table-cell office:value-type="float" office:value="-5277.27" table:formula="of:=[.H14]+[.F15]+[.G15]" table:style-name="ce42">
            <text:p>-5.277,27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4"/>
          <table:table-cell table:style-name="ce79"/>
          <table:table-cell table:style-name="ce62"/>
          <table:table-cell table:number-columns-repeated="2" table:style-name="ce42"/>
          <table:table-cell office:value-type="float" office:value="-5277.27" table:formula="of:=[.H15]+[.F16]+[.G16]" table:style-name="ce42">
            <text:p>-5.277,2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0000383215 /TOKATAMASY/FATURA</text:p>
          </table:table-cell>
          <table:table-cell table:style-name="ce64"/>
          <table:table-cell table:style-name="ce79"/>
          <table:table-cell office:value-type="float" office:value="-200" table:style-name="ce42">
            <text:p>-200,00</text:p>
          </table:table-cell>
          <table:table-cell table:style-name="ce42"/>
          <table:table-cell office:value-type="float" office:value="-140.51" table:style-name="ce42">
            <text:p>-140,51</text:p>
          </table:table-cell>
          <table:table-cell office:value-type="float" office:value="-5417.7800000000007" table:formula="of:=[.H16]+[.F17]+[.G17]" table:style-name="ce42">
            <text:p>-5.417,7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000374398 /TOKATAMASY/FATURA</text:p>
          </table:table-cell>
          <table:table-cell table:style-name="ce64"/>
          <table:table-cell table:style-name="ce79"/>
          <table:table-cell office:value-type="float" office:value="-50" table:style-name="ce42">
            <text:p>-50,00</text:p>
          </table:table-cell>
          <table:table-cell table:style-name="ce42"/>
          <table:table-cell office:value-type="float" office:value="-59.47" table:style-name="ce42">
            <text:p>-59,47</text:p>
          </table:table-cell>
          <table:table-cell office:value-type="float" office:value="-5477.2500000000009" table:formula="of:=[.H17]+[.F18]+[.G18]" table:style-name="ce42">
            <text:p>-5.477,25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4"/>
          <table:table-cell table:style-name="ce79"/>
          <table:table-cell table:style-name="ce62"/>
          <table:table-cell table:number-columns-repeated="2" table:style-name="ce42"/>
          <table:table-cell office:value-type="float" office:value="-5477.2500000000009" table:formula="of:=[.H18]+[.F19]+[.G19]" table:style-name="ce42">
            <text:p>-5.477,2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amazon 240gbWd ssd-braun-64gb 5/6</text:p>
          </table:table-cell>
          <table:table-cell table:style-name="ce64"/>
          <table:table-cell table:style-name="ce79"/>
          <table:table-cell office:value-type="float" office:value="-177.65" table:style-name="ce42">
            <text:p>-177,65</text:p>
          </table:table-cell>
          <table:table-cell table:number-columns-repeated="2" table:style-name="ce42"/>
          <table:table-cell office:value-type="float" office:value="-5477.2500000000009" table:formula="of:=[.H19]+[.F20]+[.G20]" table:style-name="ce42">
            <text:p>-5.477,2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ecathlon ayakkabı</text:p>
          </table:table-cell>
          <table:table-cell table:style-name="ce64"/>
          <table:table-cell table:style-name="ce79"/>
          <table:table-cell office:value-type="float" office:value="-100" table:style-name="ce42">
            <text:p>-100,00</text:p>
          </table:table-cell>
          <table:table-cell table:number-columns-repeated="2" table:style-name="ce42"/>
          <table:table-cell office:value-type="float" office:value="-5477.2500000000009" table:formula="of:=[.H20]+[.F21]+[.G21]" table:style-name="ce42">
            <text:p>-5.477,2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float" office:value="2240" table:style-name="ce64">
            <text:p>2240</text:p>
          </table:table-cell>
          <table:table-cell table:style-name="ce64"/>
          <table:table-cell table:style-name="ce79"/>
          <table:table-cell office:value-type="float" office:value="-60" table:style-name="ce42">
            <text:p>-60,00</text:p>
          </table:table-cell>
          <table:table-cell table:number-columns-repeated="2" table:style-name="ce42"/>
          <table:table-cell office:value-type="float" office:value="-5477.2500000000009" table:formula="of:=[.H21]+[.F22]+[.G22]" table:style-name="ce42">
            <text:p>-5.477,25</text:p>
          </table:table-cell>
          <table:table-cell table:number-columns-repeated="16376"/>
        </table:table-row>
        <table:table-row table:style-name="ro4">
          <table:table-cell office:value-type="date" office:date-value="2022-08-04T00:00:00" table:style-name="ce56">
            <text:p>04.08.2022</text:p>
          </table:table-cell>
          <table:table-cell office:value-type="string" table:style-name="ce64">
            <text:p>4876 KK</text:p>
          </table:table-cell>
          <table:table-cell table:style-name="ce64"/>
          <table:table-cell table:style-name="ce79"/>
          <table:table-cell table:style-name="ce62"/>
          <table:table-cell table:style-name="ce42"/>
          <table:table-cell office:value-type="float" office:value="-337.65" table:style-name="ce42">
            <text:p>-337,65</text:p>
          </table:table-cell>
          <table:table-cell office:value-type="float" office:value="-5814.9000000000005" table:formula="of:=[.H22]+[.F23]+[.G23]" table:style-name="ce42">
            <text:p>-5.814,90</text:p>
          </table:table-cell>
          <table:table-cell table:number-columns-repeated="16376"/>
        </table:table-row>
        <table:table-row table:style-name="ro4">
          <table:table-cell office:value-type="date" office:date-value="2022-08-26T00:00:00" table:style-name="ce56">
            <text:p>26.08.2022</text:p>
          </table:table-cell>
          <table:table-cell office:value-type="string" table:style-name="ce64">
            <text:p>yasemin ehliyet</text:p>
          </table:table-cell>
          <table:table-cell table:style-name="ce64"/>
          <table:table-cell table:style-name="ce79"/>
          <table:table-cell table:style-name="ce62"/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7314.9000000000005" table:formula="of:=[.H23]+[.F24]+[.G24]" table:style-name="ce42">
            <text:p>-7.314,90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1">
            <text:p>yasemin</text:p>
          </table:table-cell>
          <table:table-cell table:style-name="ce1"/>
          <table:table-cell table:style-name="ce58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2108" table:style-name="ce42">
            <text:p>-2.108,00</text:p>
          </table:table-cell>
          <table:table-cell office:value-type="float" office:value="-9422.9000000000015" table:formula="of:=[.H24]+[.F25]+[.G25]" table:style-name="ce42">
            <text:p>-9.422,90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1">
            <text:p>umut</text:p>
          </table:table-cell>
          <table:table-cell table:style-name="ce1"/>
          <table:table-cell table:style-name="ce58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2108" table:style-name="ce42">
            <text:p>-2.108,00</text:p>
          </table:table-cell>
          <table:table-cell office:value-type="float" office:value="-11530.900000000001" table:formula="of:=[.H25]+[.F26]+[.G26]" table:style-name="ce42">
            <text:p>-11.530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8"/>
          <table:table-cell office:value-type="float" office:value="-1500" table:style-name="ce42">
            <text:p>-1.500,00</text:p>
          </table:table-cell>
          <table:table-cell table:number-columns-repeated="2" table:style-name="ce1"/>
          <table:table-cell office:value-type="float" office:value="-11530.900000000001" table:formula="of:=[.H26]+[.F27]+[.G27]" table:style-name="ce42">
            <text:p>-11.530,90</text:p>
          </table:table-cell>
          <table:table-cell table:number-columns-repeated="16376"/>
        </table:table-row>
        <table:table-row table:style-name="ro4">
          <table:table-cell office:value-type="date" office:date-value="2022-08-06T00:00:00" table:style-name="ce56">
            <text:p>06.08.2022</text:p>
          </table:table-cell>
          <table:table-cell office:value-type="string" table:style-name="ce1">
            <text:p>kıbrıs deniz otobüs bileti 2 kişi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1038" table:style-name="ce42">
            <text:p>-1.038,00</text:p>
          </table:table-cell>
          <table:table-cell office:value-type="float" office:value="-12568.900000000001" table:formula="of:=[.H27]+[.F28]+[.G28]" table:style-name="ce42">
            <text:p>-12.568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ıbrıs genel masraf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3000" table:style-name="ce42">
            <text:p>-3.000,00</text:p>
          </table:table-cell>
          <table:table-cell office:value-type="float" office:value="-15568.900000000001" table:formula="of:=[.H28]+[.F29]+[.G29]" table:style-name="ce42">
            <text:p>-15.568,90</text:p>
          </table:table-cell>
          <table:table-cell table:number-columns-repeated="16376"/>
        </table:table-row>
        <table:table-row table:style-name="ro4">
          <table:table-cell office:value-type="date" office:date-value="2022-08-15T00:00:00" table:style-name="ce56">
            <text:p>15.08.2022</text:p>
          </table:table-cell>
          <table:table-cell office:value-type="string" table:style-name="ce1">
            <text:p>kıbrıs dönüş otobüs bileti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638" table:style-name="ce42">
            <text:p>-638,00</text:p>
          </table:table-cell>
          <table:table-cell office:value-type="float" office:value="-16206.900000000001" table:formula="of:=[.H29]+[.F30]+[.G30]" table:style-name="ce42">
            <text:p>-16.206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benzin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400" table:style-name="ce42">
            <text:p>-400,00</text:p>
          </table:table-cell>
          <table:table-cell office:value-type="float" office:value="-16606.900000000001" table:formula="of:=[.H30]+[.F31]+[.G31]" table:style-name="ce42">
            <text:p>-16.606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100 euro iş 1,87216*100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1872.16" table:style-name="ce42">
            <text:p>-1.872,16</text:p>
          </table:table-cell>
          <table:table-cell office:value-type="float" office:value="-18479.060000000001" table:formula="of:=[.H31]+[.F32]+[.G32]" table:style-name="ce42">
            <text:p>-18.479,0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uro alış kmv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3.74" table:style-name="ce42">
            <text:p>-3,74</text:p>
          </table:table-cell>
          <table:table-cell office:value-type="float" office:value="-18482.800000000003" table:formula="of:=[.H32]+[.F33]+[.G33]" table:style-name="ce42">
            <text:p>-18.48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udi buji iridyum 4 ad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700" table:style-name="ce42">
            <text:p>-700,00</text:p>
          </table:table-cell>
          <table:table-cell office:value-type="float" office:value="-19182.800000000003" table:formula="of:=[.H33]+[.F34]+[.G34]" table:style-name="ce42">
            <text:p>-19.18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udi 1. göz ateşleme bobini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380" table:style-name="ce42">
            <text:p>-380,00</text:p>
          </table:table-cell>
          <table:table-cell office:value-type="float" office:value="-19562.800000000003" table:formula="of:=[.H34]+[.F35]+[.G35]" table:style-name="ce42">
            <text:p>-19.56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udi işçilik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200" table:style-name="ce42">
            <text:p>-200,00</text:p>
          </table:table-cell>
          <table:table-cell office:value-type="float" office:value="-19762.800000000003" table:formula="of:=[.H35]+[.F36]+[.G36]" table:style-name="ce42">
            <text:p>-19.76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forklift mazot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100" table:style-name="ce42">
            <text:p>-100,00</text:p>
          </table:table-cell>
          <table:table-cell office:value-type="float" office:value="-19862.800000000003" table:formula="of:=[.H36]+[.F37]+[.G37]" table:style-name="ce42">
            <text:p>-19.86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Bisiklet 327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7000" table:style-name="ce1">
            <text:p>-7000</text:p>
          </table:table-cell>
          <table:table-cell office:value-type="float" office:value="-26862.800000000003" table:formula="of:=[.H37]+[.F38]+[.G38]" table:style-name="ce42">
            <text:p>-26.862,8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2" table:style-name="ce58"/>
          <table:table-cell table:number-columns-repeated="2" table:style-name="ce1"/>
          <table:table-cell office:value-type="float" office:value="-26862.800000000003" table:formula="of:=[.H38]+[.F39]+[.G39]" table:style-name="ce42">
            <text:p>-26.862,80</text:p>
          </table:table-cell>
          <table:table-cell table:number-columns-repeated="16376"/>
        </table:table-row>
        <table:table-row table:style-name="ro4">
          <table:table-cell office:value-type="date" office:date-value="2022-08-01T00:00:00" table:style-name="ce56">
            <text:p>01.08.2022</text:p>
          </table:table-cell>
          <table:table-cell office:value-type="string" table:style-name="ce1">
            <text:p>SnyE Cihan ÇAM Kira 45000</text:p>
          </table:table-cell>
          <table:table-cell table:style-name="ce64"/>
          <table:table-cell table:style-name="ce79"/>
          <table:table-cell table:style-name="ce62"/>
          <table:table-cell table:number-columns-repeated="2" table:style-name="ce42"/>
          <table:table-cell office:value-type="float" office:value="-26862.800000000003" table:formula="of:=[.H39]+[.F40]+[.G40]" table:style-name="ce42">
            <text:p>-26.862,80</text:p>
          </table:table-cell>
          <table:table-cell table:number-columns-repeated="16376"/>
        </table:table-row>
        <table:table-row table:style-name="ro4">
          <table:table-cell office:value-type="date" office:date-value="2022-08-01T00:00:00" table:style-name="ce56">
            <text:p>01.08.2022</text:p>
          </table:table-cell>
          <table:table-cell office:value-type="string" table:style-name="ce1">
            <text:p>SnyE Cihan ÇAM Kira ödemesi</text:p>
          </table:table-cell>
          <table:table-cell table:style-name="ce64"/>
          <table:table-cell table:style-name="ce152"/>
          <table:table-cell table:style-name="ce62"/>
          <table:table-cell office:value-type="float" office:value="20000" table:style-name="ce42">
            <text:p>20.000,00</text:p>
          </table:table-cell>
          <table:table-cell table:style-name="ce42"/>
          <table:table-cell office:value-type="float" office:value="-6862.8000000000029" table:formula="of:=[.H40]+[.F41]+[.G41]" table:style-name="ce42">
            <text:p>-6.862,80</text:p>
          </table:table-cell>
          <table:table-cell table:number-columns-repeated="16376"/>
        </table:table-row>
        <table:table-row table:style-name="ro4">
          <table:table-cell office:value-type="date" office:date-value="2022-08-05T00:00:00" table:style-name="ce56">
            <text:p>05.08.2022</text:p>
          </table:table-cell>
          <table:table-cell office:value-type="string" table:style-name="ce1">
            <text:p>SnyE Cihan ÇAM Kira ödemesi</text:p>
          </table:table-cell>
          <table:table-cell table:style-name="ce64"/>
          <table:table-cell table:style-name="ce79"/>
          <table:table-cell table:style-name="ce62"/>
          <table:table-cell office:value-type="float" office:value="25000" table:style-name="ce42">
            <text:p>25.000,00</text:p>
          </table:table-cell>
          <table:table-cell table:style-name="ce42"/>
          <table:table-cell office:value-type="float" office:value="18137.199999999997" table:formula="of:=[.H41]+[.F42]+[.G42]" table:style-name="ce42">
            <text:p>18.137,2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Emre Aktaş kira geri ödemesi</text:p>
          </table:table-cell>
          <table:table-cell table:style-name="ce64"/>
          <table:table-cell table:style-name="ce79"/>
          <table:table-cell table:style-name="ce62"/>
          <table:table-cell table:style-name="ce42"/>
          <table:table-cell office:value-type="float" office:value="-5365" table:style-name="ce42">
            <text:p>-5.365,00</text:p>
          </table:table-cell>
          <table:table-cell office:value-type="float" office:value="12772.199999999997" table:formula="of:=[.H42]+[.F43]+[.G43]" table:style-name="ce42">
            <text:p>12.772,2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Metin ÇELİK 31-9-22 – 23</text:p>
          </table:table-cell>
          <table:table-cell table:style-name="ce64"/>
          <table:table-cell table:style-name="ce79"/>
          <table:table-cell table:style-name="ce62"/>
          <table:table-cell office:value-type="float" office:value="40000" table:style-name="ce42">
            <text:p>40.000,00</text:p>
          </table:table-cell>
          <table:table-cell table:style-name="ce42"/>
          <table:table-cell office:value-type="float" office:value="52772.2" table:formula="of:=[.H43]+[.F44]+[.G44]" table:style-name="ce42">
            <text:p>52.772,2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40000 + (8 x 1000) = 48000 TL</text:p>
          </table:table-cell>
          <table:table-cell table:style-name="ce64"/>
          <table:table-cell table:style-name="ce79"/>
          <table:table-cell table:style-name="ce62"/>
          <table:table-cell table:number-columns-repeated="2" table:style-name="ce42"/>
          <table:table-cell office:value-type="float" office:value="52772.2" table:formula="of:=[.H44]+[.F45]+[.G45]" table:style-name="ce42">
            <text:p>52.772,20</text:p>
          </table:table-cell>
          <table:table-cell table:number-columns-repeated="16376"/>
        </table:table-row>
        <table:table-row table:style-name="ro4">
          <table:table-cell table:style-name="ce56"/>
          <table:table-cell table:style-name="ce1"/>
          <table:table-cell table:style-name="ce64"/>
          <table:table-cell table:style-name="ce79"/>
          <table:table-cell table:style-name="ce62"/>
          <table:table-cell table:number-columns-repeated="2" table:style-name="ce42"/>
          <table:table-cell office:value-type="float" office:value="52772.2" table:formula="of:=[.H45]+[.F46]+[.G46]" table:style-name="ce42">
            <text:p>52.772,2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42">
            <text:p>4.299,50</text:p>
          </table:table-cell>
          <table:table-cell table:style-name="ce58"/>
          <table:table-cell office:value-type="float" office:value="4299.5" table:style-name="ce42">
            <text:p>4.299,50</text:p>
          </table:table-cell>
          <table:table-cell table:style-name="ce42"/>
          <table:table-cell office:value-type="float" office:value="57071.7" table:formula="of:=[.H46]+[.F47]+[.G47]" table:style-name="ce42">
            <text:p>57.07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58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58721.7" table:formula="of:=[.H47]+[.F48]+[.G48]" table:style-name="ce42">
            <text:p>58.721,70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1">
            <text:p>Doğuş Kira 1/12-2023-24 – 30-08-22</text:p>
          </table:table-cell>
          <table:table-cell table:style-name="ce1"/>
          <table:table-cell office:value-type="float" office:value="3000" table:style-name="ce42">
            <text:p>3.000,00</text:p>
          </table:table-cell>
          <table:table-cell table:style-name="ce58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61721.7" table:formula="of:=[.H48]+[.F49]+[.G49]" table:style-name="ce42">
            <text:p>61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Lise Arkası Kira ++++++++++++++++</text:p>
          </table:table-cell>
          <table:table-cell table:style-name="ce1"/>
          <table:table-cell office:value-type="float" office:value="20000" table:style-name="ce50">
            <text:p>20.000,00</text:p>
          </table:table-cell>
          <table:table-cell table:style-name="ce58"/>
          <table:table-cell table:number-columns-repeated="2" table:style-name="ce1"/>
          <table:table-cell office:value-type="float" office:value="61721.7" table:formula="of:=[.H49]+[.F50]+[.G50]" table:style-name="ce42">
            <text:p>61.721,7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61721.7" table:formula="of:=[.H50]+[.F51]+[.G51]" table:style-name="ce42">
            <text:p>61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F-Kynkçı Merdal 12/12-2022-23</text:p>
          </table:table-cell>
          <table:table-cell table:style-name="ce1"/>
          <table:table-cell office:value-type="float" office:value="4000" table:style-name="ce50">
            <text:p>4.000,00</text:p>
          </table:table-cell>
          <table:table-cell table:number-columns-repeated="3" table:style-name="ce1"/>
          <table:table-cell office:value-type="float" office:value="61721.7" table:formula="of:=[.H51]+[.F52]+[.G52]" table:style-name="ce42">
            <text:p>61.721,7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61721.7" table:formula="of:=[.H52]+[.F53]+[.G53]" table:style-name="ce42">
            <text:p>61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53">
            <text:p>GEÇEN AYLARDAN BAKİYE</text:p>
          </table:table-cell>
          <table:table-cell table:number-columns-repeated="5" table:style-name="ce1"/>
          <table:table-cell office:value-type="float" office:value="61721.7" table:formula="of:=[.H53]+[.F54]+[.G54]" table:style-name="ce42">
            <text:p>61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22">
            <text:p>Doğuş Kira 11/12-2022-23 kalan bakiye</text:p>
          </table:table-cell>
          <table:table-cell table:style-name="ce122"/>
          <table:table-cell office:value-type="float" office:value="1000" table:style-name="ce125">
            <text:p>1.000,00</text:p>
          </table:table-cell>
          <table:table-cell table:style-name="ce122"/>
          <table:table-cell office:value-type="float" office:value="1000" table:style-name="ce154">
            <text:p>1.000,00</text:p>
          </table:table-cell>
          <table:table-cell table:style-name="ce1"/>
          <table:table-cell office:value-type="float" office:value="62721.7" table:formula="of:=[.H54]+[.F55]+[.G55]" table:style-name="ce42">
            <text:p>62.721,70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155">
            <text:p>Doğuş Kira 12/12-2022-23 BANKADAN</text:p>
          </table:table-cell>
          <table:table-cell office:value-type="string" table:style-name="ce155">
            <text:p>BH</text:p>
          </table:table-cell>
          <table:table-cell office:value-type="float" office:value="5000" table:style-name="ce156">
            <text:p>5.000,00</text:p>
          </table:table-cell>
          <table:table-cell table:style-name="ce155"/>
          <table:table-cell office:value-type="float" office:value="5000" table:style-name="ce157">
            <text:p>5.000,00</text:p>
          </table:table-cell>
          <table:table-cell table:style-name="ce1"/>
          <table:table-cell office:value-type="float" office:value="67721.7" table:formula="of:=[.H55]+[.F56]+[.G56]" table:style-name="ce42">
            <text:p>67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22">
            <text:p>SnyF-Kynkçı Merdal elektrik haziran</text:p>
          </table:table-cell>
          <table:table-cell table:style-name="ce122"/>
          <table:table-cell table:style-name="ce158"/>
          <table:table-cell table:style-name="ce122"/>
          <table:table-cell office:value-type="float" office:value="445.63" table:style-name="ce122">
            <text:p>445,63</text:p>
          </table:table-cell>
          <table:table-cell table:style-name="ce1"/>
          <table:table-cell office:value-type="float" office:value="68167.33" table:formula="of:=[.H56]+[.F57]+[.G57]" table:style-name="ce42">
            <text:p>68.167,33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68167.33" table:formula="of:=[.H57]+[.F58]+[.G58]" table:style-name="ce42">
            <text:p>68.167,3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37">
            <text:p>SnyF-Kynkçı Merdal 10/12-2022</text:p>
          </table:table-cell>
          <table:table-cell table:style-name="ce137"/>
          <table:table-cell office:value-type="float" office:value="4000" table:formula="of:=['07'.D55]" table:style-name="ce147">
            <text:p>4.000,00</text:p>
          </table:table-cell>
          <table:table-cell table:number-columns-repeated="3" table:style-name="ce1"/>
          <table:table-cell office:value-type="float" office:value="68167.33" table:formula="of:=[.H58]+[.F59]+[.G59]" table:style-name="ce42">
            <text:p>68.167,3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37">
            <text:p>SnyF-Kynkçı Merdal 11/12-2022</text:p>
          </table:table-cell>
          <table:table-cell table:style-name="ce137"/>
          <table:table-cell office:value-type="float" office:value="4000" table:style-name="ce147">
            <text:p>4.000,00</text:p>
          </table:table-cell>
          <table:table-cell table:number-columns-repeated="3" table:style-name="ce1"/>
          <table:table-cell office:value-type="float" office:value="68167.33" table:formula="of:=[.H59]+[.F60]+[.G60]" table:style-name="ce42">
            <text:p>68.167,33</text:p>
          </table:table-cell>
          <table:table-cell table:number-columns-repeated="16376"/>
        </table:table-row>
        <table:table-row table:number-rows-repeated="1048516" table:style-name="ro5">
          <table:table-cell table:number-columns-repeated="16384"/>
        </table:table-row>
      </table:table>
      <table:table table:name="07" table:style-name="ta2">
        <table:table-column table:style-name="co15" table:default-cell-style-name="ce1"/>
        <table:table-column table:style-name="co55" table:default-cell-style-name="ce1"/>
        <table:table-column table:style-name="co56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2.37" table:style-name="ce23">
            <text:p>2,37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TEMMUZ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7131.070000000003" table:formula="of:=SUM([.D4:.D90])" table:style-name="ce60">
            <text:p>27.131,07</text:p>
          </table:table-cell>
          <table:table-cell office:value-type="float" office:value="-17400.82" table:formula="of:=SUM([.E4:.E90])" table:style-name="ce60">
            <text:p>-17.400,82</text:p>
          </table:table-cell>
          <table:table-cell office:value-type="float" office:value="16133.3" table:formula="of:=SUM([.F4:.F87])" table:style-name="ce60">
            <text:p>16.133,30</text:p>
          </table:table-cell>
          <table:table-cell office:value-type="float" office:value="-20600.82" table:formula="of:=SUM([.G4:.G87])" table:style-name="ce60">
            <text:p>-20.600,82</text:p>
          </table:table-cell>
          <table:table-cell office:value-type="float" office:value="-4467.5200000000004" table:formula="of:=[.F2]+[.G2]" table:style-name="ce60">
            <text:p>-4.467,52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2" table:style-name="ce58"/>
          <table:table-cell table:number-columns-repeated="4" table:style-name="ce42"/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62.9100000000001" table:style-name="ce1">
            <text:p>1062,91</text:p>
          </table:table-cell>
          <table:table-cell table:style-name="ce42"/>
          <table:table-cell office:value-type="float" office:value="1060" table:style-name="ce1">
            <text:p>1060</text:p>
          </table:table-cell>
          <table:table-cell table:style-name="ce42"/>
          <table:table-cell office:value-type="float" office:value="1060" table:formula="of:=[.H4]+[.F5]+[.G5]" table:style-name="ce42">
            <text:p>1.06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324.23" table:style-name="ce1">
            <text:p>324,23</text:p>
          </table:table-cell>
          <table:table-cell table:style-name="ce42"/>
          <table:table-cell office:value-type="float" office:value="325" table:style-name="ce1">
            <text:p>325</text:p>
          </table:table-cell>
          <table:table-cell table:style-name="ce42"/>
          <table:table-cell office:value-type="float" office:value="1385" table:formula="of:=[.H5]+[.F6]+[.G6]" table:style-name="ce42">
            <text:p>1.385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1385" table:formula="of:=[.H6]+[.F7]+[.G7]" table:style-name="ce42">
            <text:p>1.385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8.8" table:style-name="ce1">
            <text:p>48,8</text:p>
          </table:table-cell>
          <table:table-cell table:style-name="ce42"/>
          <table:table-cell office:value-type="float" office:value="48.8" table:style-name="ce42">
            <text:p>48,80</text:p>
          </table:table-cell>
          <table:table-cell table:style-name="ce42"/>
          <table:table-cell office:value-type="float" office:value="1433.8" table:formula="of:=[.H7]+[.F8]+[.G8]" table:style-name="ce42">
            <text:p>1.433,80</text:p>
          </table:table-cell>
          <table:table-cell table:number-columns-repeated="16376"/>
        </table:table-row>
        <table:table-row table:style-name="ro4">
          <table:table-cell office:value-type="date" office:date-value="2022-07-13T00:00:00" table:style-name="ce56">
            <text:p>13.07.2022</text:p>
          </table:table-cell>
          <table:table-cell office:value-type="string" table:style-name="ce64">
            <text:p>9522138254 /CK ÇEPESAŞ/FATURA</text:p>
          </table:table-cell>
          <table:table-cell table:number-columns-repeated="2" table:style-name="ce64"/>
          <table:table-cell office:value-type="float" office:value="-1429.2" table:style-name="ce42">
            <text:p>-1.429,20</text:p>
          </table:table-cell>
          <table:table-cell table:style-name="ce42"/>
          <table:table-cell office:value-type="float" office:value="-1429.2" table:style-name="ce42">
            <text:p>-1.429,20</text:p>
          </table:table-cell>
          <table:table-cell office:value-type="float" office:value="4.5999999999999091" table:formula="of:=[.H8]+[.F9]+[.G9]" table:style-name="ce42">
            <text:p>4,6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42"/>
          <table:table-cell office:value-type="float" office:value="4.5999999999999091" table:formula="of:=[.H9]+[.F10]+[.G10]" table:style-name="ce42">
            <text:p>4,60</text:p>
          </table:table-cell>
          <table:table-cell table:number-columns-repeated="16376"/>
        </table:table-row>
        <table:table-row table:style-name="ro4">
          <table:table-cell office:value-type="date" office:date-value="2022-07-04T00:00:00" table:style-name="ce56">
            <text:p>04.07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219" table:style-name="ce42">
            <text:p>-219,00</text:p>
          </table:table-cell>
          <table:table-cell table:style-name="ce62"/>
          <table:table-cell office:value-type="float" office:value="-219" table:style-name="ce42">
            <text:p>-219,00</text:p>
          </table:table-cell>
          <table:table-cell office:value-type="float" office:value="-214.40000000000009" table:formula="of:=[.H10]+[.F11]+[.G11]" table:style-name="ce42">
            <text:p>-214,40</text:p>
          </table:table-cell>
          <table:table-cell table:number-columns-repeated="16376"/>
        </table:table-row>
        <table:table-row table:style-name="ro4">
          <table:table-cell office:value-type="date" office:date-value="2022-07-04T00:00:00" table:style-name="ce56">
            <text:p>04.07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438.6" table:style-name="ce42">
            <text:p>-438,60</text:p>
          </table:table-cell>
          <table:table-cell table:style-name="ce62"/>
          <table:table-cell office:value-type="float" office:value="-438.6" table:style-name="ce42">
            <text:p>-438,60</text:p>
          </table:table-cell>
          <table:table-cell office:value-type="float" office:value="-653.00000000000011" table:formula="of:=[.H11]+[.F12]+[.G12]" table:style-name="ce42">
            <text:p>-653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style-name="ce42"/>
          <table:table-cell table:style-name="ce62"/>
          <table:table-cell table:style-name="ce42"/>
          <table:table-cell office:value-type="float" office:value="-653.00000000000011" table:formula="of:=[.H12]+[.F13]+[.G13]" table:style-name="ce42">
            <text:p>-653,00</text:p>
          </table:table-cell>
          <table:table-cell table:number-columns-repeated="16376"/>
        </table:table-row>
        <table:table-row table:style-name="ro4">
          <table:table-cell office:value-type="date" office:date-value="2022-07-05T00:00:00" table:style-name="ce56">
            <text:p>05.07.2022</text:p>
          </table:table-cell>
          <table:table-cell office:value-type="string" table:style-name="ce63">
            <text:p>ziraat pervine havale kredi için</text:p>
          </table:table-cell>
          <table:table-cell table:number-columns-repeated="2" table:style-name="ce63"/>
          <table:table-cell table:style-name="ce42"/>
          <table:table-cell table:style-name="ce62"/>
          <table:table-cell office:value-type="float" office:value="-3450" table:style-name="ce42">
            <text:p>-3.450,00</text:p>
          </table:table-cell>
          <table:table-cell office:value-type="float" office:value="-4103" table:formula="of:=[.H13]+[.F14]+[.G14]" table:style-name="ce42">
            <text:p>-4.103,00</text:p>
          </table:table-cell>
          <table:table-cell table:number-columns-repeated="16376"/>
        </table:table-row>
        <table:table-row table:style-name="ro4">
          <table:table-cell office:value-type="date" office:date-value="2022-07-05T00:00:00" table:style-name="ce56">
            <text:p>05.07.2022</text:p>
          </table:table-cell>
          <table:table-cell office:value-type="string" table:style-name="ce1">
            <text:p>aliden gelen kredi için</text:p>
          </table:table-cell>
          <table:table-cell table:number-columns-repeated="3" table:style-name="ce1"/>
          <table:table-cell office:value-type="float" office:value="3450" table:style-name="ce25">
            <text:p>3.450,00</text:p>
          </table:table-cell>
          <table:table-cell table:style-name="ce1"/>
          <table:table-cell office:value-type="float" office:value="-653" table:formula="of:=[.H14]+[.F15]+[.G15]" table:style-name="ce42">
            <text:p>-653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4" table:style-name="ce1"/>
          <table:table-cell table:style-name="ce25"/>
          <table:table-cell table:style-name="ce1"/>
          <table:table-cell office:value-type="float" office:value="-653" table:formula="of:=[.H15]+[.F16]+[.G16]" table:style-name="ce42">
            <text:p>-653,00</text:p>
          </table:table-cell>
          <table:table-cell table:number-columns-repeated="16376"/>
        </table:table-row>
        <table:table-row table:style-name="ro4">
          <table:table-cell office:value-type="date" office:date-value="2022-07-07T00:00:00" table:style-name="ce56">
            <text:p>07.07.2022</text:p>
          </table:table-cell>
          <table:table-cell office:value-type="string" table:style-name="ce1">
            <text:p>heft ücreti</text:p>
          </table:table-cell>
          <table:table-cell table:number-columns-repeated="2" table:style-name="ce1"/>
          <table:table-cell office:value-type="float" office:value="-4.8899999999999997" table:style-name="ce42">
            <text:p>-4,89</text:p>
          </table:table-cell>
          <table:table-cell table:style-name="ce25"/>
          <table:table-cell office:value-type="float" office:value="-4.8899999999999997" table:style-name="ce42">
            <text:p>-4,89</text:p>
          </table:table-cell>
          <table:table-cell office:value-type="float" office:value="-657.89" table:formula="of:=[.H16]+[.F17]+[.G17]" table:style-name="ce42">
            <text:p>-657,89</text:p>
          </table:table-cell>
          <table:table-cell table:number-columns-repeated="16376"/>
        </table:table-row>
        <table:table-row table:style-name="ro4">
          <table:table-cell office:value-type="date" office:date-value="2022-07-07T00:00:00" table:style-name="ce56">
            <text:p>07.07.2022</text:p>
          </table:table-cell>
          <table:table-cell office:value-type="string" table:style-name="ce63">
            <text:p>Adem Özen Kira Ödemesi 2/1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62"/>
          <table:table-cell office:value-type="float" office:value="-4300" table:style-name="ce42">
            <text:p>-4.300,00</text:p>
          </table:table-cell>
          <table:table-cell office:value-type="float" office:value="-4957.8900000000003" table:formula="of:=[.H17]+[.F18]+[.G18]" table:style-name="ce42">
            <text:p>-4.957,89</text:p>
          </table:table-cell>
          <table:table-cell table:number-columns-repeated="16376"/>
        </table:table-row>
        <table:table-row table:style-name="ro4">
          <table:table-cell office:value-type="date" office:date-value="2022-07-07T00:00:00" table:style-name="ce56">
            <text:p>07.07.2022</text:p>
          </table:table-cell>
          <table:table-cell office:value-type="string" table:style-name="ce63">
            <text:p>MarRyl Aidat 2/12</text:p>
          </table:table-cell>
          <table:table-cell table:number-columns-repeated="2" table:style-name="ce63"/>
          <table:table-cell office:value-type="float" office:value="-396.5" table:style-name="ce42">
            <text:p>-396,50</text:p>
          </table:table-cell>
          <table:table-cell table:style-name="ce62"/>
          <table:table-cell office:value-type="float" office:value="-396.5" table:style-name="ce42">
            <text:p>-396,50</text:p>
          </table:table-cell>
          <table:table-cell office:value-type="float" office:value="-5354.39" table:formula="of:=[.H18]+[.F19]+[.G19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5354.39" table:formula="of:=[.H19]+[.F20]+[.G20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0000383215 /TOKATAMASY/FATURA</text:p>
          </table:table-cell>
          <table:table-cell table:number-columns-repeated="2" table:style-name="ce64"/>
          <table:table-cell office:value-type="float" office:value="-200" table:style-name="ce62">
            <text:p>-200,00</text:p>
          </table:table-cell>
          <table:table-cell table:number-columns-repeated="2" table:style-name="ce42"/>
          <table:table-cell office:value-type="float" office:value="-5354.39" table:formula="of:=[.H20]+[.F21]+[.G21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000374398 /TOKATAMASY/FATURA</text:p>
          </table:table-cell>
          <table:table-cell table:number-columns-repeated="2" table:style-name="ce64"/>
          <table:table-cell office:value-type="float" office:value="-50" table:style-name="ce62">
            <text:p>-50,00</text:p>
          </table:table-cell>
          <table:table-cell table:number-columns-repeated="2" table:style-name="ce42"/>
          <table:table-cell office:value-type="float" office:value="-5354.39" table:formula="of:=[.H21]+[.F22]+[.G22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5354.39" table:formula="of:=[.H22]+[.F23]+[.G23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amazon 240gbWd ssd-braun-64gb 4/6</text:p>
          </table:table-cell>
          <table:table-cell table:number-columns-repeated="2" table:style-name="ce64"/>
          <table:table-cell office:value-type="float" office:value="-177.65" table:style-name="ce42">
            <text:p>-177,65</text:p>
          </table:table-cell>
          <table:table-cell table:number-columns-repeated="2" table:style-name="ce42"/>
          <table:table-cell office:value-type="float" office:value="-5354.39" table:formula="of:=[.H23]+[.F24]+[.G24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topçam</text:p>
          </table:table-cell>
          <table:table-cell table:number-columns-repeated="2" table:style-name="ce64"/>
          <table:table-cell office:value-type="float" office:value="-300" table:style-name="ce42">
            <text:p>-300,00</text:p>
          </table:table-cell>
          <table:table-cell table:number-columns-repeated="2" table:style-name="ce42"/>
          <table:table-cell office:value-type="float" office:value="-5354.39" table:formula="of:=[.H24]+[.F25]+[.G25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istanbulkart</text:p>
          </table:table-cell>
          <table:table-cell table:number-columns-repeated="2" table:style-name="ce64"/>
          <table:table-cell office:value-type="float" office:value="-31.99" table:style-name="ce42">
            <text:p>-31,99</text:p>
          </table:table-cell>
          <table:table-cell table:number-columns-repeated="2" table:style-name="ce42"/>
          <table:table-cell office:value-type="float" office:value="-5354.39" table:formula="of:=[.H25]+[.F26]+[.G26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ayakkabı dechatlon ½</text:p>
          </table:table-cell>
          <table:table-cell table:number-columns-repeated="2" table:style-name="ce64"/>
          <table:table-cell office:value-type="float" office:value="-100" table:style-name="ce42">
            <text:p>-100,00</text:p>
          </table:table-cell>
          <table:table-cell table:number-columns-repeated="2" table:style-name="ce42"/>
          <table:table-cell office:value-type="float" office:value="-5354.39" table:formula="of:=[.H26]+[.F27]+[.G27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amil bebek</text:p>
          </table:table-cell>
          <table:table-cell table:number-columns-repeated="2" table:style-name="ce64"/>
          <table:table-cell office:value-type="float" office:value="-344.2" table:style-name="ce42">
            <text:p>-344,20</text:p>
          </table:table-cell>
          <table:table-cell table:number-columns-repeated="2" table:style-name="ce42"/>
          <table:table-cell office:value-type="float" office:value="-5354.39" table:formula="of:=[.H27]+[.F28]+[.G28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topçam eskişehir tokat</text:p>
          </table:table-cell>
          <table:table-cell table:number-columns-repeated="2" table:style-name="ce64"/>
          <table:table-cell office:value-type="float" office:value="-400" table:style-name="ce42">
            <text:p>-400,00</text:p>
          </table:table-cell>
          <table:table-cell table:number-columns-repeated="2" table:style-name="ce42"/>
          <table:table-cell office:value-type="float" office:value="-5354.39" table:formula="of:=[.H28]+[.F29]+[.G29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tokat avm</text:p>
          </table:table-cell>
          <table:table-cell table:number-columns-repeated="2" table:style-name="ce64"/>
          <table:table-cell office:value-type="float" office:value="-256.89" table:style-name="ce42">
            <text:p>-256,89</text:p>
          </table:table-cell>
          <table:table-cell table:number-columns-repeated="2" table:style-name="ce42"/>
          <table:table-cell office:value-type="float" office:value="-5354.39" table:formula="of:=[.H29]+[.F30]+[.G30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sen yıl petrol</text:p>
          </table:table-cell>
          <table:table-cell table:number-columns-repeated="2" table:style-name="ce64"/>
          <table:table-cell office:value-type="float" office:value="-400" table:style-name="ce42">
            <text:p>-400,00</text:p>
          </table:table-cell>
          <table:table-cell table:number-columns-repeated="2" table:style-name="ce42"/>
          <table:table-cell office:value-type="float" office:value="-5354.39" table:formula="of:=[.H30]+[.F31]+[.G31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a101 merdiven</text:p>
          </table:table-cell>
          <table:table-cell table:number-columns-repeated="2" table:style-name="ce64"/>
          <table:table-cell office:value-type="float" office:value="-529.9" table:style-name="ce42">
            <text:p>-529,90</text:p>
          </table:table-cell>
          <table:table-cell table:number-columns-repeated="2" table:style-name="ce42"/>
          <table:table-cell office:value-type="float" office:value="-5354.39" table:formula="of:=[.H31]+[.F32]+[.G32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vodafon</text:p>
          </table:table-cell>
          <table:table-cell table:number-columns-repeated="2" table:style-name="ce64"/>
          <table:table-cell office:value-type="float" office:value="-70" table:style-name="ce42">
            <text:p>-70,00</text:p>
          </table:table-cell>
          <table:table-cell table:number-columns-repeated="2" table:style-name="ce42"/>
          <table:table-cell office:value-type="float" office:value="-5354.39" table:formula="of:=[.H32]+[.F33]+[.G33]" table:style-name="ce42">
            <text:p>-5.354,39</text:p>
          </table:table-cell>
          <table:table-cell table:number-columns-repeated="16376"/>
        </table:table-row>
        <table:table-row table:style-name="ro4">
          <table:table-cell office:value-type="date" office:date-value="2022-07-05T00:00:00" table:style-name="ce56">
            <text:p>05.07.2022</text:p>
          </table:table-cell>
          <table:table-cell office:value-type="string" table:style-name="ce64">
            <text:p>4876 KK</text:p>
          </table:table-cell>
          <table:table-cell table:number-columns-repeated="2" table:style-name="ce64"/>
          <table:table-cell table:style-name="ce62"/>
          <table:table-cell table:style-name="ce42"/>
          <table:table-cell office:value-type="float" office:value="-2610.63" table:style-name="ce42">
            <text:p>-2.610,63</text:p>
          </table:table-cell>
          <table:table-cell office:value-type="float" office:value="-7965.02" table:formula="of:=[.H33]+[.F34]+[.G34]" table:style-name="ce42">
            <text:p>-7.965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merdiven alüminyum motorcu ibo iade</text:p>
          </table:table-cell>
          <table:table-cell table:style-name="ce64"/>
          <table:table-cell office:value-type="float" office:value="200" table:style-name="ce152">
            <text:p>200,00</text:p>
          </table:table-cell>
          <table:table-cell table:style-name="ce42"/>
          <table:table-cell office:value-type="float" office:value="200" table:style-name="ce42">
            <text:p>200,00</text:p>
          </table:table-cell>
          <table:table-cell table:style-name="ce42"/>
          <table:table-cell office:value-type="float" office:value="-7765.02" table:formula="of:=[.H34]+[.F35]+[.G35]" table:style-name="ce42">
            <text:p>-7.765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107" table:style-name="ce42">
            <text:p>-2.107,00</text:p>
          </table:table-cell>
          <table:table-cell table:style-name="ce42"/>
          <table:table-cell office:value-type="float" office:value="-2107" table:style-name="ce42">
            <text:p>-2.107,00</text:p>
          </table:table-cell>
          <table:table-cell office:value-type="float" office:value="-9872.02" table:formula="of:=[.H35]+[.F36]+[.G36]" table:style-name="ce42">
            <text:p>-9.872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office:value-type="float" office:value="-500" table:style-name="ce42">
            <text:p>-500,00</text:p>
          </table:table-cell>
          <table:table-cell table:style-name="ce42"/>
          <table:table-cell office:value-type="float" office:value="-500" table:style-name="ce42">
            <text:p>-500,00</text:p>
          </table:table-cell>
          <table:table-cell office:value-type="float" office:value="-10372.02" table:formula="of:=[.H36]+[.F37]+[.G37]" table:style-name="ce42">
            <text:p>-10.372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107" table:style-name="ce42">
            <text:p>-2.107,00</text:p>
          </table:table-cell>
          <table:table-cell table:style-name="ce42"/>
          <table:table-cell office:value-type="float" office:value="-2107" table:style-name="ce42">
            <text:p>-2.107,00</text:p>
          </table:table-cell>
          <table:table-cell office:value-type="float" office:value="-12479.02" table:formula="of:=[.H37]+[.F38]+[.G38]" table:style-name="ce42">
            <text:p>-12.479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office:value-type="float" office:value="-500" table:style-name="ce42">
            <text:p>-500,00</text:p>
          </table:table-cell>
          <table:table-cell table:style-name="ce42"/>
          <table:table-cell office:value-type="float" office:value="-500" table:style-name="ce42">
            <text:p>-500,00</text:p>
          </table:table-cell>
          <table:table-cell office:value-type="float" office:value="-12979.02" table:formula="of:=[.H38]+[.F39]+[.G39]" table:style-name="ce42">
            <text:p>-12.979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1"/>
          <table:table-cell office:value-type="float" office:value="-1500" table:style-name="ce42">
            <text:p>-1.500,00</text:p>
          </table:table-cell>
          <table:table-cell office:value-type="float" office:value="-14479.02" table:formula="of:=[.H39]+[.F40]+[.G40]" table:style-name="ce42">
            <text:p>-14.479,02</text:p>
          </table:table-cell>
          <table:table-cell table:number-columns-repeated="16376"/>
        </table:table-row>
        <table:table-row table:style-name="ro4">
          <table:table-cell office:value-type="date" office:date-value="2022-07-22T00:00:00" table:style-name="ce56">
            <text:p>22.07.2022</text:p>
          </table:table-cell>
          <table:table-cell office:value-type="string" table:style-name="ce1">
            <text:p>deniz otobüsü bileti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038" table:style-name="ce42">
            <text:p>-1.038,00</text:p>
          </table:table-cell>
          <table:table-cell table:style-name="ce1"/>
          <table:table-cell office:value-type="float" office:value="-1038" table:style-name="ce42">
            <text:p>-1.038,00</text:p>
          </table:table-cell>
          <table:table-cell office:value-type="float" office:value="-15517.02" table:formula="of:=[.H40]+[.F41]+[.G41]" table:style-name="ce42">
            <text:p>-15.517,02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15517.02" table:formula="of:=[.H41]+[.F42]+[.G42]" table:style-name="ce42">
            <text:p>-15.5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maaş bayramlık</text:p>
          </table:table-cell>
          <table:table-cell table:style-name="ce64"/>
          <table:table-cell office:value-type="float" office:value="1100" table:style-name="ce152">
            <text:p>1.100,00</text:p>
          </table:table-cell>
          <table:table-cell table:style-name="ce42"/>
          <table:table-cell office:value-type="float" office:value="1100" table:style-name="ce42">
            <text:p>1.100,00</text:p>
          </table:table-cell>
          <table:table-cell table:style-name="ce42"/>
          <table:table-cell office:value-type="float" office:value="-14417.02" table:formula="of:=[.H42]+[.F43]+[.G43]" table:style-name="ce42">
            <text:p>-14.4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62">
            <text:p>4.299,50</text:p>
          </table:table-cell>
          <table:table-cell table:style-name="ce1"/>
          <table:table-cell office:value-type="float" office:value="4299.5" table:style-name="ce42">
            <text:p>4.299,50</text:p>
          </table:table-cell>
          <table:table-cell table:style-name="ce42"/>
          <table:table-cell office:value-type="float" office:value="-10117.52" table:formula="of:=[.H43]+[.F44]+[.G44]" table:style-name="ce42">
            <text:p>-10.117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 mahmut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8467.52" table:formula="of:=[.H44]+[.F45]+[.G45]" table:style-name="ce42">
            <text:p>-8.467,52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2"/>
          <table:table-cell table:style-name="ce1"/>
          <table:table-cell table:number-columns-repeated="2" table:style-name="ce42"/>
          <table:table-cell office:value-type="float" office:value="-8467.52" table:formula="of:=[.H45]+[.F46]+[.G46]" table:style-name="ce42">
            <text:p>-8.467,52</text:p>
          </table:table-cell>
          <table:table-cell table:number-columns-repeated="16376"/>
        </table:table-row>
        <table:table-row table:style-name="ro4">
          <table:table-cell office:value-type="date" office:date-value="2022-07-05T00:00:00" table:style-name="ce159">
            <text:p>05.07.2022</text:p>
          </table:table-cell>
          <table:table-cell office:value-type="string" table:style-name="ce155">
            <text:p>Doğuş Kira 11/12-2022-23<text:s/><text:span text:style-name="T5">BANKADAN</text:span></text:p>
          </table:table-cell>
          <table:table-cell table:style-name="ce155"/>
          <table:table-cell office:value-type="float" office:value="4000" table:style-name="ce156">
            <text:p>4.000,00</text:p>
          </table:table-cell>
          <table:table-cell table:style-name="ce155"/>
          <table:table-cell office:value-type="float" office:value="4000" table:style-name="ce157">
            <text:p>4.000,00</text:p>
          </table:table-cell>
          <table:table-cell table:style-name="ce73"/>
          <table:table-cell office:value-type="float" office:value="-4467.5200000000004" table:formula="of:=[.H46]+[.F47]+[.G47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71"/>
          <table:table-cell office:value-type="string" table:style-name="ce149">
            <text:p>Doğuş Kira 11/12-2022-23 kalan bakiye</text:p>
          </table:table-cell>
          <table:table-cell table:style-name="ce149"/>
          <table:table-cell office:value-type="float" office:value="1000" table:style-name="ce160">
            <text:p>1.000,00</text:p>
          </table:table-cell>
          <table:table-cell table:style-name="ce149"/>
          <table:table-cell table:style-name="ce161"/>
          <table:table-cell table:style-name="ce162"/>
          <table:table-cell office:value-type="float" office:value="-4467.5200000000004" table:formula="of:=[.H47]+[.F48]+[.G48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12/12-2022-23</text:p>
          </table:table-cell>
          <table:table-cell table:style-name="ce1"/>
          <table:table-cell office:value-type="float" office:value="5000" table:style-name="ce62">
            <text:p>5.000,00</text:p>
          </table:table-cell>
          <table:table-cell table:number-columns-repeated="3" table:style-name="ce42"/>
          <table:table-cell office:value-type="float" office:value="-4467.5200000000004" table:formula="of:=[.H48]+[.F49]+[.G49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F-Kynkçı Merdal 11/12-2022</text:p>
          </table:table-cell>
          <table:table-cell table:style-name="ce1"/>
          <table:table-cell office:value-type="float" office:value="4000" table:style-name="ce50">
            <text:p>4.000,00</text:p>
          </table:table-cell>
          <table:table-cell table:number-columns-repeated="3" table:style-name="ce42"/>
          <table:table-cell office:value-type="float" office:value="-4467.5200000000004" table:formula="of:=[.H49]+[.F50]+[.G50]" table:style-name="ce42">
            <text:p>-4.467,52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2"/>
          <table:table-cell table:number-columns-repeated="3" table:style-name="ce42"/>
          <table:table-cell office:value-type="float" office:value="-4467.5200000000004" table:formula="of:=[.H50]+[.F51]+[.G51]" table:style-name="ce42">
            <text:p>-4.467,52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2"/>
          <table:table-cell table:number-columns-repeated="3" table:style-name="ce42"/>
          <table:table-cell office:value-type="float" office:value="-4467.5200000000004" table:formula="of:=[.H51]+[.F52]+[.G52]" table:style-name="ce42">
            <text:p>-4.467,52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2"/>
          <table:table-cell table:number-columns-repeated="3" table:style-name="ce42"/>
          <table:table-cell office:value-type="float" office:value="-4467.5200000000004" table:formula="of:=[.H52]+[.F53]+[.G53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163"/>
          <table:table-cell office:value-type="string" table:style-name="ce163">
            <text:p>SnyF-Kynkçı Merdal elektrik</text:p>
          </table:table-cell>
          <table:table-cell table:style-name="ce163"/>
          <table:table-cell office:value-type="float" office:value="445.63" table:style-name="ce164">
            <text:p>445,63</text:p>
          </table:table-cell>
          <table:table-cell table:style-name="ce165"/>
          <table:table-cell table:style-name="ce163"/>
          <table:table-cell table:style-name="ce165"/>
          <table:table-cell office:value-type="float" office:value="-4467.5200000000004" table:formula="of:=[.H53]+[.F54]+[.G54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63">
            <text:p>SnyF-Kynkçı Merdal 10/12-2022</text:p>
          </table:table-cell>
          <table:table-cell table:style-name="ce163"/>
          <table:table-cell office:value-type="float" office:value="4000" table:style-name="ce150">
            <text:p>4.000,00</text:p>
          </table:table-cell>
          <table:table-cell table:number-columns-repeated="3" table:style-name="ce149"/>
          <table:table-cell office:value-type="float" office:value="-4467.5200000000004" table:formula="of:=[.H54]+[.F55]+[.G55]" table:style-name="ce42">
            <text:p>-4.467,52</text:p>
          </table:table-cell>
          <table:table-cell table:number-columns-repeated="16376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7" table:style-name="ce1"/>
          <table:table-cell table:style-name="ce42"/>
          <table:table-cell table:number-columns-repeated="16376"/>
        </table:table-row>
        <table:table-row table:number-rows-repeated="1048518" table:style-name="ro5">
          <table:table-cell table:number-columns-repeated="16384"/>
        </table:table-row>
      </table:table>
      <table:table table:name="06" table:style-name="ta6">
        <table:table-column table:style-name="co15" table:default-cell-style-name="ce1"/>
        <table:table-column table:style-name="co55" table:default-cell-style-name="ce1"/>
        <table:table-column table:style-name="co56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4.95" table:style-name="ce23">
            <text:p>4,95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HAZİRAN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837.05" table:formula="of:=SUM([.D4:.D44])" table:style-name="ce60">
            <text:p>17.837,05</text:p>
          </table:table-cell>
          <table:table-cell office:value-type="float" office:value="-28058.100000000002" table:formula="of:=SUM([.E4:.E80])" table:style-name="ce60">
            <text:p>-28.058,10</text:p>
          </table:table-cell>
          <table:table-cell office:value-type="float" office:value="16654.189999999999" table:formula="of:=SUM([.F4:.F77])" table:style-name="ce60">
            <text:p>16.654,19</text:p>
          </table:table-cell>
          <table:table-cell office:value-type="float" office:value="-28058.1" table:formula="of:=SUM([.G4:.G77])" table:style-name="ce60">
            <text:p>-28.058,10</text:p>
          </table:table-cell>
          <table:table-cell office:value-type="float" office:value="-11403.91" table:formula="of:=[.F2]+[.G2]" table:style-name="ce60">
            <text:p>-11.403,91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3" table:style-name="ce42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63"/>
          <table:table-cell office:value-type="string" table:style-name="ce166">
            <text:p>Mesut Elektrik</text:p>
          </table:table-cell>
          <table:table-cell table:style-name="ce166"/>
          <table:table-cell office:value-type="float" office:value="182.86" table:style-name="ce166">
            <text:p>182,86</text:p>
          </table:table-cell>
          <table:table-cell table:number-columns-repeated="3" table:style-name="ce167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77" table:style-name="ce1">
            <text:p>996,77</text:p>
          </table:table-cell>
          <table:table-cell table:style-name="ce42"/>
          <table:table-cell office:value-type="float" office:value="996.77" table:style-name="ce42">
            <text:p>996,77</text:p>
          </table:table-cell>
          <table:table-cell table:style-name="ce42"/>
          <table:table-cell office:value-type="float" office:value="996.77" table:formula="of:=[.H5]+[.F6]+[.G6]" table:style-name="ce42">
            <text:p>996,7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49.02" table:style-name="ce1">
            <text:p>249,02</text:p>
          </table:table-cell>
          <table:table-cell table:style-name="ce42"/>
          <table:table-cell office:value-type="float" office:value="249.02" table:style-name="ce42">
            <text:p>249,02</text:p>
          </table:table-cell>
          <table:table-cell table:style-name="ce42"/>
          <table:table-cell office:value-type="float" office:value="1245.79" table:formula="of:=[.H6]+[.F7]+[.G7]" table:style-name="ce42">
            <text:p>1.245,7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140.4" table:style-name="ce1">
            <text:p>140,4</text:p>
          </table:table-cell>
          <table:table-cell table:style-name="ce42"/>
          <table:table-cell office:value-type="float" office:value="140.4" table:style-name="ce42">
            <text:p>140,40</text:p>
          </table:table-cell>
          <table:table-cell table:style-name="ce42"/>
          <table:table-cell office:value-type="float" office:value="1386.19" table:formula="of:=[.H7]+[.F8]+[.G8]" table:style-name="ce42">
            <text:p>1.386,1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68">
            <text:p>9522138254 /CK ÇEPESAŞ/FATURA</text:p>
          </table:table-cell>
          <table:table-cell table:number-columns-repeated="2" table:style-name="ce168"/>
          <table:table-cell office:value-type="float" office:value="-1317.2" table:style-name="ce169">
            <text:p>-1.317,20</text:p>
          </table:table-cell>
          <table:table-cell table:style-name="ce169"/>
          <table:table-cell office:value-type="float" office:value="-1317.2" table:style-name="ce169">
            <text:p>-1.317,20</text:p>
          </table:table-cell>
          <table:table-cell office:value-type="float" office:value="68.990000000000009" table:formula="of:=[.H8]+[.F9]+[.G9]" table:style-name="ce42">
            <text:p>68,9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68.990000000000009" table:formula="of:=[.H9]+[.F10]+[.G10]" table:style-name="ce42">
            <text:p>68,99</text:p>
          </table:table-cell>
          <table:table-cell table:number-columns-repeated="16376"/>
        </table:table-row>
        <table:table-row table:style-name="ro4">
          <table:table-cell office:value-type="date" office:date-value="2022-06-06T00:00:00" table:style-name="ce56">
            <text:p>06.06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200.1" table:style-name="ce42">
            <text:p>-200,10</text:p>
          </table:table-cell>
          <table:table-cell table:style-name="ce62"/>
          <table:table-cell office:value-type="float" office:value="-200.1" table:style-name="ce42">
            <text:p>-200,10</text:p>
          </table:table-cell>
          <table:table-cell office:value-type="float" office:value="-131.10999999999999" table:formula="of:=[.H10]+[.F11]+[.G11]" table:style-name="ce42">
            <text:p>-131,11</text:p>
          </table:table-cell>
          <table:table-cell table:number-columns-repeated="16376"/>
        </table:table-row>
        <table:table-row table:style-name="ro4">
          <table:table-cell office:value-type="date" office:date-value="2022-06-06T00:00:00" table:style-name="ce56">
            <text:p>06.06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395.4" table:style-name="ce42">
            <text:p>-395,40</text:p>
          </table:table-cell>
          <table:table-cell table:style-name="ce62"/>
          <table:table-cell office:value-type="float" office:value="-395.4" table:style-name="ce42">
            <text:p>-395,40</text:p>
          </table:table-cell>
          <table:table-cell office:value-type="float" office:value="-526.51" table:formula="of:=[.H11]+[.F12]+[.G12]" table:style-name="ce42">
            <text:p>-526,5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style-name="ce42"/>
          <table:table-cell office:value-type="float" office:value="-526.51" table:formula="of:=[.H12]+[.F13]+[.G13]" table:style-name="ce42">
            <text:p>-526,51</text:p>
          </table:table-cell>
          <table:table-cell table:number-columns-repeated="16376"/>
        </table:table-row>
        <table:table-row table:style-name="ro4">
          <table:table-cell office:value-type="date" office:date-value="2022-06-07T00:00:00" table:style-name="ce56">
            <text:p>07.06.2022</text:p>
          </table:table-cell>
          <table:table-cell office:value-type="string" table:style-name="ce63">
            <text:p>Yasemin İstanbul Kira</text:p>
          </table:table-cell>
          <table:table-cell table:number-columns-repeated="2" table:style-name="ce63"/>
          <table:table-cell table:number-columns-repeated="2" table:style-name="ce62"/>
          <table:table-cell table:style-name="ce42"/>
          <table:table-cell office:value-type="float" office:value="-526.51" table:formula="of:=[.H13]+[.F14]+[.G14]" table:style-name="ce42">
            <text:p>-52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rmara Royal anadolu inş. Komisyo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4820" table:style-name="ce42">
            <text:p>-4.820,00</text:p>
          </table:table-cell>
          <table:table-cell table:style-name="ce42"/>
          <table:table-cell office:value-type="float" office:value="-4820" table:style-name="ce42">
            <text:p>-4.820,00</text:p>
          </table:table-cell>
          <table:table-cell office:value-type="float" office:value="-5346.51" table:formula="of:=[.H14]+[.F15]+[.G15]" table:style-name="ce42">
            <text:p>-5.34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rRyl anadolu inş. Komisyon 5070 TL</text:p>
          </table:table-cell>
          <table:table-cell office:value-type="string" table:style-name="ce1">
            <text:p>NK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table:style-name="ce42"/>
          <table:table-cell office:value-type="float" office:value="-250" table:style-name="ce42">
            <text:p>-250,00</text:p>
          </table:table-cell>
          <table:table-cell office:value-type="float" office:value="-5596.51" table:formula="of:=[.H15]+[.F16]+[.G16]" table:style-name="ce42">
            <text:p>-5.596,51</text:p>
          </table:table-cell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2" table:style-name="ce42"/>
          <table:table-cell office:value-type="float" office:value="-5596.51" table:formula="of:=[.H16]+[.F17]+[.G17]" table:style-name="ce42">
            <text:p>-5.5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dem Özen depozit 8, 600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-5596.51" table:formula="of:=[.H17]+[.F18]+[.G18]" table:style-name="ce42">
            <text:p>-5.5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dem Özen kira 1/12 4, 300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-5596.51" table:formula="of:=[.H18]+[.F19]+[.G19]" table:style-name="ce42">
            <text:p>-5.5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rRyl aidat (7 gün) - 100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-5596.51" table:formula="of:=[.H19]+[.F20]+[.G20]" table:style-name="ce42">
            <text:p>-5.5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dem Özen Kira 1/12 + Depozit – Aida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2800" table:style-name="ce42">
            <text:p>-12.800,00</text:p>
          </table:table-cell>
          <table:table-cell table:style-name="ce42"/>
          <table:table-cell office:value-type="float" office:value="-12800" table:style-name="ce42">
            <text:p>-12.800,00</text:p>
          </table:table-cell>
          <table:table-cell office:value-type="float" office:value="-18396.510000000002" table:formula="of:=[.H20]+[.F21]+[.G21]" table:style-name="ce42">
            <text:p>-18.3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rRyl aidat</text:p>
          </table:table-cell>
          <table:table-cell table:number-columns-repeated="2" table:style-name="ce1"/>
          <table:table-cell office:value-type="float" office:value="-421.5" table:style-name="ce42">
            <text:p>-421,50</text:p>
          </table:table-cell>
          <table:table-cell table:style-name="ce42"/>
          <table:table-cell office:value-type="float" office:value="-421.5" table:style-name="ce42">
            <text:p>-421,50</text:p>
          </table:table-cell>
          <table:table-cell office:value-type="float" office:value="-18818.010000000002" table:formula="of:=[.H21]+[.F22]+[.G22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style-name="ce42"/>
          <table:table-cell office:value-type="float" office:value="-18818.010000000002" table:formula="of:=[.H22]+[.F23]+[.G23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70">
            <text:p>amazon 240gbWd ssd-braun-64gb 3/6</text:p>
          </table:table-cell>
          <table:table-cell table:number-columns-repeated="2" table:style-name="ce170"/>
          <table:table-cell office:value-type="float" office:value="-177.65" table:style-name="ce171">
            <text:p>-177,65</text:p>
          </table:table-cell>
          <table:table-cell table:number-columns-repeated="2" table:style-name="ce171"/>
          <table:table-cell office:value-type="float" office:value="-18818.010000000002" table:formula="of:=[.H23]+[.F24]+[.G24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tokat avm</text:p>
          </table:table-cell>
          <table:table-cell table:number-columns-repeated="2" table:style-name="ce64"/>
          <table:table-cell office:value-type="float" office:value="-389.06" table:style-name="ce42">
            <text:p>-389,06</text:p>
          </table:table-cell>
          <table:table-cell table:number-columns-repeated="2" table:style-name="ce42"/>
          <table:table-cell office:value-type="float" office:value="-18818.010000000002" table:formula="of:=[.H24]+[.F25]+[.G25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benzin<text:s text:c="3"/></text:p>
          </table:table-cell>
          <table:table-cell table:number-columns-repeated="2" table:style-name="ce64"/>
          <table:table-cell office:value-type="float" office:value="-200" table:style-name="ce42">
            <text:p>-200,00</text:p>
          </table:table-cell>
          <table:table-cell table:number-columns-repeated="2" table:style-name="ce42"/>
          <table:table-cell office:value-type="float" office:value="-18818.010000000002" table:formula="of:=[.H25]+[.F26]+[.G26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migros şimşek yem</text:p>
          </table:table-cell>
          <table:table-cell table:number-columns-repeated="2" table:style-name="ce64"/>
          <table:table-cell office:value-type="float" office:value="-225" table:style-name="ce42">
            <text:p>-225,00</text:p>
          </table:table-cell>
          <table:table-cell table:number-columns-repeated="2" table:style-name="ce42"/>
          <table:table-cell office:value-type="float" office:value="-18818.010000000002" table:formula="of:=[.H26]+[.F27]+[.G27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fide bahçe</text:p>
          </table:table-cell>
          <table:table-cell table:number-columns-repeated="2" table:style-name="ce64"/>
          <table:table-cell office:value-type="float" office:value="-300" table:style-name="ce42">
            <text:p>-300,00</text:p>
          </table:table-cell>
          <table:table-cell table:number-columns-repeated="2" table:style-name="ce42"/>
          <table:table-cell office:value-type="float" office:value="-18818.010000000002" table:formula="of:=[.H27]+[.F28]+[.G28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Benzin + gaz</text:p>
          </table:table-cell>
          <table:table-cell table:number-columns-repeated="2" table:style-name="ce64"/>
          <table:table-cell office:value-type="float" office:value="-200" table:style-name="ce42">
            <text:p>-200,00</text:p>
          </table:table-cell>
          <table:table-cell table:number-columns-repeated="2" table:style-name="ce42"/>
          <table:table-cell office:value-type="float" office:value="-18818.010000000002" table:formula="of:=[.H28]+[.F29]+[.G29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Vodafone 2240</text:p>
          </table:table-cell>
          <table:table-cell table:number-columns-repeated="2" table:style-name="ce64"/>
          <table:table-cell office:value-type="float" office:value="-70" table:style-name="ce42">
            <text:p>-70,00</text:p>
          </table:table-cell>
          <table:table-cell table:number-columns-repeated="2" table:style-name="ce42"/>
          <table:table-cell office:value-type="float" office:value="-18818.010000000002" table:formula="of:=[.H29]+[.F30]+[.G30]" table:style-name="ce42">
            <text:p>-18.818,01</text:p>
          </table:table-cell>
          <table:table-cell table:number-columns-repeated="16376"/>
        </table:table-row>
        <table:table-row table:style-name="ro4">
          <table:table-cell office:value-type="date" office:date-value="2022-06-06T00:00:00" table:style-name="ce56">
            <text:p>06.06.2022</text:p>
          </table:table-cell>
          <table:table-cell office:value-type="string" table:style-name="ce168">
            <text:p>4876 KK</text:p>
          </table:table-cell>
          <table:table-cell table:number-columns-repeated="2" table:style-name="ce168"/>
          <table:table-cell table:style-name="ce172"/>
          <table:table-cell table:style-name="ce169"/>
          <table:table-cell office:value-type="float" office:value="-1561.71" table:style-name="ce169">
            <text:p>-1.561,71</text:p>
          </table:table-cell>
          <table:table-cell office:value-type="float" office:value="-20379.72" table:formula="of:=[.H30]+[.F31]+[.G31]" table:style-name="ce42">
            <text:p>-20.379,7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style-name="ce62"/>
          <table:table-cell table:number-columns-repeated="2" table:style-name="ce42"/>
          <table:table-cell office:value-type="float" office:value="-20379.72" table:formula="of:=[.H31]+[.F32]+[.G32]" table:style-name="ce42">
            <text:p>-20.379,72</text:p>
          </table:table-cell>
          <table:table-cell table:number-columns-repeated="16376"/>
        </table:table-row>
        <table:table-row table:style-name="ro4">
          <table:table-cell office:value-type="date" office:date-value="2022-06-16T00:00:00" table:style-name="ce56">
            <text:p>16.06.2022</text:p>
          </table:table-cell>
          <table:table-cell office:value-type="string" table:style-name="ce64">
            <text:p>8758480300 çepesaş</text:p>
          </table:table-cell>
          <table:table-cell table:number-columns-repeated="2" table:style-name="ce64"/>
          <table:table-cell office:value-type="float" office:value="-99.5" table:style-name="ce42">
            <text:p>-99,50</text:p>
          </table:table-cell>
          <table:table-cell table:style-name="ce42"/>
          <table:table-cell office:value-type="float" office:value="-130.72999999999999" table:style-name="ce42">
            <text:p>-130,73</text:p>
          </table:table-cell>
          <table:table-cell office:value-type="float" office:value="-20510.45" table:formula="of:=[.H32]+[.F33]+[.G33]" table:style-name="ce42">
            <text:p>-20.510,45</text:p>
          </table:table-cell>
          <table:table-cell table:number-columns-repeated="16376"/>
        </table:table-row>
        <table:table-row table:style-name="ro4">
          <table:table-cell office:value-type="date" office:date-value="2022-06-17T00:00:00" table:style-name="ce56">
            <text:p>17.06.2022</text:p>
          </table:table-cell>
          <table:table-cell office:value-type="string" table:style-name="ce64">
            <text:p>0000383215 /TOKATAMASY/FATURA</text:p>
          </table:table-cell>
          <table:table-cell table:number-columns-repeated="2" table:style-name="ce64"/>
          <table:table-cell office:value-type="float" office:value="-49.96" table:style-name="ce42">
            <text:p>-49,96</text:p>
          </table:table-cell>
          <table:table-cell table:style-name="ce42"/>
          <table:table-cell office:value-type="float" office:value="-49.96" table:style-name="ce42">
            <text:p>-49,96</text:p>
          </table:table-cell>
          <table:table-cell office:value-type="float" office:value="-20560.41" table:formula="of:=[.H33]+[.F34]+[.G34]" table:style-name="ce42">
            <text:p>-20.560,41</text:p>
          </table:table-cell>
          <table:table-cell table:number-columns-repeated="16376"/>
        </table:table-row>
        <table:table-row table:style-name="ro4">
          <table:table-cell office:value-type="date" office:date-value="2022-06-16T00:00:00" table:style-name="ce56">
            <text:p>16.06.2022</text:p>
          </table:table-cell>
          <table:table-cell office:value-type="string" table:style-name="ce64">
            <text:p>000374398 /TOKATAMASY/FATURA</text:p>
          </table:table-cell>
          <table:table-cell table:number-columns-repeated="2" table:style-name="ce64"/>
          <table:table-cell office:value-type="float" office:value="-130.72999999999999" table:style-name="ce42">
            <text:p>-130,73</text:p>
          </table:table-cell>
          <table:table-cell table:style-name="ce42"/>
          <table:table-cell office:value-type="float" office:value="-99.5" table:style-name="ce42">
            <text:p>-99,50</text:p>
          </table:table-cell>
          <table:table-cell office:value-type="float" office:value="-20659.91" table:formula="of:=[.H34]+[.F35]+[.G35]" table:style-name="ce42">
            <text:p>-20.659,9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20659.91" table:formula="of:=[.H35]+[.F36]+[.G36]" table:style-name="ce42">
            <text:p>-20.659,91</text:p>
          </table:table-cell>
          <table:table-cell table:number-columns-repeated="16376"/>
        </table:table-row>
        <table:table-row table:style-name="ro4">
          <table:table-cell office:value-type="date" office:date-value="2022-06-27T00:00:00" table:style-name="ce56">
            <text:p>27.06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6" table:style-name="ce42">
            <text:p>-1.506,00</text:p>
          </table:table-cell>
          <table:table-cell table:style-name="ce42"/>
          <table:table-cell office:value-type="float" office:value="-1506" table:style-name="ce42">
            <text:p>-1.506,00</text:p>
          </table:table-cell>
          <table:table-cell office:value-type="float" office:value="-22165.91" table:formula="of:=[.H36]+[.F37]+[.G37]" table:style-name="ce42">
            <text:p>-22.165,91</text:p>
          </table:table-cell>
          <table:table-cell table:number-columns-repeated="16376"/>
        </table:table-row>
        <table:table-row table:style-name="ro4">
          <table:table-cell office:value-type="date" office:date-value="2022-06-27T00:00:00" table:style-name="ce56">
            <text:p>27.06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6" table:style-name="ce42">
            <text:p>-1.506,00</text:p>
          </table:table-cell>
          <table:table-cell table:style-name="ce42"/>
          <table:table-cell office:value-type="float" office:value="-1506" table:style-name="ce42">
            <text:p>-1.506,00</text:p>
          </table:table-cell>
          <table:table-cell office:value-type="float" office:value="-23671.91" table:formula="of:=[.H37]+[.F38]+[.G38]" table:style-name="ce42">
            <text:p>-23.671,9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 + istatnbul</text:p>
          </table:table-cell>
          <table:table-cell table:number-columns-repeated="2" table:style-name="ce1"/>
          <table:table-cell office:value-type="float" office:value="-3000" table:style-name="ce42">
            <text:p>-3.000,00</text:p>
          </table:table-cell>
          <table:table-cell table:style-name="ce1"/>
          <table:table-cell office:value-type="float" office:value="-3000" table:style-name="ce42">
            <text:p>-3.000,00</text:p>
          </table:table-cell>
          <table:table-cell office:value-type="float" office:value="-26671.91" table:formula="of:=[.H38]+[.F39]+[.G39]" table:style-name="ce42">
            <text:p>-26.671,9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26671.91" table:formula="of:=[.H39]+[.F40]+[.G40]" table:style-name="ce42">
            <text:p>-26.671,91</text:p>
          </table:table-cell>
          <table:table-cell table:number-columns-repeated="16376"/>
        </table:table-row>
        <table:table-row table:style-name="ro4">
          <table:table-cell office:value-type="date" office:date-value="2022-06-27T00:00:00" table:style-name="ce56">
            <text:p>27.06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23651.54" table:formula="of:=[.H40]+[.F41]+[.G41]" table:style-name="ce42">
            <text:p>-23.651,54</text:p>
          </table:table-cell>
          <table:table-cell table:number-columns-repeated="16376"/>
        </table:table-row>
        <table:table-row table:style-name="ro4">
          <table:table-cell office:value-type="date" office:date-value="2022-06-30T00:00:00" table:style-name="ce56">
            <text:p>30.06.2022</text:p>
          </table:table-cell>
          <table:table-cell office:value-type="string" table:style-name="ce1">
            <text:p>Tuzgümrüğü kira salihten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22001.54" table:formula="of:=[.H41]+[.F42]+[.G42]" table:style-name="ce42">
            <text:p>-22.001,54</text:p>
          </table:table-cell>
          <table:table-cell table:number-columns-repeated="16376"/>
        </table:table-row>
        <table:table-row table:style-name="ro4">
          <table:table-cell table:style-name="ce163"/>
          <table:table-cell office:value-type="string" table:style-name="ce163">
            <text:p>Doğuş Kira 11/12-2022-23</text:p>
          </table:table-cell>
          <table:table-cell table:style-name="ce163"/>
          <table:table-cell office:value-type="float" office:value="5000" table:style-name="ce165">
            <text:p>5.000,00</text:p>
          </table:table-cell>
          <table:table-cell table:number-columns-repeated="3" table:style-name="ce165"/>
          <table:table-cell office:value-type="float" office:value="-22001.54" table:formula="of:=[.H42]+[.F43]+[.G43]" table:style-name="ce42">
            <text:p>-22.001,54</text:p>
          </table:table-cell>
          <table:table-cell table:number-columns-repeated="16376"/>
        </table:table-row>
        <table:table-row table:style-name="ro4">
          <table:table-cell office:value-type="float" office:value="2022" table:style-name="ce1">
            <text:p>2022</text:p>
          </table:table-cell>
          <table:table-cell office:value-type="string" table:style-name="ce1">
            <text:p>Ali Paşa Kira ++++++++++++++++++</text:p>
          </table:table-cell>
          <table:table-cell table:style-name="ce1"/>
          <table:table-cell office:value-type="float" office:value="6597.63" table:style-name="ce20">
            <text:p>6.597,63</text:p>
          </table:table-cell>
          <table:table-cell table:style-name="ce1"/>
          <table:table-cell office:value-type="float" office:value="6597.63" table:style-name="ce25">
            <text:p>6.597,63</text:p>
          </table:table-cell>
          <table:table-cell table:style-name="ce1"/>
          <table:table-cell office:value-type="float" office:value="-15403.91" table:formula="of:=[.H43]+[.F44]+[.G44]" table:style-name="ce42">
            <text:p>-15.403,91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20"/>
          <table:table-cell table:style-name="ce1"/>
          <table:table-cell table:style-name="ce25"/>
          <table:table-cell table:style-name="ce1"/>
          <table:table-cell office:value-type="float" office:value="-15403.91" table:formula="of:=[.H44]+[.F45]+[.G45]" table:style-name="ce42">
            <text:p>-15.403,91</text:p>
          </table:table-cell>
          <table:table-cell table:number-columns-repeated="16376"/>
        </table:table-row>
        <table:table-row table:style-name="ro4">
          <table:table-cell office:value-type="date" office:date-value="2022-06-20T00:00:00" table:style-name="ce159">
            <text:p>20.06.2022</text:p>
          </table:table-cell>
          <table:table-cell office:value-type="string" table:style-name="ce155">
            <text:p>SnyF-Kynkçı Merdal 9/12-2022</text:p>
          </table:table-cell>
          <table:table-cell table:number-columns-repeated="3" table:style-name="ce155"/>
          <table:table-cell office:value-type="float" office:value="4000" table:style-name="ce157">
            <text:p>4.000,00</text:p>
          </table:table-cell>
          <table:table-cell table:style-name="ce155"/>
          <table:table-cell office:value-type="float" office:value="-11403.91" table:formula="of:=[.H45]+[.F46]+[.G46]" table:style-name="ce42">
            <text:p>-11.403,91</text:p>
          </table:table-cell>
          <table:table-cell table:number-columns-repeated="16376"/>
        </table:table-row>
        <table:table-row table:style-name="ro4">
          <table:table-cell table:style-name="ce163"/>
          <table:table-cell office:value-type="string" table:style-name="ce163">
            <text:p>SnyF-Kynkçı Merdal 10/12-2022</text:p>
          </table:table-cell>
          <table:table-cell table:style-name="ce163"/>
          <table:table-cell office:value-type="float" office:value="4000" table:style-name="ce173">
            <text:p>4.000,00</text:p>
          </table:table-cell>
          <table:table-cell table:number-columns-repeated="3" table:style-name="ce163"/>
          <table:table-cell office:value-type="float" office:value="-11403.91" table:formula="of:=[.H46]+[.F47]+[.G47]" table:style-name="ce42">
            <text:p>-11.403,91</text:p>
          </table:table-cell>
          <table:table-cell table:number-columns-repeated="16376"/>
        </table:table-row>
        <table:table-row table:number-rows-repeated="1048529" table:style-name="ro5">
          <table:table-cell table:number-columns-repeated="16384"/>
        </table:table-row>
      </table:table>
      <table:table table:name="05" table:style-name="ta2">
        <table:table-column table:style-name="co15" table:default-cell-style-name="ce1"/>
        <table:table-column table:style-name="co55" table:default-cell-style-name="ce1"/>
        <table:table-column table:style-name="co56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office:value-type="string" table:style-name="ce1">
            <text:p>tüfe</text:p>
          </table:table-cell>
          <table:table-cell office:value-type="float" office:value="2.98" table:style-name="ce23">
            <text:p>2,98</text:p>
          </table:table-cell>
          <table:table-cell table:number-columns-repeated="3" table:style-name="ce1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MAYIS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1328.34" table:formula="of:=SUM([.D4:.D32])" table:style-name="ce60">
            <text:p>11.328,34</text:p>
          </table:table-cell>
          <table:table-cell office:value-type="float" office:value="-7712.66" table:formula="of:=SUM([.E4:.E68])" table:style-name="ce60">
            <text:p>-7.712,66</text:p>
          </table:table-cell>
          <table:table-cell office:value-type="float" office:value="9522.369999999999" table:formula="of:=SUM([.F4:.F65])" table:style-name="ce60">
            <text:p>9.522,37</text:p>
          </table:table-cell>
          <table:table-cell office:value-type="float" office:value="-7722.66" table:formula="of:=SUM([.G4:.G65])" table:style-name="ce60">
            <text:p>-7.722,66</text:p>
          </table:table-cell>
          <table:table-cell office:value-type="float" office:value="1799.7099999999991" table:formula="of:=[.F2]+[.G2]" table:style-name="ce60">
            <text:p>1.799,71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2" table:style-name="ce1"/>
          <table:table-cell table:number-columns-repeated="3" table:style-name="ce57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3" table:style-name="ce42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sut Elektrik</text:p>
          </table:table-cell>
          <table:table-cell table:style-name="ce1"/>
          <table:table-cell office:value-type="float" office:value="155.6" table:style-name="ce1">
            <text:p>155,6</text:p>
          </table:table-cell>
          <table:table-cell table:style-name="ce42"/>
          <table:table-cell office:value-type="float" office:value="155" table:style-name="ce42">
            <text:p>155,00</text:p>
          </table:table-cell>
          <table:table-cell table:style-name="ce42"/>
          <table:table-cell office:value-type="float" office:value="155" table:formula="of:=[.H4]+[.F5]+[.G5]" table:style-name="ce42">
            <text:p>155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36.21" table:style-name="ce1">
            <text:p>1036,21</text:p>
          </table:table-cell>
          <table:table-cell table:style-name="ce42"/>
          <table:table-cell office:value-type="float" office:value="1035" table:style-name="ce42">
            <text:p>1.035,00</text:p>
          </table:table-cell>
          <table:table-cell table:style-name="ce42"/>
          <table:table-cell office:value-type="float" office:value="1190" table:formula="of:=[.H5]+[.F6]+[.G6]" table:style-name="ce42">
            <text:p>1.19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mre Elektrik 200 kalan teminat</text:p>
          </table:table-cell>
          <table:table-cell table:style-name="ce1"/>
          <table:table-cell office:value-type="float" office:value="153.68" table:style-name="ce1">
            <text:p>153,68</text:p>
          </table:table-cell>
          <table:table-cell table:style-name="ce42"/>
          <table:table-cell office:value-type="float" office:value="350" table:style-name="ce42">
            <text:p>350,00</text:p>
          </table:table-cell>
          <table:table-cell table:style-name="ce42"/>
          <table:table-cell office:value-type="float" office:value="1540" table:formula="of:=[.H6]+[.F7]+[.G7]" table:style-name="ce42">
            <text:p>1.54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230.48" table:style-name="ce1">
            <text:p>230,48</text:p>
          </table:table-cell>
          <table:table-cell table:style-name="ce42"/>
          <table:table-cell office:value-type="float" office:value="230" table:style-name="ce42">
            <text:p>230,00</text:p>
          </table:table-cell>
          <table:table-cell table:style-name="ce42"/>
          <table:table-cell office:value-type="float" office:value="1770" table:formula="of:=[.H7]+[.F8]+[.G8]" table:style-name="ce42">
            <text:p>1.77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42"/>
          <table:table-cell office:value-type="float" office:value="82" table:style-name="ce42">
            <text:p>82,00</text:p>
          </table:table-cell>
          <table:table-cell table:style-name="ce42"/>
          <table:table-cell office:value-type="float" office:value="1852" table:formula="of:=[.H8]+[.F9]+[.G9]" table:style-name="ce42">
            <text:p>1.852,00</text:p>
          </table:table-cell>
          <table:table-cell table:number-columns-repeated="16376"/>
        </table:table-row>
        <table:table-row table:style-name="ro4">
          <table:table-cell office:value-type="date" office:date-value="2022-05-10T00:00:00" table:style-name="ce56">
            <text:p>10.05.2022</text:p>
          </table:table-cell>
          <table:table-cell office:value-type="string" table:style-name="ce64">
            <text:p>9522138254 /CK ÇEPESAŞ/FATURA</text:p>
          </table:table-cell>
          <table:table-cell table:number-columns-repeated="2" table:style-name="ce64"/>
          <table:table-cell office:value-type="float" office:value="-1360.1" table:style-name="ce42">
            <text:p>-1.360,10</text:p>
          </table:table-cell>
          <table:table-cell table:style-name="ce42"/>
          <table:table-cell office:value-type="float" office:value="-1360.1" table:style-name="ce42">
            <text:p>-1.360,10</text:p>
          </table:table-cell>
          <table:table-cell office:value-type="float" office:value="491.90000000000009" table:formula="of:=[.H9]+[.F10]+[.G10]" table:style-name="ce42">
            <text:p>491,90</text:p>
          </table:table-cell>
          <table:table-cell table:number-columns-repeated="16376"/>
        </table:table-row>
        <table:table-row table:style-name="ro4">
          <table:table-cell office:value-type="date" office:date-value="2022-05-05T00:00:00" table:style-name="ce56">
            <text:p>05.05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197.1" table:style-name="ce42">
            <text:p>-197,10</text:p>
          </table:table-cell>
          <table:table-cell table:style-name="ce42"/>
          <table:table-cell office:value-type="float" office:value="-197.1" table:style-name="ce42">
            <text:p>-197,10</text:p>
          </table:table-cell>
          <table:table-cell office:value-type="float" office:value="294.80000000000007" table:formula="of:=[.H10]+[.F11]+[.G11]" table:style-name="ce42">
            <text:p>294,80</text:p>
          </table:table-cell>
          <table:table-cell table:number-columns-repeated="16376"/>
        </table:table-row>
        <table:table-row table:style-name="ro4">
          <table:table-cell office:value-type="date" office:date-value="2022-05-05T00:00:00" table:style-name="ce56">
            <text:p>05.05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365.7" table:style-name="ce42">
            <text:p>-365,70</text:p>
          </table:table-cell>
          <table:table-cell table:style-name="ce42"/>
          <table:table-cell office:value-type="float" office:value="-365.7" table:style-name="ce42">
            <text:p>-365,70</text:p>
          </table:table-cell>
          <table:table-cell office:value-type="float" office:value="-70.89999999999992" table:formula="of:=[.H11]+[.F12]+[.G12]" table:style-name="ce42">
            <text:p>-70,9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70.89999999999992" table:formula="of:=[.H12]+[.F13]+[.G13]" table:style-name="ce42">
            <text:p>-70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0000383215 /TOKATAMASY/FATURA</text:p>
          </table:table-cell>
          <table:table-cell table:number-columns-repeated="2" table:style-name="ce64"/>
          <table:table-cell office:value-type="float" office:value="-54.54" table:style-name="ce42">
            <text:p>-54,54</text:p>
          </table:table-cell>
          <table:table-cell table:style-name="ce42"/>
          <table:table-cell office:value-type="float" office:value="-54.54" table:style-name="ce42">
            <text:p>-54,54</text:p>
          </table:table-cell>
          <table:table-cell office:value-type="float" office:value="-125.43999999999991" table:formula="of:=[.H13]+[.F14]+[.G14]" table:style-name="ce42">
            <text:p>-125,4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000374398 /TOKATAMASY/FATURA</text:p>
          </table:table-cell>
          <table:table-cell table:number-columns-repeated="2" table:style-name="ce64"/>
          <table:table-cell office:value-type="float" office:value="-327.25" table:style-name="ce42">
            <text:p>-327,25</text:p>
          </table:table-cell>
          <table:table-cell table:style-name="ce42"/>
          <table:table-cell office:value-type="float" office:value="-327.25" table:style-name="ce42">
            <text:p>-327,25</text:p>
          </table:table-cell>
          <table:table-cell office:value-type="float" office:value="-452.68999999999994" table:formula="of:=[.H14]+[.F15]+[.G15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452.68999999999994" table:formula="of:=[.H15]+[.F16]+[.G16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70">
            <text:p>audi benzin</text:p>
          </table:table-cell>
          <table:table-cell table:number-columns-repeated="2" table:style-name="ce170"/>
          <table:table-cell office:value-type="float" office:value="-100" table:style-name="ce171">
            <text:p>-100,00</text:p>
          </table:table-cell>
          <table:table-cell table:number-columns-repeated="2" table:style-name="ce171"/>
          <table:table-cell office:value-type="float" office:value="-452.68999999999994" table:formula="of:=[.H16]+[.F17]+[.G17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erenler gıda</text:p>
          </table:table-cell>
          <table:table-cell table:number-columns-repeated="2" table:style-name="ce64"/>
          <table:table-cell office:value-type="float" office:value="-115.31" table:style-name="ce42">
            <text:p>-115,31</text:p>
          </table:table-cell>
          <table:table-cell table:number-columns-repeated="2" table:style-name="ce42"/>
          <table:table-cell office:value-type="float" office:value="-452.68999999999994" table:formula="of:=[.H17]+[.F18]+[.G18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erenler gıda</text:p>
          </table:table-cell>
          <table:table-cell table:number-columns-repeated="2" table:style-name="ce64"/>
          <table:table-cell office:value-type="float" office:value="-39.18" table:style-name="ce42">
            <text:p>-39,18</text:p>
          </table:table-cell>
          <table:table-cell table:number-columns-repeated="2" table:style-name="ce42"/>
          <table:table-cell office:value-type="float" office:value="-452.68999999999994" table:formula="of:=[.H18]+[.F19]+[.G19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audi benzin</text:p>
          </table:table-cell>
          <table:table-cell table:number-columns-repeated="2" table:style-name="ce64"/>
          <table:table-cell office:value-type="float" office:value="-200" table:style-name="ce42">
            <text:p>-200,00</text:p>
          </table:table-cell>
          <table:table-cell table:number-columns-repeated="2" table:style-name="ce42"/>
          <table:table-cell office:value-type="float" office:value="-452.68999999999994" table:formula="of:=[.H19]+[.F20]+[.G20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Vodafon 2240</text:p>
          </table:table-cell>
          <table:table-cell table:number-columns-repeated="2" table:style-name="ce64"/>
          <table:table-cell office:value-type="float" office:value="-70" table:style-name="ce42">
            <text:p>-70,00</text:p>
          </table:table-cell>
          <table:table-cell table:number-columns-repeated="2" table:style-name="ce42"/>
          <table:table-cell office:value-type="float" office:value="-452.68999999999994" table:formula="of:=[.H20]+[.F21]+[.G21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bahçe su parası</text:p>
          </table:table-cell>
          <table:table-cell table:number-columns-repeated="2" table:style-name="ce64"/>
          <table:table-cell office:value-type="float" office:value="-205.83" table:style-name="ce42">
            <text:p>-205,83</text:p>
          </table:table-cell>
          <table:table-cell table:number-columns-repeated="2" table:style-name="ce42"/>
          <table:table-cell office:value-type="float" office:value="-452.68999999999994" table:formula="of:=[.H21]+[.F22]+[.G22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amazon 240gbWd ssd-braun-64gb 2/6</text:p>
          </table:table-cell>
          <table:table-cell table:number-columns-repeated="2" table:style-name="ce64"/>
          <table:table-cell office:value-type="float" office:value="-177.65" table:style-name="ce42">
            <text:p>-177,65</text:p>
          </table:table-cell>
          <table:table-cell table:number-columns-repeated="2" table:style-name="ce42"/>
          <table:table-cell office:value-type="float" office:value="-452.68999999999994" table:formula="of:=[.H22]+[.F23]+[.G23]" table:style-name="ce42">
            <text:p>-452,69</text:p>
          </table:table-cell>
          <table:table-cell table:number-columns-repeated="16376"/>
        </table:table-row>
        <table:table-row table:style-name="ro4">
          <table:table-cell office:value-type="date" office:date-value="2022-05-05T00:00:00" table:style-name="ce56">
            <text:p>05.05.2022</text:p>
          </table:table-cell>
          <table:table-cell office:value-type="string" table:style-name="ce168">
            <text:p>4876 KK</text:p>
          </table:table-cell>
          <table:table-cell table:number-columns-repeated="2" table:style-name="ce168"/>
          <table:table-cell table:style-name="ce172"/>
          <table:table-cell table:style-name="ce169"/>
          <table:table-cell office:value-type="float" office:value="-907.97" table:style-name="ce169">
            <text:p>-907,97</text:p>
          </table:table-cell>
          <table:table-cell office:value-type="float" office:value="-1360.6599999999999" table:formula="of:=[.H23]+[.F24]+[.G24]" table:style-name="ce42">
            <text:p>-1.360,66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1360.6599999999999" table:formula="of:=[.H24]+[.F25]+[.G25]" table:style-name="ce42">
            <text:p>-1.360,66</text:p>
          </table:table-cell>
          <table:table-cell table:number-columns-repeated="16376"/>
        </table:table-row>
        <table:table-row table:style-name="ro4">
          <table:table-cell office:value-type="date" office:date-value="2022-05-27T00:00:00" table:style-name="ce56">
            <text:p>27.05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5" table:style-name="ce42">
            <text:p>-1.505,00</text:p>
          </table:table-cell>
          <table:table-cell office:value-type="float" office:value="-2865.66" table:formula="of:=[.H25]+[.F26]+[.G26]" table:style-name="ce42">
            <text:p>-2.865,66</text:p>
          </table:table-cell>
          <table:table-cell table:number-columns-repeated="16376"/>
        </table:table-row>
        <table:table-row table:style-name="ro4">
          <table:table-cell office:value-type="date" office:date-value="2022-05-27T00:00:00" table:style-name="ce56">
            <text:p>27.05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5" table:style-name="ce42">
            <text:p>-1.505,00</text:p>
          </table:table-cell>
          <table:table-cell office:value-type="float" office:value="-4370.66" table:formula="of:=[.H26]+[.F27]+[.G27]" table:style-name="ce42">
            <text:p>-4.370,66</text:p>
          </table:table-cell>
          <table:table-cell table:number-columns-repeated="16376"/>
        </table:table-row>
        <table:table-row table:style-name="ro4">
          <table:table-cell office:value-type="date" office:date-value="2022-05-27T00:00:00" table:style-name="ce56">
            <text:p>27.05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5870.66" table:formula="of:=[.H27]+[.F28]+[.G28]" table:style-name="ce42">
            <text:p>-5.870,66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-5870.66" table:formula="of:=[.H28]+[.F29]+[.G29]" table:style-name="ce42">
            <text:p>-5.870,66</text:p>
          </table:table-cell>
          <table:table-cell table:number-columns-repeated="16376"/>
        </table:table-row>
        <table:table-row table:style-name="ro4">
          <table:table-cell office:value-type="date" office:date-value="2022-05-27T00:00:00" table:style-name="ce56">
            <text:p>27.05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2850.29" table:formula="of:=[.H29]+[.F30]+[.G30]" table:style-name="ce42">
            <text:p>-2.850,29</text:p>
          </table:table-cell>
          <table:table-cell table:number-columns-repeated="16376"/>
        </table:table-row>
        <table:table-row table:style-name="ro4">
          <table:table-cell office:value-type="date" office:date-value="2022-05-30T00:00:00" table:style-name="ce56">
            <text:p>30.05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1200.29" table:formula="of:=[.H30]+[.F31]+[.G31]" table:style-name="ce42">
            <text:p>-1.200,29</text:p>
          </table:table-cell>
          <table:table-cell table:number-columns-repeated="16376"/>
        </table:table-row>
        <table:table-row table:style-name="ro4">
          <table:table-cell office:value-type="date" office:date-value="2022-05-30T00:00:00" table:style-name="ce56">
            <text:p>30.05.2022</text:p>
          </table:table-cell>
          <table:table-cell office:value-type="string" table:style-name="ce1">
            <text:p>Doğuş Kira 10/12-2022-23</text:p>
          </table:table-cell>
          <table:table-cell table:style-name="ce174"/>
          <table:table-cell office:value-type="float" office:value="5000" table:style-name="ce42">
            <text:p>5.000,00</text:p>
          </table:table-cell>
          <table:table-cell table:style-name="ce42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1799.71" table:formula="of:=[.H31]+[.F32]+[.G32]" table:style-name="ce42">
            <text:p>1.799,71</text:p>
          </table:table-cell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2" table:style-name="ce42"/>
          <table:table-cell office:value-type="float" office:value="1799.71" table:formula="of:=[.H32]+[.F33]+[.G33]" table:style-name="ce42">
            <text:p>1.799,71</text:p>
          </table:table-cell>
          <table:table-cell table:number-columns-repeated="16376"/>
        </table:table-row>
        <table:table-row table:style-name="ro4">
          <table:table-cell table:style-name="ce175"/>
          <table:table-cell office:value-type="string" table:style-name="ce163">
            <text:p>SnyF-Kynkçı Merdal 9/12-2022</text:p>
          </table:table-cell>
          <table:table-cell table:style-name="ce163"/>
          <table:table-cell office:value-type="float" office:value="4000" table:style-name="ce176">
            <text:p>4.000,00</text:p>
          </table:table-cell>
          <table:table-cell table:style-name="ce163"/>
          <table:table-cell table:number-columns-repeated="2" table:style-name="ce165"/>
          <table:table-cell office:value-type="float" office:value="1799.71" table:formula="of:=[.H33]+[.F34]+[.G34]" table:style-name="ce42">
            <text:p>1.799,71</text:p>
          </table:table-cell>
          <table:table-cell table:number-columns-repeated="16376"/>
        </table:table-row>
        <table:table-row table:number-rows-repeated="2" table:style-name="ro4">
          <table:table-cell table:number-columns-repeated="5" table:style-name="ce1"/>
          <table:table-cell table:number-columns-repeated="3" table:style-name="ce42"/>
          <table:table-cell table:number-columns-repeated="16376"/>
        </table:table-row>
        <table:table-row table:number-rows-repeated="2" table:style-name="ro4">
          <table:table-cell table:number-columns-repeated="4" table:style-name="ce1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number-columns-repeated="7" table:style-name="ce1"/>
          <table:table-cell table:style-name="ce42"/>
          <table:table-cell table:number-columns-repeated="16376"/>
        </table:table-row>
        <table:table-row table:number-rows-repeated="1048536" table:style-name="ro5">
          <table:table-cell table:number-columns-repeated="16384"/>
        </table:table-row>
      </table:table>
      <table:table table:name="04" table:style-name="ta6">
        <table:table-column table:style-name="co15" table:default-cell-style-name="ce1"/>
        <table:table-column table:style-name="co55" table:default-cell-style-name="ce1"/>
        <table:table-column table:style-name="co59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7.25" table:style-name="ce23">
            <text:p>7,25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NİSAN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5937.59" table:formula="of:=SUM([.D5:.D66])" table:style-name="ce60">
            <text:p>15.937,59</text:p>
          </table:table-cell>
          <table:table-cell office:value-type="float" office:value="-11790.68" table:formula="of:=SUM([.E5:.E66])" table:style-name="ce60">
            <text:p>-11.790,68</text:p>
          </table:table-cell>
          <table:table-cell office:value-type="float" office:value="17940.28" table:formula="of:=SUM([.F5:.F66])" table:style-name="ce60">
            <text:p>17.940,28</text:p>
          </table:table-cell>
          <table:table-cell office:value-type="float" office:value="-11140.68" table:formula="of:=SUM([.G5:.G66])" table:style-name="ce60">
            <text:p>-11.140,68</text:p>
          </table:table-cell>
          <table:table-cell office:value-type="float" office:value="6799.5999999999985" table:formula="of:=[.F2]+[.G2]" table:style-name="ce60">
            <text:p>6.799,60</text:p>
          </table:table-cell>
          <table:table-cell table:number-columns-repeated="16376"/>
        </table:table-row>
        <table:table-row table:style-name="ro4">
          <table:table-cell table:style-name="ce56"/>
          <table:table-cell table:style-name="ce4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42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2-04-07T00:00:00" table:style-name="ce56">
            <text:p>07.04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257.31" table:style-name="ce1">
            <text:p>257,31</text:p>
          </table:table-cell>
          <table:table-cell table:style-name="ce42"/>
          <table:table-cell office:value-type="float" office:value="260" table:style-name="ce42">
            <text:p>260,00</text:p>
          </table:table-cell>
          <table:table-cell table:style-name="ce42"/>
          <table:table-cell office:value-type="float" office:value="260" table:formula="of:=[.H4]+[.F5]+[.G5]" table:style-name="ce42">
            <text:p>26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89.6300000000001" table:style-name="ce1">
            <text:p>1089,63</text:p>
          </table:table-cell>
          <table:table-cell table:style-name="ce42"/>
          <table:table-cell office:value-type="float" office:value="1089.6300000000001" table:style-name="ce42">
            <text:p>1.089,63</text:p>
          </table:table-cell>
          <table:table-cell table:style-name="ce42"/>
          <table:table-cell office:value-type="float" office:value="1349.63" table:formula="of:=[.H5]+[.F6]+[.G6]" table:style-name="ce42">
            <text:p>1.349,63</text:p>
          </table:table-cell>
          <table:table-cell table:number-columns-repeated="16376"/>
        </table:table-row>
        <table:table-row table:style-name="ro4">
          <table:table-cell office:value-type="date" office:date-value="2022-04-03T00:00:00" table:style-name="ce56">
            <text:p>03.04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384.4" table:style-name="ce1">
            <text:p>384,4</text:p>
          </table:table-cell>
          <table:table-cell table:style-name="ce42"/>
          <table:table-cell office:value-type="float" office:value="384.4" table:style-name="ce42">
            <text:p>384,40</text:p>
          </table:table-cell>
          <table:table-cell table:style-name="ce42"/>
          <table:table-cell office:value-type="float" office:value="1734.0300000000002" table:formula="of:=[.H6]+[.F7]+[.G7]" table:style-name="ce42">
            <text:p>1.734,03</text:p>
          </table:table-cell>
          <table:table-cell table:number-columns-repeated="16376"/>
        </table:table-row>
        <table:table-row table:style-name="ro4">
          <table:table-cell office:value-type="date" office:date-value="2022-04-03T00:00:00" table:style-name="ce56">
            <text:p>03.04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85.88" table:style-name="ce1">
            <text:p>85,88</text:p>
          </table:table-cell>
          <table:table-cell table:style-name="ce42"/>
          <table:table-cell office:value-type="float" office:value="85.88" table:style-name="ce42">
            <text:p>85,88</text:p>
          </table:table-cell>
          <table:table-cell table:style-name="ce42"/>
          <table:table-cell office:value-type="float" office:value="1819.9100000000003" table:formula="of:=[.H7]+[.F8]+[.G8]" table:style-name="ce42">
            <text:p>1.819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9522138254 /CK ÇEPESAŞ/FATURA</text:p>
          </table:table-cell>
          <table:table-cell table:number-columns-repeated="2" table:style-name="ce64"/>
          <table:table-cell office:value-type="float" office:value="-1578.43" table:style-name="ce42">
            <text:p>-1.578,43</text:p>
          </table:table-cell>
          <table:table-cell table:style-name="ce42"/>
          <table:table-cell office:value-type="float" office:value="-1578.43" table:style-name="ce42">
            <text:p>-1.578,43</text:p>
          </table:table-cell>
          <table:table-cell office:value-type="float" office:value="241.48000000000025" table:formula="of:=[.H8]+[.F9]+[.G9]" table:style-name="ce42">
            <text:p>241,48</text:p>
          </table:table-cell>
          <table:table-cell table:number-columns-repeated="16376"/>
        </table:table-row>
        <table:table-row table:style-name="ro4">
          <table:table-cell office:value-type="date" office:date-value="2022-04-04T00:00:00" table:style-name="ce56">
            <text:p>04.04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383.8" table:style-name="ce42">
            <text:p>-383,80</text:p>
          </table:table-cell>
          <table:table-cell table:style-name="ce62"/>
          <table:table-cell office:value-type="float" office:value="-383.8" table:style-name="ce42">
            <text:p>-383,80</text:p>
          </table:table-cell>
          <table:table-cell office:value-type="float" office:value="-142.31999999999977" table:formula="of:=[.H9]+[.F10]+[.G10]" table:style-name="ce42">
            <text:p>-142,32</text:p>
          </table:table-cell>
          <table:table-cell table:number-columns-repeated="16376"/>
        </table:table-row>
        <table:table-row table:style-name="ro4">
          <table:table-cell office:value-type="date" office:date-value="2022-04-04T00:00:00" table:style-name="ce56">
            <text:p>04.04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171.6" table:style-name="ce42">
            <text:p>-171,60</text:p>
          </table:table-cell>
          <table:table-cell table:style-name="ce62"/>
          <table:table-cell office:value-type="float" office:value="-171.6" table:style-name="ce42">
            <text:p>-171,60</text:p>
          </table:table-cell>
          <table:table-cell office:value-type="float" office:value="-313.91999999999973" table:formula="of:=[.H10]+[.F11]+[.G11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style-name="ce1"/>
          <table:table-cell table:style-name="ce62"/>
          <table:table-cell table:style-name="ce42"/>
          <table:table-cell office:value-type="float" office:value="-313.91999999999973" table:formula="of:=[.H11]+[.F12]+[.G12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0000383215 /TOKATAMASY/FATURA</text:p>
          </table:table-cell>
          <table:table-cell table:number-columns-repeated="2" table:style-name="ce64"/>
          <table:table-cell office:value-type="float" office:value="-600" table:style-name="ce42">
            <text:p>-600,00</text:p>
          </table:table-cell>
          <table:table-cell table:number-columns-repeated="2" table:style-name="ce42"/>
          <table:table-cell office:value-type="float" office:value="-313.91999999999973" table:formula="of:=[.H12]+[.F13]+[.G13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000374398 /TOKATAMASY/FATURA</text:p>
          </table:table-cell>
          <table:table-cell table:number-columns-repeated="2" table:style-name="ce64"/>
          <table:table-cell office:value-type="float" office:value="-50" table:style-name="ce42">
            <text:p>-50,00</text:p>
          </table:table-cell>
          <table:table-cell table:number-columns-repeated="2" table:style-name="ce42"/>
          <table:table-cell office:value-type="float" office:value="-313.91999999999973" table:formula="of:=[.H13]+[.F14]+[.G14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style-name="ce42"/>
          <table:table-cell table:style-name="ce62"/>
          <table:table-cell table:style-name="ce42"/>
          <table:table-cell office:value-type="float" office:value="-313.91999999999973" table:formula="of:=[.H14]+[.F15]+[.G15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70">
            <text:p>06 yb 1397 2. taksit</text:p>
          </table:table-cell>
          <table:table-cell table:number-columns-repeated="2" table:style-name="ce170"/>
          <table:table-cell office:value-type="float" office:value="-169" table:style-name="ce171">
            <text:p>-169,00</text:p>
          </table:table-cell>
          <table:table-cell table:style-name="ce177"/>
          <table:table-cell table:style-name="ce171"/>
          <table:table-cell office:value-type="float" office:value="-313.91999999999973" table:formula="of:=[.H15]+[.F16]+[.G16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HAS KOMP ÇORUM</text:p>
          </table:table-cell>
          <table:table-cell table:number-columns-repeated="2" table:style-name="ce64"/>
          <table:table-cell office:value-type="float" office:value="-3270" table:style-name="ce42">
            <text:p>-3.270,00</text:p>
          </table:table-cell>
          <table:table-cell table:style-name="ce62"/>
          <table:table-cell table:style-name="ce42"/>
          <table:table-cell office:value-type="float" office:value="-313.91999999999973" table:formula="of:=[.H16]+[.F17]+[.G17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yıllık kk ücreti</text:p>
          </table:table-cell>
          <table:table-cell table:number-columns-repeated="2" table:style-name="ce64"/>
          <table:table-cell office:value-type="float" office:value="-238" table:style-name="ce42">
            <text:p>-238,00</text:p>
          </table:table-cell>
          <table:table-cell table:style-name="ce62"/>
          <table:table-cell table:style-name="ce42"/>
          <table:table-cell office:value-type="float" office:value="-313.91999999999973" table:formula="of:=[.H17]+[.F18]+[.G18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yıllık kk ücreti bsmv</text:p>
          </table:table-cell>
          <table:table-cell table:number-columns-repeated="2" table:style-name="ce64"/>
          <table:table-cell office:value-type="float" office:value="-11.9" table:style-name="ce42">
            <text:p>-11,90</text:p>
          </table:table-cell>
          <table:table-cell table:style-name="ce62"/>
          <table:table-cell table:style-name="ce42"/>
          <table:table-cell office:value-type="float" office:value="-313.91999999999973" table:formula="of:=[.H18]+[.F19]+[.G19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amazon 240gbWd ssd-braun-64gb 1/6</text:p>
          </table:table-cell>
          <table:table-cell table:number-columns-repeated="2" table:style-name="ce64"/>
          <table:table-cell office:value-type="float" office:value="-177.65" table:style-name="ce42">
            <text:p>-177,65</text:p>
          </table:table-cell>
          <table:table-cell table:style-name="ce62"/>
          <table:table-cell table:style-name="ce42"/>
          <table:table-cell office:value-type="float" office:value="-313.91999999999973" table:formula="of:=[.H19]+[.F20]+[.G20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gib gov tr kira damga v.</text:p>
          </table:table-cell>
          <table:table-cell table:number-columns-repeated="2" table:style-name="ce64"/>
          <table:table-cell office:value-type="float" office:value="-132.30000000000001" table:style-name="ce42">
            <text:p>-132,30</text:p>
          </table:table-cell>
          <table:table-cell table:style-name="ce62"/>
          <table:table-cell table:style-name="ce42"/>
          <table:table-cell office:value-type="float" office:value="-313.91999999999973" table:formula="of:=[.H20]+[.F21]+[.G21]" table:style-name="ce42">
            <text:p>-313,92</text:p>
          </table:table-cell>
          <table:table-cell table:number-columns-repeated="16376"/>
        </table:table-row>
        <table:table-row table:style-name="ro4">
          <table:table-cell office:value-type="date" office:date-value="2022-04-04T00:00:00" table:style-name="ce56">
            <text:p>04.04.2022</text:p>
          </table:table-cell>
          <table:table-cell office:value-type="string" table:style-name="ce168">
            <text:p>4876 KK</text:p>
          </table:table-cell>
          <table:table-cell table:number-columns-repeated="2" table:style-name="ce168"/>
          <table:table-cell table:number-columns-repeated="2" table:style-name="ce172"/>
          <table:table-cell office:value-type="float" office:value="-3998.85" table:style-name="ce169">
            <text:p>-3.998,85</text:p>
          </table:table-cell>
          <table:table-cell office:value-type="float" office:value="-4312.7699999999995" table:formula="of:=[.H21]+[.F22]+[.G22]" table:style-name="ce42">
            <text:p>-4.312,77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2" table:style-name="ce62"/>
          <table:table-cell table:style-name="ce42"/>
          <table:table-cell office:value-type="float" office:value="-4312.7699999999995" table:formula="of:=[.H22]+[.F23]+[.G23]" table:style-name="ce42">
            <text:p>-4.312,77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4" table:style-name="ce42">
            <text:p>-1.504,00</text:p>
          </table:table-cell>
          <table:table-cell table:style-name="ce1"/>
          <table:table-cell office:value-type="float" office:value="-1504" table:style-name="ce42">
            <text:p>-1.504,00</text:p>
          </table:table-cell>
          <table:table-cell office:value-type="float" office:value="-5816.7699999999995" table:formula="of:=[.H23]+[.F24]+[.G24]" table:style-name="ce42">
            <text:p>-5.816,77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4" table:style-name="ce42">
            <text:p>-1.504,00</text:p>
          </table:table-cell>
          <table:table-cell table:style-name="ce1"/>
          <table:table-cell office:value-type="float" office:value="-1504" table:style-name="ce42">
            <text:p>-1.504,00</text:p>
          </table:table-cell>
          <table:table-cell office:value-type="float" office:value="-7320.7699999999995" table:formula="of:=[.H24]+[.F25]+[.G25]" table:style-name="ce42">
            <text:p>-7.320,77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yasemin umut bayramlık</text:p>
          </table:table-cell>
          <table:table-cell table:number-columns-repeated="2" table:style-name="ce1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00" table:style-name="ce42">
            <text:p>-500,00</text:p>
          </table:table-cell>
          <table:table-cell office:value-type="float" office:value="-7820.7699999999995" table:formula="of:=[.H25]+[.F26]+[.G26]" table:style-name="ce42">
            <text:p>-7.820,7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1"/>
          <table:table-cell office:value-type="float" office:value="-1500" table:style-name="ce42">
            <text:p>-1.500,00</text:p>
          </table:table-cell>
          <table:table-cell office:value-type="float" office:value="-9320.77" table:formula="of:=[.H26]+[.F27]+[.G27]" table:style-name="ce42">
            <text:p>-9.320,77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9320.77" table:formula="of:=[.H27]+[.F28]+[.G28]" table:style-name="ce42">
            <text:p>-9.320,77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6300.4000000000005" table:formula="of:=[.H28]+[.F29]+[.G29]" table:style-name="ce42">
            <text:p>-6.300,40</text:p>
          </table:table-cell>
          <table:table-cell table:number-columns-repeated="16376"/>
        </table:table-row>
        <table:table-row table:style-name="ro4">
          <table:table-cell office:value-type="date" office:date-value="2022-04-04T00:00:00" table:style-name="ce56">
            <text:p>04.04.2022</text:p>
          </table:table-cell>
          <table:table-cell office:value-type="string" table:style-name="ce1">
            <text:p>işbank promosyon ödemesi</text:p>
          </table:table-cell>
          <table:table-cell table:style-name="ce1"/>
          <table:table-cell office:value-type="float" office:value="2500" table:style-name="ce42">
            <text:p>2.500,00</text:p>
          </table:table-cell>
          <table:table-cell table:style-name="ce42"/>
          <table:table-cell office:value-type="float" office:value="2500" table:style-name="ce42">
            <text:p>2.500,00</text:p>
          </table:table-cell>
          <table:table-cell table:style-name="ce42"/>
          <table:table-cell office:value-type="float" office:value="-3800.4000000000005" table:formula="of:=[.H29]+[.F30]+[.G30]" table:style-name="ce42">
            <text:p>-3.800,40</text:p>
          </table:table-cell>
          <table:table-cell table:number-columns-repeated="16376"/>
        </table:table-row>
        <table:table-row table:style-name="ro4">
          <table:table-cell office:value-type="date" office:date-value="2022-05-12T00:00:00" table:style-name="ce56">
            <text:p>12.05.2022</text:p>
          </table:table-cell>
          <table:table-cell office:value-type="string" table:style-name="ce1">
            <text:p>Tuzgümrüğü kira +++++++++++++</text:p>
          </table:table-cell>
          <table:table-cell table:style-name="ce1"/>
          <table:table-cell office:value-type="float" office:value="1600" table:style-name="ce42">
            <text:p>1.600,00</text:p>
          </table:table-cell>
          <table:table-cell table:style-name="ce1"/>
          <table:table-cell office:value-type="float" office:value="1600" table:style-name="ce73">
            <text:p>1.600,00</text:p>
          </table:table-cell>
          <table:table-cell table:style-name="ce42"/>
          <table:table-cell office:value-type="float" office:value="-2200.4000000000005" table:formula="of:=[.H30]+[.F31]+[.G31]" table:style-name="ce42">
            <text:p>-2.200,40</text:p>
          </table:table-cell>
          <table:table-cell table:number-columns-repeated="16376"/>
        </table:table-row>
        <table:table-row table:style-name="ro4">
          <table:table-cell office:value-type="date" office:date-value="2022-05-10T00:00:00" table:style-name="ce56">
            <text:p>10.05.2022</text:p>
          </table:table-cell>
          <table:table-cell office:value-type="string" table:style-name="ce155">
            <text:p>Doğuş Kira 9/12-2022-23 <text:s text:c="3"/>+2000</text:p>
          </table:table-cell>
          <table:table-cell table:style-name="ce174"/>
          <table:table-cell office:value-type="float" office:value="3000" table:style-name="ce42">
            <text:p>3.000,00</text:p>
          </table:table-cell>
          <table:table-cell table:style-name="ce1"/>
          <table:table-cell office:value-type="float" office:value="5000" table:style-name="ce42">
            <text:p>5.000,00</text:p>
          </table:table-cell>
          <table:table-cell table:style-name="ce42"/>
          <table:table-cell office:value-type="float" office:value="2799.5999999999995" table:formula="of:=[.H31]+[.F32]+[.G32]" table:style-name="ce42">
            <text:p>2.799,6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2799.5999999999995" table:formula="of:=[.H32]+[.F33]+[.G33]" table:style-name="ce42">
            <text:p>2.799,60</text:p>
          </table:table-cell>
          <table:table-cell table:number-columns-repeated="16376"/>
        </table:table-row>
        <table:table-row table:style-name="ro4">
          <table:table-cell office:value-type="date" office:date-value="2022-05-07T00:00:00" table:style-name="ce56">
            <text:p>07.05.2022</text:p>
          </table:table-cell>
          <table:table-cell office:value-type="string" table:style-name="ce1">
            <text:p>SnyF-Kynkçı Merdal 8/12-2022</text:p>
          </table:table-cell>
          <table:table-cell table:style-name="ce1"/>
          <table:table-cell office:value-type="float" office:value="4000" table:style-name="ce25">
            <text:p>4.000,00</text:p>
          </table:table-cell>
          <table:table-cell table:style-name="ce1"/>
          <table:table-cell office:value-type="float" office:value="4000" table:style-name="ce25">
            <text:p>4.000,00</text:p>
          </table:table-cell>
          <table:table-cell table:style-name="ce1"/>
          <table:table-cell office:value-type="float" office:value="6799.5999999999995" table:formula="of:=[.H33]+[.F34]+[.G34]" table:style-name="ce42">
            <text:p>6.799,6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Motorcu Mesut Kira ++++ 21-5-2022 Boşalttı</text:p>
          </table:table-cell>
          <table:table-cell table:style-name="ce1"/>
          <table:table-cell table:style-name="ce42"/>
          <table:table-cell table:style-name="ce1"/>
          <table:table-cell table:style-name="ce73"/>
          <table:table-cell table:style-name="ce42"/>
          <table:table-cell office:value-type="float" office:value="6799.5999999999995" table:formula="of:=[.H34]+[.F35]+[.G35]" table:style-name="ce42">
            <text:p>6.799,6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6799.5999999999995" table:formula="of:=[.H35]+[.F36]+[.G36]" table:style-name="ce42">
            <text:p>6.799,60</text:p>
          </table:table-cell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6"/>
          <table:table-cell table:number-columns-repeated="4" table:style-name="ce1"/>
          <table:table-cell table:number-columns-repeated="3" table:style-name="ce42"/>
          <table:table-cell table:number-columns-repeated="16376"/>
        </table:table-row>
        <table:table-row table:number-rows-repeated="1048538" table:style-name="ro5">
          <table:table-cell table:number-columns-repeated="16384"/>
        </table:table-row>
      </table:table>
      <table:table table:name="03" table:style-name="ta2">
        <table:table-column table:style-name="co60" table:default-cell-style-name="ce1"/>
        <table:table-column table:style-name="co61" table:default-cell-style-name="ce1"/>
        <table:table-column table:style-name="co56" table:default-cell-style-name="ce1"/>
        <table:table-column table:style-name="co19" table:default-cell-style-name="ce1"/>
        <table:table-column table:style-name="co31" table:default-cell-style-name="ce1"/>
        <table:table-column table:style-name="co19" table:default-cell-style-name="ce1"/>
        <table:table-column table:style-name="co31" table:number-columns-repeated="2" table:default-cell-style-name="ce1"/>
        <table:table-column table:style-name="co15" table:default-cell-style-name="ce1"/>
        <table:table-column table:style-name="co14" table:number-columns-repeated="16375" table:default-cell-style-name="ce1"/>
        <table:table-row table:style-name="ro4">
          <table:table-cell table:style-name="ce1"/>
          <table:table-cell office:value-type="float" office:value="5.46" table:style-name="ce23">
            <text:p>5,46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58">
            <text:p>- MART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36859.61" table:formula="of:=SUM([.D5:.D61])" table:style-name="ce60">
            <text:p>36.859,61</text:p>
          </table:table-cell>
          <table:table-cell office:value-type="float" office:value="-30109.3" table:formula="of:=SUM([.E5:.E61])" table:style-name="ce60">
            <text:p>-30.109,30</text:p>
          </table:table-cell>
          <table:table-cell office:value-type="float" office:value="35859.61" table:formula="of:=SUM([.F5:.F61])" table:style-name="ce60">
            <text:p>35.859,61</text:p>
          </table:table-cell>
          <table:table-cell office:value-type="float" office:value="-30109.3" table:formula="of:=SUM([.G5:.G61])" table:style-name="ce60">
            <text:p>-30.109,30</text:p>
          </table:table-cell>
          <table:table-cell office:value-type="float" office:value="5750.3100000000013" table:formula="of:=[.F2]+[.G2]" table:style-name="ce60">
            <text:p>5.750,31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table:style-name="ce49"/>
          <table:table-cell table:number-columns-repeated="2" table:style-name="ce58"/>
          <table:table-cell table:number-columns-repeated="3" table:style-name="ce62"/>
          <table:table-cell table:style-name="ce42"/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table:number-columns-repeated="3" table:style-name="ce58"/>
          <table:table-cell table:number-columns-repeated="3" table:style-name="ce62"/>
          <table:table-cell office:value-type="float" office:value="0" table:formula="of:=[.H3]+[.F4]+[.G4]" table:style-name="ce42">
            <text:p>0,00</text:p>
          </table:table-cell>
          <table:table-cell table:style-name="ce58"/>
          <table:table-cell table:number-columns-repeated="16375"/>
        </table:table-row>
        <table:table-row table:style-name="ro4">
          <table:table-cell office:value-type="date" office:date-value="2022-03-03T00:00:00" table:style-name="ce56">
            <text:p>03.03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375.6" table:style-name="ce42">
            <text:p>375,60</text:p>
          </table:table-cell>
          <table:table-cell table:style-name="ce1"/>
          <table:table-cell office:value-type="float" office:value="375.6" table:style-name="ce42">
            <text:p>375,60</text:p>
          </table:table-cell>
          <table:table-cell table:style-name="ce42"/>
          <table:table-cell office:value-type="float" office:value="375.6" table:formula="of:=[.H4]+[.F5]+[.G5]" table:style-name="ce42">
            <text:p>375,6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03T00:00:00" table:style-name="ce56">
            <text:p>03.03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1137.8800000000001" table:style-name="ce42">
            <text:p>1.137,88</text:p>
          </table:table-cell>
          <table:table-cell table:style-name="ce1"/>
          <table:table-cell office:value-type="float" office:value="1137.8800000000001" table:style-name="ce42">
            <text:p>1.137,88</text:p>
          </table:table-cell>
          <table:table-cell table:style-name="ce42"/>
          <table:table-cell office:value-type="float" office:value="1513.48" table:formula="of:=[.H5]+[.F6]+[.G6]" table:style-name="ce42">
            <text:p>1.513,48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03T00:00:00" table:style-name="ce56">
            <text:p>03.03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56.45" table:style-name="ce42">
            <text:p>256,45</text:p>
          </table:table-cell>
          <table:table-cell table:style-name="ce1"/>
          <table:table-cell office:value-type="float" office:value="256.45" table:style-name="ce42">
            <text:p>256,45</text:p>
          </table:table-cell>
          <table:table-cell table:style-name="ce42"/>
          <table:table-cell office:value-type="float" office:value="1769.93" table:formula="of:=[.H6]+[.F7]+[.G7]" table:style-name="ce42">
            <text:p>1.769,93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03T00:00:00" table:style-name="ce56">
            <text:p>03.03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69.31" table:style-name="ce42">
            <text:p>69,31</text:p>
          </table:table-cell>
          <table:table-cell table:style-name="ce1"/>
          <table:table-cell office:value-type="float" office:value="69.31" table:style-name="ce42">
            <text:p>69,31</text:p>
          </table:table-cell>
          <table:table-cell table:style-name="ce42"/>
          <table:table-cell office:value-type="float" office:value="1839.24" table:formula="of:=[.H7]+[.F8]+[.G8]" table:style-name="ce42">
            <text:p>1.839,24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11T00:00:00" table:style-name="ce56">
            <text:p>11.03.2022</text:p>
          </table:table-cell>
          <table:table-cell office:value-type="string" table:style-name="ce64">
            <text:p>9522138254 /CK ÇEPESAŞ/FATURA</text:p>
          </table:table-cell>
          <table:table-cell office:value-type="string" table:style-name="ce64">
            <text:p>B</text:p>
          </table:table-cell>
          <table:table-cell table:style-name="ce64"/>
          <table:table-cell office:value-type="float" office:value="-1608.4" table:style-name="ce42">
            <text:p>-1.608,40</text:p>
          </table:table-cell>
          <table:table-cell table:style-name="ce42"/>
          <table:table-cell office:value-type="float" office:value="-1608.4" table:style-name="ce42">
            <text:p>-1.608,40</text:p>
          </table:table-cell>
          <table:table-cell office:value-type="float" office:value="230.83999999999992" table:formula="of:=[.H8]+[.F9]+[.G9]" table:style-name="ce42">
            <text:p>230,84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04T00:00:00" table:style-name="ce56">
            <text:p>04.03.2022</text:p>
          </table:table-cell>
          <table:table-cell office:value-type="string" table:style-name="ce63">
            <text:p>584750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167" table:style-name="ce42">
            <text:p>-167,00</text:p>
          </table:table-cell>
          <table:table-cell table:style-name="ce62"/>
          <table:table-cell office:value-type="float" office:value="-167" table:style-name="ce62">
            <text:p>-167,00</text:p>
          </table:table-cell>
          <table:table-cell office:value-type="float" office:value="63.839999999999918" table:formula="of:=[.H9]+[.F10]+[.G10]" table:style-name="ce42">
            <text:p>63,84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office:value-type="string" table:style-name="ce63">
            <text:p>822252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428" table:style-name="ce42">
            <text:p>-428,00</text:p>
          </table:table-cell>
          <table:table-cell table:style-name="ce62"/>
          <table:table-cell office:value-type="float" office:value="-428" table:style-name="ce62">
            <text:p>-428,00</text:p>
          </table:table-cell>
          <table:table-cell office:value-type="float" office:value="-364.16000000000008" table:formula="of:=[.H10]+[.F11]+[.G11]" table:style-name="ce42">
            <text:p>-364,16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42"/>
          <table:table-cell office:value-type="float" office:value="-364.16000000000008" table:formula="of:=[.H11]+[.F12]+[.G12]" table:style-name="ce42">
            <text:p>-364,16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office:value-type="string" table:style-name="ce64">
            <text:p>0000383215 /TOKATAMASY/FATURA</text:p>
          </table:table-cell>
          <table:table-cell office:value-type="string" table:style-name="ce64">
            <text:p>B</text:p>
          </table:table-cell>
          <table:table-cell table:style-name="ce1"/>
          <table:table-cell office:value-type="float" office:value="-37.229999999999997" table:style-name="ce42">
            <text:p>-37,23</text:p>
          </table:table-cell>
          <table:table-cell table:style-name="ce42"/>
          <table:table-cell office:value-type="float" office:value="-37.229999999999997" table:style-name="ce42">
            <text:p>-37,23</text:p>
          </table:table-cell>
          <table:table-cell office:value-type="float" office:value="-401.3900000000001" table:formula="of:=[.H12]+[.F13]+[.G13]" table:style-name="ce42">
            <text:p>-401,39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office:value-type="string" table:style-name="ce64">
            <text:p>000374398 /TOKATAMASY/FATURA</text:p>
          </table:table-cell>
          <table:table-cell office:value-type="string" table:style-name="ce64">
            <text:p>B</text:p>
          </table:table-cell>
          <table:table-cell table:style-name="ce1"/>
          <table:table-cell office:value-type="float" office:value="-632.91999999999996" table:style-name="ce42">
            <text:p>-632,92</text:p>
          </table:table-cell>
          <table:table-cell table:style-name="ce42"/>
          <table:table-cell office:value-type="float" office:value="-632.91999999999996" table:style-name="ce42">
            <text:p>-632,92</text:p>
          </table:table-cell>
          <table:table-cell office:value-type="float" office:value="-1034.31" table:formula="of:=[.H13]+[.F14]+[.G14]" table:style-name="ce42">
            <text:p>-1.034,31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table:number-columns-repeated="3" table:style-name="ce63"/>
          <table:table-cell table:style-name="ce42"/>
          <table:table-cell table:number-columns-repeated="2" table:style-name="ce62"/>
          <table:table-cell office:value-type="float" office:value="-1034.31" table:formula="of:=[.H14]+[.F15]+[.G15]" table:style-name="ce42">
            <text:p>-1.034,31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office:value-type="string" table:style-name="ce64">
            <text:p>vodafone</text:p>
          </table:table-cell>
          <table:table-cell table:number-columns-repeated="2" table:style-name="ce64"/>
          <table:table-cell office:value-type="float" office:value="-50" table:style-name="ce42">
            <text:p>-50,00</text:p>
          </table:table-cell>
          <table:table-cell table:number-columns-repeated="2" table:style-name="ce62"/>
          <table:table-cell office:value-type="float" office:value="-1034.31" table:formula="of:=[.H15]+[.F16]+[.G16]" table:style-name="ce42">
            <text:p>-1.034,31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office:value-type="string" table:style-name="ce64">
            <text:p>daü yasemin 21-22 <text:s/>bahar okul ücreti</text:p>
          </table:table-cell>
          <table:table-cell table:number-columns-repeated="2" table:style-name="ce64"/>
          <table:table-cell office:value-type="float" office:value="-21510.75" table:style-name="ce42">
            <text:p>-21.510,75</text:p>
          </table:table-cell>
          <table:table-cell table:number-columns-repeated="2" table:style-name="ce62"/>
          <table:table-cell office:value-type="float" office:value="-1034.31" table:formula="of:=[.H16]+[.F17]+[.G17]" table:style-name="ce42">
            <text:p>-1.034,31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office:value-type="string" table:style-name="ce64">
            <text:p>06 yb 1397 1. taksit</text:p>
          </table:table-cell>
          <table:table-cell table:number-columns-repeated="2" table:style-name="ce64"/>
          <table:table-cell office:value-type="float" office:value="-169" table:style-name="ce42">
            <text:p>-169,00</text:p>
          </table:table-cell>
          <table:table-cell table:number-columns-repeated="2" table:style-name="ce62"/>
          <table:table-cell office:value-type="float" office:value="-1034.31" table:formula="of:=[.H17]+[.F18]+[.G18]" table:style-name="ce42">
            <text:p>-1.034,31</text:p>
          </table:table-cell>
          <table:table-cell table:style-name="ce58"/>
          <table:table-cell table:number-columns-repeated="16375"/>
        </table:table-row>
        <table:table-row table:style-name="ro4">
          <table:table-cell office:value-type="date" office:date-value="2022-03-07T00:00:00" table:style-name="ce56">
            <text:p>07.03.2022</text:p>
          </table:table-cell>
          <table:table-cell office:value-type="string" table:style-name="ce178">
            <text:p>4876 KK</text:p>
          </table:table-cell>
          <table:table-cell office:value-type="string" table:style-name="ce178">
            <text:p>B</text:p>
          </table:table-cell>
          <table:table-cell table:style-name="ce178"/>
          <table:table-cell table:style-name="ce42"/>
          <table:table-cell table:style-name="ce62"/>
          <table:table-cell office:value-type="float" office:value="-21729.75" table:style-name="ce62">
            <text:p>-21.729,75</text:p>
          </table:table-cell>
          <table:table-cell office:value-type="float" office:value="-22764.06" table:formula="of:=[.H18]+[.F19]+[.G19]" table:style-name="ce42">
            <text:p>-22.764,06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62"/>
          <table:table-cell office:value-type="float" office:value="-22764.06" table:formula="of:=[.H19]+[.F20]+[.G20]" table:style-name="ce42">
            <text:p>-22.764,06</text:p>
          </table:table-cell>
          <table:table-cell table:style-name="ce58"/>
          <table:table-cell table:number-columns-repeated="16375"/>
        </table:table-row>
        <table:table-row table:style-name="ro4">
          <table:table-cell office:value-type="date" office:date-value="2022-03-27T00:00:00" table:style-name="ce56">
            <text:p>27.03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</text:p>
          </table:table-cell>
          <table:table-cell table:style-name="ce42"/>
          <table:table-cell office:value-type="float" office:value="-1503" table:style-name="ce42">
            <text:p>-1.503,00</text:p>
          </table:table-cell>
          <table:table-cell table:style-name="ce1"/>
          <table:table-cell office:value-type="float" office:value="-1503" table:style-name="ce42">
            <text:p>-1.503,00</text:p>
          </table:table-cell>
          <table:table-cell office:value-type="float" office:value="-24267.06" table:formula="of:=[.H20]+[.F21]+[.G21]" table:style-name="ce42">
            <text:p>-24.267,06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27T00:00:00" table:style-name="ce56">
            <text:p>27.03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</text:p>
          </table:table-cell>
          <table:table-cell table:style-name="ce42"/>
          <table:table-cell office:value-type="float" office:value="-1503" table:style-name="ce42">
            <text:p>-1.503,00</text:p>
          </table:table-cell>
          <table:table-cell table:style-name="ce1"/>
          <table:table-cell office:value-type="float" office:value="-1503" table:style-name="ce42">
            <text:p>-1.503,00</text:p>
          </table:table-cell>
          <table:table-cell office:value-type="float" office:value="-25770.06" table:formula="of:=[.H21]+[.F22]+[.G22]" table:style-name="ce42">
            <text:p>-25.770,06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31T00:00:00" table:style-name="ce56">
            <text:p>31.03.2022</text:p>
          </table:table-cell>
          <table:table-cell office:value-type="string" table:style-name="ce1">
            <text:p>Umut-yasemin ramazan için</text:p>
          </table:table-cell>
          <table:table-cell office:value-type="string" table:style-name="ce1">
            <text:p>B</text:p>
          </table:table-cell>
          <table:table-cell table:style-name="ce42"/>
          <table:table-cell office:value-type="float" office:value="-1000" table:style-name="ce42">
            <text:p>-1.000,00</text:p>
          </table:table-cell>
          <table:table-cell table:style-name="ce1"/>
          <table:table-cell office:value-type="float" office:value="-1000" table:style-name="ce42">
            <text:p>-1.000,00</text:p>
          </table:table-cell>
          <table:table-cell office:value-type="float" office:value="-26770.06" table:formula="of:=[.H22]+[.F23]+[.G23]" table:style-name="ce42">
            <text:p>-26.770,06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28270.06" table:formula="of:=[.H23]+[.F24]+[.G24]" table:style-name="ce42">
            <text:p>-28.270,06</text:p>
          </table:table-cell>
          <table:table-cell table:number-columns-repeated="16376" table:style-name="ce1"/>
        </table:table-row>
        <table:table-row table:style-name="ro4">
          <table:table-cell table:number-columns-repeated="7" table:style-name="ce1"/>
          <table:table-cell office:value-type="float" office:value="-28270.06" table:formula="of:=[.H24]+[.F25]+[.G25]" table:style-name="ce42">
            <text:p>-28.270,06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27T00:00:00" table:style-name="ce56">
            <text:p>27.03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25249.690000000002" table:formula="of:=[.H25]+[.F26]+[.G26]" table:style-name="ce42">
            <text:p>-25.249,69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22T00:00:00" table:style-name="ce56">
            <text:p>22.03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42">
            <text:p>1.000,00</text:p>
          </table:table-cell>
          <table:table-cell table:style-name="ce1"/>
          <table:table-cell office:value-type="float" office:value="0" table:style-name="ce42">
            <text:p>0,00</text:p>
          </table:table-cell>
          <table:table-cell table:style-name="ce42"/>
          <table:table-cell office:value-type="float" office:value="-25249.690000000002" table:formula="of:=[.H26]+[.F27]+[.G27]" table:style-name="ce42">
            <text:p>-25.249,69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28T00:00:00" table:style-name="ce56">
            <text:p>28.03.2022</text:p>
          </table:table-cell>
          <table:table-cell office:value-type="string" table:style-name="ce1">
            <text:p>Doğuş Kira 8/12-2022-23</text:p>
          </table:table-cell>
          <table:table-cell office:value-type="string" table:style-name="ce42">
            <text:p>N</text:p>
          </table:table-cell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-22249.690000000002" table:formula="of:=[.H27]+[.F28]+[.G28]" table:style-name="ce42">
            <text:p>-22.249,69</text:p>
          </table:table-cell>
          <table:table-cell table:number-columns-repeated="16376" table:style-name="ce1"/>
        </table:table-row>
        <table:table-row table:style-name="ro4">
          <table:table-cell table:number-columns-repeated="7" table:style-name="ce1"/>
          <table:table-cell office:value-type="float" office:value="-22249.690000000002" table:formula="of:=[.H28]+[.F29]+[.G29]" table:style-name="ce42">
            <text:p>-22.249,69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30T00:00:00" table:style-name="ce56">
            <text:p>30.03.2022</text:p>
          </table:table-cell>
          <table:table-cell office:value-type="string" table:style-name="ce1">
            <text:p>SnyF-Kynkçı Merdal 1-7/12-2022</text:p>
          </table:table-cell>
          <table:table-cell office:value-type="string" table:style-name="ce42">
            <text:p>N</text:p>
          </table:table-cell>
          <table:table-cell office:value-type="float" office:value="28000" table:style-name="ce42">
            <text:p>28.000,00</text:p>
          </table:table-cell>
          <table:table-cell table:style-name="ce42"/>
          <table:table-cell office:value-type="float" office:value="28000" table:style-name="ce42">
            <text:p>28.000,00</text:p>
          </table:table-cell>
          <table:table-cell table:style-name="ce1"/>
          <table:table-cell office:value-type="float" office:value="5750.3099999999977" table:formula="of:=[.H29]+[.F30]+[.G30]" table:style-name="ce42">
            <text:p>5.750,31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office:value-type="string" table:style-name="ce1">
            <text:p>48000 TL-28000 7 aylık peşin</text:p>
          </table:table-cell>
          <table:table-cell table:number-columns-repeated="4" table:style-name="ce42"/>
          <table:table-cell table:style-name="ce1"/>
          <table:table-cell office:value-type="float" office:value="5750.3099999999977" table:formula="of:=[.H30]+[.F31]+[.G31]" table:style-name="ce42">
            <text:p>5.750,31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office:value-type="string" table:style-name="ce1">
            <text:p>Aylık 4000</text:p>
          </table:table-cell>
          <table:table-cell table:number-columns-repeated="4" table:style-name="ce42"/>
          <table:table-cell table:style-name="ce1"/>
          <table:table-cell office:value-type="float" office:value="5750.3099999999977" table:formula="of:=[.H31]+[.F32]+[.G32]" table:style-name="ce42">
            <text:p>5.750,31</text:p>
          </table:table-cell>
          <table:table-cell table:number-columns-repeated="16376" table:style-name="ce1"/>
        </table:table-row>
        <table:table-row table:number-rows-repeated="1048544" table:style-name="ro5">
          <table:table-cell table:number-columns-repeated="16384"/>
        </table:table-row>
      </table:table>
      <table:table table:name="22_2" table:style-name="ta6">
        <table:table-column table:style-name="co62" table:default-cell-style-name="ce1"/>
        <table:table-column table:style-name="co16" table:default-cell-style-name="ce1"/>
        <table:table-column table:style-name="co57" table:default-cell-style-name="ce1"/>
        <table:table-column table:style-name="co51" table:number-columns-repeated="2" table:default-cell-style-name="ce1"/>
        <table:table-column table:style-name="co44" table:default-cell-style-name="ce1"/>
        <table:table-column table:style-name="co31" table:default-cell-style-name="ce1"/>
        <table:table-column table:style-name="co4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4.8099999999999996" table:style-name="ce23">
            <text:p>4,81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ŞUBAT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0567.09" table:formula="of:=SUM([.D5:.D63])" table:style-name="ce60">
            <text:p>10.567,09</text:p>
          </table:table-cell>
          <table:table-cell office:value-type="float" office:value="-21938.15" table:formula="of:=SUM([.E5:.E63])" table:style-name="ce60">
            <text:p>-21.938,15</text:p>
          </table:table-cell>
          <table:table-cell office:value-type="float" office:value="11567.09" table:formula="of:=SUM([.F5:.F63])" table:style-name="ce60">
            <text:p>11.567,09</text:p>
          </table:table-cell>
          <table:table-cell office:value-type="float" office:value="-21938.15" table:formula="of:=SUM([.G5:.G63])" table:style-name="ce60">
            <text:p>-21.938,15</text:p>
          </table:table-cell>
          <table:table-cell office:value-type="float" office:value="-10371.060000000001" table:formula="of:=[.F2]+[.G2]" table:style-name="ce60">
            <text:p>-10.371,06</text:p>
          </table:table-cell>
          <table:table-cell table:number-columns-repeated="16376"/>
        </table:table-row>
        <table:table-row table:style-name="ro4">
          <table:table-cell table:style-name="ce56"/>
          <table:table-cell table:style-name="ce49"/>
          <table:table-cell table:number-columns-repeated="2" table:style-name="ce1"/>
          <table:table-cell table:style-name="ce42"/>
          <table:table-cell table:number-columns-repeated="2" table:style-name="ce62"/>
          <table:table-cell table:style-name="ce57"/>
          <table:table-cell table:number-columns-repeated="16376"/>
        </table:table-row>
        <table:table-row table:style-name="ro4">
          <table:table-cell table:style-name="ce56"/>
          <table:table-cell table:style-name="ce49"/>
          <table:table-cell table:number-columns-repeated="2" table:style-name="ce1"/>
          <table:table-cell table:style-name="ce42"/>
          <table:table-cell table:number-columns-repeated="2" table:style-name="ce62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508.99" table:style-name="ce42">
            <text:p>508,99</text:p>
          </table:table-cell>
          <table:table-cell table:style-name="ce1"/>
          <table:table-cell office:value-type="float" office:value="508.99" table:style-name="ce42">
            <text:p>508,99</text:p>
          </table:table-cell>
          <table:table-cell table:style-name="ce42"/>
          <table:table-cell office:value-type="float" office:value="508.99" table:formula="of:=[.H4]+[.F5]+[.G5]" table:style-name="ce42">
            <text:p>508,99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487.83" table:style-name="ce42">
            <text:p>1.487,83</text:p>
          </table:table-cell>
          <table:table-cell table:style-name="ce1"/>
          <table:table-cell office:value-type="float" office:value="1487.83" table:style-name="ce42">
            <text:p>1.487,83</text:p>
          </table:table-cell>
          <table:table-cell table:style-name="ce42"/>
          <table:table-cell office:value-type="float" office:value="1996.82" table:formula="of:=[.H5]+[.F6]+[.G6]" table:style-name="ce42">
            <text:p>1.996,82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489.66" table:style-name="ce42">
            <text:p>489,66</text:p>
          </table:table-cell>
          <table:table-cell table:style-name="ce1"/>
          <table:table-cell office:value-type="float" office:value="489.66" table:style-name="ce42">
            <text:p>489,66</text:p>
          </table:table-cell>
          <table:table-cell table:style-name="ce42"/>
          <table:table-cell office:value-type="float" office:value="2486.48" table:formula="of:=[.H6]+[.F7]+[.G7]" table:style-name="ce42">
            <text:p>2.486,48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60.24" table:style-name="ce42">
            <text:p>60,24</text:p>
          </table:table-cell>
          <table:table-cell table:style-name="ce1"/>
          <table:table-cell office:value-type="float" office:value="60.24" table:style-name="ce42">
            <text:p>60,24</text:p>
          </table:table-cell>
          <table:table-cell table:style-name="ce42"/>
          <table:table-cell office:value-type="float" office:value="2546.7199999999998" table:formula="of:=[.H7]+[.F8]+[.G8]" table:style-name="ce42">
            <text:p>2.546,72</text:p>
          </table:table-cell>
          <table:table-cell table:number-columns-repeated="16376"/>
        </table:table-row>
        <table:table-row table:style-name="ro4">
          <table:table-cell office:value-type="date" office:date-value="2022-02-14T00:00:00" table:style-name="ce56">
            <text:p>14.02.2022</text:p>
          </table:table-cell>
          <table:table-cell office:value-type="string" table:style-name="ce64">
            <text:p>9522138254 /CK ÇEPESAŞ/FATURA</text:p>
          </table:table-cell>
          <table:table-cell office:value-type="string" table:style-name="ce64">
            <text:p>B</text:p>
          </table:table-cell>
          <table:table-cell table:style-name="ce64"/>
          <table:table-cell office:value-type="float" office:value="-2319.48" table:style-name="ce42">
            <text:p>-2.319,48</text:p>
          </table:table-cell>
          <table:table-cell table:style-name="ce42"/>
          <table:table-cell office:value-type="float" office:value="-2319.48" table:style-name="ce42">
            <text:p>-2.319,48</text:p>
          </table:table-cell>
          <table:table-cell office:value-type="float" office:value="227.23999999999978" table:formula="of:=[.H8]+[.F9]+[.G9]" table:style-name="ce42">
            <text:p>227,24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63">
            <text:p>584750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182.2" table:style-name="ce42">
            <text:p>-182,20</text:p>
          </table:table-cell>
          <table:table-cell table:style-name="ce42"/>
          <table:table-cell office:value-type="float" office:value="-182.2" table:style-name="ce42">
            <text:p>-182,20</text:p>
          </table:table-cell>
          <table:table-cell office:value-type="float" office:value="45.039999999999793" table:formula="of:=[.H9]+[.F10]+[.G10]" table:style-name="ce42">
            <text:p>45,04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63">
            <text:p>822252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436.3" table:style-name="ce42">
            <text:p>-436,30</text:p>
          </table:table-cell>
          <table:table-cell table:style-name="ce42"/>
          <table:table-cell office:value-type="float" office:value="-436.3" table:style-name="ce42">
            <text:p>-436,30</text:p>
          </table:table-cell>
          <table:table-cell office:value-type="float" office:value="-391.26000000000022" table:formula="of:=[.H10]+[.F11]+[.G11]" table:style-name="ce42">
            <text:p>-391,26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3" table:style-name="ce42"/>
          <table:table-cell office:value-type="float" office:value="-391.26000000000022" table:formula="of:=[.H11]+[.F12]+[.G12]" table:style-name="ce42">
            <text:p>-391,26</text:p>
          </table:table-cell>
          <table:table-cell table:number-columns-repeated="16376"/>
        </table:table-row>
        <table:table-row table:style-name="ro4">
          <table:table-cell office:value-type="date" office:date-value="2022-02-18T00:00:00" table:style-name="ce56">
            <text:p>18.02.2022</text:p>
          </table:table-cell>
          <table:table-cell office:value-type="string" table:style-name="ce64">
            <text:p>0000383215 /TOKATAMASY/FATURA</text:p>
          </table:table-cell>
          <table:table-cell office:value-type="string" table:style-name="ce64">
            <text:p>B</text:p>
          </table:table-cell>
          <table:table-cell table:style-name="ce64"/>
          <table:table-cell office:value-type="float" office:value="-44.38" table:style-name="ce42">
            <text:p>-44,38</text:p>
          </table:table-cell>
          <table:table-cell table:style-name="ce42"/>
          <table:table-cell office:value-type="float" office:value="-44.38" table:style-name="ce42">
            <text:p>-44,38</text:p>
          </table:table-cell>
          <table:table-cell office:value-type="float" office:value="-435.64000000000021" table:formula="of:=[.H12]+[.F13]+[.G13]" table:style-name="ce42">
            <text:p>-435,64</text:p>
          </table:table-cell>
          <table:table-cell table:number-columns-repeated="16376"/>
        </table:table-row>
        <table:table-row table:style-name="ro4">
          <table:table-cell office:value-type="date" office:date-value="2022-02-18T00:00:00" table:style-name="ce56">
            <text:p>18.02.2022</text:p>
          </table:table-cell>
          <table:table-cell office:value-type="string" table:style-name="ce64">
            <text:p>000374398 /TOKATAMASY/FATURA</text:p>
          </table:table-cell>
          <table:table-cell office:value-type="string" table:style-name="ce64">
            <text:p>B</text:p>
          </table:table-cell>
          <table:table-cell table:style-name="ce64"/>
          <table:table-cell office:value-type="float" office:value="-1078.07" table:style-name="ce42">
            <text:p>-1.078,07</text:p>
          </table:table-cell>
          <table:table-cell table:style-name="ce42"/>
          <table:table-cell office:value-type="float" office:value="-1078.07" table:style-name="ce42">
            <text:p>-1.078,07</text:p>
          </table:table-cell>
          <table:table-cell office:value-type="float" office:value="-1513.71" table:formula="of:=[.H13]+[.F14]+[.G14]" table:style-name="ce42">
            <text:p>-1.513,7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42"/>
          <table:table-cell office:value-type="float" office:value="-1513.71" table:formula="of:=[.H14]+[.F15]+[.G15]" table:style-name="ce42">
            <text:p>-1.513,71</text:p>
          </table:table-cell>
          <table:table-cell table:number-columns-repeated="16376"/>
        </table:table-row>
        <table:table-row table:style-name="ro4">
          <table:table-cell office:value-type="date" office:date-value="2022-02-04T00:00:00" table:style-name="ce56">
            <text:p>04.02.2022</text:p>
          </table:table-cell>
          <table:table-cell office:value-type="string" table:style-name="ce178">
            <text:p>4876 KK</text:p>
          </table:table-cell>
          <table:table-cell office:value-type="string" table:style-name="ce178">
            <text:p>B</text:p>
          </table:table-cell>
          <table:table-cell table:style-name="ce178"/>
          <table:table-cell table:number-columns-repeated="2" table:style-name="ce42"/>
          <table:table-cell office:value-type="float" office:value="-5577.72" table:style-name="ce42">
            <text:p>-5.577,72</text:p>
          </table:table-cell>
          <table:table-cell office:value-type="float" office:value="-7091.43" table:formula="of:=[.H15]+[.F16]+[.G16]" table:style-name="ce42">
            <text:p>-7.0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vodafone</text:p>
          </table:table-cell>
          <table:table-cell table:number-columns-repeated="2" table:style-name="ce64"/>
          <table:table-cell office:value-type="float" office:value="-15" table:style-name="ce42">
            <text:p>-15,00</text:p>
          </table:table-cell>
          <table:table-cell table:number-columns-repeated="2" table:style-name="ce42"/>
          <table:table-cell office:value-type="float" office:value="-7091.43" table:formula="of:=[.H16]+[.F17]+[.G17]" table:style-name="ce42">
            <text:p>-7.0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balmer bilgisayar</text:p>
          </table:table-cell>
          <table:table-cell table:number-columns-repeated="2" table:style-name="ce64"/>
          <table:table-cell office:value-type="float" office:value="-5254.4" table:style-name="ce42">
            <text:p>-5.254,40</text:p>
          </table:table-cell>
          <table:table-cell table:number-columns-repeated="2" table:style-name="ce42"/>
          <table:table-cell office:value-type="float" office:value="-7091.43" table:formula="of:=[.H17]+[.F18]+[.G18]" table:style-name="ce42">
            <text:p>-7.0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banggood lcd controller</text:p>
          </table:table-cell>
          <table:table-cell table:number-columns-repeated="2" table:style-name="ce64"/>
          <table:table-cell office:value-type="float" office:value="-308.32" table:style-name="ce42">
            <text:p>-308,32</text:p>
          </table:table-cell>
          <table:table-cell table:number-columns-repeated="2" table:style-name="ce42"/>
          <table:table-cell office:value-type="float" office:value="-7091.43" table:formula="of:=[.H18]+[.F19]+[.G19]" table:style-name="ce42">
            <text:p>-7.091,43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42"/>
          <table:table-cell office:value-type="float" office:value="-7091.43" table:formula="of:=[.H19]+[.F20]+[.G20]" table:style-name="ce42">
            <text:p>-7.091,43</text:p>
          </table:table-cell>
          <table:table-cell table:number-columns-repeated="16376"/>
        </table:table-row>
        <table:table-row table:style-name="ro4">
          <table:table-cell office:value-type="date" office:date-value="2022-02-27T00:00:00" table:style-name="ce56">
            <text:p>27.02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8591.43" table:formula="of:=[.H20]+[.F21]+[.G21]" table:style-name="ce42">
            <text:p>-8.591,43</text:p>
          </table:table-cell>
          <table:table-cell table:number-columns-repeated="16376"/>
        </table:table-row>
        <table:table-row table:style-name="ro4">
          <table:table-cell office:value-type="date" office:date-value="2022-02-27T00:00:00" table:style-name="ce56">
            <text:p>27.02.2022</text:p>
          </table:table-cell>
          <table:table-cell office:value-type="string" table:style-name="ce1">
            <text:p>Yasemin 2021-2022 bahar KK</text:p>
          </table:table-cell>
          <table:table-cell office:value-type="string" table:style-name="ce1">
            <text:p>KK</text:p>
          </table:table-cell>
          <table:table-cell table:style-name="ce1"/>
          <table:table-cell table:number-columns-repeated="3" table:style-name="ce42"/>
          <table:table-cell office:value-type="float" office:value="-8591.43" table:formula="of:=[.H21]+[.F22]+[.G22]" table:style-name="ce42">
            <text:p>-8.591,43</text:p>
          </table:table-cell>
          <table:table-cell table:number-columns-repeated="16376"/>
        </table:table-row>
        <table:table-row table:style-name="ro4">
          <table:table-cell office:value-type="date" office:date-value="2022-02-27T00:00:00" table:style-name="ce56">
            <text:p>27.02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400" table:style-name="ce42">
            <text:p>-1.400,00</text:p>
          </table:table-cell>
          <table:table-cell table:style-name="ce42"/>
          <table:table-cell office:value-type="float" office:value="-1400" table:style-name="ce42">
            <text:p>-1.400,00</text:p>
          </table:table-cell>
          <table:table-cell office:value-type="float" office:value="-9991.43" table:formula="of:=[.H22]+[.F23]+[.G23]" table:style-name="ce42">
            <text:p>-9.9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Umut 2021-2022 bahar havale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7900" table:style-name="ce42">
            <text:p>-7.900,00</text:p>
          </table:table-cell>
          <table:table-cell table:style-name="ce42"/>
          <table:table-cell office:value-type="float" office:value="-7900" table:style-name="ce42">
            <text:p>-7.900,00</text:p>
          </table:table-cell>
          <table:table-cell office:value-type="float" office:value="-17891.43" table:formula="of:=[.H23]+[.F24]+[.G24]" table:style-name="ce42">
            <text:p>-17.8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19391.43" table:formula="of:=[.H24]+[.F25]+[.G25]" table:style-name="ce42">
            <text:p>-19.391,43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9391.43" table:formula="of:=[.H25]+[.F26]+[.G26]" table:style-name="ce42">
            <text:p>-19.391,43</text:p>
          </table:table-cell>
          <table:table-cell table:number-columns-repeated="16376"/>
        </table:table-row>
        <table:table-row table:style-name="ro4">
          <table:table-cell office:value-type="date" office:date-value="2022-02-27T00:00:00" table:style-name="ce56">
            <text:p>27.02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16371.060000000001" table:formula="of:=[.H26]+[.F27]+[.G27]" table:style-name="ce42">
            <text:p>-16.371,06</text:p>
          </table:table-cell>
          <table:table-cell table:number-columns-repeated="16376"/>
        </table:table-row>
        <table:table-row table:style-name="ro4">
          <table:table-cell office:value-type="date" office:date-value="2022-02-22T00:00:00" table:style-name="ce56">
            <text:p>22.02.2022</text:p>
          </table:table-cell>
          <table:table-cell office:value-type="string" table:style-name="ce13">
            <text:p>Tuzgümrüğü kira<text:s/><text:span text:style-name="T4">banka havalesi</text:span></text:p>
          </table:table-cell>
          <table:table-cell office:value-type="string" table:style-name="ce13">
            <text:p>B</text:p>
          </table:table-cell>
          <table:table-cell office:value-type="float" office:value="2000" table:style-name="ce42">
            <text:p>2.000,00</text:p>
          </table:table-cell>
          <table:table-cell table:style-name="ce1"/>
          <table:table-cell office:value-type="float" office:value="2500" table:style-name="ce42">
            <text:p>2.500,00</text:p>
          </table:table-cell>
          <table:table-cell table:style-name="ce42"/>
          <table:table-cell office:value-type="float" office:value="-13871.060000000001" table:formula="of:=[.H27]+[.F28]+[.G28]" table:style-name="ce42">
            <text:p>-13.871,06</text:p>
          </table:table-cell>
          <table:table-cell table:number-columns-repeated="16376"/>
        </table:table-row>
        <table:table-row table:style-name="ro4">
          <table:table-cell office:value-type="date" office:date-value="2022-02-22T00:00:00" table:style-name="ce56">
            <text:p>22.02.2022</text:p>
          </table:table-cell>
          <table:table-cell office:value-type="string" table:style-name="ce13">
            <text:p>Tuzgümrüğü kira<text:s/><text:span text:style-name="T4">banka havalesi</text:span></text:p>
          </table:table-cell>
          <table:table-cell office:value-type="string" table:style-name="ce13">
            <text:p>B</text:p>
          </table:table-cell>
          <table:table-cell table:style-name="ce42"/>
          <table:table-cell table:style-name="ce1"/>
          <table:table-cell office:value-type="float" office:value="500" table:style-name="ce42">
            <text:p>500,00</text:p>
          </table:table-cell>
          <table:table-cell table:style-name="ce42"/>
          <table:table-cell office:value-type="float" office:value="-13371.060000000001" table:formula="of:=[.H28]+[.F29]+[.G29]" table:style-name="ce42">
            <text:p>-13.371,06</text:p>
          </table:table-cell>
          <table:table-cell table:number-columns-repeated="16376"/>
        </table:table-row>
        <table:table-row table:style-name="ro4">
          <table:table-cell office:value-type="date" office:date-value="2022-02-28T00:00:00" table:style-name="ce56">
            <text:p>28.02.2022</text:p>
          </table:table-cell>
          <table:table-cell office:value-type="string" table:style-name="ce1">
            <text:p>Doğuş Kira +++++++++++++++++</text:p>
          </table:table-cell>
          <table:table-cell table:style-name="ce1"/>
          <table:table-cell office:value-type="float" office:value="3000" table:style-name="ce42">
            <text:p>3.000,00</text:p>
          </table:table-cell>
          <table:table-cell table:style-name="ce1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-10371.060000000001" table:formula="of:=[.H29]+[.F30]+[.G30]" table:style-name="ce42">
            <text:p>-10.371,06</text:p>
          </table:table-cell>
          <table:table-cell table:number-columns-repeated="16376"/>
        </table:table-row>
        <table:table-row table:number-rows-repeated="2" table:style-name="ro4">
          <table:table-cell table:number-columns-repeated="16384" table:style-name="ce1"/>
        </table:table-row>
        <table:table-row table:number-rows-repeated="4" table:style-name="ro5">
          <table:table-cell table:number-columns-repeated="16384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style-name="ce42"/>
          <table:table-cell table:number-columns-repeated="2" table:style-name="ce62"/>
          <table:table-cell table:style-name="ce42"/>
          <table:table-cell table:number-columns-repeated="16376"/>
        </table:table-row>
        <table:table-row table:number-rows-repeated="1048538" table:style-name="ro5">
          <table:table-cell table:number-columns-repeated="16384"/>
        </table:table-row>
      </table:table>
      <table:table table:name="22_1" table:style-name="ta2">
        <table:table-column table:style-name="co3" table:default-cell-style-name="ce1"/>
        <table:table-column table:style-name="co16" table:default-cell-style-name="ce1"/>
        <table:table-column table:style-name="co57" table:default-cell-style-name="ce1"/>
        <table:table-column table:style-name="co47" table:default-cell-style-name="ce1"/>
        <table:table-column table:style-name="co35" table:default-cell-style-name="ce42"/>
        <table:table-column table:style-name="co31" table:number-columns-repeated="3" table:default-cell-style-name="ce42"/>
        <table:table-column table:style-name="co15" table:default-cell-style-name="ce1"/>
        <table:table-column table:style-name="co14" table:number-columns-repeated="16375" table:default-cell-style-name="ce1"/>
        <table:table-row table:style-name="ro4">
          <table:table-cell table:style-name="ce1"/>
          <table:table-cell office:value-type="float" office:value="11.1" table:style-name="ce23">
            <text:p>11,1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86">
            <text:p>- OCAK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7333.3" table:formula="of:=SUM([.D3:.D57])" table:style-name="ce60">
            <text:p>7.333,30</text:p>
          </table:table-cell>
          <table:table-cell office:value-type="float" office:value="-6834.05" table:formula="of:=SUM([.E3:.E57])" table:style-name="ce60">
            <text:p>-6.834,05</text:p>
          </table:table-cell>
          <table:table-cell office:value-type="float" office:value="46462.64" table:formula="of:=SUM([.F3:.F57])" table:style-name="ce60">
            <text:p>46.462,64</text:p>
          </table:table-cell>
          <table:table-cell office:value-type="float" office:value="-6834.05" table:formula="of:=SUM([.G3:.G57])" table:style-name="ce60">
            <text:p>-6.834,05</text:p>
          </table:table-cell>
          <table:table-cell office:value-type="float" office:value="39628.589999999997" table:formula="of:=[.F2]+[.G2]" table:style-name="ce60">
            <text:p>39.628,5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49">
            <text:p>31-12-2021 İşbank</text:p>
          </table:table-cell>
          <table:table-cell table:number-columns-repeated="2" table:style-name="ce1"/>
          <table:table-cell table:style-name="ce42"/>
          <table:table-cell office:value-type="float" office:value="40129.339999999997" table:style-name="ce42">
            <text:p>40.129,34</text:p>
          </table:table-cell>
          <table:table-cell table:style-name="ce42"/>
          <table:table-cell office:value-type="float" office:value="40129.339999999997" table:formula="of:=[.F3]+[.G3]" table:style-name="ce42">
            <text:p>40.129,34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42"/>
          <table:table-cell office:value-type="float" office:value="40129.339999999997" table:formula="of:=[.H3]+[.F4]+[.G4]" table:style-name="ce42">
            <text:p>40.129,34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298.99" table:style-name="ce42">
            <text:p>298,99</text:p>
          </table:table-cell>
          <table:table-cell table:style-name="ce1"/>
          <table:table-cell office:value-type="float" office:value="298.99" table:style-name="ce42">
            <text:p>298,99</text:p>
          </table:table-cell>
          <table:table-cell table:style-name="ce42"/>
          <table:table-cell office:value-type="float" office:value="40428.329999999994" table:formula="of:=[.H4]+[.F5]+[.G5]" table:style-name="ce42">
            <text:p>40.428,33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630.74" table:style-name="ce42">
            <text:p>630,74</text:p>
          </table:table-cell>
          <table:table-cell table:style-name="ce1"/>
          <table:table-cell office:value-type="float" office:value="630.74" table:style-name="ce42">
            <text:p>630,74</text:p>
          </table:table-cell>
          <table:table-cell table:style-name="ce42"/>
          <table:table-cell office:value-type="float" office:value="41059.069999999992" table:formula="of:=[.H5]+[.F6]+[.G6]" table:style-name="ce42">
            <text:p>41.059,07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30.29" table:style-name="ce42">
            <text:p>230,29</text:p>
          </table:table-cell>
          <table:table-cell table:style-name="ce1"/>
          <table:table-cell office:value-type="float" office:value="230.29" table:style-name="ce42">
            <text:p>230,29</text:p>
          </table:table-cell>
          <table:table-cell table:style-name="ce42"/>
          <table:table-cell office:value-type="float" office:value="41289.359999999993" table:formula="of:=[.H6]+[.F7]+[.G7]" table:style-name="ce42">
            <text:p>41.289,36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152.91" table:style-name="ce42">
            <text:p>152,91</text:p>
          </table:table-cell>
          <table:table-cell table:style-name="ce1"/>
          <table:table-cell office:value-type="float" office:value="152.91" table:style-name="ce42">
            <text:p>152,91</text:p>
          </table:table-cell>
          <table:table-cell table:style-name="ce42"/>
          <table:table-cell office:value-type="float" office:value="41442.269999999997" table:formula="of:=[.H7]+[.F8]+[.G8]" table:style-name="ce42">
            <text:p>41.442,27</text:p>
          </table:table-cell>
          <table:table-cell table:number-columns-repeated="16376"/>
        </table:table-row>
        <table:table-row table:style-name="ro4">
          <table:table-cell office:value-type="date" office:date-value="2022-01-13T00:00:00" table:style-name="ce56">
            <text:p>13.01.2022</text:p>
          </table:table-cell>
          <table:table-cell office:value-type="string" table:style-name="ce64">
            <text:p>9522138254 /CK ÇEPESAŞ/FATURA</text:p>
          </table:table-cell>
          <table:table-cell office:value-type="string" table:style-name="ce64">
            <text:p>B</text:p>
          </table:table-cell>
          <table:table-cell table:style-name="ce64"/>
          <table:table-cell office:value-type="float" office:value="-1250.4000000000001" table:style-name="ce42">
            <text:p>-1.250,40</text:p>
          </table:table-cell>
          <table:table-cell table:style-name="ce42"/>
          <table:table-cell office:value-type="float" office:value="-1250.4000000000001" table:style-name="ce42">
            <text:p>-1.250,40</text:p>
          </table:table-cell>
          <table:table-cell office:value-type="float" office:value="40191.869999999995" table:formula="of:=[.H8]+[.F9]+[.G9]" table:style-name="ce42">
            <text:p>40.191,87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63">
            <text:p>584750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130.30000000000001" table:style-name="ce57">
            <text:p>-130,30</text:p>
          </table:table-cell>
          <table:table-cell table:style-name="ce57"/>
          <table:table-cell office:value-type="float" office:value="-130.30000000000001" table:style-name="ce57">
            <text:p>-130,30</text:p>
          </table:table-cell>
          <table:table-cell office:value-type="float" office:value="40061.569999999992" table:formula="of:=[.H9]+[.F10]+[.G10]" table:style-name="ce42">
            <text:p>40.061,57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63">
            <text:p>822252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255.4" table:style-name="ce57">
            <text:p>-255,40</text:p>
          </table:table-cell>
          <table:table-cell table:style-name="ce57"/>
          <table:table-cell office:value-type="float" office:value="-255.4" table:style-name="ce57">
            <text:p>-255,40</text:p>
          </table:table-cell>
          <table:table-cell office:value-type="float" office:value="39806.169999999991" table:formula="of:=[.H10]+[.F11]+[.G11]" table:style-name="ce42">
            <text:p>39.806,17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42"/>
          <table:table-cell office:value-type="float" office:value="39806.169999999991" table:formula="of:=[.H11]+[.F12]+[.G12]" table:style-name="ce42">
            <text:p>39.806,17</text:p>
          </table:table-cell>
          <table:table-cell table:number-columns-repeated="16376"/>
        </table:table-row>
        <table:table-row table:style-name="ro4">
          <table:table-cell office:value-type="date" office:date-value="2022-01-17T00:00:00" table:style-name="ce56">
            <text:p>17.01.2022</text:p>
          </table:table-cell>
          <table:table-cell office:value-type="string" table:style-name="ce64">
            <text:p>0000383215 /TOKATAMASY/FATURA</text:p>
          </table:table-cell>
          <table:table-cell office:value-type="string" table:style-name="ce64">
            <text:p>B</text:p>
          </table:table-cell>
          <table:table-cell table:style-name="ce64"/>
          <table:table-cell office:value-type="float" office:value="-37.869999999999997" table:style-name="ce42">
            <text:p>-37,87</text:p>
          </table:table-cell>
          <table:table-cell table:style-name="ce42"/>
          <table:table-cell office:value-type="float" office:value="-37.869999999999997" table:style-name="ce42">
            <text:p>-37,87</text:p>
          </table:table-cell>
          <table:table-cell office:value-type="float" office:value="39768.299999999988" table:formula="of:=[.H12]+[.F13]+[.G13]" table:style-name="ce42">
            <text:p>39.768,30</text:p>
          </table:table-cell>
          <table:table-cell table:number-columns-repeated="16376"/>
        </table:table-row>
        <table:table-row table:style-name="ro4">
          <table:table-cell office:value-type="date" office:date-value="2022-01-17T00:00:00" table:style-name="ce56">
            <text:p>17.01.2022</text:p>
          </table:table-cell>
          <table:table-cell office:value-type="string" table:style-name="ce64">
            <text:p>000374398 /TOKATAMASY/FATURA</text:p>
          </table:table-cell>
          <table:table-cell office:value-type="string" table:style-name="ce64">
            <text:p>B</text:p>
          </table:table-cell>
          <table:table-cell table:style-name="ce64"/>
          <table:table-cell office:value-type="float" office:value="-608.08000000000004" table:style-name="ce42">
            <text:p>-608,08</text:p>
          </table:table-cell>
          <table:table-cell table:style-name="ce42"/>
          <table:table-cell office:value-type="float" office:value="-608.08000000000004" table:style-name="ce42">
            <text:p>-608,08</text:p>
          </table:table-cell>
          <table:table-cell office:value-type="float" office:value="39160.219999999987" table:formula="of:=[.H13]+[.F14]+[.G14]" table:style-name="ce42">
            <text:p>39.160,2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42"/>
          <table:table-cell office:value-type="float" office:value="39160.219999999987" table:formula="of:=[.H14]+[.F15]+[.G15]" table:style-name="ce42">
            <text:p>39.160,2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vodafone</text:p>
          </table:table-cell>
          <table:table-cell table:number-columns-repeated="2" table:style-name="ce64"/>
          <table:table-cell office:value-type="float" office:value="-50" table:style-name="ce57">
            <text:p>-50,00</text:p>
          </table:table-cell>
          <table:table-cell table:number-columns-repeated="2" table:style-name="ce57"/>
          <table:table-cell office:value-type="float" office:value="39160.219999999987" table:formula="of:=[.H15]+[.F16]+[.G16]" table:style-name="ce42">
            <text:p>39.160,22</text:p>
          </table:table-cell>
          <table:table-cell table:number-columns-repeated="16376"/>
        </table:table-row>
        <table:table-row table:style-name="ro4">
          <table:table-cell office:value-type="date" office:date-value="2022-01-04T00:00:00" table:style-name="ce56">
            <text:p>04.01.2022</text:p>
          </table:table-cell>
          <table:table-cell office:value-type="string" table:style-name="ce178">
            <text:p>4876 KK</text:p>
          </table:table-cell>
          <table:table-cell office:value-type="string" table:style-name="ce178">
            <text:p>B</text:p>
          </table:table-cell>
          <table:table-cell table:style-name="ce178"/>
          <table:table-cell table:number-columns-repeated="2" table:style-name="ce57"/>
          <table:table-cell office:value-type="float" office:value="-50" table:style-name="ce57">
            <text:p>-50,00</text:p>
          </table:table-cell>
          <table:table-cell office:value-type="float" office:value="39110.219999999987" table:formula="of:=[.H16]+[.F17]+[.G17]" table:style-name="ce42">
            <text:p>39.110,2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57"/>
          <table:table-cell office:value-type="float" office:value="39110.219999999987" table:formula="of:=[.H17]+[.F18]+[.G18]" table:style-name="ce42">
            <text:p>39.110,22</text:p>
          </table:table-cell>
          <table:table-cell table:number-columns-repeated="16376"/>
        </table:table-row>
        <table:table-row table:style-name="ro4">
          <table:table-cell office:value-type="date" office:date-value="2022-01-27T00:00:00" table:style-name="ce56">
            <text:p>27.01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42">
            <text:p>-1.501,00</text:p>
          </table:table-cell>
          <table:table-cell table:style-name="ce42"/>
          <table:table-cell office:value-type="float" office:value="-1501" table:style-name="ce42">
            <text:p>-1.501,00</text:p>
          </table:table-cell>
          <table:table-cell office:value-type="float" office:value="37609.219999999987" table:formula="of:=[.H18]+[.F19]+[.G19]" table:style-name="ce42">
            <text:p>37.609,22</text:p>
          </table:table-cell>
          <table:table-cell table:number-columns-repeated="16376"/>
        </table:table-row>
        <table:table-row table:style-name="ro4">
          <table:table-cell office:value-type="date" office:date-value="2022-01-27T00:00:00" table:style-name="ce56">
            <text:p>27.01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42">
            <text:p>-1.501,00</text:p>
          </table:table-cell>
          <table:table-cell table:style-name="ce42"/>
          <table:table-cell office:value-type="float" office:value="-1501" table:style-name="ce42">
            <text:p>-1.501,00</text:p>
          </table:table-cell>
          <table:table-cell office:value-type="float" office:value="36108.219999999987" table:formula="of:=[.H19]+[.F20]+[.G20]" table:style-name="ce42">
            <text:p>36.108,22</text:p>
          </table:table-cell>
          <table:table-cell table:number-columns-repeated="16376"/>
        </table:table-row>
        <table:table-row table:style-name="ro4">
          <table:table-cell office:value-type="date" office:date-value="2022-01-30T00:00:00" table:style-name="ce56">
            <text:p>30.01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34608.219999999987" table:formula="of:=[.H20]+[.F21]+[.G21]" table:style-name="ce42">
            <text:p>34.608,2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57"/>
          <table:table-cell office:value-type="float" office:value="34608.219999999987" table:formula="of:=[.H21]+[.F22]+[.G22]" table:style-name="ce42">
            <text:p>34.608,22</text:p>
          </table:table-cell>
          <table:table-cell table:number-columns-repeated="16376"/>
        </table:table-row>
        <table:table-row table:style-name="ro4">
          <table:table-cell office:value-type="date" office:date-value="2022-01-27T00:00:00" table:style-name="ce56">
            <text:p>27.01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42">
            <text:p>3.020,37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7628.589999999989" table:formula="of:=[.H22]+[.F23]+[.G23]" table:style-name="ce42">
            <text:p>37.628,59</text:p>
          </table:table-cell>
          <table:table-cell table:number-columns-repeated="16376"/>
        </table:table-row>
        <table:table-row table:style-name="ro4">
          <table:table-cell office:value-type="date" office:date-value="2022-01-22T00:00:00" table:style-name="ce56">
            <text:p>22.01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42">
            <text:p>1.000,00</text:p>
          </table:table-cell>
          <table:table-cell table:style-name="ce1"/>
          <table:table-cell office:value-type="float" office:value="0" table:style-name="ce42">
            <text:p>0,00</text:p>
          </table:table-cell>
          <table:table-cell table:style-name="ce42"/>
          <table:table-cell office:value-type="float" office:value="37628.589999999989" table:formula="of:=[.H23]+[.F24]+[.G24]" table:style-name="ce42">
            <text:p>37.628,59</text:p>
          </table:table-cell>
          <table:table-cell table:number-columns-repeated="16376"/>
        </table:table-row>
        <table:table-row table:style-name="ro4">
          <table:table-cell office:value-type="date" office:date-value="2022-01-30T00:00:00" table:style-name="ce56">
            <text:p>30.01.2022</text:p>
          </table:table-cell>
          <table:table-cell office:value-type="string" table:style-name="ce1">
            <text:p>Doğuş Kira</text:p>
          </table:table-cell>
          <table:table-cell office:value-type="string" table:style-name="ce1">
            <text:p>N</text:p>
          </table:table-cell>
          <table:table-cell office:value-type="float" office:value="2000" table:style-name="ce42">
            <text:p>2.000,00</text:p>
          </table:table-cell>
          <table:table-cell table:style-name="ce1"/>
          <table:table-cell office:value-type="float" office:value="2000" table:style-name="ce42">
            <text:p>2.000,00</text:p>
          </table:table-cell>
          <table:table-cell table:style-name="ce42"/>
          <table:table-cell office:value-type="float" office:value="39628.589999999989" table:formula="of:=[.H24]+[.F25]+[.G25]" table:style-name="ce42">
            <text:p>39.628,59</text:p>
          </table:table-cell>
          <table:table-cell table:number-columns-repeated="16376"/>
        </table:table-row>
        <table:table-row table:number-rows-repeated="3" table:style-name="ro4">
          <table:table-cell table:number-columns-repeated="16384" table:style-name="ce1"/>
        </table:table-row>
        <table:table-row table:number-rows-repeated="2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6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4" table:style-name="ce57"/>
          <table:table-cell table:number-columns-repeated="16376"/>
        </table:table-row>
        <table:table-row table:number-rows-repeated="21" table:style-name="ro4">
          <table:table-cell table:number-columns-repeated="16384"/>
        </table:table-row>
        <table:table-row table:style-name="ro4">
          <table:table-cell table:number-columns-repeated="8" table:style-name="ce1"/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style-name="ce42"/>
          <table:table-cell table:style-name="ce58"/>
          <table:table-cell table:number-columns-repeated="16375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10" table:style-name="ro4">
          <table:table-cell table:number-columns-repeated="16384"/>
        </table:table-row>
        <table:table-row table:number-rows-repeated="2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number-columns-repeated="16384" table:style-name="ce1"/>
        </table:table-row>
        <table:table-row table:number-rows-repeated="19" table:style-name="ro4">
          <table:table-cell table:number-columns-repeated="16384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56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17" table:style-name="ro4">
          <table:table-cell table:style-name="ce56"/>
          <table:table-cell table:number-columns-repeated="16383" table:style-name="ce1"/>
        </table:table-row>
        <table:table-row table:number-rows-repeated="4" table:style-name="ro4">
          <table:table-cell table:style-name="ce56"/>
          <table:table-cell table:number-columns-repeated="16383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number-rows-repeated="2" table:style-name="ro4">
          <table:table-cell table:style-name="ce56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56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16378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2" table:style-name="ce62"/>
          <table:table-cell table:number-columns-repeated="16378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1"/>
          <table:table-cell table:number-columns-repeated="3" table:style-name="ce58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number-rows-repeated="2"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16378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2" table:style-name="ce62"/>
          <table:table-cell table:number-columns-repeated="16378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number-rows-repeated="2"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number-rows-repeated="5"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/>
          <table:table-cell table:number-columns-repeated="3" table:style-name="ce58"/>
          <table:table-cell table:number-columns-repeated="16380"/>
        </table:table-row>
        <table:table-row table:number-rows-repeated="1048286" table:style-name="ro4">
          <table:table-cell table:number-columns-repeated="16384"/>
        </table:table-row>
      </table:table>
      <table:table table:name="PROCESS" table:style-name="ta2">
        <table:table-column table:style-name="co15" table:default-cell-style-name="ce1"/>
        <table:table-column table:style-name="co19" table:default-cell-style-name="ce1"/>
        <table:table-column table:style-name="co4" table:default-cell-style-name="ce1"/>
        <table:table-column table:style-name="co62" table:number-columns-repeated="2" table:default-cell-style-name="ce1"/>
        <table:table-column table:style-name="co3" table:default-cell-style-name="ce1"/>
        <table:table-column table:style-name="co31" table:default-cell-style-name="ce1"/>
        <table:table-column table:style-name="co7" table:default-cell-style-name="ce1"/>
        <table:table-column table:style-name="co63" table:default-cell-style-name="ce1"/>
        <table:table-column table:style-name="co52" table:default-cell-style-name="ce1"/>
        <table:table-column table:style-name="co64" table:default-cell-style-name="ce1"/>
        <table:table-column table:style-name="co65" table:default-cell-style-name="ce1"/>
        <table:table-column table:style-name="co1" table:default-cell-style-name="ce1"/>
        <table:table-column table:style-name="co65" table:default-cell-style-name="ce1"/>
        <table:table-column table:style-name="co14" table:number-columns-repeated="16370" table:default-cell-style-name="ce1"/>
        <table:table-row table:style-name="ro4">
          <table:table-cell table:number-columns-repeated="16384" table:style-name="ce1"/>
        </table:table-row>
        <table:table-row table:style-name="ro4">
          <table:table-cell office:value-type="string" table:style-name="ce1">
            <text:p>2022 işlenecek dosyalar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Dursun Durmuş İcra</text:p>
          </table:table-cell>
          <table:table-cell table:style-name="ce1"/>
          <table:table-cell office:value-type="string" table:style-name="ce1">
            <text:p>kira</text:p>
          </table:table-cell>
          <table:table-cell office:value-type="string" table:style-name="ce1">
            <text:p><text:a xlink:href="../../../kira/sozlesmeler/2_sanayi/Sanayi_G_300m2_mermer/Sanayi_2_275m2_kaportacı/HSP%20dursun%20.ods">/media/m/depo_ssd/aa/hes2020/kira/sozlesmeler/2_sanayi/Sanayi_G_300m2_mermer/Sanayi_2_275m2_kaportacı/HSP dursun .ods</text:a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ÇEPESAŞ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çedaş%20hesabı.ods">/media/m/438C5BC92CEF8C4E/deeppoo_pc/aa/hes2020/Account/2022/2022 cepesas/2022 çedaş hesabı.ods</text:a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SU SAYAC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susayac%20hesabı.ods">/media/m/438C5BC92CEF8C4E/deeppoo_pc/aa/hes2020/Account/2022/2022 cepesas/2022 susayac hesabı.ods</text:a></text:p>
          </table:table-cell>
          <table:table-cell table:number-columns-repeated="16380" table:style-name="ce1"/>
        </table:table-row>
        <table:table-row table:number-rows-repeated="4" table:style-name="ro4">
          <table:table-cell table:number-columns-repeated="16384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Ocak</text:p>
          </table:table-cell>
          <table:table-cell office:value-type="float" office:value="7333.3" table:style-name="ce14">
            <text:p>7.333,30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499.25" table:style-name="ce16">
            <text:p>499,25</text:p>
          </table:table-cell>
          <table:table-cell office:value-type="float" office:value="46462.64" table:style-name="ce14">
            <text:p>46.462,64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39628.589999999997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Şubat</text:p>
          </table:table-cell>
          <table:table-cell office:value-type="float" office:value="10567.09" table:style-name="ce14">
            <text:p>10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-10871.81" table:style-name="ce16">
            <text:p>-10.871,81</text:p>
          </table:table-cell>
          <table:table-cell office:value-type="float" office:value="11567.09" table:style-name="ce14">
            <text:p>11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29257.53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Mart</text:p>
          </table:table-cell>
          <table:table-cell office:value-type="float" office:value="36859.61" table:style-name="ce14">
            <text:p>36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-4121.5" table:style-name="ce16">
            <text:p>-4.121,50</text:p>
          </table:table-cell>
          <table:table-cell office:value-type="float" office:value="35859.61" table:style-name="ce14">
            <text:p>35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35007.839999999997" table:style-name="ce17">
            <text:p>35.007,84</text:p>
          </table:table-cell>
          <table:table-cell table:style-name="ce18"/>
          <table:table-cell office:value-type="string" table:style-name="ce43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Nisan</text:p>
          </table:table-cell>
          <table:table-cell office:value-type="float" office:value="15937.59" table:style-name="ce14">
            <text:p>15.937,59</text:p>
          </table:table-cell>
          <table:table-cell office:value-type="float" office:value="-11790.68" table:style-name="ce15">
            <text:p>-11.790,68</text:p>
          </table:table-cell>
          <table:table-cell office:value-type="float" office:value="25.4100000000035" table:style-name="ce16">
            <text:p>25,41</text:p>
          </table:table-cell>
          <table:table-cell office:value-type="float" office:value="17940.28" table:style-name="ce14">
            <text:p>17.940,28</text:p>
          </table:table-cell>
          <table:table-cell office:value-type="float" office:value="-11140.68" table:style-name="ce15">
            <text:p>-11.140,68</text:p>
          </table:table-cell>
          <table:table-cell office:value-type="float" office:value="41807.440000000002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Mayıs</text:p>
          </table:table-cell>
          <table:table-cell office:value-type="float" office:value="11328.34" table:style-name="ce14">
            <text:p>11.328,34</text:p>
          </table:table-cell>
          <table:table-cell office:value-type="float" office:value="-7712.66" table:style-name="ce15">
            <text:p>-7.712,66</text:p>
          </table:table-cell>
          <table:table-cell office:value-type="float" office:value="3641.09" table:style-name="ce16">
            <text:p>3.641,09</text:p>
          </table:table-cell>
          <table:table-cell office:value-type="float" office:value="9522.3700000000008" table:style-name="ce14">
            <text:p>9.522,37</text:p>
          </table:table-cell>
          <table:table-cell office:value-type="float" office:value="-7722.66" table:style-name="ce15">
            <text:p>-7.722,66</text:p>
          </table:table-cell>
          <table:table-cell office:value-type="float" office:value="43607.15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Haziran</text:p>
          </table:table-cell>
          <table:table-cell office:value-type="float" office:value="17837.05" table:style-name="ce14">
            <text:p>17.837,05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-6579.96" table:style-name="ce16">
            <text:p>-6.579,96</text:p>
          </table:table-cell>
          <table:table-cell office:value-type="float" office:value="16654.189999999999" table:style-name="ce14">
            <text:p>16.654,19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32203.24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4">
          <table:table-cell office:value-type="string" table:style-name="ce13">
            <text:p>Temmuz</text:p>
          </table:table-cell>
          <table:table-cell office:value-type="float" office:value="27131.07" table:style-name="ce14">
            <text:p>27.131,07</text:p>
          </table:table-cell>
          <table:table-cell office:value-type="float" office:value="-17400.82" table:style-name="ce15">
            <text:p>-17.400,82</text:p>
          </table:table-cell>
          <table:table-cell office:value-type="float" office:value="3150.29" table:style-name="ce16">
            <text:p>3.150,29</text:p>
          </table:table-cell>
          <table:table-cell office:value-type="float" office:value="16133.3" table:style-name="ce14">
            <text:p>16.133,30</text:p>
          </table:table-cell>
          <table:table-cell office:value-type="float" office:value="-20600.82" table:style-name="ce15">
            <text:p>-20.600,82</text:p>
          </table:table-cell>
          <table:table-cell office:value-type="float" office:value="27735.72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style-name="ce20">
            <text:p>9,86</text:p>
          </table:table-cell>
          <table:table-cell office:value-type="float" office:value="32.142180000000003" table:style-name="ce20">
            <text:p>32,14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Ağustos</text:p>
          </table:table-cell>
          <table:table-cell office:value-type="float" office:value="34617.910000000003" table:style-name="ce14">
            <text:p>34.617,91</text:p>
          </table:table-cell>
          <table:table-cell office:value-type="float" office:value="-11695.35" table:style-name="ce15">
            <text:p>-11.695,35</text:p>
          </table:table-cell>
          <table:table-cell office:value-type="float" office:value="26072.85" table:style-name="ce16">
            <text:p>26.072,85</text:p>
          </table:table-cell>
          <table:table-cell office:value-type="float" office:value="102061.66" table:style-name="ce14">
            <text:p>102.061,66</text:p>
          </table:table-cell>
          <table:table-cell office:value-type="float" office:value="-33894.33" table:style-name="ce15">
            <text:p>-33.894,33</text:p>
          </table:table-cell>
          <table:table-cell office:value-type="float" office:value="95903.05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Eylül</text:p>
          </table:table-cell>
          <table:table-cell office:value-type="float" office:value="66162.31" table:style-name="ce14">
            <text:p>66.162,31</text:p>
          </table:table-cell>
          <table:table-cell office:value-type="float" office:value="-61978.720000000001" table:style-name="ce15">
            <text:p>-61.978,72</text:p>
          </table:table-cell>
          <table:table-cell office:value-type="float" office:value="30256.44" table:style-name="ce16">
            <text:p>30.256,44</text:p>
          </table:table-cell>
          <table:table-cell office:value-type="float" office:value="9260.5" table:style-name="ce14">
            <text:p>9.260,50</text:p>
          </table:table-cell>
          <table:table-cell office:value-type="float" office:value="-25729.24" table:style-name="ce15">
            <text:p>-25.729,24</text:p>
          </table:table-cell>
          <table:table-cell office:value-type="float" office:value="79434.31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Ekim</text:p>
          </table:table-cell>
          <table:table-cell office:value-type="float" office:value="23872.2" table:style-name="ce14">
            <text:p>23.872,20</text:p>
          </table:table-cell>
          <table:table-cell office:value-type="float" office:value="-34541.120000000003" table:style-name="ce15">
            <text:p>-34.541,12</text:p>
          </table:table-cell>
          <table:table-cell office:value-type="float" office:value="19587.52" table:style-name="ce16">
            <text:p>19.587,52</text:p>
          </table:table-cell>
          <table:table-cell office:value-type="float" office:value="79418.41" table:style-name="ce14">
            <text:p>79.418,41</text:p>
          </table:table-cell>
          <table:table-cell office:value-type="float" office:value="-90424.320000000007" table:style-name="ce15">
            <text:p>-90.424,32</text:p>
          </table:table-cell>
          <table:table-cell office:value-type="float" office:value="68428.399999999994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style-name="ce20">
            <text:p>10,56</text:p>
          </table:table-cell>
          <table:table-cell office:value-type="float" office:value="34.438049999999997" table:style-name="ce20">
            <text:p>34,44</text:p>
          </table:table-cell>
          <table:table-cell table:style-name="ce1"/>
          <table:table-cell office:value-type="float" office:value="400.76679000000001" table:style-name="ce28">
            <text:p>400,77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Kasım</text:p>
          </table:table-cell>
          <table:table-cell office:value-type="float" office:value="179191.62" table:style-name="ce14">
            <text:p>179.191,62</text:p>
          </table:table-cell>
          <table:table-cell office:value-type="float" office:value="-14175.82" table:style-name="ce15">
            <text:p>-14.175,82</text:p>
          </table:table-cell>
          <table:table-cell office:value-type="float" office:value="184603.32" table:style-name="ce16">
            <text:p>184.603,32</text:p>
          </table:table-cell>
          <table:table-cell office:value-type="float" office:value="178439.6" table:style-name="ce14">
            <text:p>178.439,60</text:p>
          </table:table-cell>
          <table:table-cell office:value-type="float" office:value="-18452.8" table:style-name="ce15">
            <text:p>-18.452,80</text:p>
          </table:table-cell>
          <table:table-cell office:value-type="float" office:value="228415.2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style-name="ce1"/>
          <table:table-cell office:value-type="float" office:value="33.397232500000001" table:style-name="ce27">
            <text:p>33,40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Aralık</text:p>
          </table:table-cell>
          <table:table-cell office:value-type="float" office:value="15475.96" table:style-name="ce14">
            <text:p>15.475,96</text:p>
          </table:table-cell>
          <table:table-cell office:value-type="float" office:value="-16961.34" table:style-name="ce15">
            <text:p>-16.961,34</text:p>
          </table:table-cell>
          <table:table-cell office:value-type="float" office:value="183117.94" table:style-name="ce16">
            <text:p>183.117,94</text:p>
          </table:table-cell>
          <table:table-cell office:value-type="float" office:value="22052.39" table:style-name="ce14">
            <text:p>22.052,39</text:p>
          </table:table-cell>
          <table:table-cell office:value-type="float" office:value="-21692.25" table:style-name="ce15">
            <text:p>-21.692,25</text:p>
          </table:table-cell>
          <table:table-cell office:value-type="float" office:value="228775.34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9">
            <text:p>TOPLAM</text:p>
          </table:table-cell>
          <table:table-cell office:value-type="float" office:value="446314.05" table:style-name="ce30">
            <text:p>446.314,05</text:p>
          </table:table-cell>
          <table:table-cell office:value-type="float" office:value="-263196.11" table:style-name="ce31">
            <text:p>-263.196,11</text:p>
          </table:table-cell>
          <table:table-cell office:value-type="float" office:value="183117.94" table:style-name="ce131">
            <text:p>183.117,94</text:p>
          </table:table-cell>
          <table:table-cell office:value-type="float" office:value="545372.04" table:style-name="ce30">
            <text:p>545.372,04</text:p>
          </table:table-cell>
          <table:table-cell office:value-type="float" office:value="-316596.7" table:style-name="ce31">
            <text:p>-316.596,70</text:p>
          </table:table-cell>
          <table:table-cell office:value-type="float" office:value="228775.34" table:style-name="ce131">
            <text:p>228.775,34</text:p>
          </table:table-cell>
          <table:table-cell table:style-name="ce18"/>
          <table:table-cell table:style-name="ce33"/>
          <table:table-cell office:value-type="float" office:value="351" table:style-name="ce33">
            <text:p>351</text:p>
          </table:table-cell>
          <table:table-cell office:value-type="float" office:value="82.383210000000005" table:style-name="ce34">
            <text:p>82,38</text:p>
          </table:table-cell>
          <table:table-cell office:value-type="float" office:value="268.61678999999998" table:style-name="ce34">
            <text:p>268,62</text:p>
          </table:table-cell>
          <table:table-cell office:value-type="float" office:value="86.05" table:style-name="ce34">
            <text:p>86,05</text:p>
          </table:table-cell>
          <table:table-cell office:value-type="float" office:value="46.1" table:style-name="ce34">
            <text:p>46,10</text:p>
          </table:table-cell>
          <table:table-cell table:number-columns-repeated="16370"/>
        </table:table-row>
        <table:table-row table:style-name="ro4">
          <table:table-cell office:value-type="float" office:value="12" table:style-name="ce132">
            <text:p>Tpl / 12</text:p>
          </table:table-cell>
          <table:table-cell office:value-type="float" office:value="37192.837500000001" table:style-name="ce133">
            <text:p>37.192,84</text:p>
          </table:table-cell>
          <table:table-cell office:value-type="float" office:value="-21933.009166666699" table:style-name="ce134">
            <text:p>-21.933,01</text:p>
          </table:table-cell>
          <table:table-cell table:style-name="ce134"/>
          <table:table-cell office:value-type="float" office:value="45447.67" table:style-name="ce134">
            <text:p>45.447,67</text:p>
          </table:table-cell>
          <table:table-cell office:value-type="float" office:value="-26383.058333333302" table:style-name="ce134">
            <text:p>-26.383,06</text:p>
          </table:table-cell>
          <table:table-cell office:value-type="float" office:value="19064.6116666667" table:style-name="ce134">
            <text:p>19.064,61</text:p>
          </table:table-cell>
          <table:table-cell table:style-name="ce39"/>
          <table:table-cell table:style-name="ce40"/>
          <table:table-cell office:value-type="float" office:value="29.25" table:style-name="ce134">
            <text:p>29,25</text:p>
          </table:table-cell>
          <table:table-cell office:value-type="float" office:value="6.8652674999999999" table:style-name="ce134">
            <text:p>6,87</text:p>
          </table:table-cell>
          <table:table-cell office:value-type="float" office:value="22.384732499999998" table:style-name="ce134">
            <text:p>22,38</text:p>
          </table:table-cell>
          <table:table-cell office:value-type="float" office:value="7.1708333333333298" table:style-name="ce134">
            <text:p>7,17</text:p>
          </table:table-cell>
          <table:table-cell office:value-type="float" office:value="3.8416666666666699" table:style-name="ce134">
            <text:p>3,84</text:p>
          </table:table-cell>
          <table:table-cell table:number-columns-repeated="16370"/>
        </table:table-row>
        <table:table-row table:number-rows-repeated="1048551" table:style-name="ro5">
          <table:table-cell table:number-columns-repeated="16384"/>
        </table:table-row>
      </table:table>
      <table:table table:name="'file:///F:/aaGitMe/tdy/01-23-dgs.ods'#01-Dgs" table:style-name="ta7">
        <table:table-source xlink:href="file:///F:/aaGitMe/tdy/01-23-dgs.ods" table:table-name="01-Dg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1-23-dgs.ods'#02--_Tzgmrg" table:style-name="ta7">
        <table:table-source xlink:href="file:///F:/aaGitMe/tdy/01-23-dgs.ods" table:table-name="02--_Tzgmr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1-23-dgs.ods'#01-03-HAKAN" table:style-name="ta7">
        <table:table-source xlink:href="file:///F:/aaGitMe/tdy/01-23-dgs.ods" table:table-name="01-03-HAKA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1-23-dgs.ods'#01-01-DGS" table:style-name="ta7">
        <table:table-source xlink:href="file:///F:/aaGitMe/tdy/01-23-dgs.ods" table:table-name="01-01-DG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1-23-dgs.ods'#01-02-DGS" table:style-name="ta7">
        <table:table-source xlink:href="file:///F:/aaGitMe/tdy/01-23-dgs.ods" table:table-name="01-02-DG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1-23-dgs.ods'#1203-YZD" table:style-name="ta7">
        <table:table-source xlink:href="file:///F:/aaGitMe/tdy/01-23-dgs.ods" table:table-name="1203-YZD" table:mode="copy-results-only"/>
        <table:table-column/>
        <table:table-row table:number-rows-repeated="20">
          <table:table-cell table:number-columns-repeated="16384"/>
        </table:table-row>
        <table:table-row>
          <table:table-cell table:number-columns-repeated="3"/>
          <table:table-cell office:value-type="float" office:value="0.23527543711155899"/>
          <table:table-cell table:number-columns-repeated="16380"/>
        </table:table-row>
        <table:table-row table:number-rows-repeated="1048555">
          <table:table-cell table:number-columns-repeated="16380"/>
        </table:table-row>
      </table:table>
      <table:database-ranges>
        <table:database-range table:target-range-address="NAZAN.B23:NAZAN.I41" table:name="Tablo1" table:display-filter-buttons="true">
          <table:filter>
            <table:filter-condition table:field-number="5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" svg:font-family="Arial"/>
    <style:font-face style:name="Liberation Serif" svg:font-family="&quot;Liberation Serif&quot;"/>
    <style:font-face style:name="Arial1" svg:font-family="Arial1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4">
      <number:number number:decimal-places="2" number:min-decimal-places="2" number:min-integer-digits="1"/>
      <number:text>%</number:text>
    </number:percentage-style>
    <number:percentage-style style:name="N36">
      <number:text>%</number:text>
      <number:number number:decimal-places="2" number:min-decimal-places="2" number:min-integer-digits="1"/>
    </number:percentage-style>
    <number:date-style style:name="N37">
      <number:day number:style="long"/>
      <number:text>.</number:text>
      <number:month number:style="long"/>
      <number:text>.</number:text>
      <number:year number:style="long"/>
    </number:date-style>
    <number:number-style style:name="N38">
      <number:number number:decimal-places="3" number:min-decimal-places="3" number:min-integer-digits="1" number:grouping="true"/>
    </number:number-style>
    <number:number-style style:name="N39P0">
      <number:number number:decimal-places="2" number:min-decimal-places="2" number:min-integer-digits="1" number:grouping="true"/>
    </number:number-style>
    <number:number-style style:name="N39">
      <style:text-properties fo:color="#FF0000"/>
      <number:number number:decimal-places="2" number:min-decimal-places="2" number:min-integer-digits="1" number:grouping="true"/>
      <style:map style:condition="value()&gt;=0" style:apply-style-name="N39P0"/>
    </number:number-style>
    <number:currency-style style:name="N40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0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0P0"/>
    </number:currency-style>
    <number:number-style style:name="N41P0">
      <number:number number:decimal-places="2" number:min-decimal-places="2" number:min-integer-digits="1" number:grouping="true"/>
    </number:number-style>
    <number:number-style style:name="N4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1P0"/>
    </number:number-style>
    <number:number-style style:name="N42">
      <number:text>Tpl / </number:text>
      <number:number number:min-integer-digits="1"/>
    </number:number-style>
    <number:date-style style:name="N43">
      <number:day/>
      <number:text>.</number:text>
      <number:month number:textual="true"/>
    </number:date-style>
    <number:date-style style:name="N44P0">
      <number:year number:style="long"/>
      <number:text>-</number:text>
      <number:month number:style="long"/>
      <number:text>-</number:text>
      <number:day number:style="long"/>
    </number:date-style>
    <number:text-style style:name="N44">
      <number:text-content/>
      <style:map style:condition="value()&gt;=0" style:apply-style-name="N44P0"/>
    </number:text-style>
    <number:percentage-style style:name="N45">
      <number:number number:decimal-places="4" number:min-decimal-places="4" number:min-integer-digits="1"/>
      <number:text>%</number:text>
    </number:percentage-style>
    <number:currency-style style:name="N46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6" number:language="tr" number:country="TR">
      <style:text-properties fo:color="#FF0000"/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6P0"/>
    </number:currency-style>
    <number:date-style style:name="N47">
      <number:day/>
      <number:text>.</number:text>
      <number:month number:style="long"/>
      <number:text>.</number:text>
      <number:year number:style="long"/>
    </number:date-style>
    <style:style style:name="_37_20_32_-_32_Vurgu6" style:display-name="%20 - Vurgu6" style:family="table-cell" style:data-style-name="N0">
      <style:table-cell-properties style:vertical-align="automatic" fo:background-color="#E2EFDA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37_60_32_-_32_Vurgu6" style:display-name="%60 - Vurgu6" style:family="table-cell" style:data-style-name="N0">
      <style:table-cell-properties style:vertical-align="automatic" fo:background-color="#A9D08E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_304_yi" style:display-name="İyi" style:family="table-cell" style:data-style-name="N0">
      <style:table-cell-properties style:vertical-align="automatic" fo:background-color="#C6EFCE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K_246_t_252_" style:display-name="Kötü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Vurgu1" style:family="table-cell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2-03-04T11:30:59Z</meta:creation-date>
    <dc:date>2023-11-03T07:47:39Z</dc:date>
    <meta:editing-cycles>255</meta:editing-cycles>
    <meta:editing-duration>PT26550S</meta:editing-duration>
  </office:meta>
</office:document-meta>
</file>